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Heading_20_2" style:list-style-nam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Standard" style:list-style-name="L21"/>
    <style:style style:name="P23" style:family="paragraph" style:parent-style-name="Standard" style:list-style-name="L22"/>
    <style:style style:name="P24" style:family="paragraph" style:parent-style-name="Standard" style:list-style-name="L23"/>
    <style:style style:name="P25" style:family="paragraph" style:parent-style-name="Standard" style:list-style-name="L24"/>
    <style:style style:name="P26" style:family="paragraph" style:parent-style-name="Standard" style:list-style-name="L25"/>
    <style:style style:name="P27" style:family="paragraph" style:parent-style-name="Standard" style:list-style-name="L26"/>
    <style:style style:name="P28" style:family="paragraph" style:parent-style-name="Standard" style:list-style-name="L27"/>
    <style:style style:name="P29" style:family="paragraph" style:parent-style-name="Standard" style:list-style-name="L28"/>
    <style:style style:name="P30" style:family="paragraph" style:parent-style-name="Standard" style:list-style-name="L29"/>
    <style:style style:name="P31" style:family="paragraph" style:parent-style-name="Standard" style:list-style-name="L30"/>
    <style:style style:name="P32" style:family="paragraph" style:parent-style-name="Standard" style:list-style-name="L31"/>
    <style:style style:name="P33" style:family="paragraph" style:parent-style-name="Standard" style:list-style-name="L32"/>
    <style:style style:name="P34" style:family="paragraph" style:parent-style-name="Standard" style:list-style-name="L33"/>
    <style:style style:name="P35" style:family="paragraph" style:parent-style-name="Standard" style:list-style-name="L34"/>
    <style:style style:name="P36" style:family="paragraph" style:parent-style-name="Standard" style:list-style-name="L35"/>
    <style:style style:name="P37" style:family="paragraph" style:parent-style-name="Standard" style:list-style-name="L36"/>
    <style:style style:name="P38" style:family="paragraph" style:parent-style-name="Standard" style:list-style-name="L37"/>
    <style:style style:name="P39" style:family="paragraph" style:parent-style-name="Standard" style:list-style-name="L38"/>
    <style:style style:name="P40" style:family="paragraph" style:parent-style-name="Standard" style:list-style-name="L39"/>
    <style:style style:name="P41" style:family="paragraph" style:parent-style-name="Standard" style:list-style-name="L40"/>
    <style:style style:name="P42" style:family="paragraph" style:parent-style-name="Standard" style:list-style-name="L41"/>
    <style:style style:name="P43" style:family="paragraph" style:parent-style-name="Standard" style:list-style-name="L42"/>
    <style:style style:name="P44" style:family="paragraph" style:parent-style-name="Standard" style:list-style-name="L43"/>
    <style:style style:name="P45" style:family="paragraph" style:parent-style-name="Standard" style:list-style-name="L44"/>
    <style:style style:name="P46" style:family="paragraph" style:parent-style-name="Standard" style:list-style-name="L45"/>
    <style:style style:name="P47" style:family="paragraph" style:parent-style-name="Standard" style:list-style-name="L46"/>
    <style:style style:name="P48" style:family="paragraph" style:parent-style-name="Standard" style:list-style-name="L47"/>
    <style:style style:name="P49" style:family="paragraph" style:parent-style-name="Standard" style:list-style-name="L48"/>
    <style:style style:name="P50" style:family="paragraph" style:parent-style-name="Standard" style:list-style-name="L49"/>
    <style:style style:name="P51" style:family="paragraph" style:parent-style-name="Standard" style:list-style-name="L50"/>
    <style:style style:name="P52" style:family="paragraph" style:parent-style-name="Standard" style:list-style-name="L51"/>
    <style:style style:name="P53" style:family="paragraph" style:parent-style-name="Standard" style:list-style-name="L52"/>
    <style:style style:name="P54" style:family="paragraph" style:parent-style-name="Standard" style:list-style-name="L53"/>
    <style:style style:name="P55" style:family="paragraph" style:parent-style-name="Standard" style:list-style-name="L54"/>
    <style:style style:name="P56" style:family="paragraph" style:parent-style-name="Standard" style:list-style-name="L55"/>
    <style:style style:name="P57" style:family="paragraph" style:parent-style-name="Standard" style:list-style-name="L56"/>
    <style:style style:name="P58" style:family="paragraph" style:parent-style-name="Standard" style:list-style-name="L57"/>
    <style:style style:name="P59" style:family="paragraph" style:parent-style-name="Standard" style:list-style-name="L58"/>
    <style:style style:name="P60" style:family="paragraph" style:parent-style-name="Standard" style:list-style-name="L59"/>
    <style:style style:name="P61" style:family="paragraph" style:parent-style-name="Standard" style:list-style-name="L60"/>
    <style:style style:name="P62" style:family="paragraph" style:parent-style-name="Standard" style:list-style-name="L61"/>
    <style:style style:name="P63" style:family="paragraph" style:parent-style-name="Standard" style:list-style-name="L62"/>
    <style:style style:name="P64" style:family="paragraph" style:parent-style-name="Standard" style:list-style-name="L63"/>
    <style:style style:name="P65" style:family="paragraph" style:parent-style-name="Standard" style:list-style-name="L64"/>
    <style:style style:name="P66" style:family="paragraph" style:parent-style-name="Standard" style:list-style-name="L65"/>
    <style:style style:name="P67" style:family="paragraph" style:parent-style-name="Standard" style:list-style-name="L66"/>
    <style:style style:name="P68" style:family="paragraph" style:parent-style-name="Standard" style:list-style-name="L67"/>
    <style:style style:name="P69" style:family="paragraph" style:parent-style-name="Standard" style:list-style-name="L68"/>
    <style:style style:name="P70" style:family="paragraph" style:parent-style-name="Standard" style:list-style-name="L69"/>
    <style:style style:name="P71" style:family="paragraph" style:parent-style-name="Standard" style:list-style-name="L70"/>
    <style:style style:name="P72" style:family="paragraph" style:parent-style-name="Standard" style:list-style-name="L71"/>
    <style:style style:name="P73" style:family="paragraph" style:parent-style-name="Standard" style:list-style-name="L72"/>
    <style:style style:name="P74" style:family="paragraph" style:parent-style-name="Standard" style:list-style-name="L73"/>
    <style:style style:name="P75" style:family="paragraph" style:parent-style-name="Standard" style:list-style-name="L74"/>
    <style:style style:name="P76" style:family="paragraph" style:parent-style-name="Standard" style:list-style-name="L75"/>
    <style:style style:name="P77" style:family="paragraph" style:parent-style-name="Standard" style:list-style-name="L76"/>
    <style:style style:name="P78" style:family="paragraph" style:parent-style-name="Standard" style:list-style-name="L77"/>
    <style:style style:name="P79" style:family="paragraph" style:parent-style-name="Standard" style:list-style-name="L78"/>
    <style:style style:name="P80" style:family="paragraph" style:parent-style-name="Standard" style:list-style-name="L79"/>
    <style:style style:name="P81" style:family="paragraph" style:parent-style-name="Standard" style:list-style-name="L80"/>
    <style:style style:name="P82" style:family="paragraph" style:parent-style-name="Standard" style:list-style-name="L81"/>
    <style:style style:name="P83" style:family="paragraph" style:parent-style-name="Standard" style:list-style-name="L82"/>
    <style:style style:name="P84" style:family="paragraph" style:parent-style-name="Standard" style:list-style-name="L83"/>
    <style:style style:name="P85" style:family="paragraph" style:parent-style-name="Standard" style:list-style-name="L84"/>
    <style:style style:name="P86" style:family="paragraph" style:parent-style-name="Standard" style:list-style-name="L85"/>
    <style:style style:name="P87" style:family="paragraph" style:parent-style-name="Standard" style:list-style-name="L86"/>
    <style:style style:name="P88" style:family="paragraph" style:parent-style-name="Standard" style:list-style-name="L87"/>
    <style:style style:name="P89" style:family="paragraph" style:parent-style-name="Standard" style:list-style-name="L88"/>
    <style:style style:name="P90" style:family="paragraph" style:parent-style-name="Standard" style:list-style-name="L89"/>
    <style:style style:name="P91" style:family="paragraph" style:parent-style-name="Standard" style:list-style-name="L90"/>
    <style:style style:name="P92" style:family="paragraph" style:parent-style-name="Standard" style:list-style-name="L91"/>
    <style:style style:name="P93" style:family="paragraph" style:parent-style-name="Standard" style:list-style-name="L92"/>
    <style:style style:name="P94" style:family="paragraph" style:parent-style-name="Standard" style:list-style-name="L93"/>
    <style:style style:name="P95" style:family="paragraph" style:parent-style-name="Standard" style:list-style-name="L94"/>
    <style:style style:name="P96" style:family="paragraph" style:parent-style-name="Standard" style:list-style-name="L95"/>
    <style:style style:name="P97" style:family="paragraph" style:parent-style-name="Standard" style:list-style-name="L96"/>
    <style:style style:name="P98" style:family="paragraph" style:parent-style-name="Standard" style:list-style-name="L97"/>
    <style:style style:name="P99" style:family="paragraph" style:parent-style-name="Standard" style:list-style-name="L98"/>
    <style:style style:name="P100" style:family="paragraph" style:parent-style-name="Standard" style:list-style-name="L99"/>
    <style:style style:name="P101" style:family="paragraph" style:parent-style-name="Standard" style:list-style-name="L100"/>
    <style:style style:name="P102" style:family="paragraph" style:parent-style-name="Standard" style:list-style-name="L101"/>
    <style:style style:name="P103" style:family="paragraph" style:parent-style-name="Standard" style:list-style-name="L102"/>
    <style:style style:name="P104" style:family="paragraph" style:parent-style-name="Standard" style:list-style-name="L103"/>
    <style:style style:name="P105" style:family="paragraph" style:parent-style-name="Standard" style:list-style-name="L104"/>
    <style:style style:name="P106" style:family="paragraph" style:parent-style-name="Standard" style:list-style-name="L105"/>
    <style:style style:name="P107" style:family="paragraph" style:parent-style-name="Standard" style:list-style-name="L106"/>
    <style:style style:name="P108" style:family="paragraph" style:parent-style-name="Standard" style:list-style-name="L107"/>
    <style:style style:name="P109" style:family="paragraph" style:parent-style-name="Standard" style:list-style-name="L108"/>
    <style:style style:name="P110" style:family="paragraph" style:parent-style-name="Standard" style:list-style-name="L109"/>
    <style:style style:name="P111" style:family="paragraph" style:parent-style-name="Standard" style:list-style-name="L110"/>
    <style:style style:name="P112" style:family="paragraph" style:parent-style-name="Standard" style:list-style-name="L111"/>
    <style:style style:name="P113" style:family="paragraph" style:parent-style-name="Standard" style:list-style-name="L112"/>
    <style:style style:name="P114" style:family="paragraph" style:parent-style-name="Standard" style:list-style-name="L113"/>
    <style:style style:name="P115" style:family="paragraph" style:parent-style-name="Standard" style:list-style-name="L114"/>
    <style:style style:name="P116" style:family="paragraph" style:parent-style-name="Standard" style:list-style-name="L115"/>
    <style:style style:name="P117" style:family="paragraph" style:parent-style-name="Standard" style:list-style-name="L116"/>
    <style:style style:name="P118" style:family="paragraph" style:parent-style-name="Standard" style:list-style-name="L117"/>
    <style:style style:name="P119" style:family="paragraph" style:parent-style-name="Standard" style:list-style-name="L118"/>
    <style:style style:name="P120" style:family="paragraph" style:parent-style-name="Standard" style:list-style-name="L119"/>
    <style:style style:name="P121" style:family="paragraph" style:parent-style-name="Standard" style:list-style-name="L120"/>
    <style:style style:name="P122" style:family="paragraph" style:parent-style-name="Standard" style:list-style-name="L121"/>
    <style:style style:name="P123" style:family="paragraph" style:parent-style-name="Standard" style:list-style-name="L122"/>
    <style:style style:name="P124" style:family="paragraph" style:parent-style-name="Standard" style:list-style-name="L123"/>
    <style:style style:name="P125" style:family="paragraph" style:parent-style-name="Standard" style:list-style-name="L124"/>
    <style:style style:name="P126" style:family="paragraph" style:parent-style-name="Standard" style:list-style-name="L125"/>
    <style:style style:name="P127" style:family="paragraph" style:parent-style-name="Standard" style:list-style-name="L126"/>
    <style:style style:name="P128" style:family="paragraph" style:parent-style-name="Standard" style:list-style-name="L127"/>
    <style:style style:name="P129" style:family="paragraph" style:parent-style-name="Standard" style:list-style-name="L128"/>
    <style:style style:name="P130" style:family="paragraph" style:parent-style-name="Standard" style:list-style-name="L129"/>
    <style:style style:name="P131" style:family="paragraph" style:parent-style-name="Standard" style:list-style-name="L130"/>
    <style:style style:name="P132" style:family="paragraph" style:parent-style-name="Standard" style:list-style-name="L131"/>
    <style:style style:name="P133" style:family="paragraph" style:parent-style-name="Standard" style:list-style-name="L132"/>
    <style:style style:name="P134" style:family="paragraph" style:parent-style-name="Standard" style:list-style-name="L133"/>
    <style:style style:name="P135" style:family="paragraph" style:parent-style-name="Standard" style:list-style-name="L134"/>
    <style:style style:name="P136" style:family="paragraph" style:parent-style-name="Standard" style:list-style-name="L135"/>
    <style:style style:name="P137" style:family="paragraph" style:parent-style-name="Standard" style:list-style-name="L136"/>
    <style:style style:name="P138" style:family="paragraph" style:parent-style-name="Standard" style:list-style-name="L137"/>
    <style:style style:name="P139" style:family="paragraph" style:parent-style-name="Standard" style:list-style-name="L138"/>
    <style:style style:name="P140" style:family="paragraph" style:parent-style-name="Standard" style:list-style-name="L139"/>
    <style:style style:name="P141" style:family="paragraph" style:parent-style-name="Standard" style:list-style-name="L140"/>
    <style:style style:name="P142" style:family="paragraph" style:parent-style-name="Standard" style:list-style-name="L141"/>
    <style:style style:name="P143" style:family="paragraph" style:parent-style-name="Standard" style:list-style-name="L142"/>
    <style:style style:name="P144" style:family="paragraph" style:parent-style-name="Standard" style:list-style-name="L143"/>
    <style:style style:name="P145" style:family="paragraph" style:parent-style-name="Standard" style:list-style-name="L144"/>
    <style:style style:name="P146" style:family="paragraph" style:parent-style-name="Standard" style:list-style-name="L145"/>
    <style:style style:name="P147" style:family="paragraph" style:parent-style-name="Standard" style:list-style-name="L146"/>
    <style:style style:name="P148" style:family="paragraph" style:parent-style-name="Standard" style:list-style-name="L147"/>
    <style:style style:name="P149" style:family="paragraph" style:parent-style-name="Standard" style:list-style-name="L148"/>
    <style:style style:name="P150" style:family="paragraph" style:parent-style-name="Standard" style:list-style-name="L149"/>
    <style:style style:name="P151" style:family="paragraph" style:parent-style-name="Standard" style:list-style-name="L150"/>
    <style:style style:name="P152" style:family="paragraph" style:parent-style-name="Standard" style:list-style-name="L151"/>
    <style:style style:name="P153" style:family="paragraph" style:parent-style-name="Standard" style:list-style-name="L152"/>
    <style:style style:name="P154" style:family="paragraph" style:parent-style-name="Standard" style:list-style-name="L153"/>
    <style:style style:name="P155" style:family="paragraph" style:parent-style-name="Standard" style:list-style-name="L154"/>
    <style:style style:name="P156" style:family="paragraph" style:parent-style-name="Standard" style:list-style-name="L155"/>
    <style:style style:name="P157" style:family="paragraph" style:parent-style-name="Standard" style:list-style-name="L156"/>
    <style:style style:name="P158" style:family="paragraph" style:parent-style-name="Standard" style:list-style-name="L157"/>
    <style:style style:name="P159" style:family="paragraph" style:parent-style-name="Standard" style:list-style-name="L158"/>
    <style:style style:name="P160" style:family="paragraph" style:parent-style-name="Standard" style:list-style-name="L159"/>
    <style:style style:name="P161" style:family="paragraph" style:parent-style-name="Standard" style:list-style-name="L160"/>
    <style:style style:name="P162" style:family="paragraph" style:parent-style-name="Standard" style:list-style-name="L161"/>
    <style:style style:name="P163" style:family="paragraph" style:parent-style-name="Standard" style:list-style-name="L162"/>
    <style:style style:name="P164" style:family="paragraph" style:parent-style-name="Standard" style:list-style-name="L163"/>
    <style:style style:name="P165" style:family="paragraph" style:parent-style-name="Standard" style:list-style-name="L164"/>
    <style:style style:name="P166" style:family="paragraph" style:parent-style-name="Standard" style:list-style-name="L165"/>
    <style:style style:name="P167" style:family="paragraph" style:parent-style-name="Standard" style:list-style-name="L166"/>
    <style:style style:name="P168" style:family="paragraph" style:parent-style-name="Standard" style:list-style-name="L167"/>
    <style:style style:name="P169" style:family="paragraph" style:parent-style-name="Standard" style:list-style-name="L168"/>
    <style:style style:name="P170" style:family="paragraph" style:parent-style-name="Standard" style:list-style-name="L169"/>
    <style:style style:name="P171" style:family="paragraph" style:parent-style-name="Standard" style:list-style-name="L170"/>
    <style:style style:name="P172" style:family="paragraph" style:parent-style-name="Standard" style:list-style-name="L171"/>
    <style:style style:name="P173" style:family="paragraph" style:parent-style-name="Standard" style:list-style-name="L172"/>
    <style:style style:name="P174" style:family="paragraph" style:parent-style-name="Standard" style:list-style-name="L173"/>
    <style:style style:name="P175" style:family="paragraph" style:parent-style-name="Standard" style:list-style-name="L174"/>
    <style:style style:name="P176" style:family="paragraph" style:parent-style-name="Standard" style:list-style-name="L175"/>
    <style:style style:name="P177" style:family="paragraph" style:parent-style-name="Standard" style:list-style-name="L176"/>
    <style:style style:name="P178" style:family="paragraph" style:parent-style-name="Standard" style:list-style-name="L177"/>
    <style:style style:name="P179" style:family="paragraph" style:parent-style-name="Standard" style:list-style-name="L178"/>
    <style:style style:name="P180" style:family="paragraph" style:parent-style-name="Standard" style:list-style-name="L179"/>
    <style:style style:name="P181" style:family="paragraph" style:parent-style-name="Standard" style:list-style-name="L180"/>
    <style:style style:name="P182" style:family="paragraph" style:parent-style-name="Standard" style:list-style-name="L181"/>
    <style:style style:name="P183" style:family="paragraph" style:parent-style-name="Standard" style:list-style-name="L182"/>
    <style:style style:name="P184" style:family="paragraph" style:parent-style-name="Standard" style:list-style-name="L183"/>
    <style:style style:name="P185" style:family="paragraph" style:parent-style-name="Standard" style:list-style-name="L184"/>
    <style:style style:name="P186" style:family="paragraph" style:parent-style-name="Standard" style:list-style-name="L185"/>
    <style:style style:name="P187" style:family="paragraph" style:parent-style-name="Standard" style:list-style-name="L186"/>
    <style:style style:name="P188" style:family="paragraph" style:parent-style-name="Standard" style:list-style-name="L187"/>
    <style:style style:name="P189" style:family="paragraph" style:parent-style-name="Standard" style:list-style-name="L188"/>
    <style:style style:name="P190" style:family="paragraph" style:parent-style-name="Standard" style:list-style-name="L189"/>
    <style:style style:name="P191" style:family="paragraph" style:parent-style-name="Standard" style:list-style-name="L190"/>
    <style:style style:name="P192" style:family="paragraph" style:parent-style-name="Standard" style:list-style-name="L191"/>
    <style:style style:name="P193" style:family="paragraph" style:parent-style-name="Standard" style:list-style-name="L192"/>
    <style:style style:name="P194" style:family="paragraph" style:parent-style-name="Standard" style:list-style-name="L193"/>
    <style:style style:name="P195" style:family="paragraph" style:parent-style-name="Standard" style:list-style-name="L194"/>
    <style:style style:name="P196" style:family="paragraph" style:parent-style-name="Standard" style:list-style-name="L195"/>
    <style:style style:name="P197" style:family="paragraph" style:parent-style-name="Standard" style:list-style-name="L196"/>
    <style:style style:name="P198" style:family="paragraph" style:parent-style-name="Standard" style:list-style-name="L197"/>
    <style:style style:name="P199" style:family="paragraph" style:parent-style-name="Standard" style:list-style-name="L198"/>
    <style:style style:name="P200" style:family="paragraph" style:parent-style-name="Standard" style:list-style-name="L199"/>
    <style:style style:name="P201" style:family="paragraph" style:parent-style-name="Standard" style:list-style-name="L200"/>
    <style:style style:name="P202" style:family="paragraph" style:parent-style-name="Standard" style:list-style-name="L201"/>
    <style:style style:name="P203" style:family="paragraph" style:parent-style-name="Standard" style:list-style-name="L202"/>
    <style:style style:name="P204" style:family="paragraph" style:parent-style-name="Standard" style:list-style-name="L203"/>
    <style:style style:name="P205" style:family="paragraph" style:parent-style-name="Standard" style:list-style-name="L204"/>
    <style:style style:name="P206" style:family="paragraph" style:parent-style-name="Standard" style:list-style-name="L205"/>
    <style:style style:name="P207" style:family="paragraph" style:parent-style-name="Standard" style:list-style-name="L206"/>
    <style:style style:name="P208" style:family="paragraph" style:parent-style-name="Standard" style:list-style-name="L207"/>
    <style:style style:name="P209" style:family="paragraph" style:parent-style-name="Standard" style:list-style-name="L208"/>
    <style:style style:name="P210" style:family="paragraph" style:parent-style-name="Standard" style:list-style-name="L209"/>
    <style:style style:name="P211" style:family="paragraph" style:parent-style-name="Standard" style:list-style-name="L210"/>
    <style:style style:name="P212" style:family="paragraph" style:parent-style-name="Standard" style:list-style-name="L211"/>
    <style:style style:name="P213" style:family="paragraph" style:parent-style-name="Standard" style:list-style-name="L212"/>
    <style:style style:name="P214" style:family="paragraph" style:parent-style-name="Standard" style:list-style-name="L213"/>
    <style:style style:name="P215" style:family="paragraph" style:parent-style-name="Standard" style:list-style-name="L214"/>
    <style:style style:name="P216" style:family="paragraph" style:parent-style-name="Standard" style:list-style-name="L215"/>
    <style:style style:name="P217" style:family="paragraph" style:parent-style-name="Standard" style:list-style-name="L216"/>
    <style:style style:name="P218" style:family="paragraph" style:parent-style-name="Standard" style:list-style-name="L217"/>
    <style:style style:name="P219" style:family="paragraph" style:parent-style-name="Standard" style:list-style-name="L218"/>
    <style:style style:name="P220" style:family="paragraph" style:parent-style-name="Standard" style:list-style-name="L219"/>
    <style:style style:name="P221" style:family="paragraph" style:parent-style-name="Standard" style:list-style-name="L220"/>
    <style:style style:name="P222" style:family="paragraph" style:parent-style-name="Standard" style:list-style-name="L221"/>
    <style:style style:name="P223" style:family="paragraph" style:parent-style-name="Standard" style:list-style-name="L222"/>
    <style:style style:name="P224" style:family="paragraph" style:parent-style-name="Standard" style:list-style-name="L223"/>
    <style:style style:name="P225" style:family="paragraph" style:parent-style-name="Standard" style:list-style-name="L224"/>
    <style:style style:name="P226" style:family="paragraph" style:parent-style-name="Standard" style:list-style-name="L225"/>
    <style:style style:name="P227" style:family="paragraph" style:parent-style-name="Standard" style:list-style-name="L226"/>
    <style:style style:name="P228" style:family="paragraph" style:parent-style-name="Standard" style:list-style-name="L227"/>
    <style:style style:name="P229" style:family="paragraph" style:parent-style-name="Standard" style:list-style-name="L228"/>
    <style:style style:name="P230" style:family="paragraph" style:parent-style-name="Standard" style:list-style-name="L229"/>
    <style:style style:name="P231" style:family="paragraph" style:parent-style-name="Standard" style:list-style-name="L230"/>
    <style:style style:name="P232" style:family="paragraph" style:parent-style-name="Standard" style:list-style-name="L231"/>
    <style:style style:name="P233" style:family="paragraph" style:parent-style-name="Standard" style:list-style-name="L232"/>
    <style:style style:name="P234" style:family="paragraph" style:parent-style-name="Standard" style:list-style-name="L233"/>
    <style:style style:name="P235" style:family="paragraph" style:parent-style-name="Standard" style:list-style-name="L234"/>
    <style:style style:name="P236" style:family="paragraph" style:parent-style-name="Standard" style:list-style-name="L235"/>
    <style:style style:name="P237" style:family="paragraph" style:parent-style-name="Standard" style:list-style-name="L236"/>
    <style:style style:name="P238" style:family="paragraph" style:parent-style-name="Standard" style:list-style-name="L237"/>
    <style:style style:name="P239" style:family="paragraph" style:parent-style-name="Standard" style:list-style-name="L238"/>
    <style:style style:name="P240" style:family="paragraph" style:parent-style-name="Standard" style:list-style-name="L239"/>
    <style:style style:name="P241" style:family="paragraph" style:parent-style-name="Heading_20_3" style:list-style-nam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I Elements</text:h>
      <text:h text:style-name="P1" text:outline-level="1"><text:bookmark text:name="id211"/>&lt;abbr&gt; abbreviation</text:h>
      <text:h text:style-name="P241"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66528" text:style-name="L1">
        <text:list-item>
          <text:p text:style-name="P2"><text:a xlink:type="simple" xlink:href="#id1062">cert</text:a>, optional, xs:token, high, medium, low, unknown</text:p>
        </text:list-item>
        <text:list-item>
          <text:p text:style-name="P2"><text:a xlink:type="simple" xlink:href="#id1064">evidence</text:a>, optional, xs:NMTOKEN</text:p>
        </text:list-item>
        <text:list-item>
          <text:p text:style-name="P2"><text:a xlink:type="simple" xlink:href="#id1247">expan</text:a>, optional, CDATA</text:p>
        </text:list-item>
        <text:list-item>
          <text:p text:style-name="P2"><text:a xlink:type="simple" xlink:href="#id69">facs</text:a>, optional, xs:IDREFS</text:p>
        </text:list-item>
        <text:list-item>
          <text:p text:style-name="P2"><text:a xlink:type="simple" xlink:href="#id1174">hand</text:a>, optional, xs:IDREF</text:p>
        </text:list-item>
        <text:list-item>
          <text:p text:style-name="P2"><text:a xlink:type="simple" xlink:href="#id38">n</text:a>, optional, xs:NMTOKEN</text:p>
        </text:list-item>
        <text:list-item>
          <text:p text:style-name="P2"><text:a xlink:type="simple" xlink:href="#id317">resp</text:a>, optional, xs:IDREFS</text:p>
        </text:list-item>
        <text:list-item>
          <text:p text:style-name="P2"><text:a xlink:type="simple" xlink:href="#id1176">seq</text:a>, optional, xs:positiveInteger</text:p>
        </text:list-item>
        <text:list-item>
          <text:p text:style-name="P2"><text:a xlink:type="simple" xlink:href="#id227">source</text:a>, optional, xs:IDREFS</text:p>
        </text:list-item>
        <text:list-item>
          <text:p text:style-name="P2"><text:a xlink:type="simple" xlink:href="#id180">subtype</text:a>, optional, xs:NMTOKEN</text:p>
        </text:list-item>
        <text:list-item>
          <text:p text:style-name="P2"><text:soft-page-break/><text:a xlink:type="simple" xlink:href="#id179">type</text:a>, optional, xs:NMTOKEN</text:p>
        </text:list-item>
        <text:list-item>
          <text:p text:style-name="P2"><text:a xlink:type="simple" xlink:href="#id37">xml:id</text:a>, optional, xs:ID</text:p>
        </text:list-item>
        <text:list-item>
          <text:p text:style-name="P2"><text:a xlink:type="simple" xlink:href="#id248">xml:lang</text:a>, optional, xs:language</text:p>
        </text:list-item>
      </text:list>
      <text:h text:style-name="P241" text:outline-level="1">Module:</text:h>
      <text:p text:style-name="Text_20_body">shared</text:p>
      <text:h text:style-name="P1" text:outline-level="1"><text:bookmark text:name="id1377"/>&lt;accessdesc&gt; access description</text:h>
      <text:h text:style-name="P241"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371">availability</text:a> </text:p>
      <text:h text:style-name="P241" text:outline-level="1">Attributes:</text:h>
      <text:list xml:id="list35468600" text:style-name="L2">
        <text:list-item>
          <text:p text:style-name="P3"><text:a xlink:type="simple" xlink:href="#id1043">analog</text:a>, optional, CDATA</text:p>
        </text:list-item>
        <text:list-item>
          <text:p text:style-name="P3"><text:a xlink:type="simple" xlink:href="#id38">n</text:a>, optional, xs:NMTOKEN</text:p>
        </text:list-item>
        <text:list-item>
          <text:p text:style-name="P3"><text:a xlink:type="simple" xlink:href="#id37">xml:id</text:a>, optional, xs:ID</text:p>
        </text:list-item>
        <text:list-item>
          <text:p text:style-name="P3"><text:a xlink:type="simple" xlink:href="#id248">xml:lang</text:a>, optional, xs:language</text:p>
        </text:list-item>
      </text:list>
      <text:h text:style-name="P241" text:outline-level="1">Module:</text:h>
      <text:p text:style-name="Text_20_body">header</text:p>
      <text:h text:style-name="P1" text:outline-level="1"><text:bookmark text:name="id111"/>&lt;accid&gt; accidental</text:h>
      <text:h text:style-name="P241"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text:soft-page-break/>Attributes:</text:h>
      <text:list xml:id="list35484198" text:style-name="L3">
        <text:list-item>
          <text:p text:style-name="P4"><text:a xlink:type="simple" xlink:href="#id125">accid</text:a>, optional, xs:token, s, f, ss, x, ff, xs, tb, n, nf, ns, su, sd, fu, fd, nu, nd</text:p>
        </text:list-item>
        <text:list-item>
          <text:p text:style-name="P4"><text:a xlink:type="simple" xlink:href="#id88">color</text:a>, optional, xs:token, "(x[0-9A-Fa-f]{6,6}|aqua|black|fuchsia|gray|green|lime|maroon|navy|olive|purple|red|silver|teal|white|yellow)"</text:p>
        </text:list-item>
        <text:list-item>
          <text:p text:style-name="P4"><text:a xlink:type="simple" xlink:href="#id100">copyof</text:a>, optional, xs:IDREF</text:p>
        </text:list-item>
        <text:list-item>
          <text:p text:style-name="P4"><text:a xlink:type="simple" xlink:href="#id101">corresp</text:a>, optional, xs:IDREFS</text:p>
        </text:list-item>
        <text:list-item>
          <text:p text:style-name="P4"><text:a xlink:type="simple" xlink:href="#id138">enclose</text:a>, optional, xs:token, paren, brack</text:p>
        </text:list-item>
        <text:list-item>
          <text:p text:style-name="P4"><text:a xlink:type="simple" xlink:href="#id69">facs</text:a>, optional, xs:IDREFS</text:p>
        </text:list-item>
        <text:list-item>
          <text:p text:style-name="P4"><text:a xlink:type="simple" xlink:href="#id114">fontfam</text:a>, optional, xs:token</text:p>
        </text:list-item>
        <text:list-item>
          <text:p text:style-name="P4"><text:a xlink:type="simple" xlink:href="#id116">fontname</text:a>, optional, xs:token</text:p>
        </text:list-item>
        <text:list-item>
          <text:p text:style-name="P4"><text:a xlink:type="simple" xlink:href="#id118">fontsize</text:a>, optional, xs:decimal</text:p>
        </text:list-item>
        <text:list-item>
          <text:p text:style-name="P4"><text:a xlink:type="simple" xlink:href="#id119">fontstyle</text:a>, optional, xs:token, ital, normal, oblique</text:p>
        </text:list-item>
        <text:list-item>
          <text:p text:style-name="P4"><text:a xlink:type="simple" xlink:href="#id121">fontweight</text:a>, optional, xs:token, bold</text:p>
        </text:list-item>
        <text:list-item>
          <text:p text:style-name="P4"><text:a xlink:type="simple" xlink:href="#id127">func</text:a>, optional, xs:token, caution, edit</text:p>
        </text:list-item>
        <text:list-item>
          <text:p text:style-name="P4"><text:a xlink:type="simple" xlink:href="#id130">ho</text:a>, optional, xs:decimal</text:p>
        </text:list-item>
        <text:list-item>
          <text:p text:style-name="P4"><text:a xlink:type="simple" xlink:href="#id38">n</text:a>, optional, xs:NMTOKEN</text:p>
        </text:list-item>
        <text:list-item>
          <text:p text:style-name="P4"><text:a xlink:type="simple" xlink:href="#id102">next</text:a>, optional, xs:IDREFS</text:p>
        </text:list-item>
        <text:list-item>
          <text:p text:style-name="P4"><text:a xlink:type="simple" xlink:href="#id140">place</text:a>, optional, xs:token, above, below, staff</text:p>
        </text:list-item>
        <text:list-item>
          <text:p text:style-name="P4"><text:a xlink:type="simple" xlink:href="#id103">prev</text:a>, optional, xs:IDREFS</text:p>
        </text:list-item>
        <text:list-item>
          <text:p text:style-name="P4"><text:a xlink:type="simple" xlink:href="#id104">sameas</text:a>, optional, xs:IDREFS</text:p>
        </text:list-item>
        <text:list-item>
          <text:p text:style-name="P4"><text:a xlink:type="simple" xlink:href="#id105">synch</text:a>, optional, xs:IDREFS</text:p>
        </text:list-item>
        <text:list-item>
          <text:p text:style-name="P4"><text:a xlink:type="simple" xlink:href="#id133">vo</text:a>, optional, xs:decimal</text:p>
        </text:list-item>
        <text:list-item>
          <text:p text:style-name="P4"><text:a xlink:type="simple" xlink:href="#id135">x</text:a>, optional, xs:decimal</text:p>
        </text:list-item>
        <text:list-item>
          <text:p text:style-name="P4"><text:a xlink:type="simple" xlink:href="#id37">xml:id</text:a>, optional, xs:ID</text:p>
        </text:list-item>
        <text:list-item>
          <text:p text:style-name="P4"><text:a xlink:type="simple" xlink:href="#id136">y</text:a>, optional, xs:decimal</text:p>
        </text:list-item>
      </text:list>
      <text:h text:style-name="P241" text:outline-level="1">Module:</text:h>
      <text:p text:style-name="Text_20_body">shared</text:p>
      <text:h text:style-name="P1" text:outline-level="1"><text:bookmark text:name="id1374"/>&lt;acqsource&gt; acquisition source</text:h>
      <text:h text:style-name="P241" text:outline-level="1">Description:</text:h>
      <text:p text:style-name="Text_20_body">Post-publication source from which access to a bibliographic item may be obtained, e.g. vendor, distributor, etc.</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371">availability</text:a> </text:p>
      <text:h text:style-name="P241" text:outline-level="1">Attributes:</text:h>
      <text:list xml:id="list35496757" text:style-name="L4">
        <text:list-item>
          <text:p text:style-name="P5"><text:a xlink:type="simple" xlink:href="#id1043">analog</text:a>, optional, CDATA</text:p>
        </text:list-item>
        <text:list-item>
          <text:p text:style-name="P5"><text:a xlink:type="simple" xlink:href="#id38">n</text:a>, optional, xs:NMTOKEN</text:p>
        </text:list-item>
        <text:list-item>
          <text:p text:style-name="P5"><text:soft-page-break/><text:a xlink:type="simple" xlink:href="#id37">xml:id</text:a>, optional, xs:ID</text:p>
        </text:list-item>
        <text:list-item>
          <text:p text:style-name="P5"><text:a xlink:type="simple" xlink:href="#id248">xml:lang</text:a>, optional, xs:language</text:p>
        </text:list-item>
      </text:list>
      <text:h text:style-name="P241" text:outline-level="1">Module:</text:h>
      <text:p text:style-name="Text_20_body">header</text:p>
      <text:h text:style-name="P1" text:outline-level="1"><text:bookmark text:name="id214"/>&lt;add&gt; addition</text:h>
      <text:h text:style-name="P241"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96366" text:style-name="L5">
        <text:list-item>
          <text:p text:style-name="P6"><text:a xlink:type="simple" xlink:href="#id1062">cert</text:a>, optional, xs:token, high, medium, low, unknown</text:p>
        </text:list-item>
        <text:list-item>
          <text:p text:style-name="P6"><text:a xlink:type="simple" xlink:href="#id1064">evidence</text:a>, optional, xs:NMTOKEN</text:p>
        </text:list-item>
        <text:list-item>
          <text:p text:style-name="P6"><text:a xlink:type="simple" xlink:href="#id69">facs</text:a>, optional, xs:IDREFS</text:p>
        </text:list-item>
        <text:list-item>
          <text:p text:style-name="P6"><text:a xlink:type="simple" xlink:href="#id1174">hand</text:a>, optional, xs:IDREF</text:p>
        </text:list-item>
        <text:list-item>
          <text:p text:style-name="P6"><text:a xlink:type="simple" xlink:href="#id38">n</text:a>, optional, xs:NMTOKEN</text:p>
        </text:list-item>
        <text:list-item>
          <text:p text:style-name="P6"><text:a xlink:type="simple" xlink:href="#id317">resp</text:a>, optional, xs:IDREFS</text:p>
        </text:list-item>
        <text:list-item>
          <text:p text:style-name="P6"><text:a xlink:type="simple" xlink:href="#id1176">seq</text:a>, optional, xs:positiveInteger</text:p>
        </text:list-item>
        <text:list-item>
          <text:p text:style-name="P6"><text:a xlink:type="simple" xlink:href="#id227">source</text:a>, optional, xs:IDREFS</text:p>
        </text:list-item>
        <text:list-item>
          <text:p text:style-name="P6"><text:a xlink:type="simple" xlink:href="#id37">xml:id</text:a>, optional, xs:ID</text:p>
        </text:list-item>
      </text:list>
      <text:h text:style-name="P241" text:outline-level="1">Module:</text:h>
      <text:p text:style-name="Text_20_body">edittrans</text:p>
      <text:h text:style-name="P1" text:outline-level="1"><text:bookmark text:name="id55"/><text:soft-page-break/>&lt;address&gt; address</text:h>
      <text:h text:style-name="P241" text:outline-level="1">Description:</text:h>
      <text:p text:style-name="Text_20_body">Contains a postal address, for example of a publisher, an organization, or an individual.</text:p>
      <text:h text:style-name="P241" text:outline-level="1">May contain:</text:h>
      <text:p text:style-name="Text_20_body"><text:a xlink:type="simple" xlink:href="#id57">addressline</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81320" text:style-name="L6">
        <text:list-item>
          <text:p text:style-name="P7"><text:a xlink:type="simple" xlink:href="#id69">facs</text:a>, optional, xs:IDREFS</text:p>
        </text:list-item>
        <text:list-item>
          <text:p text:style-name="P7"><text:a xlink:type="simple" xlink:href="#id38">n</text:a>, optional, xs:NMTOKEN</text:p>
        </text:list-item>
        <text:list-item>
          <text:p text:style-name="P7"><text:a xlink:type="simple" xlink:href="#id37">xml:id</text:a>, optional, xs:ID</text:p>
        </text:list-item>
        <text:list-item>
          <text:p text:style-name="P7"><text:a xlink:type="simple" xlink:href="#id248">xml:lang</text:a>, optional, xs:language</text:p>
        </text:list-item>
      </text:list>
      <text:h text:style-name="P241" text:outline-level="1">Module:</text:h>
      <text:p text:style-name="Text_20_body">shared</text:p>
      <text:h text:style-name="P1" text:outline-level="1"><text:bookmark text:name="id57"/>&lt;addressline&gt; addressline</text:h>
      <text:h text:style-name="P241" text:outline-level="1">Description:</text:h>
      <text:p text:style-name="Text_20_body">Single line of a postal address. This element may be repeated as many times as necessary to enter all lines of an address.</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55">address</text:a> </text:p>
      <text:h text:style-name="P241" text:outline-level="1">Attributes:</text:h>
      <text:list xml:id="list35478575" text:style-name="L7">
        <text:list-item>
          <text:p text:style-name="P8"><text:a xlink:type="simple" xlink:href="#id69">facs</text:a>, optional, xs:IDREFS</text:p>
        </text:list-item>
        <text:list-item>
          <text:p text:style-name="P8"><text:a xlink:type="simple" xlink:href="#id38">n</text:a>, optional, xs:NMTOKEN</text:p>
        </text:list-item>
        <text:list-item>
          <text:p text:style-name="P8"><text:a xlink:type="simple" xlink:href="#id37">xml:id</text:a>, optional, xs:ID</text:p>
        </text:list-item>
        <text:list-item>
          <text:p text:style-name="P8"><text:a xlink:type="simple" xlink:href="#id248">xml:lang</text:a>, optional, xs:language</text:p>
        </text:list-item>
      </text:list>
      <text:h text:style-name="P241" text:outline-level="1"><text:soft-page-break/>Module:</text:h>
      <text:p text:style-name="Text_20_body">shared</text:p>
      <text:h text:style-name="P1" text:outline-level="1"><text:bookmark text:name="id30"/>&lt;altmeiid&gt; alternative MEI identifier</text:h>
      <text:h text:style-name="P241"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28">meihead</text:a> </text:p>
      <text:h text:style-name="P241" text:outline-level="1">Attributes:</text:h>
      <text:list xml:id="list35496482" text:style-name="L8">
        <text:list-item>
          <text:p text:style-name="P9"><text:a xlink:type="simple" xlink:href="#id1043">analog</text:a>, optional, CDATA</text:p>
        </text:list-item>
        <text:list-item>
          <text:p text:style-name="P9"><text:a xlink:type="simple" xlink:href="#id38">n</text:a>, optional, xs:NMTOKEN</text:p>
        </text:list-item>
        <text:list-item>
          <text:p text:style-name="P9"><text:a xlink:type="simple" xlink:href="#id180">subtype</text:a>, optional, xs:NMTOKEN</text:p>
        </text:list-item>
        <text:list-item>
          <text:p text:style-name="P9"><text:a xlink:type="simple" xlink:href="#id179">type</text:a>, optional, xs:NMTOKEN</text:p>
        </text:list-item>
        <text:list-item>
          <text:p text:style-name="P9"><text:a xlink:type="simple" xlink:href="#id37">xml:id</text:a>, optional, xs:ID</text:p>
        </text:list-item>
      </text:list>
      <text:h text:style-name="P241" text:outline-level="1">Module:</text:h>
      <text:p text:style-name="Text_20_body">header</text:p>
      <text:h text:style-name="P1" text:outline-level="1"><text:bookmark text:name="id392"/>&lt;anchoredtext&gt; anchored text</text:h>
      <text:h text:style-name="P241"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4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1" text:outline-level="1"><text:soft-page-break/>Attributes:</text:h>
      <text:list xml:id="list35476660" text:style-name="L9">
        <text:list-item>
          <text:p text:style-name="P10"><text:a xlink:type="simple" xlink:href="#id100">copyof</text:a>, optional, xs:IDREF</text:p>
        </text:list-item>
        <text:list-item>
          <text:p text:style-name="P10"><text:a xlink:type="simple" xlink:href="#id101">corresp</text:a>, optional, xs:IDREFS</text:p>
        </text:list-item>
        <text:list-item>
          <text:p text:style-name="P10"><text:a xlink:type="simple" xlink:href="#id69">facs</text:a>, optional, xs:IDREFS</text:p>
        </text:list-item>
        <text:list-item>
          <text:p text:style-name="P10"><text:a xlink:type="simple" xlink:href="#id130">ho</text:a>, optional, xs:decimal</text:p>
        </text:list-item>
        <text:list-item>
          <text:p text:style-name="P10"><text:a xlink:type="simple" xlink:href="#id38">n</text:a>, optional, xs:NMTOKEN</text:p>
        </text:list-item>
        <text:list-item>
          <text:p text:style-name="P10"><text:a xlink:type="simple" xlink:href="#id102">next</text:a>, optional, xs:IDREFS</text:p>
        </text:list-item>
        <text:list-item>
          <text:p text:style-name="P10"><text:a xlink:type="simple" xlink:href="#id103">prev</text:a>, optional, xs:IDREFS</text:p>
        </text:list-item>
        <text:list-item>
          <text:p text:style-name="P10"><text:a xlink:type="simple" xlink:href="#id104">sameas</text:a>, optional, xs:IDREFS</text:p>
        </text:list-item>
        <text:list-item>
          <text:p text:style-name="P10"><text:a xlink:type="simple" xlink:href="#id176">startid</text:a>, optional, xs:IDREF</text:p>
        </text:list-item>
        <text:list-item>
          <text:p text:style-name="P10"><text:a xlink:type="simple" xlink:href="#id180">subtype</text:a>, optional, xs:NMTOKEN</text:p>
        </text:list-item>
        <text:list-item>
          <text:p text:style-name="P10"><text:a xlink:type="simple" xlink:href="#id105">synch</text:a>, optional, xs:IDREFS</text:p>
        </text:list-item>
        <text:list-item>
          <text:p text:style-name="P10"><text:a xlink:type="simple" xlink:href="#id155">to</text:a>, optional, xs:decimal</text:p>
        </text:list-item>
        <text:list-item>
          <text:p text:style-name="P10"><text:a xlink:type="simple" xlink:href="#id179">type</text:a>, optional, xs:NMTOKEN</text:p>
        </text:list-item>
        <text:list-item>
          <text:p text:style-name="P10"><text:a xlink:type="simple" xlink:href="#id133">vo</text:a>, optional, xs:decimal</text:p>
        </text:list-item>
        <text:list-item>
          <text:p text:style-name="P10"><text:a xlink:type="simple" xlink:href="#id135">x</text:a>, optional, xs:decimal</text:p>
        </text:list-item>
        <text:list-item>
          <text:p text:style-name="P10"><text:a xlink:type="simple" xlink:href="#id37">xml:id</text:a>, optional, xs:ID</text:p>
        </text:list-item>
        <text:list-item>
          <text:p text:style-name="P10"><text:a xlink:type="simple" xlink:href="#id248">xml:lang</text:a>, optional, xs:language</text:p>
        </text:list-item>
        <text:list-item>
          <text:p text:style-name="P10"><text:a xlink:type="simple" xlink:href="#id136">y</text:a>, optional, xs:decimal</text:p>
        </text:list-item>
      </text:list>
      <text:h text:style-name="P241" text:outline-level="1">Module:</text:h>
      <text:p text:style-name="Text_20_body">usersymbols</text:p>
      <text:h text:style-name="P1" text:outline-level="1"><text:bookmark text:name="id298"/>&lt;annot&gt; annotation</text:h>
      <text:h text:style-name="P241"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text:soft-page-break/>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669">ending</text:a>, <text:a xlink:type="simple" xlink:href="#id1248">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6">measure</text:a>, <text:a xlink:type="simple" xlink:href="#id1039">name</text:a>, <text:a xlink:type="simple" xlink:href="#id1394">notesstmt</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295">pgdesc</text:a>, <text:a xlink:type="simple" xlink:href="#id1179">rdg</text:a>, <text:a xlink:type="simple" xlink:href="#id1344">ref</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1036">stack</text:a>, <text:a xlink:type="simple" xlink:href="#id674">staff</text:a>, <text:a xlink:type="simple" xlink:href="#id1080">stylename</text:a>, <text:a xlink:type="simple" xlink:href="#id1238">supplied</text:a>, <text:a xlink:type="simple" xlink:href="#id969">syllable</text:a>, <text:a xlink:type="simple" xlink:href="#id280">td</text:a>, <text:a xlink:type="simple" xlink:href="#id274">th</text:a>, <text:a xlink:type="simple" xlink:href="#id1092">title</text:a>, <text:a xlink:type="simple" xlink:href="#id1243">unclear</text:a> </text:p>
      <text:h text:style-name="P241" text:outline-level="1">Attributes:</text:h>
      <text:list xml:id="list35469257" text:style-name="L10">
        <text:list-item>
          <text:p text:style-name="P11"><text:a xlink:type="simple" xlink:href="#id100">copyof</text:a>, optional, xs:IDREF</text:p>
        </text:list-item>
        <text:list-item>
          <text:p text:style-name="P11"><text:a xlink:type="simple" xlink:href="#id101">corresp</text:a>, optional, xs:IDREFS</text:p>
        </text:list-item>
        <text:list-item>
          <text:p text:style-name="P11"><text:a xlink:type="simple" xlink:href="#id303">dur</text:a>, optional, xs:token, "([0-9]+m *\+ *)?[0-9]+(\.?[0-9]*)?"</text:p>
        </text:list-item>
        <text:list-item>
          <text:p text:style-name="P11"><text:a xlink:type="simple" xlink:href="#id314">dur.ges</text:a>, optional, CDATA</text:p>
        </text:list-item>
        <text:list-item>
          <text:p text:style-name="P11"><text:a xlink:type="simple" xlink:href="#id177">endid</text:a>, optional, xs:IDREF</text:p>
        </text:list-item>
        <text:list-item>
          <text:p text:style-name="P11"><text:a xlink:type="simple" xlink:href="#id48">entityref</text:a>, optional, xs:ENTITY</text:p>
        </text:list-item>
        <text:list-item>
          <text:p text:style-name="P11"><text:a xlink:type="simple" xlink:href="#id69">facs</text:a>, optional, xs:IDREFS</text:p>
        </text:list-item>
        <text:list-item>
          <text:p text:style-name="P11"><text:a xlink:type="simple" xlink:href="#id306">layer</text:a>, optional, xs:positiveInteger</text:p>
        </text:list-item>
        <text:list-item>
          <text:p text:style-name="P11"><text:a xlink:type="simple" xlink:href="#id38">n</text:a>, optional, xs:NMTOKEN</text:p>
        </text:list-item>
        <text:list-item>
          <text:p text:style-name="P11"><text:a xlink:type="simple" xlink:href="#id102">next</text:a>, optional, xs:IDREFS</text:p>
        </text:list-item>
        <text:list-item>
          <text:p text:style-name="P11"><text:a xlink:type="simple" xlink:href="#id72">plist</text:a>, optional, xs:IDREFS</text:p>
        </text:list-item>
        <text:list-item>
          <text:p text:style-name="P11"><text:a xlink:type="simple" xlink:href="#id103">prev</text:a>, optional, xs:IDREFS</text:p>
        </text:list-item>
        <text:list-item>
          <text:p text:style-name="P11"><text:a xlink:type="simple" xlink:href="#id317">resp</text:a>, optional, xs:IDREFS</text:p>
        </text:list-item>
        <text:list-item>
          <text:p text:style-name="P11"><text:a xlink:type="simple" xlink:href="#id104">sameas</text:a>, optional, xs:IDREFS</text:p>
        </text:list-item>
        <text:list-item>
          <text:p text:style-name="P11"><text:a xlink:type="simple" xlink:href="#id227">source</text:a>, optional, xs:IDREFS</text:p>
        </text:list-item>
        <text:list-item>
          <text:p text:style-name="P11"><text:a xlink:type="simple" xlink:href="#id307">staff</text:a>, optional, list of xs:positiveInteger, minimum length of 1</text:p>
        </text:list-item>
        <text:list-item>
          <text:p text:style-name="P11"><text:a xlink:type="simple" xlink:href="#id176">startid</text:a>, optional, xs:IDREF</text:p>
        </text:list-item>
        <text:list-item>
          <text:p text:style-name="P11"><text:a xlink:type="simple" xlink:href="#id180">subtype</text:a>, optional, xs:NMTOKEN</text:p>
        </text:list-item>
        <text:list-item>
          <text:p text:style-name="P11"><text:a xlink:type="simple" xlink:href="#id105">synch</text:a>, optional, xs:IDREFS</text:p>
        </text:list-item>
        <text:list-item>
          <text:p text:style-name="P11"><text:a xlink:type="simple" xlink:href="#id45">targettype</text:a>, optional, xs:NMTOKEN</text:p>
        </text:list-item>
        <text:list-item>
          <text:p text:style-name="P11"><text:a xlink:type="simple" xlink:href="#id96">tstamp</text:a>, optional, xs:decimal, 0 - ∞</text:p>
        </text:list-item>
        <text:list-item>
          <text:p text:style-name="P11"><text:a xlink:type="simple" xlink:href="#id309">tstamp.ges</text:a>, optional, xs:nonNegativeInteger</text:p>
        </text:list-item>
        <text:list-item>
          <text:p text:style-name="P11"><text:a xlink:type="simple" xlink:href="#id310">tstamp.real</text:a>, optional, xs:time</text:p>
        </text:list-item>
        <text:list-item>
          <text:p text:style-name="P11"><text:a xlink:type="simple" xlink:href="#id179">type</text:a>, optional, xs:NMTOKEN</text:p>
        </text:list-item>
        <text:list-item>
          <text:p text:style-name="P11"><text:a xlink:type="simple" xlink:href="#id42">xlink:actuate</text:a>, optional, xs:token, onLoad, onRequest, other, none</text:p>
        </text:list-item>
        <text:list-item>
          <text:p text:style-name="P11"><text:a xlink:type="simple" xlink:href="#id49">xlink:href</text:a>, optional, xs:anyURI</text:p>
        </text:list-item>
        <text:list-item>
          <text:p text:style-name="P11"><text:a xlink:type="simple" xlink:href="#id43">xlink:role</text:a>, optional, xs:anyURI</text:p>
        </text:list-item>
        <text:list-item>
          <text:p text:style-name="P11"><text:a xlink:type="simple" xlink:href="#id44">xlink:show</text:a>, optional, xs:token, new, replace, other, none</text:p>
        </text:list-item>
        <text:list-item>
          <text:p text:style-name="P11"><text:a xlink:type="simple" xlink:href="#id46">xlink:title</text:a>, optional, CDATA</text:p>
        </text:list-item>
        <text:list-item>
          <text:p text:style-name="P11"><text:a xlink:type="simple" xlink:href="#id37">xml:id</text:a>, optional, xs:ID</text:p>
        </text:list-item>
        <text:list-item>
          <text:p text:style-name="P11"><text:a xlink:type="simple" xlink:href="#id248">xml:lang</text:a>, optional, xs:language</text:p>
        </text:list-item>
      </text:list>
      <text:h text:style-name="P241" text:outline-level="1">Module:</text:h>
      <text:p text:style-name="Text_20_body">shared</text:p>
      <text:h text:style-name="P1" text:outline-level="1"><text:bookmark text:name="id220"/><text:soft-page-break/>&lt;app&gt; apparatus</text:h>
      <text:h text:style-name="P241"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text:p>
      <text:h text:style-name="P241" text:outline-level="1">May contain:</text:h>
      <text:p text:style-name="Text_20_body"><text:a xlink:type="simple" xlink:href="#id222">lem</text:a>, <text:a xlink:type="simple" xlink:href="#id1179">rdg</text:a> </text:p>
      <text:h text:style-name="P241"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6">measure</text:a>, <text:a xlink:type="simple" xlink:href="#id108">note</text:a>, <text:a xlink:type="simple" xlink:href="#id1160">ossia</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561">score</text:a>, <text:a xlink:type="simple" xlink:href="#id662">section</text:a>, <text:a xlink:type="simple" xlink:href="#id674">staff</text:a>, <text:a xlink:type="simple" xlink:href="#id969">syllable</text:a>, <text:a xlink:type="simple" xlink:href="#id906">tuplet</text:a>, <text:a xlink:type="simple" xlink:href="#id1191">uneume</text:a> </text:p>
      <text:h text:style-name="P241" text:outline-level="1">Attributes:</text:h>
      <text:list xml:id="list35478002" text:style-name="L11">
        <text:list-item>
          <text:p text:style-name="P12"><text:a xlink:type="simple" xlink:href="#id38">n</text:a>, optional, xs:NMTOKEN</text:p>
        </text:list-item>
        <text:list-item>
          <text:p text:style-name="P12"><text:a xlink:type="simple" xlink:href="#id180">subtype</text:a>, optional, xs:NMTOKEN</text:p>
        </text:list-item>
        <text:list-item>
          <text:p text:style-name="P12"><text:a xlink:type="simple" xlink:href="#id179">type</text:a>, optional, xs:NMTOKEN</text:p>
        </text:list-item>
        <text:list-item>
          <text:p text:style-name="P12"><text:a xlink:type="simple" xlink:href="#id37">xml:id</text:a>, optional, xs:ID</text:p>
        </text:list-item>
      </text:list>
      <text:h text:style-name="P241" text:outline-level="1">Module:</text:h>
      <text:p text:style-name="Text_20_body">critapp</text:p>
      <text:h text:style-name="P1" text:outline-level="1"><text:bookmark text:name="id1477"/>&lt;appinfo&gt; application information</text:h>
      <text:h text:style-name="P241" text:outline-level="1">Description:</text:h>
      <text:p text:style-name="Text_20_body">Groups information about applications which have acted upon the MEI file. This is not to be confused with applications which were used to create the MEI file. The latter may be recorded in the projectdesc element.</text:p>
      <text:h text:style-name="P241" text:outline-level="1">May contain:</text:h>
      <text:p text:style-name="Text_20_body"><text:a xlink:type="simple" xlink:href="#id1479">application</text:a> </text:p>
      <text:h text:style-name="P241" text:outline-level="1">May occur within:</text:h>
      <text:p text:style-name="Text_20_body"><text:a xlink:type="simple" xlink:href="#id1474">encodingdesc</text:a> </text:p>
      <text:h text:style-name="P241" text:outline-level="1">Attributes:</text:h>
      <text:list xml:id="list35481050" text:style-name="L12">
        <text:list-item>
          <text:p text:style-name="P13"><text:a xlink:type="simple" xlink:href="#id38">n</text:a>, optional, xs:NMTOKEN</text:p>
        </text:list-item>
        <text:list-item>
          <text:p text:style-name="P13"><text:a xlink:type="simple" xlink:href="#id37">xml:id</text:a>, optional, xs:ID</text:p>
        </text:list-item>
      </text:list>
      <text:h text:style-name="P241" text:outline-level="1">Module:</text:h>
      <text:p text:style-name="Text_20_body">header</text:p>
      <text:h text:style-name="P1" text:outline-level="1"><text:bookmark text:name="id1479"/><text:soft-page-break/>&lt;application&gt; application</text:h>
      <text:h text:style-name="P241" text:outline-level="1">Description:</text:h>
      <text:p text:style-name="Text_20_body">Provides information about an application which has acted upon the current document.</text:p>
      <text:h text:style-name="P241" text:outline-level="1">May contain:</text:h>
      <text:p text:style-name="Text_20_body"><text:a xlink:type="simple" xlink:href="#id1039">name</text:a>, <text:a xlink:type="simple" xlink:href="#id262">p</text:a>, <text:a xlink:type="simple" xlink:href="#id1342">ptr</text:a> </text:p>
      <text:h text:style-name="P241" text:outline-level="1">May occur within:</text:h>
      <text:p text:style-name="Text_20_body"><text:a xlink:type="simple" xlink:href="#id1477">appinfo</text:a> </text:p>
      <text:h text:style-name="P241" text:outline-level="1">Attributes:</text:h>
      <text:list xml:id="list35479659" text:style-name="L13">
        <text:list-item>
          <text:p text:style-name="P14"><text:a xlink:type="simple" xlink:href="#id1055">enddate</text:a>, optional, xs:date, xs:gYear, xs:gMonth, xs:gDay, xs:gYearMonth, xs:gMonthDay, xs:time, xs:dateTime, xs:token</text:p>
        </text:list-item>
        <text:list-item>
          <text:p text:style-name="P14"><text:a xlink:type="simple" xlink:href="#id38">n</text:a>, optional, xs:NMTOKEN</text:p>
        </text:list-item>
        <text:list-item>
          <text:p text:style-name="P14"><text:a xlink:type="simple" xlink:href="#id1057">notafter</text:a>, optional, xs:date, xs:gYear, xs:gMonth, xs:gDay, xs:gYearMonth, xs:gMonthDay, xs:time, xs:dateTime, xs:token</text:p>
        </text:list-item>
        <text:list-item>
          <text:p text:style-name="P14"><text:a xlink:type="simple" xlink:href="#id1058">notbefore</text:a>, optional, xs:date, xs:gYear, xs:gMonth, xs:gDay, xs:gYearMonth, xs:gMonthDay, xs:time, xs:dateTime, xs:token</text:p>
        </text:list-item>
        <text:list-item>
          <text:p text:style-name="P14"><text:a xlink:type="simple" xlink:href="#id1059">reg</text:a>, optional, xs:date, xs:gYear, xs:gMonth, xs:gDay, xs:gYearMonth, xs:gMonthDay, xs:time, xs:dateTime, xs:token</text:p>
        </text:list-item>
        <text:list-item>
          <text:p text:style-name="P14"><text:a xlink:type="simple" xlink:href="#id1060">startdate</text:a>, optional, xs:date, xs:gYear, xs:gMonth, xs:gDay, xs:gYearMonth, xs:gMonthDay, xs:time, xs:dateTime, xs:token</text:p>
        </text:list-item>
        <text:list-item>
          <text:p text:style-name="P14"><text:a xlink:type="simple" xlink:href="#id180">subtype</text:a>, optional, xs:NMTOKEN</text:p>
        </text:list-item>
        <text:list-item>
          <text:p text:style-name="P14"><text:a xlink:type="simple" xlink:href="#id179">type</text:a>, optional, xs:NMTOKEN</text:p>
        </text:list-item>
        <text:list-item>
          <text:p text:style-name="P14"><text:a xlink:type="simple" xlink:href="#id1482">version</text:a>, optional, CDATA</text:p>
        </text:list-item>
        <text:list-item>
          <text:p text:style-name="P14"><text:a xlink:type="simple" xlink:href="#id37">xml:id</text:a>, optional, xs:ID</text:p>
        </text:list-item>
      </text:list>
      <text:h text:style-name="P241" text:outline-level="1">Module:</text:h>
      <text:p text:style-name="Text_20_body">header</text:p>
      <text:h text:style-name="P1" text:outline-level="1"><text:bookmark text:name="id797"/>&lt;arpeg&gt; arpeggiation</text:h>
      <text:h text:style-name="P241"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text:soft-page-break/>Attributes:</text:h>
      <text:list xml:id="list35471531" text:style-name="L14">
        <text:list-item>
          <text:p text:style-name="P15"><text:a xlink:type="simple" xlink:href="#id802">arrow</text:a>, optional, xs:token, true, false</text:p>
        </text:list-item>
        <text:list-item>
          <text:p text:style-name="P15"><text:a xlink:type="simple" xlink:href="#id88">color</text:a>, optional, xs:token, "(x[0-9A-Fa-f]{6,6}|aqua|black|fuchsia|gray|green|lime|maroon|navy|olive|purple|red|silver|teal|white|yellow)"</text:p>
        </text:list-item>
        <text:list-item>
          <text:p text:style-name="P15"><text:a xlink:type="simple" xlink:href="#id100">copyof</text:a>, optional, xs:IDREF</text:p>
        </text:list-item>
        <text:list-item>
          <text:p text:style-name="P15"><text:a xlink:type="simple" xlink:href="#id101">corresp</text:a>, optional, xs:IDREFS</text:p>
        </text:list-item>
        <text:list-item>
          <text:p text:style-name="P15"><text:a xlink:type="simple" xlink:href="#id69">facs</text:a>, optional, xs:IDREFS</text:p>
        </text:list-item>
        <text:list-item>
          <text:p text:style-name="P15"><text:a xlink:type="simple" xlink:href="#id130">ho</text:a>, optional, xs:decimal</text:p>
        </text:list-item>
        <text:list-item>
          <text:p text:style-name="P15"><text:a xlink:type="simple" xlink:href="#id778">layer</text:a>, optional, list of xs:positiveInteger, minimum length of 1</text:p>
        </text:list-item>
        <text:list-item>
          <text:p text:style-name="P15"><text:a xlink:type="simple" xlink:href="#id38">n</text:a>, optional, xs:NMTOKEN</text:p>
        </text:list-item>
        <text:list-item>
          <text:p text:style-name="P15"><text:a xlink:type="simple" xlink:href="#id102">next</text:a>, optional, xs:IDREFS</text:p>
        </text:list-item>
        <text:list-item>
          <text:p text:style-name="P15"><text:a xlink:type="simple" xlink:href="#id800">order</text:a>, optional, xs:token, up, down, nonarp</text:p>
        </text:list-item>
        <text:list-item>
          <text:p text:style-name="P15"><text:a xlink:type="simple" xlink:href="#id72">plist</text:a>, optional, xs:IDREFS</text:p>
        </text:list-item>
        <text:list-item>
          <text:p text:style-name="P15"><text:a xlink:type="simple" xlink:href="#id103">prev</text:a>, optional, xs:IDREFS</text:p>
        </text:list-item>
        <text:list-item>
          <text:p text:style-name="P15"><text:a xlink:type="simple" xlink:href="#id104">sameas</text:a>, optional, xs:IDREFS</text:p>
        </text:list-item>
        <text:list-item>
          <text:p text:style-name="P15"><text:a xlink:type="simple" xlink:href="#id688">staff</text:a>, required, list of xs:positiveInteger, minimum length of 1</text:p>
        </text:list-item>
        <text:list-item>
          <text:p text:style-name="P15"><text:a xlink:type="simple" xlink:href="#id105">synch</text:a>, optional, xs:IDREFS</text:p>
        </text:list-item>
        <text:list-item>
          <text:p text:style-name="P15"><text:a xlink:type="simple" xlink:href="#id155">to</text:a>, optional, xs:decimal</text:p>
        </text:list-item>
        <text:list-item>
          <text:p text:style-name="P15"><text:a xlink:type="simple" xlink:href="#id96">tstamp</text:a>, optional, xs:decimal, 0 - ∞</text:p>
        </text:list-item>
        <text:list-item>
          <text:p text:style-name="P15"><text:a xlink:type="simple" xlink:href="#id309">tstamp.ges</text:a>, optional, xs:nonNegativeInteger</text:p>
        </text:list-item>
        <text:list-item>
          <text:p text:style-name="P15"><text:a xlink:type="simple" xlink:href="#id310">tstamp.real</text:a>, optional, xs:time</text:p>
        </text:list-item>
        <text:list-item>
          <text:p text:style-name="P15"><text:a xlink:type="simple" xlink:href="#id133">vo</text:a>, optional, xs:decimal</text:p>
        </text:list-item>
        <text:list-item>
          <text:p text:style-name="P15"><text:a xlink:type="simple" xlink:href="#id135">x</text:a>, optional, xs:decimal</text:p>
        </text:list-item>
        <text:list-item>
          <text:p text:style-name="P15"><text:a xlink:type="simple" xlink:href="#id37">xml:id</text:a>, optional, xs:ID</text:p>
        </text:list-item>
        <text:list-item>
          <text:p text:style-name="P15"><text:a xlink:type="simple" xlink:href="#id136">y</text:a>, optional, xs:decimal</text:p>
        </text:list-item>
      </text:list>
      <text:h text:style-name="P241" text:outline-level="1">Module:</text:h>
      <text:p text:style-name="Text_20_body">cmn</text:p>
      <text:h text:style-name="P1" text:outline-level="1"><text:bookmark text:name="id142"/>&lt;artic&gt; articulation</text:h>
      <text:h text:style-name="P241"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41" text:outline-level="1">May contain:</text:h>
      <text:p text:style-name="Text_20_body">EMPTY</text:p>
      <text:h text:style-name="P241" text:outline-level="1">May occur within:</text:h>
      <text:p text:style-name="Text_20_body"><text:a xlink:type="simple" xlink:href="#id214">add</text:a>, <text:a xlink:type="simple" xlink:href="#id106">chor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text:soft-page-break/>Attributes:</text:h>
      <text:list xml:id="list35485663" text:style-name="L15">
        <text:list-item>
          <text:p text:style-name="P16"><text:a xlink:type="simple" xlink:href="#id146">artic</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16"><text:a xlink:type="simple" xlink:href="#id88">color</text:a>, optional, xs:token, "(x[0-9A-Fa-f]{6,6}|aqua|black|fuchsia|gray|green|lime|maroon|navy|olive|purple|red|silver|teal|white|yellow)"</text:p>
        </text:list-item>
        <text:list-item>
          <text:p text:style-name="P16"><text:a xlink:type="simple" xlink:href="#id100">copyof</text:a>, optional, xs:IDREF</text:p>
        </text:list-item>
        <text:list-item>
          <text:p text:style-name="P16"><text:a xlink:type="simple" xlink:href="#id101">corresp</text:a>, optional, xs:IDREFS</text:p>
        </text:list-item>
        <text:list-item>
          <text:p text:style-name="P16"><text:a xlink:type="simple" xlink:href="#id138">enclose</text:a>, optional, xs:token, paren, brack</text:p>
        </text:list-item>
        <text:list-item>
          <text:p text:style-name="P16"><text:a xlink:type="simple" xlink:href="#id69">facs</text:a>, optional, xs:IDREFS</text:p>
        </text:list-item>
        <text:list-item>
          <text:p text:style-name="P16"><text:a xlink:type="simple" xlink:href="#id114">fontfam</text:a>, optional, xs:token</text:p>
        </text:list-item>
        <text:list-item>
          <text:p text:style-name="P16"><text:a xlink:type="simple" xlink:href="#id116">fontname</text:a>, optional, xs:token</text:p>
        </text:list-item>
        <text:list-item>
          <text:p text:style-name="P16"><text:a xlink:type="simple" xlink:href="#id118">fontsize</text:a>, optional, xs:decimal</text:p>
        </text:list-item>
        <text:list-item>
          <text:p text:style-name="P16"><text:a xlink:type="simple" xlink:href="#id119">fontstyle</text:a>, optional, xs:token, ital, normal, oblique</text:p>
        </text:list-item>
        <text:list-item>
          <text:p text:style-name="P16"><text:a xlink:type="simple" xlink:href="#id121">fontweight</text:a>, optional, xs:token, bold</text:p>
        </text:list-item>
        <text:list-item>
          <text:p text:style-name="P16"><text:a xlink:type="simple" xlink:href="#id130">ho</text:a>, optional, xs:decimal</text:p>
        </text:list-item>
        <text:list-item>
          <text:p text:style-name="P16"><text:a xlink:type="simple" xlink:href="#id38">n</text:a>, optional, xs:NMTOKEN</text:p>
        </text:list-item>
        <text:list-item>
          <text:p text:style-name="P16"><text:a xlink:type="simple" xlink:href="#id102">next</text:a>, optional, xs:IDREFS</text:p>
        </text:list-item>
        <text:list-item>
          <text:p text:style-name="P16"><text:a xlink:type="simple" xlink:href="#id151">place</text:a>, optional, xs:token, above, below, within</text:p>
        </text:list-item>
        <text:list-item>
          <text:p text:style-name="P16"><text:a xlink:type="simple" xlink:href="#id103">prev</text:a>, optional, xs:IDREFS</text:p>
        </text:list-item>
        <text:list-item>
          <text:p text:style-name="P16"><text:a xlink:type="simple" xlink:href="#id104">sameas</text:a>, optional, xs:IDREFS</text:p>
        </text:list-item>
        <text:list-item>
          <text:p text:style-name="P16"><text:a xlink:type="simple" xlink:href="#id105">synch</text:a>, optional, xs:IDREFS</text:p>
        </text:list-item>
        <text:list-item>
          <text:p text:style-name="P16"><text:a xlink:type="simple" xlink:href="#id155">to</text:a>, optional, xs:decimal</text:p>
        </text:list-item>
        <text:list-item>
          <text:p text:style-name="P16"><text:a xlink:type="simple" xlink:href="#id133">vo</text:a>, optional, xs:decimal</text:p>
        </text:list-item>
        <text:list-item>
          <text:p text:style-name="P16"><text:a xlink:type="simple" xlink:href="#id135">x</text:a>, optional, xs:decimal</text:p>
        </text:list-item>
        <text:list-item>
          <text:p text:style-name="P16"><text:a xlink:type="simple" xlink:href="#id37">xml:id</text:a>, optional, xs:ID</text:p>
        </text:list-item>
        <text:list-item>
          <text:p text:style-name="P16"><text:a xlink:type="simple" xlink:href="#id136">y</text:a>, optional, xs:decimal</text:p>
        </text:list-item>
      </text:list>
      <text:h text:style-name="P241" text:outline-level="1">Module:</text:h>
      <text:p text:style-name="Text_20_body">shared</text:p>
      <text:h text:style-name="P1" text:outline-level="1"><text:bookmark text:name="id1371"/>&lt;availability&gt; availability</text:h>
      <text:h text:style-name="P241" text:outline-level="1">Description:</text:h>
      <text:p text:style-name="Text_20_body">Groups elements that describe the availability of and access to a bibliographic item, including the MEI-encoded document itself.</text:p>
      <text:h text:style-name="P241" text:outline-level="1">May contain:</text:h>
      <text:p text:style-name="Text_20_body"><text:a xlink:type="simple" xlink:href="#id1377">accessdesc</text:a>, <text:a xlink:type="simple" xlink:href="#id1374">acqsource</text:a>, <text:a xlink:type="simple" xlink:href="#id1380">price</text:a>, <text:a xlink:type="simple" xlink:href="#id1386">sysreq</text:a>, <text:a xlink:type="simple" xlink:href="#id1383">userestrict</text:a> </text:p>
      <text:h text:style-name="P241" text:outline-level="1">May occur within:</text:h>
      <text:p text:style-name="Text_20_body"><text:a xlink:type="simple" xlink:href="#id1366">pubstmt</text:a> </text:p>
      <text:h text:style-name="P241" text:outline-level="1">Attributes:</text:h>
      <text:list xml:id="list35484536" text:style-name="L16">
        <text:list-item>
          <text:p text:style-name="P17"><text:a xlink:type="simple" xlink:href="#id1043">analog</text:a>, optional, CDATA</text:p>
        </text:list-item>
        <text:list-item>
          <text:p text:style-name="P17"><text:soft-page-break/><text:a xlink:type="simple" xlink:href="#id38">n</text:a>, optional, xs:NMTOKEN</text:p>
        </text:list-item>
        <text:list-item>
          <text:p text:style-name="P17"><text:a xlink:type="simple" xlink:href="#id37">xml:id</text:a>, optional, xs:ID</text:p>
        </text:list-item>
      </text:list>
      <text:h text:style-name="P241" text:outline-level="1">Module:</text:h>
      <text:p text:style-name="Text_20_body">header</text:p>
      <text:h text:style-name="P1" text:outline-level="1"><text:bookmark text:name="id1582"/>&lt;back&gt; back</text:h>
      <text:h text:style-name="P241" text:outline-level="1">Description:</text:h>
      <text:p text:style-name="Text_20_body">Back matter such as indexes, advertisements, etc. following the main part of a text.</text:p>
      <text:h text:style-name="P241" text:outline-level="1">May contain:</text:h>
      <text:p text:style-name="Text_20_body"><text:a xlink:type="simple" xlink:href="#id229">div</text:a>, <text:a xlink:type="simple" xlink:href="#id233">lb</text:a>, <text:a xlink:type="simple" xlink:href="#id237">pb</text:a> </text:p>
      <text:h text:style-name="P241" text:outline-level="1">May occur within:</text:h>
      <text:p text:style-name="Text_20_body"><text:a xlink:type="simple" xlink:href="#id1533">music</text:a> </text:p>
      <text:h text:style-name="P241" text:outline-level="1">Attributes:</text:h>
      <text:list xml:id="list35467232" text:style-name="L17">
        <text:list-item>
          <text:p text:style-name="P18"><text:a xlink:type="simple" xlink:href="#id69">facs</text:a>, optional, xs:IDREFS</text:p>
        </text:list-item>
        <text:list-item>
          <text:p text:style-name="P18"><text:a xlink:type="simple" xlink:href="#id38">n</text:a>, optional, xs:NMTOKEN</text:p>
        </text:list-item>
        <text:list-item>
          <text:p text:style-name="P18"><text:a xlink:type="simple" xlink:href="#id37">xml:id</text:a>, optional, xs:ID</text:p>
        </text:list-item>
        <text:list-item>
          <text:p text:style-name="P18"><text:a xlink:type="simple" xlink:href="#id248">xml:lang</text:a>, optional, xs:language</text:p>
        </text:list-item>
      </text:list>
      <text:h text:style-name="P241" text:outline-level="1">Module:</text:h>
      <text:p text:style-name="Text_20_body">text</text:p>
      <text:h text:style-name="P1" text:outline-level="1"><text:bookmark text:name="id66"/>&lt;barline&gt; barline</text:h>
      <text:h text:style-name="P241" text:outline-level="1">Description:</text:h>
      <text:p text:style-name="Text_20_body">Vertical line that divides musical notation into metrical units. This element is provided as an alternative to the &lt;measure&gt; container. Some music printing systems rely on measure width data for rendering. The width attribute may be used to capture this data in MEI for interchange with these systems.</text:p>
      <text:h text:style-name="P241" text:outline-level="1">May contain:</text:h>
      <text:p text:style-name="Text_20_body">EMPTY</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82139" text:style-name="L18">
        <text:list-item>
          <text:p text:style-name="P19"><text:a xlink:type="simple" xlink:href="#id83">barplace</text:a>, optional, xs:token, mensur, staff, takt</text:p>
        </text:list-item>
        <text:list-item>
          <text:p text:style-name="P19"><text:a xlink:type="simple" xlink:href="#id88">color</text:a>, optional, xs:token, "(x[0-9A-Fa-f]{6,6}|aqua|black|fuchsia|gray|green|lime|maroon|navy|olive|purple|red|silver|teal|white|yellow)"</text:p>
        </text:list-item>
        <text:list-item>
          <text:p text:style-name="P19"><text:soft-page-break/><text:a xlink:type="simple" xlink:href="#id76">complete</text:a>, optional, xs:token, c, i, o</text:p>
        </text:list-item>
        <text:list-item>
          <text:p text:style-name="P19"><text:a xlink:type="simple" xlink:href="#id77">control</text:a>, optional, xs:token, true, false</text:p>
        </text:list-item>
        <text:list-item>
          <text:p text:style-name="P19"><text:a xlink:type="simple" xlink:href="#id100">copyof</text:a>, optional, xs:IDREF</text:p>
        </text:list-item>
        <text:list-item>
          <text:p text:style-name="P19"><text:a xlink:type="simple" xlink:href="#id101">corresp</text:a>, optional, xs:IDREFS</text:p>
        </text:list-item>
        <text:list-item>
          <text:p text:style-name="P19"><text:a xlink:type="simple" xlink:href="#id48">entityref</text:a>, optional, xs:ENTITY</text:p>
        </text:list-item>
        <text:list-item>
          <text:p text:style-name="P19"><text:a xlink:type="simple" xlink:href="#id69">facs</text:a>, optional, xs:IDREFS</text:p>
        </text:list-item>
        <text:list-item>
          <text:p text:style-name="P19"><text:a xlink:type="simple" xlink:href="#id38">n</text:a>, optional, xs:NMTOKEN</text:p>
        </text:list-item>
        <text:list-item>
          <text:p text:style-name="P19"><text:a xlink:type="simple" xlink:href="#id102">next</text:a>, optional, xs:IDREFS</text:p>
        </text:list-item>
        <text:list-item>
          <text:p text:style-name="P19"><text:a xlink:type="simple" xlink:href="#id72">plist</text:a>, optional, xs:IDREFS</text:p>
        </text:list-item>
        <text:list-item>
          <text:p text:style-name="P19"><text:a xlink:type="simple" xlink:href="#id103">prev</text:a>, optional, xs:IDREFS</text:p>
        </text:list-item>
        <text:list-item>
          <text:p text:style-name="P19"><text:a xlink:type="simple" xlink:href="#id79">rend</text:a>, optional, xs:token, dashed, dotted, dbl, dbldashed, dbldotted, end, invis, rptstart, rptboth, rptend, single</text:p>
        </text:list-item>
        <text:list-item>
          <text:p text:style-name="P19"><text:a xlink:type="simple" xlink:href="#id104">sameas</text:a>, optional, xs:IDREFS</text:p>
        </text:list-item>
        <text:list-item>
          <text:p text:style-name="P19"><text:a xlink:type="simple" xlink:href="#id105">synch</text:a>, optional, xs:IDREFS</text:p>
        </text:list-item>
        <text:list-item>
          <text:p text:style-name="P19"><text:a xlink:type="simple" xlink:href="#id85">taktplace</text:a>, optional, xs:nonNegativeInteger</text:p>
        </text:list-item>
        <text:list-item>
          <text:p text:style-name="P19"><text:a xlink:type="simple" xlink:href="#id45">targettype</text:a>, optional, xs:NMTOKEN</text:p>
        </text:list-item>
        <text:list-item>
          <text:p text:style-name="P19"><text:a xlink:type="simple" xlink:href="#id96">tstamp</text:a>, optional, xs:decimal, 0 - ∞</text:p>
        </text:list-item>
        <text:list-item>
          <text:p text:style-name="P19"><text:a xlink:type="simple" xlink:href="#id91">unit</text:a>, optional, xs:NMTOKEN</text:p>
        </text:list-item>
        <text:list-item>
          <text:p text:style-name="P19"><text:a xlink:type="simple" xlink:href="#id93">width</text:a>, optional, xs:decimal</text:p>
        </text:list-item>
        <text:list-item>
          <text:p text:style-name="P19"><text:a xlink:type="simple" xlink:href="#id42">xlink:actuate</text:a>, optional, xs:token, onLoad, onRequest, other, none</text:p>
        </text:list-item>
        <text:list-item>
          <text:p text:style-name="P19"><text:a xlink:type="simple" xlink:href="#id49">xlink:href</text:a>, optional, xs:anyURI</text:p>
        </text:list-item>
        <text:list-item>
          <text:p text:style-name="P19"><text:a xlink:type="simple" xlink:href="#id43">xlink:role</text:a>, optional, xs:anyURI</text:p>
        </text:list-item>
        <text:list-item>
          <text:p text:style-name="P19"><text:a xlink:type="simple" xlink:href="#id44">xlink:show</text:a>, optional, xs:token, new, replace, other, none</text:p>
        </text:list-item>
        <text:list-item>
          <text:p text:style-name="P19"><text:a xlink:type="simple" xlink:href="#id46">xlink:title</text:a>, optional, CDATA</text:p>
        </text:list-item>
        <text:list-item>
          <text:p text:style-name="P19"><text:a xlink:type="simple" xlink:href="#id37">xml:id</text:a>, optional, xs:ID</text:p>
        </text:list-item>
      </text:list>
      <text:h text:style-name="P241" text:outline-level="1">Module:</text:h>
      <text:p text:style-name="Text_20_body">shared</text:p>
      <text:h text:style-name="P1" text:outline-level="1"><text:bookmark text:name="id376"/>&lt;barre&gt; barre</text:h>
      <text:h text:style-name="P241"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41" text:outline-level="1">May contain:</text:h>
      <text:p text:style-name="Text_20_body">EMPTY</text:p>
      <text:h text:style-name="P241" text:outline-level="1">May occur within:</text:h>
      <text:p text:style-name="Text_20_body"><text:a xlink:type="simple" xlink:href="#id362">chorddef</text:a> </text:p>
      <text:h text:style-name="P241" text:outline-level="1">Attributes:</text:h>
      <text:list xml:id="list35467204" text:style-name="L19">
        <text:list-item>
          <text:p text:style-name="P20"><text:a xlink:type="simple" xlink:href="#id177">endid</text:a>, optional, xs:IDREF</text:p>
        </text:list-item>
        <text:list-item>
          <text:p text:style-name="P20"><text:a xlink:type="simple" xlink:href="#id370">fret</text:a>, optional, xs:positiveInteger, 1 - 5</text:p>
        </text:list-item>
        <text:list-item>
          <text:p text:style-name="P20"><text:a xlink:type="simple" xlink:href="#id38">n</text:a>, optional, xs:NMTOKEN</text:p>
        </text:list-item>
        <text:list-item>
          <text:p text:style-name="P20"><text:soft-page-break/><text:a xlink:type="simple" xlink:href="#id176">startid</text:a>, optional, xs:IDREF</text:p>
        </text:list-item>
        <text:list-item>
          <text:p text:style-name="P20"><text:a xlink:type="simple" xlink:href="#id37">xml:id</text:a>, optional, xs:ID</text:p>
        </text:list-item>
      </text:list>
      <text:h text:style-name="P241" text:outline-level="1">Module:</text:h>
      <text:p text:style-name="Text_20_body">harmony</text:p>
      <text:h text:style-name="P1" text:outline-level="1"><text:bookmark text:name="id898"/>&lt;beam&gt; beam</text:h>
      <text:h text:style-name="P241"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24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73428" text:style-name="L20">
        <text:list-item>
          <text:p text:style-name="P21"><text:a xlink:type="simple" xlink:href="#id808">beam.with</text:a>, optional, xs:token, above, below</text:p>
        </text:list-item>
        <text:list-item>
          <text:p text:style-name="P21"><text:a xlink:type="simple" xlink:href="#id100">copyof</text:a>, optional, xs:IDREF</text:p>
        </text:list-item>
        <text:list-item>
          <text:p text:style-name="P21"><text:a xlink:type="simple" xlink:href="#id101">corresp</text:a>, optional, xs:IDREFS</text:p>
        </text:list-item>
        <text:list-item>
          <text:p text:style-name="P21"><text:a xlink:type="simple" xlink:href="#id69">facs</text:a>, optional, xs:IDREFS</text:p>
        </text:list-item>
        <text:list-item>
          <text:p text:style-name="P21"><text:a xlink:type="simple" xlink:href="#id306">layer</text:a>, optional, xs:positiveInteger</text:p>
        </text:list-item>
        <text:list-item>
          <text:p text:style-name="P21"><text:a xlink:type="simple" xlink:href="#id38">n</text:a>, optional, xs:NMTOKEN</text:p>
        </text:list-item>
        <text:list-item>
          <text:p text:style-name="P21"><text:a xlink:type="simple" xlink:href="#id102">next</text:a>, optional, xs:IDREFS</text:p>
        </text:list-item>
        <text:list-item>
          <text:p text:style-name="P21"><text:a xlink:type="simple" xlink:href="#id103">prev</text:a>, optional, xs:IDREFS</text:p>
        </text:list-item>
        <text:list-item>
          <text:p text:style-name="P21"><text:a xlink:type="simple" xlink:href="#id812">rend</text:a>, optional, xs:token, acc, rit, norm</text:p>
        </text:list-item>
        <text:list-item>
          <text:p text:style-name="P21"><text:a xlink:type="simple" xlink:href="#id104">sameas</text:a>, optional, xs:IDREFS</text:p>
        </text:list-item>
        <text:list-item>
          <text:p text:style-name="P21"><text:a xlink:type="simple" xlink:href="#id813">slope</text:a>, optional, xs:decimal</text:p>
        </text:list-item>
        <text:list-item>
          <text:p text:style-name="P21"><text:a xlink:type="simple" xlink:href="#id730">staff</text:a>, optional, list of xs:positiveInteger, minimum length of 1</text:p>
        </text:list-item>
        <text:list-item>
          <text:p text:style-name="P21"><text:a xlink:type="simple" xlink:href="#id105">synch</text:a>, optional, xs:IDREFS</text:p>
        </text:list-item>
        <text:list-item>
          <text:p text:style-name="P21"><text:a xlink:type="simple" xlink:href="#id96">tstamp</text:a>, optional, xs:decimal, 0 - ∞</text:p>
        </text:list-item>
        <text:list-item>
          <text:p text:style-name="P21"><text:a xlink:type="simple" xlink:href="#id309">tstamp.ges</text:a>, optional, xs:nonNegativeInteger</text:p>
        </text:list-item>
        <text:list-item>
          <text:p text:style-name="P21"><text:a xlink:type="simple" xlink:href="#id310">tstamp.real</text:a>, optional, xs:time</text:p>
        </text:list-item>
        <text:list-item>
          <text:p text:style-name="P21"><text:a xlink:type="simple" xlink:href="#id37">xml:id</text:a>, optional, xs:ID</text:p>
        </text:list-item>
      </text:list>
      <text:h text:style-name="P241" text:outline-level="1">Module:</text:h>
      <text:p text:style-name="Text_20_body">cmn</text:p>
      <text:h text:style-name="P1" text:outline-level="1"><text:bookmark text:name="id804"/><text:soft-page-break/>&lt;beamspan&gt; beam span</text:h>
      <text:h text:style-name="P241"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9211" text:style-name="L21">
        <text:list-item>
          <text:p text:style-name="P22"><text:a xlink:type="simple" xlink:href="#id808">beam.with</text:a>, optional, xs:token, above, below</text:p>
        </text:list-item>
        <text:list-item>
          <text:p text:style-name="P22"><text:a xlink:type="simple" xlink:href="#id100">copyof</text:a>, optional, xs:IDREF</text:p>
        </text:list-item>
        <text:list-item>
          <text:p text:style-name="P22"><text:a xlink:type="simple" xlink:href="#id101">corresp</text:a>, optional, xs:IDREFS</text:p>
        </text:list-item>
        <text:list-item>
          <text:p text:style-name="P22"><text:a xlink:type="simple" xlink:href="#id734">dur</text:a>, optional, xs:token, long, breve, 1, 2, 4, 8, 16, 32, 64, 128, 256, 512, 1024, 2048, maxima, longa, brevis, semibrevis, minima, semiminima, fusa, semifusa</text:p>
        </text:list-item>
        <text:list-item>
          <text:p text:style-name="P22"><text:a xlink:type="simple" xlink:href="#id314">dur.ges</text:a>, optional, CDATA</text:p>
        </text:list-item>
        <text:list-item>
          <text:p text:style-name="P22"><text:a xlink:type="simple" xlink:href="#id177">endid</text:a>, optional, xs:IDREF</text:p>
        </text:list-item>
        <text:list-item>
          <text:p text:style-name="P22"><text:a xlink:type="simple" xlink:href="#id69">facs</text:a>, optional, xs:IDREFS</text:p>
        </text:list-item>
        <text:list-item>
          <text:p text:style-name="P22"><text:a xlink:type="simple" xlink:href="#id778">layer</text:a>, optional, list of xs:positiveInteger, minimum length of 1</text:p>
        </text:list-item>
        <text:list-item>
          <text:p text:style-name="P22"><text:a xlink:type="simple" xlink:href="#id38">n</text:a>, optional, xs:NMTOKEN</text:p>
        </text:list-item>
        <text:list-item>
          <text:p text:style-name="P22"><text:a xlink:type="simple" xlink:href="#id102">next</text:a>, optional, xs:IDREFS</text:p>
        </text:list-item>
        <text:list-item>
          <text:p text:style-name="P22"><text:a xlink:type="simple" xlink:href="#id72">plist</text:a>, optional, xs:IDREFS</text:p>
        </text:list-item>
        <text:list-item>
          <text:p text:style-name="P22"><text:a xlink:type="simple" xlink:href="#id103">prev</text:a>, optional, xs:IDREFS</text:p>
        </text:list-item>
        <text:list-item>
          <text:p text:style-name="P22"><text:a xlink:type="simple" xlink:href="#id812">rend</text:a>, optional, xs:token, acc, rit, norm</text:p>
        </text:list-item>
        <text:list-item>
          <text:p text:style-name="P22"><text:a xlink:type="simple" xlink:href="#id104">sameas</text:a>, optional, xs:IDREFS</text:p>
        </text:list-item>
        <text:list-item>
          <text:p text:style-name="P22"><text:a xlink:type="simple" xlink:href="#id813">slope</text:a>, optional, xs:decimal</text:p>
        </text:list-item>
        <text:list-item>
          <text:p text:style-name="P22"><text:a xlink:type="simple" xlink:href="#id688">staff</text:a>, required, list of xs:positiveInteger, minimum length of 1</text:p>
        </text:list-item>
        <text:list-item>
          <text:p text:style-name="P22"><text:a xlink:type="simple" xlink:href="#id176">startid</text:a>, optional, xs:IDREF</text:p>
        </text:list-item>
        <text:list-item>
          <text:p text:style-name="P22"><text:a xlink:type="simple" xlink:href="#id105">synch</text:a>, optional, xs:IDREFS</text:p>
        </text:list-item>
        <text:list-item>
          <text:p text:style-name="P22"><text:a xlink:type="simple" xlink:href="#id96">tstamp</text:a>, optional, xs:decimal, 0 - ∞</text:p>
        </text:list-item>
        <text:list-item>
          <text:p text:style-name="P22"><text:a xlink:type="simple" xlink:href="#id309">tstamp.ges</text:a>, optional, xs:nonNegativeInteger</text:p>
        </text:list-item>
        <text:list-item>
          <text:p text:style-name="P22"><text:a xlink:type="simple" xlink:href="#id310">tstamp.real</text:a>, optional, xs:time</text:p>
        </text:list-item>
        <text:list-item>
          <text:p text:style-name="P22"><text:a xlink:type="simple" xlink:href="#id37">xml:id</text:a>, optional, xs:ID</text:p>
        </text:list-item>
      </text:list>
      <text:h text:style-name="P241" text:outline-level="1">Module:</text:h>
      <text:p text:style-name="Text_20_body">cmn</text:p>
      <text:h text:style-name="P1" text:outline-level="1"><text:bookmark text:name="id928"/><text:soft-page-break/>&lt;beatrpt&gt; beat repeat</text:h>
      <text:h text:style-name="P241" text:outline-level="1">Description:</text:h>
      <text:p text:style-name="Text_20_body">An indication that material on a preceding beat should be repeated.</text:p>
      <text:h text:style-name="P241" text:outline-level="1">May contain:</text:h>
      <text:p text:style-name="Text_20_body">EMPTY</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75667" text:style-name="L22">
        <text:list-item>
          <text:p text:style-name="P23"><text:a xlink:type="simple" xlink:href="#id501">altsym</text:a>, optional, xs:IDREF</text:p>
        </text:list-item>
        <text:list-item>
          <text:p text:style-name="P23"><text:a xlink:type="simple" xlink:href="#id88">color</text:a>, optional, xs:token, "(x[0-9A-Fa-f]{6,6}|aqua|black|fuchsia|gray|green|lime|maroon|navy|olive|purple|red|silver|teal|white|yellow)"</text:p>
        </text:list-item>
        <text:list-item>
          <text:p text:style-name="P23"><text:a xlink:type="simple" xlink:href="#id100">copyof</text:a>, optional, xs:IDREF</text:p>
        </text:list-item>
        <text:list-item>
          <text:p text:style-name="P23"><text:a xlink:type="simple" xlink:href="#id101">corresp</text:a>, optional, xs:IDREFS</text:p>
        </text:list-item>
        <text:list-item>
          <text:p text:style-name="P23"><text:a xlink:type="simple" xlink:href="#id745">expand</text:a>, optional, xs:token, true, false</text:p>
        </text:list-item>
        <text:list-item>
          <text:p text:style-name="P23"><text:a xlink:type="simple" xlink:href="#id69">facs</text:a>, optional, xs:IDREFS</text:p>
        </text:list-item>
        <text:list-item>
          <text:p text:style-name="P23"><text:a xlink:type="simple" xlink:href="#id306">layer</text:a>, optional, xs:positiveInteger</text:p>
        </text:list-item>
        <text:list-item>
          <text:p text:style-name="P23"><text:a xlink:type="simple" xlink:href="#id38">n</text:a>, optional, xs:NMTOKEN</text:p>
        </text:list-item>
        <text:list-item>
          <text:p text:style-name="P23"><text:a xlink:type="simple" xlink:href="#id102">next</text:a>, optional, xs:IDREFS</text:p>
        </text:list-item>
        <text:list-item>
          <text:p text:style-name="P23"><text:a xlink:type="simple" xlink:href="#id103">prev</text:a>, optional, xs:IDREFS</text:p>
        </text:list-item>
        <text:list-item>
          <text:p text:style-name="P23"><text:a xlink:type="simple" xlink:href="#id932">rend</text:a>, required, xs:positiveInteger, xs:token</text:p>
        </text:list-item>
        <text:list-item>
          <text:p text:style-name="P23"><text:a xlink:type="simple" xlink:href="#id104">sameas</text:a>, optional, xs:IDREFS</text:p>
        </text:list-item>
        <text:list-item>
          <text:p text:style-name="P23"><text:a xlink:type="simple" xlink:href="#id730">staff</text:a>, optional, list of xs:positiveInteger, minimum length of 1</text:p>
        </text:list-item>
        <text:list-item>
          <text:p text:style-name="P23"><text:a xlink:type="simple" xlink:href="#id105">synch</text:a>, optional, xs:IDREFS</text:p>
        </text:list-item>
        <text:list-item>
          <text:p text:style-name="P23"><text:a xlink:type="simple" xlink:href="#id96">tstamp</text:a>, optional, xs:decimal, 0 - ∞</text:p>
        </text:list-item>
        <text:list-item>
          <text:p text:style-name="P23"><text:a xlink:type="simple" xlink:href="#id309">tstamp.ges</text:a>, optional, xs:nonNegativeInteger</text:p>
        </text:list-item>
        <text:list-item>
          <text:p text:style-name="P23"><text:a xlink:type="simple" xlink:href="#id310">tstamp.real</text:a>, optional, xs:time</text:p>
        </text:list-item>
        <text:list-item>
          <text:p text:style-name="P23"><text:a xlink:type="simple" xlink:href="#id37">xml:id</text:a>, optional, xs:ID</text:p>
        </text:list-item>
      </text:list>
      <text:h text:style-name="P241" text:outline-level="1">Module:</text:h>
      <text:p text:style-name="Text_20_body">cmn</text:p>
      <text:h text:style-name="P1" text:outline-level="1"><text:bookmark text:name="id904"/>&lt;bend&gt; bend</text:h>
      <text:h text:style-name="P241"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41" text:outline-level="1"><text:soft-page-break/>May contain:</text:h>
      <text:p text:style-name="Text_20_body"><text:a xlink:type="simple" xlink:href="#id108">note</text:a>, <text:a xlink:type="simple" xlink:href="#id873">rest</text:a>, <text:a xlink:type="simple" xlink:href="#id906">tuplet</text:a> </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83967" text:style-name="L23">
        <text:list-item>
          <text:p text:style-name="P24"><text:a xlink:type="simple" xlink:href="#id925">amount</text:a>, optional, xs:decimal, xs:token</text:p>
        </text:list-item>
        <text:list-item>
          <text:p text:style-name="P24"><text:a xlink:type="simple" xlink:href="#id195">bezier</text:a>, optional, list of xs:integer, minimum length of 1</text:p>
        </text:list-item>
        <text:list-item>
          <text:p text:style-name="P24"><text:a xlink:type="simple" xlink:href="#id196">bulge</text:a>, optional, list of xs:decimal, minimum length of 1</text:p>
        </text:list-item>
        <text:list-item>
          <text:p text:style-name="P24"><text:a xlink:type="simple" xlink:href="#id88">color</text:a>, optional, xs:token, "(x[0-9A-Fa-f]{6,6}|aqua|black|fuchsia|gray|green|lime|maroon|navy|olive|purple|red|silver|teal|white|yellow)"</text:p>
        </text:list-item>
        <text:list-item>
          <text:p text:style-name="P24"><text:a xlink:type="simple" xlink:href="#id100">copyof</text:a>, optional, xs:IDREF</text:p>
        </text:list-item>
        <text:list-item>
          <text:p text:style-name="P24"><text:a xlink:type="simple" xlink:href="#id101">corresp</text:a>, optional, xs:IDREFS</text:p>
        </text:list-item>
        <text:list-item>
          <text:p text:style-name="P24"><text:a xlink:type="simple" xlink:href="#id197">curvedir</text:a>, optional, xs:token, above, below</text:p>
        </text:list-item>
        <text:list-item>
          <text:p text:style-name="P24"><text:a xlink:type="simple" xlink:href="#id184">endho</text:a>, optional, xs:decimal</text:p>
        </text:list-item>
        <text:list-item>
          <text:p text:style-name="P24"><text:a xlink:type="simple" xlink:href="#id177">endid</text:a>, optional, xs:IDREF</text:p>
        </text:list-item>
        <text:list-item>
          <text:p text:style-name="P24"><text:a xlink:type="simple" xlink:href="#id187">endto</text:a>, optional, xs:decimal</text:p>
        </text:list-item>
        <text:list-item>
          <text:p text:style-name="P24"><text:a xlink:type="simple" xlink:href="#id190">endvo</text:a>, optional, xs:decimal</text:p>
        </text:list-item>
        <text:list-item>
          <text:p text:style-name="P24"><text:a xlink:type="simple" xlink:href="#id69">facs</text:a>, optional, xs:IDREFS</text:p>
        </text:list-item>
        <text:list-item>
          <text:p text:style-name="P24"><text:a xlink:type="simple" xlink:href="#id130">ho</text:a>, optional, xs:decimal</text:p>
        </text:list-item>
        <text:list-item>
          <text:p text:style-name="P24"><text:a xlink:type="simple" xlink:href="#id778">layer</text:a>, optional, list of xs:positiveInteger, minimum length of 1</text:p>
        </text:list-item>
        <text:list-item>
          <text:p text:style-name="P24"><text:a xlink:type="simple" xlink:href="#id38">n</text:a>, optional, xs:NMTOKEN</text:p>
        </text:list-item>
        <text:list-item>
          <text:p text:style-name="P24"><text:a xlink:type="simple" xlink:href="#id102">next</text:a>, optional, xs:IDREFS</text:p>
        </text:list-item>
        <text:list-item>
          <text:p text:style-name="P24"><text:a xlink:type="simple" xlink:href="#id72">plist</text:a>, optional, xs:IDREFS</text:p>
        </text:list-item>
        <text:list-item>
          <text:p text:style-name="P24"><text:a xlink:type="simple" xlink:href="#id103">prev</text:a>, optional, xs:IDREFS</text:p>
        </text:list-item>
        <text:list-item>
          <text:p text:style-name="P24"><text:a xlink:type="simple" xlink:href="#id199">rend</text:a>, optional, xs:token, medium, wide, dashed, dotted</text:p>
        </text:list-item>
        <text:list-item>
          <text:p text:style-name="P24"><text:a xlink:type="simple" xlink:href="#id104">sameas</text:a>, optional, xs:IDREFS</text:p>
        </text:list-item>
        <text:list-item>
          <text:p text:style-name="P24"><text:a xlink:type="simple" xlink:href="#id688">staff</text:a>, required, list of xs:positiveInteger, minimum length of 1</text:p>
        </text:list-item>
        <text:list-item>
          <text:p text:style-name="P24"><text:a xlink:type="simple" xlink:href="#id183">startho</text:a>, optional, xs:decimal</text:p>
        </text:list-item>
        <text:list-item>
          <text:p text:style-name="P24"><text:a xlink:type="simple" xlink:href="#id176">startid</text:a>, optional, xs:IDREF</text:p>
        </text:list-item>
        <text:list-item>
          <text:p text:style-name="P24"><text:a xlink:type="simple" xlink:href="#id186">startto</text:a>, optional, xs:decimal</text:p>
        </text:list-item>
        <text:list-item>
          <text:p text:style-name="P24"><text:a xlink:type="simple" xlink:href="#id189">startvo</text:a>, optional, xs:decimal</text:p>
        </text:list-item>
        <text:list-item>
          <text:p text:style-name="P24"><text:a xlink:type="simple" xlink:href="#id105">synch</text:a>, optional, xs:IDREFS</text:p>
        </text:list-item>
        <text:list-item>
          <text:p text:style-name="P24"><text:a xlink:type="simple" xlink:href="#id155">to</text:a>, optional, xs:decimal</text:p>
        </text:list-item>
        <text:list-item>
          <text:p text:style-name="P24"><text:a xlink:type="simple" xlink:href="#id96">tstamp</text:a>, optional, xs:decimal, 0 - ∞</text:p>
        </text:list-item>
        <text:list-item>
          <text:p text:style-name="P24"><text:a xlink:type="simple" xlink:href="#id309">tstamp.ges</text:a>, optional, xs:nonNegativeInteger</text:p>
        </text:list-item>
        <text:list-item>
          <text:p text:style-name="P24"><text:a xlink:type="simple" xlink:href="#id310">tstamp.real</text:a>, optional, xs:time</text:p>
        </text:list-item>
        <text:list-item>
          <text:p text:style-name="P24"><text:a xlink:type="simple" xlink:href="#id133">vo</text:a>, optional, xs:decimal</text:p>
        </text:list-item>
        <text:list-item>
          <text:p text:style-name="P24"><text:a xlink:type="simple" xlink:href="#id135">x</text:a>, optional, xs:decimal</text:p>
        </text:list-item>
        <text:list-item>
          <text:p text:style-name="P24"><text:a xlink:type="simple" xlink:href="#id192">x2</text:a>, optional, xs:decimal</text:p>
        </text:list-item>
        <text:list-item>
          <text:p text:style-name="P24"><text:a xlink:type="simple" xlink:href="#id37">xml:id</text:a>, optional, xs:ID</text:p>
        </text:list-item>
        <text:list-item>
          <text:p text:style-name="P24"><text:a xlink:type="simple" xlink:href="#id136">y</text:a>, optional, xs:decimal</text:p>
        </text:list-item>
        <text:list-item>
          <text:p text:style-name="P24"><text:a xlink:type="simple" xlink:href="#id193">y2</text:a>, optional, xs:decimal</text:p>
        </text:list-item>
      </text:list>
      <text:h text:style-name="P241" text:outline-level="1"><text:soft-page-break/>Module:</text:h>
      <text:p text:style-name="Text_20_body">cmn</text:p>
      <text:h text:style-name="P1" text:outline-level="1"><text:bookmark text:name="id204"/>&lt;bibl&gt; bibliographic reference</text:h>
      <text:h text:style-name="P241"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24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44">blockquote</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64501" text:style-name="L24">
        <text:list-item>
          <text:p text:style-name="P25"><text:a xlink:type="simple" xlink:href="#id48">entityref</text:a>, optional, xs:ENTITY</text:p>
        </text:list-item>
        <text:list-item>
          <text:p text:style-name="P25"><text:a xlink:type="simple" xlink:href="#id69">facs</text:a>, optional, xs:IDREFS</text:p>
        </text:list-item>
        <text:list-item>
          <text:p text:style-name="P25"><text:a xlink:type="simple" xlink:href="#id38">n</text:a>, optional, xs:NMTOKEN</text:p>
        </text:list-item>
        <text:list-item>
          <text:p text:style-name="P25"><text:a xlink:type="simple" xlink:href="#id45">targettype</text:a>, optional, xs:NMTOKEN</text:p>
        </text:list-item>
        <text:list-item>
          <text:p text:style-name="P25"><text:a xlink:type="simple" xlink:href="#id42">xlink:actuate</text:a>, optional, xs:token, onLoad, onRequest, other, none</text:p>
        </text:list-item>
        <text:list-item>
          <text:p text:style-name="P25"><text:a xlink:type="simple" xlink:href="#id49">xlink:href</text:a>, optional, xs:anyURI</text:p>
        </text:list-item>
        <text:list-item>
          <text:p text:style-name="P25"><text:a xlink:type="simple" xlink:href="#id43">xlink:role</text:a>, optional, xs:anyURI</text:p>
        </text:list-item>
        <text:list-item>
          <text:p text:style-name="P25"><text:a xlink:type="simple" xlink:href="#id44">xlink:show</text:a>, optional, xs:token, new, replace, other, none</text:p>
        </text:list-item>
        <text:list-item>
          <text:p text:style-name="P25"><text:a xlink:type="simple" xlink:href="#id46">xlink:title</text:a>, optional, CDATA</text:p>
        </text:list-item>
        <text:list-item>
          <text:p text:style-name="P25"><text:a xlink:type="simple" xlink:href="#id37">xml:id</text:a>, optional, xs:ID</text:p>
        </text:list-item>
        <text:list-item>
          <text:p text:style-name="P25"><text:a xlink:type="simple" xlink:href="#id248">xml:lang</text:a>, optional, xs:language</text:p>
        </text:list-item>
      </text:list>
      <text:h text:style-name="P241" text:outline-level="1">Module:</text:h>
      <text:p text:style-name="Text_20_body">shared</text:p>
      <text:h text:style-name="P1" text:outline-level="1"><text:bookmark text:name="id244"/>&lt;blockquote&gt; blockquote</text:h>
      <text:h text:style-name="P241"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text:soft-page-break/>source for the quote may be included in the optional &lt;bibl&gt; sub-element. Use &lt;rend&gt; for words that are enclosed in quotation marks for emphasis or for a short quoted phrase that occurs within a line of text.</text:p>
      <text:h text:style-name="P241" text:outline-level="1">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P241" text:outline-level="1">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280">td</text:a>, <text:a xlink:type="simple" xlink:href="#id274">th</text:a>, <text:a xlink:type="simple" xlink:href="#id1442">titlepage</text:a> </text:p>
      <text:h text:style-name="P241" text:outline-level="1">Attributes:</text:h>
      <text:list xml:id="list35466418" text:style-name="L25">
        <text:list-item>
          <text:p text:style-name="P26"><text:a xlink:type="simple" xlink:href="#id69">facs</text:a>, optional, xs:IDREFS</text:p>
        </text:list-item>
        <text:list-item>
          <text:p text:style-name="P26"><text:a xlink:type="simple" xlink:href="#id38">n</text:a>, optional, xs:NMTOKEN</text:p>
        </text:list-item>
        <text:list-item>
          <text:p text:style-name="P26"><text:a xlink:type="simple" xlink:href="#id135">x</text:a>, optional, xs:decimal</text:p>
        </text:list-item>
        <text:list-item>
          <text:p text:style-name="P26"><text:a xlink:type="simple" xlink:href="#id37">xml:id</text:a>, optional, xs:ID</text:p>
        </text:list-item>
        <text:list-item>
          <text:p text:style-name="P26"><text:a xlink:type="simple" xlink:href="#id248">xml:lang</text:a>, optional, xs:language</text:p>
        </text:list-item>
        <text:list-item>
          <text:p text:style-name="P26"><text:a xlink:type="simple" xlink:href="#id136">y</text:a>, optional, xs:decimal</text:p>
        </text:list-item>
      </text:list>
      <text:h text:style-name="P241" text:outline-level="1">Module:</text:h>
      <text:p text:style-name="Text_20_body">text</text:p>
      <text:h text:style-name="P1" text:outline-level="1"><text:bookmark text:name="id1555"/>&lt;body&gt; body</text:h>
      <text:h text:style-name="P241"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text:p>
      <text:h text:style-name="P241" text:outline-level="1">May contain:</text:h>
      <text:p text:style-name="Text_20_body"><text:a xlink:type="simple" xlink:href="#id1558">mdiv</text:a> </text:p>
      <text:h text:style-name="P241" text:outline-level="1">May occur within:</text:h>
      <text:p text:style-name="Text_20_body"><text:a xlink:type="simple" xlink:href="#id1533">music</text:a> </text:p>
      <text:h text:style-name="P241" text:outline-level="1">Attributes:</text:h>
      <text:list xml:id="list35486276" text:style-name="L26">
        <text:list-item>
          <text:p text:style-name="P27"><text:a xlink:type="simple" xlink:href="#id38">n</text:a>, optional, xs:NMTOKEN</text:p>
        </text:list-item>
        <text:list-item>
          <text:p text:style-name="P27"><text:a xlink:type="simple" xlink:href="#id37">xml:id</text:a>, optional, xs:ID</text:p>
        </text:list-item>
      </text:list>
      <text:h text:style-name="P241" text:outline-level="1">Module:</text:h>
      <text:p text:style-name="Text_20_body">shared</text:p>
      <text:h text:style-name="P1" text:outline-level="1"><text:bookmark text:name="id816"/><text:soft-page-break/>&lt;breath&gt; breath mark</text:h>
      <text:h text:style-name="P241"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6274" text:style-name="L27">
        <text:list-item>
          <text:p text:style-name="P28"><text:a xlink:type="simple" xlink:href="#id501">altsym</text:a>, optional, xs:IDREF</text:p>
        </text:list-item>
        <text:list-item>
          <text:p text:style-name="P28"><text:a xlink:type="simple" xlink:href="#id88">color</text:a>, optional, xs:token, "(x[0-9A-Fa-f]{6,6}|aqua|black|fuchsia|gray|green|lime|maroon|navy|olive|purple|red|silver|teal|white|yellow)"</text:p>
        </text:list-item>
        <text:list-item>
          <text:p text:style-name="P28"><text:a xlink:type="simple" xlink:href="#id100">copyof</text:a>, optional, xs:IDREF</text:p>
        </text:list-item>
        <text:list-item>
          <text:p text:style-name="P28"><text:a xlink:type="simple" xlink:href="#id101">corresp</text:a>, optional, xs:IDREFS</text:p>
        </text:list-item>
        <text:list-item>
          <text:p text:style-name="P28"><text:a xlink:type="simple" xlink:href="#id177">endid</text:a>, optional, xs:IDREF</text:p>
        </text:list-item>
        <text:list-item>
          <text:p text:style-name="P28"><text:a xlink:type="simple" xlink:href="#id69">facs</text:a>, optional, xs:IDREFS</text:p>
        </text:list-item>
        <text:list-item>
          <text:p text:style-name="P28"><text:a xlink:type="simple" xlink:href="#id130">ho</text:a>, optional, xs:decimal</text:p>
        </text:list-item>
        <text:list-item>
          <text:p text:style-name="P28"><text:a xlink:type="simple" xlink:href="#id778">layer</text:a>, optional, list of xs:positiveInteger, minimum length of 1</text:p>
        </text:list-item>
        <text:list-item>
          <text:p text:style-name="P28"><text:a xlink:type="simple" xlink:href="#id38">n</text:a>, optional, xs:NMTOKEN</text:p>
        </text:list-item>
        <text:list-item>
          <text:p text:style-name="P28"><text:a xlink:type="simple" xlink:href="#id102">next</text:a>, optional, xs:IDREFS</text:p>
        </text:list-item>
        <text:list-item>
          <text:p text:style-name="P28"><text:a xlink:type="simple" xlink:href="#id151">place</text:a>, optional, xs:token, above, below, within</text:p>
        </text:list-item>
        <text:list-item>
          <text:p text:style-name="P28"><text:a xlink:type="simple" xlink:href="#id72">plist</text:a>, optional, xs:IDREFS</text:p>
        </text:list-item>
        <text:list-item>
          <text:p text:style-name="P28"><text:a xlink:type="simple" xlink:href="#id103">prev</text:a>, optional, xs:IDREFS</text:p>
        </text:list-item>
        <text:list-item>
          <text:p text:style-name="P28"><text:a xlink:type="simple" xlink:href="#id104">sameas</text:a>, optional, xs:IDREFS</text:p>
        </text:list-item>
        <text:list-item>
          <text:p text:style-name="P28"><text:a xlink:type="simple" xlink:href="#id688">staff</text:a>, required, list of xs:positiveInteger, minimum length of 1</text:p>
        </text:list-item>
        <text:list-item>
          <text:p text:style-name="P28"><text:a xlink:type="simple" xlink:href="#id176">startid</text:a>, optional, xs:IDREF</text:p>
        </text:list-item>
        <text:list-item>
          <text:p text:style-name="P28"><text:a xlink:type="simple" xlink:href="#id105">synch</text:a>, optional, xs:IDREFS</text:p>
        </text:list-item>
        <text:list-item>
          <text:p text:style-name="P28"><text:a xlink:type="simple" xlink:href="#id155">to</text:a>, optional, xs:decimal</text:p>
        </text:list-item>
        <text:list-item>
          <text:p text:style-name="P28"><text:a xlink:type="simple" xlink:href="#id96">tstamp</text:a>, optional, xs:decimal, 0 - ∞</text:p>
        </text:list-item>
        <text:list-item>
          <text:p text:style-name="P28"><text:a xlink:type="simple" xlink:href="#id309">tstamp.ges</text:a>, optional, xs:nonNegativeInteger</text:p>
        </text:list-item>
        <text:list-item>
          <text:p text:style-name="P28"><text:a xlink:type="simple" xlink:href="#id310">tstamp.real</text:a>, optional, xs:time</text:p>
        </text:list-item>
        <text:list-item>
          <text:p text:style-name="P28"><text:a xlink:type="simple" xlink:href="#id133">vo</text:a>, optional, xs:decimal</text:p>
        </text:list-item>
        <text:list-item>
          <text:p text:style-name="P28"><text:a xlink:type="simple" xlink:href="#id135">x</text:a>, optional, xs:decimal</text:p>
        </text:list-item>
        <text:list-item>
          <text:p text:style-name="P28"><text:a xlink:type="simple" xlink:href="#id37">xml:id</text:a>, optional, xs:ID</text:p>
        </text:list-item>
        <text:list-item>
          <text:p text:style-name="P28"><text:a xlink:type="simple" xlink:href="#id136">y</text:a>, optional, xs:decimal</text:p>
        </text:list-item>
      </text:list>
      <text:h text:style-name="P241" text:outline-level="1">Module:</text:h>
      <text:p text:style-name="Text_20_body">cmn</text:p>
      <text:h text:style-name="P1" text:outline-level="1"><text:bookmark text:name="id935"/><text:soft-page-break/>&lt;btrem&gt; bowed tremolo</text:h>
      <text:h text:style-name="P241"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241" text:outline-level="1">May contain:</text:h>
      <text:p text:style-name="Text_20_body"><text:a xlink:type="simple" xlink:href="#id106">chord</text:a>, <text:a xlink:type="simple" xlink:href="#id108">note</text:a> </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66574" text:style-name="L28">
        <text:list-item>
          <text:p text:style-name="P29"><text:a xlink:type="simple" xlink:href="#id100">copyof</text:a>, optional, xs:IDREF</text:p>
        </text:list-item>
        <text:list-item>
          <text:p text:style-name="P29"><text:a xlink:type="simple" xlink:href="#id101">corresp</text:a>, optional, xs:IDREFS</text:p>
        </text:list-item>
        <text:list-item>
          <text:p text:style-name="P29"><text:a xlink:type="simple" xlink:href="#id69">facs</text:a>, optional, xs:IDREFS</text:p>
        </text:list-item>
        <text:list-item>
          <text:p text:style-name="P29"><text:a xlink:type="simple" xlink:href="#id939">form</text:a>, optional, xs:token, meas, unmeas</text:p>
        </text:list-item>
        <text:list-item>
          <text:p text:style-name="P29"><text:a xlink:type="simple" xlink:href="#id306">layer</text:a>, optional, xs:positiveInteger</text:p>
        </text:list-item>
        <text:list-item>
          <text:p text:style-name="P29"><text:a xlink:type="simple" xlink:href="#id38">n</text:a>, optional, xs:NMTOKEN</text:p>
        </text:list-item>
        <text:list-item>
          <text:p text:style-name="P29"><text:a xlink:type="simple" xlink:href="#id102">next</text:a>, optional, xs:IDREFS</text:p>
        </text:list-item>
        <text:list-item>
          <text:p text:style-name="P29"><text:a xlink:type="simple" xlink:href="#id762">num</text:a>, optional, xs:positiveInteger</text:p>
        </text:list-item>
        <text:list-item>
          <text:p text:style-name="P29"><text:a xlink:type="simple" xlink:href="#id913">num.place</text:a>, optional, xs:token, above, below</text:p>
        </text:list-item>
        <text:list-item>
          <text:p text:style-name="P29"><text:a xlink:type="simple" xlink:href="#id914">num.visible</text:a>, optional, xs:token, true, false</text:p>
        </text:list-item>
        <text:list-item>
          <text:p text:style-name="P29"><text:a xlink:type="simple" xlink:href="#id103">prev</text:a>, optional, xs:IDREFS</text:p>
        </text:list-item>
        <text:list-item>
          <text:p text:style-name="P29"><text:a xlink:type="simple" xlink:href="#id104">sameas</text:a>, optional, xs:IDREFS</text:p>
        </text:list-item>
        <text:list-item>
          <text:p text:style-name="P29"><text:a xlink:type="simple" xlink:href="#id521">slash</text:a>, optional, xs:positiveInteger, 1 - 6</text:p>
        </text:list-item>
        <text:list-item>
          <text:p text:style-name="P29"><text:a xlink:type="simple" xlink:href="#id730">staff</text:a>, optional, list of xs:positiveInteger, minimum length of 1</text:p>
        </text:list-item>
        <text:list-item>
          <text:p text:style-name="P29"><text:a xlink:type="simple" xlink:href="#id105">synch</text:a>, optional, xs:IDREFS</text:p>
        </text:list-item>
        <text:list-item>
          <text:p text:style-name="P29"><text:a xlink:type="simple" xlink:href="#id96">tstamp</text:a>, optional, xs:decimal, 0 - ∞</text:p>
        </text:list-item>
        <text:list-item>
          <text:p text:style-name="P29"><text:a xlink:type="simple" xlink:href="#id309">tstamp.ges</text:a>, optional, xs:nonNegativeInteger</text:p>
        </text:list-item>
        <text:list-item>
          <text:p text:style-name="P29"><text:a xlink:type="simple" xlink:href="#id310">tstamp.real</text:a>, optional, xs:time</text:p>
        </text:list-item>
        <text:list-item>
          <text:p text:style-name="P29"><text:a xlink:type="simple" xlink:href="#id37">xml:id</text:a>, optional, xs:ID</text:p>
        </text:list-item>
      </text:list>
      <text:h text:style-name="P241" text:outline-level="1">Module:</text:h>
      <text:p text:style-name="Text_20_body">cmn</text:p>
      <text:h text:style-name="P1" text:outline-level="1"><text:bookmark text:name="id269"/><text:soft-page-break/>&lt;caption&gt; caption</text:h>
      <text:h text:style-name="P241" text:outline-level="1">Description:</text:h>
      <text:p text:style-name="Text_20_body">A label which accompanies an illustration or a table.</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1101">fig</text:a>, <text:a xlink:type="simple" xlink:href="#id266">table</text:a> </text:p>
      <text:h text:style-name="P241" text:outline-level="1">Attributes:</text:h>
      <text:list xml:id="list35485710" text:style-name="L29">
        <text:list-item>
          <text:p text:style-name="P30"><text:a xlink:type="simple" xlink:href="#id69">facs</text:a>, optional, xs:IDREFS</text:p>
        </text:list-item>
        <text:list-item>
          <text:p text:style-name="P30"><text:a xlink:type="simple" xlink:href="#id38">n</text:a>, optional, xs:NMTOKEN</text:p>
        </text:list-item>
        <text:list-item>
          <text:p text:style-name="P30"><text:a xlink:type="simple" xlink:href="#id37">xml:id</text:a>, optional, xs:ID</text:p>
        </text:list-item>
        <text:list-item>
          <text:p text:style-name="P30"><text:a xlink:type="simple" xlink:href="#id248">xml:lang</text:a>, optional, xs:language</text:p>
        </text:list-item>
      </text:list>
      <text:h text:style-name="P241" text:outline-level="1">Module:</text:h>
      <text:p text:style-name="Text_20_body">shared</text:p>
      <text:h text:style-name="P1" text:outline-level="1"><text:bookmark text:name="id684"/>&lt;cc&gt; control change</text:h>
      <text:h text:style-name="P241" text:outline-level="1">Description:</text:h>
      <text:p text:style-name="Text_20_body">MIDI parameter/control change. The num attribute specifies parameter number, while val contains the parameter value. Each must fall in the range 0-127.</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77778" text:style-name="L30">
        <text:list-item>
          <text:p text:style-name="P31"><text:a xlink:type="simple" xlink:href="#id100">copyof</text:a>, optional, xs:IDREF</text:p>
        </text:list-item>
        <text:list-item>
          <text:p text:style-name="P31"><text:a xlink:type="simple" xlink:href="#id101">corresp</text:a>, optional, xs:IDREFS</text:p>
        </text:list-item>
        <text:list-item>
          <text:p text:style-name="P31"><text:a xlink:type="simple" xlink:href="#id306">layer</text:a>, optional, xs:positiveInteger</text:p>
        </text:list-item>
        <text:list-item>
          <text:p text:style-name="P31"><text:a xlink:type="simple" xlink:href="#id38">n</text:a>, optional, xs:NMTOKEN</text:p>
        </text:list-item>
        <text:list-item>
          <text:p text:style-name="P31"><text:a xlink:type="simple" xlink:href="#id102">next</text:a>, optional, xs:IDREFS</text:p>
        </text:list-item>
        <text:list-item>
          <text:p text:style-name="P31"><text:a xlink:type="simple" xlink:href="#id690">num</text:a>, required, xs:nonNegativeInteger, 0 - 127</text:p>
        </text:list-item>
        <text:list-item>
          <text:p text:style-name="P31"><text:a xlink:type="simple" xlink:href="#id103">prev</text:a>, optional, xs:IDREFS</text:p>
        </text:list-item>
        <text:list-item>
          <text:p text:style-name="P31"><text:a xlink:type="simple" xlink:href="#id104">sameas</text:a>, optional, xs:IDREFS</text:p>
        </text:list-item>
        <text:list-item>
          <text:p text:style-name="P31"><text:a xlink:type="simple" xlink:href="#id688">staff</text:a>, required, list of xs:positiveInteger, minimum length of 1</text:p>
        </text:list-item>
        <text:list-item>
          <text:p text:style-name="P31"><text:soft-page-break/><text:a xlink:type="simple" xlink:href="#id105">synch</text:a>, optional, xs:IDREFS</text:p>
        </text:list-item>
        <text:list-item>
          <text:p text:style-name="P31"><text:a xlink:type="simple" xlink:href="#id96">tstamp</text:a>, optional, xs:decimal, 0 - ∞</text:p>
        </text:list-item>
        <text:list-item>
          <text:p text:style-name="P31"><text:a xlink:type="simple" xlink:href="#id692">val</text:a>, optional, xs:nonNegativeInteger, 0 - 127</text:p>
        </text:list-item>
        <text:list-item>
          <text:p text:style-name="P31"><text:a xlink:type="simple" xlink:href="#id37">xml:id</text:a>, optional, xs:ID</text:p>
        </text:list-item>
      </text:list>
      <text:h text:style-name="P241" text:outline-level="1">Module:</text:h>
      <text:p text:style-name="Text_20_body">midi</text:p>
      <text:h text:style-name="P1" text:outline-level="1"><text:bookmark text:name="id693"/>&lt;chan&gt; channel</text:h>
      <text:h text:style-name="P241" text:outline-level="1">Description:</text:h>
      <text:p text:style-name="Text_20_body">MIDI channel assignment.</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87629" text:style-name="L31">
        <text:list-item>
          <text:p text:style-name="P32"><text:a xlink:type="simple" xlink:href="#id100">copyof</text:a>, optional, xs:IDREF</text:p>
        </text:list-item>
        <text:list-item>
          <text:p text:style-name="P32"><text:a xlink:type="simple" xlink:href="#id101">corresp</text:a>, optional, xs:IDREFS</text:p>
        </text:list-item>
        <text:list-item>
          <text:p text:style-name="P32"><text:a xlink:type="simple" xlink:href="#id306">layer</text:a>, optional, xs:positiveInteger</text:p>
        </text:list-item>
        <text:list-item>
          <text:p text:style-name="P32"><text:a xlink:type="simple" xlink:href="#id38">n</text:a>, optional, xs:NMTOKEN</text:p>
        </text:list-item>
        <text:list-item>
          <text:p text:style-name="P32"><text:a xlink:type="simple" xlink:href="#id102">next</text:a>, optional, xs:IDREFS</text:p>
        </text:list-item>
        <text:list-item>
          <text:p text:style-name="P32"><text:a xlink:type="simple" xlink:href="#id695">num</text:a>, required, xs:positiveInteger, 0 - 16</text:p>
        </text:list-item>
        <text:list-item>
          <text:p text:style-name="P32"><text:a xlink:type="simple" xlink:href="#id103">prev</text:a>, optional, xs:IDREFS</text:p>
        </text:list-item>
        <text:list-item>
          <text:p text:style-name="P32"><text:a xlink:type="simple" xlink:href="#id104">sameas</text:a>, optional, xs:IDREFS</text:p>
        </text:list-item>
        <text:list-item>
          <text:p text:style-name="P32"><text:a xlink:type="simple" xlink:href="#id688">staff</text:a>, required, list of xs:positiveInteger, minimum length of 1</text:p>
        </text:list-item>
        <text:list-item>
          <text:p text:style-name="P32"><text:a xlink:type="simple" xlink:href="#id105">synch</text:a>, optional, xs:IDREFS</text:p>
        </text:list-item>
        <text:list-item>
          <text:p text:style-name="P32"><text:a xlink:type="simple" xlink:href="#id96">tstamp</text:a>, optional, xs:decimal, 0 - ∞</text:p>
        </text:list-item>
        <text:list-item>
          <text:p text:style-name="P32"><text:a xlink:type="simple" xlink:href="#id37">xml:id</text:a>, optional, xs:ID</text:p>
        </text:list-item>
      </text:list>
      <text:h text:style-name="P241" text:outline-level="1">Module:</text:h>
      <text:p text:style-name="Text_20_body">midi</text:p>
      <text:h text:style-name="P1" text:outline-level="1"><text:bookmark text:name="id1522"/>&lt;change&gt; change</text:h>
      <text:h text:style-name="P241"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text:p>
      <text:h text:style-name="P241" text:outline-level="1"><text:soft-page-break/>May contain:</text:h>
      <text:p text:style-name="Text_20_body"><text:a xlink:type="simple" xlink:href="#id1524">changedesc</text:a>, <text:a xlink:type="simple" xlink:href="#id1084">date</text:a>, <text:a xlink:type="simple" xlink:href="#id1352">respstmt</text:a> </text:p>
      <text:h text:style-name="P241" text:outline-level="1">May occur within:</text:h>
      <text:p text:style-name="Text_20_body"><text:a xlink:type="simple" xlink:href="#id1520">revisiondesc</text:a> </text:p>
      <text:h text:style-name="P241" text:outline-level="1">Attributes:</text:h>
      <text:list xml:id="list35475539" text:style-name="L32">
        <text:list-item>
          <text:p text:style-name="P33"><text:a xlink:type="simple" xlink:href="#id1043">analog</text:a>, optional, CDATA</text:p>
        </text:list-item>
        <text:list-item>
          <text:p text:style-name="P33"><text:a xlink:type="simple" xlink:href="#id38">n</text:a>, optional, xs:NMTOKEN</text:p>
        </text:list-item>
        <text:list-item>
          <text:p text:style-name="P33"><text:a xlink:type="simple" xlink:href="#id37">xml:id</text:a>, optional, xs:ID</text:p>
        </text:list-item>
      </text:list>
      <text:h text:style-name="P241" text:outline-level="1">Module:</text:h>
      <text:p text:style-name="Text_20_body">header</text:p>
      <text:h text:style-name="P1" text:outline-level="1"><text:bookmark text:name="id1524"/>&lt;changedesc&gt; change description</text:h>
      <text:h text:style-name="P241" text:outline-level="1">Description:</text:h>
      <text:p text:style-name="Text_20_body">Description of a revision of the MEI file.</text:p>
      <text:h text:style-name="P241" text:outline-level="1">May contain:</text:h>
      <text:p text:style-name="Text_20_body"><text:a xlink:type="simple" xlink:href="#id262">p</text:a> </text:p>
      <text:h text:style-name="P241" text:outline-level="1">May occur within:</text:h>
      <text:p text:style-name="Text_20_body"><text:a xlink:type="simple" xlink:href="#id1522">change</text:a> </text:p>
      <text:h text:style-name="P241" text:outline-level="1">Attributes:</text:h>
      <text:list xml:id="list35492909" text:style-name="L33">
        <text:list-item>
          <text:p text:style-name="P34"><text:a xlink:type="simple" xlink:href="#id1043">analog</text:a>, optional, CDATA</text:p>
        </text:list-item>
        <text:list-item>
          <text:p text:style-name="P34"><text:a xlink:type="simple" xlink:href="#id38">n</text:a>, optional, xs:NMTOKEN</text:p>
        </text:list-item>
        <text:list-item>
          <text:p text:style-name="P34"><text:a xlink:type="simple" xlink:href="#id37">xml:id</text:a>, optional, xs:ID</text:p>
        </text:list-item>
        <text:list-item>
          <text:p text:style-name="P34"><text:a xlink:type="simple" xlink:href="#id248">xml:lang</text:a>, optional, xs:language</text:p>
        </text:list-item>
      </text:list>
      <text:h text:style-name="P241" text:outline-level="1">Module:</text:h>
      <text:p text:style-name="Text_20_body">header</text:p>
      <text:h text:style-name="P1" text:outline-level="1"><text:bookmark text:name="id696"/>&lt;chanpr&gt; channel pressure</text:h>
      <text:h text:style-name="P241" text:outline-level="1">Description:</text:h>
      <text:p text:style-name="Text_20_body">MIDI channel pressure/after touch. The value of the num attribute must be in the range 0-127.</text:p>
      <text:h text:style-name="P241" text:outline-level="1">May contain:</text:h>
      <text:p text:style-name="Text_20_body">EMPTY</text:p>
      <text:h text:style-name="P241" text:outline-level="1"><text:soft-page-break/>May occur within:</text:h>
      <text:p text:style-name="Text_20_body"><text:a xlink:type="simple" xlink:href="#id682">midi</text:a> </text:p>
      <text:h text:style-name="P241" text:outline-level="1">Attributes:</text:h>
      <text:list xml:id="list35496339" text:style-name="L34">
        <text:list-item>
          <text:p text:style-name="P35"><text:a xlink:type="simple" xlink:href="#id100">copyof</text:a>, optional, xs:IDREF</text:p>
        </text:list-item>
        <text:list-item>
          <text:p text:style-name="P35"><text:a xlink:type="simple" xlink:href="#id101">corresp</text:a>, optional, xs:IDREFS</text:p>
        </text:list-item>
        <text:list-item>
          <text:p text:style-name="P35"><text:a xlink:type="simple" xlink:href="#id306">layer</text:a>, optional, xs:positiveInteger</text:p>
        </text:list-item>
        <text:list-item>
          <text:p text:style-name="P35"><text:a xlink:type="simple" xlink:href="#id38">n</text:a>, optional, xs:NMTOKEN</text:p>
        </text:list-item>
        <text:list-item>
          <text:p text:style-name="P35"><text:a xlink:type="simple" xlink:href="#id102">next</text:a>, optional, xs:IDREFS</text:p>
        </text:list-item>
        <text:list-item>
          <text:p text:style-name="P35"><text:a xlink:type="simple" xlink:href="#id690">num</text:a>, required, xs:nonNegativeInteger, 0 - 127</text:p>
        </text:list-item>
        <text:list-item>
          <text:p text:style-name="P35"><text:a xlink:type="simple" xlink:href="#id103">prev</text:a>, optional, xs:IDREFS</text:p>
        </text:list-item>
        <text:list-item>
          <text:p text:style-name="P35"><text:a xlink:type="simple" xlink:href="#id104">sameas</text:a>, optional, xs:IDREFS</text:p>
        </text:list-item>
        <text:list-item>
          <text:p text:style-name="P35"><text:a xlink:type="simple" xlink:href="#id688">staff</text:a>, required, list of xs:positiveInteger, minimum length of 1</text:p>
        </text:list-item>
        <text:list-item>
          <text:p text:style-name="P35"><text:a xlink:type="simple" xlink:href="#id105">synch</text:a>, optional, xs:IDREFS</text:p>
        </text:list-item>
        <text:list-item>
          <text:p text:style-name="P35"><text:a xlink:type="simple" xlink:href="#id96">tstamp</text:a>, optional, xs:decimal, 0 - ∞</text:p>
        </text:list-item>
        <text:list-item>
          <text:p text:style-name="P35"><text:a xlink:type="simple" xlink:href="#id37">xml:id</text:a>, optional, xs:ID</text:p>
        </text:list-item>
      </text:list>
      <text:h text:style-name="P241" text:outline-level="1">Module:</text:h>
      <text:p text:style-name="Text_20_body">midi</text:p>
      <text:h text:style-name="P1" text:outline-level="1"><text:bookmark text:name="id60"/>&lt;choice&gt; choice</text:h>
      <text:h text:style-name="P241"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text:p>
      <text:h text:style-name="P241" text:outline-level="1">May contain:</text:h>
      <text:p text:style-name="Text_20_body"><text:a xlink:type="simple" xlink:href="#id211">abbr</text:a>, <text:a xlink:type="simple" xlink:href="#id60">choice</text:a>, <text:a xlink:type="simple" xlink:href="#id63">corr</text:a>, <text:a xlink:type="simple" xlink:href="#id1248">expan</text:a>, <text:a xlink:type="simple" xlink:href="#id1225">orig</text:a>, <text:a xlink:type="simple" xlink:href="#id1228">reg</text:a>, <text:a xlink:type="simple" xlink:href="#id1235">sic</text:a>, <text:a xlink:type="simple" xlink:href="#id1243">unclear</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64507" text:style-name="L35">
        <text:list-item>
          <text:p text:style-name="P36"><text:a xlink:type="simple" xlink:href="#id38">n</text:a>, optional, xs:NMTOKEN</text:p>
        </text:list-item>
        <text:list-item>
          <text:p text:style-name="P36"><text:a xlink:type="simple" xlink:href="#id37">xml:id</text:a>, optional, xs:ID</text:p>
        </text:list-item>
      </text:list>
      <text:h text:style-name="P241" text:outline-level="1">Module:</text:h>
      <text:p text:style-name="Text_20_body">edittrans</text:p>
      <text:h text:style-name="P1" text:outline-level="1"><text:bookmark text:name="id106"/><text:soft-page-break/>&lt;chord&gt; chord</text:h>
      <text:h text:style-name="P241" text:outline-level="1">Description:</text:h>
      <text:p text:style-name="Text_20_body">A simultaneous sounding of 2 or more notes in the same layer *with the same duration*.</text:p>
      <text:h text:style-name="P241" text:outline-level="1">May contain:</text:h>
      <text:p text:style-name="Text_20_body"><text:a xlink:type="simple" xlink:href="#id142">artic</text:a>, <text:a xlink:type="simple" xlink:href="#id108">note</text:a> </text:p>
      <text:h text:style-name="P241"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3">damage</text:a>, <text:a xlink:type="simple" xlink:href="#id1221">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89826" text:style-name="L36">
        <text:list-item>
          <text:p text:style-name="P37"><text:a xlink:type="simple" xlink:href="#id501">altsym</text:a>, optional, xs:IDREF</text:p>
        </text:list-item>
        <text:list-item>
          <text:p text:style-name="P37"><text:a xlink:type="simple" xlink:href="#id146">artic</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37"><text:a xlink:type="simple" xlink:href="#id1298">artic.ges</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37"><text:a xlink:type="simple" xlink:href="#id884">beam</text:a>, optional, list of xs:token, "[i|m|t][1-6]", minimum length of 1</text:p>
        </text:list-item>
        <text:list-item>
          <text:p text:style-name="P37"><text:a xlink:type="simple" xlink:href="#id1295">breaksec</text:a>, optional, xs:positiveInteger</text:p>
        </text:list-item>
        <text:list-item>
          <text:p text:style-name="P37"><text:a xlink:type="simple" xlink:href="#id1320">cluster</text:a>, optional, xs:token, whbox, blbox</text:p>
        </text:list-item>
        <text:list-item>
          <text:p text:style-name="P37"><text:a xlink:type="simple" xlink:href="#id88">color</text:a>, optional, xs:token, "(x[0-9A-Fa-f]{6,6}|aqua|black|fuchsia|gray|green|lime|maroon|navy|olive|purple|red|silver|teal|white|yellow)"</text:p>
        </text:list-item>
        <text:list-item>
          <text:p text:style-name="P37"><text:a xlink:type="simple" xlink:href="#id100">copyof</text:a>, optional, xs:IDREF</text:p>
        </text:list-item>
        <text:list-item>
          <text:p text:style-name="P37"><text:a xlink:type="simple" xlink:href="#id101">corresp</text:a>, optional, xs:IDREFS</text:p>
        </text:list-item>
        <text:list-item>
          <text:p text:style-name="P37"><text:a xlink:type="simple" xlink:href="#id877">dots</text:a>, optional, xs:nonNegativeInteger, 0 - 4</text:p>
        </text:list-item>
        <text:list-item>
          <text:p text:style-name="P37"><text:a xlink:type="simple" xlink:href="#id734">dur</text:a>, optional, xs:token, long, breve, 1, 2, 4, 8, 16, 32, 64, 128, 256, 512, 1024, 2048, maxima, longa, brevis, semibrevis, minima, semiminima, fusa, semifusa</text:p>
        </text:list-item>
        <text:list-item>
          <text:p text:style-name="P37"><text:a xlink:type="simple" xlink:href="#id314">dur.ges</text:a>, optional, CDATA</text:p>
        </text:list-item>
        <text:list-item>
          <text:p text:style-name="P37"><text:a xlink:type="simple" xlink:href="#id69">facs</text:a>, optional, xs:IDREFS</text:p>
        </text:list-item>
        <text:list-item>
          <text:p text:style-name="P37"><text:a xlink:type="simple" xlink:href="#id732">fermata</text:a>, optional, xs:token, above, below, within</text:p>
        </text:list-item>
        <text:list-item>
          <text:p text:style-name="P37"><text:a xlink:type="simple" xlink:href="#id1305">grace</text:a>, optional, xs:token, acc, unacc, unknown</text:p>
        </text:list-item>
        <text:list-item>
          <text:p text:style-name="P37"><text:a xlink:type="simple" xlink:href="#id1307">grace.time</text:a>, optional, xs:token, "[0-9]+(\.?[0-9]*)?%"</text:p>
        </text:list-item>
        <text:list-item>
          <text:p text:style-name="P37"><text:a xlink:type="simple" xlink:href="#id130">ho</text:a>, optional, xs:decimal</text:p>
        </text:list-item>
        <text:list-item>
          <text:p text:style-name="P37"><text:a xlink:type="simple" xlink:href="#id482">instr</text:a>, optional, xs:IDREF</text:p>
        </text:list-item>
        <text:list-item>
          <text:p text:style-name="P37"><text:a xlink:type="simple" xlink:href="#id306">layer</text:a>, optional, xs:positiveInteger</text:p>
        </text:list-item>
        <text:list-item>
          <text:p text:style-name="P37"><text:a xlink:type="simple" xlink:href="#id1276">lv</text:a>, optional, xs:token, true, false</text:p>
        </text:list-item>
        <text:list-item>
          <text:p text:style-name="P37"><text:a xlink:type="simple" xlink:href="#id1206">mfunc</text:a>, optional, xs:NMTOKEN</text:p>
        </text:list-item>
        <text:list-item>
          <text:p text:style-name="P37"><text:a xlink:type="simple" xlink:href="#id38">n</text:a>, optional, xs:NMTOKEN</text:p>
        </text:list-item>
        <text:list-item>
          <text:p text:style-name="P37"><text:a xlink:type="simple" xlink:href="#id102">next</text:a>, optional, xs:IDREFS</text:p>
        </text:list-item>
        <text:list-item>
          <text:p text:style-name="P37"><text:a xlink:type="simple" xlink:href="#id103">prev</text:a>, optional, xs:IDREFS</text:p>
        </text:list-item>
        <text:list-item>
          <text:p text:style-name="P37"><text:a xlink:type="simple" xlink:href="#id104">sameas</text:a>, optional, xs:IDREFS</text:p>
        </text:list-item>
        <text:list-item>
          <text:p text:style-name="P37"><text:a xlink:type="simple" xlink:href="#id518">size</text:a>, optional, xs:token, normal, cue</text:p>
        </text:list-item>
        <text:list-item>
          <text:p text:style-name="P37"><text:a xlink:type="simple" xlink:href="#id1269">slur</text:a>, optional, list of xs:token, "[i|m|t][1-6]", minimum length of 1</text:p>
        </text:list-item>
        <text:list-item>
          <text:p text:style-name="P37"><text:soft-page-break/><text:a xlink:type="simple" xlink:href="#id730">staff</text:a>, optional, list of xs:positiveInteger, minimum length of 1</text:p>
        </text:list-item>
        <text:list-item>
          <text:p text:style-name="P37"><text:a xlink:type="simple" xlink:href="#id1282">stem.dir</text:a>, optional, xs:token, up, down</text:p>
        </text:list-item>
        <text:list-item>
          <text:p text:style-name="P37"><text:a xlink:type="simple" xlink:href="#id1284">stem.len</text:a>, optional, xs:decimal</text:p>
        </text:list-item>
        <text:list-item>
          <text:p text:style-name="P37"><text:a xlink:type="simple" xlink:href="#id1289">stem.mod</text:a>, optional, xs:token, 1slash, 2slash, 3slash, 4slash, 5slash, 6slash, sprech, z</text:p>
        </text:list-item>
        <text:list-item>
          <text:p text:style-name="P37"><text:a xlink:type="simple" xlink:href="#id1285">stem.pos</text:a>, optional, xs:token, left, right, center</text:p>
        </text:list-item>
        <text:list-item>
          <text:p text:style-name="P37"><text:a xlink:type="simple" xlink:href="#id1291">stem.with</text:a>, optional, xs:token, above, below</text:p>
        </text:list-item>
        <text:list-item>
          <text:p text:style-name="P37"><text:a xlink:type="simple" xlink:href="#id1287">stem.x</text:a>, optional, xs:decimal</text:p>
        </text:list-item>
        <text:list-item>
          <text:p text:style-name="P37"><text:a xlink:type="simple" xlink:href="#id1288">stem.y</text:a>, optional, xs:decimal</text:p>
        </text:list-item>
        <text:list-item>
          <text:p text:style-name="P37"><text:a xlink:type="simple" xlink:href="#id1196">syl</text:a>, optional, CDATA</text:p>
        </text:list-item>
        <text:list-item>
          <text:p text:style-name="P37"><text:a xlink:type="simple" xlink:href="#id105">synch</text:a>, optional, xs:IDREFS</text:p>
        </text:list-item>
        <text:list-item>
          <text:p text:style-name="P37"><text:a xlink:type="simple" xlink:href="#id1273">tie</text:a>, optional, xs:token, "[i|m|t]"</text:p>
        </text:list-item>
        <text:list-item>
          <text:p text:style-name="P37"><text:a xlink:type="simple" xlink:href="#id155">to</text:a>, optional, xs:decimal</text:p>
        </text:list-item>
        <text:list-item>
          <text:p text:style-name="P37"><text:a xlink:type="simple" xlink:href="#id96">tstamp</text:a>, optional, xs:decimal, 0 - ∞</text:p>
        </text:list-item>
        <text:list-item>
          <text:p text:style-name="P37"><text:a xlink:type="simple" xlink:href="#id309">tstamp.ges</text:a>, optional, xs:nonNegativeInteger</text:p>
        </text:list-item>
        <text:list-item>
          <text:p text:style-name="P37"><text:a xlink:type="simple" xlink:href="#id310">tstamp.real</text:a>, optional, xs:time</text:p>
        </text:list-item>
        <text:list-item>
          <text:p text:style-name="P37"><text:a xlink:type="simple" xlink:href="#id880">tuplet</text:a>, optional, list of xs:token, "[i|m|t][1-6]", minimum length of 1</text:p>
        </text:list-item>
        <text:list-item>
          <text:p text:style-name="P37"><text:a xlink:type="simple" xlink:href="#id470">visible</text:a>, optional, xs:token, true, false</text:p>
        </text:list-item>
        <text:list-item>
          <text:p text:style-name="P37"><text:a xlink:type="simple" xlink:href="#id135">x</text:a>, optional, xs:decimal</text:p>
        </text:list-item>
        <text:list-item>
          <text:p text:style-name="P37"><text:a xlink:type="simple" xlink:href="#id37">xml:id</text:a>, optional, xs:ID</text:p>
        </text:list-item>
        <text:list-item>
          <text:p text:style-name="P37"><text:a xlink:type="simple" xlink:href="#id136">y</text:a>, optional, xs:decimal</text:p>
        </text:list-item>
      </text:list>
      <text:h text:style-name="P241" text:outline-level="1">Module:</text:h>
      <text:p text:style-name="Text_20_body">shared</text:p>
      <text:h text:style-name="P1" text:outline-level="1"><text:bookmark text:name="id362"/>&lt;chorddef&gt; chord definition</text:h>
      <text:h text:style-name="P241"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241" text:outline-level="1">May contain:</text:h>
      <text:p text:style-name="Text_20_body"><text:a xlink:type="simple" xlink:href="#id376">barre</text:a>, <text:a xlink:type="simple" xlink:href="#id364">chordmember</text:a> </text:p>
      <text:h text:style-name="P241" text:outline-level="1">May occur within:</text:h>
      <text:p text:style-name="Text_20_body"><text:a xlink:type="simple" xlink:href="#id360">chordtable</text:a> </text:p>
      <text:h text:style-name="P241" text:outline-level="1">Attributes:</text:h>
      <text:list xml:id="list35464965" text:style-name="L37">
        <text:list-item>
          <text:p text:style-name="P38"><text:a xlink:type="simple" xlink:href="#id38">n</text:a>, optional, xs:NMTOKEN</text:p>
        </text:list-item>
        <text:list-item>
          <text:p text:style-name="P38"><text:a xlink:type="simple" xlink:href="#id379">pos</text:a>, optional, CDATA</text:p>
        </text:list-item>
        <text:list-item>
          <text:p text:style-name="P38"><text:a xlink:type="simple" xlink:href="#id37">xml:id</text:a>, optional, xs:ID</text:p>
        </text:list-item>
      </text:list>
      <text:h text:style-name="P241" text:outline-level="1">Module:</text:h>
      <text:p text:style-name="Text_20_body">harmony</text:p>
      <text:h text:style-name="P1" text:outline-level="1"><text:bookmark text:name="id364"/><text:soft-page-break/>&lt;chordmember&gt; chord member</text:h>
      <text:h text:style-name="P241"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241" text:outline-level="1">May contain:</text:h>
      <text:p text:style-name="Text_20_body">EMPTY</text:p>
      <text:h text:style-name="P241" text:outline-level="1">May occur within:</text:h>
      <text:p text:style-name="Text_20_body"><text:a xlink:type="simple" xlink:href="#id362">chorddef</text:a> </text:p>
      <text:h text:style-name="P241" text:outline-level="1">Attributes:</text:h>
      <text:list xml:id="list35483223" text:style-name="L38">
        <text:list-item>
          <text:p text:style-name="P39"><text:a xlink:type="simple" xlink:href="#id367">accid.ges</text:a>, optional, xs:token, s, f, ss, ff, n</text:p>
        </text:list-item>
        <text:list-item>
          <text:p text:style-name="P39"><text:a xlink:type="simple" xlink:href="#id374">fing</text:a>, optional, xs:positiveInteger, xs:token</text:p>
        </text:list-item>
        <text:list-item>
          <text:p text:style-name="P39"><text:a xlink:type="simple" xlink:href="#id370">fret</text:a>, optional, xs:positiveInteger, 1 - 5</text:p>
        </text:list-item>
        <text:list-item>
          <text:p text:style-name="P39"><text:a xlink:type="simple" xlink:href="#id373">inth</text:a>, optional, xs:NMTOKENS</text:p>
        </text:list-item>
        <text:list-item>
          <text:p text:style-name="P39"><text:a xlink:type="simple" xlink:href="#id38">n</text:a>, optional, xs:NMTOKEN</text:p>
        </text:list-item>
        <text:list-item>
          <text:p text:style-name="P39"><text:a xlink:type="simple" xlink:href="#id333">oct</text:a>, optional, xs:nonNegativeInteger, 0 - 9</text:p>
        </text:list-item>
        <text:list-item>
          <text:p text:style-name="P39"><text:a xlink:type="simple" xlink:href="#id330">pname</text:a>, optional, xs:token, "[a-g]"</text:p>
        </text:list-item>
        <text:list-item>
          <text:p text:style-name="P39"><text:a xlink:type="simple" xlink:href="#id37">xml:id</text:a>, optional, xs:ID</text:p>
        </text:list-item>
      </text:list>
      <text:h text:style-name="P241" text:outline-level="1">Module:</text:h>
      <text:p text:style-name="Text_20_body">harmony</text:p>
      <text:h text:style-name="P1" text:outline-level="1"><text:bookmark text:name="id360"/>&lt;chordtable&gt; chord table</text:h>
      <text:h text:style-name="P241" text:outline-level="1">Description:</text:h>
      <text:p text:style-name="Text_20_body">Chord/tablature look-up table. A table may be shared between MEI instances through the use of an external parsed entity containing the look-up table to be shared.</text:p>
      <text:h text:style-name="P241" text:outline-level="1">May contain:</text:h>
      <text:p text:style-name="Text_20_body"><text:a xlink:type="simple" xlink:href="#id362">chorddef</text:a> </text:p>
      <text:h text:style-name="P241" text:outline-level="1">May occur within:</text:h>
      <text:p text:style-name="Text_20_body"><text:a xlink:type="simple" xlink:href="#id343">scoredef</text:a> </text:p>
      <text:h text:style-name="P241" text:outline-level="1">Attributes:</text:h>
      <text:list xml:id="list35473212" text:style-name="L39">
        <text:list-item>
          <text:p text:style-name="P40"><text:a xlink:type="simple" xlink:href="#id38">n</text:a>, optional, xs:NMTOKEN</text:p>
        </text:list-item>
        <text:list-item>
          <text:p text:style-name="P40"><text:a xlink:type="simple" xlink:href="#id37">xml:id</text:a>, optional, xs:ID</text:p>
        </text:list-item>
      </text:list>
      <text:h text:style-name="P241" text:outline-level="1"><text:soft-page-break/>Module:</text:h>
      <text:p text:style-name="Text_20_body">harmony</text:p>
      <text:h text:style-name="P1" text:outline-level="1"><text:bookmark text:name="id1460"/>&lt;classcode&gt; classification code</text:h>
      <text:h text:style-name="P241" text:outline-level="1">Description:</text:h>
      <text:p text:style-name="Text_20_body">Library of Congress subject or call number, or a thesaurus or ontology citation, for example. The source of controlled-vocabulary terms used in the &lt;keywords&gt; element.</text:p>
      <text:h text:style-name="P241" text:outline-level="1">May contain:</text:h>
      <text:p text:style-name="Text_20_body">EMPTY</text:p>
      <text:h text:style-name="P241" text:outline-level="1">May occur within:</text:h>
      <text:p text:style-name="Text_20_body"><text:a xlink:type="simple" xlink:href="#id1458">classification</text:a> </text:p>
      <text:h text:style-name="P241" text:outline-level="1">Attributes:</text:h>
      <text:list xml:id="list35480854" text:style-name="L40">
        <text:list-item>
          <text:p text:style-name="P41"><text:a xlink:type="simple" xlink:href="#id1043">analog</text:a>, optional, CDATA</text:p>
        </text:list-item>
        <text:list-item>
          <text:p text:style-name="P41"><text:a xlink:type="simple" xlink:href="#id38">n</text:a>, optional, xs:NMTOKEN</text:p>
        </text:list-item>
        <text:list-item>
          <text:p text:style-name="P41"><text:a xlink:type="simple" xlink:href="#id37">xml:id</text:a>, optional, xs:ID</text:p>
        </text:list-item>
      </text:list>
      <text:h text:style-name="P241" text:outline-level="1">Module:</text:h>
      <text:p text:style-name="Text_20_body">header</text:p>
      <text:h text:style-name="P1" text:outline-level="1"><text:bookmark text:name="id1458"/>&lt;classification&gt; classification</text:h>
      <text:h text:style-name="P241"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241" text:outline-level="1">May contain:</text:h>
      <text:p text:style-name="Text_20_body"><text:a xlink:type="simple" xlink:href="#id1460">classcode</text:a>, <text:a xlink:type="simple" xlink:href="#id1462">keywords</text:a> </text:p>
      <text:h text:style-name="P241" text:outline-level="1">May occur within:</text:h>
      <text:p text:style-name="Text_20_body"><text:a xlink:type="simple" xlink:href="#id1513">profiledesc</text:a>, <text:a xlink:type="simple" xlink:href="#id1399">source</text:a> </text:p>
      <text:h text:style-name="P241" text:outline-level="1">Attributes:</text:h>
      <text:list xml:id="list35471515" text:style-name="L41">
        <text:list-item>
          <text:p text:style-name="P42"><text:a xlink:type="simple" xlink:href="#id1043">analog</text:a>, optional, CDATA</text:p>
        </text:list-item>
        <text:list-item>
          <text:p text:style-name="P42"><text:a xlink:type="simple" xlink:href="#id38">n</text:a>, optional, xs:NMTOKEN</text:p>
        </text:list-item>
        <text:list-item>
          <text:p text:style-name="P42"><text:a xlink:type="simple" xlink:href="#id37">xml:id</text:a>, optional, xs:ID</text:p>
        </text:list-item>
      </text:list>
      <text:h text:style-name="P241" text:outline-level="1">Module:</text:h>
      <text:p text:style-name="Text_20_body">header</text:p>
      <text:h text:style-name="P1" text:outline-level="1"><text:bookmark text:name="id484"/><text:soft-page-break/>&lt;clef&gt; clef</text:h>
      <text:h text:style-name="P241"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241" text:outline-level="1">May contain:</text:h>
      <text:p text:style-name="Text_20_body">EMPTY</text:p>
      <text:h text:style-name="P241" text:outline-level="1">May occur within:</text:h>
      <text:p text:style-name="Text_20_body"><text:a xlink:type="simple" xlink:href="#id862">clefchange</text:a>, <text:a xlink:type="simple" xlink:href="#id453">staffdef</text:a> </text:p>
      <text:h text:style-name="P241" text:outline-level="1">Attributes:</text:h>
      <text:list xml:id="list35468441" text:style-name="L42">
        <text:list-item>
          <text:p text:style-name="P43"><text:a xlink:type="simple" xlink:href="#id501">altsym</text:a>, optional, xs:IDREF</text:p>
        </text:list-item>
        <text:list-item>
          <text:p text:style-name="P43"><text:a xlink:type="simple" xlink:href="#id88">color</text:a>, optional, xs:token, "(x[0-9A-Fa-f]{6,6}|aqua|black|fuchsia|gray|green|lime|maroon|navy|olive|purple|red|silver|teal|white|yellow)"</text:p>
        </text:list-item>
        <text:list-item>
          <text:p text:style-name="P43"><text:a xlink:type="simple" xlink:href="#id100">copyof</text:a>, optional, xs:IDREF</text:p>
        </text:list-item>
        <text:list-item>
          <text:p text:style-name="P43"><text:a xlink:type="simple" xlink:href="#id101">corresp</text:a>, optional, xs:IDREFS</text:p>
        </text:list-item>
        <text:list-item>
          <text:p text:style-name="P43"><text:a xlink:type="simple" xlink:href="#id495">dis</text:a>, optional, xs:positiveInteger, "([\-+]?[0-9]+) &amp; (8|15|22)"</text:p>
        </text:list-item>
        <text:list-item>
          <text:p text:style-name="P43"><text:a xlink:type="simple" xlink:href="#id497">dis.place</text:a>, optional, xs:token, above, below</text:p>
        </text:list-item>
        <text:list-item>
          <text:p text:style-name="P43"><text:a xlink:type="simple" xlink:href="#id69">facs</text:a>, optional, xs:IDREFS</text:p>
        </text:list-item>
        <text:list-item>
          <text:p text:style-name="P43"><text:a xlink:type="simple" xlink:href="#id492">line</text:a>, optional, xs:positiveInteger</text:p>
        </text:list-item>
        <text:list-item>
          <text:p text:style-name="P43"><text:a xlink:type="simple" xlink:href="#id38">n</text:a>, optional, xs:NMTOKEN</text:p>
        </text:list-item>
        <text:list-item>
          <text:p text:style-name="P43"><text:a xlink:type="simple" xlink:href="#id102">next</text:a>, optional, xs:IDREFS</text:p>
        </text:list-item>
        <text:list-item>
          <text:p text:style-name="P43"><text:a xlink:type="simple" xlink:href="#id333">oct</text:a>, optional, xs:nonNegativeInteger, 0 - 9</text:p>
        </text:list-item>
        <text:list-item>
          <text:p text:style-name="P43"><text:a xlink:type="simple" xlink:href="#id103">prev</text:a>, optional, xs:IDREFS</text:p>
        </text:list-item>
        <text:list-item>
          <text:p text:style-name="P43"><text:a xlink:type="simple" xlink:href="#id104">sameas</text:a>, optional, xs:IDREFS</text:p>
        </text:list-item>
        <text:list-item>
          <text:p text:style-name="P43"><text:a xlink:type="simple" xlink:href="#id489">shape</text:a>, optional, xs:token, G, GG, F, C, perc, TAB</text:p>
        </text:list-item>
        <text:list-item>
          <text:p text:style-name="P43"><text:a xlink:type="simple" xlink:href="#id105">synch</text:a>, optional, xs:IDREFS</text:p>
        </text:list-item>
        <text:list-item>
          <text:p text:style-name="P43"><text:a xlink:type="simple" xlink:href="#id37">xml:id</text:a>, optional, xs:ID</text:p>
        </text:list-item>
      </text:list>
      <text:h text:style-name="P241" text:outline-level="1">Module:</text:h>
      <text:p text:style-name="Text_20_body">shared</text:p>
      <text:h text:style-name="P1" text:outline-level="1"><text:bookmark text:name="id862"/>&lt;clefchange&gt; clef change</text:h>
      <text:h text:style-name="P241" text:outline-level="1">Description:</text:h>
      <text:p text:style-name="Text_20_body">A change of clef not occurring at a barline.</text:p>
      <text:h text:style-name="P241" text:outline-level="1">May contain:</text:h>
      <text:p text:style-name="Text_20_body"><text:a xlink:type="simple" xlink:href="#id484">clef</text:a> </text:p>
      <text:h text:style-name="P241" text:outline-level="1"><text:soft-page-break/>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92302" text:style-name="L43">
        <text:list-item>
          <text:p text:style-name="P44"><text:a xlink:type="simple" xlink:href="#id501">altsym</text:a>, optional, xs:IDREF</text:p>
        </text:list-item>
        <text:list-item>
          <text:p text:style-name="P44"><text:a xlink:type="simple" xlink:href="#id88">color</text:a>, optional, xs:token, "(x[0-9A-Fa-f]{6,6}|aqua|black|fuchsia|gray|green|lime|maroon|navy|olive|purple|red|silver|teal|white|yellow)"</text:p>
        </text:list-item>
        <text:list-item>
          <text:p text:style-name="P44"><text:a xlink:type="simple" xlink:href="#id100">copyof</text:a>, optional, xs:IDREF</text:p>
        </text:list-item>
        <text:list-item>
          <text:p text:style-name="P44"><text:a xlink:type="simple" xlink:href="#id101">corresp</text:a>, optional, xs:IDREFS</text:p>
        </text:list-item>
        <text:list-item>
          <text:p text:style-name="P44"><text:a xlink:type="simple" xlink:href="#id495">dis</text:a>, optional, xs:positiveInteger, "([\-+]?[0-9]+) &amp; (8|15|22)"</text:p>
        </text:list-item>
        <text:list-item>
          <text:p text:style-name="P44"><text:a xlink:type="simple" xlink:href="#id497">dis.place</text:a>, optional, xs:token, above, below</text:p>
        </text:list-item>
        <text:list-item>
          <text:p text:style-name="P44"><text:a xlink:type="simple" xlink:href="#id69">facs</text:a>, optional, xs:IDREFS</text:p>
        </text:list-item>
        <text:list-item>
          <text:p text:style-name="P44"><text:a xlink:type="simple" xlink:href="#id306">layer</text:a>, optional, xs:positiveInteger</text:p>
        </text:list-item>
        <text:list-item>
          <text:p text:style-name="P44"><text:a xlink:type="simple" xlink:href="#id492">line</text:a>, optional, xs:positiveInteger</text:p>
        </text:list-item>
        <text:list-item>
          <text:p text:style-name="P44"><text:a xlink:type="simple" xlink:href="#id38">n</text:a>, optional, xs:NMTOKEN</text:p>
        </text:list-item>
        <text:list-item>
          <text:p text:style-name="P44"><text:a xlink:type="simple" xlink:href="#id102">next</text:a>, optional, xs:IDREFS</text:p>
        </text:list-item>
        <text:list-item>
          <text:p text:style-name="P44"><text:a xlink:type="simple" xlink:href="#id333">oct</text:a>, optional, xs:nonNegativeInteger, 0 - 9</text:p>
        </text:list-item>
        <text:list-item>
          <text:p text:style-name="P44"><text:a xlink:type="simple" xlink:href="#id103">prev</text:a>, optional, xs:IDREFS</text:p>
        </text:list-item>
        <text:list-item>
          <text:p text:style-name="P44"><text:a xlink:type="simple" xlink:href="#id104">sameas</text:a>, optional, xs:IDREFS</text:p>
        </text:list-item>
        <text:list-item>
          <text:p text:style-name="P44"><text:a xlink:type="simple" xlink:href="#id489">shape</text:a>, optional, xs:token, G, GG, F, C, perc, TAB</text:p>
        </text:list-item>
        <text:list-item>
          <text:p text:style-name="P44"><text:a xlink:type="simple" xlink:href="#id730">staff</text:a>, optional, list of xs:positiveInteger, minimum length of 1</text:p>
        </text:list-item>
        <text:list-item>
          <text:p text:style-name="P44"><text:a xlink:type="simple" xlink:href="#id105">synch</text:a>, optional, xs:IDREFS</text:p>
        </text:list-item>
        <text:list-item>
          <text:p text:style-name="P44"><text:a xlink:type="simple" xlink:href="#id96">tstamp</text:a>, optional, xs:decimal, 0 - ∞</text:p>
        </text:list-item>
        <text:list-item>
          <text:p text:style-name="P44"><text:a xlink:type="simple" xlink:href="#id309">tstamp.ges</text:a>, optional, xs:nonNegativeInteger</text:p>
        </text:list-item>
        <text:list-item>
          <text:p text:style-name="P44"><text:a xlink:type="simple" xlink:href="#id310">tstamp.real</text:a>, optional, xs:time</text:p>
        </text:list-item>
        <text:list-item>
          <text:p text:style-name="P44"><text:a xlink:type="simple" xlink:href="#id37">xml:id</text:a>, optional, xs:ID</text:p>
        </text:list-item>
      </text:list>
      <text:h text:style-name="P241" text:outline-level="1">Module:</text:h>
      <text:p text:style-name="Text_20_body">shared</text:p>
      <text:h text:style-name="P1" text:outline-level="1"><text:bookmark text:name="id1404"/>&lt;condition&gt; condition</text:h>
      <text:h text:style-name="P241"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01">physdesc</text:a> </text:p>
      <text:h text:style-name="P241" text:outline-level="1"><text:soft-page-break/>Attributes:</text:h>
      <text:list xml:id="list35482229" text:style-name="L44">
        <text:list-item>
          <text:p text:style-name="P45"><text:a xlink:type="simple" xlink:href="#id1043">analog</text:a>, optional, CDATA</text:p>
        </text:list-item>
        <text:list-item>
          <text:p text:style-name="P45"><text:a xlink:type="simple" xlink:href="#id38">n</text:a>, optional, xs:NMTOKEN</text:p>
        </text:list-item>
        <text:list-item>
          <text:p text:style-name="P45"><text:a xlink:type="simple" xlink:href="#id37">xml:id</text:a>, optional, xs:ID</text:p>
        </text:list-item>
        <text:list-item>
          <text:p text:style-name="P45"><text:a xlink:type="simple" xlink:href="#id248">xml:lang</text:a>, optional, xs:language</text:p>
        </text:list-item>
      </text:list>
      <text:h text:style-name="P241" text:outline-level="1">Module:</text:h>
      <text:p text:style-name="Text_20_body">header</text:p>
      <text:h text:style-name="P1" text:outline-level="1"><text:bookmark text:name="id1051"/>&lt;corpname&gt; corporate name</text:h>
      <text:h text:style-name="P241"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352">respstmt</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94798" text:style-name="L45">
        <text:list-item>
          <text:p text:style-name="P46"><text:a xlink:type="simple" xlink:href="#id1043">analog</text:a>, optional, CDATA</text:p>
        </text:list-item>
        <text:list-item>
          <text:p text:style-name="P46"><text:a xlink:type="simple" xlink:href="#id1046">authority</text:a>, optional, CDATA</text:p>
        </text:list-item>
        <text:list-item>
          <text:p text:style-name="P46"><text:a xlink:type="simple" xlink:href="#id1062">cert</text:a>, optional, xs:token, high, medium, low, unknown</text:p>
        </text:list-item>
        <text:list-item>
          <text:p text:style-name="P46"><text:a xlink:type="simple" xlink:href="#id1047">dbkey</text:a>, optional, xs:NMTOKEN</text:p>
        </text:list-item>
        <text:list-item>
          <text:p text:style-name="P46"><text:a xlink:type="simple" xlink:href="#id1055">enddate</text:a>, optional, xs:date, xs:gYear, xs:gMonth, xs:gDay, xs:gYearMonth, xs:gMonthDay, xs:time, xs:dateTime, xs:token</text:p>
        </text:list-item>
        <text:list-item>
          <text:p text:style-name="P46"><text:a xlink:type="simple" xlink:href="#id1064">evidence</text:a>, optional, xs:NMTOKEN</text:p>
        </text:list-item>
        <text:list-item>
          <text:p text:style-name="P46"><text:a xlink:type="simple" xlink:href="#id69">facs</text:a>, optional, xs:IDREFS</text:p>
        </text:list-item>
        <text:list-item>
          <text:p text:style-name="P46"><text:a xlink:type="simple" xlink:href="#id38">n</text:a>, optional, xs:NMTOKEN</text:p>
        </text:list-item>
        <text:list-item>
          <text:p text:style-name="P46"><text:a xlink:type="simple" xlink:href="#id1057">notafter</text:a>, optional, xs:date, xs:gYear, xs:gMonth, xs:gDay, xs:gYearMonth, xs:gMonthDay, xs:time, xs:dateTime, xs:token</text:p>
        </text:list-item>
        <text:list-item>
          <text:p text:style-name="P46"><text:a xlink:type="simple" xlink:href="#id1058">notbefore</text:a>, optional, xs:date, xs:gYear, xs:gMonth, xs:gDay, xs:gYearMonth, xs:gMonthDay, xs:time, xs:dateTime, xs:token</text:p>
        </text:list-item>
        <text:list-item>
          <text:p text:style-name="P46"><text:a xlink:type="simple" xlink:href="#id1048">nymref</text:a>, optional, xs:IDREF</text:p>
        </text:list-item>
        <text:list-item>
          <text:p text:style-name="P46"><text:soft-page-break/><text:a xlink:type="simple" xlink:href="#id1059">reg</text:a>, optional, xs:date, xs:gYear, xs:gMonth, xs:gDay, xs:gYearMonth, xs:gMonthDay, xs:time, xs:dateTime, xs:token</text:p>
        </text:list-item>
        <text:list-item>
          <text:p text:style-name="P46"><text:a xlink:type="simple" xlink:href="#id317">resp</text:a>, optional, xs:IDREFS</text:p>
        </text:list-item>
        <text:list-item>
          <text:p text:style-name="P46"><text:a xlink:type="simple" xlink:href="#id1049">role</text:a>, optional, CDATA</text:p>
        </text:list-item>
        <text:list-item>
          <text:p text:style-name="P46"><text:a xlink:type="simple" xlink:href="#id227">source</text:a>, optional, xs:IDREFS</text:p>
        </text:list-item>
        <text:list-item>
          <text:p text:style-name="P46"><text:a xlink:type="simple" xlink:href="#id1060">startdate</text:a>, optional, xs:date, xs:gYear, xs:gMonth, xs:gDay, xs:gYearMonth, xs:gMonthDay, xs:time, xs:dateTime, xs:token</text:p>
        </text:list-item>
        <text:list-item>
          <text:p text:style-name="P46"><text:a xlink:type="simple" xlink:href="#id180">subtype</text:a>, optional, xs:NMTOKEN</text:p>
        </text:list-item>
        <text:list-item>
          <text:p text:style-name="P46"><text:a xlink:type="simple" xlink:href="#id179">type</text:a>, optional, xs:NMTOKEN</text:p>
        </text:list-item>
        <text:list-item>
          <text:p text:style-name="P46"><text:a xlink:type="simple" xlink:href="#id37">xml:id</text:a>, optional, xs:ID</text:p>
        </text:list-item>
        <text:list-item>
          <text:p text:style-name="P46"><text:a xlink:type="simple" xlink:href="#id248">xml:lang</text:a>, optional, xs:language</text:p>
        </text:list-item>
      </text:list>
      <text:h text:style-name="P241" text:outline-level="1">Module:</text:h>
      <text:p text:style-name="Text_20_body">namesdates</text:p>
      <text:h text:style-name="P1" text:outline-level="1"><text:bookmark text:name="id63"/>&lt;corr&gt; correction</text:h>
      <text:h text:style-name="P241"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90007" text:style-name="L46">
        <text:list-item>
          <text:p text:style-name="P47"><text:a xlink:type="simple" xlink:href="#id1062">cert</text:a>, optional, xs:token, high, medium, low, unknown</text:p>
        </text:list-item>
        <text:list-item>
          <text:p text:style-name="P47"><text:a xlink:type="simple" xlink:href="#id1064">evidence</text:a>, optional, xs:NMTOKEN</text:p>
        </text:list-item>
        <text:list-item>
          <text:p text:style-name="P47"><text:a xlink:type="simple" xlink:href="#id1174">hand</text:a>, optional, xs:IDREF</text:p>
        </text:list-item>
        <text:list-item>
          <text:p text:style-name="P47"><text:a xlink:type="simple" xlink:href="#id38">n</text:a>, optional, xs:NMTOKEN</text:p>
        </text:list-item>
        <text:list-item>
          <text:p text:style-name="P47"><text:a xlink:type="simple" xlink:href="#id317">resp</text:a>, optional, xs:IDREFS</text:p>
        </text:list-item>
        <text:list-item>
          <text:p text:style-name="P47"><text:a xlink:type="simple" xlink:href="#id1176">seq</text:a>, optional, xs:positiveInteger</text:p>
        </text:list-item>
        <text:list-item>
          <text:p text:style-name="P47"><text:soft-page-break/><text:a xlink:type="simple" xlink:href="#id227">source</text:a>, optional, xs:IDREFS</text:p>
        </text:list-item>
        <text:list-item>
          <text:p text:style-name="P47"><text:a xlink:type="simple" xlink:href="#id37">xml:id</text:a>, optional, xs:ID</text:p>
        </text:list-item>
      </text:list>
      <text:h text:style-name="P241" text:outline-level="1">Module:</text:h>
      <text:p text:style-name="Text_20_body">edittrans</text:p>
      <text:h text:style-name="P1" text:outline-level="1"><text:bookmark text:name="id1493"/>&lt;correction&gt; correction</text:h>
      <text:h text:style-name="P241" text:outline-level="1">Description:</text:h>
      <text:p text:style-name="Text_20_body">States how and under what circumstances corrections have been made in the text.</text:p>
      <text:h text:style-name="P241" text:outline-level="1">May contain:</text:h>
      <text:p text:style-name="Text_20_body"><text:a xlink:type="simple" xlink:href="#id262">p</text:a> </text:p>
      <text:h text:style-name="P241" text:outline-level="1">May occur within:</text:h>
      <text:p text:style-name="Text_20_body"><text:a xlink:type="simple" xlink:href="#id1490">editorialdecl</text:a> </text:p>
      <text:h text:style-name="P241" text:outline-level="1">Attributes:</text:h>
      <text:list xml:id="list35482123" text:style-name="L47">
        <text:list-item>
          <text:p text:style-name="P48"><text:a xlink:type="simple" xlink:href="#id1043">analog</text:a>, optional, CDATA</text:p>
        </text:list-item>
        <text:list-item>
          <text:p text:style-name="P48"><text:a xlink:type="simple" xlink:href="#id1498">corrlevel</text:a>, optional, xs:token, high, medium, low, unknown</text:p>
        </text:list-item>
        <text:list-item>
          <text:p text:style-name="P48"><text:a xlink:type="simple" xlink:href="#id1497">method</text:a>, optional, xs:token, silent, tags</text:p>
        </text:list-item>
        <text:list-item>
          <text:p text:style-name="P48"><text:a xlink:type="simple" xlink:href="#id38">n</text:a>, optional, xs:NMTOKEN</text:p>
        </text:list-item>
        <text:list-item>
          <text:p text:style-name="P48"><text:a xlink:type="simple" xlink:href="#id37">xml:id</text:a>, optional, xs:ID</text:p>
        </text:list-item>
        <text:list-item>
          <text:p text:style-name="P48"><text:a xlink:type="simple" xlink:href="#id248">xml:lang</text:a>, optional, xs:language</text:p>
        </text:list-item>
      </text:list>
      <text:h text:style-name="P241" text:outline-level="1">Module:</text:h>
      <text:p text:style-name="Text_20_body">header</text:p>
      <text:h text:style-name="P1" text:outline-level="1"><text:bookmark text:name="id1516"/>&lt;creation&gt; creation</text:h>
      <text:h text:style-name="P241" text:outline-level="1">Description:</text:h>
      <text:p text:style-name="Text_20_body">Non-bibliographic creation details for the work being encoded, in narrative form. Contains phrases describing the origin of the text, e.g. the date, place, and circumstances of its composition.</text:p>
      <text:h text:style-name="P241" text:outline-level="1">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P241" text:outline-level="1">May occur within:</text:h>
      <text:p text:style-name="Text_20_body"><text:a xlink:type="simple" xlink:href="#id1513">profiledesc</text:a> </text:p>
      <text:h text:style-name="P241" text:outline-level="1">Attributes:</text:h>
      <text:list xml:id="list35470084" text:style-name="L48">
        <text:list-item>
          <text:p text:style-name="P49"><text:a xlink:type="simple" xlink:href="#id1043">analog</text:a>, optional, CDATA</text:p>
        </text:list-item>
        <text:list-item>
          <text:p text:style-name="P49"><text:a xlink:type="simple" xlink:href="#id38">n</text:a>, optional, xs:NMTOKEN</text:p>
        </text:list-item>
        <text:list-item>
          <text:p text:style-name="P49"><text:a xlink:type="simple" xlink:href="#id37">xml:id</text:a>, optional, xs:ID</text:p>
        </text:list-item>
        <text:list-item>
          <text:p text:style-name="P49"><text:soft-page-break/><text:a xlink:type="simple" xlink:href="#id248">xml:lang</text:a>, optional, xs:language</text:p>
        </text:list-item>
      </text:list>
      <text:h text:style-name="P241" text:outline-level="1">Module:</text:h>
      <text:p text:style-name="Text_20_body">header</text:p>
      <text:h text:style-name="P1" text:outline-level="1"><text:bookmark text:name="id698"/>&lt;cue&gt; cue</text:h>
      <text:h text:style-name="P241" text:outline-level="1">Description:</text:h>
      <text:p text:style-name="Text_20_body">MIDI cue point.</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66635" text:style-name="L49">
        <text:list-item>
          <text:p text:style-name="P50"><text:a xlink:type="simple" xlink:href="#id100">copyof</text:a>, optional, xs:IDREF</text:p>
        </text:list-item>
        <text:list-item>
          <text:p text:style-name="P50"><text:a xlink:type="simple" xlink:href="#id101">corresp</text:a>, optional, xs:IDREFS</text:p>
        </text:list-item>
        <text:list-item>
          <text:p text:style-name="P50"><text:a xlink:type="simple" xlink:href="#id306">layer</text:a>, optional, xs:positiveInteger</text:p>
        </text:list-item>
        <text:list-item>
          <text:p text:style-name="P50"><text:a xlink:type="simple" xlink:href="#id38">n</text:a>, optional, xs:NMTOKEN</text:p>
        </text:list-item>
        <text:list-item>
          <text:p text:style-name="P50"><text:a xlink:type="simple" xlink:href="#id102">next</text:a>, optional, xs:IDREFS</text:p>
        </text:list-item>
        <text:list-item>
          <text:p text:style-name="P50"><text:a xlink:type="simple" xlink:href="#id103">prev</text:a>, optional, xs:IDREFS</text:p>
        </text:list-item>
        <text:list-item>
          <text:p text:style-name="P50"><text:a xlink:type="simple" xlink:href="#id104">sameas</text:a>, optional, xs:IDREFS</text:p>
        </text:list-item>
        <text:list-item>
          <text:p text:style-name="P50"><text:a xlink:type="simple" xlink:href="#id688">staff</text:a>, required, list of xs:positiveInteger, minimum length of 1</text:p>
        </text:list-item>
        <text:list-item>
          <text:p text:style-name="P50"><text:a xlink:type="simple" xlink:href="#id105">synch</text:a>, optional, xs:IDREFS</text:p>
        </text:list-item>
        <text:list-item>
          <text:p text:style-name="P50"><text:a xlink:type="simple" xlink:href="#id96">tstamp</text:a>, optional, xs:decimal, 0 - ∞</text:p>
        </text:list-item>
        <text:list-item>
          <text:p text:style-name="P50"><text:a xlink:type="simple" xlink:href="#id37">xml:id</text:a>, optional, xs:ID</text:p>
        </text:list-item>
      </text:list>
      <text:h text:style-name="P241" text:outline-level="1">Module:</text:h>
      <text:p text:style-name="Text_20_body">midi</text:p>
      <text:h text:style-name="P1" text:outline-level="1"><text:bookmark text:name="id172"/>&lt;curve&gt; curve</text:h>
      <text:h text:style-name="P241"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text:soft-page-break/>must contain one or more values of the NUMBER datatype. The rend attribute captures the appearance of the curve.</text:p>
      <text:h text:style-name="P241" text:outline-level="1">May contain:</text:h>
      <text:p text:style-name="Text_20_body">EMPTY</text:p>
      <text:h text:style-name="P241"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1" text:outline-level="1">Attributes:</text:h>
      <text:list xml:id="list35468077" text:style-name="L50">
        <text:list-item>
          <text:p text:style-name="P51"><text:a xlink:type="simple" xlink:href="#id195">bezier</text:a>, optional, list of xs:integer, minimum length of 1</text:p>
        </text:list-item>
        <text:list-item>
          <text:p text:style-name="P51"><text:a xlink:type="simple" xlink:href="#id196">bulge</text:a>, optional, list of xs:decimal, minimum length of 1</text:p>
        </text:list-item>
        <text:list-item>
          <text:p text:style-name="P51"><text:a xlink:type="simple" xlink:href="#id88">color</text:a>, optional, xs:token, "(x[0-9A-Fa-f]{6,6}|aqua|black|fuchsia|gray|green|lime|maroon|navy|olive|purple|red|silver|teal|white|yellow)"</text:p>
        </text:list-item>
        <text:list-item>
          <text:p text:style-name="P51"><text:a xlink:type="simple" xlink:href="#id100">copyof</text:a>, optional, xs:IDREF</text:p>
        </text:list-item>
        <text:list-item>
          <text:p text:style-name="P51"><text:a xlink:type="simple" xlink:href="#id101">corresp</text:a>, optional, xs:IDREFS</text:p>
        </text:list-item>
        <text:list-item>
          <text:p text:style-name="P51"><text:a xlink:type="simple" xlink:href="#id197">curvedir</text:a>, optional, xs:token, above, below</text:p>
        </text:list-item>
        <text:list-item>
          <text:p text:style-name="P51"><text:a xlink:type="simple" xlink:href="#id184">endho</text:a>, optional, xs:decimal</text:p>
        </text:list-item>
        <text:list-item>
          <text:p text:style-name="P51"><text:a xlink:type="simple" xlink:href="#id177">endid</text:a>, optional, xs:IDREF</text:p>
        </text:list-item>
        <text:list-item>
          <text:p text:style-name="P51"><text:a xlink:type="simple" xlink:href="#id187">endto</text:a>, optional, xs:decimal</text:p>
        </text:list-item>
        <text:list-item>
          <text:p text:style-name="P51"><text:a xlink:type="simple" xlink:href="#id190">endvo</text:a>, optional, xs:decimal</text:p>
        </text:list-item>
        <text:list-item>
          <text:p text:style-name="P51"><text:a xlink:type="simple" xlink:href="#id69">facs</text:a>, optional, xs:IDREFS</text:p>
        </text:list-item>
        <text:list-item>
          <text:p text:style-name="P51"><text:a xlink:type="simple" xlink:href="#id130">ho</text:a>, optional, xs:decimal</text:p>
        </text:list-item>
        <text:list-item>
          <text:p text:style-name="P51"><text:a xlink:type="simple" xlink:href="#id38">n</text:a>, optional, xs:NMTOKEN</text:p>
        </text:list-item>
        <text:list-item>
          <text:p text:style-name="P51"><text:a xlink:type="simple" xlink:href="#id102">next</text:a>, optional, xs:IDREFS</text:p>
        </text:list-item>
        <text:list-item>
          <text:p text:style-name="P51"><text:a xlink:type="simple" xlink:href="#id103">prev</text:a>, optional, xs:IDREFS</text:p>
        </text:list-item>
        <text:list-item>
          <text:p text:style-name="P51"><text:a xlink:type="simple" xlink:href="#id199">rend</text:a>, optional, xs:token, medium, wide, dashed, dotted</text:p>
        </text:list-item>
        <text:list-item>
          <text:p text:style-name="P51"><text:a xlink:type="simple" xlink:href="#id104">sameas</text:a>, optional, xs:IDREFS</text:p>
        </text:list-item>
        <text:list-item>
          <text:p text:style-name="P51"><text:a xlink:type="simple" xlink:href="#id183">startho</text:a>, optional, xs:decimal</text:p>
        </text:list-item>
        <text:list-item>
          <text:p text:style-name="P51"><text:a xlink:type="simple" xlink:href="#id176">startid</text:a>, optional, xs:IDREF</text:p>
        </text:list-item>
        <text:list-item>
          <text:p text:style-name="P51"><text:a xlink:type="simple" xlink:href="#id186">startto</text:a>, optional, xs:decimal</text:p>
        </text:list-item>
        <text:list-item>
          <text:p text:style-name="P51"><text:a xlink:type="simple" xlink:href="#id189">startvo</text:a>, optional, xs:decimal</text:p>
        </text:list-item>
        <text:list-item>
          <text:p text:style-name="P51"><text:a xlink:type="simple" xlink:href="#id180">subtype</text:a>, optional, xs:NMTOKEN</text:p>
        </text:list-item>
        <text:list-item>
          <text:p text:style-name="P51"><text:a xlink:type="simple" xlink:href="#id105">synch</text:a>, optional, xs:IDREFS</text:p>
        </text:list-item>
        <text:list-item>
          <text:p text:style-name="P51"><text:a xlink:type="simple" xlink:href="#id155">to</text:a>, optional, xs:decimal</text:p>
        </text:list-item>
        <text:list-item>
          <text:p text:style-name="P51"><text:a xlink:type="simple" xlink:href="#id179">type</text:a>, optional, xs:NMTOKEN</text:p>
        </text:list-item>
        <text:list-item>
          <text:p text:style-name="P51"><text:a xlink:type="simple" xlink:href="#id133">vo</text:a>, optional, xs:decimal</text:p>
        </text:list-item>
        <text:list-item>
          <text:p text:style-name="P51"><text:a xlink:type="simple" xlink:href="#id135">x</text:a>, optional, xs:decimal</text:p>
        </text:list-item>
        <text:list-item>
          <text:p text:style-name="P51"><text:a xlink:type="simple" xlink:href="#id192">x2</text:a>, optional, xs:decimal</text:p>
        </text:list-item>
        <text:list-item>
          <text:p text:style-name="P51"><text:a xlink:type="simple" xlink:href="#id37">xml:id</text:a>, optional, xs:ID</text:p>
        </text:list-item>
        <text:list-item>
          <text:p text:style-name="P51"><text:a xlink:type="simple" xlink:href="#id136">y</text:a>, optional, xs:decimal</text:p>
        </text:list-item>
        <text:list-item>
          <text:p text:style-name="P51"><text:a xlink:type="simple" xlink:href="#id193">y2</text:a>, optional, xs:decimal</text:p>
        </text:list-item>
      </text:list>
      <text:h text:style-name="P241" text:outline-level="1">Module:</text:h>
      <text:p text:style-name="Text_20_body">usersymbols</text:p>
      <text:h text:style-name="P1" text:outline-level="1"><text:bookmark text:name="id325"/><text:soft-page-break/>&lt;custos&gt; custos</text:h>
      <text:h text:style-name="P241"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241" text:outline-level="1">May contain:</text:h>
      <text:p text:style-name="Text_20_body">EMPTY</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323">sb</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64790" text:style-name="L51">
        <text:list-item>
          <text:p text:style-name="P52"><text:a xlink:type="simple" xlink:href="#id88">color</text:a>, optional, xs:token, "(x[0-9A-Fa-f]{6,6}|aqua|black|fuchsia|gray|green|lime|maroon|navy|olive|purple|red|silver|teal|white|yellow)"</text:p>
        </text:list-item>
        <text:list-item>
          <text:p text:style-name="P52"><text:a xlink:type="simple" xlink:href="#id100">copyof</text:a>, optional, xs:IDREF</text:p>
        </text:list-item>
        <text:list-item>
          <text:p text:style-name="P52"><text:a xlink:type="simple" xlink:href="#id101">corresp</text:a>, optional, xs:IDREFS</text:p>
        </text:list-item>
        <text:list-item>
          <text:p text:style-name="P52"><text:a xlink:type="simple" xlink:href="#id69">facs</text:a>, optional, xs:IDREFS</text:p>
        </text:list-item>
        <text:list-item>
          <text:p text:style-name="P52"><text:a xlink:type="simple" xlink:href="#id38">n</text:a>, optional, xs:NMTOKEN</text:p>
        </text:list-item>
        <text:list-item>
          <text:p text:style-name="P52"><text:a xlink:type="simple" xlink:href="#id102">next</text:a>, optional, xs:IDREFS</text:p>
        </text:list-item>
        <text:list-item>
          <text:p text:style-name="P52"><text:a xlink:type="simple" xlink:href="#id333">oct</text:a>, optional, xs:nonNegativeInteger, 0 - 9</text:p>
        </text:list-item>
        <text:list-item>
          <text:p text:style-name="P52"><text:a xlink:type="simple" xlink:href="#id330">pname</text:a>, optional, xs:token, "[a-g]"</text:p>
        </text:list-item>
        <text:list-item>
          <text:p text:style-name="P52"><text:a xlink:type="simple" xlink:href="#id103">prev</text:a>, optional, xs:IDREFS</text:p>
        </text:list-item>
        <text:list-item>
          <text:p text:style-name="P52"><text:a xlink:type="simple" xlink:href="#id104">sameas</text:a>, optional, xs:IDREFS</text:p>
        </text:list-item>
        <text:list-item>
          <text:p text:style-name="P52"><text:a xlink:type="simple" xlink:href="#id227">source</text:a>, optional, xs:IDREFS</text:p>
        </text:list-item>
        <text:list-item>
          <text:p text:style-name="P52"><text:a xlink:type="simple" xlink:href="#id105">synch</text:a>, optional, xs:IDREFS</text:p>
        </text:list-item>
        <text:list-item>
          <text:p text:style-name="P52"><text:a xlink:type="simple" xlink:href="#id335">target</text:a>, optional, xs:IDREF</text:p>
        </text:list-item>
        <text:list-item>
          <text:p text:style-name="P52"><text:a xlink:type="simple" xlink:href="#id37">xml:id</text:a>, optional, xs:ID</text:p>
        </text:list-item>
      </text:list>
      <text:h text:style-name="P241" text:outline-level="1">Module:</text:h>
      <text:p text:style-name="Text_20_body">shared</text:p>
      <text:h text:style-name="P1" text:outline-level="1"><text:bookmark text:name="id1213"/>&lt;damage&gt; damage</text:h>
      <text:h text:style-name="P241"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text:p>
      <text:h text:style-name="P241"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93230" text:style-name="L52">
        <text:list-item>
          <text:p text:style-name="P53"><text:a xlink:type="simple" xlink:href="#id1217">agent</text:a>, optional, CDATA</text:p>
        </text:list-item>
        <text:list-item>
          <text:p text:style-name="P53"><text:a xlink:type="simple" xlink:href="#id1220">degree</text:a>, optional, CDATA</text:p>
        </text:list-item>
        <text:list-item>
          <text:p text:style-name="P53"><text:a xlink:type="simple" xlink:href="#id1219">extent</text:a>, optional, CDATA</text:p>
        </text:list-item>
        <text:list-item>
          <text:p text:style-name="P53"><text:a xlink:type="simple" xlink:href="#id69">facs</text:a>, optional, xs:IDREFS</text:p>
        </text:list-item>
        <text:list-item>
          <text:p text:style-name="P53"><text:a xlink:type="simple" xlink:href="#id1174">hand</text:a>, optional, xs:IDREF</text:p>
        </text:list-item>
        <text:list-item>
          <text:p text:style-name="P53"><text:a xlink:type="simple" xlink:href="#id38">n</text:a>, optional, xs:NMTOKEN</text:p>
        </text:list-item>
        <text:list-item>
          <text:p text:style-name="P53"><text:a xlink:type="simple" xlink:href="#id180">subtype</text:a>, optional, xs:NMTOKEN</text:p>
        </text:list-item>
        <text:list-item>
          <text:p text:style-name="P53"><text:a xlink:type="simple" xlink:href="#id179">type</text:a>, optional, xs:NMTOKEN</text:p>
        </text:list-item>
        <text:list-item>
          <text:p text:style-name="P53"><text:a xlink:type="simple" xlink:href="#id37">xml:id</text:a>, optional, xs:ID</text:p>
        </text:list-item>
      </text:list>
      <text:h text:style-name="P241" text:outline-level="1">Module:</text:h>
      <text:p text:style-name="Text_20_body">edittrans</text:p>
      <text:h text:style-name="P1" text:outline-level="1"><text:bookmark text:name="id1084"/>&lt;date&gt; date</text:h>
      <text:h text:style-name="P241" text:outline-level="1">Description:</text:h>
      <text:p text:style-name="Text_20_body">A date in any format, including a date range. Date sub-elements may be used for the individual dates in a date range.</text:p>
      <text:h text:style-name="P24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522">change</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3">event</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text:soft-page-break/>Attributes:</text:h>
      <text:list xml:id="list35489750" text:style-name="L53">
        <text:list-item>
          <text:p text:style-name="P54"><text:a xlink:type="simple" xlink:href="#id1043">analog</text:a>, optional, CDATA</text:p>
        </text:list-item>
        <text:list-item>
          <text:p text:style-name="P54"><text:a xlink:type="simple" xlink:href="#id1112">calendar</text:a>, optional, xs:NMTOKEN</text:p>
        </text:list-item>
        <text:list-item>
          <text:p text:style-name="P54"><text:a xlink:type="simple" xlink:href="#id1062">cert</text:a>, optional, xs:token, high, medium, low, unknown</text:p>
        </text:list-item>
        <text:list-item>
          <text:p text:style-name="P54"><text:a xlink:type="simple" xlink:href="#id1055">enddate</text:a>, optional, xs:date, xs:gYear, xs:gMonth, xs:gDay, xs:gYearMonth, xs:gMonthDay, xs:time, xs:dateTime, xs:token</text:p>
        </text:list-item>
        <text:list-item>
          <text:p text:style-name="P54"><text:a xlink:type="simple" xlink:href="#id1064">evidence</text:a>, optional, xs:NMTOKEN</text:p>
        </text:list-item>
        <text:list-item>
          <text:p text:style-name="P54"><text:a xlink:type="simple" xlink:href="#id69">facs</text:a>, optional, xs:IDREFS</text:p>
        </text:list-item>
        <text:list-item>
          <text:p text:style-name="P54"><text:a xlink:type="simple" xlink:href="#id38">n</text:a>, optional, xs:NMTOKEN</text:p>
        </text:list-item>
        <text:list-item>
          <text:p text:style-name="P54"><text:a xlink:type="simple" xlink:href="#id1057">notafter</text:a>, optional, xs:date, xs:gYear, xs:gMonth, xs:gDay, xs:gYearMonth, xs:gMonthDay, xs:time, xs:dateTime, xs:token</text:p>
        </text:list-item>
        <text:list-item>
          <text:p text:style-name="P54"><text:a xlink:type="simple" xlink:href="#id1058">notbefore</text:a>, optional, xs:date, xs:gYear, xs:gMonth, xs:gDay, xs:gYearMonth, xs:gMonthDay, xs:time, xs:dateTime, xs:token</text:p>
        </text:list-item>
        <text:list-item>
          <text:p text:style-name="P54"><text:a xlink:type="simple" xlink:href="#id1059">reg</text:a>, optional, xs:date, xs:gYear, xs:gMonth, xs:gDay, xs:gYearMonth, xs:gMonthDay, xs:time, xs:dateTime, xs:token</text:p>
        </text:list-item>
        <text:list-item>
          <text:p text:style-name="P54"><text:a xlink:type="simple" xlink:href="#id317">resp</text:a>, optional, xs:IDREFS</text:p>
        </text:list-item>
        <text:list-item>
          <text:p text:style-name="P54"><text:a xlink:type="simple" xlink:href="#id227">source</text:a>, optional, xs:IDREFS</text:p>
        </text:list-item>
        <text:list-item>
          <text:p text:style-name="P54"><text:a xlink:type="simple" xlink:href="#id1060">startdate</text:a>, optional, xs:date, xs:gYear, xs:gMonth, xs:gDay, xs:gYearMonth, xs:gMonthDay, xs:time, xs:dateTime, xs:token</text:p>
        </text:list-item>
        <text:list-item>
          <text:p text:style-name="P54"><text:a xlink:type="simple" xlink:href="#id37">xml:id</text:a>, optional, xs:ID</text:p>
        </text:list-item>
        <text:list-item>
          <text:p text:style-name="P54"><text:a xlink:type="simple" xlink:href="#id248">xml:lang</text:a>, optional, xs:language</text:p>
        </text:list-item>
      </text:list>
      <text:h text:style-name="P241" text:outline-level="1">Module:</text:h>
      <text:p text:style-name="Text_20_body">shared</text:p>
      <text:h text:style-name="P1" text:outline-level="1"><text:bookmark text:name="id1221"/>&lt;del&gt; deletion</text:h>
      <text:h text:style-name="P241"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text:soft-page-break/>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92869" text:style-name="L54">
        <text:list-item>
          <text:p text:style-name="P55"><text:a xlink:type="simple" xlink:href="#id69">facs</text:a>, optional, xs:IDREFS</text:p>
        </text:list-item>
        <text:list-item>
          <text:p text:style-name="P55"><text:a xlink:type="simple" xlink:href="#id1174">hand</text:a>, optional, xs:IDREF</text:p>
        </text:list-item>
        <text:list-item>
          <text:p text:style-name="P55"><text:a xlink:type="simple" xlink:href="#id38">n</text:a>, optional, xs:NMTOKEN</text:p>
        </text:list-item>
        <text:list-item>
          <text:p text:style-name="P55"><text:a xlink:type="simple" xlink:href="#id1224">rend</text:a>, optional, CDATA</text:p>
        </text:list-item>
        <text:list-item>
          <text:p text:style-name="P55"><text:a xlink:type="simple" xlink:href="#id1176">seq</text:a>, optional, xs:positiveInteger</text:p>
        </text:list-item>
        <text:list-item>
          <text:p text:style-name="P55"><text:a xlink:type="simple" xlink:href="#id37">xml:id</text:a>, optional, xs:ID</text:p>
        </text:list-item>
      </text:list>
      <text:h text:style-name="P241" text:outline-level="1">Module:</text:h>
      <text:p text:style-name="Text_20_body">edittrans</text:p>
      <text:h text:style-name="P1" text:outline-level="1"><text:bookmark text:name="id1407"/>&lt;dimensions&gt; dimensions</text:h>
      <text:h text:style-name="P241"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01">physdesc</text:a> </text:p>
      <text:h text:style-name="P241" text:outline-level="1">Attributes:</text:h>
      <text:list xml:id="list35493620" text:style-name="L55">
        <text:list-item>
          <text:p text:style-name="P56"><text:a xlink:type="simple" xlink:href="#id1043">analog</text:a>, optional, CDATA</text:p>
        </text:list-item>
        <text:list-item>
          <text:p text:style-name="P56"><text:a xlink:type="simple" xlink:href="#id38">n</text:a>, optional, xs:NMTOKEN</text:p>
        </text:list-item>
        <text:list-item>
          <text:p text:style-name="P56"><text:a xlink:type="simple" xlink:href="#id91">unit</text:a>, optional, xs:NMTOKEN</text:p>
        </text:list-item>
        <text:list-item>
          <text:p text:style-name="P56"><text:a xlink:type="simple" xlink:href="#id37">xml:id</text:a>, optional, xs:ID</text:p>
        </text:list-item>
      </text:list>
      <text:h text:style-name="P241" text:outline-level="1">Module:</text:h>
      <text:p text:style-name="Text_20_body">header</text:p>
      <text:h text:style-name="P1" text:outline-level="1"><text:bookmark text:name="id169"/><text:soft-page-break/>&lt;dir&gt; directive</text:h>
      <text:h text:style-name="P241"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386">symbol</text:a>, <text:a xlink:type="simple" xlink:href="#id1092">title</text:a>, <text:a xlink:type="simple" xlink:href="#id1243">unclear</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a xlink:type="simple" xlink:href="#id167">verse</text:a> </text:p>
      <text:h text:style-name="P241" text:outline-level="1">Attributes:</text:h>
      <text:list xml:id="list35496157" text:style-name="L56">
        <text:list-item>
          <text:p text:style-name="P57"><text:a xlink:type="simple" xlink:href="#id100">copyof</text:a>, optional, xs:IDREF</text:p>
        </text:list-item>
        <text:list-item>
          <text:p text:style-name="P57"><text:a xlink:type="simple" xlink:href="#id101">corresp</text:a>, optional, xs:IDREFS</text:p>
        </text:list-item>
        <text:list-item>
          <text:p text:style-name="P57"><text:a xlink:type="simple" xlink:href="#id303">dur</text:a>, optional, xs:token, "([0-9]+m *\+ *)?[0-9]+(\.?[0-9]*)?"</text:p>
        </text:list-item>
        <text:list-item>
          <text:p text:style-name="P57"><text:a xlink:type="simple" xlink:href="#id314">dur.ges</text:a>, optional, CDATA</text:p>
        </text:list-item>
        <text:list-item>
          <text:p text:style-name="P57"><text:a xlink:type="simple" xlink:href="#id184">endho</text:a>, optional, xs:decimal</text:p>
        </text:list-item>
        <text:list-item>
          <text:p text:style-name="P57"><text:a xlink:type="simple" xlink:href="#id177">endid</text:a>, optional, xs:IDREF</text:p>
        </text:list-item>
        <text:list-item>
          <text:p text:style-name="P57"><text:a xlink:type="simple" xlink:href="#id187">endto</text:a>, optional, xs:decimal</text:p>
        </text:list-item>
        <text:list-item>
          <text:p text:style-name="P57"><text:a xlink:type="simple" xlink:href="#id69">facs</text:a>, optional, xs:IDREFS</text:p>
        </text:list-item>
        <text:list-item>
          <text:p text:style-name="P57"><text:a xlink:type="simple" xlink:href="#id130">ho</text:a>, optional, xs:decimal</text:p>
        </text:list-item>
        <text:list-item>
          <text:p text:style-name="P57"><text:a xlink:type="simple" xlink:href="#id778">layer</text:a>, optional, list of xs:positiveInteger, minimum length of 1</text:p>
        </text:list-item>
        <text:list-item>
          <text:p text:style-name="P57"><text:a xlink:type="simple" xlink:href="#id38">n</text:a>, optional, xs:NMTOKEN</text:p>
        </text:list-item>
        <text:list-item>
          <text:p text:style-name="P57"><text:a xlink:type="simple" xlink:href="#id102">next</text:a>, optional, xs:IDREFS</text:p>
        </text:list-item>
        <text:list-item>
          <text:p text:style-name="P57"><text:a xlink:type="simple" xlink:href="#id151">place</text:a>, optional, xs:token, above, below, within</text:p>
        </text:list-item>
        <text:list-item>
          <text:p text:style-name="P57"><text:a xlink:type="simple" xlink:href="#id72">plist</text:a>, optional, xs:IDREFS</text:p>
        </text:list-item>
        <text:list-item>
          <text:p text:style-name="P57"><text:a xlink:type="simple" xlink:href="#id103">prev</text:a>, optional, xs:IDREFS</text:p>
        </text:list-item>
        <text:list-item>
          <text:p text:style-name="P57"><text:a xlink:type="simple" xlink:href="#id104">sameas</text:a>, optional, xs:IDREFS</text:p>
        </text:list-item>
        <text:list-item>
          <text:p text:style-name="P57"><text:a xlink:type="simple" xlink:href="#id688">staff</text:a>, required, list of xs:positiveInteger, minimum length of 1</text:p>
        </text:list-item>
        <text:list-item>
          <text:p text:style-name="P57"><text:a xlink:type="simple" xlink:href="#id183">startho</text:a>, optional, xs:decimal</text:p>
        </text:list-item>
        <text:list-item>
          <text:p text:style-name="P57"><text:a xlink:type="simple" xlink:href="#id176">startid</text:a>, optional, xs:IDREF</text:p>
        </text:list-item>
        <text:list-item>
          <text:p text:style-name="P57"><text:a xlink:type="simple" xlink:href="#id186">startto</text:a>, optional, xs:decimal</text:p>
        </text:list-item>
        <text:list-item>
          <text:p text:style-name="P57"><text:a xlink:type="simple" xlink:href="#id180">subtype</text:a>, optional, xs:NMTOKEN</text:p>
        </text:list-item>
        <text:list-item>
          <text:p text:style-name="P57"><text:a xlink:type="simple" xlink:href="#id105">synch</text:a>, optional, xs:IDREFS</text:p>
        </text:list-item>
        <text:list-item>
          <text:p text:style-name="P57"><text:a xlink:type="simple" xlink:href="#id155">to</text:a>, optional, xs:decimal</text:p>
        </text:list-item>
        <text:list-item>
          <text:p text:style-name="P57"><text:a xlink:type="simple" xlink:href="#id96">tstamp</text:a>, optional, xs:decimal, 0 - ∞</text:p>
        </text:list-item>
        <text:list-item>
          <text:p text:style-name="P57"><text:a xlink:type="simple" xlink:href="#id309">tstamp.ges</text:a>, optional, xs:nonNegativeInteger</text:p>
        </text:list-item>
        <text:list-item>
          <text:p text:style-name="P57"><text:soft-page-break/><text:a xlink:type="simple" xlink:href="#id310">tstamp.real</text:a>, optional, xs:time</text:p>
        </text:list-item>
        <text:list-item>
          <text:p text:style-name="P57"><text:a xlink:type="simple" xlink:href="#id179">type</text:a>, optional, xs:NMTOKEN</text:p>
        </text:list-item>
        <text:list-item>
          <text:p text:style-name="P57"><text:a xlink:type="simple" xlink:href="#id133">vo</text:a>, optional, xs:decimal</text:p>
        </text:list-item>
        <text:list-item>
          <text:p text:style-name="P57"><text:a xlink:type="simple" xlink:href="#id135">x</text:a>, optional, xs:decimal</text:p>
        </text:list-item>
        <text:list-item>
          <text:p text:style-name="P57"><text:a xlink:type="simple" xlink:href="#id37">xml:id</text:a>, optional, xs:ID</text:p>
        </text:list-item>
        <text:list-item>
          <text:p text:style-name="P57"><text:a xlink:type="simple" xlink:href="#id248">xml:lang</text:a>, optional, xs:language</text:p>
        </text:list-item>
        <text:list-item>
          <text:p text:style-name="P57"><text:a xlink:type="simple" xlink:href="#id136">y</text:a>, optional, xs:decimal</text:p>
        </text:list-item>
      </text:list>
      <text:h text:style-name="P241" text:outline-level="1">Module:</text:h>
      <text:p text:style-name="Text_20_body">shared</text:p>
      <text:h text:style-name="P1" text:outline-level="1"><text:bookmark text:name="id229"/>&lt;div&gt; division</text:h>
      <text:h text:style-name="P241" text:outline-level="1">Description:</text:h>
      <text:p text:style-name="Text_20_body">Major structural division of text, such as a preface, chapter or section. Often, the &lt;head&gt; sub-element identifies the &lt;div&gt;'s purpose.</text:p>
      <text:h text:style-name="P241"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41" text:outline-level="1">May occur within:</text:h>
      <text:p text:style-name="Text_20_body"><text:a xlink:type="simple" xlink:href="#id1582">back</text:a>, <text:a xlink:type="simple" xlink:href="#id229">div</text:a>, <text:a xlink:type="simple" xlink:href="#id669">ending</text:a>, <text:a xlink:type="simple" xlink:href="#id1552">front</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969">syllable</text:a> </text:p>
      <text:h text:style-name="P241" text:outline-level="1">Attributes:</text:h>
      <text:list xml:id="list35489732" text:style-name="L57">
        <text:list-item>
          <text:p text:style-name="P58"><text:a xlink:type="simple" xlink:href="#id69">facs</text:a>, optional, xs:IDREFS</text:p>
        </text:list-item>
        <text:list-item>
          <text:p text:style-name="P58"><text:a xlink:type="simple" xlink:href="#id38">n</text:a>, optional, xs:NMTOKEN</text:p>
        </text:list-item>
        <text:list-item>
          <text:p text:style-name="P58"><text:a xlink:type="simple" xlink:href="#id180">subtype</text:a>, optional, xs:NMTOKEN</text:p>
        </text:list-item>
        <text:list-item>
          <text:p text:style-name="P58"><text:a xlink:type="simple" xlink:href="#id179">type</text:a>, optional, xs:NMTOKEN</text:p>
        </text:list-item>
        <text:list-item>
          <text:p text:style-name="P58"><text:a xlink:type="simple" xlink:href="#id37">xml:id</text:a>, optional, xs:ID</text:p>
        </text:list-item>
        <text:list-item>
          <text:p text:style-name="P58"><text:a xlink:type="simple" xlink:href="#id248">xml:lang</text:a>, optional, xs:language</text:p>
        </text:list-item>
      </text:list>
      <text:h text:style-name="P241" text:outline-level="1">Module:</text:h>
      <text:p text:style-name="Text_20_body">text</text:p>
      <text:h text:style-name="P1" text:outline-level="1"><text:bookmark text:name="id158"/>&lt;dot&gt; dot</text:h>
      <text:h text:style-name="P241"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41" text:outline-level="1">May contain:</text:h>
      <text:p text:style-name="Text_20_body">EMPTY</text:p>
      <text:h text:style-name="P241" text:outline-level="1"><text:soft-page-break/>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77599" text:style-name="L58">
        <text:list-item>
          <text:p text:style-name="P59"><text:a xlink:type="simple" xlink:href="#id88">color</text:a>, optional, xs:token, "(x[0-9A-Fa-f]{6,6}|aqua|black|fuchsia|gray|green|lime|maroon|navy|olive|purple|red|silver|teal|white|yellow)"</text:p>
        </text:list-item>
        <text:list-item>
          <text:p text:style-name="P59"><text:a xlink:type="simple" xlink:href="#id100">copyof</text:a>, optional, xs:IDREF</text:p>
        </text:list-item>
        <text:list-item>
          <text:p text:style-name="P59"><text:a xlink:type="simple" xlink:href="#id101">corresp</text:a>, optional, xs:IDREFS</text:p>
        </text:list-item>
        <text:list-item>
          <text:p text:style-name="P59"><text:a xlink:type="simple" xlink:href="#id69">facs</text:a>, optional, xs:IDREFS</text:p>
        </text:list-item>
        <text:list-item>
          <text:p text:style-name="P59"><text:a xlink:type="simple" xlink:href="#id163">form</text:a>, optional, xs:token, aug, div</text:p>
        </text:list-item>
        <text:list-item>
          <text:p text:style-name="P59"><text:a xlink:type="simple" xlink:href="#id130">ho</text:a>, optional, xs:decimal</text:p>
        </text:list-item>
        <text:list-item>
          <text:p text:style-name="P59"><text:a xlink:type="simple" xlink:href="#id162">loc</text:a>, optional, xs:nonNegativeInteger</text:p>
        </text:list-item>
        <text:list-item>
          <text:p text:style-name="P59"><text:a xlink:type="simple" xlink:href="#id38">n</text:a>, optional, xs:NMTOKEN</text:p>
        </text:list-item>
        <text:list-item>
          <text:p text:style-name="P59"><text:a xlink:type="simple" xlink:href="#id102">next</text:a>, optional, xs:IDREFS</text:p>
        </text:list-item>
        <text:list-item>
          <text:p text:style-name="P59"><text:a xlink:type="simple" xlink:href="#id103">prev</text:a>, optional, xs:IDREFS</text:p>
        </text:list-item>
        <text:list-item>
          <text:p text:style-name="P59"><text:a xlink:type="simple" xlink:href="#id104">sameas</text:a>, optional, xs:IDREFS</text:p>
        </text:list-item>
        <text:list-item>
          <text:p text:style-name="P59"><text:a xlink:type="simple" xlink:href="#id105">synch</text:a>, optional, xs:IDREFS</text:p>
        </text:list-item>
        <text:list-item>
          <text:p text:style-name="P59"><text:a xlink:type="simple" xlink:href="#id133">vo</text:a>, optional, xs:decimal</text:p>
        </text:list-item>
        <text:list-item>
          <text:p text:style-name="P59"><text:a xlink:type="simple" xlink:href="#id135">x</text:a>, optional, xs:decimal</text:p>
        </text:list-item>
        <text:list-item>
          <text:p text:style-name="P59"><text:a xlink:type="simple" xlink:href="#id37">xml:id</text:a>, optional, xs:ID</text:p>
        </text:list-item>
        <text:list-item>
          <text:p text:style-name="P59"><text:a xlink:type="simple" xlink:href="#id136">y</text:a>, optional, xs:decimal</text:p>
        </text:list-item>
      </text:list>
      <text:h text:style-name="P241" text:outline-level="1">Module:</text:h>
      <text:p text:style-name="Text_20_body">shared</text:p>
      <text:h text:style-name="P1" text:outline-level="1"><text:bookmark text:name="id773"/>&lt;dynam&gt; dynamic</text:h>
      <text:h text:style-name="P241"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a xlink:type="simple" xlink:href="#id167">verse</text:a> </text:p>
      <text:h text:style-name="P241" text:outline-level="1"><text:soft-page-break/>Attributes:</text:h>
      <text:list xml:id="list35479148" text:style-name="L59">
        <text:list-item>
          <text:p text:style-name="P60"><text:a xlink:type="simple" xlink:href="#id100">copyof</text:a>, optional, xs:IDREF</text:p>
        </text:list-item>
        <text:list-item>
          <text:p text:style-name="P60"><text:a xlink:type="simple" xlink:href="#id101">corresp</text:a>, optional, xs:IDREFS</text:p>
        </text:list-item>
        <text:list-item>
          <text:p text:style-name="P60"><text:a xlink:type="simple" xlink:href="#id303">dur</text:a>, optional, xs:token, "([0-9]+m *\+ *)?[0-9]+(\.?[0-9]*)?"</text:p>
        </text:list-item>
        <text:list-item>
          <text:p text:style-name="P60"><text:a xlink:type="simple" xlink:href="#id314">dur.ges</text:a>, optional, CDATA</text:p>
        </text:list-item>
        <text:list-item>
          <text:p text:style-name="P60"><text:a xlink:type="simple" xlink:href="#id184">endho</text:a>, optional, xs:decimal</text:p>
        </text:list-item>
        <text:list-item>
          <text:p text:style-name="P60"><text:a xlink:type="simple" xlink:href="#id177">endid</text:a>, optional, xs:IDREF</text:p>
        </text:list-item>
        <text:list-item>
          <text:p text:style-name="P60"><text:a xlink:type="simple" xlink:href="#id187">endto</text:a>, optional, xs:decimal</text:p>
        </text:list-item>
        <text:list-item>
          <text:p text:style-name="P60"><text:a xlink:type="simple" xlink:href="#id69">facs</text:a>, optional, xs:IDREFS</text:p>
        </text:list-item>
        <text:list-item>
          <text:p text:style-name="P60"><text:a xlink:type="simple" xlink:href="#id130">ho</text:a>, optional, xs:decimal</text:p>
        </text:list-item>
        <text:list-item>
          <text:p text:style-name="P60"><text:a xlink:type="simple" xlink:href="#id778">layer</text:a>, optional, list of xs:positiveInteger, minimum length of 1</text:p>
        </text:list-item>
        <text:list-item>
          <text:p text:style-name="P60"><text:a xlink:type="simple" xlink:href="#id38">n</text:a>, optional, xs:NMTOKEN</text:p>
        </text:list-item>
        <text:list-item>
          <text:p text:style-name="P60"><text:a xlink:type="simple" xlink:href="#id102">next</text:a>, optional, xs:IDREFS</text:p>
        </text:list-item>
        <text:list-item>
          <text:p text:style-name="P60"><text:a xlink:type="simple" xlink:href="#id151">place</text:a>, optional, xs:token, above, below, within</text:p>
        </text:list-item>
        <text:list-item>
          <text:p text:style-name="P60"><text:a xlink:type="simple" xlink:href="#id72">plist</text:a>, optional, xs:IDREFS</text:p>
        </text:list-item>
        <text:list-item>
          <text:p text:style-name="P60"><text:a xlink:type="simple" xlink:href="#id103">prev</text:a>, optional, xs:IDREFS</text:p>
        </text:list-item>
        <text:list-item>
          <text:p text:style-name="P60"><text:a xlink:type="simple" xlink:href="#id104">sameas</text:a>, optional, xs:IDREFS</text:p>
        </text:list-item>
        <text:list-item>
          <text:p text:style-name="P60"><text:a xlink:type="simple" xlink:href="#id688">staff</text:a>, required, list of xs:positiveInteger, minimum length of 1</text:p>
        </text:list-item>
        <text:list-item>
          <text:p text:style-name="P60"><text:a xlink:type="simple" xlink:href="#id183">startho</text:a>, optional, xs:decimal</text:p>
        </text:list-item>
        <text:list-item>
          <text:p text:style-name="P60"><text:a xlink:type="simple" xlink:href="#id176">startid</text:a>, optional, xs:IDREF</text:p>
        </text:list-item>
        <text:list-item>
          <text:p text:style-name="P60"><text:a xlink:type="simple" xlink:href="#id186">startto</text:a>, optional, xs:decimal</text:p>
        </text:list-item>
        <text:list-item>
          <text:p text:style-name="P60"><text:a xlink:type="simple" xlink:href="#id105">synch</text:a>, optional, xs:IDREFS</text:p>
        </text:list-item>
        <text:list-item>
          <text:p text:style-name="P60"><text:a xlink:type="simple" xlink:href="#id155">to</text:a>, optional, xs:decimal</text:p>
        </text:list-item>
        <text:list-item>
          <text:p text:style-name="P60"><text:a xlink:type="simple" xlink:href="#id96">tstamp</text:a>, optional, xs:decimal, 0 - ∞</text:p>
        </text:list-item>
        <text:list-item>
          <text:p text:style-name="P60"><text:a xlink:type="simple" xlink:href="#id309">tstamp.ges</text:a>, optional, xs:nonNegativeInteger</text:p>
        </text:list-item>
        <text:list-item>
          <text:p text:style-name="P60"><text:a xlink:type="simple" xlink:href="#id310">tstamp.real</text:a>, optional, xs:time</text:p>
        </text:list-item>
        <text:list-item>
          <text:p text:style-name="P60"><text:a xlink:type="simple" xlink:href="#id692">val</text:a>, optional, xs:nonNegativeInteger, 0 - 127</text:p>
        </text:list-item>
        <text:list-item>
          <text:p text:style-name="P60"><text:a xlink:type="simple" xlink:href="#id133">vo</text:a>, optional, xs:decimal</text:p>
        </text:list-item>
        <text:list-item>
          <text:p text:style-name="P60"><text:a xlink:type="simple" xlink:href="#id135">x</text:a>, optional, xs:decimal</text:p>
        </text:list-item>
        <text:list-item>
          <text:p text:style-name="P60"><text:a xlink:type="simple" xlink:href="#id37">xml:id</text:a>, optional, xs:ID</text:p>
        </text:list-item>
        <text:list-item>
          <text:p text:style-name="P60"><text:a xlink:type="simple" xlink:href="#id248">xml:lang</text:a>, optional, xs:language</text:p>
        </text:list-item>
        <text:list-item>
          <text:p text:style-name="P60"><text:a xlink:type="simple" xlink:href="#id136">y</text:a>, optional, xs:decimal</text:p>
        </text:list-item>
      </text:list>
      <text:h text:style-name="P241" text:outline-level="1">Module:</text:h>
      <text:p text:style-name="Text_20_body">shared</text:p>
      <text:h text:style-name="P1" text:outline-level="1"><text:bookmark text:name="id208"/>&lt;edition&gt; edition designation</text:h>
      <text:h text:style-name="P241"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text:p>
      <text:h text:style-name="P241"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204">bibl</text:a>, <text:a xlink:type="simple" xlink:href="#id1358">editionstmt</text:a> </text:p>
      <text:h text:style-name="P241" text:outline-level="1">Attributes:</text:h>
      <text:list xml:id="list35490149" text:style-name="L60">
        <text:list-item>
          <text:p text:style-name="P61"><text:a xlink:type="simple" xlink:href="#id1043">analog</text:a>, optional, CDATA</text:p>
        </text:list-item>
        <text:list-item>
          <text:p text:style-name="P61"><text:a xlink:type="simple" xlink:href="#id38">n</text:a>, optional, xs:NMTOKEN</text:p>
        </text:list-item>
        <text:list-item>
          <text:p text:style-name="P61"><text:a xlink:type="simple" xlink:href="#id37">xml:id</text:a>, optional, xs:ID</text:p>
        </text:list-item>
      </text:list>
      <text:h text:style-name="P241" text:outline-level="1">Module:</text:h>
      <text:p text:style-name="Text_20_body">shared</text:p>
      <text:h text:style-name="P1" text:outline-level="1"><text:bookmark text:name="id1358"/>&lt;editionstmt&gt; edition statement</text:h>
      <text:h text:style-name="P241" text:outline-level="1">Description:</text:h>
      <text:p text:style-name="Text_20_body">Container for meta-data pertaining to a particular edition of the material being described.</text:p>
      <text:h text:style-name="P241" text:outline-level="1">May contain:</text:h>
      <text:p text:style-name="Text_20_body"><text:a xlink:type="simple" xlink:href="#id208">edition</text:a>, <text:a xlink:type="simple" xlink:href="#id1352">respstmt</text:a> </text:p>
      <text:h text:style-name="P241" text:outline-level="1">May occur within:</text:h>
      <text:p text:style-name="Text_20_body"><text:a xlink:type="simple" xlink:href="#id1348">filedesc</text:a>, <text:a xlink:type="simple" xlink:href="#id1399">source</text:a> </text:p>
      <text:h text:style-name="P241" text:outline-level="1">Attributes:</text:h>
      <text:list xml:id="list35477311" text:style-name="L61">
        <text:list-item>
          <text:p text:style-name="P62"><text:a xlink:type="simple" xlink:href="#id1043">analog</text:a>, optional, CDATA</text:p>
        </text:list-item>
        <text:list-item>
          <text:p text:style-name="P62"><text:a xlink:type="simple" xlink:href="#id38">n</text:a>, optional, xs:NMTOKEN</text:p>
        </text:list-item>
        <text:list-item>
          <text:p text:style-name="P62"><text:a xlink:type="simple" xlink:href="#id37">xml:id</text:a>, optional, xs:ID</text:p>
        </text:list-item>
        <text:list-item>
          <text:p text:style-name="P62"><text:a xlink:type="simple" xlink:href="#id248">xml:lang</text:a>, optional, xs:language</text:p>
        </text:list-item>
      </text:list>
      <text:h text:style-name="P241" text:outline-level="1">Module:</text:h>
      <text:p text:style-name="Text_20_body">header</text:p>
      <text:h text:style-name="P1" text:outline-level="1"><text:bookmark text:name="id1490"/>&lt;editorialdecl&gt; editorial declaration</text:h>
      <text:h text:style-name="P241" text:outline-level="1">Description:</text:h>
      <text:p text:style-name="Text_20_body">Used to provide details of editorial principles and practices applied during the encoding of musical text.</text:p>
      <text:h text:style-name="P241" text:outline-level="1">May contain:</text:h>
      <text:p text:style-name="Text_20_body"><text:a xlink:type="simple" xlink:href="#id1493">correction</text:a>, <text:a xlink:type="simple" xlink:href="#id1499">interpretation</text:a>, <text:a xlink:type="simple" xlink:href="#id1502">normalization</text:a>, <text:a xlink:type="simple" xlink:href="#id262">p</text:a>, <text:a xlink:type="simple" xlink:href="#id1505">segmentation</text:a>, <text:a xlink:type="simple" xlink:href="#id1508">stdvals</text:a> </text:p>
      <text:h text:style-name="P241" text:outline-level="1"><text:soft-page-break/>May occur within:</text:h>
      <text:p text:style-name="Text_20_body"><text:a xlink:type="simple" xlink:href="#id1474">encodingdesc</text:a> </text:p>
      <text:h text:style-name="P241" text:outline-level="1">Attributes:</text:h>
      <text:list xml:id="list35487367" text:style-name="L62">
        <text:list-item>
          <text:p text:style-name="P63"><text:a xlink:type="simple" xlink:href="#id1043">analog</text:a>, optional, CDATA</text:p>
        </text:list-item>
        <text:list-item>
          <text:p text:style-name="P63"><text:a xlink:type="simple" xlink:href="#id38">n</text:a>, optional, xs:NMTOKEN</text:p>
        </text:list-item>
        <text:list-item>
          <text:p text:style-name="P63"><text:a xlink:type="simple" xlink:href="#id37">xml:id</text:a>, optional, xs:ID</text:p>
        </text:list-item>
        <text:list-item>
          <text:p text:style-name="P63"><text:a xlink:type="simple" xlink:href="#id248">xml:lang</text:a>, optional, xs:language</text:p>
        </text:list-item>
      </text:list>
      <text:h text:style-name="P241" text:outline-level="1">Module:</text:h>
      <text:p text:style-name="Text_20_body">header</text:p>
      <text:h text:style-name="P1" text:outline-level="1"><text:bookmark text:name="id1474"/>&lt;encodingdesc&gt; encoding description</text:h>
      <text:h text:style-name="P241" text:outline-level="1">Description:</text:h>
      <text:p text:style-name="Text_20_body">Documents the relationship between an electronic file and the source or sources from which it was derived as well as applications used in the encoding/editing process.</text:p>
      <text:h text:style-name="P241" text:outline-level="1">May contain:</text:h>
      <text:p text:style-name="Text_20_body"><text:a xlink:type="simple" xlink:href="#id1477">appinfo</text:a>, <text:a xlink:type="simple" xlink:href="#id1490">editorialdecl</text:a>, <text:a xlink:type="simple" xlink:href="#id1484">projectdesc</text:a>, <text:a xlink:type="simple" xlink:href="#id1487">samplingdecl</text:a> </text:p>
      <text:h text:style-name="P241" text:outline-level="1">May occur within:</text:h>
      <text:p text:style-name="Text_20_body"><text:a xlink:type="simple" xlink:href="#id28">meihead</text:a> </text:p>
      <text:h text:style-name="P241" text:outline-level="1">Attributes:</text:h>
      <text:list xml:id="list35494440" text:style-name="L63">
        <text:list-item>
          <text:p text:style-name="P64"><text:a xlink:type="simple" xlink:href="#id1043">analog</text:a>, optional, CDATA</text:p>
        </text:list-item>
        <text:list-item>
          <text:p text:style-name="P64"><text:a xlink:type="simple" xlink:href="#id38">n</text:a>, optional, xs:NMTOKEN</text:p>
        </text:list-item>
        <text:list-item>
          <text:p text:style-name="P64"><text:a xlink:type="simple" xlink:href="#id37">xml:id</text:a>, optional, xs:ID</text:p>
        </text:list-item>
      </text:list>
      <text:h text:style-name="P241" text:outline-level="1">Module:</text:h>
      <text:p text:style-name="Text_20_body">header</text:p>
      <text:h text:style-name="P1" text:outline-level="1"><text:bookmark text:name="id669"/>&lt;ending&gt; ending</text:h>
      <text:h text:style-name="P241"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24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669">ending</text:a>, <text:a xlink:type="simple" xlink:href="#id224">expansion</text:a>, <text:a xlink:type="simple" xlink:href="#id1333">gap</text:a>, <text:a xlink:type="simple" xlink:href="#id1326">handshift</text:a>, <text:a xlink:type="simple" xlink:href="#id201">line</text:a>, <text:a xlink:type="simple" xlink:href="#id1156">measur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662">section</text:a>, <text:a xlink:type="simple" xlink:href="#id1235">sic</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1" text:outline-level="1"><text:soft-page-break/>May occur within:</text:h>
      <text:p text:style-name="Text_20_body"><text:a xlink:type="simple" xlink:href="#id669">ending</text:a>, <text:a xlink:type="simple" xlink:href="#id222">lem</text:a>, <text:a xlink:type="simple" xlink:href="#id1570">part</text:a>, <text:a xlink:type="simple" xlink:href="#id1179">rdg</text:a>, <text:a xlink:type="simple" xlink:href="#id1561">score</text:a>, <text:a xlink:type="simple" xlink:href="#id662">section</text:a> </text:p>
      <text:h text:style-name="P241" text:outline-level="1">Attributes:</text:h>
      <text:list xml:id="list35482776" text:style-name="L64">
        <text:list-item>
          <text:p text:style-name="P65"><text:a xlink:type="simple" xlink:href="#id100">copyof</text:a>, optional, xs:IDREF</text:p>
        </text:list-item>
        <text:list-item>
          <text:p text:style-name="P65"><text:a xlink:type="simple" xlink:href="#id101">corresp</text:a>, optional, xs:IDREFS</text:p>
        </text:list-item>
        <text:list-item>
          <text:p text:style-name="P65"><text:a xlink:type="simple" xlink:href="#id48">entityref</text:a>, optional, xs:ENTITY</text:p>
        </text:list-item>
        <text:list-item>
          <text:p text:style-name="P65"><text:a xlink:type="simple" xlink:href="#id69">facs</text:a>, optional, xs:IDREFS</text:p>
        </text:list-item>
        <text:list-item>
          <text:p text:style-name="P65"><text:a xlink:type="simple" xlink:href="#id38">n</text:a>, optional, xs:NMTOKEN</text:p>
        </text:list-item>
        <text:list-item>
          <text:p text:style-name="P65"><text:a xlink:type="simple" xlink:href="#id102">next</text:a>, optional, xs:IDREFS</text:p>
        </text:list-item>
        <text:list-item>
          <text:p text:style-name="P65"><text:a xlink:type="simple" xlink:href="#id72">plist</text:a>, optional, xs:IDREFS</text:p>
        </text:list-item>
        <text:list-item>
          <text:p text:style-name="P65"><text:a xlink:type="simple" xlink:href="#id103">prev</text:a>, optional, xs:IDREFS</text:p>
        </text:list-item>
        <text:list-item>
          <text:p text:style-name="P65"><text:a xlink:type="simple" xlink:href="#id104">sameas</text:a>, optional, xs:IDREFS</text:p>
        </text:list-item>
        <text:list-item>
          <text:p text:style-name="P65"><text:a xlink:type="simple" xlink:href="#id180">subtype</text:a>, optional, xs:NMTOKEN</text:p>
        </text:list-item>
        <text:list-item>
          <text:p text:style-name="P65"><text:a xlink:type="simple" xlink:href="#id105">synch</text:a>, optional, xs:IDREFS</text:p>
        </text:list-item>
        <text:list-item>
          <text:p text:style-name="P65"><text:a xlink:type="simple" xlink:href="#id45">targettype</text:a>, optional, xs:NMTOKEN</text:p>
        </text:list-item>
        <text:list-item>
          <text:p text:style-name="P65"><text:a xlink:type="simple" xlink:href="#id179">type</text:a>, optional, xs:NMTOKEN</text:p>
        </text:list-item>
        <text:list-item>
          <text:p text:style-name="P65"><text:a xlink:type="simple" xlink:href="#id42">xlink:actuate</text:a>, optional, xs:token, onLoad, onRequest, other, none</text:p>
        </text:list-item>
        <text:list-item>
          <text:p text:style-name="P65"><text:a xlink:type="simple" xlink:href="#id49">xlink:href</text:a>, optional, xs:anyURI</text:p>
        </text:list-item>
        <text:list-item>
          <text:p text:style-name="P65"><text:a xlink:type="simple" xlink:href="#id43">xlink:role</text:a>, optional, xs:anyURI</text:p>
        </text:list-item>
        <text:list-item>
          <text:p text:style-name="P65"><text:a xlink:type="simple" xlink:href="#id44">xlink:show</text:a>, optional, xs:token, new, replace, other, none</text:p>
        </text:list-item>
        <text:list-item>
          <text:p text:style-name="P65"><text:a xlink:type="simple" xlink:href="#id46">xlink:title</text:a>, optional, CDATA</text:p>
        </text:list-item>
        <text:list-item>
          <text:p text:style-name="P65"><text:a xlink:type="simple" xlink:href="#id37">xml:id</text:a>, optional, xs:ID</text:p>
        </text:list-item>
      </text:list>
      <text:h text:style-name="P241" text:outline-level="1">Module:</text:h>
      <text:p text:style-name="Text_20_body">shared</text:p>
      <text:h text:style-name="P1" text:outline-level="1"><text:bookmark text:name="id1433"/>&lt;event&gt; event</text:h>
      <text:h text:style-name="P241" text:outline-level="1">Description:</text:h>
      <text:p text:style-name="Text_20_body">groups a date, a description of the event related to the date, and optionally, any number of places where the event took place.</text:p>
      <text:h text:style-name="P241" text:outline-level="1">May contain:</text:h>
      <text:p text:style-name="Text_20_body"><text:a xlink:type="simple" xlink:href="#id1084">date</text:a>, <text:a xlink:type="simple" xlink:href="#id1435">eventdesc</text:a>, <text:a xlink:type="simple" xlink:href="#id1070">geogname</text:a>, <text:a xlink:type="simple" xlink:href="#id1074">repository</text:a> </text:p>
      <text:h text:style-name="P241" text:outline-level="1">May occur within:</text:h>
      <text:p text:style-name="Text_20_body"><text:a xlink:type="simple" xlink:href="#id1431">eventlist</text:a> </text:p>
      <text:h text:style-name="P241" text:outline-level="1">Attributes:</text:h>
      <text:list xml:id="list35470663" text:style-name="L65">
        <text:list-item>
          <text:p text:style-name="P66"><text:a xlink:type="simple" xlink:href="#id1043">analog</text:a>, optional, CDATA</text:p>
        </text:list-item>
        <text:list-item>
          <text:p text:style-name="P66"><text:a xlink:type="simple" xlink:href="#id38">n</text:a>, optional, xs:NMTOKEN</text:p>
        </text:list-item>
        <text:list-item>
          <text:p text:style-name="P66"><text:a xlink:type="simple" xlink:href="#id37">xml:id</text:a>, optional, xs:ID</text:p>
        </text:list-item>
      </text:list>
      <text:h text:style-name="P241" text:outline-level="1"><text:soft-page-break/>Module:</text:h>
      <text:p text:style-name="Text_20_body">header</text:p>
      <text:h text:style-name="P1" text:outline-level="1"><text:bookmark text:name="id1435"/>&lt;eventdesc&gt; event description</text:h>
      <text:h text:style-name="P241" text:outline-level="1">Description:</text:h>
      <text:p text:style-name="Text_20_body">Describes or names something that happened.</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33">event</text:a> </text:p>
      <text:h text:style-name="P241" text:outline-level="1">Attributes:</text:h>
      <text:list xml:id="list35465843" text:style-name="L66">
        <text:list-item>
          <text:p text:style-name="P67"><text:a xlink:type="simple" xlink:href="#id1043">analog</text:a>, optional, CDATA</text:p>
        </text:list-item>
        <text:list-item>
          <text:p text:style-name="P67"><text:a xlink:type="simple" xlink:href="#id38">n</text:a>, optional, xs:NMTOKEN</text:p>
        </text:list-item>
        <text:list-item>
          <text:p text:style-name="P67"><text:a xlink:type="simple" xlink:href="#id37">xml:id</text:a>, optional, xs:ID</text:p>
        </text:list-item>
        <text:list-item>
          <text:p text:style-name="P67"><text:a xlink:type="simple" xlink:href="#id248">xml:lang</text:a>, optional, xs:language</text:p>
        </text:list-item>
      </text:list>
      <text:h text:style-name="P241" text:outline-level="1">Module:</text:h>
      <text:p text:style-name="Text_20_body">header</text:p>
      <text:h text:style-name="P1" text:outline-level="1"><text:bookmark text:name="id1431"/>&lt;eventlist&gt; event list</text:h>
      <text:h text:style-name="P241" text:outline-level="1">Description:</text:h>
      <text:p text:style-name="Text_20_body">Contains historical information given as a sequence of significant past events. &lt;eventlist&gt; contains &lt;event&gt; elements that pair a date or date range with a brief description of the associated event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text:p>
      <text:h text:style-name="P241" text:outline-level="1">May contain:</text:h>
      <text:p text:style-name="Text_20_body"><text:a xlink:type="simple" xlink:href="#id1433">event</text:a> </text:p>
      <text:h text:style-name="P241" text:outline-level="1">May occur within:</text:h>
      <text:p text:style-name="Text_20_body"><text:a xlink:type="simple" xlink:href="#id1513">profiledesc</text:a>, <text:a xlink:type="simple" xlink:href="#id1429">provenance</text:a> </text:p>
      <text:h text:style-name="P241" text:outline-level="1">Attributes:</text:h>
      <text:list xml:id="list35478238" text:style-name="L67">
        <text:list-item>
          <text:p text:style-name="P68"><text:a xlink:type="simple" xlink:href="#id1043">analog</text:a>, optional, CDATA</text:p>
        </text:list-item>
        <text:list-item>
          <text:p text:style-name="P68"><text:a xlink:type="simple" xlink:href="#id38">n</text:a>, optional, xs:NMTOKEN</text:p>
        </text:list-item>
        <text:list-item>
          <text:p text:style-name="P68"><text:a xlink:type="simple" xlink:href="#id180">subtype</text:a>, optional, xs:NMTOKEN</text:p>
        </text:list-item>
        <text:list-item>
          <text:p text:style-name="P68"><text:a xlink:type="simple" xlink:href="#id179">type</text:a>, optional, xs:NMTOKEN</text:p>
        </text:list-item>
        <text:list-item>
          <text:p text:style-name="P68"><text:soft-page-break/><text:a xlink:type="simple" xlink:href="#id37">xml:id</text:a>, optional, xs:ID</text:p>
        </text:list-item>
      </text:list>
      <text:h text:style-name="P241" text:outline-level="1">Module:</text:h>
      <text:p text:style-name="Text_20_body">header</text:p>
      <text:h text:style-name="P1" text:outline-level="1"><text:bookmark text:name="id1410"/>&lt;exhibithist&gt; exhibition history</text:h>
      <text:h text:style-name="P241" text:outline-level="1">Description:</text:h>
      <text:p text:style-name="Text_20_body">A record of public exhibitions, including dates, venues, etc.</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01">physdesc</text:a> </text:p>
      <text:h text:style-name="P241" text:outline-level="1">Attributes:</text:h>
      <text:list xml:id="list35493369" text:style-name="L68">
        <text:list-item>
          <text:p text:style-name="P69"><text:a xlink:type="simple" xlink:href="#id1043">analog</text:a>, optional, CDATA</text:p>
        </text:list-item>
        <text:list-item>
          <text:p text:style-name="P69"><text:a xlink:type="simple" xlink:href="#id38">n</text:a>, optional, xs:NMTOKEN</text:p>
        </text:list-item>
        <text:list-item>
          <text:p text:style-name="P69"><text:a xlink:type="simple" xlink:href="#id37">xml:id</text:a>, optional, xs:ID</text:p>
        </text:list-item>
        <text:list-item>
          <text:p text:style-name="P69"><text:a xlink:type="simple" xlink:href="#id248">xml:lang</text:a>, optional, xs:language</text:p>
        </text:list-item>
      </text:list>
      <text:h text:style-name="P241" text:outline-level="1">Module:</text:h>
      <text:p text:style-name="Text_20_body">header</text:p>
      <text:h text:style-name="P1" text:outline-level="1"><text:bookmark text:name="id1248"/>&lt;expan&gt; expansion</text:h>
      <text:h text:style-name="P241"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0962" text:style-name="L69">
        <text:list-item>
          <text:p text:style-name="P70"><text:a xlink:type="simple" xlink:href="#id1251">abbr</text:a>, optional, CDATA</text:p>
        </text:list-item>
        <text:list-item>
          <text:p text:style-name="P70"><text:a xlink:type="simple" xlink:href="#id1062">cert</text:a>, optional, xs:token, high, medium, low, unknown</text:p>
        </text:list-item>
        <text:list-item>
          <text:p text:style-name="P70"><text:a xlink:type="simple" xlink:href="#id1064">evidence</text:a>, optional, xs:NMTOKEN</text:p>
        </text:list-item>
        <text:list-item>
          <text:p text:style-name="P70"><text:a xlink:type="simple" xlink:href="#id69">facs</text:a>, optional, xs:IDREFS</text:p>
        </text:list-item>
        <text:list-item>
          <text:p text:style-name="P70"><text:a xlink:type="simple" xlink:href="#id1174">hand</text:a>, optional, xs:IDREF</text:p>
        </text:list-item>
        <text:list-item>
          <text:p text:style-name="P70"><text:a xlink:type="simple" xlink:href="#id38">n</text:a>, optional, xs:NMTOKEN</text:p>
        </text:list-item>
        <text:list-item>
          <text:p text:style-name="P70"><text:a xlink:type="simple" xlink:href="#id317">resp</text:a>, optional, xs:IDREFS</text:p>
        </text:list-item>
        <text:list-item>
          <text:p text:style-name="P70"><text:a xlink:type="simple" xlink:href="#id1176">seq</text:a>, optional, xs:positiveInteger</text:p>
        </text:list-item>
        <text:list-item>
          <text:p text:style-name="P70"><text:a xlink:type="simple" xlink:href="#id227">source</text:a>, optional, xs:IDREFS</text:p>
        </text:list-item>
        <text:list-item>
          <text:p text:style-name="P70"><text:a xlink:type="simple" xlink:href="#id180">subtype</text:a>, optional, xs:NMTOKEN</text:p>
        </text:list-item>
        <text:list-item>
          <text:p text:style-name="P70"><text:a xlink:type="simple" xlink:href="#id179">type</text:a>, optional, xs:NMTOKEN</text:p>
        </text:list-item>
        <text:list-item>
          <text:p text:style-name="P70"><text:a xlink:type="simple" xlink:href="#id37">xml:id</text:a>, optional, xs:ID</text:p>
        </text:list-item>
        <text:list-item>
          <text:p text:style-name="P70"><text:a xlink:type="simple" xlink:href="#id248">xml:lang</text:a>, optional, xs:language</text:p>
        </text:list-item>
      </text:list>
      <text:h text:style-name="P241" text:outline-level="1">Module:</text:h>
      <text:p text:style-name="Text_20_body">shared</text:p>
      <text:h text:style-name="P1" text:outline-level="1"><text:bookmark text:name="id224"/>&lt;expansion&gt; expansion</text:h>
      <text:h text:style-name="P241"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41" text:outline-level="1">May contain:</text:h>
      <text:p text:style-name="Text_20_body">EMPTY</text:p>
      <text:h text:style-name="P241" text:outline-level="1">May occur within:</text:h>
      <text:p text:style-name="Text_20_body"><text:a xlink:type="simple" xlink:href="#id669">ending</text:a>, <text:a xlink:type="simple" xlink:href="#id222">lem</text:a>, <text:a xlink:type="simple" xlink:href="#id1179">rdg</text:a>, <text:a xlink:type="simple" xlink:href="#id662">section</text:a> </text:p>
      <text:h text:style-name="P241" text:outline-level="1">Attributes:</text:h>
      <text:list xml:id="list35474005" text:style-name="L70">
        <text:list-item>
          <text:p text:style-name="P71"><text:a xlink:type="simple" xlink:href="#id38">n</text:a>, optional, xs:NMTOKEN</text:p>
        </text:list-item>
        <text:list-item>
          <text:p text:style-name="P71"><text:a xlink:type="simple" xlink:href="#id72">plist</text:a>, optional, xs:IDREFS</text:p>
        </text:list-item>
        <text:list-item>
          <text:p text:style-name="P71"><text:a xlink:type="simple" xlink:href="#id227">source</text:a>, optional, xs:IDREFS</text:p>
        </text:list-item>
        <text:list-item>
          <text:p text:style-name="P71"><text:a xlink:type="simple" xlink:href="#id180">subtype</text:a>, optional, xs:NMTOKEN</text:p>
        </text:list-item>
        <text:list-item>
          <text:p text:style-name="P71"><text:soft-page-break/><text:a xlink:type="simple" xlink:href="#id179">type</text:a>, optional, xs:NMTOKEN</text:p>
        </text:list-item>
        <text:list-item>
          <text:p text:style-name="P71"><text:a xlink:type="simple" xlink:href="#id37">xml:id</text:a>, optional, xs:ID</text:p>
        </text:list-item>
      </text:list>
      <text:h text:style-name="P241" text:outline-level="1">Module:</text:h>
      <text:p text:style-name="Text_20_body">shared</text:p>
      <text:h text:style-name="P1" text:outline-level="1"><text:bookmark text:name="id1361"/>&lt;extent&gt; extent</text:h>
      <text:h text:style-name="P241"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348">filedesc</text:a>, <text:a xlink:type="simple" xlink:href="#id1401">physdesc</text:a> </text:p>
      <text:h text:style-name="P241" text:outline-level="1">Attributes:</text:h>
      <text:list xml:id="list35482914" text:style-name="L71">
        <text:list-item>
          <text:p text:style-name="P72"><text:a xlink:type="simple" xlink:href="#id1043">analog</text:a>, optional, CDATA</text:p>
        </text:list-item>
        <text:list-item>
          <text:p text:style-name="P72"><text:a xlink:type="simple" xlink:href="#id38">n</text:a>, optional, xs:NMTOKEN</text:p>
        </text:list-item>
        <text:list-item>
          <text:p text:style-name="P72"><text:a xlink:type="simple" xlink:href="#id91">unit</text:a>, optional, xs:NMTOKEN</text:p>
        </text:list-item>
        <text:list-item>
          <text:p text:style-name="P72"><text:a xlink:type="simple" xlink:href="#id37">xml:id</text:a>, optional, xs:ID</text:p>
        </text:list-item>
      </text:list>
      <text:h text:style-name="P241" text:outline-level="1">Module:</text:h>
      <text:p text:style-name="Text_20_body">header</text:p>
      <text:h text:style-name="P1" text:outline-level="1"><text:bookmark text:name="id34"/>&lt;extptr&gt; external pointer</text:h>
      <text:h text:style-name="P241"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text:p>
      <text:h text:style-name="P241" text:outline-level="1">May contain:</text:h>
      <text:p text:style-name="Text_20_body">EMPTY</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soft-page-break/><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90686" text:style-name="L72">
        <text:list-item>
          <text:p text:style-name="P73"><text:a xlink:type="simple" xlink:href="#id48">entityref</text:a>, optional, xs:ENTITY</text:p>
        </text:list-item>
        <text:list-item>
          <text:p text:style-name="P73"><text:a xlink:type="simple" xlink:href="#id40">mimetype</text:a>, optional, CDATA</text:p>
        </text:list-item>
        <text:list-item>
          <text:p text:style-name="P73"><text:a xlink:type="simple" xlink:href="#id38">n</text:a>, optional, xs:NMTOKEN</text:p>
        </text:list-item>
        <text:list-item>
          <text:p text:style-name="P73"><text:a xlink:type="simple" xlink:href="#id45">targettype</text:a>, optional, xs:NMTOKEN</text:p>
        </text:list-item>
        <text:list-item>
          <text:p text:style-name="P73"><text:a xlink:type="simple" xlink:href="#id42">xlink:actuate</text:a>, optional, xs:token, onLoad, onRequest, other, none</text:p>
        </text:list-item>
        <text:list-item>
          <text:p text:style-name="P73"><text:a xlink:type="simple" xlink:href="#id49">xlink:href</text:a>, optional, xs:anyURI</text:p>
        </text:list-item>
        <text:list-item>
          <text:p text:style-name="P73"><text:a xlink:type="simple" xlink:href="#id43">xlink:role</text:a>, optional, xs:anyURI</text:p>
        </text:list-item>
        <text:list-item>
          <text:p text:style-name="P73"><text:a xlink:type="simple" xlink:href="#id44">xlink:show</text:a>, optional, xs:token, new, replace, other, none</text:p>
        </text:list-item>
        <text:list-item>
          <text:p text:style-name="P73"><text:a xlink:type="simple" xlink:href="#id46">xlink:title</text:a>, optional, CDATA</text:p>
        </text:list-item>
        <text:list-item>
          <text:p text:style-name="P73"><text:a xlink:type="simple" xlink:href="#id37">xml:id</text:a>, optional, xs:ID</text:p>
        </text:list-item>
      </text:list>
      <text:h text:style-name="P241" text:outline-level="1">Module:</text:h>
      <text:p text:style-name="Text_20_body">ptrref</text:p>
      <text:h text:style-name="P1" text:outline-level="1"><text:bookmark text:name="id51"/>&lt;extref&gt; external reference</text:h>
      <text:h text:style-name="P241"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text:p>
      <text:h text:style-name="P24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91172" text:style-name="L73">
        <text:list-item>
          <text:p text:style-name="P74"><text:a xlink:type="simple" xlink:href="#id48">entityref</text:a>, optional, xs:ENTITY</text:p>
        </text:list-item>
        <text:list-item>
          <text:p text:style-name="P74"><text:a xlink:type="simple" xlink:href="#id38">n</text:a>, optional, xs:NMTOKEN</text:p>
        </text:list-item>
        <text:list-item>
          <text:p text:style-name="P74"><text:a xlink:type="simple" xlink:href="#id45">targettype</text:a>, optional, xs:NMTOKEN</text:p>
        </text:list-item>
        <text:list-item>
          <text:p text:style-name="P74"><text:a xlink:type="simple" xlink:href="#id42">xlink:actuate</text:a>, optional, xs:token, onLoad, onRequest, other, none</text:p>
        </text:list-item>
        <text:list-item>
          <text:p text:style-name="P74"><text:a xlink:type="simple" xlink:href="#id49">xlink:href</text:a>, optional, xs:anyURI</text:p>
        </text:list-item>
        <text:list-item>
          <text:p text:style-name="P74"><text:a xlink:type="simple" xlink:href="#id43">xlink:role</text:a>, optional, xs:anyURI</text:p>
        </text:list-item>
        <text:list-item>
          <text:p text:style-name="P74"><text:soft-page-break/><text:a xlink:type="simple" xlink:href="#id44">xlink:show</text:a>, optional, xs:token, new, replace, other, none</text:p>
        </text:list-item>
        <text:list-item>
          <text:p text:style-name="P74"><text:a xlink:type="simple" xlink:href="#id46">xlink:title</text:a>, optional, CDATA</text:p>
        </text:list-item>
        <text:list-item>
          <text:p text:style-name="P74"><text:a xlink:type="simple" xlink:href="#id37">xml:id</text:a>, optional, xs:ID</text:p>
        </text:list-item>
        <text:list-item>
          <text:p text:style-name="P74"><text:a xlink:type="simple" xlink:href="#id248">xml:lang</text:a>, optional, xs:language</text:p>
        </text:list-item>
      </text:list>
      <text:h text:style-name="P241" text:outline-level="1">Module:</text:h>
      <text:p text:style-name="Text_20_body">ptrref</text:p>
      <text:h text:style-name="P1" text:outline-level="1"><text:bookmark text:name="id1535"/>&lt;facsimile&gt; facsimile</text:h>
      <text:h text:style-name="P241"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text:p>
      <text:h text:style-name="P241" text:outline-level="1">May contain:</text:h>
      <text:p text:style-name="Text_20_body"><text:a xlink:type="simple" xlink:href="#id1537">surface</text:a> </text:p>
      <text:h text:style-name="P241" text:outline-level="1">May occur within:</text:h>
      <text:p text:style-name="Text_20_body"><text:a xlink:type="simple" xlink:href="#id1533">music</text:a> </text:p>
      <text:h text:style-name="P241" text:outline-level="1">Attributes:</text:h>
      <text:list xml:id="list35490568" text:style-name="L74">
        <text:list-item>
          <text:p text:style-name="P75"><text:a xlink:type="simple" xlink:href="#id38">n</text:a>, optional, xs:NMTOKEN</text:p>
        </text:list-item>
        <text:list-item>
          <text:p text:style-name="P75"><text:a xlink:type="simple" xlink:href="#id227">source</text:a>, optional, xs:IDREFS</text:p>
        </text:list-item>
        <text:list-item>
          <text:p text:style-name="P75"><text:a xlink:type="simple" xlink:href="#id37">xml:id</text:a>, optional, xs:ID</text:p>
        </text:list-item>
      </text:list>
      <text:h text:style-name="P241" text:outline-level="1">Module:</text:h>
      <text:p text:style-name="Text_20_body">facsimile</text:p>
      <text:h text:style-name="P1" text:outline-level="1"><text:bookmark text:name="id821"/>&lt;fermata&gt; fermata</text:h>
      <text:h text:style-name="P241"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text:soft-page-break/>Attributes:</text:h>
      <text:list xml:id="list35484113" text:style-name="L75">
        <text:list-item>
          <text:p text:style-name="P76"><text:a xlink:type="simple" xlink:href="#id501">altsym</text:a>, optional, xs:IDREF</text:p>
        </text:list-item>
        <text:list-item>
          <text:p text:style-name="P76"><text:a xlink:type="simple" xlink:href="#id88">color</text:a>, optional, xs:token, "(x[0-9A-Fa-f]{6,6}|aqua|black|fuchsia|gray|green|lime|maroon|navy|olive|purple|red|silver|teal|white|yellow)"</text:p>
        </text:list-item>
        <text:list-item>
          <text:p text:style-name="P76"><text:a xlink:type="simple" xlink:href="#id100">copyof</text:a>, optional, xs:IDREF</text:p>
        </text:list-item>
        <text:list-item>
          <text:p text:style-name="P76"><text:a xlink:type="simple" xlink:href="#id101">corresp</text:a>, optional, xs:IDREFS</text:p>
        </text:list-item>
        <text:list-item>
          <text:p text:style-name="P76"><text:a xlink:type="simple" xlink:href="#id314">dur.ges</text:a>, optional, CDATA</text:p>
        </text:list-item>
        <text:list-item>
          <text:p text:style-name="P76"><text:a xlink:type="simple" xlink:href="#id177">endid</text:a>, optional, xs:IDREF</text:p>
        </text:list-item>
        <text:list-item>
          <text:p text:style-name="P76"><text:a xlink:type="simple" xlink:href="#id69">facs</text:a>, optional, xs:IDREFS</text:p>
        </text:list-item>
        <text:list-item>
          <text:p text:style-name="P76"><text:a xlink:type="simple" xlink:href="#id825">form</text:a>, optional, xs:token, inv, norm</text:p>
        </text:list-item>
        <text:list-item>
          <text:p text:style-name="P76"><text:a xlink:type="simple" xlink:href="#id130">ho</text:a>, optional, xs:decimal</text:p>
        </text:list-item>
        <text:list-item>
          <text:p text:style-name="P76"><text:a xlink:type="simple" xlink:href="#id778">layer</text:a>, optional, list of xs:positiveInteger, minimum length of 1</text:p>
        </text:list-item>
        <text:list-item>
          <text:p text:style-name="P76"><text:a xlink:type="simple" xlink:href="#id38">n</text:a>, optional, xs:NMTOKEN</text:p>
        </text:list-item>
        <text:list-item>
          <text:p text:style-name="P76"><text:a xlink:type="simple" xlink:href="#id102">next</text:a>, optional, xs:IDREFS</text:p>
        </text:list-item>
        <text:list-item>
          <text:p text:style-name="P76"><text:a xlink:type="simple" xlink:href="#id151">place</text:a>, optional, xs:token, above, below, within</text:p>
        </text:list-item>
        <text:list-item>
          <text:p text:style-name="P76"><text:a xlink:type="simple" xlink:href="#id72">plist</text:a>, optional, xs:IDREFS</text:p>
        </text:list-item>
        <text:list-item>
          <text:p text:style-name="P76"><text:a xlink:type="simple" xlink:href="#id103">prev</text:a>, optional, xs:IDREFS</text:p>
        </text:list-item>
        <text:list-item>
          <text:p text:style-name="P76"><text:a xlink:type="simple" xlink:href="#id104">sameas</text:a>, optional, xs:IDREFS</text:p>
        </text:list-item>
        <text:list-item>
          <text:p text:style-name="P76"><text:a xlink:type="simple" xlink:href="#id688">staff</text:a>, required, list of xs:positiveInteger, minimum length of 1</text:p>
        </text:list-item>
        <text:list-item>
          <text:p text:style-name="P76"><text:a xlink:type="simple" xlink:href="#id176">startid</text:a>, optional, xs:IDREF</text:p>
        </text:list-item>
        <text:list-item>
          <text:p text:style-name="P76"><text:a xlink:type="simple" xlink:href="#id105">synch</text:a>, optional, xs:IDREFS</text:p>
        </text:list-item>
        <text:list-item>
          <text:p text:style-name="P76"><text:a xlink:type="simple" xlink:href="#id155">to</text:a>, optional, xs:decimal</text:p>
        </text:list-item>
        <text:list-item>
          <text:p text:style-name="P76"><text:a xlink:type="simple" xlink:href="#id96">tstamp</text:a>, optional, xs:decimal, 0 - ∞</text:p>
        </text:list-item>
        <text:list-item>
          <text:p text:style-name="P76"><text:a xlink:type="simple" xlink:href="#id309">tstamp.ges</text:a>, optional, xs:nonNegativeInteger</text:p>
        </text:list-item>
        <text:list-item>
          <text:p text:style-name="P76"><text:a xlink:type="simple" xlink:href="#id310">tstamp.real</text:a>, optional, xs:time</text:p>
        </text:list-item>
        <text:list-item>
          <text:p text:style-name="P76"><text:a xlink:type="simple" xlink:href="#id133">vo</text:a>, optional, xs:decimal</text:p>
        </text:list-item>
        <text:list-item>
          <text:p text:style-name="P76"><text:a xlink:type="simple" xlink:href="#id135">x</text:a>, optional, xs:decimal</text:p>
        </text:list-item>
        <text:list-item>
          <text:p text:style-name="P76"><text:a xlink:type="simple" xlink:href="#id37">xml:id</text:a>, optional, xs:ID</text:p>
        </text:list-item>
        <text:list-item>
          <text:p text:style-name="P76"><text:a xlink:type="simple" xlink:href="#id136">y</text:a>, optional, xs:decimal</text:p>
        </text:list-item>
      </text:list>
      <text:h text:style-name="P241" text:outline-level="1">Module:</text:h>
      <text:p text:style-name="Text_20_body">cmn</text:p>
      <text:h text:style-name="P1" text:outline-level="1"><text:bookmark text:name="id1101"/>&lt;fig&gt; figure</text:h>
      <text:h text:style-name="P241" text:outline-level="1">Description:</text:h>
      <text:p text:style-name="Text_20_body">groups elements representing or containing graphic information such as an illustration or figure.</text:p>
      <text:h text:style-name="P241" text:outline-level="1">May contain:</text:h>
      <text:p text:style-name="Text_20_body"><text:a xlink:type="simple" xlink:href="#id269">caption</text:a>, <text:a xlink:type="simple" xlink:href="#id1103">figdesc</text:a>, <text:a xlink:type="simple" xlink:href="#id1107">graphic</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soft-page-break/><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82131" text:style-name="L76">
        <text:list-item>
          <text:p text:style-name="P77"><text:a xlink:type="simple" xlink:href="#id48">entityref</text:a>, optional, xs:ENTITY</text:p>
        </text:list-item>
        <text:list-item>
          <text:p text:style-name="P77"><text:a xlink:type="simple" xlink:href="#id69">facs</text:a>, optional, xs:IDREFS</text:p>
        </text:list-item>
        <text:list-item>
          <text:p text:style-name="P77"><text:a xlink:type="simple" xlink:href="#id38">n</text:a>, optional, xs:NMTOKEN</text:p>
        </text:list-item>
        <text:list-item>
          <text:p text:style-name="P77"><text:a xlink:type="simple" xlink:href="#id45">targettype</text:a>, optional, xs:NMTOKEN</text:p>
        </text:list-item>
        <text:list-item>
          <text:p text:style-name="P77"><text:a xlink:type="simple" xlink:href="#id135">x</text:a>, optional, xs:decimal</text:p>
        </text:list-item>
        <text:list-item>
          <text:p text:style-name="P77"><text:a xlink:type="simple" xlink:href="#id42">xlink:actuate</text:a>, optional, xs:token, onLoad, onRequest, other, none</text:p>
        </text:list-item>
        <text:list-item>
          <text:p text:style-name="P77"><text:a xlink:type="simple" xlink:href="#id49">xlink:href</text:a>, optional, xs:anyURI</text:p>
        </text:list-item>
        <text:list-item>
          <text:p text:style-name="P77"><text:a xlink:type="simple" xlink:href="#id43">xlink:role</text:a>, optional, xs:anyURI</text:p>
        </text:list-item>
        <text:list-item>
          <text:p text:style-name="P77"><text:a xlink:type="simple" xlink:href="#id44">xlink:show</text:a>, optional, xs:token, new, replace, other, none</text:p>
        </text:list-item>
        <text:list-item>
          <text:p text:style-name="P77"><text:a xlink:type="simple" xlink:href="#id46">xlink:title</text:a>, optional, CDATA</text:p>
        </text:list-item>
        <text:list-item>
          <text:p text:style-name="P77"><text:a xlink:type="simple" xlink:href="#id37">xml:id</text:a>, optional, xs:ID</text:p>
        </text:list-item>
        <text:list-item>
          <text:p text:style-name="P77"><text:a xlink:type="simple" xlink:href="#id136">y</text:a>, optional, xs:decimal</text:p>
        </text:list-item>
      </text:list>
      <text:h text:style-name="P241" text:outline-level="1">Module:</text:h>
      <text:p text:style-name="Text_20_body">figtable</text:p>
      <text:h text:style-name="P1" text:outline-level="1"><text:bookmark text:name="id1103"/>&lt;figdesc&gt; figure description</text:h>
      <text:h text:style-name="P241"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text:p>
      <text:h text:style-name="P241"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6">symbol</text:a>, <text:a xlink:type="simple" xlink:href="#id266">table</text:a> </text:p>
      <text:h text:style-name="P241" text:outline-level="1">May occur within:</text:h>
      <text:p text:style-name="Text_20_body"><text:a xlink:type="simple" xlink:href="#id1101">fig</text:a>, <text:a xlink:type="simple" xlink:href="#id1537">surface</text:a>, <text:a xlink:type="simple" xlink:href="#id1540">zone</text:a> </text:p>
      <text:h text:style-name="P241" text:outline-level="1">Attributes:</text:h>
      <text:list xml:id="list35474267" text:style-name="L77">
        <text:list-item>
          <text:p text:style-name="P78"><text:a xlink:type="simple" xlink:href="#id38">n</text:a>, optional, xs:NMTOKEN</text:p>
        </text:list-item>
        <text:list-item>
          <text:p text:style-name="P78"><text:a xlink:type="simple" xlink:href="#id37">xml:id</text:a>, optional, xs:ID</text:p>
        </text:list-item>
        <text:list-item>
          <text:p text:style-name="P78"><text:a xlink:type="simple" xlink:href="#id248">xml:lang</text:a>, optional, xs:language</text:p>
        </text:list-item>
      </text:list>
      <text:h text:style-name="P241" text:outline-level="1">Module:</text:h>
      <text:p text:style-name="Text_20_body">figtable</text:p>
      <text:h text:style-name="P1" text:outline-level="1"><text:bookmark text:name="id1348"/><text:soft-page-break/>&lt;filedesc&gt; file description</text:h>
      <text:h text:style-name="P241" text:outline-level="1">Description:</text:h>
      <text:p text:style-name="Text_20_body">Contains a full bibliographic description of the MEI file. Extent in this context is file size.</text:p>
      <text:h text:style-name="P241" text:outline-level="1">May contain:</text:h>
      <text:p text:style-name="Text_20_body"><text:a xlink:type="simple" xlink:href="#id1358">editionstmt</text:a>, <text:a xlink:type="simple" xlink:href="#id1361">extent</text:a>, <text:a xlink:type="simple" xlink:href="#id1364">fingerprint</text:a>, <text:a xlink:type="simple" xlink:href="#id1394">notesstmt</text:a>, <text:a xlink:type="simple" xlink:href="#id1366">pubstmt</text:a>, <text:a xlink:type="simple" xlink:href="#id1391">seriesstmt</text:a>, <text:a xlink:type="simple" xlink:href="#id1397">sourcedesc</text:a>, <text:a xlink:type="simple" xlink:href="#id1350">titlestmt</text:a> </text:p>
      <text:h text:style-name="P241" text:outline-level="1">May occur within:</text:h>
      <text:p text:style-name="Text_20_body"><text:a xlink:type="simple" xlink:href="#id28">meihead</text:a> </text:p>
      <text:h text:style-name="P241" text:outline-level="1">Attributes:</text:h>
      <text:list xml:id="list35495073" text:style-name="L78">
        <text:list-item>
          <text:p text:style-name="P79"><text:a xlink:type="simple" xlink:href="#id1043">analog</text:a>, optional, CDATA</text:p>
        </text:list-item>
        <text:list-item>
          <text:p text:style-name="P79"><text:a xlink:type="simple" xlink:href="#id38">n</text:a>, optional, xs:NMTOKEN</text:p>
        </text:list-item>
        <text:list-item>
          <text:p text:style-name="P79"><text:a xlink:type="simple" xlink:href="#id37">xml:id</text:a>, optional, xs:ID</text:p>
        </text:list-item>
      </text:list>
      <text:h text:style-name="P241" text:outline-level="1">Module:</text:h>
      <text:p text:style-name="Text_20_body">header</text:p>
      <text:h text:style-name="P1" text:outline-level="1"><text:bookmark text:name="id1364"/>&lt;fingerprint&gt; fingerprint</text:h>
      <text:h text:style-name="P241"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41" text:outline-level="1">May contain:</text:h>
      <text:p text:style-name="Text_20_body">EMPTY</text:p>
      <text:h text:style-name="P241" text:outline-level="1">May occur within:</text:h>
      <text:p text:style-name="Text_20_body"><text:a xlink:type="simple" xlink:href="#id1348">filedesc</text:a> </text:p>
      <text:h text:style-name="P241" text:outline-level="1">Attributes:</text:h>
      <text:list xml:id="list35473056" text:style-name="L79">
        <text:list-item>
          <text:p text:style-name="P80"><text:a xlink:type="simple" xlink:href="#id38">n</text:a>, optional, xs:NMTOKEN</text:p>
        </text:list-item>
        <text:list-item>
          <text:p text:style-name="P80"><text:a xlink:type="simple" xlink:href="#id37">xml:id</text:a>, optional, xs:ID</text:p>
        </text:list-item>
        <text:list-item>
          <text:p text:style-name="P80"><text:a xlink:type="simple" xlink:href="#id248">xml:lang</text:a>, optional, xs:language</text:p>
        </text:list-item>
      </text:list>
      <text:h text:style-name="P241" text:outline-level="1">Module:</text:h>
      <text:p text:style-name="Text_20_body">header</text:p>
      <text:h text:style-name="P1" text:outline-level="1"><text:bookmark text:name="id1552"/><text:soft-page-break/>&lt;front&gt; front</text:h>
      <text:h text:style-name="P241"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text:p>
      <text:h text:style-name="P241" text:outline-level="1">May contain:</text:h>
      <text:p text:style-name="Text_20_body"><text:a xlink:type="simple" xlink:href="#id229">div</text:a>, <text:a xlink:type="simple" xlink:href="#id233">lb</text:a>, <text:a xlink:type="simple" xlink:href="#id237">pb</text:a>, <text:a xlink:type="simple" xlink:href="#id1442">titlepage</text:a> </text:p>
      <text:h text:style-name="P241" text:outline-level="1">May occur within:</text:h>
      <text:p text:style-name="Text_20_body"><text:a xlink:type="simple" xlink:href="#id1533">music</text:a> </text:p>
      <text:h text:style-name="P241" text:outline-level="1">Attributes:</text:h>
      <text:list xml:id="list35492368" text:style-name="L80">
        <text:list-item>
          <text:p text:style-name="P81"><text:a xlink:type="simple" xlink:href="#id69">facs</text:a>, optional, xs:IDREFS</text:p>
        </text:list-item>
        <text:list-item>
          <text:p text:style-name="P81"><text:a xlink:type="simple" xlink:href="#id38">n</text:a>, optional, xs:NMTOKEN</text:p>
        </text:list-item>
        <text:list-item>
          <text:p text:style-name="P81"><text:a xlink:type="simple" xlink:href="#id37">xml:id</text:a>, optional, xs:ID</text:p>
        </text:list-item>
        <text:list-item>
          <text:p text:style-name="P81"><text:a xlink:type="simple" xlink:href="#id248">xml:lang</text:a>, optional, xs:language</text:p>
        </text:list-item>
      </text:list>
      <text:h text:style-name="P241" text:outline-level="1">Module:</text:h>
      <text:p text:style-name="Text_20_body">text</text:p>
      <text:h text:style-name="P1" text:outline-level="1"><text:bookmark text:name="id942"/>&lt;ftrem&gt; fingered tremolo</text:h>
      <text:h text:style-name="P241"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41" text:outline-level="1">May contain:</text:h>
      <text:p text:style-name="Text_20_body"><text:a xlink:type="simple" xlink:href="#id106">chord</text:a>, <text:a xlink:type="simple" xlink:href="#id108">note</text:a> </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94048" text:style-name="L81">
        <text:list-item>
          <text:p text:style-name="P82"><text:a xlink:type="simple" xlink:href="#id100">copyof</text:a>, optional, xs:IDREF</text:p>
        </text:list-item>
        <text:list-item>
          <text:p text:style-name="P82"><text:a xlink:type="simple" xlink:href="#id101">corresp</text:a>, optional, xs:IDREFS</text:p>
        </text:list-item>
        <text:list-item>
          <text:p text:style-name="P82"><text:a xlink:type="simple" xlink:href="#id69">facs</text:a>, optional, xs:IDREFS</text:p>
        </text:list-item>
        <text:list-item>
          <text:p text:style-name="P82"><text:a xlink:type="simple" xlink:href="#id948">form</text:a>, optional, xs:token, meas, unmeas</text:p>
        </text:list-item>
        <text:list-item>
          <text:p text:style-name="P82"><text:a xlink:type="simple" xlink:href="#id306">layer</text:a>, optional, xs:positiveInteger</text:p>
        </text:list-item>
        <text:list-item>
          <text:p text:style-name="P82"><text:soft-page-break/><text:a xlink:type="simple" xlink:href="#id38">n</text:a>, optional, xs:NMTOKEN</text:p>
        </text:list-item>
        <text:list-item>
          <text:p text:style-name="P82"><text:a xlink:type="simple" xlink:href="#id102">next</text:a>, optional, xs:IDREFS</text:p>
        </text:list-item>
        <text:list-item>
          <text:p text:style-name="P82"><text:a xlink:type="simple" xlink:href="#id103">prev</text:a>, optional, xs:IDREFS</text:p>
        </text:list-item>
        <text:list-item>
          <text:p text:style-name="P82"><text:a xlink:type="simple" xlink:href="#id104">sameas</text:a>, optional, xs:IDREFS</text:p>
        </text:list-item>
        <text:list-item>
          <text:p text:style-name="P82"><text:a xlink:type="simple" xlink:href="#id521">slash</text:a>, optional, xs:positiveInteger, 1 - 6</text:p>
        </text:list-item>
        <text:list-item>
          <text:p text:style-name="P82"><text:a xlink:type="simple" xlink:href="#id730">staff</text:a>, optional, list of xs:positiveInteger, minimum length of 1</text:p>
        </text:list-item>
        <text:list-item>
          <text:p text:style-name="P82"><text:a xlink:type="simple" xlink:href="#id105">synch</text:a>, optional, xs:IDREFS</text:p>
        </text:list-item>
        <text:list-item>
          <text:p text:style-name="P82"><text:a xlink:type="simple" xlink:href="#id96">tstamp</text:a>, optional, xs:decimal, 0 - ∞</text:p>
        </text:list-item>
        <text:list-item>
          <text:p text:style-name="P82"><text:a xlink:type="simple" xlink:href="#id309">tstamp.ges</text:a>, optional, xs:nonNegativeInteger</text:p>
        </text:list-item>
        <text:list-item>
          <text:p text:style-name="P82"><text:a xlink:type="simple" xlink:href="#id310">tstamp.real</text:a>, optional, xs:time</text:p>
        </text:list-item>
        <text:list-item>
          <text:p text:style-name="P82"><text:a xlink:type="simple" xlink:href="#id37">xml:id</text:a>, optional, xs:ID</text:p>
        </text:list-item>
      </text:list>
      <text:h text:style-name="P241" text:outline-level="1">Module:</text:h>
      <text:p text:style-name="Text_20_body">cmn</text:p>
      <text:h text:style-name="P1" text:outline-level="1"><text:bookmark text:name="id240"/>&lt;fw&gt; forme work</text:h>
      <text:h text:style-name="P241" text:outline-level="1">Description:</text:h>
      <text:p text:style-name="Text_20_body">This element is intended for capture of header/footer material that is non-repeating; that is, it occurs on isolated pages. For recurring headers and footers use pgheadN and pgfootN elements.</text:p>
      <text:h text:style-name="P24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237">pb</text:a> </text:p>
      <text:h text:style-name="P241" text:outline-level="1">Attributes:</text:h>
      <text:list xml:id="list35473127" text:style-name="L82">
        <text:list-item>
          <text:p text:style-name="P83"><text:a xlink:type="simple" xlink:href="#id69">facs</text:a>, optional, xs:IDREFS</text:p>
        </text:list-item>
        <text:list-item>
          <text:p text:style-name="P83"><text:a xlink:type="simple" xlink:href="#id38">n</text:a>, optional, xs:NMTOKEN</text:p>
        </text:list-item>
        <text:list-item>
          <text:p text:style-name="P83"><text:a xlink:type="simple" xlink:href="#id180">subtype</text:a>, optional, xs:NMTOKEN</text:p>
        </text:list-item>
        <text:list-item>
          <text:p text:style-name="P83"><text:a xlink:type="simple" xlink:href="#id179">type</text:a>, optional, xs:NMTOKEN</text:p>
        </text:list-item>
        <text:list-item>
          <text:p text:style-name="P83"><text:a xlink:type="simple" xlink:href="#id37">xml:id</text:a>, optional, xs:ID</text:p>
        </text:list-item>
        <text:list-item>
          <text:p text:style-name="P83"><text:a xlink:type="simple" xlink:href="#id248">xml:lang</text:a>, optional, xs:language</text:p>
        </text:list-item>
      </text:list>
      <text:h text:style-name="P241" text:outline-level="1">Module:</text:h>
      <text:p text:style-name="Text_20_body">shared</text:p>
      <text:h text:style-name="P1" text:outline-level="1"><text:bookmark text:name="id1333"/>&lt;gap&gt; gap</text:h>
      <text:h text:style-name="P241"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text:soft-page-break/>&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text:p>
      <text:h text:style-name="P241" text:outline-level="1">May contain:</text:h>
      <text:p text:style-name="Text_20_body">EMPTY</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71000" text:style-name="L83">
        <text:list-item>
          <text:p text:style-name="P84"><text:a xlink:type="simple" xlink:href="#id1062">cert</text:a>, optional, xs:token, high, medium, low, unknown</text:p>
        </text:list-item>
        <text:list-item>
          <text:p text:style-name="P84"><text:a xlink:type="simple" xlink:href="#id1064">evidence</text:a>, optional, xs:NMTOKEN</text:p>
        </text:list-item>
        <text:list-item>
          <text:p text:style-name="P84"><text:a xlink:type="simple" xlink:href="#id1219">extent</text:a>, optional, CDATA</text:p>
        </text:list-item>
        <text:list-item>
          <text:p text:style-name="P84"><text:a xlink:type="simple" xlink:href="#id1174">hand</text:a>, optional, xs:IDREF</text:p>
        </text:list-item>
        <text:list-item>
          <text:p text:style-name="P84"><text:a xlink:type="simple" xlink:href="#id38">n</text:a>, optional, xs:NMTOKEN</text:p>
        </text:list-item>
        <text:list-item>
          <text:p text:style-name="P84"><text:a xlink:type="simple" xlink:href="#id1242">reason</text:a>, optional, CDATA</text:p>
        </text:list-item>
        <text:list-item>
          <text:p text:style-name="P84"><text:a xlink:type="simple" xlink:href="#id317">resp</text:a>, optional, xs:IDREFS</text:p>
        </text:list-item>
        <text:list-item>
          <text:p text:style-name="P84"><text:a xlink:type="simple" xlink:href="#id227">source</text:a>, optional, xs:IDREFS</text:p>
        </text:list-item>
        <text:list-item>
          <text:p text:style-name="P84"><text:a xlink:type="simple" xlink:href="#id91">unit</text:a>, optional, xs:NMTOKEN</text:p>
        </text:list-item>
        <text:list-item>
          <text:p text:style-name="P84"><text:a xlink:type="simple" xlink:href="#id37">xml:id</text:a>, optional, xs:ID</text:p>
        </text:list-item>
      </text:list>
      <text:h text:style-name="P241" text:outline-level="1">Module:</text:h>
      <text:p text:style-name="Text_20_body">edittrans</text:p>
      <text:h text:style-name="P1" text:outline-level="1"><text:bookmark text:name="id1070"/>&lt;geogname&gt; geographic name</text:h>
      <text:h text:style-name="P241"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text:p>
      <text:h text:style-name="P241"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3">event</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96910" text:style-name="L84">
        <text:list-item>
          <text:p text:style-name="P85"><text:a xlink:type="simple" xlink:href="#id1043">analog</text:a>, optional, CDATA</text:p>
        </text:list-item>
        <text:list-item>
          <text:p text:style-name="P85"><text:a xlink:type="simple" xlink:href="#id1046">authority</text:a>, optional, CDATA</text:p>
        </text:list-item>
        <text:list-item>
          <text:p text:style-name="P85"><text:a xlink:type="simple" xlink:href="#id1062">cert</text:a>, optional, xs:token, high, medium, low, unknown</text:p>
        </text:list-item>
        <text:list-item>
          <text:p text:style-name="P85"><text:a xlink:type="simple" xlink:href="#id1047">dbkey</text:a>, optional, xs:NMTOKEN</text:p>
        </text:list-item>
        <text:list-item>
          <text:p text:style-name="P85"><text:a xlink:type="simple" xlink:href="#id1064">evidence</text:a>, optional, xs:NMTOKEN</text:p>
        </text:list-item>
        <text:list-item>
          <text:p text:style-name="P85"><text:a xlink:type="simple" xlink:href="#id69">facs</text:a>, optional, xs:IDREFS</text:p>
        </text:list-item>
        <text:list-item>
          <text:p text:style-name="P85"><text:a xlink:type="simple" xlink:href="#id38">n</text:a>, optional, xs:NMTOKEN</text:p>
        </text:list-item>
        <text:list-item>
          <text:p text:style-name="P85"><text:a xlink:type="simple" xlink:href="#id1048">nymref</text:a>, optional, xs:IDREF</text:p>
        </text:list-item>
        <text:list-item>
          <text:p text:style-name="P85"><text:a xlink:type="simple" xlink:href="#id317">resp</text:a>, optional, xs:IDREFS</text:p>
        </text:list-item>
        <text:list-item>
          <text:p text:style-name="P85"><text:a xlink:type="simple" xlink:href="#id1049">role</text:a>, optional, CDATA</text:p>
        </text:list-item>
        <text:list-item>
          <text:p text:style-name="P85"><text:a xlink:type="simple" xlink:href="#id227">source</text:a>, optional, xs:IDREFS</text:p>
        </text:list-item>
        <text:list-item>
          <text:p text:style-name="P85"><text:a xlink:type="simple" xlink:href="#id180">subtype</text:a>, optional, xs:NMTOKEN</text:p>
        </text:list-item>
        <text:list-item>
          <text:p text:style-name="P85"><text:a xlink:type="simple" xlink:href="#id179">type</text:a>, optional, xs:NMTOKEN</text:p>
        </text:list-item>
        <text:list-item>
          <text:p text:style-name="P85"><text:a xlink:type="simple" xlink:href="#id37">xml:id</text:a>, optional, xs:ID</text:p>
        </text:list-item>
        <text:list-item>
          <text:p text:style-name="P85"><text:a xlink:type="simple" xlink:href="#id248">xml:lang</text:a>, optional, xs:language</text:p>
        </text:list-item>
      </text:list>
      <text:h text:style-name="P241" text:outline-level="1">Module:</text:h>
      <text:p text:style-name="Text_20_body">namesdates</text:p>
      <text:h text:style-name="P1" text:outline-level="1"><text:bookmark text:name="id950"/>&lt;gliss&gt; glissando</text:h>
      <text:h text:style-name="P241"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241" text:outline-level="1">May contain:</text:h>
      <text:p text:style-name="Text_20_body"><text:a xlink:type="simple" xlink:href="#id108">note</text:a>, <text:a xlink:type="simple" xlink:href="#id873">rest</text:a>, <text:a xlink:type="simple" xlink:href="#id906">tuplet</text:a> </text:p>
      <text:h text:style-name="P241" text:outline-level="1"><text:soft-page-break/>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84962" text:style-name="L85">
        <text:list-item>
          <text:p text:style-name="P86"><text:a xlink:type="simple" xlink:href="#id88">color</text:a>, optional, xs:token, "(x[0-9A-Fa-f]{6,6}|aqua|black|fuchsia|gray|green|lime|maroon|navy|olive|purple|red|silver|teal|white|yellow)"</text:p>
        </text:list-item>
        <text:list-item>
          <text:p text:style-name="P86"><text:a xlink:type="simple" xlink:href="#id100">copyof</text:a>, optional, xs:IDREF</text:p>
        </text:list-item>
        <text:list-item>
          <text:p text:style-name="P86"><text:a xlink:type="simple" xlink:href="#id101">corresp</text:a>, optional, xs:IDREFS</text:p>
        </text:list-item>
        <text:list-item>
          <text:p text:style-name="P86"><text:a xlink:type="simple" xlink:href="#id184">endho</text:a>, optional, xs:decimal</text:p>
        </text:list-item>
        <text:list-item>
          <text:p text:style-name="P86"><text:a xlink:type="simple" xlink:href="#id177">endid</text:a>, optional, xs:IDREF</text:p>
        </text:list-item>
        <text:list-item>
          <text:p text:style-name="P86"><text:a xlink:type="simple" xlink:href="#id187">endto</text:a>, optional, xs:decimal</text:p>
        </text:list-item>
        <text:list-item>
          <text:p text:style-name="P86"><text:a xlink:type="simple" xlink:href="#id190">endvo</text:a>, optional, xs:decimal</text:p>
        </text:list-item>
        <text:list-item>
          <text:p text:style-name="P86"><text:a xlink:type="simple" xlink:href="#id69">facs</text:a>, optional, xs:IDREFS</text:p>
        </text:list-item>
        <text:list-item>
          <text:p text:style-name="P86"><text:a xlink:type="simple" xlink:href="#id130">ho</text:a>, optional, xs:decimal</text:p>
        </text:list-item>
        <text:list-item>
          <text:p text:style-name="P86"><text:a xlink:type="simple" xlink:href="#id778">layer</text:a>, optional, list of xs:positiveInteger, minimum length of 1</text:p>
        </text:list-item>
        <text:list-item>
          <text:p text:style-name="P86"><text:a xlink:type="simple" xlink:href="#id38">n</text:a>, optional, xs:NMTOKEN</text:p>
        </text:list-item>
        <text:list-item>
          <text:p text:style-name="P86"><text:a xlink:type="simple" xlink:href="#id102">next</text:a>, optional, xs:IDREFS</text:p>
        </text:list-item>
        <text:list-item>
          <text:p text:style-name="P86"><text:a xlink:type="simple" xlink:href="#id72">plist</text:a>, optional, xs:IDREFS</text:p>
        </text:list-item>
        <text:list-item>
          <text:p text:style-name="P86"><text:a xlink:type="simple" xlink:href="#id103">prev</text:a>, optional, xs:IDREFS</text:p>
        </text:list-item>
        <text:list-item>
          <text:p text:style-name="P86"><text:a xlink:type="simple" xlink:href="#id855">rend</text:a>, optional, xs:token, narrow, medium, wide, dashed, dotted, wavy</text:p>
        </text:list-item>
        <text:list-item>
          <text:p text:style-name="P86"><text:a xlink:type="simple" xlink:href="#id104">sameas</text:a>, optional, xs:IDREFS</text:p>
        </text:list-item>
        <text:list-item>
          <text:p text:style-name="P86"><text:a xlink:type="simple" xlink:href="#id688">staff</text:a>, required, list of xs:positiveInteger, minimum length of 1</text:p>
        </text:list-item>
        <text:list-item>
          <text:p text:style-name="P86"><text:a xlink:type="simple" xlink:href="#id183">startho</text:a>, optional, xs:decimal</text:p>
        </text:list-item>
        <text:list-item>
          <text:p text:style-name="P86"><text:a xlink:type="simple" xlink:href="#id176">startid</text:a>, optional, xs:IDREF</text:p>
        </text:list-item>
        <text:list-item>
          <text:p text:style-name="P86"><text:a xlink:type="simple" xlink:href="#id186">startto</text:a>, optional, xs:decimal</text:p>
        </text:list-item>
        <text:list-item>
          <text:p text:style-name="P86"><text:a xlink:type="simple" xlink:href="#id189">startvo</text:a>, optional, xs:decimal</text:p>
        </text:list-item>
        <text:list-item>
          <text:p text:style-name="P86"><text:a xlink:type="simple" xlink:href="#id105">synch</text:a>, optional, xs:IDREFS</text:p>
        </text:list-item>
        <text:list-item>
          <text:p text:style-name="P86"><text:a xlink:type="simple" xlink:href="#id955">text</text:a>, optional, CDATA</text:p>
        </text:list-item>
        <text:list-item>
          <text:p text:style-name="P86"><text:a xlink:type="simple" xlink:href="#id155">to</text:a>, optional, xs:decimal</text:p>
        </text:list-item>
        <text:list-item>
          <text:p text:style-name="P86"><text:a xlink:type="simple" xlink:href="#id96">tstamp</text:a>, optional, xs:decimal, 0 - ∞</text:p>
        </text:list-item>
        <text:list-item>
          <text:p text:style-name="P86"><text:a xlink:type="simple" xlink:href="#id309">tstamp.ges</text:a>, optional, xs:nonNegativeInteger</text:p>
        </text:list-item>
        <text:list-item>
          <text:p text:style-name="P86"><text:a xlink:type="simple" xlink:href="#id310">tstamp.real</text:a>, optional, xs:time</text:p>
        </text:list-item>
        <text:list-item>
          <text:p text:style-name="P86"><text:a xlink:type="simple" xlink:href="#id133">vo</text:a>, optional, xs:decimal</text:p>
        </text:list-item>
        <text:list-item>
          <text:p text:style-name="P86"><text:a xlink:type="simple" xlink:href="#id135">x</text:a>, optional, xs:decimal</text:p>
        </text:list-item>
        <text:list-item>
          <text:p text:style-name="P86"><text:a xlink:type="simple" xlink:href="#id192">x2</text:a>, optional, xs:decimal</text:p>
        </text:list-item>
        <text:list-item>
          <text:p text:style-name="P86"><text:a xlink:type="simple" xlink:href="#id37">xml:id</text:a>, optional, xs:ID</text:p>
        </text:list-item>
        <text:list-item>
          <text:p text:style-name="P86"><text:a xlink:type="simple" xlink:href="#id136">y</text:a>, optional, xs:decimal</text:p>
        </text:list-item>
        <text:list-item>
          <text:p text:style-name="P86"><text:a xlink:type="simple" xlink:href="#id193">y2</text:a>, optional, xs:decimal</text:p>
        </text:list-item>
      </text:list>
      <text:h text:style-name="P241" text:outline-level="1">Module:</text:h>
      <text:p text:style-name="Text_20_body">cmn</text:p>
      <text:h text:style-name="P1" text:outline-level="1"><text:bookmark text:name="id1107"/><text:soft-page-break/>&lt;graphic&gt; graphic</text:h>
      <text:h text:style-name="P241" text:outline-level="1">Description:</text:h>
      <text:p text:style-name="Text_20_body">Indicates the location of an inline graphic, illustration, or figure.</text:p>
      <text:h text:style-name="P241" text:outline-level="1">May contain:</text:h>
      <text:p text:style-name="Text_20_body">EMPTY</text:p>
      <text:h text:style-name="P241" text:outline-level="1">May occur within:</text:h>
      <text:p text:style-name="Text_20_body"><text:a xlink:type="simple" xlink:href="#id1101">fig</text:a>, <text:a xlink:type="simple" xlink:href="#id1537">surface</text:a>, <text:a xlink:type="simple" xlink:href="#id1540">zone</text:a> </text:p>
      <text:h text:style-name="P241" text:outline-level="1">Attributes:</text:h>
      <text:list xml:id="list35474907" text:style-name="L86">
        <text:list-item>
          <text:p text:style-name="P87"><text:a xlink:type="simple" xlink:href="#id48">entityref</text:a>, optional, xs:ENTITY</text:p>
        </text:list-item>
        <text:list-item>
          <text:p text:style-name="P87"><text:a xlink:type="simple" xlink:href="#id69">facs</text:a>, optional, xs:IDREFS</text:p>
        </text:list-item>
        <text:list-item>
          <text:p text:style-name="P87"><text:a xlink:type="simple" xlink:href="#id1109">height</text:a>, optional, xs:positiveInteger</text:p>
        </text:list-item>
        <text:list-item>
          <text:p text:style-name="P87"><text:a xlink:type="simple" xlink:href="#id40">mimetype</text:a>, optional, CDATA</text:p>
        </text:list-item>
        <text:list-item>
          <text:p text:style-name="P87"><text:a xlink:type="simple" xlink:href="#id38">n</text:a>, optional, xs:NMTOKEN</text:p>
        </text:list-item>
        <text:list-item>
          <text:p text:style-name="P87"><text:a xlink:type="simple" xlink:href="#id180">subtype</text:a>, optional, xs:NMTOKEN</text:p>
        </text:list-item>
        <text:list-item>
          <text:p text:style-name="P87"><text:a xlink:type="simple" xlink:href="#id179">type</text:a>, optional, xs:NMTOKEN</text:p>
        </text:list-item>
        <text:list-item>
          <text:p text:style-name="P87"><text:a xlink:type="simple" xlink:href="#id91">unit</text:a>, optional, xs:NMTOKEN</text:p>
        </text:list-item>
        <text:list-item>
          <text:p text:style-name="P87"><text:a xlink:type="simple" xlink:href="#id93">width</text:a>, optional, xs:decimal</text:p>
        </text:list-item>
        <text:list-item>
          <text:p text:style-name="P87"><text:a xlink:type="simple" xlink:href="#id49">xlink:href</text:a>, optional, xs:anyURI</text:p>
        </text:list-item>
        <text:list-item>
          <text:p text:style-name="P87"><text:a xlink:type="simple" xlink:href="#id37">xml:id</text:a>, optional, xs:ID</text:p>
        </text:list-item>
      </text:list>
      <text:h text:style-name="P241" text:outline-level="1">Module:</text:h>
      <text:p text:style-name="Text_20_body">figtable</text:p>
      <text:h text:style-name="P1" text:outline-level="1"><text:bookmark text:name="id1578"/>&lt;group&gt; group</text:h>
      <text:h text:style-name="P241" text:outline-level="1">Description:</text:h>
      <text:p text:style-name="Text_20_body">Enables the gathering of multiple documents into a single file. Because its model contains the music element, each of the documents can have its own front and back matter.</text:p>
      <text:h text:style-name="P241" text:outline-level="1">May contain:</text:h>
      <text:p text:style-name="Text_20_body"><text:a xlink:type="simple" xlink:href="#id1578">group</text:a>, <text:a xlink:type="simple" xlink:href="#id1533">music</text:a> </text:p>
      <text:h text:style-name="P241" text:outline-level="1">May occur within:</text:h>
      <text:p text:style-name="Text_20_body"><text:a xlink:type="simple" xlink:href="#id1578">group</text:a>, <text:a xlink:type="simple" xlink:href="#id1533">music</text:a> </text:p>
      <text:h text:style-name="P241" text:outline-level="1">Attributes:</text:h>
      <text:list xml:id="list35465881" text:style-name="L87">
        <text:list-item>
          <text:p text:style-name="P88"><text:a xlink:type="simple" xlink:href="#id38">n</text:a>, optional, xs:NMTOKEN</text:p>
        </text:list-item>
        <text:list-item>
          <text:p text:style-name="P88"><text:a xlink:type="simple" xlink:href="#id37">xml:id</text:a>, optional, xs:ID</text:p>
        </text:list-item>
      </text:list>
      <text:h text:style-name="P241" text:outline-level="1"><text:soft-page-break/>Module:</text:h>
      <text:p text:style-name="Text_20_body">shared</text:p>
      <text:h text:style-name="P1" text:outline-level="1"><text:bookmark text:name="id440"/>&lt;grpsym&gt; group symbol</text:h>
      <text:h text:style-name="P241"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241" text:outline-level="1">May contain:</text:h>
      <text:p text:style-name="Text_20_body"><text:a xlink:type="simple" xlink:href="#id443">label</text:a> </text:p>
      <text:h text:style-name="P241" text:outline-level="1">May occur within:</text:h>
      <text:p text:style-name="Text_20_body"><text:a xlink:type="simple" xlink:href="#id438">staffgrp</text:a> </text:p>
      <text:h text:style-name="P241" text:outline-level="1">Attributes:</text:h>
      <text:list xml:id="list35474447" text:style-name="L88">
        <text:list-item>
          <text:p text:style-name="P89"><text:a xlink:type="simple" xlink:href="#id100">copyof</text:a>, optional, xs:IDREF</text:p>
        </text:list-item>
        <text:list-item>
          <text:p text:style-name="P89"><text:a xlink:type="simple" xlink:href="#id101">corresp</text:a>, optional, xs:IDREFS</text:p>
        </text:list-item>
        <text:list-item>
          <text:p text:style-name="P89"><text:a xlink:type="simple" xlink:href="#id69">facs</text:a>, optional, xs:IDREFS</text:p>
        </text:list-item>
        <text:list-item>
          <text:p text:style-name="P89"><text:a xlink:type="simple" xlink:href="#id130">ho</text:a>, optional, xs:decimal</text:p>
        </text:list-item>
        <text:list-item>
          <text:p text:style-name="P89"><text:a xlink:type="simple" xlink:href="#id38">n</text:a>, optional, xs:NMTOKEN</text:p>
        </text:list-item>
        <text:list-item>
          <text:p text:style-name="P89"><text:a xlink:type="simple" xlink:href="#id102">next</text:a>, optional, xs:IDREFS</text:p>
        </text:list-item>
        <text:list-item>
          <text:p text:style-name="P89"><text:a xlink:type="simple" xlink:href="#id103">prev</text:a>, optional, xs:IDREFS</text:p>
        </text:list-item>
        <text:list-item>
          <text:p text:style-name="P89"><text:a xlink:type="simple" xlink:href="#id104">sameas</text:a>, optional, xs:IDREFS</text:p>
        </text:list-item>
        <text:list-item>
          <text:p text:style-name="P89"><text:a xlink:type="simple" xlink:href="#id449">symbol</text:a>, optional, xs:token, brace, bracket, line, none</text:p>
        </text:list-item>
        <text:list-item>
          <text:p text:style-name="P89"><text:a xlink:type="simple" xlink:href="#id105">synch</text:a>, optional, xs:IDREFS</text:p>
        </text:list-item>
        <text:list-item>
          <text:p text:style-name="P89"><text:a xlink:type="simple" xlink:href="#id155">to</text:a>, optional, xs:decimal</text:p>
        </text:list-item>
        <text:list-item>
          <text:p text:style-name="P89"><text:a xlink:type="simple" xlink:href="#id133">vo</text:a>, optional, xs:decimal</text:p>
        </text:list-item>
        <text:list-item>
          <text:p text:style-name="P89"><text:a xlink:type="simple" xlink:href="#id135">x</text:a>, optional, xs:decimal</text:p>
        </text:list-item>
        <text:list-item>
          <text:p text:style-name="P89"><text:a xlink:type="simple" xlink:href="#id37">xml:id</text:a>, optional, xs:ID</text:p>
        </text:list-item>
        <text:list-item>
          <text:p text:style-name="P89"><text:a xlink:type="simple" xlink:href="#id136">y</text:a>, optional, xs:decimal</text:p>
        </text:list-item>
      </text:list>
      <text:h text:style-name="P241" text:outline-level="1">Module:</text:h>
      <text:p text:style-name="Text_20_body">shared</text:p>
      <text:h text:style-name="P1" text:outline-level="1"><text:bookmark text:name="id828"/>&lt;hairpin&gt; hairpin</text:h>
      <text:h text:style-name="P241"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41" text:outline-level="1"><text:soft-page-break/>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3852" text:style-name="L89">
        <text:list-item>
          <text:p text:style-name="P90"><text:a xlink:type="simple" xlink:href="#id88">color</text:a>, optional, xs:token, "(x[0-9A-Fa-f]{6,6}|aqua|black|fuchsia|gray|green|lime|maroon|navy|olive|purple|red|silver|teal|white|yellow)"</text:p>
        </text:list-item>
        <text:list-item>
          <text:p text:style-name="P90"><text:a xlink:type="simple" xlink:href="#id100">copyof</text:a>, optional, xs:IDREF</text:p>
        </text:list-item>
        <text:list-item>
          <text:p text:style-name="P90"><text:a xlink:type="simple" xlink:href="#id101">corresp</text:a>, optional, xs:IDREFS</text:p>
        </text:list-item>
        <text:list-item>
          <text:p text:style-name="P90"><text:a xlink:type="simple" xlink:href="#id303">dur</text:a>, optional, xs:token, "([0-9]+m *\+ *)?[0-9]+(\.?[0-9]*)?"</text:p>
        </text:list-item>
        <text:list-item>
          <text:p text:style-name="P90"><text:a xlink:type="simple" xlink:href="#id314">dur.ges</text:a>, optional, CDATA</text:p>
        </text:list-item>
        <text:list-item>
          <text:p text:style-name="P90"><text:a xlink:type="simple" xlink:href="#id184">endho</text:a>, optional, xs:decimal</text:p>
        </text:list-item>
        <text:list-item>
          <text:p text:style-name="P90"><text:a xlink:type="simple" xlink:href="#id177">endid</text:a>, optional, xs:IDREF</text:p>
        </text:list-item>
        <text:list-item>
          <text:p text:style-name="P90"><text:a xlink:type="simple" xlink:href="#id187">endto</text:a>, optional, xs:decimal</text:p>
        </text:list-item>
        <text:list-item>
          <text:p text:style-name="P90"><text:a xlink:type="simple" xlink:href="#id190">endvo</text:a>, optional, xs:decimal</text:p>
        </text:list-item>
        <text:list-item>
          <text:p text:style-name="P90"><text:a xlink:type="simple" xlink:href="#id69">facs</text:a>, optional, xs:IDREFS</text:p>
        </text:list-item>
        <text:list-item>
          <text:p text:style-name="P90"><text:a xlink:type="simple" xlink:href="#id831">form</text:a>, required, xs:token, cres, dim</text:p>
        </text:list-item>
        <text:list-item>
          <text:p text:style-name="P90"><text:a xlink:type="simple" xlink:href="#id130">ho</text:a>, optional, xs:decimal</text:p>
        </text:list-item>
        <text:list-item>
          <text:p text:style-name="P90"><text:a xlink:type="simple" xlink:href="#id778">layer</text:a>, optional, list of xs:positiveInteger, minimum length of 1</text:p>
        </text:list-item>
        <text:list-item>
          <text:p text:style-name="P90"><text:a xlink:type="simple" xlink:href="#id38">n</text:a>, optional, xs:NMTOKEN</text:p>
        </text:list-item>
        <text:list-item>
          <text:p text:style-name="P90"><text:a xlink:type="simple" xlink:href="#id102">next</text:a>, optional, xs:IDREFS</text:p>
        </text:list-item>
        <text:list-item>
          <text:p text:style-name="P90"><text:a xlink:type="simple" xlink:href="#id833">opening</text:a>, optional, xs:decimal</text:p>
        </text:list-item>
        <text:list-item>
          <text:p text:style-name="P90"><text:a xlink:type="simple" xlink:href="#id151">place</text:a>, optional, xs:token, above, below, within</text:p>
        </text:list-item>
        <text:list-item>
          <text:p text:style-name="P90"><text:a xlink:type="simple" xlink:href="#id72">plist</text:a>, optional, xs:IDREFS</text:p>
        </text:list-item>
        <text:list-item>
          <text:p text:style-name="P90"><text:a xlink:type="simple" xlink:href="#id103">prev</text:a>, optional, xs:IDREFS</text:p>
        </text:list-item>
        <text:list-item>
          <text:p text:style-name="P90"><text:a xlink:type="simple" xlink:href="#id104">sameas</text:a>, optional, xs:IDREFS</text:p>
        </text:list-item>
        <text:list-item>
          <text:p text:style-name="P90"><text:a xlink:type="simple" xlink:href="#id688">staff</text:a>, required, list of xs:positiveInteger, minimum length of 1</text:p>
        </text:list-item>
        <text:list-item>
          <text:p text:style-name="P90"><text:a xlink:type="simple" xlink:href="#id183">startho</text:a>, optional, xs:decimal</text:p>
        </text:list-item>
        <text:list-item>
          <text:p text:style-name="P90"><text:a xlink:type="simple" xlink:href="#id176">startid</text:a>, optional, xs:IDREF</text:p>
        </text:list-item>
        <text:list-item>
          <text:p text:style-name="P90"><text:a xlink:type="simple" xlink:href="#id186">startto</text:a>, optional, xs:decimal</text:p>
        </text:list-item>
        <text:list-item>
          <text:p text:style-name="P90"><text:a xlink:type="simple" xlink:href="#id189">startvo</text:a>, optional, xs:decimal</text:p>
        </text:list-item>
        <text:list-item>
          <text:p text:style-name="P90"><text:a xlink:type="simple" xlink:href="#id105">synch</text:a>, optional, xs:IDREFS</text:p>
        </text:list-item>
        <text:list-item>
          <text:p text:style-name="P90"><text:a xlink:type="simple" xlink:href="#id155">to</text:a>, optional, xs:decimal</text:p>
        </text:list-item>
        <text:list-item>
          <text:p text:style-name="P90"><text:a xlink:type="simple" xlink:href="#id96">tstamp</text:a>, optional, xs:decimal, 0 - ∞</text:p>
        </text:list-item>
        <text:list-item>
          <text:p text:style-name="P90"><text:a xlink:type="simple" xlink:href="#id309">tstamp.ges</text:a>, optional, xs:nonNegativeInteger</text:p>
        </text:list-item>
        <text:list-item>
          <text:p text:style-name="P90"><text:a xlink:type="simple" xlink:href="#id310">tstamp.real</text:a>, optional, xs:time</text:p>
        </text:list-item>
        <text:list-item>
          <text:p text:style-name="P90"><text:a xlink:type="simple" xlink:href="#id133">vo</text:a>, optional, xs:decimal</text:p>
        </text:list-item>
        <text:list-item>
          <text:p text:style-name="P90"><text:a xlink:type="simple" xlink:href="#id135">x</text:a>, optional, xs:decimal</text:p>
        </text:list-item>
        <text:list-item>
          <text:p text:style-name="P90"><text:a xlink:type="simple" xlink:href="#id192">x2</text:a>, optional, xs:decimal</text:p>
        </text:list-item>
        <text:list-item>
          <text:p text:style-name="P90"><text:a xlink:type="simple" xlink:href="#id37">xml:id</text:a>, optional, xs:ID</text:p>
        </text:list-item>
        <text:list-item>
          <text:p text:style-name="P90"><text:a xlink:type="simple" xlink:href="#id136">y</text:a>, optional, xs:decimal</text:p>
        </text:list-item>
        <text:list-item>
          <text:p text:style-name="P90"><text:a xlink:type="simple" xlink:href="#id193">y2</text:a>, optional, xs:decimal</text:p>
        </text:list-item>
      </text:list>
      <text:h text:style-name="P241" text:outline-level="1"><text:soft-page-break/>Module:</text:h>
      <text:p text:style-name="Text_20_body">cmn</text:p>
      <text:h text:style-name="P1" text:outline-level="1"><text:bookmark text:name="id957"/>&lt;halfmrpt&gt; half-measure repeat</text:h>
      <text:h text:style-name="P241" text:outline-level="1">Description:</text:h>
      <text:p text:style-name="Text_20_body">A half-measure repeat in any meter.</text:p>
      <text:h text:style-name="P24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64743" text:style-name="L90">
        <text:list-item>
          <text:p text:style-name="P91"><text:a xlink:type="simple" xlink:href="#id501">altsym</text:a>, optional, xs:IDREF</text:p>
        </text:list-item>
        <text:list-item>
          <text:p text:style-name="P91"><text:a xlink:type="simple" xlink:href="#id88">color</text:a>, optional, xs:token, "(x[0-9A-Fa-f]{6,6}|aqua|black|fuchsia|gray|green|lime|maroon|navy|olive|purple|red|silver|teal|white|yellow)"</text:p>
        </text:list-item>
        <text:list-item>
          <text:p text:style-name="P91"><text:a xlink:type="simple" xlink:href="#id100">copyof</text:a>, optional, xs:IDREF</text:p>
        </text:list-item>
        <text:list-item>
          <text:p text:style-name="P91"><text:a xlink:type="simple" xlink:href="#id101">corresp</text:a>, optional, xs:IDREFS</text:p>
        </text:list-item>
        <text:list-item>
          <text:p text:style-name="P91"><text:a xlink:type="simple" xlink:href="#id734">dur</text:a>, optional, xs:token, long, breve, 1, 2, 4, 8, 16, 32, 64, 128, 256, 512, 1024, 2048, maxima, longa, brevis, semibrevis, minima, semiminima, fusa, semifusa</text:p>
        </text:list-item>
        <text:list-item>
          <text:p text:style-name="P91"><text:a xlink:type="simple" xlink:href="#id745">expand</text:a>, optional, xs:token, true, false</text:p>
        </text:list-item>
        <text:list-item>
          <text:p text:style-name="P91"><text:a xlink:type="simple" xlink:href="#id69">facs</text:a>, optional, xs:IDREFS</text:p>
        </text:list-item>
        <text:list-item>
          <text:p text:style-name="P91"><text:a xlink:type="simple" xlink:href="#id130">ho</text:a>, optional, xs:decimal</text:p>
        </text:list-item>
        <text:list-item>
          <text:p text:style-name="P91"><text:a xlink:type="simple" xlink:href="#id306">layer</text:a>, optional, xs:positiveInteger</text:p>
        </text:list-item>
        <text:list-item>
          <text:p text:style-name="P91"><text:a xlink:type="simple" xlink:href="#id38">n</text:a>, optional, xs:NMTOKEN</text:p>
        </text:list-item>
        <text:list-item>
          <text:p text:style-name="P91"><text:a xlink:type="simple" xlink:href="#id102">next</text:a>, optional, xs:IDREFS</text:p>
        </text:list-item>
        <text:list-item>
          <text:p text:style-name="P91"><text:a xlink:type="simple" xlink:href="#id103">prev</text:a>, optional, xs:IDREFS</text:p>
        </text:list-item>
        <text:list-item>
          <text:p text:style-name="P91"><text:a xlink:type="simple" xlink:href="#id104">sameas</text:a>, optional, xs:IDREFS</text:p>
        </text:list-item>
        <text:list-item>
          <text:p text:style-name="P91"><text:a xlink:type="simple" xlink:href="#id730">staff</text:a>, optional, list of xs:positiveInteger, minimum length of 1</text:p>
        </text:list-item>
        <text:list-item>
          <text:p text:style-name="P91"><text:a xlink:type="simple" xlink:href="#id105">synch</text:a>, optional, xs:IDREFS</text:p>
        </text:list-item>
        <text:list-item>
          <text:p text:style-name="P91"><text:a xlink:type="simple" xlink:href="#id155">to</text:a>, optional, xs:decimal</text:p>
        </text:list-item>
        <text:list-item>
          <text:p text:style-name="P91"><text:a xlink:type="simple" xlink:href="#id96">tstamp</text:a>, optional, xs:decimal, 0 - ∞</text:p>
        </text:list-item>
        <text:list-item>
          <text:p text:style-name="P91"><text:a xlink:type="simple" xlink:href="#id309">tstamp.ges</text:a>, optional, xs:nonNegativeInteger</text:p>
        </text:list-item>
        <text:list-item>
          <text:p text:style-name="P91"><text:a xlink:type="simple" xlink:href="#id310">tstamp.real</text:a>, optional, xs:time</text:p>
        </text:list-item>
        <text:list-item>
          <text:p text:style-name="P91"><text:a xlink:type="simple" xlink:href="#id133">vo</text:a>, optional, xs:decimal</text:p>
        </text:list-item>
        <text:list-item>
          <text:p text:style-name="P91"><text:a xlink:type="simple" xlink:href="#id37">xml:id</text:a>, optional, xs:ID</text:p>
        </text:list-item>
      </text:list>
      <text:h text:style-name="P241" text:outline-level="1">Module:</text:h>
      <text:p text:style-name="Text_20_body">cmn</text:p>
      <text:h text:style-name="P1" text:outline-level="1"><text:bookmark text:name="id1415"/><text:soft-page-break/>&lt;hand&gt; hand</text:h>
      <text:h text:style-name="P241"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13">handlist</text:a> </text:p>
      <text:h text:style-name="P241" text:outline-level="1">Attributes:</text:h>
      <text:list xml:id="list35467727" text:style-name="L91">
        <text:list-item>
          <text:p text:style-name="P92"><text:a xlink:type="simple" xlink:href="#id1043">analog</text:a>, optional, CDATA</text:p>
        </text:list-item>
        <text:list-item>
          <text:p text:style-name="P92"><text:a xlink:type="simple" xlink:href="#id1418">initial</text:a>, optional, xs:token, true, false</text:p>
        </text:list-item>
        <text:list-item>
          <text:p text:style-name="P92"><text:a xlink:type="simple" xlink:href="#id1329">medium</text:a>, optional, CDATA</text:p>
        </text:list-item>
        <text:list-item>
          <text:p text:style-name="P92"><text:a xlink:type="simple" xlink:href="#id38">n</text:a>, optional, xs:NMTOKEN</text:p>
        </text:list-item>
        <text:list-item>
          <text:p text:style-name="P92"><text:a xlink:type="simple" xlink:href="#id317">resp</text:a>, optional, xs:IDREFS</text:p>
        </text:list-item>
        <text:list-item>
          <text:p text:style-name="P92"><text:a xlink:type="simple" xlink:href="#id37">xml:id</text:a>, optional, xs:ID</text:p>
        </text:list-item>
        <text:list-item>
          <text:p text:style-name="P92"><text:a xlink:type="simple" xlink:href="#id248">xml:lang</text:a>, optional, xs:language</text:p>
        </text:list-item>
      </text:list>
      <text:h text:style-name="P241" text:outline-level="1">Module:</text:h>
      <text:p text:style-name="Text_20_body">header</text:p>
      <text:h text:style-name="P1" text:outline-level="1"><text:bookmark text:name="id1413"/>&lt;handlist&gt; hand list</text:h>
      <text:h text:style-name="P241" text:outline-level="1">Description:</text:h>
      <text:p text:style-name="Text_20_body">Container for one or more hand elements.</text:p>
      <text:h text:style-name="P241" text:outline-level="1">May contain:</text:h>
      <text:p text:style-name="Text_20_body"><text:a xlink:type="simple" xlink:href="#id1415">hand</text:a> </text:p>
      <text:h text:style-name="P241" text:outline-level="1">May occur within:</text:h>
      <text:p text:style-name="Text_20_body"><text:a xlink:type="simple" xlink:href="#id1401">physdesc</text:a> </text:p>
      <text:h text:style-name="P241" text:outline-level="1">Attributes:</text:h>
      <text:list xml:id="list35479696" text:style-name="L92">
        <text:list-item>
          <text:p text:style-name="P93"><text:a xlink:type="simple" xlink:href="#id1043">analog</text:a>, optional, CDATA</text:p>
        </text:list-item>
        <text:list-item>
          <text:p text:style-name="P93"><text:a xlink:type="simple" xlink:href="#id38">n</text:a>, optional, xs:NMTOKEN</text:p>
        </text:list-item>
        <text:list-item>
          <text:p text:style-name="P93"><text:a xlink:type="simple" xlink:href="#id37">xml:id</text:a>, optional, xs:ID</text:p>
        </text:list-item>
      </text:list>
      <text:h text:style-name="P241" text:outline-level="1"><text:soft-page-break/>Module:</text:h>
      <text:p text:style-name="Text_20_body">header</text:p>
      <text:h text:style-name="P1" text:outline-level="1"><text:bookmark text:name="id1326"/>&lt;handshift&gt; hand shift</text:h>
      <text:h text:style-name="P241"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text:p>
      <text:h text:style-name="P241" text:outline-level="1">May contain:</text:h>
      <text:p text:style-name="Text_20_body">EMPTY</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66286" text:style-name="L93">
        <text:list-item>
          <text:p text:style-name="P94"><text:a xlink:type="simple" xlink:href="#id1062">cert</text:a>, optional, xs:token, high, medium, low, unknown</text:p>
        </text:list-item>
        <text:list-item>
          <text:p text:style-name="P94"><text:a xlink:type="simple" xlink:href="#id1330">character</text:a>, optional, CDATA</text:p>
        </text:list-item>
        <text:list-item>
          <text:p text:style-name="P94"><text:a xlink:type="simple" xlink:href="#id1064">evidence</text:a>, optional, xs:NMTOKEN</text:p>
        </text:list-item>
        <text:list-item>
          <text:p text:style-name="P94"><text:a xlink:type="simple" xlink:href="#id69">facs</text:a>, optional, xs:IDREFS</text:p>
        </text:list-item>
        <text:list-item>
          <text:p text:style-name="P94"><text:a xlink:type="simple" xlink:href="#id1329">medium</text:a>, optional, CDATA</text:p>
        </text:list-item>
        <text:list-item>
          <text:p text:style-name="P94"><text:a xlink:type="simple" xlink:href="#id38">n</text:a>, optional, xs:NMTOKEN</text:p>
        </text:list-item>
        <text:list-item>
          <text:p text:style-name="P94"><text:a xlink:type="simple" xlink:href="#id1331">new</text:a>, optional, xs:IDREF</text:p>
        </text:list-item>
        <text:list-item>
          <text:p text:style-name="P94"><text:a xlink:type="simple" xlink:href="#id1332">old</text:a>, optional, xs:IDREF</text:p>
        </text:list-item>
        <text:list-item>
          <text:p text:style-name="P94"><text:a xlink:type="simple" xlink:href="#id317">resp</text:a>, optional, xs:IDREFS</text:p>
        </text:list-item>
        <text:list-item>
          <text:p text:style-name="P94"><text:a xlink:type="simple" xlink:href="#id227">source</text:a>, optional, xs:IDREFS</text:p>
        </text:list-item>
        <text:list-item>
          <text:p text:style-name="P94"><text:a xlink:type="simple" xlink:href="#id37">xml:id</text:a>, optional, xs:ID</text:p>
        </text:list-item>
      </text:list>
      <text:h text:style-name="P241" text:outline-level="1">Module:</text:h>
      <text:p text:style-name="Text_20_body">edittrans</text:p>
      <text:h text:style-name="P1" text:outline-level="1"><text:bookmark text:name="id1139"/>&lt;harm&gt; harmony</text:h>
      <text:h text:style-name="P241" text:outline-level="1">Description:</text:h>
      <text:p text:style-name="Text_20_body">A textual indication of harmony, e.g., chord names, tablature grids, harmonic analysis, figured bass. The starting point of the harmony may be indicated by either a tstamp, tstamp.ges, tstamp.real or startid attribute, <text:soft-page-break/>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41"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386">symbol</text:a>, <text:a xlink:type="simple" xlink:href="#id1092">title</text:a>, <text:a xlink:type="simple" xlink:href="#id1243">unclear</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6130" text:style-name="L94">
        <text:list-item>
          <text:p text:style-name="P95"><text:a xlink:type="simple" xlink:href="#id1143">chordref</text:a>, optional, xs:IDREF</text:p>
        </text:list-item>
        <text:list-item>
          <text:p text:style-name="P95"><text:a xlink:type="simple" xlink:href="#id100">copyof</text:a>, optional, xs:IDREF</text:p>
        </text:list-item>
        <text:list-item>
          <text:p text:style-name="P95"><text:a xlink:type="simple" xlink:href="#id101">corresp</text:a>, optional, xs:IDREFS</text:p>
        </text:list-item>
        <text:list-item>
          <text:p text:style-name="P95"><text:a xlink:type="simple" xlink:href="#id303">dur</text:a>, optional, xs:token, "([0-9]+m *\+ *)?[0-9]+(\.?[0-9]*)?"</text:p>
        </text:list-item>
        <text:list-item>
          <text:p text:style-name="P95"><text:a xlink:type="simple" xlink:href="#id314">dur.ges</text:a>, optional, CDATA</text:p>
        </text:list-item>
        <text:list-item>
          <text:p text:style-name="P95"><text:a xlink:type="simple" xlink:href="#id184">endho</text:a>, optional, xs:decimal</text:p>
        </text:list-item>
        <text:list-item>
          <text:p text:style-name="P95"><text:a xlink:type="simple" xlink:href="#id177">endid</text:a>, optional, xs:IDREF</text:p>
        </text:list-item>
        <text:list-item>
          <text:p text:style-name="P95"><text:a xlink:type="simple" xlink:href="#id187">endto</text:a>, optional, xs:decimal</text:p>
        </text:list-item>
        <text:list-item>
          <text:p text:style-name="P95"><text:a xlink:type="simple" xlink:href="#id1145">extender</text:a>, optional, xs:token, true, false</text:p>
        </text:list-item>
        <text:list-item>
          <text:p text:style-name="P95"><text:a xlink:type="simple" xlink:href="#id69">facs</text:a>, optional, xs:IDREFS</text:p>
        </text:list-item>
        <text:list-item>
          <text:p text:style-name="P95"><text:a xlink:type="simple" xlink:href="#id130">ho</text:a>, optional, xs:decimal</text:p>
        </text:list-item>
        <text:list-item>
          <text:p text:style-name="P95"><text:a xlink:type="simple" xlink:href="#id778">layer</text:a>, optional, list of xs:positiveInteger, minimum length of 1</text:p>
        </text:list-item>
        <text:list-item>
          <text:p text:style-name="P95"><text:a xlink:type="simple" xlink:href="#id38">n</text:a>, optional, xs:NMTOKEN</text:p>
        </text:list-item>
        <text:list-item>
          <text:p text:style-name="P95"><text:a xlink:type="simple" xlink:href="#id102">next</text:a>, optional, xs:IDREFS</text:p>
        </text:list-item>
        <text:list-item>
          <text:p text:style-name="P95"><text:a xlink:type="simple" xlink:href="#id151">place</text:a>, optional, xs:token, above, below, within</text:p>
        </text:list-item>
        <text:list-item>
          <text:p text:style-name="P95"><text:a xlink:type="simple" xlink:href="#id72">plist</text:a>, optional, xs:IDREFS</text:p>
        </text:list-item>
        <text:list-item>
          <text:p text:style-name="P95"><text:a xlink:type="simple" xlink:href="#id103">prev</text:a>, optional, xs:IDREFS</text:p>
        </text:list-item>
        <text:list-item>
          <text:p text:style-name="P95"><text:a xlink:type="simple" xlink:href="#id1146">rendgrid</text:a>, optional, xs:token, grid, gridname</text:p>
        </text:list-item>
        <text:list-item>
          <text:p text:style-name="P95"><text:a xlink:type="simple" xlink:href="#id104">sameas</text:a>, optional, xs:IDREFS</text:p>
        </text:list-item>
        <text:list-item>
          <text:p text:style-name="P95"><text:a xlink:type="simple" xlink:href="#id688">staff</text:a>, required, list of xs:positiveInteger, minimum length of 1</text:p>
        </text:list-item>
        <text:list-item>
          <text:p text:style-name="P95"><text:a xlink:type="simple" xlink:href="#id183">startho</text:a>, optional, xs:decimal</text:p>
        </text:list-item>
        <text:list-item>
          <text:p text:style-name="P95"><text:a xlink:type="simple" xlink:href="#id176">startid</text:a>, optional, xs:IDREF</text:p>
        </text:list-item>
        <text:list-item>
          <text:p text:style-name="P95"><text:a xlink:type="simple" xlink:href="#id186">startto</text:a>, optional, xs:decimal</text:p>
        </text:list-item>
        <text:list-item>
          <text:p text:style-name="P95"><text:a xlink:type="simple" xlink:href="#id105">synch</text:a>, optional, xs:IDREFS</text:p>
        </text:list-item>
        <text:list-item>
          <text:p text:style-name="P95"><text:a xlink:type="simple" xlink:href="#id155">to</text:a>, optional, xs:decimal</text:p>
        </text:list-item>
        <text:list-item>
          <text:p text:style-name="P95"><text:a xlink:type="simple" xlink:href="#id96">tstamp</text:a>, optional, xs:decimal, 0 - ∞</text:p>
        </text:list-item>
        <text:list-item>
          <text:p text:style-name="P95"><text:a xlink:type="simple" xlink:href="#id309">tstamp.ges</text:a>, optional, xs:nonNegativeInteger</text:p>
        </text:list-item>
        <text:list-item>
          <text:p text:style-name="P95"><text:a xlink:type="simple" xlink:href="#id310">tstamp.real</text:a>, optional, xs:time</text:p>
        </text:list-item>
        <text:list-item>
          <text:p text:style-name="P95"><text:a xlink:type="simple" xlink:href="#id133">vo</text:a>, optional, xs:decimal</text:p>
        </text:list-item>
        <text:list-item>
          <text:p text:style-name="P95"><text:a xlink:type="simple" xlink:href="#id135">x</text:a>, optional, xs:decimal</text:p>
        </text:list-item>
        <text:list-item>
          <text:p text:style-name="P95"><text:a xlink:type="simple" xlink:href="#id37">xml:id</text:a>, optional, xs:ID</text:p>
        </text:list-item>
        <text:list-item>
          <text:p text:style-name="P95"><text:a xlink:type="simple" xlink:href="#id136">y</text:a>, optional, xs:decimal</text:p>
        </text:list-item>
      </text:list>
      <text:h text:style-name="P241" text:outline-level="1"><text:soft-page-break/>Module:</text:h>
      <text:p text:style-name="Text_20_body">harmony</text:p>
      <text:h text:style-name="P1" text:outline-level="1"><text:bookmark text:name="id836"/>&lt;harppedal&gt; harp pedal</text:h>
      <text:h text:style-name="P241"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6277" text:style-name="L95">
        <text:list-item>
          <text:p text:style-name="P96"><text:a xlink:type="simple" xlink:href="#id844">a</text:a>, optional, xs:token, f, n, s</text:p>
        </text:list-item>
        <text:list-item>
          <text:p text:style-name="P96"><text:a xlink:type="simple" xlink:href="#id845">b</text:a>, optional, xs:token, f, n, s</text:p>
        </text:list-item>
        <text:list-item>
          <text:p text:style-name="P96"><text:a xlink:type="simple" xlink:href="#id839">c</text:a>, optional, xs:token, f, n, s</text:p>
        </text:list-item>
        <text:list-item>
          <text:p text:style-name="P96"><text:a xlink:type="simple" xlink:href="#id88">color</text:a>, optional, xs:token, "(x[0-9A-Fa-f]{6,6}|aqua|black|fuchsia|gray|green|lime|maroon|navy|olive|purple|red|silver|teal|white|yellow)"</text:p>
        </text:list-item>
        <text:list-item>
          <text:p text:style-name="P96"><text:a xlink:type="simple" xlink:href="#id100">copyof</text:a>, optional, xs:IDREF</text:p>
        </text:list-item>
        <text:list-item>
          <text:p text:style-name="P96"><text:a xlink:type="simple" xlink:href="#id101">corresp</text:a>, optional, xs:IDREFS</text:p>
        </text:list-item>
        <text:list-item>
          <text:p text:style-name="P96"><text:a xlink:type="simple" xlink:href="#id840">d</text:a>, optional, xs:token, f, n, s</text:p>
        </text:list-item>
        <text:list-item>
          <text:p text:style-name="P96"><text:a xlink:type="simple" xlink:href="#id314">dur.ges</text:a>, optional, CDATA</text:p>
        </text:list-item>
        <text:list-item>
          <text:p text:style-name="P96"><text:a xlink:type="simple" xlink:href="#id841">e</text:a>, optional, xs:token, f, n, s</text:p>
        </text:list-item>
        <text:list-item>
          <text:p text:style-name="P96"><text:a xlink:type="simple" xlink:href="#id177">endid</text:a>, optional, xs:IDREF</text:p>
        </text:list-item>
        <text:list-item>
          <text:p text:style-name="P96"><text:a xlink:type="simple" xlink:href="#id842">f</text:a>, optional, xs:token, f, n, s</text:p>
        </text:list-item>
        <text:list-item>
          <text:p text:style-name="P96"><text:a xlink:type="simple" xlink:href="#id69">facs</text:a>, optional, xs:IDREFS</text:p>
        </text:list-item>
        <text:list-item>
          <text:p text:style-name="P96"><text:a xlink:type="simple" xlink:href="#id843">g</text:a>, optional, xs:token, f, n, s</text:p>
        </text:list-item>
        <text:list-item>
          <text:p text:style-name="P96"><text:a xlink:type="simple" xlink:href="#id130">ho</text:a>, optional, xs:decimal</text:p>
        </text:list-item>
        <text:list-item>
          <text:p text:style-name="P96"><text:a xlink:type="simple" xlink:href="#id778">layer</text:a>, optional, list of xs:positiveInteger, minimum length of 1</text:p>
        </text:list-item>
        <text:list-item>
          <text:p text:style-name="P96"><text:a xlink:type="simple" xlink:href="#id38">n</text:a>, optional, xs:NMTOKEN</text:p>
        </text:list-item>
        <text:list-item>
          <text:p text:style-name="P96"><text:a xlink:type="simple" xlink:href="#id102">next</text:a>, optional, xs:IDREFS</text:p>
        </text:list-item>
        <text:list-item>
          <text:p text:style-name="P96"><text:a xlink:type="simple" xlink:href="#id151">place</text:a>, optional, xs:token, above, below, within</text:p>
        </text:list-item>
        <text:list-item>
          <text:p text:style-name="P96"><text:a xlink:type="simple" xlink:href="#id72">plist</text:a>, optional, xs:IDREFS</text:p>
        </text:list-item>
        <text:list-item>
          <text:p text:style-name="P96"><text:a xlink:type="simple" xlink:href="#id103">prev</text:a>, optional, xs:IDREFS</text:p>
        </text:list-item>
        <text:list-item>
          <text:p text:style-name="P96"><text:a xlink:type="simple" xlink:href="#id104">sameas</text:a>, optional, xs:IDREFS</text:p>
        </text:list-item>
        <text:list-item>
          <text:p text:style-name="P96"><text:a xlink:type="simple" xlink:href="#id688">staff</text:a>, required, list of xs:positiveInteger, minimum length of 1</text:p>
        </text:list-item>
        <text:list-item>
          <text:p text:style-name="P96"><text:a xlink:type="simple" xlink:href="#id176">startid</text:a>, optional, xs:IDREF</text:p>
        </text:list-item>
        <text:list-item>
          <text:p text:style-name="P96"><text:a xlink:type="simple" xlink:href="#id105">synch</text:a>, optional, xs:IDREFS</text:p>
        </text:list-item>
        <text:list-item>
          <text:p text:style-name="P96"><text:a xlink:type="simple" xlink:href="#id155">to</text:a>, optional, xs:decimal</text:p>
        </text:list-item>
        <text:list-item>
          <text:p text:style-name="P96"><text:a xlink:type="simple" xlink:href="#id96">tstamp</text:a>, optional, xs:decimal, 0 - ∞</text:p>
        </text:list-item>
        <text:list-item>
          <text:p text:style-name="P96"><text:a xlink:type="simple" xlink:href="#id309">tstamp.ges</text:a>, optional, xs:nonNegativeInteger</text:p>
        </text:list-item>
        <text:list-item>
          <text:p text:style-name="P96"><text:soft-page-break/><text:a xlink:type="simple" xlink:href="#id310">tstamp.real</text:a>, optional, xs:time</text:p>
        </text:list-item>
        <text:list-item>
          <text:p text:style-name="P96"><text:a xlink:type="simple" xlink:href="#id133">vo</text:a>, optional, xs:decimal</text:p>
        </text:list-item>
        <text:list-item>
          <text:p text:style-name="P96"><text:a xlink:type="simple" xlink:href="#id135">x</text:a>, optional, xs:decimal</text:p>
        </text:list-item>
        <text:list-item>
          <text:p text:style-name="P96"><text:a xlink:type="simple" xlink:href="#id37">xml:id</text:a>, optional, xs:ID</text:p>
        </text:list-item>
        <text:list-item>
          <text:p text:style-name="P96"><text:a xlink:type="simple" xlink:href="#id136">y</text:a>, optional, xs:decimal</text:p>
        </text:list-item>
      </text:list>
      <text:h text:style-name="P241" text:outline-level="1">Module:</text:h>
      <text:p text:style-name="Text_20_body">cmn</text:p>
      <text:h text:style-name="P1" text:outline-level="1"><text:bookmark text:name="id253"/>&lt;head&gt; heading</text:h>
      <text:h text:style-name="P241" text:outline-level="1">Description:</text:h>
      <text:p text:style-name="Text_20_body">Contains any heading, for example, the title of a section of text, or the heading of a list. When &lt;head&gt; is used, it should be the first sub-element, followed by one or more other elements.</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29">div</text:a>, <text:a xlink:type="simple" xlink:href="#id287">lg</text:a>, <text:a xlink:type="simple" xlink:href="#id250">list</text:a> </text:p>
      <text:h text:style-name="P241" text:outline-level="1">Attributes:</text:h>
      <text:list xml:id="list35474557" text:style-name="L96">
        <text:list-item>
          <text:p text:style-name="P97"><text:a xlink:type="simple" xlink:href="#id69">facs</text:a>, optional, xs:IDREFS</text:p>
        </text:list-item>
        <text:list-item>
          <text:p text:style-name="P97"><text:a xlink:type="simple" xlink:href="#id38">n</text:a>, optional, xs:NMTOKEN</text:p>
        </text:list-item>
        <text:list-item>
          <text:p text:style-name="P97"><text:a xlink:type="simple" xlink:href="#id135">x</text:a>, optional, xs:decimal</text:p>
        </text:list-item>
        <text:list-item>
          <text:p text:style-name="P97"><text:a xlink:type="simple" xlink:href="#id37">xml:id</text:a>, optional, xs:ID</text:p>
        </text:list-item>
        <text:list-item>
          <text:p text:style-name="P97"><text:a xlink:type="simple" xlink:href="#id248">xml:lang</text:a>, optional, xs:language</text:p>
        </text:list-item>
        <text:list-item>
          <text:p text:style-name="P97"><text:a xlink:type="simple" xlink:href="#id136">y</text:a>, optional, xs:decimal</text:p>
        </text:list-item>
      </text:list>
      <text:h text:style-name="P241" text:outline-level="1">Module:</text:h>
      <text:p text:style-name="Text_20_body">text</text:p>
      <text:h text:style-name="P1" text:outline-level="1"><text:bookmark text:name="id700"/>&lt;hex&gt; hex</text:h>
      <text:h text:style-name="P241" text:outline-level="1">Description:</text:h>
      <text:p text:style-name="Text_20_body">Arbitrary MIDI data in hexadecimal form. The element's content must be wrapped in a CDATA section to avoid parsing errors.</text:p>
      <text:h text:style-name="P241" text:outline-level="1">May contain:</text:h>
      <text:p text:style-name="Text_20_body">EMPTY</text:p>
      <text:h text:style-name="P241" text:outline-level="1"><text:soft-page-break/>May occur within:</text:h>
      <text:p text:style-name="Text_20_body"><text:a xlink:type="simple" xlink:href="#id682">midi</text:a> </text:p>
      <text:h text:style-name="P241" text:outline-level="1">Attributes:</text:h>
      <text:list xml:id="list35465449" text:style-name="L97">
        <text:list-item>
          <text:p text:style-name="P98"><text:a xlink:type="simple" xlink:href="#id100">copyof</text:a>, optional, xs:IDREF</text:p>
        </text:list-item>
        <text:list-item>
          <text:p text:style-name="P98"><text:a xlink:type="simple" xlink:href="#id101">corresp</text:a>, optional, xs:IDREFS</text:p>
        </text:list-item>
        <text:list-item>
          <text:p text:style-name="P98"><text:a xlink:type="simple" xlink:href="#id306">layer</text:a>, optional, xs:positiveInteger</text:p>
        </text:list-item>
        <text:list-item>
          <text:p text:style-name="P98"><text:a xlink:type="simple" xlink:href="#id38">n</text:a>, optional, xs:NMTOKEN</text:p>
        </text:list-item>
        <text:list-item>
          <text:p text:style-name="P98"><text:a xlink:type="simple" xlink:href="#id102">next</text:a>, optional, xs:IDREFS</text:p>
        </text:list-item>
        <text:list-item>
          <text:p text:style-name="P98"><text:a xlink:type="simple" xlink:href="#id103">prev</text:a>, optional, xs:IDREFS</text:p>
        </text:list-item>
        <text:list-item>
          <text:p text:style-name="P98"><text:a xlink:type="simple" xlink:href="#id104">sameas</text:a>, optional, xs:IDREFS</text:p>
        </text:list-item>
        <text:list-item>
          <text:p text:style-name="P98"><text:a xlink:type="simple" xlink:href="#id688">staff</text:a>, required, list of xs:positiveInteger, minimum length of 1</text:p>
        </text:list-item>
        <text:list-item>
          <text:p text:style-name="P98"><text:a xlink:type="simple" xlink:href="#id105">synch</text:a>, optional, xs:IDREFS</text:p>
        </text:list-item>
        <text:list-item>
          <text:p text:style-name="P98"><text:a xlink:type="simple" xlink:href="#id96">tstamp</text:a>, optional, xs:decimal, 0 - ∞</text:p>
        </text:list-item>
        <text:list-item>
          <text:p text:style-name="P98"><text:a xlink:type="simple" xlink:href="#id37">xml:id</text:a>, optional, xs:ID</text:p>
        </text:list-item>
      </text:list>
      <text:h text:style-name="P241" text:outline-level="1">Module:</text:h>
      <text:p text:style-name="Text_20_body">midi</text:p>
      <text:h text:style-name="P1" text:outline-level="1"><text:bookmark text:name="id1097"/>&lt;identifier&gt; identifier</text:h>
      <text:h text:style-name="P241"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391">seriesstmt</text:a>, <text:a xlink:type="simple" xlink:href="#id1235">sic</text:a>, <text:a xlink:type="simple" xlink:href="#id1399">source</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86742" text:style-name="L98">
        <text:list-item>
          <text:p text:style-name="P99"><text:a xlink:type="simple" xlink:href="#id1043">analog</text:a>, optional, CDATA</text:p>
        </text:list-item>
        <text:list-item>
          <text:p text:style-name="P99"><text:a xlink:type="simple" xlink:href="#id69">facs</text:a>, optional, xs:IDREFS</text:p>
        </text:list-item>
        <text:list-item>
          <text:p text:style-name="P99"><text:a xlink:type="simple" xlink:href="#id38">n</text:a>, optional, xs:NMTOKEN</text:p>
        </text:list-item>
        <text:list-item>
          <text:p text:style-name="P99"><text:a xlink:type="simple" xlink:href="#id180">subtype</text:a>, optional, xs:NMTOKEN</text:p>
        </text:list-item>
        <text:list-item>
          <text:p text:style-name="P99"><text:a xlink:type="simple" xlink:href="#id179">type</text:a>, optional, xs:NMTOKEN</text:p>
        </text:list-item>
        <text:list-item>
          <text:p text:style-name="P99"><text:soft-page-break/><text:a xlink:type="simple" xlink:href="#id37">xml:id</text:a>, optional, xs:ID</text:p>
        </text:list-item>
      </text:list>
      <text:h text:style-name="P241" text:outline-level="1">Module:</text:h>
      <text:p text:style-name="Text_20_body">shared</text:p>
      <text:h text:style-name="P1" text:outline-level="1"><text:bookmark text:name="id217"/>&lt;ineume&gt; interrupted neume</text:h>
      <text:h text:style-name="P241" text:outline-level="1">Description:</text:h>
      <text:p text:style-name="Text_20_body">a graphically interrupted neume; that is, a neume which is logically a single entity written using multiple signs. The constituent signs may be encoded using ineume and uneume sub-elements.</text:p>
      <text:h text:style-name="P24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217">ineume</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a xlink:type="simple" xlink:href="#id1191">uneume</text:a>, <text:a xlink:type="simple" xlink:href="#id167">verse</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217">ineume</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96273" text:style-name="L99">
        <text:list-item>
          <text:p text:style-name="P100"><text:a xlink:type="simple" xlink:href="#id88">color</text:a>, optional, xs:token, "(x[0-9A-Fa-f]{6,6}|aqua|black|fuchsia|gray|green|lime|maroon|navy|olive|purple|red|silver|teal|white|yellow)"</text:p>
        </text:list-item>
        <text:list-item>
          <text:p text:style-name="P100"><text:a xlink:type="simple" xlink:href="#id100">copyof</text:a>, optional, xs:IDREF</text:p>
        </text:list-item>
        <text:list-item>
          <text:p text:style-name="P100"><text:a xlink:type="simple" xlink:href="#id101">corresp</text:a>, optional, xs:IDREFS</text:p>
        </text:list-item>
        <text:list-item>
          <text:p text:style-name="P100"><text:a xlink:type="simple" xlink:href="#id69">facs</text:a>, optional, xs:IDREFS</text:p>
        </text:list-item>
        <text:list-item>
          <text:p text:style-name="P100"><text:a xlink:type="simple" xlink:href="#id1185">form</text:a>, optional, xs:token, liquescent1, liquescent2, tied, tiedliquescent1, tiedliquescent2</text:p>
        </text:list-item>
        <text:list-item>
          <text:p text:style-name="P100"><text:a xlink:type="simple" xlink:href="#id38">n</text:a>, optional, xs:NMTOKEN</text:p>
        </text:list-item>
        <text:list-item>
          <text:p text:style-name="P100"><text:a xlink:type="simple" xlink:href="#id1187">name</text:a>, optional, xs:token, pessubpunctis, climacus, scandicus, bistropha, tristropha, pressusminor, pressusmaior</text:p>
        </text:list-item>
        <text:list-item>
          <text:p text:style-name="P100"><text:a xlink:type="simple" xlink:href="#id102">next</text:a>, optional, xs:IDREFS</text:p>
        </text:list-item>
        <text:list-item>
          <text:p text:style-name="P100"><text:a xlink:type="simple" xlink:href="#id103">prev</text:a>, optional, xs:IDREFS</text:p>
        </text:list-item>
        <text:list-item>
          <text:p text:style-name="P100"><text:a xlink:type="simple" xlink:href="#id104">sameas</text:a>, optional, xs:IDREFS</text:p>
        </text:list-item>
        <text:list-item>
          <text:p text:style-name="P100"><text:a xlink:type="simple" xlink:href="#id180">subtype</text:a>, optional, xs:NMTOKEN</text:p>
        </text:list-item>
        <text:list-item>
          <text:p text:style-name="P100"><text:a xlink:type="simple" xlink:href="#id105">synch</text:a>, optional, xs:IDREFS</text:p>
        </text:list-item>
        <text:list-item>
          <text:p text:style-name="P100"><text:a xlink:type="simple" xlink:href="#id179">type</text:a>, optional, xs:NMTOKEN</text:p>
        </text:list-item>
        <text:list-item>
          <text:p text:style-name="P100"><text:a xlink:type="simple" xlink:href="#id37">xml:id</text:a>, optional, xs:ID</text:p>
        </text:list-item>
      </text:list>
      <text:h text:style-name="P241" text:outline-level="1">Module:</text:h>
      <text:p text:style-name="Text_20_body">neumes</text:p>
      <text:h text:style-name="P1" text:outline-level="1"><text:bookmark text:name="id1420"/>&lt;inscription&gt; inscription</text:h>
      <text:h text:style-name="P241" text:outline-level="1">Description:</text:h>
      <text:p text:style-name="Text_20_body">An inscription added to an item, such as a bookplate, a note designating the item as a gift, and/or the author's signature.</text:p>
      <text:h text:style-name="P241" text:outline-level="1"><text:soft-page-break/>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1401">physdesc</text:a> </text:p>
      <text:h text:style-name="P241" text:outline-level="1">Attributes:</text:h>
      <text:list xml:id="list35474679" text:style-name="L100">
        <text:list-item>
          <text:p text:style-name="P101"><text:a xlink:type="simple" xlink:href="#id1043">analog</text:a>, optional, CDATA</text:p>
        </text:list-item>
        <text:list-item>
          <text:p text:style-name="P101"><text:a xlink:type="simple" xlink:href="#id38">n</text:a>, optional, xs:NMTOKEN</text:p>
        </text:list-item>
        <text:list-item>
          <text:p text:style-name="P101"><text:a xlink:type="simple" xlink:href="#id37">xml:id</text:a>, optional, xs:ID</text:p>
        </text:list-item>
        <text:list-item>
          <text:p text:style-name="P101"><text:a xlink:type="simple" xlink:href="#id248">xml:lang</text:a>, optional, xs:language</text:p>
        </text:list-item>
      </text:list>
      <text:h text:style-name="P241" text:outline-level="1">Module:</text:h>
      <text:p text:style-name="Text_20_body">header</text:p>
      <text:h text:style-name="P1" text:outline-level="1"><text:bookmark text:name="id423"/>&lt;instrdef&gt; instrument definition</text:h>
      <text:h text:style-name="P241"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41" text:outline-level="1">May contain:</text:h>
      <text:p text:style-name="Text_20_body">EMPTY</text:p>
      <text:h text:style-name="P241" text:outline-level="1">May occur within:</text:h>
      <text:p text:style-name="Text_20_body"><text:a xlink:type="simple" xlink:href="#id420">instrgrp</text:a>, <text:a xlink:type="simple" xlink:href="#id456">layerdef</text:a>, <text:a xlink:type="simple" xlink:href="#id453">staffdef</text:a>, <text:a xlink:type="simple" xlink:href="#id438">staffgrp</text:a> </text:p>
      <text:h text:style-name="P241" text:outline-level="1">Attributes:</text:h>
      <text:list xml:id="list35482157" text:style-name="L101">
        <text:list-item>
          <text:p text:style-name="P102"><text:a xlink:type="simple" xlink:href="#id426">midi.channel</text:a>, optional, xs:positiveInteger, 0 - 16</text:p>
        </text:list-item>
        <text:list-item>
          <text:p text:style-name="P102"><text:a xlink:type="simple" xlink:href="#id428">midi.duty</text:a>, optional, xs:token, "[0-9]+(\.?[0-9]*)?%"</text:p>
        </text:list-item>
        <text:list-item>
          <text:p text:style-name="P102"><text:a xlink:type="simple" xlink:href="#id434">midi.instrname</text:a>,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text:soft-page-break/>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p>
        </text:list-item>
        <text:list-item>
          <text:p text:style-name="P102"><text:a xlink:type="simple" xlink:href="#id433">midi.instrnum</text:a>, optional, xs:nonNegativeInteger, 0 - 127</text:p>
        </text:list-item>
        <text:list-item>
          <text:p text:style-name="P102"><text:a xlink:type="simple" xlink:href="#id429">midi.port</text:a>, optional, xs:nonNegativeInteger, 0 - 127</text:p>
        </text:list-item>
        <text:list-item>
          <text:p text:style-name="P102"><text:a xlink:type="simple" xlink:href="#id431">midi.track</text:a>, optional, xs:positiveInteger</text:p>
        </text:list-item>
        <text:list-item>
          <text:p text:style-name="P102"><text:a xlink:type="simple" xlink:href="#id38">n</text:a>, optional, xs:NMTOKEN</text:p>
        </text:list-item>
        <text:list-item>
          <text:p text:style-name="P102"><text:a xlink:type="simple" xlink:href="#id37">xml:id</text:a>, optional, xs:ID</text:p>
        </text:list-item>
      </text:list>
      <text:h text:style-name="P241" text:outline-level="1">Module:</text:h>
      <text:p text:style-name="Text_20_body">shared</text:p>
      <text:h text:style-name="P1" text:outline-level="1"><text:bookmark text:name="id420"/>&lt;instrgrp&gt; instrument group</text:h>
      <text:h text:style-name="P241" text:outline-level="1">Description:</text:h>
      <text:p text:style-name="Text_20_body">Collects MIDI instrument definitions.</text:p>
      <text:h text:style-name="P241" text:outline-level="1">May contain:</text:h>
      <text:p text:style-name="Text_20_body"><text:a xlink:type="simple" xlink:href="#id423">instrdef</text:a> </text:p>
      <text:h text:style-name="P241" text:outline-level="1">May occur within:</text:h>
      <text:p text:style-name="Text_20_body"><text:a xlink:type="simple" xlink:href="#id343">scoredef</text:a> </text:p>
      <text:h text:style-name="P241" text:outline-level="1">Attributes:</text:h>
      <text:list xml:id="list35491611" text:style-name="L102">
        <text:list-item>
          <text:p text:style-name="P103"><text:a xlink:type="simple" xlink:href="#id38">n</text:a>, optional, xs:NMTOKEN</text:p>
        </text:list-item>
        <text:list-item>
          <text:p text:style-name="P103"><text:a xlink:type="simple" xlink:href="#id37">xml:id</text:a>, optional, xs:ID</text:p>
        </text:list-item>
      </text:list>
      <text:h text:style-name="P241" text:outline-level="1">Module:</text:h>
      <text:p text:style-name="Text_20_body">shared</text:p>
      <text:h text:style-name="P1" text:outline-level="1"><text:bookmark text:name="id1499"/>&lt;interpretation&gt; interpretation</text:h>
      <text:h text:style-name="P241" text:outline-level="1">Description:</text:h>
      <text:p text:style-name="Text_20_body">Describes the scope of any analytic or interpretive information added to the transcription of the music.</text:p>
      <text:h text:style-name="P241" text:outline-level="1">May contain:</text:h>
      <text:p text:style-name="Text_20_body"><text:a xlink:type="simple" xlink:href="#id262">p</text:a> </text:p>
      <text:h text:style-name="P241" text:outline-level="1">May occur within:</text:h>
      <text:p text:style-name="Text_20_body"><text:a xlink:type="simple" xlink:href="#id1490">editorialdecl</text:a> </text:p>
      <text:h text:style-name="P241" text:outline-level="1"><text:soft-page-break/>Attributes:</text:h>
      <text:list xml:id="list35488795" text:style-name="L103">
        <text:list-item>
          <text:p text:style-name="P104"><text:a xlink:type="simple" xlink:href="#id1043">analog</text:a>, optional, CDATA</text:p>
        </text:list-item>
        <text:list-item>
          <text:p text:style-name="P104"><text:a xlink:type="simple" xlink:href="#id38">n</text:a>, optional, xs:NMTOKEN</text:p>
        </text:list-item>
        <text:list-item>
          <text:p text:style-name="P104"><text:a xlink:type="simple" xlink:href="#id37">xml:id</text:a>, optional, xs:ID</text:p>
        </text:list-item>
        <text:list-item>
          <text:p text:style-name="P104"><text:a xlink:type="simple" xlink:href="#id248">xml:lang</text:a>, optional, xs:language</text:p>
        </text:list-item>
      </text:list>
      <text:h text:style-name="P241" text:outline-level="1">Module:</text:h>
      <text:p text:style-name="Text_20_body">header</text:p>
      <text:h text:style-name="P1" text:outline-level="1"><text:bookmark text:name="id256"/>&lt;item&gt; item</text:h>
      <text:h text:style-name="P241" text:outline-level="1">Description:</text:h>
      <text:p text:style-name="Text_20_body">Single item in a &lt;list&gt;.</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250">list</text:a> </text:p>
      <text:h text:style-name="P241" text:outline-level="1">Attributes:</text:h>
      <text:list xml:id="list35487124" text:style-name="L104">
        <text:list-item>
          <text:p text:style-name="P105"><text:a xlink:type="simple" xlink:href="#id69">facs</text:a>, optional, xs:IDREFS</text:p>
        </text:list-item>
        <text:list-item>
          <text:p text:style-name="P105"><text:a xlink:type="simple" xlink:href="#id38">n</text:a>, optional, xs:NMTOKEN</text:p>
        </text:list-item>
        <text:list-item>
          <text:p text:style-name="P105"><text:a xlink:type="simple" xlink:href="#id37">xml:id</text:a>, optional, xs:ID</text:p>
        </text:list-item>
      </text:list>
      <text:h text:style-name="P241" text:outline-level="1">Module:</text:h>
      <text:p text:style-name="Text_20_body">text</text:p>
      <text:h text:style-name="P1" text:outline-level="1"><text:bookmark text:name="id401"/>&lt;keyaccid&gt; key accidental</text:h>
      <text:h text:style-name="P241" text:outline-level="1">Description:</text:h>
      <text:p text:style-name="Text_20_body">Accidental in a key signature. It is a semantic error not to provide either the x and y pair of attributes or the staffloc attribute.</text:p>
      <text:h text:style-name="P241" text:outline-level="1">May contain:</text:h>
      <text:p text:style-name="Text_20_body">EMPTY</text:p>
      <text:h text:style-name="P241" text:outline-level="1">May occur within:</text:h>
      <text:p text:style-name="Text_20_body"><text:a xlink:type="simple" xlink:href="#id1596">keychange</text:a>, <text:a xlink:type="simple" xlink:href="#id398">keysig</text:a> </text:p>
      <text:h text:style-name="P241" text:outline-level="1">Attributes:</text:h>
      <text:list xml:id="list35480897" text:style-name="L105">
        <text:list-item>
          <text:p text:style-name="P106"><text:a xlink:type="simple" xlink:href="#id125">accid</text:a>, optional, xs:token, s, f, ss, x, ff, xs, tb, n, nf, ns, su, sd, fu, fd, nu, nd</text:p>
        </text:list-item>
        <text:list-item>
          <text:p text:style-name="P106"><text:soft-page-break/><text:a xlink:type="simple" xlink:href="#id138">enclose</text:a>, optional, xs:token, paren, brack</text:p>
        </text:list-item>
        <text:list-item>
          <text:p text:style-name="P106"><text:a xlink:type="simple" xlink:href="#id69">facs</text:a>, optional, xs:IDREFS</text:p>
        </text:list-item>
        <text:list-item>
          <text:p text:style-name="P106"><text:a xlink:type="simple" xlink:href="#id403">form</text:a>, optional, xs:token, implicit, explicit</text:p>
        </text:list-item>
        <text:list-item>
          <text:p text:style-name="P106"><text:a xlink:type="simple" xlink:href="#id162">loc</text:a>, optional, xs:nonNegativeInteger</text:p>
        </text:list-item>
        <text:list-item>
          <text:p text:style-name="P106"><text:a xlink:type="simple" xlink:href="#id38">n</text:a>, optional, xs:NMTOKEN</text:p>
        </text:list-item>
        <text:list-item>
          <text:p text:style-name="P106"><text:a xlink:type="simple" xlink:href="#id333">oct</text:a>, optional, xs:nonNegativeInteger, 0 - 9</text:p>
        </text:list-item>
        <text:list-item>
          <text:p text:style-name="P106"><text:a xlink:type="simple" xlink:href="#id330">pname</text:a>, optional, xs:token, "[a-g]"</text:p>
        </text:list-item>
        <text:list-item>
          <text:p text:style-name="P106"><text:a xlink:type="simple" xlink:href="#id135">x</text:a>, optional, xs:decimal</text:p>
        </text:list-item>
        <text:list-item>
          <text:p text:style-name="P106"><text:a xlink:type="simple" xlink:href="#id37">xml:id</text:a>, optional, xs:ID</text:p>
        </text:list-item>
        <text:list-item>
          <text:p text:style-name="P106"><text:a xlink:type="simple" xlink:href="#id136">y</text:a>, optional, xs:decimal</text:p>
        </text:list-item>
      </text:list>
      <text:h text:style-name="P241" text:outline-level="1">Module:</text:h>
      <text:p text:style-name="Text_20_body">shared</text:p>
      <text:h text:style-name="P1" text:outline-level="1"><text:bookmark text:name="id1596"/>&lt;keychange&gt; key change</text:h>
      <text:h text:style-name="P241" text:outline-level="1">Description:</text:h>
      <text:p text:style-name="Text_20_body">Change of key signature.</text:p>
      <text:h text:style-name="P241" text:outline-level="1">May contain:</text:h>
      <text:p text:style-name="Text_20_body"><text:a xlink:type="simple" xlink:href="#id401">keyaccid</text:a> </text:p>
      <text:h text:style-name="P241" text:outline-level="1">May occur within:</text:h>
      <text:p text:style-name="Text_20_body"/>
      <text:h text:style-name="P241" text:outline-level="1">Attributes:</text:h>
      <text:list xml:id="list35469122" text:style-name="L106">
        <text:list-item>
          <text:p text:style-name="P107"><text:a xlink:type="simple" xlink:href="#id69">facs</text:a>, optional, xs:IDREFS</text:p>
        </text:list-item>
        <text:list-item>
          <text:p text:style-name="P107"><text:a xlink:type="simple" xlink:href="#id38">n</text:a>, optional, xs:NMTOKEN</text:p>
        </text:list-item>
        <text:list-item>
          <text:p text:style-name="P107"><text:a xlink:type="simple" xlink:href="#id37">xml:id</text:a>, optional, xs:ID</text:p>
        </text:list-item>
      </text:list>
      <text:h text:style-name="P241" text:outline-level="1">Module:</text:h>
      <text:p text:style-name="Text_20_body">shared</text:p>
      <text:h text:style-name="P1" text:outline-level="1"><text:bookmark text:name="id398"/>&lt;keysig&gt; key signature</text:h>
      <text:h text:style-name="P241" text:outline-level="1">Description:</text:h>
      <text:p text:style-name="Text_20_body">This element may be used as an alternative to the key.* attributes (especially key.sig.mixed) on scoredef and staffdef.</text:p>
      <text:h text:style-name="P241" text:outline-level="1">May contain:</text:h>
      <text:p text:style-name="Text_20_body"><text:a xlink:type="simple" xlink:href="#id401">keyaccid</text:a> </text:p>
      <text:h text:style-name="P241" text:outline-level="1"><text:soft-page-break/>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343">scoredef</text:a>, <text:a xlink:type="simple" xlink:href="#id1235">sic</text:a>, <text:a xlink:type="simple" xlink:href="#id453">staffdef</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77548" text:style-name="L107">
        <text:list-item>
          <text:p text:style-name="P108"><text:a xlink:type="simple" xlink:href="#id125">accid</text:a>, optional, xs:token, s, f, ss, x, ff, xs, tb, n, nf, ns, su, sd, fu, fd, nu, nd</text:p>
        </text:list-item>
        <text:list-item>
          <text:p text:style-name="P108"><text:a xlink:type="simple" xlink:href="#id69">facs</text:a>, optional, xs:IDREFS</text:p>
        </text:list-item>
        <text:list-item>
          <text:p text:style-name="P108"><text:a xlink:type="simple" xlink:href="#id405">mode</text:a>, optional, xs:token, major, minor, dorian, phrygian, lydian, mixolydian, aeolian, locrian</text:p>
        </text:list-item>
        <text:list-item>
          <text:p text:style-name="P108"><text:a xlink:type="simple" xlink:href="#id38">n</text:a>, optional, xs:NMTOKEN</text:p>
        </text:list-item>
        <text:list-item>
          <text:p text:style-name="P108"><text:a xlink:type="simple" xlink:href="#id330">pname</text:a>, optional, xs:token, "[a-g]"</text:p>
        </text:list-item>
        <text:list-item>
          <text:p text:style-name="P108"><text:a xlink:type="simple" xlink:href="#id37">xml:id</text:a>, optional, xs:ID</text:p>
        </text:list-item>
      </text:list>
      <text:h text:style-name="P241" text:outline-level="1">Module:</text:h>
      <text:p text:style-name="Text_20_body">shared</text:p>
      <text:h text:style-name="P1" text:outline-level="1"><text:bookmark text:name="id1462"/>&lt;keywords&gt; keywords</text:h>
      <text:h text:style-name="P241" text:outline-level="1">Description:</text:h>
      <text:p text:style-name="Text_20_body">Collection of keywords or text phrases which describe the work.</text:p>
      <text:h text:style-name="P241" text:outline-level="1">May contain:</text:h>
      <text:p text:style-name="Text_20_body"><text:a xlink:type="simple" xlink:href="#id1464">term</text:a> </text:p>
      <text:h text:style-name="P241" text:outline-level="1">May occur within:</text:h>
      <text:p text:style-name="Text_20_body"><text:a xlink:type="simple" xlink:href="#id1458">classification</text:a> </text:p>
      <text:h text:style-name="P241" text:outline-level="1">Attributes:</text:h>
      <text:list xml:id="list35468511" text:style-name="L108">
        <text:list-item>
          <text:p text:style-name="P109"><text:a xlink:type="simple" xlink:href="#id1043">analog</text:a>, optional, CDATA</text:p>
        </text:list-item>
        <text:list-item>
          <text:p text:style-name="P109"><text:a xlink:type="simple" xlink:href="#id38">n</text:a>, optional, xs:NMTOKEN</text:p>
        </text:list-item>
        <text:list-item>
          <text:p text:style-name="P109"><text:a xlink:type="simple" xlink:href="#id37">xml:id</text:a>, optional, xs:ID</text:p>
        </text:list-item>
      </text:list>
      <text:h text:style-name="P241" text:outline-level="1">Module:</text:h>
      <text:p text:style-name="Text_20_body">header</text:p>
      <text:h text:style-name="P1" text:outline-level="1"><text:bookmark text:name="id290"/>&lt;l&gt; line of text</text:h>
      <text:h text:style-name="P241"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text:p>
      <text:h text:style-name="P241"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87">lg</text:a> </text:p>
      <text:h text:style-name="P241" text:outline-level="1">Attributes:</text:h>
      <text:list xml:id="list35471874" text:style-name="L109">
        <text:list-item>
          <text:p text:style-name="P110"><text:a xlink:type="simple" xlink:href="#id69">facs</text:a>, optional, xs:IDREFS</text:p>
        </text:list-item>
        <text:list-item>
          <text:p text:style-name="P110"><text:a xlink:type="simple" xlink:href="#id38">n</text:a>, optional, xs:NMTOKEN</text:p>
        </text:list-item>
        <text:list-item>
          <text:p text:style-name="P110"><text:a xlink:type="simple" xlink:href="#id37">xml:id</text:a>, optional, xs:ID</text:p>
        </text:list-item>
        <text:list-item>
          <text:p text:style-name="P110"><text:a xlink:type="simple" xlink:href="#id248">xml:lang</text:a>, optional, xs:language</text:p>
        </text:list-item>
      </text:list>
      <text:h text:style-name="P241" text:outline-level="1">Module:</text:h>
      <text:p text:style-name="Text_20_body">text</text:p>
      <text:h text:style-name="P1" text:outline-level="1"><text:bookmark text:name="id443"/>&lt;label&gt; label</text:h>
      <text:h text:style-name="P241" text:outline-level="1">Description:</text:h>
      <text:p text:style-name="Text_20_body">A text string that identifies a staff or staff group.</text:p>
      <text:h text:style-name="P24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440">grpsym</text:a>, <text:a xlink:type="simple" xlink:href="#id453">staffdef</text:a>, <text:a xlink:type="simple" xlink:href="#id438">staffgrp</text:a> </text:p>
      <text:h text:style-name="P241" text:outline-level="1">Attributes:</text:h>
      <text:list xml:id="list35479617" text:style-name="L110">
        <text:list-item>
          <text:p text:style-name="P111"><text:a xlink:type="simple" xlink:href="#id69">facs</text:a>, optional, xs:IDREFS</text:p>
        </text:list-item>
        <text:list-item>
          <text:p text:style-name="P111"><text:a xlink:type="simple" xlink:href="#id38">n</text:a>, optional, xs:NMTOKEN</text:p>
        </text:list-item>
        <text:list-item>
          <text:p text:style-name="P111"><text:a xlink:type="simple" xlink:href="#id227">source</text:a>, optional, xs:IDREFS</text:p>
        </text:list-item>
        <text:list-item>
          <text:p text:style-name="P111"><text:a xlink:type="simple" xlink:href="#id37">xml:id</text:a>, optional, xs:ID</text:p>
        </text:list-item>
      </text:list>
      <text:h text:style-name="P241" text:outline-level="1">Module:</text:h>
      <text:p text:style-name="Text_20_body">shared</text:p>
      <text:h text:style-name="P1" text:outline-level="1"><text:bookmark text:name="id1454"/><text:soft-page-break/>&lt;language&gt; language</text:h>
      <text:h text:style-name="P241"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52">langusage</text:a> </text:p>
      <text:h text:style-name="P241" text:outline-level="1">Attributes:</text:h>
      <text:list xml:id="list35492822" text:style-name="L111">
        <text:list-item>
          <text:p text:style-name="P112"><text:a xlink:type="simple" xlink:href="#id1043">analog</text:a>, optional, CDATA</text:p>
        </text:list-item>
        <text:list-item>
          <text:p text:style-name="P112"><text:a xlink:type="simple" xlink:href="#id1046">authority</text:a>, optional, CDATA</text:p>
        </text:list-item>
        <text:list-item>
          <text:p text:style-name="P112"><text:a xlink:type="simple" xlink:href="#id38">n</text:a>, optional, xs:NMTOKEN</text:p>
        </text:list-item>
        <text:list-item>
          <text:p text:style-name="P112"><text:a xlink:type="simple" xlink:href="#id37">xml:id</text:a>, optional, xs:ID</text:p>
        </text:list-item>
      </text:list>
      <text:h text:style-name="P241" text:outline-level="1">Module:</text:h>
      <text:p text:style-name="Text_20_body">header</text:p>
      <text:h text:style-name="P1" text:outline-level="1"><text:bookmark text:name="id1452"/>&lt;langusage&gt; language usage</text:h>
      <text:h text:style-name="P241" text:outline-level="1">Description:</text:h>
      <text:p text:style-name="Text_20_body">Langusage groups elements describing the languages, sublanguages, dialects, etc., represented within the encoded work.</text:p>
      <text:h text:style-name="P241" text:outline-level="1">May contain:</text:h>
      <text:p text:style-name="Text_20_body"><text:a xlink:type="simple" xlink:href="#id1454">language</text:a> </text:p>
      <text:h text:style-name="P241" text:outline-level="1">May occur within:</text:h>
      <text:p text:style-name="Text_20_body"><text:a xlink:type="simple" xlink:href="#id1513">profiledesc</text:a>, <text:a xlink:type="simple" xlink:href="#id1399">source</text:a> </text:p>
      <text:h text:style-name="P241" text:outline-level="1">Attributes:</text:h>
      <text:list xml:id="list35467481" text:style-name="L112">
        <text:list-item>
          <text:p text:style-name="P113"><text:a xlink:type="simple" xlink:href="#id1043">analog</text:a>, optional, CDATA</text:p>
        </text:list-item>
        <text:list-item>
          <text:p text:style-name="P113"><text:a xlink:type="simple" xlink:href="#id38">n</text:a>, optional, xs:NMTOKEN</text:p>
        </text:list-item>
        <text:list-item>
          <text:p text:style-name="P113"><text:a xlink:type="simple" xlink:href="#id37">xml:id</text:a>, optional, xs:ID</text:p>
        </text:list-item>
      </text:list>
      <text:h text:style-name="P241" text:outline-level="1">Module:</text:h>
      <text:p text:style-name="Text_20_body">header</text:p>
      <text:h text:style-name="P1" text:outline-level="1"><text:bookmark text:name="id678"/><text:soft-page-break/>&lt;layer&gt; layer</text:h>
      <text:h text:style-name="P241"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41"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3">damage</text:a>, <text:a xlink:type="simple" xlink:href="#id1221">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3">gap</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5">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8">reg</text:a>, <text:a xlink:type="simple" xlink:href="#id1024">reh</text:a>, <text:a xlink:type="simple" xlink:href="#id873">rest</text:a>, <text:a xlink:type="simple" xlink:href="#id1231">restore</text:a>, <text:a xlink:type="simple" xlink:href="#id323">sb</text:a>, <text:a xlink:type="simple" xlink:href="#id343">scoredef</text:a>, <text:a xlink:type="simple" xlink:href="#id1235">sic</text:a>, <text:a xlink:type="simple" xlink:href="#id1121">slur</text:a>, <text:a xlink:type="simple" xlink:href="#id891">space</text:a>, <text:a xlink:type="simple" xlink:href="#id453">staffdef</text:a>, <text:a xlink:type="simple" xlink:href="#id438">staffgrp</text:a>, <text:a xlink:type="simple" xlink:href="#id1335">subst</text:a>, <text:a xlink:type="simple" xlink:href="#id1238">supplied</text:a>, <text:a xlink:type="simple" xlink:href="#id969">syllable</text:a>, <text:a xlink:type="simple" xlink:href="#id386">symbol</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222">lem</text:a>, <text:a xlink:type="simple" xlink:href="#id1225">orig</text:a>, <text:a xlink:type="simple" xlink:href="#id1179">rdg</text:a>, <text:a xlink:type="simple" xlink:href="#id1228">reg</text:a>, <text:a xlink:type="simple" xlink:href="#id1231">restore</text:a>, <text:a xlink:type="simple" xlink:href="#id1235">sic</text:a>, <text:a xlink:type="simple" xlink:href="#id674">staff</text:a>, <text:a xlink:type="simple" xlink:href="#id1238">supplied</text:a>, <text:a xlink:type="simple" xlink:href="#id1243">unclear</text:a> </text:p>
      <text:h text:style-name="P241" text:outline-level="1">Attributes:</text:h>
      <text:list xml:id="list35482462" text:style-name="L113">
        <text:list-item>
          <text:p text:style-name="P114"><text:a xlink:type="simple" xlink:href="#id100">copyof</text:a>, optional, xs:IDREF</text:p>
        </text:list-item>
        <text:list-item>
          <text:p text:style-name="P114"><text:a xlink:type="simple" xlink:href="#id101">corresp</text:a>, optional, xs:IDREFS</text:p>
        </text:list-item>
        <text:list-item>
          <text:p text:style-name="P114"><text:a xlink:type="simple" xlink:href="#id69">facs</text:a>, optional, xs:IDREFS</text:p>
        </text:list-item>
        <text:list-item>
          <text:p text:style-name="P114"><text:a xlink:type="simple" xlink:href="#id38">n</text:a>, optional, xs:NMTOKEN</text:p>
        </text:list-item>
        <text:list-item>
          <text:p text:style-name="P114"><text:a xlink:type="simple" xlink:href="#id102">next</text:a>, optional, xs:IDREFS</text:p>
        </text:list-item>
        <text:list-item>
          <text:p text:style-name="P114"><text:a xlink:type="simple" xlink:href="#id103">prev</text:a>, optional, xs:IDREFS</text:p>
        </text:list-item>
        <text:list-item>
          <text:p text:style-name="P114"><text:a xlink:type="simple" xlink:href="#id104">sameas</text:a>, optional, xs:IDREFS</text:p>
        </text:list-item>
        <text:list-item>
          <text:p text:style-name="P114"><text:a xlink:type="simple" xlink:href="#id105">synch</text:a>, optional, xs:IDREFS</text:p>
        </text:list-item>
        <text:list-item>
          <text:p text:style-name="P114"><text:a xlink:type="simple" xlink:href="#id470">visible</text:a>, optional, xs:token, true, false</text:p>
        </text:list-item>
        <text:list-item>
          <text:p text:style-name="P114"><text:a xlink:type="simple" xlink:href="#id37">xml:id</text:a>, optional, xs:ID</text:p>
        </text:list-item>
      </text:list>
      <text:h text:style-name="P241" text:outline-level="1">Module:</text:h>
      <text:p text:style-name="Text_20_body">shared</text:p>
      <text:h text:style-name="P1" text:outline-level="1"><text:bookmark text:name="id456"/>&lt;layerdef&gt; layer definition</text:h>
      <text:h text:style-name="P241" text:outline-level="1">Description:</text:h>
      <text:p text:style-name="Text_20_body">Container for layer meta-information.</text:p>
      <text:h text:style-name="P241" text:outline-level="1">May contain:</text:h>
      <text:p text:style-name="Text_20_body"><text:a xlink:type="simple" xlink:href="#id423">instrdef</text:a> </text:p>
      <text:h text:style-name="P241" text:outline-level="1">May occur within:</text:h>
      <text:p text:style-name="Text_20_body"><text:a xlink:type="simple" xlink:href="#id453">staffdef</text:a> </text:p>
      <text:h text:style-name="P241" text:outline-level="1"><text:soft-page-break/>Attributes:</text:h>
      <text:list xml:id="list35484032" text:style-name="L114">
        <text:list-item>
          <text:p text:style-name="P115"><text:a xlink:type="simple" xlink:href="#id466">beam.group</text:a>, optional, CDATA</text:p>
        </text:list-item>
        <text:list-item>
          <text:p text:style-name="P115"><text:a xlink:type="simple" xlink:href="#id472">beam.rend</text:a>, optional, xs:token, acc, rit, norm</text:p>
        </text:list-item>
        <text:list-item>
          <text:p text:style-name="P115"><text:a xlink:type="simple" xlink:href="#id467">beam.rests</text:a>, optional, xs:token, true, false</text:p>
        </text:list-item>
        <text:list-item>
          <text:p text:style-name="P115"><text:a xlink:type="simple" xlink:href="#id473">beam.slope</text:a>, optional, xs:decimal</text:p>
        </text:list-item>
        <text:list-item>
          <text:p text:style-name="P115"><text:a xlink:type="simple" xlink:href="#id461">dur.default</text:a>, optional, xs:token, long, breve, 1, 2, 4, 8, 16, 32, 64, 128, 256, 512, 1024, 2048, maxima, longa, brevis, semibrevis, minima, semiminima, fusa, semifusa</text:p>
        </text:list-item>
        <text:list-item>
          <text:p text:style-name="P115"><text:a xlink:type="simple" xlink:href="#id482">instr</text:a>, optional, xs:IDREF</text:p>
        </text:list-item>
        <text:list-item>
          <text:p text:style-name="P115"><text:a xlink:type="simple" xlink:href="#id38">n</text:a>, optional, xs:NMTOKEN</text:p>
        </text:list-item>
        <text:list-item>
          <text:p text:style-name="P115"><text:a xlink:type="simple" xlink:href="#id464">octave.default</text:a>, optional, xs:nonNegativeInteger, 0 - 9</text:p>
        </text:list-item>
        <text:list-item>
          <text:p text:style-name="P115"><text:a xlink:type="simple" xlink:href="#id475">text.fam</text:a>, optional, xs:token</text:p>
        </text:list-item>
        <text:list-item>
          <text:p text:style-name="P115"><text:a xlink:type="simple" xlink:href="#id476">text.name</text:a>, optional, xs:token</text:p>
        </text:list-item>
        <text:list-item>
          <text:p text:style-name="P115"><text:a xlink:type="simple" xlink:href="#id477">text.size</text:a>, optional, xs:decimal</text:p>
        </text:list-item>
        <text:list-item>
          <text:p text:style-name="P115"><text:a xlink:type="simple" xlink:href="#id478">text.style</text:a>, optional, xs:token, ital, normal, oblique</text:p>
        </text:list-item>
        <text:list-item>
          <text:p text:style-name="P115"><text:a xlink:type="simple" xlink:href="#id479">text.weight</text:a>, optional, xs:token, bold</text:p>
        </text:list-item>
        <text:list-item>
          <text:p text:style-name="P115"><text:a xlink:type="simple" xlink:href="#id470">visible</text:a>, optional, xs:token, true, false</text:p>
        </text:list-item>
        <text:list-item>
          <text:p text:style-name="P115"><text:a xlink:type="simple" xlink:href="#id37">xml:id</text:a>, optional, xs:ID</text:p>
        </text:list-item>
      </text:list>
      <text:h text:style-name="P241" text:outline-level="1">Module:</text:h>
      <text:p text:style-name="Text_20_body">shared</text:p>
      <text:h text:style-name="P1" text:outline-level="1"><text:bookmark text:name="id233"/>&lt;lb&gt; line break</text:h>
      <text:h text:style-name="P241"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text:p>
      <text:h text:style-name="P241" text:outline-level="1">May contain:</text:h>
      <text:p text:style-name="Text_20_body">EMPTY</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582">back</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229">div</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1552">front</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2">titlepage</text:a>, <text:a xlink:type="simple" xlink:href="#id1445">treatmenthist</text:a>, <text:a xlink:type="simple" xlink:href="#id1448">treatmentsched</text:a>, <text:a xlink:type="simple" xlink:href="#id1243">unclear</text:a>, <text:a xlink:type="simple" xlink:href="#id1383">userestrict</text:a>, <text:a xlink:type="simple" xlink:href="#id167">verse</text:a> </text:p>
      <text:h text:style-name="P241" text:outline-level="1">Attributes:</text:h>
      <text:list xml:id="list35464901" text:style-name="L115">
        <text:list-item>
          <text:p text:style-name="P116"><text:a xlink:type="simple" xlink:href="#id69">facs</text:a>, optional, xs:IDREFS</text:p>
        </text:list-item>
        <text:list-item>
          <text:p text:style-name="P116"><text:a xlink:type="simple" xlink:href="#id235">func</text:a>, optional, xs:token, line, group</text:p>
        </text:list-item>
        <text:list-item>
          <text:p text:style-name="P116"><text:a xlink:type="simple" xlink:href="#id38">n</text:a>, optional, xs:NMTOKEN</text:p>
        </text:list-item>
        <text:list-item>
          <text:p text:style-name="P116"><text:a xlink:type="simple" xlink:href="#id227">source</text:a>, optional, xs:IDREFS</text:p>
        </text:list-item>
        <text:list-item>
          <text:p text:style-name="P116"><text:a xlink:type="simple" xlink:href="#id180">subtype</text:a>, optional, xs:NMTOKEN</text:p>
        </text:list-item>
        <text:list-item>
          <text:p text:style-name="P116"><text:soft-page-break/><text:a xlink:type="simple" xlink:href="#id179">type</text:a>, optional, xs:NMTOKEN</text:p>
        </text:list-item>
        <text:list-item>
          <text:p text:style-name="P116"><text:a xlink:type="simple" xlink:href="#id37">xml:id</text:a>, optional, xs:ID</text:p>
        </text:list-item>
      </text:list>
      <text:h text:style-name="P241" text:outline-level="1">Module:</text:h>
      <text:p text:style-name="Text_20_body">shared</text:p>
      <text:h text:style-name="P1" text:outline-level="1"><text:bookmark text:name="id222"/>&lt;lem&gt; lemma</text:h>
      <text:h text:style-name="P241"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3">damage</text:a>, <text:a xlink:type="simple" xlink:href="#id1084">date</text:a>, <text:a xlink:type="simple" xlink:href="#id1221">del</text:a>, <text:a xlink:type="simple" xlink:href="#id169">dir</text:a>, <text:a xlink:type="simple" xlink:href="#id229">div</text:a>, <text:a xlink:type="simple" xlink:href="#id158">dot</text:a>, <text:a xlink:type="simple" xlink:href="#id773">dynam</text:a>, <text:a xlink:type="simple" xlink:href="#id669">ending</text:a>, <text:a xlink:type="simple" xlink:href="#id1248">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1160">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323">sb</text:a>, <text:a xlink:type="simple" xlink:href="#id343">scoredef</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67">verse</text:a> </text:p>
      <text:h text:style-name="P241" text:outline-level="1">May occur within:</text:h>
      <text:p text:style-name="Text_20_body"><text:a xlink:type="simple" xlink:href="#id220">app</text:a> </text:p>
      <text:h text:style-name="P241" text:outline-level="1">Attributes:</text:h>
      <text:list xml:id="list35492725" text:style-name="L116">
        <text:list-item>
          <text:p text:style-name="P117"><text:a xlink:type="simple" xlink:href="#id1177">cause</text:a>, optional, xs:NMTOKEN</text:p>
        </text:list-item>
        <text:list-item>
          <text:p text:style-name="P117"><text:a xlink:type="simple" xlink:href="#id100">copyof</text:a>, optional, xs:IDREF</text:p>
        </text:list-item>
        <text:list-item>
          <text:p text:style-name="P117"><text:a xlink:type="simple" xlink:href="#id101">corresp</text:a>, optional, xs:IDREFS</text:p>
        </text:list-item>
        <text:list-item>
          <text:p text:style-name="P117"><text:a xlink:type="simple" xlink:href="#id48">entityref</text:a>, optional, xs:ENTITY</text:p>
        </text:list-item>
        <text:list-item>
          <text:p text:style-name="P117"><text:a xlink:type="simple" xlink:href="#id1174">hand</text:a>, optional, xs:IDREF</text:p>
        </text:list-item>
        <text:list-item>
          <text:p text:style-name="P117"><text:a xlink:type="simple" xlink:href="#id38">n</text:a>, optional, xs:NMTOKEN</text:p>
        </text:list-item>
        <text:list-item>
          <text:p text:style-name="P117"><text:a xlink:type="simple" xlink:href="#id102">next</text:a>, optional, xs:IDREFS</text:p>
        </text:list-item>
        <text:list-item>
          <text:p text:style-name="P117"><text:a xlink:type="simple" xlink:href="#id72">plist</text:a>, optional, xs:IDREFS</text:p>
        </text:list-item>
        <text:list-item>
          <text:p text:style-name="P117"><text:a xlink:type="simple" xlink:href="#id103">prev</text:a>, optional, xs:IDREFS</text:p>
        </text:list-item>
        <text:list-item>
          <text:p text:style-name="P117"><text:a xlink:type="simple" xlink:href="#id317">resp</text:a>, optional, xs:IDREFS</text:p>
        </text:list-item>
        <text:list-item>
          <text:p text:style-name="P117"><text:a xlink:type="simple" xlink:href="#id104">sameas</text:a>, optional, xs:IDREFS</text:p>
        </text:list-item>
        <text:list-item>
          <text:p text:style-name="P117"><text:a xlink:type="simple" xlink:href="#id1176">seq</text:a>, optional, xs:positiveInteger</text:p>
        </text:list-item>
        <text:list-item>
          <text:p text:style-name="P117"><text:a xlink:type="simple" xlink:href="#id227">source</text:a>, optional, xs:IDREFS</text:p>
        </text:list-item>
        <text:list-item>
          <text:p text:style-name="P117"><text:a xlink:type="simple" xlink:href="#id180">subtype</text:a>, optional, xs:NMTOKEN</text:p>
        </text:list-item>
        <text:list-item>
          <text:p text:style-name="P117"><text:a xlink:type="simple" xlink:href="#id105">synch</text:a>, optional, xs:IDREFS</text:p>
        </text:list-item>
        <text:list-item>
          <text:p text:style-name="P117"><text:a xlink:type="simple" xlink:href="#id45">targettype</text:a>, optional, xs:NMTOKEN</text:p>
        </text:list-item>
        <text:list-item>
          <text:p text:style-name="P117"><text:soft-page-break/><text:a xlink:type="simple" xlink:href="#id179">type</text:a>, optional, xs:NMTOKEN</text:p>
        </text:list-item>
        <text:list-item>
          <text:p text:style-name="P117"><text:a xlink:type="simple" xlink:href="#id42">xlink:actuate</text:a>, optional, xs:token, onLoad, onRequest, other, none</text:p>
        </text:list-item>
        <text:list-item>
          <text:p text:style-name="P117"><text:a xlink:type="simple" xlink:href="#id49">xlink:href</text:a>, optional, xs:anyURI</text:p>
        </text:list-item>
        <text:list-item>
          <text:p text:style-name="P117"><text:a xlink:type="simple" xlink:href="#id43">xlink:role</text:a>, optional, xs:anyURI</text:p>
        </text:list-item>
        <text:list-item>
          <text:p text:style-name="P117"><text:a xlink:type="simple" xlink:href="#id44">xlink:show</text:a>, optional, xs:token, new, replace, other, none</text:p>
        </text:list-item>
        <text:list-item>
          <text:p text:style-name="P117"><text:a xlink:type="simple" xlink:href="#id46">xlink:title</text:a>, optional, CDATA</text:p>
        </text:list-item>
        <text:list-item>
          <text:p text:style-name="P117"><text:a xlink:type="simple" xlink:href="#id37">xml:id</text:a>, optional, xs:ID</text:p>
        </text:list-item>
      </text:list>
      <text:h text:style-name="P241" text:outline-level="1">Module:</text:h>
      <text:p text:style-name="Text_20_body">critapp</text:p>
      <text:h text:style-name="P1" text:outline-level="1"><text:bookmark text:name="id287"/>&lt;lg&gt; line group</text:h>
      <text:h text:style-name="P241" text:outline-level="1">Description:</text:h>
      <text:p text:style-name="Text_20_body">Usually contains a lyric verse although it may be used for any section of text that is organized as a group of lines.</text:p>
      <text:h text:style-name="P241" text:outline-level="1">May contain:</text:h>
      <text:p text:style-name="Text_20_body"><text:a xlink:type="simple" xlink:href="#id253">head</text:a>, <text:a xlink:type="simple" xlink:href="#id290">l</text:a> </text:p>
      <text:h text:style-name="P241" text:outline-level="1">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280">td</text:a>, <text:a xlink:type="simple" xlink:href="#id274">th</text:a>, <text:a xlink:type="simple" xlink:href="#id1442">titlepage</text:a> </text:p>
      <text:h text:style-name="P241" text:outline-level="1">Attributes:</text:h>
      <text:list xml:id="list35483611" text:style-name="L117">
        <text:list-item>
          <text:p text:style-name="P118"><text:a xlink:type="simple" xlink:href="#id69">facs</text:a>, optional, xs:IDREFS</text:p>
        </text:list-item>
        <text:list-item>
          <text:p text:style-name="P118"><text:a xlink:type="simple" xlink:href="#id38">n</text:a>, optional, xs:NMTOKEN</text:p>
        </text:list-item>
        <text:list-item>
          <text:p text:style-name="P118"><text:a xlink:type="simple" xlink:href="#id135">x</text:a>, optional, xs:decimal</text:p>
        </text:list-item>
        <text:list-item>
          <text:p text:style-name="P118"><text:soft-page-break/><text:a xlink:type="simple" xlink:href="#id37">xml:id</text:a>, optional, xs:ID</text:p>
        </text:list-item>
        <text:list-item>
          <text:p text:style-name="P118"><text:a xlink:type="simple" xlink:href="#id248">xml:lang</text:a>, optional, xs:language</text:p>
        </text:list-item>
        <text:list-item>
          <text:p text:style-name="P118"><text:a xlink:type="simple" xlink:href="#id136">y</text:a>, optional, xs:decimal</text:p>
        </text:list-item>
      </text:list>
      <text:h text:style-name="P241" text:outline-level="1">Module:</text:h>
      <text:p text:style-name="Text_20_body">text</text:p>
      <text:h text:style-name="P1" text:outline-level="1"><text:bookmark text:name="id959"/>&lt;ligature&gt; ligature</text:h>
      <text:h text:style-name="P241" text:outline-level="1">Description:</text:h>
      <text:p text:style-name="Text_20_body">The &lt;ligature&gt; element is provided for the encoding of mensural notation where multiple notes are represented by joined symbols.</text:p>
      <text:h text:style-name="P241" text:outline-level="1"><text:soft-page-break/>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39">harm</text:a>, <text:a xlink:type="simple" xlink:href="#id836">harppedal</text:a>, <text:a xlink:type="simple" xlink:href="#id217">ineume</text:a>, <text:a xlink:type="simple" xlink:href="#id398">keysig</text:a>, <text:a xlink:type="simple" xlink:href="#id959">ligatur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1">slur</text:a>, <text:a xlink:type="simple" xlink:href="#id891">space</text:a>, <text:a xlink:type="simple" xlink:href="#id969">syllable</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191">uneume</text:a> </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67933" text:style-name="L118">
        <text:list-item>
          <text:p text:style-name="P119"><text:a xlink:type="simple" xlink:href="#id100">copyof</text:a>, optional, xs:IDREF</text:p>
        </text:list-item>
        <text:list-item>
          <text:p text:style-name="P119"><text:a xlink:type="simple" xlink:href="#id101">corresp</text:a>, optional, xs:IDREFS</text:p>
        </text:list-item>
        <text:list-item>
          <text:p text:style-name="P119"><text:a xlink:type="simple" xlink:href="#id69">facs</text:a>, optional, xs:IDREFS</text:p>
        </text:list-item>
        <text:list-item>
          <text:p text:style-name="P119"><text:a xlink:type="simple" xlink:href="#id986">form</text:a>, optional, xs:token, recta, obliqua</text:p>
        </text:list-item>
        <text:list-item>
          <text:p text:style-name="P119"><text:a xlink:type="simple" xlink:href="#id38">n</text:a>, optional, xs:NMTOKEN</text:p>
        </text:list-item>
        <text:list-item>
          <text:p text:style-name="P119"><text:a xlink:type="simple" xlink:href="#id102">next</text:a>, optional, xs:IDREFS</text:p>
        </text:list-item>
        <text:list-item>
          <text:p text:style-name="P119"><text:a xlink:type="simple" xlink:href="#id103">prev</text:a>, optional, xs:IDREFS</text:p>
        </text:list-item>
        <text:list-item>
          <text:p text:style-name="P119"><text:a xlink:type="simple" xlink:href="#id104">sameas</text:a>, optional, xs:IDREFS</text:p>
        </text:list-item>
        <text:list-item>
          <text:p text:style-name="P119"><text:a xlink:type="simple" xlink:href="#id105">synch</text:a>, optional, xs:IDREFS</text:p>
        </text:list-item>
        <text:list-item>
          <text:p text:style-name="P119"><text:a xlink:type="simple" xlink:href="#id37">xml:id</text:a>, optional, xs:ID</text:p>
        </text:list-item>
      </text:list>
      <text:h text:style-name="P241" text:outline-level="1">Module:</text:h>
      <text:p text:style-name="Text_20_body">mensural</text:p>
      <text:h text:style-name="P1" text:outline-level="1"><text:bookmark text:name="id201"/>&lt;line&gt; line</text:h>
      <text:h text:style-name="P241"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1" text:outline-level="1">Attributes:</text:h>
      <text:list xml:id="list35488373" text:style-name="L119">
        <text:list-item>
          <text:p text:style-name="P120"><text:a xlink:type="simple" xlink:href="#id88">color</text:a>, optional, xs:token, "(x[0-9A-Fa-f]{6,6}|aqua|black|fuchsia|gray|green|lime|maroon|navy|olive|purple|red|silver|teal|white|yellow)"</text:p>
        </text:list-item>
        <text:list-item>
          <text:p text:style-name="P120"><text:soft-page-break/><text:a xlink:type="simple" xlink:href="#id100">copyof</text:a>, optional, xs:IDREF</text:p>
        </text:list-item>
        <text:list-item>
          <text:p text:style-name="P120"><text:a xlink:type="simple" xlink:href="#id101">corresp</text:a>, optional, xs:IDREFS</text:p>
        </text:list-item>
        <text:list-item>
          <text:p text:style-name="P120"><text:a xlink:type="simple" xlink:href="#id184">endho</text:a>, optional, xs:decimal</text:p>
        </text:list-item>
        <text:list-item>
          <text:p text:style-name="P120"><text:a xlink:type="simple" xlink:href="#id177">endid</text:a>, optional, xs:IDREF</text:p>
        </text:list-item>
        <text:list-item>
          <text:p text:style-name="P120"><text:a xlink:type="simple" xlink:href="#id187">endto</text:a>, optional, xs:decimal</text:p>
        </text:list-item>
        <text:list-item>
          <text:p text:style-name="P120"><text:a xlink:type="simple" xlink:href="#id190">endvo</text:a>, optional, xs:decimal</text:p>
        </text:list-item>
        <text:list-item>
          <text:p text:style-name="P120"><text:a xlink:type="simple" xlink:href="#id69">facs</text:a>, optional, xs:IDREFS</text:p>
        </text:list-item>
        <text:list-item>
          <text:p text:style-name="P120"><text:a xlink:type="simple" xlink:href="#id130">ho</text:a>, optional, xs:decimal</text:p>
        </text:list-item>
        <text:list-item>
          <text:p text:style-name="P120"><text:a xlink:type="simple" xlink:href="#id38">n</text:a>, optional, xs:NMTOKEN</text:p>
        </text:list-item>
        <text:list-item>
          <text:p text:style-name="P120"><text:a xlink:type="simple" xlink:href="#id102">next</text:a>, optional, xs:IDREFS</text:p>
        </text:list-item>
        <text:list-item>
          <text:p text:style-name="P120"><text:a xlink:type="simple" xlink:href="#id103">prev</text:a>, optional, xs:IDREFS</text:p>
        </text:list-item>
        <text:list-item>
          <text:p text:style-name="P120"><text:a xlink:type="simple" xlink:href="#id855">rend</text:a>, optional, xs:token, narrow, medium, wide, dashed, dotted, wavy</text:p>
        </text:list-item>
        <text:list-item>
          <text:p text:style-name="P120"><text:a xlink:type="simple" xlink:href="#id104">sameas</text:a>, optional, xs:IDREFS</text:p>
        </text:list-item>
        <text:list-item>
          <text:p text:style-name="P120"><text:a xlink:type="simple" xlink:href="#id183">startho</text:a>, optional, xs:decimal</text:p>
        </text:list-item>
        <text:list-item>
          <text:p text:style-name="P120"><text:a xlink:type="simple" xlink:href="#id176">startid</text:a>, optional, xs:IDREF</text:p>
        </text:list-item>
        <text:list-item>
          <text:p text:style-name="P120"><text:a xlink:type="simple" xlink:href="#id186">startto</text:a>, optional, xs:decimal</text:p>
        </text:list-item>
        <text:list-item>
          <text:p text:style-name="P120"><text:a xlink:type="simple" xlink:href="#id189">startvo</text:a>, optional, xs:decimal</text:p>
        </text:list-item>
        <text:list-item>
          <text:p text:style-name="P120"><text:a xlink:type="simple" xlink:href="#id180">subtype</text:a>, optional, xs:NMTOKEN</text:p>
        </text:list-item>
        <text:list-item>
          <text:p text:style-name="P120"><text:a xlink:type="simple" xlink:href="#id105">synch</text:a>, optional, xs:IDREFS</text:p>
        </text:list-item>
        <text:list-item>
          <text:p text:style-name="P120"><text:a xlink:type="simple" xlink:href="#id155">to</text:a>, optional, xs:decimal</text:p>
        </text:list-item>
        <text:list-item>
          <text:p text:style-name="P120"><text:a xlink:type="simple" xlink:href="#id179">type</text:a>, optional, xs:NMTOKEN</text:p>
        </text:list-item>
        <text:list-item>
          <text:p text:style-name="P120"><text:a xlink:type="simple" xlink:href="#id133">vo</text:a>, optional, xs:decimal</text:p>
        </text:list-item>
        <text:list-item>
          <text:p text:style-name="P120"><text:a xlink:type="simple" xlink:href="#id135">x</text:a>, optional, xs:decimal</text:p>
        </text:list-item>
        <text:list-item>
          <text:p text:style-name="P120"><text:a xlink:type="simple" xlink:href="#id192">x2</text:a>, optional, xs:decimal</text:p>
        </text:list-item>
        <text:list-item>
          <text:p text:style-name="P120"><text:a xlink:type="simple" xlink:href="#id37">xml:id</text:a>, optional, xs:ID</text:p>
        </text:list-item>
        <text:list-item>
          <text:p text:style-name="P120"><text:a xlink:type="simple" xlink:href="#id136">y</text:a>, optional, xs:decimal</text:p>
        </text:list-item>
        <text:list-item>
          <text:p text:style-name="P120"><text:soft-page-break/><text:a xlink:type="simple" xlink:href="#id193">y2</text:a>, optional, xs:decimal</text:p>
        </text:list-item>
      </text:list>
      <text:h text:style-name="P241" text:outline-level="1">Module:</text:h>
      <text:p text:style-name="Text_20_body">usersymbols</text:p>
      <text:h text:style-name="P1" text:outline-level="1"><text:bookmark text:name="id250"/>&lt;list&gt; list</text:h>
      <text:h text:style-name="P241" text:outline-level="1">Description:</text:h>
      <text:p text:style-name="Text_20_body">A formatting element that contains as series of items separated from one another and arranged in a linear, of vertical sequence.</text:p>
      <text:h text:style-name="P241" text:outline-level="1">May contain:</text:h>
      <text:p text:style-name="Text_20_body"><text:a xlink:type="simple" xlink:href="#id253">head</text:a>, <text:a xlink:type="simple" xlink:href="#id256">item</text:a> </text:p>
      <text:h text:style-name="P241" text:outline-level="1">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391">seriesstmt</text:a>, <text:a xlink:type="simple" xlink:href="#id280">td</text:a>, <text:a xlink:type="simple" xlink:href="#id274">th</text:a>, <text:a xlink:type="simple" xlink:href="#id1442">titlepage</text:a> </text:p>
      <text:h text:style-name="P241" text:outline-level="1">Attributes:</text:h>
      <text:list xml:id="list35467028" text:style-name="L120">
        <text:list-item>
          <text:p text:style-name="P121"><text:a xlink:type="simple" xlink:href="#id69">facs</text:a>, optional, xs:IDREFS</text:p>
        </text:list-item>
        <text:list-item>
          <text:p text:style-name="P121"><text:a xlink:type="simple" xlink:href="#id260">form</text:a>, optional, xs:token, simple, marked, ordered</text:p>
        </text:list-item>
        <text:list-item>
          <text:p text:style-name="P121"><text:a xlink:type="simple" xlink:href="#id38">n</text:a>, optional, xs:NMTOKEN</text:p>
        </text:list-item>
        <text:list-item>
          <text:p text:style-name="P121"><text:a xlink:type="simple" xlink:href="#id135">x</text:a>, optional, xs:decimal</text:p>
        </text:list-item>
        <text:list-item>
          <text:p text:style-name="P121"><text:a xlink:type="simple" xlink:href="#id37">xml:id</text:a>, optional, xs:ID</text:p>
        </text:list-item>
        <text:list-item>
          <text:p text:style-name="P121"><text:a xlink:type="simple" xlink:href="#id248">xml:lang</text:a>, optional, xs:language</text:p>
        </text:list-item>
        <text:list-item>
          <text:p text:style-name="P121"><text:a xlink:type="simple" xlink:href="#id136">y</text:a>, optional, xs:decimal</text:p>
        </text:list-item>
      </text:list>
      <text:h text:style-name="P241" text:outline-level="1">Module:</text:h>
      <text:p text:style-name="Text_20_body">text</text:p>
      <text:h text:style-name="P1" text:outline-level="1"><text:bookmark text:name="id962"/>&lt;lyrics&gt; lyrics</text:h>
      <text:h text:style-name="P241"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241" text:outline-level="1">May contain:</text:h>
      <text:p text:style-name="Text_20_body"><text:a xlink:type="simple" xlink:href="#id167">verse</text:a> </text:p>
      <text:h text:style-name="P241" text:outline-level="1">May occur within:</text:h>
      <text:p text:style-name="Text_20_body"><text:soft-page-break/><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67789" text:style-name="L121">
        <text:list-item>
          <text:p text:style-name="P122"><text:a xlink:type="simple" xlink:href="#id100">copyof</text:a>, optional, xs:IDREF</text:p>
        </text:list-item>
        <text:list-item>
          <text:p text:style-name="P122"><text:a xlink:type="simple" xlink:href="#id101">corresp</text:a>, optional, xs:IDREFS</text:p>
        </text:list-item>
        <text:list-item>
          <text:p text:style-name="P122"><text:a xlink:type="simple" xlink:href="#id69">facs</text:a>, optional, xs:IDREFS</text:p>
        </text:list-item>
        <text:list-item>
          <text:p text:style-name="P122"><text:a xlink:type="simple" xlink:href="#id114">fontfam</text:a>, optional, xs:token</text:p>
        </text:list-item>
        <text:list-item>
          <text:p text:style-name="P122"><text:a xlink:type="simple" xlink:href="#id116">fontname</text:a>, optional, xs:token</text:p>
        </text:list-item>
        <text:list-item>
          <text:p text:style-name="P122"><text:a xlink:type="simple" xlink:href="#id118">fontsize</text:a>, optional, xs:decimal</text:p>
        </text:list-item>
        <text:list-item>
          <text:p text:style-name="P122"><text:a xlink:type="simple" xlink:href="#id119">fontstyle</text:a>, optional, xs:token, ital, normal, oblique</text:p>
        </text:list-item>
        <text:list-item>
          <text:p text:style-name="P122"><text:a xlink:type="simple" xlink:href="#id121">fontweight</text:a>, optional, xs:token, bold</text:p>
        </text:list-item>
        <text:list-item>
          <text:p text:style-name="P122"><text:a xlink:type="simple" xlink:href="#id306">layer</text:a>, optional, xs:positiveInteger</text:p>
        </text:list-item>
        <text:list-item>
          <text:p text:style-name="P122"><text:a xlink:type="simple" xlink:href="#id38">n</text:a>, optional, xs:NMTOKEN</text:p>
        </text:list-item>
        <text:list-item>
          <text:p text:style-name="P122"><text:a xlink:type="simple" xlink:href="#id102">next</text:a>, optional, xs:IDREFS</text:p>
        </text:list-item>
        <text:list-item>
          <text:p text:style-name="P122"><text:a xlink:type="simple" xlink:href="#id151">place</text:a>, optional, xs:token, above, below, within</text:p>
        </text:list-item>
        <text:list-item>
          <text:p text:style-name="P122"><text:a xlink:type="simple" xlink:href="#id103">prev</text:a>, optional, xs:IDREFS</text:p>
        </text:list-item>
        <text:list-item>
          <text:p text:style-name="P122"><text:a xlink:type="simple" xlink:href="#id104">sameas</text:a>, optional, xs:IDREFS</text:p>
        </text:list-item>
        <text:list-item>
          <text:p text:style-name="P122"><text:a xlink:type="simple" xlink:href="#id688">staff</text:a>, required, list of xs:positiveInteger, minimum length of 1</text:p>
        </text:list-item>
        <text:list-item>
          <text:p text:style-name="P122"><text:a xlink:type="simple" xlink:href="#id105">synch</text:a>, optional, xs:IDREFS</text:p>
        </text:list-item>
        <text:list-item>
          <text:p text:style-name="P122"><text:a xlink:type="simple" xlink:href="#id37">xml:id</text:a>, optional, xs:ID</text:p>
        </text:list-item>
        <text:list-item>
          <text:p text:style-name="P122"><text:a xlink:type="simple" xlink:href="#id248">xml:lang</text:a>, optional, xs:language</text:p>
        </text:list-item>
      </text:list>
      <text:h text:style-name="P241" text:outline-level="1">Module:</text:h>
      <text:p text:style-name="Text_20_body">lyrics</text:p>
      <text:h text:style-name="P1" text:outline-level="1"><text:bookmark text:name="id702"/>&lt;marker&gt; marker</text:h>
      <text:h text:style-name="P241" text:outline-level="1">Description:</text:h>
      <text:p text:style-name="Text_20_body">MIDI marker meta-event.</text:p>
      <text:h text:style-name="P241" text:outline-level="1">May contain:</text:h>
      <text:p text:style-name="Text_20_body"><text:soft-page-break/>EMPTY</text:p>
      <text:h text:style-name="P241" text:outline-level="1">May occur within:</text:h>
      <text:p text:style-name="Text_20_body"><text:a xlink:type="simple" xlink:href="#id682">midi</text:a> </text:p>
      <text:h text:style-name="P241" text:outline-level="1">Attributes:</text:h>
      <text:list xml:id="list35487717" text:style-name="L122">
        <text:list-item>
          <text:p text:style-name="P123"><text:a xlink:type="simple" xlink:href="#id100">copyof</text:a>, optional, xs:IDREF</text:p>
        </text:list-item>
        <text:list-item>
          <text:p text:style-name="P123"><text:a xlink:type="simple" xlink:href="#id101">corresp</text:a>, optional, xs:IDREFS</text:p>
        </text:list-item>
        <text:list-item>
          <text:p text:style-name="P123"><text:a xlink:type="simple" xlink:href="#id306">layer</text:a>, optional, xs:positiveInteger</text:p>
        </text:list-item>
        <text:list-item>
          <text:p text:style-name="P123"><text:a xlink:type="simple" xlink:href="#id38">n</text:a>, optional, xs:NMTOKEN</text:p>
        </text:list-item>
        <text:list-item>
          <text:p text:style-name="P123"><text:a xlink:type="simple" xlink:href="#id102">next</text:a>, optional, xs:IDREFS</text:p>
        </text:list-item>
        <text:list-item>
          <text:p text:style-name="P123"><text:a xlink:type="simple" xlink:href="#id103">prev</text:a>, optional, xs:IDREFS</text:p>
        </text:list-item>
        <text:list-item>
          <text:p text:style-name="P123"><text:a xlink:type="simple" xlink:href="#id104">sameas</text:a>, optional, xs:IDREFS</text:p>
        </text:list-item>
        <text:list-item>
          <text:p text:style-name="P123"><text:a xlink:type="simple" xlink:href="#id688">staff</text:a>, required, list of xs:positiveInteger, minimum length of 1</text:p>
        </text:list-item>
        <text:list-item>
          <text:p text:style-name="P123"><text:a xlink:type="simple" xlink:href="#id105">synch</text:a>, optional, xs:IDREFS</text:p>
        </text:list-item>
        <text:list-item>
          <text:p text:style-name="P123"><text:a xlink:type="simple" xlink:href="#id96">tstamp</text:a>, optional, xs:decimal, 0 - ∞</text:p>
        </text:list-item>
        <text:list-item>
          <text:p text:style-name="P123"><text:a xlink:type="simple" xlink:href="#id37">xml:id</text:a>, optional, xs:ID</text:p>
        </text:list-item>
      </text:list>
      <text:h text:style-name="P241" text:outline-level="1">Module:</text:h>
      <text:p text:style-name="Text_20_body">midi</text:p>
      <text:h text:style-name="P1" text:outline-level="1"><text:bookmark text:name="id1558"/>&lt;mdiv&gt; musical division</text:h>
      <text:h text:style-name="P241"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241" text:outline-level="1">May contain:</text:h>
      <text:p text:style-name="Text_20_body"><text:a xlink:type="simple" xlink:href="#id1558">mdiv</text:a>, <text:a xlink:type="simple" xlink:href="#id1567">parts</text:a>, <text:a xlink:type="simple" xlink:href="#id1561">score</text:a> </text:p>
      <text:h text:style-name="P241" text:outline-level="1">May occur within:</text:h>
      <text:p text:style-name="Text_20_body"><text:a xlink:type="simple" xlink:href="#id1555">body</text:a>, <text:a xlink:type="simple" xlink:href="#id1558">mdiv</text:a> </text:p>
      <text:h text:style-name="P241" text:outline-level="1">Attributes:</text:h>
      <text:list xml:id="list35484338" text:style-name="L123">
        <text:list-item>
          <text:p text:style-name="P124"><text:a xlink:type="simple" xlink:href="#id69">facs</text:a>, optional, xs:IDREFS</text:p>
        </text:list-item>
        <text:list-item>
          <text:p text:style-name="P124"><text:soft-page-break/><text:a xlink:type="simple" xlink:href="#id38">n</text:a>, optional, xs:NMTOKEN</text:p>
        </text:list-item>
        <text:list-item>
          <text:p text:style-name="P124"><text:a xlink:type="simple" xlink:href="#id180">subtype</text:a>, optional, xs:NMTOKEN</text:p>
        </text:list-item>
        <text:list-item>
          <text:p text:style-name="P124"><text:a xlink:type="simple" xlink:href="#id179">type</text:a>, optional, xs:NMTOKEN</text:p>
        </text:list-item>
        <text:list-item>
          <text:p text:style-name="P124"><text:a xlink:type="simple" xlink:href="#id37">xml:id</text:a>, optional, xs:ID</text:p>
        </text:list-item>
      </text:list>
      <text:h text:style-name="P241" text:outline-level="1">Module:</text:h>
      <text:p text:style-name="Text_20_body">shared</text:p>
      <text:h text:style-name="P1" text:outline-level="1"><text:bookmark text:name="id1156"/>&lt;measure&gt; measure</text:h>
      <text:h text:style-name="P241"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24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3">damage</text:a>, <text:a xlink:type="simple" xlink:href="#id1221">del</text:a>, <text:a xlink:type="simple" xlink:href="#id169">dir</text:a>, <text:a xlink:type="simple" xlink:href="#id229">div</text:a>, <text:a xlink:type="simple" xlink:href="#id773">dynam</text:a>, <text:a xlink:type="simple" xlink:href="#id821">fermata</text:a>, <text:a xlink:type="simple" xlink:href="#id1333">gap</text:a>, <text:a xlink:type="simple" xlink:href="#id828">hairpin</text:a>, <text:a xlink:type="simple" xlink:href="#id1326">handshift</text:a>, <text:a xlink:type="simple" xlink:href="#id1139">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5">orig</text:a>, <text:a xlink:type="simple" xlink:href="#id1160">ossia</text:a>, <text:a xlink:type="simple" xlink:href="#id237">pb</text:a>, <text:a xlink:type="simple" xlink:href="#id1017">pedal</text:a>, <text:a xlink:type="simple" xlink:href="#id782">phrase</text:a>, <text:a xlink:type="simple" xlink:href="#id1228">reg</text:a>, <text:a xlink:type="simple" xlink:href="#id1024">reh</text:a>, <text:a xlink:type="simple" xlink:href="#id1231">restore</text:a>, <text:a xlink:type="simple" xlink:href="#id323">sb</text:a>, <text:a xlink:type="simple" xlink:href="#id343">scoredef</text:a>, <text:a xlink:type="simple" xlink:href="#id1235">sic</text:a>, <text:a xlink:type="simple" xlink:href="#id1121">slur</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790">tempo</text:a>, <text:a xlink:type="simple" xlink:href="#id1127">tie</text:a>, <text:a xlink:type="simple" xlink:href="#id1002">trill</text:a>, <text:a xlink:type="simple" xlink:href="#id1132">tupletspan</text:a>, <text:a xlink:type="simple" xlink:href="#id1009">turn</text:a>, <text:a xlink:type="simple" xlink:href="#id1243">unclear</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69">ending</text:a>, <text:a xlink:type="simple" xlink:href="#id222">lem</text:a>, <text:a xlink:type="simple" xlink:href="#id1225">orig</text:a>, <text:a xlink:type="simple" xlink:href="#id1179">rdg</text:a>, <text:a xlink:type="simple" xlink:href="#id1228">reg</text:a>, <text:a xlink:type="simple" xlink:href="#id1231">restore</text:a>, <text:a xlink:type="simple" xlink:href="#id662">section</text:a>, <text:a xlink:type="simple" xlink:href="#id1235">sic</text:a>, <text:a xlink:type="simple" xlink:href="#id1238">supplied</text:a>, <text:a xlink:type="simple" xlink:href="#id1243">unclear</text:a> </text:p>
      <text:h text:style-name="P241" text:outline-level="1">Attributes:</text:h>
      <text:list xml:id="list35496722" text:style-name="L124">
        <text:list-item>
          <text:p text:style-name="P125"><text:a xlink:type="simple" xlink:href="#id83">barplace</text:a>, optional, xs:token, mensur, staff, takt</text:p>
        </text:list-item>
        <text:list-item>
          <text:p text:style-name="P125"><text:a xlink:type="simple" xlink:href="#id76">complete</text:a>, optional, xs:token, c, i, o</text:p>
        </text:list-item>
        <text:list-item>
          <text:p text:style-name="P125"><text:a xlink:type="simple" xlink:href="#id77">control</text:a>, optional, xs:token, true, false</text:p>
        </text:list-item>
        <text:list-item>
          <text:p text:style-name="P125"><text:a xlink:type="simple" xlink:href="#id100">copyof</text:a>, optional, xs:IDREF</text:p>
        </text:list-item>
        <text:list-item>
          <text:p text:style-name="P125"><text:a xlink:type="simple" xlink:href="#id101">corresp</text:a>, optional, xs:IDREFS</text:p>
        </text:list-item>
        <text:list-item>
          <text:p text:style-name="P125"><text:a xlink:type="simple" xlink:href="#id48">entityref</text:a>, optional, xs:ENTITY</text:p>
        </text:list-item>
        <text:list-item>
          <text:p text:style-name="P125"><text:a xlink:type="simple" xlink:href="#id69">facs</text:a>, optional, xs:IDREFS</text:p>
        </text:list-item>
        <text:list-item>
          <text:p text:style-name="P125"><text:a xlink:type="simple" xlink:href="#id789">join</text:a>, optional, xs:IDREFS</text:p>
        </text:list-item>
        <text:list-item>
          <text:p text:style-name="P125"><text:a xlink:type="simple" xlink:href="#id1166">left</text:a>, optional, xs:token, dashed, dotted, dbl, dbldashed, dbldotted, end, invis, rptstart, rptboth, rptend, single</text:p>
        </text:list-item>
        <text:list-item>
          <text:p text:style-name="P125"><text:a xlink:type="simple" xlink:href="#id38">n</text:a>, optional, xs:NMTOKEN</text:p>
        </text:list-item>
        <text:list-item>
          <text:p text:style-name="P125"><text:a xlink:type="simple" xlink:href="#id102">next</text:a>, optional, xs:IDREFS</text:p>
        </text:list-item>
        <text:list-item>
          <text:p text:style-name="P125"><text:a xlink:type="simple" xlink:href="#id72">plist</text:a>, optional, xs:IDREFS</text:p>
        </text:list-item>
        <text:list-item>
          <text:p text:style-name="P125"><text:soft-page-break/><text:a xlink:type="simple" xlink:href="#id103">prev</text:a>, optional, xs:IDREFS</text:p>
        </text:list-item>
        <text:list-item>
          <text:p text:style-name="P125"><text:a xlink:type="simple" xlink:href="#id1167">right</text:a>, optional, xs:token, dashed, dotted, dbl, dbldashed, dbldotted, end, invis, rptstart, rptboth, rptend, single</text:p>
        </text:list-item>
        <text:list-item>
          <text:p text:style-name="P125"><text:a xlink:type="simple" xlink:href="#id104">sameas</text:a>, optional, xs:IDREFS</text:p>
        </text:list-item>
        <text:list-item>
          <text:p text:style-name="P125"><text:a xlink:type="simple" xlink:href="#id180">subtype</text:a>, optional, xs:NMTOKEN</text:p>
        </text:list-item>
        <text:list-item>
          <text:p text:style-name="P125"><text:a xlink:type="simple" xlink:href="#id105">synch</text:a>, optional, xs:IDREFS</text:p>
        </text:list-item>
        <text:list-item>
          <text:p text:style-name="P125"><text:a xlink:type="simple" xlink:href="#id85">taktplace</text:a>, optional, xs:nonNegativeInteger</text:p>
        </text:list-item>
        <text:list-item>
          <text:p text:style-name="P125"><text:a xlink:type="simple" xlink:href="#id45">targettype</text:a>, optional, xs:NMTOKEN</text:p>
        </text:list-item>
        <text:list-item>
          <text:p text:style-name="P125"><text:a xlink:type="simple" xlink:href="#id309">tstamp.ges</text:a>, optional, xs:nonNegativeInteger</text:p>
        </text:list-item>
        <text:list-item>
          <text:p text:style-name="P125"><text:a xlink:type="simple" xlink:href="#id310">tstamp.real</text:a>, optional, xs:time</text:p>
        </text:list-item>
        <text:list-item>
          <text:p text:style-name="P125"><text:a xlink:type="simple" xlink:href="#id179">type</text:a>, optional, xs:NMTOKEN</text:p>
        </text:list-item>
        <text:list-item>
          <text:p text:style-name="P125"><text:a xlink:type="simple" xlink:href="#id91">unit</text:a>, optional, xs:NMTOKEN</text:p>
        </text:list-item>
        <text:list-item>
          <text:p text:style-name="P125"><text:a xlink:type="simple" xlink:href="#id93">width</text:a>, optional, xs:decimal</text:p>
        </text:list-item>
        <text:list-item>
          <text:p text:style-name="P125"><text:a xlink:type="simple" xlink:href="#id42">xlink:actuate</text:a>, optional, xs:token, onLoad, onRequest, other, none</text:p>
        </text:list-item>
        <text:list-item>
          <text:p text:style-name="P125"><text:a xlink:type="simple" xlink:href="#id49">xlink:href</text:a>, optional, xs:anyURI</text:p>
        </text:list-item>
        <text:list-item>
          <text:p text:style-name="P125"><text:a xlink:type="simple" xlink:href="#id43">xlink:role</text:a>, optional, xs:anyURI</text:p>
        </text:list-item>
        <text:list-item>
          <text:p text:style-name="P125"><text:a xlink:type="simple" xlink:href="#id44">xlink:show</text:a>, optional, xs:token, new, replace, other, none</text:p>
        </text:list-item>
        <text:list-item>
          <text:p text:style-name="P125"><text:a xlink:type="simple" xlink:href="#id46">xlink:title</text:a>, optional, CDATA</text:p>
        </text:list-item>
        <text:list-item>
          <text:p text:style-name="P125"><text:a xlink:type="simple" xlink:href="#id37">xml:id</text:a>, optional, xs:ID</text:p>
        </text:list-item>
      </text:list>
      <text:h text:style-name="P241" text:outline-level="1">Module:</text:h>
      <text:p text:style-name="Text_20_body">cmn</text:p>
      <text:h text:style-name="P1" text:outline-level="1"><text:bookmark text:name="id27"/>&lt;mei&gt; mei</text:h>
      <text:h text:style-name="P241"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41" text:outline-level="1">May contain:</text:h>
      <text:p text:style-name="Text_20_body">EMPTY</text:p>
      <text:h text:style-name="P241" text:outline-level="1">May occur within:</text:h>
      <text:p text:style-name="Text_20_body"><text:soft-page-break/><text:a xlink:type="simple" xlink:href="#id1587">meicorpus</text:a> </text:p>
      <text:h text:style-name="P241" text:outline-level="1">Attributes:</text:h>
      <text:list xml:id="list35481889" text:style-name="L125">
        <text:list-item>
          <text:p text:style-name="P126"><text:a xlink:type="simple" xlink:href="#id1531">meiversion</text:a>, optional, xs:token, 1.9b</text:p>
        </text:list-item>
        <text:list-item>
          <text:p text:style-name="P126"><text:a xlink:type="simple" xlink:href="#id37">xml:id</text:a>, optional, xs:ID</text:p>
        </text:list-item>
      </text:list>
      <text:h text:style-name="P241" text:outline-level="1">Module:</text:h>
      <text:p text:style-name="Text_20_body">shared</text:p>
      <text:h text:style-name="P1" text:outline-level="1"><text:bookmark text:name="id1587"/>&lt;meicorpus&gt; meicorpus</text:h>
      <text:h text:style-name="P241"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text:p>
      <text:h text:style-name="P241" text:outline-level="1">May contain:</text:h>
      <text:p text:style-name="Text_20_body"><text:a xlink:type="simple" xlink:href="#id27">mei</text:a>, <text:a xlink:type="simple" xlink:href="#id28">meihead</text:a> </text:p>
      <text:h text:style-name="P241" text:outline-level="1">May occur within:</text:h>
      <text:p text:style-name="Text_20_body"/>
      <text:h text:style-name="P241" text:outline-level="1">Attributes:</text:h>
      <text:list xml:id="list35475162" text:style-name="L126">
        <text:list-item>
          <text:p text:style-name="P127"><text:a xlink:type="simple" xlink:href="#id1531">meiversion</text:a>, optional, xs:token, 1.9b</text:p>
        </text:list-item>
        <text:list-item>
          <text:p text:style-name="P127"><text:a xlink:type="simple" xlink:href="#id38">n</text:a>, optional, xs:NMTOKEN</text:p>
        </text:list-item>
        <text:list-item>
          <text:p text:style-name="P127"><text:a xlink:type="simple" xlink:href="#id37">xml:id</text:a>, optional, xs:ID</text:p>
        </text:list-item>
      </text:list>
      <text:h text:style-name="P241" text:outline-level="1">Module:</text:h>
      <text:p text:style-name="Text_20_body">corpus</text:p>
      <text:h text:style-name="P1" text:outline-level="1"><text:bookmark text:name="id28"/>&lt;meihead&gt; meihead</text:h>
      <text:h text:style-name="P241"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text:p>
      <text:h text:style-name="P241" text:outline-level="1">May contain:</text:h>
      <text:p text:style-name="Text_20_body"><text:a xlink:type="simple" xlink:href="#id30">altmeiid</text:a>, <text:a xlink:type="simple" xlink:href="#id1474">encodingdesc</text:a>, <text:a xlink:type="simple" xlink:href="#id1348">filedesc</text:a>, <text:a xlink:type="simple" xlink:href="#id1513">profiledesc</text:a>, <text:a xlink:type="simple" xlink:href="#id1520">revisiondesc</text:a> </text:p>
      <text:h text:style-name="P241" text:outline-level="1">May occur within:</text:h>
      <text:p text:style-name="Text_20_body"><text:a xlink:type="simple" xlink:href="#id27">mei</text:a>, <text:a xlink:type="simple" xlink:href="#id1587">meicorpus</text:a> </text:p>
      <text:h text:style-name="P241" text:outline-level="1"><text:soft-page-break/>Attributes:</text:h>
      <text:list xml:id="list35472934" text:style-name="L127">
        <text:list-item>
          <text:p text:style-name="P128"><text:a xlink:type="simple" xlink:href="#id1043">analog</text:a>, optional, CDATA</text:p>
        </text:list-item>
        <text:list-item>
          <text:p text:style-name="P128"><text:a xlink:type="simple" xlink:href="#id1531">meiversion</text:a>, optional, xs:token, 1.9b</text:p>
        </text:list-item>
        <text:list-item>
          <text:p text:style-name="P128"><text:a xlink:type="simple" xlink:href="#id38">n</text:a>, optional, xs:NMTOKEN</text:p>
        </text:list-item>
        <text:list-item>
          <text:p text:style-name="P128"><text:a xlink:type="simple" xlink:href="#id1532">type</text:a>, optional, xs:token, music, corpus</text:p>
        </text:list-item>
        <text:list-item>
          <text:p text:style-name="P128"><text:a xlink:type="simple" xlink:href="#id37">xml:id</text:a>, optional, xs:ID</text:p>
        </text:list-item>
        <text:list-item>
          <text:p text:style-name="P128"><text:a xlink:type="simple" xlink:href="#id248">xml:lang</text:a>, optional, xs:language</text:p>
        </text:list-item>
      </text:list>
      <text:h text:style-name="P241" text:outline-level="1">Module:</text:h>
      <text:p text:style-name="Text_20_body">header</text:p>
      <text:h text:style-name="P1" text:outline-level="1"><text:bookmark text:name="id502"/>&lt;mensur&gt; mensuration</text:h>
      <text:h text:style-name="P241"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241" text:outline-level="1">May contain:</text:h>
      <text:p text:style-name="Text_20_body">EMPTY</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453">staffdef</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73466" text:style-name="L128">
        <text:list-item>
          <text:p text:style-name="P129"><text:a xlink:type="simple" xlink:href="#id88">color</text:a>, optional, xs:token, "(x[0-9A-Fa-f]{6,6}|aqua|black|fuchsia|gray|green|lime|maroon|navy|olive|purple|red|silver|teal|white|yellow)"</text:p>
        </text:list-item>
        <text:list-item>
          <text:p text:style-name="P129"><text:a xlink:type="simple" xlink:href="#id100">copyof</text:a>, optional, xs:IDREF</text:p>
        </text:list-item>
        <text:list-item>
          <text:p text:style-name="P129"><text:a xlink:type="simple" xlink:href="#id101">corresp</text:a>, optional, xs:IDREFS</text:p>
        </text:list-item>
        <text:list-item>
          <text:p text:style-name="P129"><text:a xlink:type="simple" xlink:href="#id523">dot</text:a>, optional, xs:token, true, false</text:p>
        </text:list-item>
        <text:list-item>
          <text:p text:style-name="P129"><text:a xlink:type="simple" xlink:href="#id69">facs</text:a>, optional, xs:IDREFS</text:p>
        </text:list-item>
        <text:list-item>
          <text:p text:style-name="P129"><text:a xlink:type="simple" xlink:href="#id524">form</text:a>, optional, xs:token, horizontal, vertical</text:p>
        </text:list-item>
        <text:list-item>
          <text:p text:style-name="P129"><text:a xlink:type="simple" xlink:href="#id162">loc</text:a>, optional, xs:nonNegativeInteger</text:p>
        </text:list-item>
        <text:list-item>
          <text:p text:style-name="P129"><text:a xlink:type="simple" xlink:href="#id508">modusmaior</text:a>, optional, xs:positiveInteger, 2 - 3</text:p>
        </text:list-item>
        <text:list-item>
          <text:p text:style-name="P129"><text:a xlink:type="simple" xlink:href="#id510">modusminor</text:a>, optional, xs:positiveInteger, 2 - 3</text:p>
        </text:list-item>
        <text:list-item>
          <text:p text:style-name="P129"><text:soft-page-break/><text:a xlink:type="simple" xlink:href="#id38">n</text:a>, optional, xs:NMTOKEN</text:p>
        </text:list-item>
        <text:list-item>
          <text:p text:style-name="P129"><text:a xlink:type="simple" xlink:href="#id102">next</text:a>, optional, xs:IDREFS</text:p>
        </text:list-item>
        <text:list-item>
          <text:p text:style-name="P129"><text:a xlink:type="simple" xlink:href="#id506">num</text:a>, optional, xs:positiveInteger</text:p>
        </text:list-item>
        <text:list-item>
          <text:p text:style-name="P129"><text:a xlink:type="simple" xlink:href="#id507">numbase</text:a>, optional, xs:positiveInteger</text:p>
        </text:list-item>
        <text:list-item>
          <text:p text:style-name="P129"><text:a xlink:type="simple" xlink:href="#id525">orient</text:a>, optional, xs:token, "reversed|90CW|90CCW"</text:p>
        </text:list-item>
        <text:list-item>
          <text:p text:style-name="P129"><text:a xlink:type="simple" xlink:href="#id103">prev</text:a>, optional, xs:IDREFS</text:p>
        </text:list-item>
        <text:list-item>
          <text:p text:style-name="P129"><text:a xlink:type="simple" xlink:href="#id512">prolatio</text:a>, optional, xs:positiveInteger, 2 - 3</text:p>
        </text:list-item>
        <text:list-item>
          <text:p text:style-name="P129"><text:a xlink:type="simple" xlink:href="#id104">sameas</text:a>, optional, xs:IDREFS</text:p>
        </text:list-item>
        <text:list-item>
          <text:p text:style-name="P129"><text:a xlink:type="simple" xlink:href="#id527">sign</text:a>, optional, xs:token, C, O</text:p>
        </text:list-item>
        <text:list-item>
          <text:p text:style-name="P129"><text:a xlink:type="simple" xlink:href="#id518">size</text:a>, optional, xs:token, normal, cue</text:p>
        </text:list-item>
        <text:list-item>
          <text:p text:style-name="P129"><text:a xlink:type="simple" xlink:href="#id521">slash</text:a>, optional, xs:positiveInteger, 1 - 6</text:p>
        </text:list-item>
        <text:list-item>
          <text:p text:style-name="P129"><text:a xlink:type="simple" xlink:href="#id105">synch</text:a>, optional, xs:IDREFS</text:p>
        </text:list-item>
        <text:list-item>
          <text:p text:style-name="P129"><text:a xlink:type="simple" xlink:href="#id514">tempus</text:a>, optional, xs:positiveInteger, 2 - 3</text:p>
        </text:list-item>
        <text:list-item>
          <text:p text:style-name="P129"><text:a xlink:type="simple" xlink:href="#id37">xml:id</text:a>, optional, xs:ID</text:p>
        </text:list-item>
      </text:list>
      <text:h text:style-name="P241" text:outline-level="1">Module:</text:h>
      <text:p text:style-name="Text_20_body">mensural</text:p>
      <text:h text:style-name="P1" text:outline-level="1"><text:bookmark text:name="id704"/>&lt;metatext&gt; meta text</text:h>
      <text:h text:style-name="P241" text:outline-level="1">Description:</text:h>
      <text:p text:style-name="Text_20_body">MIDI text meta-event.</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83985" text:style-name="L129">
        <text:list-item>
          <text:p text:style-name="P130"><text:a xlink:type="simple" xlink:href="#id100">copyof</text:a>, optional, xs:IDREF</text:p>
        </text:list-item>
        <text:list-item>
          <text:p text:style-name="P130"><text:a xlink:type="simple" xlink:href="#id101">corresp</text:a>, optional, xs:IDREFS</text:p>
        </text:list-item>
        <text:list-item>
          <text:p text:style-name="P130"><text:soft-page-break/><text:a xlink:type="simple" xlink:href="#id306">layer</text:a>, optional, xs:positiveInteger</text:p>
        </text:list-item>
        <text:list-item>
          <text:p text:style-name="P130"><text:a xlink:type="simple" xlink:href="#id38">n</text:a>, optional, xs:NMTOKEN</text:p>
        </text:list-item>
        <text:list-item>
          <text:p text:style-name="P130"><text:a xlink:type="simple" xlink:href="#id102">next</text:a>, optional, xs:IDREFS</text:p>
        </text:list-item>
        <text:list-item>
          <text:p text:style-name="P130"><text:a xlink:type="simple" xlink:href="#id103">prev</text:a>, optional, xs:IDREFS</text:p>
        </text:list-item>
        <text:list-item>
          <text:p text:style-name="P130"><text:a xlink:type="simple" xlink:href="#id104">sameas</text:a>, optional, xs:IDREFS</text:p>
        </text:list-item>
        <text:list-item>
          <text:p text:style-name="P130"><text:a xlink:type="simple" xlink:href="#id688">staff</text:a>, required, list of xs:positiveInteger, minimum length of 1</text:p>
        </text:list-item>
        <text:list-item>
          <text:p text:style-name="P130"><text:a xlink:type="simple" xlink:href="#id105">synch</text:a>, optional, xs:IDREFS</text:p>
        </text:list-item>
        <text:list-item>
          <text:p text:style-name="P130"><text:a xlink:type="simple" xlink:href="#id96">tstamp</text:a>, optional, xs:decimal, 0 - ∞</text:p>
        </text:list-item>
        <text:list-item>
          <text:p text:style-name="P130"><text:a xlink:type="simple" xlink:href="#id37">xml:id</text:a>, optional, xs:ID</text:p>
        </text:list-item>
      </text:list>
      <text:h text:style-name="P241" text:outline-level="1">Module:</text:h>
      <text:p text:style-name="Text_20_body">midi</text:p>
      <text:h text:style-name="P1" text:outline-level="1"><text:bookmark text:name="id682"/>&lt;midi&gt; midi</text:h>
      <text:h text:style-name="P241"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41"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8440" text:style-name="L130">
        <text:list-item>
          <text:p text:style-name="P131"><text:a xlink:type="simple" xlink:href="#id100">copyof</text:a>, optional, xs:IDREF</text:p>
        </text:list-item>
        <text:list-item>
          <text:p text:style-name="P131"><text:a xlink:type="simple" xlink:href="#id101">corresp</text:a>, optional, xs:IDREFS</text:p>
        </text:list-item>
        <text:list-item>
          <text:p text:style-name="P131"><text:a xlink:type="simple" xlink:href="#id306">layer</text:a>, optional, xs:positiveInteger</text:p>
        </text:list-item>
        <text:list-item>
          <text:p text:style-name="P131"><text:a xlink:type="simple" xlink:href="#id38">n</text:a>, optional, xs:NMTOKEN</text:p>
        </text:list-item>
        <text:list-item>
          <text:p text:style-name="P131"><text:a xlink:type="simple" xlink:href="#id102">next</text:a>, optional, xs:IDREFS</text:p>
        </text:list-item>
        <text:list-item>
          <text:p text:style-name="P131"><text:a xlink:type="simple" xlink:href="#id103">prev</text:a>, optional, xs:IDREFS</text:p>
        </text:list-item>
        <text:list-item>
          <text:p text:style-name="P131"><text:a xlink:type="simple" xlink:href="#id104">sameas</text:a>, optional, xs:IDREFS</text:p>
        </text:list-item>
        <text:list-item>
          <text:p text:style-name="P131"><text:soft-page-break/><text:a xlink:type="simple" xlink:href="#id688">staff</text:a>, required, list of xs:positiveInteger, minimum length of 1</text:p>
        </text:list-item>
        <text:list-item>
          <text:p text:style-name="P131"><text:a xlink:type="simple" xlink:href="#id105">synch</text:a>, optional, xs:IDREFS</text:p>
        </text:list-item>
        <text:list-item>
          <text:p text:style-name="P131"><text:a xlink:type="simple" xlink:href="#id37">xml:id</text:a>, optional, xs:ID</text:p>
        </text:list-item>
      </text:list>
      <text:h text:style-name="P241" text:outline-level="1">Module:</text:h>
      <text:p text:style-name="Text_20_body">midi</text:p>
      <text:h text:style-name="P1" text:outline-level="1"><text:bookmark text:name="id860"/>&lt;mordent&gt; mordent</text:h>
      <text:h text:style-name="P241"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24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73096" text:style-name="L131">
        <text:list-item>
          <text:p text:style-name="P132"><text:a xlink:type="simple" xlink:href="#id997">accidlower</text:a>, optional, xs:token, s, f, ss, x, ff, xs, tb, n, nf, ns, su, sd, fu, fd, nu, nd</text:p>
        </text:list-item>
        <text:list-item>
          <text:p text:style-name="P132"><text:a xlink:type="simple" xlink:href="#id996">accidupper</text:a>, optional, xs:token, s, f, ss, x, ff, xs, tb, n, nf, ns, su, sd, fu, fd, nu, nd</text:p>
        </text:list-item>
        <text:list-item>
          <text:p text:style-name="P132"><text:a xlink:type="simple" xlink:href="#id88">color</text:a>, optional, xs:token, "(x[0-9A-Fa-f]{6,6}|aqua|black|fuchsia|gray|green|lime|maroon|navy|olive|purple|red|silver|teal|white|yellow)"</text:p>
        </text:list-item>
        <text:list-item>
          <text:p text:style-name="P132"><text:a xlink:type="simple" xlink:href="#id100">copyof</text:a>, optional, xs:IDREF</text:p>
        </text:list-item>
        <text:list-item>
          <text:p text:style-name="P132"><text:a xlink:type="simple" xlink:href="#id101">corresp</text:a>, optional, xs:IDREFS</text:p>
        </text:list-item>
        <text:list-item>
          <text:p text:style-name="P132"><text:a xlink:type="simple" xlink:href="#id177">endid</text:a>, optional, xs:IDREF</text:p>
        </text:list-item>
        <text:list-item>
          <text:p text:style-name="P132"><text:a xlink:type="simple" xlink:href="#id69">facs</text:a>, optional, xs:IDREFS</text:p>
        </text:list-item>
        <text:list-item>
          <text:p text:style-name="P132"><text:a xlink:type="simple" xlink:href="#id998">form</text:a>, optional, xs:token, inv, norm</text:p>
        </text:list-item>
        <text:list-item>
          <text:p text:style-name="P132"><text:a xlink:type="simple" xlink:href="#id130">ho</text:a>, optional, xs:decimal</text:p>
        </text:list-item>
        <text:list-item>
          <text:p text:style-name="P132"><text:a xlink:type="simple" xlink:href="#id778">layer</text:a>, optional, list of xs:positiveInteger, minimum length of 1</text:p>
        </text:list-item>
        <text:list-item>
          <text:p text:style-name="P132"><text:a xlink:type="simple" xlink:href="#id999">long</text:a>, optional, xs:token, true, false</text:p>
        </text:list-item>
        <text:list-item>
          <text:p text:style-name="P132"><text:a xlink:type="simple" xlink:href="#id38">n</text:a>, optional, xs:NMTOKEN</text:p>
        </text:list-item>
        <text:list-item>
          <text:p text:style-name="P132"><text:a xlink:type="simple" xlink:href="#id102">next</text:a>, optional, xs:IDREFS</text:p>
        </text:list-item>
        <text:list-item>
          <text:p text:style-name="P132"><text:soft-page-break/><text:a xlink:type="simple" xlink:href="#id151">place</text:a>, optional, xs:token, above, below, within</text:p>
        </text:list-item>
        <text:list-item>
          <text:p text:style-name="P132"><text:a xlink:type="simple" xlink:href="#id72">plist</text:a>, optional, xs:IDREFS</text:p>
        </text:list-item>
        <text:list-item>
          <text:p text:style-name="P132"><text:a xlink:type="simple" xlink:href="#id103">prev</text:a>, optional, xs:IDREFS</text:p>
        </text:list-item>
        <text:list-item>
          <text:p text:style-name="P132"><text:a xlink:type="simple" xlink:href="#id104">sameas</text:a>, optional, xs:IDREFS</text:p>
        </text:list-item>
        <text:list-item>
          <text:p text:style-name="P132"><text:a xlink:type="simple" xlink:href="#id688">staff</text:a>, required, list of xs:positiveInteger, minimum length of 1</text:p>
        </text:list-item>
        <text:list-item>
          <text:p text:style-name="P132"><text:a xlink:type="simple" xlink:href="#id176">startid</text:a>, optional, xs:IDREF</text:p>
        </text:list-item>
        <text:list-item>
          <text:p text:style-name="P132"><text:a xlink:type="simple" xlink:href="#id105">synch</text:a>, optional, xs:IDREFS</text:p>
        </text:list-item>
        <text:list-item>
          <text:p text:style-name="P132"><text:a xlink:type="simple" xlink:href="#id155">to</text:a>, optional, xs:decimal</text:p>
        </text:list-item>
        <text:list-item>
          <text:p text:style-name="P132"><text:a xlink:type="simple" xlink:href="#id96">tstamp</text:a>, optional, xs:decimal, 0 - ∞</text:p>
        </text:list-item>
        <text:list-item>
          <text:p text:style-name="P132"><text:a xlink:type="simple" xlink:href="#id309">tstamp.ges</text:a>, optional, xs:nonNegativeInteger</text:p>
        </text:list-item>
        <text:list-item>
          <text:p text:style-name="P132"><text:a xlink:type="simple" xlink:href="#id310">tstamp.real</text:a>, optional, xs:time</text:p>
        </text:list-item>
        <text:list-item>
          <text:p text:style-name="P132"><text:a xlink:type="simple" xlink:href="#id133">vo</text:a>, optional, xs:decimal</text:p>
        </text:list-item>
        <text:list-item>
          <text:p text:style-name="P132"><text:a xlink:type="simple" xlink:href="#id37">xml:id</text:a>, optional, xs:ID</text:p>
        </text:list-item>
      </text:list>
      <text:h text:style-name="P241" text:outline-level="1">Module:</text:h>
      <text:p text:style-name="Text_20_body">cmnOrnaments</text:p>
      <text:h text:style-name="P1" text:outline-level="1"><text:bookmark text:name="id726"/>&lt;mrest&gt; measure rest</text:h>
      <text:h text:style-name="P241" text:outline-level="1">Description:</text:h>
      <text:p text:style-name="Text_20_body">Complete measure rest in any meter (Read, p. 97-98). The numbering of consecutive measures of rest may be controlled via the multi.number attribute on the scoredef or staffdef elements.</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1" text:outline-level="1">Attributes:</text:h>
      <text:list xml:id="list35482966" text:style-name="L132">
        <text:list-item>
          <text:p text:style-name="P133"><text:a xlink:type="simple" xlink:href="#id501">altsym</text:a>, optional, xs:IDREF</text:p>
        </text:list-item>
        <text:list-item>
          <text:p text:style-name="P133"><text:a xlink:type="simple" xlink:href="#id100">copyof</text:a>, optional, xs:IDREF</text:p>
        </text:list-item>
        <text:list-item>
          <text:p text:style-name="P133"><text:a xlink:type="simple" xlink:href="#id101">corresp</text:a>, optional, xs:IDREFS</text:p>
        </text:list-item>
        <text:list-item>
          <text:p text:style-name="P133"><text:soft-page-break/><text:a xlink:type="simple" xlink:href="#id737">cutout</text:a>, optional, xs:token, cutout</text:p>
        </text:list-item>
        <text:list-item>
          <text:p text:style-name="P133"><text:a xlink:type="simple" xlink:href="#id734">dur</text:a>, optional, xs:token, long, breve, 1, 2, 4, 8, 16, 32, 64, 128, 256, 512, 1024, 2048, maxima, longa, brevis, semibrevis, minima, semiminima, fusa, semifusa</text:p>
        </text:list-item>
        <text:list-item>
          <text:p text:style-name="P133"><text:a xlink:type="simple" xlink:href="#id314">dur.ges</text:a>, optional, CDATA</text:p>
        </text:list-item>
        <text:list-item>
          <text:p text:style-name="P133"><text:a xlink:type="simple" xlink:href="#id69">facs</text:a>, optional, xs:IDREFS</text:p>
        </text:list-item>
        <text:list-item>
          <text:p text:style-name="P133"><text:a xlink:type="simple" xlink:href="#id732">fermata</text:a>, optional, xs:token, above, below, within</text:p>
        </text:list-item>
        <text:list-item>
          <text:p text:style-name="P133"><text:a xlink:type="simple" xlink:href="#id130">ho</text:a>, optional, xs:decimal</text:p>
        </text:list-item>
        <text:list-item>
          <text:p text:style-name="P133"><text:a xlink:type="simple" xlink:href="#id482">instr</text:a>, optional, xs:IDREF</text:p>
        </text:list-item>
        <text:list-item>
          <text:p text:style-name="P133"><text:a xlink:type="simple" xlink:href="#id306">layer</text:a>, optional, xs:positiveInteger</text:p>
        </text:list-item>
        <text:list-item>
          <text:p text:style-name="P133"><text:a xlink:type="simple" xlink:href="#id38">n</text:a>, optional, xs:NMTOKEN</text:p>
        </text:list-item>
        <text:list-item>
          <text:p text:style-name="P133"><text:a xlink:type="simple" xlink:href="#id102">next</text:a>, optional, xs:IDREFS</text:p>
        </text:list-item>
        <text:list-item>
          <text:p text:style-name="P133"><text:a xlink:type="simple" xlink:href="#id103">prev</text:a>, optional, xs:IDREFS</text:p>
        </text:list-item>
        <text:list-item>
          <text:p text:style-name="P133"><text:a xlink:type="simple" xlink:href="#id104">sameas</text:a>, optional, xs:IDREFS</text:p>
        </text:list-item>
        <text:list-item>
          <text:p text:style-name="P133"><text:a xlink:type="simple" xlink:href="#id518">size</text:a>, optional, xs:token, normal, cue</text:p>
        </text:list-item>
        <text:list-item>
          <text:p text:style-name="P133"><text:a xlink:type="simple" xlink:href="#id730">staff</text:a>, optional, list of xs:positiveInteger, minimum length of 1</text:p>
        </text:list-item>
        <text:list-item>
          <text:p text:style-name="P133"><text:a xlink:type="simple" xlink:href="#id105">synch</text:a>, optional, xs:IDREFS</text:p>
        </text:list-item>
        <text:list-item>
          <text:p text:style-name="P133"><text:a xlink:type="simple" xlink:href="#id155">to</text:a>, optional, xs:decimal</text:p>
        </text:list-item>
        <text:list-item>
          <text:p text:style-name="P133"><text:a xlink:type="simple" xlink:href="#id96">tstamp</text:a>, optional, xs:decimal, 0 - ∞</text:p>
        </text:list-item>
        <text:list-item>
          <text:p text:style-name="P133"><text:a xlink:type="simple" xlink:href="#id309">tstamp.ges</text:a>, optional, xs:nonNegativeInteger</text:p>
        </text:list-item>
        <text:list-item>
          <text:p text:style-name="P133"><text:a xlink:type="simple" xlink:href="#id310">tstamp.real</text:a>, optional, xs:time</text:p>
        </text:list-item>
        <text:list-item>
          <text:p text:style-name="P133"><text:a xlink:type="simple" xlink:href="#id470">visible</text:a>, optional, xs:token, true, false</text:p>
        </text:list-item>
        <text:list-item>
          <text:p text:style-name="P133"><text:a xlink:type="simple" xlink:href="#id133">vo</text:a>, optional, xs:decimal</text:p>
        </text:list-item>
        <text:list-item>
          <text:p text:style-name="P133"><text:a xlink:type="simple" xlink:href="#id135">x</text:a>, optional, xs:decimal</text:p>
        </text:list-item>
        <text:list-item>
          <text:p text:style-name="P133"><text:a xlink:type="simple" xlink:href="#id37">xml:id</text:a>, optional, xs:ID</text:p>
        </text:list-item>
        <text:list-item>
          <text:p text:style-name="P133"><text:a xlink:type="simple" xlink:href="#id136">y</text:a>, optional, xs:decimal</text:p>
        </text:list-item>
      </text:list>
      <text:h text:style-name="P241" text:outline-level="1">Module:</text:h>
      <text:p text:style-name="Text_20_body">cmn</text:p>
      <text:h text:style-name="P1" text:outline-level="1"><text:bookmark text:name="id740"/><text:soft-page-break/>&lt;mrpt&gt; measure repeat</text:h>
      <text:h text:style-name="P241"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1" text:outline-level="1">Attributes:</text:h>
      <text:list xml:id="list35482743" text:style-name="L133">
        <text:list-item>
          <text:p text:style-name="P134"><text:a xlink:type="simple" xlink:href="#id501">altsym</text:a>, optional, xs:IDREF</text:p>
        </text:list-item>
        <text:list-item>
          <text:p text:style-name="P134"><text:a xlink:type="simple" xlink:href="#id88">color</text:a>, optional, xs:token, "(x[0-9A-Fa-f]{6,6}|aqua|black|fuchsia|gray|green|lime|maroon|navy|olive|purple|red|silver|teal|white|yellow)"</text:p>
        </text:list-item>
        <text:list-item>
          <text:p text:style-name="P134"><text:a xlink:type="simple" xlink:href="#id100">copyof</text:a>, optional, xs:IDREF</text:p>
        </text:list-item>
        <text:list-item>
          <text:p text:style-name="P134"><text:a xlink:type="simple" xlink:href="#id101">corresp</text:a>, optional, xs:IDREFS</text:p>
        </text:list-item>
        <text:list-item>
          <text:p text:style-name="P134"><text:a xlink:type="simple" xlink:href="#id745">expand</text:a>, optional, xs:token, true, false</text:p>
        </text:list-item>
        <text:list-item>
          <text:p text:style-name="P134"><text:a xlink:type="simple" xlink:href="#id69">facs</text:a>, optional, xs:IDREFS</text:p>
        </text:list-item>
        <text:list-item>
          <text:p text:style-name="P134"><text:a xlink:type="simple" xlink:href="#id306">layer</text:a>, optional, xs:positiveInteger</text:p>
        </text:list-item>
        <text:list-item>
          <text:p text:style-name="P134"><text:a xlink:type="simple" xlink:href="#id38">n</text:a>, optional, xs:NMTOKEN</text:p>
        </text:list-item>
        <text:list-item>
          <text:p text:style-name="P134"><text:a xlink:type="simple" xlink:href="#id102">next</text:a>, optional, xs:IDREFS</text:p>
        </text:list-item>
        <text:list-item>
          <text:p text:style-name="P134"><text:a xlink:type="simple" xlink:href="#id103">prev</text:a>, optional, xs:IDREFS</text:p>
        </text:list-item>
        <text:list-item>
          <text:p text:style-name="P134"><text:a xlink:type="simple" xlink:href="#id104">sameas</text:a>, optional, xs:IDREFS</text:p>
        </text:list-item>
        <text:list-item>
          <text:p text:style-name="P134"><text:a xlink:type="simple" xlink:href="#id730">staff</text:a>, optional, list of xs:positiveInteger, minimum length of 1</text:p>
        </text:list-item>
        <text:list-item>
          <text:p text:style-name="P134"><text:a xlink:type="simple" xlink:href="#id105">synch</text:a>, optional, xs:IDREFS</text:p>
        </text:list-item>
        <text:list-item>
          <text:p text:style-name="P134"><text:a xlink:type="simple" xlink:href="#id96">tstamp</text:a>, optional, xs:decimal, 0 - ∞</text:p>
        </text:list-item>
        <text:list-item>
          <text:p text:style-name="P134"><text:a xlink:type="simple" xlink:href="#id309">tstamp.ges</text:a>, optional, xs:nonNegativeInteger</text:p>
        </text:list-item>
        <text:list-item>
          <text:p text:style-name="P134"><text:a xlink:type="simple" xlink:href="#id310">tstamp.real</text:a>, optional, xs:time</text:p>
        </text:list-item>
        <text:list-item>
          <text:p text:style-name="P134"><text:a xlink:type="simple" xlink:href="#id37">xml:id</text:a>, optional, xs:ID</text:p>
        </text:list-item>
      </text:list>
      <text:h text:style-name="P241" text:outline-level="1">Module:</text:h>
      <text:p text:style-name="Text_20_body"><text:soft-page-break/>cmn</text:p>
      <text:h text:style-name="P1" text:outline-level="1"><text:bookmark text:name="id747"/>&lt;mrpt2&gt; 2-measure repeat</text:h>
      <text:h text:style-name="P241" text:outline-level="1">Description:</text:h>
      <text:p text:style-name="Text_20_body">An indication that the previous two measures should be repeated.</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1" text:outline-level="1">Attributes:</text:h>
      <text:list xml:id="list35492073" text:style-name="L134">
        <text:list-item>
          <text:p text:style-name="P135"><text:a xlink:type="simple" xlink:href="#id501">altsym</text:a>, optional, xs:IDREF</text:p>
        </text:list-item>
        <text:list-item>
          <text:p text:style-name="P135"><text:a xlink:type="simple" xlink:href="#id88">color</text:a>, optional, xs:token, "(x[0-9A-Fa-f]{6,6}|aqua|black|fuchsia|gray|green|lime|maroon|navy|olive|purple|red|silver|teal|white|yellow)"</text:p>
        </text:list-item>
        <text:list-item>
          <text:p text:style-name="P135"><text:a xlink:type="simple" xlink:href="#id100">copyof</text:a>, optional, xs:IDREF</text:p>
        </text:list-item>
        <text:list-item>
          <text:p text:style-name="P135"><text:a xlink:type="simple" xlink:href="#id101">corresp</text:a>, optional, xs:IDREFS</text:p>
        </text:list-item>
        <text:list-item>
          <text:p text:style-name="P135"><text:a xlink:type="simple" xlink:href="#id745">expand</text:a>, optional, xs:token, true, false</text:p>
        </text:list-item>
        <text:list-item>
          <text:p text:style-name="P135"><text:a xlink:type="simple" xlink:href="#id69">facs</text:a>, optional, xs:IDREFS</text:p>
        </text:list-item>
        <text:list-item>
          <text:p text:style-name="P135"><text:a xlink:type="simple" xlink:href="#id306">layer</text:a>, optional, xs:positiveInteger</text:p>
        </text:list-item>
        <text:list-item>
          <text:p text:style-name="P135"><text:a xlink:type="simple" xlink:href="#id38">n</text:a>, optional, xs:NMTOKEN</text:p>
        </text:list-item>
        <text:list-item>
          <text:p text:style-name="P135"><text:a xlink:type="simple" xlink:href="#id102">next</text:a>, optional, xs:IDREFS</text:p>
        </text:list-item>
        <text:list-item>
          <text:p text:style-name="P135"><text:a xlink:type="simple" xlink:href="#id103">prev</text:a>, optional, xs:IDREFS</text:p>
        </text:list-item>
        <text:list-item>
          <text:p text:style-name="P135"><text:a xlink:type="simple" xlink:href="#id104">sameas</text:a>, optional, xs:IDREFS</text:p>
        </text:list-item>
        <text:list-item>
          <text:p text:style-name="P135"><text:a xlink:type="simple" xlink:href="#id730">staff</text:a>, optional, list of xs:positiveInteger, minimum length of 1</text:p>
        </text:list-item>
        <text:list-item>
          <text:p text:style-name="P135"><text:a xlink:type="simple" xlink:href="#id105">synch</text:a>, optional, xs:IDREFS</text:p>
        </text:list-item>
        <text:list-item>
          <text:p text:style-name="P135"><text:a xlink:type="simple" xlink:href="#id96">tstamp</text:a>, optional, xs:decimal, 0 - ∞</text:p>
        </text:list-item>
        <text:list-item>
          <text:p text:style-name="P135"><text:a xlink:type="simple" xlink:href="#id309">tstamp.ges</text:a>, optional, xs:nonNegativeInteger</text:p>
        </text:list-item>
        <text:list-item>
          <text:p text:style-name="P135"><text:a xlink:type="simple" xlink:href="#id310">tstamp.real</text:a>, optional, xs:time</text:p>
        </text:list-item>
        <text:list-item>
          <text:p text:style-name="P135"><text:a xlink:type="simple" xlink:href="#id37">xml:id</text:a>, optional, xs:ID</text:p>
        </text:list-item>
      </text:list>
      <text:h text:style-name="P241" text:outline-level="1"><text:soft-page-break/>Module:</text:h>
      <text:p text:style-name="Text_20_body">cmn</text:p>
      <text:h text:style-name="P1" text:outline-level="1"><text:bookmark text:name="id752"/>&lt;mspace&gt; measure space</text:h>
      <text:h text:style-name="P241"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1" text:outline-level="1">Attributes:</text:h>
      <text:list xml:id="list35488361" text:style-name="L135">
        <text:list-item>
          <text:p text:style-name="P136"><text:a xlink:type="simple" xlink:href="#id501">altsym</text:a>, optional, xs:IDREF</text:p>
        </text:list-item>
        <text:list-item>
          <text:p text:style-name="P136"><text:a xlink:type="simple" xlink:href="#id100">copyof</text:a>, optional, xs:IDREF</text:p>
        </text:list-item>
        <text:list-item>
          <text:p text:style-name="P136"><text:a xlink:type="simple" xlink:href="#id101">corresp</text:a>, optional, xs:IDREFS</text:p>
        </text:list-item>
        <text:list-item>
          <text:p text:style-name="P136"><text:a xlink:type="simple" xlink:href="#id737">cutout</text:a>, optional, xs:token, cutout</text:p>
        </text:list-item>
        <text:list-item>
          <text:p text:style-name="P136"><text:a xlink:type="simple" xlink:href="#id734">dur</text:a>, optional, xs:token, long, breve, 1, 2, 4, 8, 16, 32, 64, 128, 256, 512, 1024, 2048, maxima, longa, brevis, semibrevis, minima, semiminima, fusa, semifusa</text:p>
        </text:list-item>
        <text:list-item>
          <text:p text:style-name="P136"><text:a xlink:type="simple" xlink:href="#id314">dur.ges</text:a>, optional, CDATA</text:p>
        </text:list-item>
        <text:list-item>
          <text:p text:style-name="P136"><text:a xlink:type="simple" xlink:href="#id69">facs</text:a>, optional, xs:IDREFS</text:p>
        </text:list-item>
        <text:list-item>
          <text:p text:style-name="P136"><text:a xlink:type="simple" xlink:href="#id732">fermata</text:a>, optional, xs:token, above, below, within</text:p>
        </text:list-item>
        <text:list-item>
          <text:p text:style-name="P136"><text:a xlink:type="simple" xlink:href="#id482">instr</text:a>, optional, xs:IDREF</text:p>
        </text:list-item>
        <text:list-item>
          <text:p text:style-name="P136"><text:a xlink:type="simple" xlink:href="#id306">layer</text:a>, optional, xs:positiveInteger</text:p>
        </text:list-item>
        <text:list-item>
          <text:p text:style-name="P136"><text:a xlink:type="simple" xlink:href="#id38">n</text:a>, optional, xs:NMTOKEN</text:p>
        </text:list-item>
        <text:list-item>
          <text:p text:style-name="P136"><text:a xlink:type="simple" xlink:href="#id102">next</text:a>, optional, xs:IDREFS</text:p>
        </text:list-item>
        <text:list-item>
          <text:p text:style-name="P136"><text:a xlink:type="simple" xlink:href="#id103">prev</text:a>, optional, xs:IDREFS</text:p>
        </text:list-item>
        <text:list-item>
          <text:p text:style-name="P136"><text:a xlink:type="simple" xlink:href="#id104">sameas</text:a>, optional, xs:IDREFS</text:p>
        </text:list-item>
        <text:list-item>
          <text:p text:style-name="P136"><text:a xlink:type="simple" xlink:href="#id730">staff</text:a>, optional, list of xs:positiveInteger, minimum length of 1</text:p>
        </text:list-item>
        <text:list-item>
          <text:p text:style-name="P136"><text:a xlink:type="simple" xlink:href="#id105">synch</text:a>, optional, xs:IDREFS</text:p>
        </text:list-item>
        <text:list-item>
          <text:p text:style-name="P136"><text:soft-page-break/><text:a xlink:type="simple" xlink:href="#id96">tstamp</text:a>, optional, xs:decimal, 0 - ∞</text:p>
        </text:list-item>
        <text:list-item>
          <text:p text:style-name="P136"><text:a xlink:type="simple" xlink:href="#id309">tstamp.ges</text:a>, optional, xs:nonNegativeInteger</text:p>
        </text:list-item>
        <text:list-item>
          <text:p text:style-name="P136"><text:a xlink:type="simple" xlink:href="#id310">tstamp.real</text:a>, optional, xs:time</text:p>
        </text:list-item>
        <text:list-item>
          <text:p text:style-name="P136"><text:a xlink:type="simple" xlink:href="#id470">visible</text:a>, optional, xs:token, true, false</text:p>
        </text:list-item>
        <text:list-item>
          <text:p text:style-name="P136"><text:a xlink:type="simple" xlink:href="#id135">x</text:a>, optional, xs:decimal</text:p>
        </text:list-item>
        <text:list-item>
          <text:p text:style-name="P136"><text:a xlink:type="simple" xlink:href="#id37">xml:id</text:a>, optional, xs:ID</text:p>
        </text:list-item>
        <text:list-item>
          <text:p text:style-name="P136"><text:a xlink:type="simple" xlink:href="#id136">y</text:a>, optional, xs:decimal</text:p>
        </text:list-item>
      </text:list>
      <text:h text:style-name="P241" text:outline-level="1">Module:</text:h>
      <text:p text:style-name="Text_20_body">cmn</text:p>
      <text:h text:style-name="P1" text:outline-level="1"><text:bookmark text:name="id758"/>&lt;multirest&gt; multi-rest</text:h>
      <text:h text:style-name="P241"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1" text:outline-level="1">Attributes:</text:h>
      <text:list xml:id="list35480469" text:style-name="L136">
        <text:list-item>
          <text:p text:style-name="P137"><text:a xlink:type="simple" xlink:href="#id501">altsym</text:a>, optional, xs:IDREF</text:p>
        </text:list-item>
        <text:list-item>
          <text:p text:style-name="P137"><text:a xlink:type="simple" xlink:href="#id764">block</text:a>, optional, xs:token, true, false</text:p>
        </text:list-item>
        <text:list-item>
          <text:p text:style-name="P137"><text:a xlink:type="simple" xlink:href="#id100">copyof</text:a>, optional, xs:IDREF</text:p>
        </text:list-item>
        <text:list-item>
          <text:p text:style-name="P137"><text:a xlink:type="simple" xlink:href="#id101">corresp</text:a>, optional, xs:IDREFS</text:p>
        </text:list-item>
        <text:list-item>
          <text:p text:style-name="P137"><text:a xlink:type="simple" xlink:href="#id314">dur.ges</text:a>, optional, CDATA</text:p>
        </text:list-item>
        <text:list-item>
          <text:p text:style-name="P137"><text:a xlink:type="simple" xlink:href="#id69">facs</text:a>, optional, xs:IDREFS</text:p>
        </text:list-item>
        <text:list-item>
          <text:p text:style-name="P137"><text:a xlink:type="simple" xlink:href="#id482">instr</text:a>, optional, xs:IDREF</text:p>
        </text:list-item>
        <text:list-item>
          <text:p text:style-name="P137"><text:a xlink:type="simple" xlink:href="#id306">layer</text:a>, optional, xs:positiveInteger</text:p>
        </text:list-item>
        <text:list-item>
          <text:p text:style-name="P137"><text:a xlink:type="simple" xlink:href="#id38">n</text:a>, optional, xs:NMTOKEN</text:p>
        </text:list-item>
        <text:list-item>
          <text:p text:style-name="P137"><text:soft-page-break/><text:a xlink:type="simple" xlink:href="#id102">next</text:a>, optional, xs:IDREFS</text:p>
        </text:list-item>
        <text:list-item>
          <text:p text:style-name="P137"><text:a xlink:type="simple" xlink:href="#id762">num</text:a>, optional, xs:positiveInteger</text:p>
        </text:list-item>
        <text:list-item>
          <text:p text:style-name="P137"><text:a xlink:type="simple" xlink:href="#id103">prev</text:a>, optional, xs:IDREFS</text:p>
        </text:list-item>
        <text:list-item>
          <text:p text:style-name="P137"><text:a xlink:type="simple" xlink:href="#id104">sameas</text:a>, optional, xs:IDREFS</text:p>
        </text:list-item>
        <text:list-item>
          <text:p text:style-name="P137"><text:a xlink:type="simple" xlink:href="#id730">staff</text:a>, optional, list of xs:positiveInteger, minimum length of 1</text:p>
        </text:list-item>
        <text:list-item>
          <text:p text:style-name="P137"><text:a xlink:type="simple" xlink:href="#id105">synch</text:a>, optional, xs:IDREFS</text:p>
        </text:list-item>
        <text:list-item>
          <text:p text:style-name="P137"><text:a xlink:type="simple" xlink:href="#id96">tstamp</text:a>, optional, xs:decimal, 0 - ∞</text:p>
        </text:list-item>
        <text:list-item>
          <text:p text:style-name="P137"><text:a xlink:type="simple" xlink:href="#id309">tstamp.ges</text:a>, optional, xs:nonNegativeInteger</text:p>
        </text:list-item>
        <text:list-item>
          <text:p text:style-name="P137"><text:a xlink:type="simple" xlink:href="#id310">tstamp.real</text:a>, optional, xs:time</text:p>
        </text:list-item>
        <text:list-item>
          <text:p text:style-name="P137"><text:a xlink:type="simple" xlink:href="#id37">xml:id</text:a>, optional, xs:ID</text:p>
        </text:list-item>
      </text:list>
      <text:h text:style-name="P241" text:outline-level="1">Module:</text:h>
      <text:p text:style-name="Text_20_body">cmn</text:p>
      <text:h text:style-name="P1" text:outline-level="1"><text:bookmark text:name="id767"/>&lt;multirpt&gt; multi-repeat</text:h>
      <text:h text:style-name="P241"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1" text:outline-level="1">Attributes:</text:h>
      <text:list xml:id="list35467894" text:style-name="L137">
        <text:list-item>
          <text:p text:style-name="P138"><text:a xlink:type="simple" xlink:href="#id501">altsym</text:a>, optional, xs:IDREF</text:p>
        </text:list-item>
        <text:list-item>
          <text:p text:style-name="P138"><text:a xlink:type="simple" xlink:href="#id100">copyof</text:a>, optional, xs:IDREF</text:p>
        </text:list-item>
        <text:list-item>
          <text:p text:style-name="P138"><text:a xlink:type="simple" xlink:href="#id101">corresp</text:a>, optional, xs:IDREFS</text:p>
        </text:list-item>
        <text:list-item>
          <text:p text:style-name="P138"><text:a xlink:type="simple" xlink:href="#id745">expand</text:a>, optional, xs:token, true, false</text:p>
        </text:list-item>
        <text:list-item>
          <text:p text:style-name="P138"><text:a xlink:type="simple" xlink:href="#id69">facs</text:a>, optional, xs:IDREFS</text:p>
        </text:list-item>
        <text:list-item>
          <text:p text:style-name="P138"><text:a xlink:type="simple" xlink:href="#id306">layer</text:a>, optional, xs:positiveInteger</text:p>
        </text:list-item>
        <text:list-item>
          <text:p text:style-name="P138"><text:soft-page-break/><text:a xlink:type="simple" xlink:href="#id38">n</text:a>, optional, xs:NMTOKEN</text:p>
        </text:list-item>
        <text:list-item>
          <text:p text:style-name="P138"><text:a xlink:type="simple" xlink:href="#id102">next</text:a>, optional, xs:IDREFS</text:p>
        </text:list-item>
        <text:list-item>
          <text:p text:style-name="P138"><text:a xlink:type="simple" xlink:href="#id762">num</text:a>, optional, xs:positiveInteger</text:p>
        </text:list-item>
        <text:list-item>
          <text:p text:style-name="P138"><text:a xlink:type="simple" xlink:href="#id103">prev</text:a>, optional, xs:IDREFS</text:p>
        </text:list-item>
        <text:list-item>
          <text:p text:style-name="P138"><text:a xlink:type="simple" xlink:href="#id104">sameas</text:a>, optional, xs:IDREFS</text:p>
        </text:list-item>
        <text:list-item>
          <text:p text:style-name="P138"><text:a xlink:type="simple" xlink:href="#id730">staff</text:a>, optional, list of xs:positiveInteger, minimum length of 1</text:p>
        </text:list-item>
        <text:list-item>
          <text:p text:style-name="P138"><text:a xlink:type="simple" xlink:href="#id105">synch</text:a>, optional, xs:IDREFS</text:p>
        </text:list-item>
        <text:list-item>
          <text:p text:style-name="P138"><text:a xlink:type="simple" xlink:href="#id96">tstamp</text:a>, optional, xs:decimal, 0 - ∞</text:p>
        </text:list-item>
        <text:list-item>
          <text:p text:style-name="P138"><text:a xlink:type="simple" xlink:href="#id309">tstamp.ges</text:a>, optional, xs:nonNegativeInteger</text:p>
        </text:list-item>
        <text:list-item>
          <text:p text:style-name="P138"><text:a xlink:type="simple" xlink:href="#id310">tstamp.real</text:a>, optional, xs:time</text:p>
        </text:list-item>
        <text:list-item>
          <text:p text:style-name="P138"><text:a xlink:type="simple" xlink:href="#id37">xml:id</text:a>, optional, xs:ID</text:p>
        </text:list-item>
      </text:list>
      <text:h text:style-name="P241" text:outline-level="1">Module:</text:h>
      <text:p text:style-name="Text_20_body">cmn</text:p>
      <text:h text:style-name="P1" text:outline-level="1"><text:bookmark text:name="id1533"/>&lt;music&gt; music</text:h>
      <text:h text:style-name="P241" text:outline-level="1">Description:</text:h>
      <text:p text:style-name="Text_20_body">Container for everything else in the document apart from the header.</text:p>
      <text:h text:style-name="P241" text:outline-level="1">May contain:</text:h>
      <text:p text:style-name="Text_20_body">EMPTY</text:p>
      <text:h text:style-name="P241" text:outline-level="1">May occur within:</text:h>
      <text:p text:style-name="Text_20_body"><text:a xlink:type="simple" xlink:href="#id1578">group</text:a>, <text:a xlink:type="simple" xlink:href="#id27">mei</text:a> </text:p>
      <text:h text:style-name="P241" text:outline-level="1">Attributes:</text:h>
      <text:list xml:id="list35485073" text:style-name="L138">
        <text:list-item>
          <text:p text:style-name="P139"><text:a xlink:type="simple" xlink:href="#id1531">meiversion</text:a>, optional, xs:token, 1.9b</text:p>
        </text:list-item>
        <text:list-item>
          <text:p text:style-name="P139"><text:a xlink:type="simple" xlink:href="#id38">n</text:a>, optional, xs:NMTOKEN</text:p>
        </text:list-item>
        <text:list-item>
          <text:p text:style-name="P139"><text:a xlink:type="simple" xlink:href="#id37">xml:id</text:a>, optional, xs:ID</text:p>
        </text:list-item>
      </text:list>
      <text:h text:style-name="P241" text:outline-level="1">Module:</text:h>
      <text:p text:style-name="Text_20_body">shared</text:p>
      <text:h text:style-name="P1" text:outline-level="1"><text:bookmark text:name="id1039"/><text:soft-page-break/>&lt;name&gt; name</text:h>
      <text:h text:style-name="P241"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9">application</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352">respstmt</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80359" text:style-name="L139">
        <text:list-item>
          <text:p text:style-name="P140"><text:a xlink:type="simple" xlink:href="#id1043">analog</text:a>, optional, CDATA</text:p>
        </text:list-item>
        <text:list-item>
          <text:p text:style-name="P140"><text:a xlink:type="simple" xlink:href="#id1046">authority</text:a>, optional, CDATA</text:p>
        </text:list-item>
        <text:list-item>
          <text:p text:style-name="P140"><text:a xlink:type="simple" xlink:href="#id1047">dbkey</text:a>, optional, xs:NMTOKEN</text:p>
        </text:list-item>
        <text:list-item>
          <text:p text:style-name="P140"><text:a xlink:type="simple" xlink:href="#id69">facs</text:a>, optional, xs:IDREFS</text:p>
        </text:list-item>
        <text:list-item>
          <text:p text:style-name="P140"><text:a xlink:type="simple" xlink:href="#id38">n</text:a>, optional, xs:NMTOKEN</text:p>
        </text:list-item>
        <text:list-item>
          <text:p text:style-name="P140"><text:a xlink:type="simple" xlink:href="#id1048">nymref</text:a>, optional, xs:IDREF</text:p>
        </text:list-item>
        <text:list-item>
          <text:p text:style-name="P140"><text:a xlink:type="simple" xlink:href="#id1049">role</text:a>, optional, CDATA</text:p>
        </text:list-item>
        <text:list-item>
          <text:p text:style-name="P140"><text:a xlink:type="simple" xlink:href="#id180">subtype</text:a>, optional, xs:NMTOKEN</text:p>
        </text:list-item>
        <text:list-item>
          <text:p text:style-name="P140"><text:a xlink:type="simple" xlink:href="#id179">type</text:a>, optional, xs:NMTOKEN</text:p>
        </text:list-item>
        <text:list-item>
          <text:p text:style-name="P140"><text:a xlink:type="simple" xlink:href="#id37">xml:id</text:a>, optional, xs:ID</text:p>
        </text:list-item>
        <text:list-item>
          <text:p text:style-name="P140"><text:a xlink:type="simple" xlink:href="#id248">xml:lang</text:a>, optional, xs:language</text:p>
        </text:list-item>
      </text:list>
      <text:h text:style-name="P241" text:outline-level="1">Module:</text:h>
      <text:p text:style-name="Text_20_body">shared</text:p>
      <text:h text:style-name="P1" text:outline-level="1"><text:bookmark text:name="id1502"/>&lt;normalization&gt; normalization</text:h>
      <text:h text:style-name="P241" text:outline-level="1">Description:</text:h>
      <text:p text:style-name="Text_20_body">Indicates the extent of normalization or regularization of the original source carried out in converting it to electronic form.</text:p>
      <text:h text:style-name="P241" text:outline-level="1">May contain:</text:h>
      <text:p text:style-name="Text_20_body"><text:a xlink:type="simple" xlink:href="#id262">p</text:a> </text:p>
      <text:h text:style-name="P241" text:outline-level="1"><text:soft-page-break/>May occur within:</text:h>
      <text:p text:style-name="Text_20_body"><text:a xlink:type="simple" xlink:href="#id1490">editorialdecl</text:a> </text:p>
      <text:h text:style-name="P241" text:outline-level="1">Attributes:</text:h>
      <text:list xml:id="list35478310" text:style-name="L140">
        <text:list-item>
          <text:p text:style-name="P141"><text:a xlink:type="simple" xlink:href="#id1043">analog</text:a>, optional, CDATA</text:p>
        </text:list-item>
        <text:list-item>
          <text:p text:style-name="P141"><text:a xlink:type="simple" xlink:href="#id1497">method</text:a>, optional, xs:token, silent, tags</text:p>
        </text:list-item>
        <text:list-item>
          <text:p text:style-name="P141"><text:a xlink:type="simple" xlink:href="#id38">n</text:a>, optional, xs:NMTOKEN</text:p>
        </text:list-item>
        <text:list-item>
          <text:p text:style-name="P141"><text:a xlink:type="simple" xlink:href="#id37">xml:id</text:a>, optional, xs:ID</text:p>
        </text:list-item>
        <text:list-item>
          <text:p text:style-name="P141"><text:a xlink:type="simple" xlink:href="#id248">xml:lang</text:a>, optional, xs:language</text:p>
        </text:list-item>
      </text:list>
      <text:h text:style-name="P241" text:outline-level="1">Module:</text:h>
      <text:p text:style-name="Text_20_body">header</text:p>
      <text:h text:style-name="P1" text:outline-level="1"><text:bookmark text:name="id108"/>&lt;note&gt; note</text:h>
      <text:h text:style-name="P241"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41"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158">dot</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73">syl</text:a>, <text:a xlink:type="simple" xlink:href="#id906">tuplet</text:a>, <text:a xlink:type="simple" xlink:href="#id1243">unclear</text:a>, <text:a xlink:type="simple" xlink:href="#id167">verse</text:a> </text:p>
      <text:h text:style-name="P241"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3">damage</text:a>, <text:a xlink:type="simple" xlink:href="#id1221">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92300" text:style-name="L141">
        <text:list-item>
          <text:p text:style-name="P142"><text:a xlink:type="simple" xlink:href="#id125">accid</text:a>, optional, xs:token, s, f, ss, x, ff, xs, tb, n, nf, ns, su, sd, fu, fd, nu, nd</text:p>
        </text:list-item>
        <text:list-item>
          <text:p text:style-name="P142"><text:a xlink:type="simple" xlink:href="#id367">accid.ges</text:a>, optional, xs:token, s, f, ss, ff, n</text:p>
        </text:list-item>
        <text:list-item>
          <text:p text:style-name="P142"><text:a xlink:type="simple" xlink:href="#id501">altsym</text:a>, optional, xs:IDREF</text:p>
        </text:list-item>
        <text:list-item>
          <text:p text:style-name="P142"><text:a xlink:type="simple" xlink:href="#id146">artic</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142"><text:a xlink:type="simple" xlink:href="#id1298">artic.ges</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142"><text:a xlink:type="simple" xlink:href="#id884">beam</text:a>, optional, list of xs:token, "[i|m|t][1-6]", minimum length of 1</text:p>
        </text:list-item>
        <text:list-item>
          <text:p text:style-name="P142"><text:soft-page-break/><text:a xlink:type="simple" xlink:href="#id1295">breaksec</text:a>, optional, xs:positiveInteger</text:p>
        </text:list-item>
        <text:list-item>
          <text:p text:style-name="P142"><text:a xlink:type="simple" xlink:href="#id88">color</text:a>, optional, xs:token, "(x[0-9A-Fa-f]{6,6}|aqua|black|fuchsia|gray|green|lime|maroon|navy|olive|purple|red|silver|teal|white|yellow)"</text:p>
        </text:list-item>
        <text:list-item>
          <text:p text:style-name="P142"><text:a xlink:type="simple" xlink:href="#id1280">colored</text:a>, optional, xs:token, true, false</text:p>
        </text:list-item>
        <text:list-item>
          <text:p text:style-name="P142"><text:a xlink:type="simple" xlink:href="#id100">copyof</text:a>, optional, xs:IDREF</text:p>
        </text:list-item>
        <text:list-item>
          <text:p text:style-name="P142"><text:a xlink:type="simple" xlink:href="#id101">corresp</text:a>, optional, xs:IDREFS</text:p>
        </text:list-item>
        <text:list-item>
          <text:p text:style-name="P142"><text:a xlink:type="simple" xlink:href="#id877">dots</text:a>, optional, xs:nonNegativeInteger, 0 - 4</text:p>
        </text:list-item>
        <text:list-item>
          <text:p text:style-name="P142"><text:a xlink:type="simple" xlink:href="#id734">dur</text:a>, optional, xs:token, long, breve, 1, 2, 4, 8, 16, 32, 64, 128, 256, 512, 1024, 2048, maxima, longa, brevis, semibrevis, minima, semiminima, fusa, semifusa</text:p>
        </text:list-item>
        <text:list-item>
          <text:p text:style-name="P142"><text:a xlink:type="simple" xlink:href="#id314">dur.ges</text:a>, optional, CDATA</text:p>
        </text:list-item>
        <text:list-item>
          <text:p text:style-name="P142"><text:a xlink:type="simple" xlink:href="#id138">enclose</text:a>, optional, xs:token, paren, brack</text:p>
        </text:list-item>
        <text:list-item>
          <text:p text:style-name="P142"><text:a xlink:type="simple" xlink:href="#id69">facs</text:a>, optional, xs:IDREFS</text:p>
        </text:list-item>
        <text:list-item>
          <text:p text:style-name="P142"><text:a xlink:type="simple" xlink:href="#id732">fermata</text:a>, optional, xs:token, above, below, within</text:p>
        </text:list-item>
        <text:list-item>
          <text:p text:style-name="P142"><text:a xlink:type="simple" xlink:href="#id1308">gliss</text:a>, optional, xs:token, i, m, t</text:p>
        </text:list-item>
        <text:list-item>
          <text:p text:style-name="P142"><text:a xlink:type="simple" xlink:href="#id1305">grace</text:a>, optional, xs:token, acc, unacc, unknown</text:p>
        </text:list-item>
        <text:list-item>
          <text:p text:style-name="P142"><text:a xlink:type="simple" xlink:href="#id1307">grace.time</text:a>, optional, xs:token, "[0-9]+(\.?[0-9]*)?%"</text:p>
        </text:list-item>
        <text:list-item>
          <text:p text:style-name="P142"><text:a xlink:type="simple" xlink:href="#id1292">headshape</text:a>,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p>
        </text:list-item>
        <text:list-item>
          <text:p text:style-name="P142"><text:a xlink:type="simple" xlink:href="#id1204">hfunc</text:a>, optional, xs:NMTOKEN</text:p>
        </text:list-item>
        <text:list-item>
          <text:p text:style-name="P142"><text:a xlink:type="simple" xlink:href="#id130">ho</text:a>, optional, xs:decimal</text:p>
        </text:list-item>
        <text:list-item>
          <text:p text:style-name="P142"><text:a xlink:type="simple" xlink:href="#id482">instr</text:a>, optional, xs:IDREF</text:p>
        </text:list-item>
        <text:list-item>
          <text:p text:style-name="P142"><text:a xlink:type="simple" xlink:href="#id373">inth</text:a>, optional, xs:NMTOKENS</text:p>
        </text:list-item>
        <text:list-item>
          <text:p text:style-name="P142"><text:a xlink:type="simple" xlink:href="#id1208">intm</text:a>, optional, xs:NMTOKEN</text:p>
        </text:list-item>
        <text:list-item>
          <text:p text:style-name="P142"><text:a xlink:type="simple" xlink:href="#id306">layer</text:a>, optional, xs:positiveInteger</text:p>
        </text:list-item>
        <text:list-item>
          <text:p text:style-name="P142"><text:a xlink:type="simple" xlink:href="#id1277">lig</text:a>, optional, xs:token, recta, obliqua</text:p>
        </text:list-item>
        <text:list-item>
          <text:p text:style-name="P142"><text:a xlink:type="simple" xlink:href="#id1276">lv</text:a>, optional, xs:token, true, false</text:p>
        </text:list-item>
        <text:list-item>
          <text:p text:style-name="P142"><text:a xlink:type="simple" xlink:href="#id1206">mfunc</text:a>, optional, xs:NMTOKEN</text:p>
        </text:list-item>
        <text:list-item>
          <text:p text:style-name="P142"><text:a xlink:type="simple" xlink:href="#id38">n</text:a>, optional, xs:NMTOKEN</text:p>
        </text:list-item>
        <text:list-item>
          <text:p text:style-name="P142"><text:a xlink:type="simple" xlink:href="#id102">next</text:a>, optional, xs:IDREFS</text:p>
        </text:list-item>
        <text:list-item>
          <text:p text:style-name="P142"><text:a xlink:type="simple" xlink:href="#id506">num</text:a>, optional, xs:positiveInteger</text:p>
        </text:list-item>
        <text:list-item>
          <text:p text:style-name="P142"><text:a xlink:type="simple" xlink:href="#id507">numbase</text:a>, optional, xs:positiveInteger</text:p>
        </text:list-item>
        <text:list-item>
          <text:p text:style-name="P142"><text:a xlink:type="simple" xlink:href="#id333">oct</text:a>, optional, xs:nonNegativeInteger, 0 - 9</text:p>
        </text:list-item>
        <text:list-item>
          <text:p text:style-name="P142"><text:a xlink:type="simple" xlink:href="#id1299">oct.ges</text:a>, optional, xs:nonNegativeInteger, 0 - 9</text:p>
        </text:list-item>
        <text:list-item>
          <text:p text:style-name="P142"><text:a xlink:type="simple" xlink:href="#id1316">pclass</text:a>, optional, </text:p>
        </text:list-item>
        <text:list-item>
          <text:p text:style-name="P142"><text:a xlink:type="simple" xlink:href="#id330">pname</text:a>, optional, xs:token, "[a-g]"</text:p>
        </text:list-item>
        <text:list-item>
          <text:p text:style-name="P142"><text:a xlink:type="simple" xlink:href="#id1300">pname.ges</text:a>, optional, xs:token, "[a-g]|none"</text:p>
        </text:list-item>
        <text:list-item>
          <text:p text:style-name="P142"><text:a xlink:type="simple" xlink:href="#id1302">pnum</text:a>, optional, xs:nonNegativeInteger</text:p>
        </text:list-item>
        <text:list-item>
          <text:p text:style-name="P142"><text:a xlink:type="simple" xlink:href="#id103">prev</text:a>, optional, xs:IDREFS</text:p>
        </text:list-item>
        <text:list-item>
          <text:p text:style-name="P142"><text:a xlink:type="simple" xlink:href="#id1210">psolfa</text:a>, optional, CDATA</text:p>
        </text:list-item>
        <text:list-item>
          <text:p text:style-name="P142"><text:a xlink:type="simple" xlink:href="#id104">sameas</text:a>, optional, xs:IDREFS</text:p>
        </text:list-item>
        <text:list-item>
          <text:p text:style-name="P142"><text:a xlink:type="simple" xlink:href="#id518">size</text:a>, optional, xs:token, normal, cue</text:p>
        </text:list-item>
        <text:list-item>
          <text:p text:style-name="P142"><text:a xlink:type="simple" xlink:href="#id1269">slur</text:a>, optional, list of xs:token, "[i|m|t][1-6]", minimum length of 1</text:p>
        </text:list-item>
        <text:list-item>
          <text:p text:style-name="P142"><text:a xlink:type="simple" xlink:href="#id730">staff</text:a>, optional, list of xs:positiveInteger, minimum length of 1</text:p>
        </text:list-item>
        <text:list-item>
          <text:p text:style-name="P142"><text:a xlink:type="simple" xlink:href="#id1282">stem.dir</text:a>, optional, xs:token, up, down</text:p>
        </text:list-item>
        <text:list-item>
          <text:p text:style-name="P142"><text:a xlink:type="simple" xlink:href="#id1284">stem.len</text:a>, optional, xs:decimal</text:p>
        </text:list-item>
        <text:list-item>
          <text:p text:style-name="P142"><text:soft-page-break/><text:a xlink:type="simple" xlink:href="#id1289">stem.mod</text:a>, optional, xs:token, 1slash, 2slash, 3slash, 4slash, 5slash, 6slash, sprech, z</text:p>
        </text:list-item>
        <text:list-item>
          <text:p text:style-name="P142"><text:a xlink:type="simple" xlink:href="#id1285">stem.pos</text:a>, optional, xs:token, left, right, center</text:p>
        </text:list-item>
        <text:list-item>
          <text:p text:style-name="P142"><text:a xlink:type="simple" xlink:href="#id1291">stem.with</text:a>, optional, xs:token, above, below</text:p>
        </text:list-item>
        <text:list-item>
          <text:p text:style-name="P142"><text:a xlink:type="simple" xlink:href="#id1287">stem.x</text:a>, optional, xs:decimal</text:p>
        </text:list-item>
        <text:list-item>
          <text:p text:style-name="P142"><text:a xlink:type="simple" xlink:href="#id1288">stem.y</text:a>, optional, xs:decimal</text:p>
        </text:list-item>
        <text:list-item>
          <text:p text:style-name="P142"><text:a xlink:type="simple" xlink:href="#id1196">syl</text:a>, optional, CDATA</text:p>
        </text:list-item>
        <text:list-item>
          <text:p text:style-name="P142"><text:a xlink:type="simple" xlink:href="#id105">synch</text:a>, optional, xs:IDREFS</text:p>
        </text:list-item>
        <text:list-item>
          <text:p text:style-name="P142"><text:a xlink:type="simple" xlink:href="#id1310">tab.fret</text:a>, optional, xs:nonNegativeInteger, xs:token</text:p>
        </text:list-item>
        <text:list-item>
          <text:p text:style-name="P142"><text:a xlink:type="simple" xlink:href="#id1312">tab.string</text:a>, optional, xs:positiveInteger</text:p>
        </text:list-item>
        <text:list-item>
          <text:p text:style-name="P142"><text:a xlink:type="simple" xlink:href="#id1273">tie</text:a>, optional, xs:token, "[i|m|t]"</text:p>
        </text:list-item>
        <text:list-item>
          <text:p text:style-name="P142"><text:a xlink:type="simple" xlink:href="#id155">to</text:a>, optional, xs:decimal</text:p>
        </text:list-item>
        <text:list-item>
          <text:p text:style-name="P142"><text:a xlink:type="simple" xlink:href="#id96">tstamp</text:a>, optional, xs:decimal, 0 - ∞</text:p>
        </text:list-item>
        <text:list-item>
          <text:p text:style-name="P142"><text:soft-page-break/><text:a xlink:type="simple" xlink:href="#id309">tstamp.ges</text:a>, optional, xs:nonNegativeInteger</text:p>
        </text:list-item>
        <text:list-item>
          <text:p text:style-name="P142"><text:a xlink:type="simple" xlink:href="#id310">tstamp.real</text:a>, optional, xs:time</text:p>
        </text:list-item>
        <text:list-item>
          <text:p text:style-name="P142"><text:a xlink:type="simple" xlink:href="#id880">tuplet</text:a>, optional, list of xs:token, "[i|m|t][1-6]", minimum length of 1</text:p>
        </text:list-item>
        <text:list-item>
          <text:p text:style-name="P142"><text:a xlink:type="simple" xlink:href="#id470">visible</text:a>, optional, xs:token, true, false</text:p>
        </text:list-item>
        <text:list-item>
          <text:p text:style-name="P142"><text:a xlink:type="simple" xlink:href="#id135">x</text:a>, optional, xs:decimal</text:p>
        </text:list-item>
        <text:list-item>
          <text:p text:style-name="P142"><text:a xlink:type="simple" xlink:href="#id37">xml:id</text:a>, optional, xs:ID</text:p>
        </text:list-item>
        <text:list-item>
          <text:p text:style-name="P142"><text:a xlink:type="simple" xlink:href="#id136">y</text:a>, optional, xs:decimal</text:p>
        </text:list-item>
      </text:list>
      <text:h text:style-name="P241" text:outline-level="1">Module:</text:h>
      <text:p text:style-name="Text_20_body">shared</text:p>
      <text:h text:style-name="P1" text:outline-level="1"><text:bookmark text:name="id706"/>&lt;noteoff&gt; note-off</text:h>
      <text:h text:style-name="P241" text:outline-level="1">Description:</text:h>
      <text:p text:style-name="Text_20_body">MIDI note-off event.</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85698" text:style-name="L142">
        <text:list-item>
          <text:p text:style-name="P143"><text:a xlink:type="simple" xlink:href="#id100">copyof</text:a>, optional, xs:IDREF</text:p>
        </text:list-item>
        <text:list-item>
          <text:p text:style-name="P143"><text:a xlink:type="simple" xlink:href="#id101">corresp</text:a>, optional, xs:IDREFS</text:p>
        </text:list-item>
        <text:list-item>
          <text:p text:style-name="P143"><text:a xlink:type="simple" xlink:href="#id306">layer</text:a>, optional, xs:positiveInteger</text:p>
        </text:list-item>
        <text:list-item>
          <text:p text:style-name="P143"><text:a xlink:type="simple" xlink:href="#id38">n</text:a>, optional, xs:NMTOKEN</text:p>
        </text:list-item>
        <text:list-item>
          <text:p text:style-name="P143"><text:a xlink:type="simple" xlink:href="#id102">next</text:a>, optional, xs:IDREFS</text:p>
        </text:list-item>
        <text:list-item>
          <text:p text:style-name="P143"><text:a xlink:type="simple" xlink:href="#id690">num</text:a>, required, xs:nonNegativeInteger, 0 - 127</text:p>
        </text:list-item>
        <text:list-item>
          <text:p text:style-name="P143"><text:a xlink:type="simple" xlink:href="#id103">prev</text:a>, optional, xs:IDREFS</text:p>
        </text:list-item>
        <text:list-item>
          <text:p text:style-name="P143"><text:a xlink:type="simple" xlink:href="#id104">sameas</text:a>, optional, xs:IDREFS</text:p>
        </text:list-item>
        <text:list-item>
          <text:p text:style-name="P143"><text:a xlink:type="simple" xlink:href="#id688">staff</text:a>, required, list of xs:positiveInteger, minimum length of 1</text:p>
        </text:list-item>
        <text:list-item>
          <text:p text:style-name="P143"><text:soft-page-break/><text:a xlink:type="simple" xlink:href="#id105">synch</text:a>, optional, xs:IDREFS</text:p>
        </text:list-item>
        <text:list-item>
          <text:p text:style-name="P143"><text:a xlink:type="simple" xlink:href="#id96">tstamp</text:a>, optional, xs:decimal, 0 - ∞</text:p>
        </text:list-item>
        <text:list-item>
          <text:p text:style-name="P143"><text:a xlink:type="simple" xlink:href="#id37">xml:id</text:a>, optional, xs:ID</text:p>
        </text:list-item>
      </text:list>
      <text:h text:style-name="P241" text:outline-level="1">Module:</text:h>
      <text:p text:style-name="Text_20_body">midi</text:p>
      <text:h text:style-name="P1" text:outline-level="1"><text:bookmark text:name="id708"/>&lt;noteon&gt; note-on</text:h>
      <text:h text:style-name="P241" text:outline-level="1">Description:</text:h>
      <text:p text:style-name="Text_20_body">MIDI note-on event.</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93878" text:style-name="L143">
        <text:list-item>
          <text:p text:style-name="P144"><text:a xlink:type="simple" xlink:href="#id100">copyof</text:a>, optional, xs:IDREF</text:p>
        </text:list-item>
        <text:list-item>
          <text:p text:style-name="P144"><text:a xlink:type="simple" xlink:href="#id101">corresp</text:a>, optional, xs:IDREFS</text:p>
        </text:list-item>
        <text:list-item>
          <text:p text:style-name="P144"><text:a xlink:type="simple" xlink:href="#id306">layer</text:a>, optional, xs:positiveInteger</text:p>
        </text:list-item>
        <text:list-item>
          <text:p text:style-name="P144"><text:a xlink:type="simple" xlink:href="#id38">n</text:a>, optional, xs:NMTOKEN</text:p>
        </text:list-item>
        <text:list-item>
          <text:p text:style-name="P144"><text:a xlink:type="simple" xlink:href="#id102">next</text:a>, optional, xs:IDREFS</text:p>
        </text:list-item>
        <text:list-item>
          <text:p text:style-name="P144"><text:a xlink:type="simple" xlink:href="#id690">num</text:a>, required, xs:nonNegativeInteger, 0 - 127</text:p>
        </text:list-item>
        <text:list-item>
          <text:p text:style-name="P144"><text:a xlink:type="simple" xlink:href="#id103">prev</text:a>, optional, xs:IDREFS</text:p>
        </text:list-item>
        <text:list-item>
          <text:p text:style-name="P144"><text:a xlink:type="simple" xlink:href="#id104">sameas</text:a>, optional, xs:IDREFS</text:p>
        </text:list-item>
        <text:list-item>
          <text:p text:style-name="P144"><text:a xlink:type="simple" xlink:href="#id688">staff</text:a>, required, list of xs:positiveInteger, minimum length of 1</text:p>
        </text:list-item>
        <text:list-item>
          <text:p text:style-name="P144"><text:a xlink:type="simple" xlink:href="#id105">synch</text:a>, optional, xs:IDREFS</text:p>
        </text:list-item>
        <text:list-item>
          <text:p text:style-name="P144"><text:a xlink:type="simple" xlink:href="#id96">tstamp</text:a>, optional, xs:decimal, 0 - ∞</text:p>
        </text:list-item>
        <text:list-item>
          <text:p text:style-name="P144"><text:a xlink:type="simple" xlink:href="#id37">xml:id</text:a>, optional, xs:ID</text:p>
        </text:list-item>
      </text:list>
      <text:h text:style-name="P241" text:outline-level="1">Module:</text:h>
      <text:p text:style-name="Text_20_body"><text:soft-page-break/>midi</text:p>
      <text:h text:style-name="P1" text:outline-level="1"><text:bookmark text:name="id1394"/>&lt;notesstmt&gt; notes statement</text:h>
      <text:h text:style-name="P241"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text:p>
      <text:h text:style-name="P241" text:outline-level="1">May contain:</text:h>
      <text:p text:style-name="Text_20_body"><text:a xlink:type="simple" xlink:href="#id298">annot</text:a> </text:p>
      <text:h text:style-name="P241" text:outline-level="1">May occur within:</text:h>
      <text:p text:style-name="Text_20_body"><text:a xlink:type="simple" xlink:href="#id1348">filedesc</text:a>, <text:a xlink:type="simple" xlink:href="#id1399">source</text:a> </text:p>
      <text:h text:style-name="P241" text:outline-level="1">Attributes:</text:h>
      <text:list xml:id="list35491748" text:style-name="L144">
        <text:list-item>
          <text:p text:style-name="P145"><text:a xlink:type="simple" xlink:href="#id1043">analog</text:a>, optional, CDATA</text:p>
        </text:list-item>
        <text:list-item>
          <text:p text:style-name="P145"><text:a xlink:type="simple" xlink:href="#id38">n</text:a>, optional, xs:NMTOKEN</text:p>
        </text:list-item>
        <text:list-item>
          <text:p text:style-name="P145"><text:a xlink:type="simple" xlink:href="#id37">xml:id</text:a>, optional, xs:ID</text:p>
        </text:list-item>
      </text:list>
      <text:h text:style-name="P241" text:outline-level="1">Module:</text:h>
      <text:p text:style-name="Text_20_body">header</text:p>
      <text:h text:style-name="P1" text:outline-level="1"><text:bookmark text:name="id1088"/>&lt;num&gt; number</text:h>
      <text:h text:style-name="P241" text:outline-level="1">Description:</text:h>
      <text:p text:style-name="Text_20_body">Numeric information in any form occurring in text.</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9560" text:style-name="L145">
        <text:list-item>
          <text:p text:style-name="P146"><text:a xlink:type="simple" xlink:href="#id69">facs</text:a>, optional, xs:IDREFS</text:p>
        </text:list-item>
        <text:list-item>
          <text:p text:style-name="P146"><text:a xlink:type="simple" xlink:href="#id38">n</text:a>, optional, xs:NMTOKEN</text:p>
        </text:list-item>
        <text:list-item>
          <text:p text:style-name="P146"><text:a xlink:type="simple" xlink:href="#id91">unit</text:a>, optional, xs:NMTOKEN</text:p>
        </text:list-item>
        <text:list-item>
          <text:p text:style-name="P146"><text:a xlink:type="simple" xlink:href="#id37">xml:id</text:a>, optional, xs:ID</text:p>
        </text:list-item>
        <text:list-item>
          <text:p text:style-name="P146"><text:soft-page-break/><text:a xlink:type="simple" xlink:href="#id248">xml:lang</text:a>, optional, xs:language</text:p>
        </text:list-item>
      </text:list>
      <text:h text:style-name="P241" text:outline-level="1">Module:</text:h>
      <text:p text:style-name="Text_20_body">shared</text:p>
      <text:h text:style-name="P1" text:outline-level="1"><text:bookmark text:name="id849"/>&lt;octave&gt; octave</text:h>
      <text:h text:style-name="P241"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71168" text:style-name="L146">
        <text:list-item>
          <text:p text:style-name="P147"><text:a xlink:type="simple" xlink:href="#id852">coll</text:a>, optional, xs:token, coll</text:p>
        </text:list-item>
        <text:list-item>
          <text:p text:style-name="P147"><text:a xlink:type="simple" xlink:href="#id100">copyof</text:a>, optional, xs:IDREF</text:p>
        </text:list-item>
        <text:list-item>
          <text:p text:style-name="P147"><text:a xlink:type="simple" xlink:href="#id101">corresp</text:a>, optional, xs:IDREFS</text:p>
        </text:list-item>
        <text:list-item>
          <text:p text:style-name="P147"><text:a xlink:type="simple" xlink:href="#id495">dis</text:a>, optional, xs:positiveInteger, "([\-+]?[0-9]+) &amp; (8|15|22)"</text:p>
        </text:list-item>
        <text:list-item>
          <text:p text:style-name="P147"><text:a xlink:type="simple" xlink:href="#id497">dis.place</text:a>, optional, xs:token, above, below</text:p>
        </text:list-item>
        <text:list-item>
          <text:p text:style-name="P147"><text:a xlink:type="simple" xlink:href="#id303">dur</text:a>, optional, xs:token, "([0-9]+m *\+ *)?[0-9]+(\.?[0-9]*)?"</text:p>
        </text:list-item>
        <text:list-item>
          <text:p text:style-name="P147"><text:a xlink:type="simple" xlink:href="#id314">dur.ges</text:a>, optional, CDATA</text:p>
        </text:list-item>
        <text:list-item>
          <text:p text:style-name="P147"><text:a xlink:type="simple" xlink:href="#id184">endho</text:a>, optional, xs:decimal</text:p>
        </text:list-item>
        <text:list-item>
          <text:p text:style-name="P147"><text:a xlink:type="simple" xlink:href="#id177">endid</text:a>, optional, xs:IDREF</text:p>
        </text:list-item>
        <text:list-item>
          <text:p text:style-name="P147"><text:a xlink:type="simple" xlink:href="#id187">endto</text:a>, optional, xs:decimal</text:p>
        </text:list-item>
        <text:list-item>
          <text:p text:style-name="P147"><text:a xlink:type="simple" xlink:href="#id69">facs</text:a>, optional, xs:IDREFS</text:p>
        </text:list-item>
        <text:list-item>
          <text:p text:style-name="P147"><text:a xlink:type="simple" xlink:href="#id130">ho</text:a>, optional, xs:decimal</text:p>
        </text:list-item>
        <text:list-item>
          <text:p text:style-name="P147"><text:a xlink:type="simple" xlink:href="#id778">layer</text:a>, optional, list of xs:positiveInteger, minimum length of 1</text:p>
        </text:list-item>
        <text:list-item>
          <text:p text:style-name="P147"><text:a xlink:type="simple" xlink:href="#id38">n</text:a>, optional, xs:NMTOKEN</text:p>
        </text:list-item>
        <text:list-item>
          <text:p text:style-name="P147"><text:a xlink:type="simple" xlink:href="#id102">next</text:a>, optional, xs:IDREFS</text:p>
        </text:list-item>
        <text:list-item>
          <text:p text:style-name="P147"><text:soft-page-break/><text:a xlink:type="simple" xlink:href="#id72">plist</text:a>, optional, xs:IDREFS</text:p>
        </text:list-item>
        <text:list-item>
          <text:p text:style-name="P147"><text:a xlink:type="simple" xlink:href="#id103">prev</text:a>, optional, xs:IDREFS</text:p>
        </text:list-item>
        <text:list-item>
          <text:p text:style-name="P147"><text:a xlink:type="simple" xlink:href="#id855">rend</text:a>, optional, xs:token, narrow, medium, wide, dashed, dotted, wavy</text:p>
        </text:list-item>
        <text:list-item>
          <text:p text:style-name="P147"><text:a xlink:type="simple" xlink:href="#id104">sameas</text:a>, optional, xs:IDREFS</text:p>
        </text:list-item>
        <text:list-item>
          <text:p text:style-name="P147"><text:a xlink:type="simple" xlink:href="#id688">staff</text:a>, required, list of xs:positiveInteger, minimum length of 1</text:p>
        </text:list-item>
        <text:list-item>
          <text:p text:style-name="P147"><text:a xlink:type="simple" xlink:href="#id183">startho</text:a>, optional, xs:decimal</text:p>
        </text:list-item>
        <text:list-item>
          <text:p text:style-name="P147"><text:a xlink:type="simple" xlink:href="#id176">startid</text:a>, optional, xs:IDREF</text:p>
        </text:list-item>
        <text:list-item>
          <text:p text:style-name="P147"><text:a xlink:type="simple" xlink:href="#id186">startto</text:a>, optional, xs:decimal</text:p>
        </text:list-item>
        <text:list-item>
          <text:p text:style-name="P147"><text:a xlink:type="simple" xlink:href="#id105">synch</text:a>, optional, xs:IDREFS</text:p>
        </text:list-item>
        <text:list-item>
          <text:p text:style-name="P147"><text:a xlink:type="simple" xlink:href="#id155">to</text:a>, optional, xs:decimal</text:p>
        </text:list-item>
        <text:list-item>
          <text:p text:style-name="P147"><text:a xlink:type="simple" xlink:href="#id96">tstamp</text:a>, optional, xs:decimal, 0 - ∞</text:p>
        </text:list-item>
        <text:list-item>
          <text:p text:style-name="P147"><text:a xlink:type="simple" xlink:href="#id309">tstamp.ges</text:a>, optional, xs:nonNegativeInteger</text:p>
        </text:list-item>
        <text:list-item>
          <text:p text:style-name="P147"><text:a xlink:type="simple" xlink:href="#id310">tstamp.real</text:a>, optional, xs:time</text:p>
        </text:list-item>
        <text:list-item>
          <text:p text:style-name="P147"><text:a xlink:type="simple" xlink:href="#id133">vo</text:a>, optional, xs:decimal</text:p>
        </text:list-item>
        <text:list-item>
          <text:p text:style-name="P147"><text:a xlink:type="simple" xlink:href="#id135">x</text:a>, optional, xs:decimal</text:p>
        </text:list-item>
        <text:list-item>
          <text:p text:style-name="P147"><text:a xlink:type="simple" xlink:href="#id37">xml:id</text:a>, optional, xs:ID</text:p>
        </text:list-item>
        <text:list-item>
          <text:p text:style-name="P147"><text:a xlink:type="simple" xlink:href="#id136">y</text:a>, optional, xs:decimal</text:p>
        </text:list-item>
      </text:list>
      <text:h text:style-name="P241" text:outline-level="1">Module:</text:h>
      <text:p text:style-name="Text_20_body">cmn</text:p>
      <text:h text:style-name="P1" text:outline-level="1"><text:bookmark text:name="id1225"/>&lt;orig&gt; original</text:h>
      <text:h text:style-name="P241"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text:soft-page-break/>Attributes:</text:h>
      <text:list xml:id="list35474725" text:style-name="L147">
        <text:list-item>
          <text:p text:style-name="P148"><text:a xlink:type="simple" xlink:href="#id1062">cert</text:a>, optional, xs:token, high, medium, low, unknown</text:p>
        </text:list-item>
        <text:list-item>
          <text:p text:style-name="P148"><text:a xlink:type="simple" xlink:href="#id1064">evidence</text:a>, optional, xs:NMTOKEN</text:p>
        </text:list-item>
        <text:list-item>
          <text:p text:style-name="P148"><text:a xlink:type="simple" xlink:href="#id69">facs</text:a>, optional, xs:IDREFS</text:p>
        </text:list-item>
        <text:list-item>
          <text:p text:style-name="P148"><text:a xlink:type="simple" xlink:href="#id38">n</text:a>, optional, xs:NMTOKEN</text:p>
        </text:list-item>
        <text:list-item>
          <text:p text:style-name="P148"><text:a xlink:type="simple" xlink:href="#id317">resp</text:a>, optional, xs:IDREFS</text:p>
        </text:list-item>
        <text:list-item>
          <text:p text:style-name="P148"><text:a xlink:type="simple" xlink:href="#id227">source</text:a>, optional, xs:IDREFS</text:p>
        </text:list-item>
        <text:list-item>
          <text:p text:style-name="P148"><text:a xlink:type="simple" xlink:href="#id180">subtype</text:a>, optional, xs:NMTOKEN</text:p>
        </text:list-item>
        <text:list-item>
          <text:p text:style-name="P148"><text:a xlink:type="simple" xlink:href="#id179">type</text:a>, optional, xs:NMTOKEN</text:p>
        </text:list-item>
        <text:list-item>
          <text:p text:style-name="P148"><text:a xlink:type="simple" xlink:href="#id37">xml:id</text:a>, optional, xs:ID</text:p>
        </text:list-item>
      </text:list>
      <text:h text:style-name="P241" text:outline-level="1">Module:</text:h>
      <text:p text:style-name="Text_20_body">edittrans</text:p>
      <text:h text:style-name="P1" text:outline-level="1"><text:bookmark text:name="id1160"/>&lt;ossia&gt; ossia</text:h>
      <text:h text:style-name="P241"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24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3">damage</text:a>, <text:a xlink:type="simple" xlink:href="#id1221">del</text:a>, <text:a xlink:type="simple" xlink:href="#id169">dir</text:a>, <text:a xlink:type="simple" xlink:href="#id229">div</text:a>, <text:a xlink:type="simple" xlink:href="#id773">dynam</text:a>, <text:a xlink:type="simple" xlink:href="#id821">fermata</text:a>, <text:a xlink:type="simple" xlink:href="#id1333">gap</text:a>, <text:a xlink:type="simple" xlink:href="#id828">hairpin</text:a>, <text:a xlink:type="simple" xlink:href="#id1326">handshift</text:a>, <text:a xlink:type="simple" xlink:href="#id1139">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5">orig</text:a>, <text:a xlink:type="simple" xlink:href="#id1160">ossia</text:a>, <text:a xlink:type="simple" xlink:href="#id237">pb</text:a>, <text:a xlink:type="simple" xlink:href="#id1017">pedal</text:a>, <text:a xlink:type="simple" xlink:href="#id782">phrase</text:a>, <text:a xlink:type="simple" xlink:href="#id1228">reg</text:a>, <text:a xlink:type="simple" xlink:href="#id1024">reh</text:a>, <text:a xlink:type="simple" xlink:href="#id1231">restore</text:a>, <text:a xlink:type="simple" xlink:href="#id323">sb</text:a>, <text:a xlink:type="simple" xlink:href="#id343">scoredef</text:a>, <text:a xlink:type="simple" xlink:href="#id1235">sic</text:a>, <text:a xlink:type="simple" xlink:href="#id1121">slur</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790">tempo</text:a>, <text:a xlink:type="simple" xlink:href="#id1127">tie</text:a>, <text:a xlink:type="simple" xlink:href="#id1002">trill</text:a>, <text:a xlink:type="simple" xlink:href="#id1132">tupletspan</text:a>, <text:a xlink:type="simple" xlink:href="#id1009">turn</text:a>, <text:a xlink:type="simple" xlink:href="#id1243">unclear</text:a> </text:p>
      <text:h text:style-name="P241" text:outline-level="1">May occur within:</text:h>
      <text:p text:style-name="Text_20_body"><text:a xlink:type="simple" xlink:href="#id222">lem</text:a>, <text:a xlink:type="simple" xlink:href="#id1156">measure</text:a>, <text:a xlink:type="simple" xlink:href="#id1160">ossia</text:a>, <text:a xlink:type="simple" xlink:href="#id1179">rdg</text:a> </text:p>
      <text:h text:style-name="P241" text:outline-level="1">Attributes:</text:h>
      <text:list xml:id="list35472550" text:style-name="L148">
        <text:list-item>
          <text:p text:style-name="P149"><text:a xlink:type="simple" xlink:href="#id100">copyof</text:a>, optional, xs:IDREF</text:p>
        </text:list-item>
        <text:list-item>
          <text:p text:style-name="P149"><text:a xlink:type="simple" xlink:href="#id101">corresp</text:a>, optional, xs:IDREFS</text:p>
        </text:list-item>
        <text:list-item>
          <text:p text:style-name="P149"><text:a xlink:type="simple" xlink:href="#id69">facs</text:a>, optional, xs:IDREFS</text:p>
        </text:list-item>
        <text:list-item>
          <text:p text:style-name="P149"><text:a xlink:type="simple" xlink:href="#id38">n</text:a>, optional, xs:NMTOKEN</text:p>
        </text:list-item>
        <text:list-item>
          <text:p text:style-name="P149"><text:a xlink:type="simple" xlink:href="#id102">next</text:a>, optional, xs:IDREFS</text:p>
        </text:list-item>
        <text:list-item>
          <text:p text:style-name="P149"><text:a xlink:type="simple" xlink:href="#id103">prev</text:a>, optional, xs:IDREFS</text:p>
        </text:list-item>
        <text:list-item>
          <text:p text:style-name="P149"><text:soft-page-break/><text:a xlink:type="simple" xlink:href="#id104">sameas</text:a>, optional, xs:IDREFS</text:p>
        </text:list-item>
        <text:list-item>
          <text:p text:style-name="P149"><text:a xlink:type="simple" xlink:href="#id105">synch</text:a>, optional, xs:IDREFS</text:p>
        </text:list-item>
        <text:list-item>
          <text:p text:style-name="P149"><text:a xlink:type="simple" xlink:href="#id37">xml:id</text:a>, optional, xs:ID</text:p>
        </text:list-item>
      </text:list>
      <text:h text:style-name="P241" text:outline-level="1">Module:</text:h>
      <text:p text:style-name="Text_20_body">cmn</text:p>
      <text:h text:style-name="P1" text:outline-level="1"><text:bookmark text:name="id262"/>&lt;p&gt; paragraph</text:h>
      <text:h text:style-name="P241"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298">annot</text:a>, <text:a xlink:type="simple" xlink:href="#id1479">application</text:a>, <text:a xlink:type="simple" xlink:href="#id244">blockquote</text:a>, <text:a xlink:type="simple" xlink:href="#id1524">changedesc</text:a>, <text:a xlink:type="simple" xlink:href="#id1493">correction</text:a>, <text:a xlink:type="simple" xlink:href="#id1516">creation</text:a>, <text:a xlink:type="simple" xlink:href="#id229">div</text:a>, <text:a xlink:type="simple" xlink:href="#id1490">editorialdecl</text:a>, <text:a xlink:type="simple" xlink:href="#id1103">figdesc</text:a>, <text:a xlink:type="simple" xlink:href="#id240">fw</text:a>, <text:a xlink:type="simple" xlink:href="#id1499">interpretation</text:a>, <text:a xlink:type="simple" xlink:href="#id256">item</text:a>, <text:a xlink:type="simple" xlink:href="#id222">lem</text:a>, <text:a xlink:type="simple" xlink:href="#id1502">normalization</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84">projectdesc</text:a>, <text:a xlink:type="simple" xlink:href="#id1179">rdg</text:a>, <text:a xlink:type="simple" xlink:href="#id1487">samplingdecl</text:a>, <text:a xlink:type="simple" xlink:href="#id1505">segmentation</text:a>, <text:a xlink:type="simple" xlink:href="#id1508">stdvals</text:a>, <text:a xlink:type="simple" xlink:href="#id280">td</text:a>, <text:a xlink:type="simple" xlink:href="#id274">th</text:a>, <text:a xlink:type="simple" xlink:href="#id1442">titlepage</text:a> </text:p>
      <text:h text:style-name="P241" text:outline-level="1">Attributes:</text:h>
      <text:list xml:id="list35478092" text:style-name="L149">
        <text:list-item>
          <text:p text:style-name="P150"><text:a xlink:type="simple" xlink:href="#id69">facs</text:a>, optional, xs:IDREFS</text:p>
        </text:list-item>
        <text:list-item>
          <text:p text:style-name="P150"><text:a xlink:type="simple" xlink:href="#id38">n</text:a>, optional, xs:NMTOKEN</text:p>
        </text:list-item>
        <text:list-item>
          <text:p text:style-name="P150"><text:a xlink:type="simple" xlink:href="#id135">x</text:a>, optional, xs:decimal</text:p>
        </text:list-item>
        <text:list-item>
          <text:p text:style-name="P150"><text:a xlink:type="simple" xlink:href="#id37">xml:id</text:a>, optional, xs:ID</text:p>
        </text:list-item>
        <text:list-item>
          <text:p text:style-name="P150"><text:a xlink:type="simple" xlink:href="#id248">xml:lang</text:a>, optional, xs:language</text:p>
        </text:list-item>
        <text:list-item>
          <text:p text:style-name="P150"><text:a xlink:type="simple" xlink:href="#id136">y</text:a>, optional, xs:decimal</text:p>
        </text:list-item>
      </text:list>
      <text:h text:style-name="P241" text:outline-level="1">Module:</text:h>
      <text:p text:style-name="Text_20_body">shared</text:p>
      <text:h text:style-name="P1" text:outline-level="1"><text:bookmark text:name="id869"/>&lt;pad&gt; pad</text:h>
      <text:h text:style-name="P241" text:outline-level="1">Description:</text:h>
      <text:p text:style-name="Text_20_body">An indication of extra visual space between notational elements.</text:p>
      <text:h text:style-name="P241" text:outline-level="1">May contain:</text:h>
      <text:p text:style-name="Text_20_body">EMPTY</text:p>
      <text:h text:style-name="P241" text:outline-level="1"><text:soft-page-break/>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68944" text:style-name="L150">
        <text:list-item>
          <text:p text:style-name="P151"><text:a xlink:type="simple" xlink:href="#id306">layer</text:a>, optional, xs:positiveInteger</text:p>
        </text:list-item>
        <text:list-item>
          <text:p text:style-name="P151"><text:a xlink:type="simple" xlink:href="#id38">n</text:a>, optional, xs:NMTOKEN</text:p>
        </text:list-item>
        <text:list-item>
          <text:p text:style-name="P151"><text:a xlink:type="simple" xlink:href="#id872">num</text:a>, required, xs:decimal</text:p>
        </text:list-item>
        <text:list-item>
          <text:p text:style-name="P151"><text:a xlink:type="simple" xlink:href="#id730">staff</text:a>, optional, list of xs:positiveInteger, minimum length of 1</text:p>
        </text:list-item>
        <text:list-item>
          <text:p text:style-name="P151"><text:a xlink:type="simple" xlink:href="#id96">tstamp</text:a>, optional, xs:decimal, 0 - ∞</text:p>
        </text:list-item>
        <text:list-item>
          <text:p text:style-name="P151"><text:a xlink:type="simple" xlink:href="#id309">tstamp.ges</text:a>, optional, xs:nonNegativeInteger</text:p>
        </text:list-item>
        <text:list-item>
          <text:p text:style-name="P151"><text:a xlink:type="simple" xlink:href="#id310">tstamp.real</text:a>, optional, xs:time</text:p>
        </text:list-item>
        <text:list-item>
          <text:p text:style-name="P151"><text:a xlink:type="simple" xlink:href="#id37">xml:id</text:a>, optional, xs:ID</text:p>
        </text:list-item>
      </text:list>
      <text:h text:style-name="P241" text:outline-level="1">Module:</text:h>
      <text:p text:style-name="Text_20_body">shared</text:p>
      <text:h text:style-name="P1" text:outline-level="1"><text:bookmark text:name="id1570"/>&lt;part&gt; part</text:h>
      <text:h text:style-name="P241"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41" text:outline-level="1">May contain:</text:h>
      <text:p text:style-name="Text_20_body"><text:a xlink:type="simple" xlink:href="#id669">ending</text:a>, <text:a xlink:type="simple" xlink:href="#id662">section</text:a> </text:p>
      <text:h text:style-name="P241" text:outline-level="1">May occur within:</text:h>
      <text:p text:style-name="Text_20_body"><text:a xlink:type="simple" xlink:href="#id1567">parts</text:a> </text:p>
      <text:h text:style-name="P241" text:outline-level="1">Attributes:</text:h>
      <text:list xml:id="list35468488" text:style-name="L151">
        <text:list-item>
          <text:p text:style-name="P152"><text:a xlink:type="simple" xlink:href="#id100">copyof</text:a>, optional, xs:IDREF</text:p>
        </text:list-item>
        <text:list-item>
          <text:p text:style-name="P152"><text:a xlink:type="simple" xlink:href="#id101">corresp</text:a>, optional, xs:IDREFS</text:p>
        </text:list-item>
        <text:list-item>
          <text:p text:style-name="P152"><text:a xlink:type="simple" xlink:href="#id38">n</text:a>, optional, xs:NMTOKEN</text:p>
        </text:list-item>
        <text:list-item>
          <text:p text:style-name="P152"><text:a xlink:type="simple" xlink:href="#id102">next</text:a>, optional, xs:IDREFS</text:p>
        </text:list-item>
        <text:list-item>
          <text:p text:style-name="P152"><text:a xlink:type="simple" xlink:href="#id103">prev</text:a>, optional, xs:IDREFS</text:p>
        </text:list-item>
        <text:list-item>
          <text:p text:style-name="P152"><text:soft-page-break/><text:a xlink:type="simple" xlink:href="#id104">sameas</text:a>, optional, xs:IDREFS</text:p>
        </text:list-item>
        <text:list-item>
          <text:p text:style-name="P152"><text:a xlink:type="simple" xlink:href="#id180">subtype</text:a>, optional, xs:NMTOKEN</text:p>
        </text:list-item>
        <text:list-item>
          <text:p text:style-name="P152"><text:a xlink:type="simple" xlink:href="#id105">synch</text:a>, optional, xs:IDREFS</text:p>
        </text:list-item>
        <text:list-item>
          <text:p text:style-name="P152"><text:a xlink:type="simple" xlink:href="#id179">type</text:a>, optional, xs:NMTOKEN</text:p>
        </text:list-item>
        <text:list-item>
          <text:p text:style-name="P152"><text:a xlink:type="simple" xlink:href="#id37">xml:id</text:a>, optional, xs:ID</text:p>
        </text:list-item>
      </text:list>
      <text:h text:style-name="P241" text:outline-level="1">Module:</text:h>
      <text:p text:style-name="Text_20_body">shared</text:p>
      <text:h text:style-name="P1" text:outline-level="1"><text:bookmark text:name="id1567"/>&lt;parts&gt; parts</text:h>
      <text:h text:style-name="P241" text:outline-level="1">Description:</text:h>
      <text:p text:style-name="Text_20_body">Gathers performers' parts.</text:p>
      <text:h text:style-name="P241" text:outline-level="1">May contain:</text:h>
      <text:p text:style-name="Text_20_body"><text:a xlink:type="simple" xlink:href="#id1570">part</text:a> </text:p>
      <text:h text:style-name="P241" text:outline-level="1">May occur within:</text:h>
      <text:p text:style-name="Text_20_body"><text:a xlink:type="simple" xlink:href="#id1558">mdiv</text:a> </text:p>
      <text:h text:style-name="P241" text:outline-level="1">Attributes:</text:h>
      <text:list xml:id="list35492393" text:style-name="L152">
        <text:list-item>
          <text:p text:style-name="P153"><text:a xlink:type="simple" xlink:href="#id100">copyof</text:a>, optional, xs:IDREF</text:p>
        </text:list-item>
        <text:list-item>
          <text:p text:style-name="P153"><text:a xlink:type="simple" xlink:href="#id101">corresp</text:a>, optional, xs:IDREFS</text:p>
        </text:list-item>
        <text:list-item>
          <text:p text:style-name="P153"><text:a xlink:type="simple" xlink:href="#id38">n</text:a>, optional, xs:NMTOKEN</text:p>
        </text:list-item>
        <text:list-item>
          <text:p text:style-name="P153"><text:a xlink:type="simple" xlink:href="#id102">next</text:a>, optional, xs:IDREFS</text:p>
        </text:list-item>
        <text:list-item>
          <text:p text:style-name="P153"><text:a xlink:type="simple" xlink:href="#id103">prev</text:a>, optional, xs:IDREFS</text:p>
        </text:list-item>
        <text:list-item>
          <text:p text:style-name="P153"><text:a xlink:type="simple" xlink:href="#id104">sameas</text:a>, optional, xs:IDREFS</text:p>
        </text:list-item>
        <text:list-item>
          <text:p text:style-name="P153"><text:a xlink:type="simple" xlink:href="#id180">subtype</text:a>, optional, xs:NMTOKEN</text:p>
        </text:list-item>
        <text:list-item>
          <text:p text:style-name="P153"><text:a xlink:type="simple" xlink:href="#id105">synch</text:a>, optional, xs:IDREFS</text:p>
        </text:list-item>
        <text:list-item>
          <text:p text:style-name="P153"><text:a xlink:type="simple" xlink:href="#id179">type</text:a>, optional, xs:NMTOKEN</text:p>
        </text:list-item>
        <text:list-item>
          <text:p text:style-name="P153"><text:a xlink:type="simple" xlink:href="#id37">xml:id</text:a>, optional, xs:ID</text:p>
        </text:list-item>
      </text:list>
      <text:h text:style-name="P241" text:outline-level="1">Module:</text:h>
      <text:p text:style-name="Text_20_body"><text:soft-page-break/>shared</text:p>
      <text:h text:style-name="P1" text:outline-level="1"><text:bookmark text:name="id237"/>&lt;pb&gt; page break</text:h>
      <text:h text:style-name="P241"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text:p>
      <text:h text:style-name="P241" text:outline-level="1">May contain:</text:h>
      <text:p text:style-name="Text_20_body"><text:a xlink:type="simple" xlink:href="#id240">fw</text:a>, <text:a xlink:type="simple" xlink:href="#id295">pgdesc</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1582">back</text:a>, <text:a xlink:type="simple" xlink:href="#id204">bibl</text:a>, <text:a xlink:type="simple" xlink:href="#id269">cap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229">div</text:a>, <text:a xlink:type="simple" xlink:href="#id669">ending</text:a>, <text:a xlink:type="simple" xlink:href="#id1248">expan</text:a>, <text:a xlink:type="simple" xlink:href="#id51">extref</text:a>, <text:a xlink:type="simple" xlink:href="#id1552">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6">measure</text:a>, <text:a xlink:type="simple" xlink:href="#id1039">nam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1179">rdg</text:a>, <text:a xlink:type="simple" xlink:href="#id1344">ref</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1036">stack</text:a>, <text:a xlink:type="simple" xlink:href="#id674">staff</text:a>, <text:a xlink:type="simple" xlink:href="#id1080">stylename</text:a>, <text:a xlink:type="simple" xlink:href="#id1238">supplied</text:a>, <text:a xlink:type="simple" xlink:href="#id969">syllable</text:a>, <text:a xlink:type="simple" xlink:href="#id280">td</text:a>, <text:a xlink:type="simple" xlink:href="#id274">th</text:a>, <text:a xlink:type="simple" xlink:href="#id1092">title</text:a>, <text:a xlink:type="simple" xlink:href="#id1442">titlepage</text:a>, <text:a xlink:type="simple" xlink:href="#id1243">unclear</text:a> </text:p>
      <text:h text:style-name="P241" text:outline-level="1">Attributes:</text:h>
      <text:list xml:id="list35476939" text:style-name="L153">
        <text:list-item>
          <text:p text:style-name="P154"><text:a xlink:type="simple" xlink:href="#id48">entityref</text:a>, optional, xs:ENTITY</text:p>
        </text:list-item>
        <text:list-item>
          <text:p text:style-name="P154"><text:a xlink:type="simple" xlink:href="#id69">facs</text:a>, optional, xs:IDREFS</text:p>
        </text:list-item>
        <text:list-item>
          <text:p text:style-name="P154"><text:a xlink:type="simple" xlink:href="#id320">func</text:a>, optional, xs:token, verso, recto</text:p>
        </text:list-item>
        <text:list-item>
          <text:p text:style-name="P154"><text:a xlink:type="simple" xlink:href="#id38">n</text:a>, optional, xs:NMTOKEN</text:p>
        </text:list-item>
        <text:list-item>
          <text:p text:style-name="P154"><text:a xlink:type="simple" xlink:href="#id227">source</text:a>, optional, xs:IDREFS</text:p>
        </text:list-item>
        <text:list-item>
          <text:p text:style-name="P154"><text:a xlink:type="simple" xlink:href="#id45">targettype</text:a>, optional, xs:NMTOKEN</text:p>
        </text:list-item>
        <text:list-item>
          <text:p text:style-name="P154"><text:a xlink:type="simple" xlink:href="#id42">xlink:actuate</text:a>, optional, xs:token, onLoad, onRequest, other, none</text:p>
        </text:list-item>
        <text:list-item>
          <text:p text:style-name="P154"><text:a xlink:type="simple" xlink:href="#id49">xlink:href</text:a>, optional, xs:anyURI</text:p>
        </text:list-item>
        <text:list-item>
          <text:p text:style-name="P154"><text:a xlink:type="simple" xlink:href="#id43">xlink:role</text:a>, optional, xs:anyURI</text:p>
        </text:list-item>
        <text:list-item>
          <text:p text:style-name="P154"><text:a xlink:type="simple" xlink:href="#id44">xlink:show</text:a>, optional, xs:token, new, replace, other, none</text:p>
        </text:list-item>
        <text:list-item>
          <text:p text:style-name="P154"><text:a xlink:type="simple" xlink:href="#id46">xlink:title</text:a>, optional, CDATA</text:p>
        </text:list-item>
        <text:list-item>
          <text:p text:style-name="P154"><text:a xlink:type="simple" xlink:href="#id37">xml:id</text:a>, optional, xs:ID</text:p>
        </text:list-item>
      </text:list>
      <text:h text:style-name="P241" text:outline-level="1">Module:</text:h>
      <text:p text:style-name="Text_20_body">shared</text:p>
      <text:h text:style-name="P1" text:outline-level="1"><text:bookmark text:name="id1017"/>&lt;pedal&gt; pedal</text:h>
      <text:h text:style-name="P241"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41" text:outline-level="1"><text:soft-page-break/>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71831" text:style-name="L154">
        <text:list-item>
          <text:p text:style-name="P155"><text:a xlink:type="simple" xlink:href="#id88">color</text:a>, optional, xs:token, "(x[0-9A-Fa-f]{6,6}|aqua|black|fuchsia|gray|green|lime|maroon|navy|olive|purple|red|silver|teal|white|yellow)"</text:p>
        </text:list-item>
        <text:list-item>
          <text:p text:style-name="P155"><text:a xlink:type="simple" xlink:href="#id100">copyof</text:a>, optional, xs:IDREF</text:p>
        </text:list-item>
        <text:list-item>
          <text:p text:style-name="P155"><text:a xlink:type="simple" xlink:href="#id101">corresp</text:a>, optional, xs:IDREFS</text:p>
        </text:list-item>
        <text:list-item>
          <text:p text:style-name="P155"><text:a xlink:type="simple" xlink:href="#id1020">dir</text:a>, required, xs:token, down, up, half, bounce</text:p>
        </text:list-item>
        <text:list-item>
          <text:p text:style-name="P155"><text:a xlink:type="simple" xlink:href="#id177">endid</text:a>, optional, xs:IDREF</text:p>
        </text:list-item>
        <text:list-item>
          <text:p text:style-name="P155"><text:a xlink:type="simple" xlink:href="#id69">facs</text:a>, optional, xs:IDREFS</text:p>
        </text:list-item>
        <text:list-item>
          <text:p text:style-name="P155"><text:a xlink:type="simple" xlink:href="#id130">ho</text:a>, optional, xs:decimal</text:p>
        </text:list-item>
        <text:list-item>
          <text:p text:style-name="P155"><text:a xlink:type="simple" xlink:href="#id778">layer</text:a>, optional, list of xs:positiveInteger, minimum length of 1</text:p>
        </text:list-item>
        <text:list-item>
          <text:p text:style-name="P155"><text:a xlink:type="simple" xlink:href="#id38">n</text:a>, optional, xs:NMTOKEN</text:p>
        </text:list-item>
        <text:list-item>
          <text:p text:style-name="P155"><text:a xlink:type="simple" xlink:href="#id102">next</text:a>, optional, xs:IDREFS</text:p>
        </text:list-item>
        <text:list-item>
          <text:p text:style-name="P155"><text:a xlink:type="simple" xlink:href="#id151">place</text:a>, optional, xs:token, above, below, within</text:p>
        </text:list-item>
        <text:list-item>
          <text:p text:style-name="P155"><text:a xlink:type="simple" xlink:href="#id72">plist</text:a>, optional, xs:IDREFS</text:p>
        </text:list-item>
        <text:list-item>
          <text:p text:style-name="P155"><text:a xlink:type="simple" xlink:href="#id103">prev</text:a>, optional, xs:IDREFS</text:p>
        </text:list-item>
        <text:list-item>
          <text:p text:style-name="P155"><text:a xlink:type="simple" xlink:href="#id104">sameas</text:a>, optional, xs:IDREFS</text:p>
        </text:list-item>
        <text:list-item>
          <text:p text:style-name="P155"><text:a xlink:type="simple" xlink:href="#id688">staff</text:a>, required, list of xs:positiveInteger, minimum length of 1</text:p>
        </text:list-item>
        <text:list-item>
          <text:p text:style-name="P155"><text:a xlink:type="simple" xlink:href="#id176">startid</text:a>, optional, xs:IDREF</text:p>
        </text:list-item>
        <text:list-item>
          <text:p text:style-name="P155"><text:a xlink:type="simple" xlink:href="#id1022">style</text:a>, optional, xs:token, line, pedstar, altpedstar</text:p>
        </text:list-item>
        <text:list-item>
          <text:p text:style-name="P155"><text:a xlink:type="simple" xlink:href="#id105">synch</text:a>, optional, xs:IDREFS</text:p>
        </text:list-item>
        <text:list-item>
          <text:p text:style-name="P155"><text:a xlink:type="simple" xlink:href="#id155">to</text:a>, optional, xs:decimal</text:p>
        </text:list-item>
        <text:list-item>
          <text:p text:style-name="P155"><text:a xlink:type="simple" xlink:href="#id96">tstamp</text:a>, optional, xs:decimal, 0 - ∞</text:p>
        </text:list-item>
        <text:list-item>
          <text:p text:style-name="P155"><text:a xlink:type="simple" xlink:href="#id309">tstamp.ges</text:a>, optional, xs:nonNegativeInteger</text:p>
        </text:list-item>
        <text:list-item>
          <text:p text:style-name="P155"><text:soft-page-break/><text:a xlink:type="simple" xlink:href="#id310">tstamp.real</text:a>, optional, xs:time</text:p>
        </text:list-item>
        <text:list-item>
          <text:p text:style-name="P155"><text:a xlink:type="simple" xlink:href="#id133">vo</text:a>, optional, xs:decimal</text:p>
        </text:list-item>
        <text:list-item>
          <text:p text:style-name="P155"><text:a xlink:type="simple" xlink:href="#id135">x</text:a>, optional, xs:decimal</text:p>
        </text:list-item>
        <text:list-item>
          <text:p text:style-name="P155"><text:a xlink:type="simple" xlink:href="#id37">xml:id</text:a>, optional, xs:ID</text:p>
        </text:list-item>
        <text:list-item>
          <text:p text:style-name="P155"><text:a xlink:type="simple" xlink:href="#id136">y</text:a>, optional, xs:decimal</text:p>
        </text:list-item>
      </text:list>
      <text:h text:style-name="P241" text:outline-level="1">Module:</text:h>
      <text:p text:style-name="Text_20_body">cmn</text:p>
      <text:h text:style-name="P1" text:outline-level="1"><text:bookmark text:name="id1077"/>&lt;periodname&gt; period name</text:h>
      <text:h text:style-name="P241" text:outline-level="1">Description:</text:h>
      <text:p text:style-name="Text_20_body">A label that describes a period of time, such as 'Baroque' or '3rd Style period'. The name of the list from which a controlled value is taken may be recorded using the authority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9383" text:style-name="L155">
        <text:list-item>
          <text:p text:style-name="P156"><text:a xlink:type="simple" xlink:href="#id1043">analog</text:a>, optional, CDATA</text:p>
        </text:list-item>
        <text:list-item>
          <text:p text:style-name="P156"><text:a xlink:type="simple" xlink:href="#id1046">authority</text:a>, optional, CDATA</text:p>
        </text:list-item>
        <text:list-item>
          <text:p text:style-name="P156"><text:a xlink:type="simple" xlink:href="#id1062">cert</text:a>, optional, xs:token, high, medium, low, unknown</text:p>
        </text:list-item>
        <text:list-item>
          <text:p text:style-name="P156"><text:a xlink:type="simple" xlink:href="#id1047">dbkey</text:a>, optional, xs:NMTOKEN</text:p>
        </text:list-item>
        <text:list-item>
          <text:p text:style-name="P156"><text:a xlink:type="simple" xlink:href="#id1055">enddate</text:a>, optional, xs:date, xs:gYear, xs:gMonth, xs:gDay, xs:gYearMonth, xs:gMonthDay, xs:time, xs:dateTime, xs:token</text:p>
        </text:list-item>
        <text:list-item>
          <text:p text:style-name="P156"><text:a xlink:type="simple" xlink:href="#id1064">evidence</text:a>, optional, xs:NMTOKEN</text:p>
        </text:list-item>
        <text:list-item>
          <text:p text:style-name="P156"><text:a xlink:type="simple" xlink:href="#id69">facs</text:a>, optional, xs:IDREFS</text:p>
        </text:list-item>
        <text:list-item>
          <text:p text:style-name="P156"><text:a xlink:type="simple" xlink:href="#id38">n</text:a>, optional, xs:NMTOKEN</text:p>
        </text:list-item>
        <text:list-item>
          <text:p text:style-name="P156"><text:a xlink:type="simple" xlink:href="#id1057">notafter</text:a>, optional, xs:date, xs:gYear, xs:gMonth, xs:gDay, xs:gYearMonth, xs:gMonthDay, xs:time, xs:dateTime, xs:token</text:p>
        </text:list-item>
        <text:list-item>
          <text:p text:style-name="P156"><text:a xlink:type="simple" xlink:href="#id1058">notbefore</text:a>, optional, xs:date, xs:gYear, xs:gMonth, xs:gDay, xs:gYearMonth, xs:gMonthDay, xs:time, xs:dateTime, xs:token</text:p>
        </text:list-item>
        <text:list-item>
          <text:p text:style-name="P156"><text:a xlink:type="simple" xlink:href="#id1048">nymref</text:a>, optional, xs:IDREF</text:p>
        </text:list-item>
        <text:list-item>
          <text:p text:style-name="P156"><text:soft-page-break/><text:a xlink:type="simple" xlink:href="#id1059">reg</text:a>, optional, xs:date, xs:gYear, xs:gMonth, xs:gDay, xs:gYearMonth, xs:gMonthDay, xs:time, xs:dateTime, xs:token</text:p>
        </text:list-item>
        <text:list-item>
          <text:p text:style-name="P156"><text:a xlink:type="simple" xlink:href="#id317">resp</text:a>, optional, xs:IDREFS</text:p>
        </text:list-item>
        <text:list-item>
          <text:p text:style-name="P156"><text:a xlink:type="simple" xlink:href="#id1049">role</text:a>, optional, CDATA</text:p>
        </text:list-item>
        <text:list-item>
          <text:p text:style-name="P156"><text:a xlink:type="simple" xlink:href="#id227">source</text:a>, optional, xs:IDREFS</text:p>
        </text:list-item>
        <text:list-item>
          <text:p text:style-name="P156"><text:a xlink:type="simple" xlink:href="#id1060">startdate</text:a>, optional, xs:date, xs:gYear, xs:gMonth, xs:gDay, xs:gYearMonth, xs:gMonthDay, xs:time, xs:dateTime, xs:token</text:p>
        </text:list-item>
        <text:list-item>
          <text:p text:style-name="P156"><text:a xlink:type="simple" xlink:href="#id180">subtype</text:a>, optional, xs:NMTOKEN</text:p>
        </text:list-item>
        <text:list-item>
          <text:p text:style-name="P156"><text:a xlink:type="simple" xlink:href="#id179">type</text:a>, optional, xs:NMTOKEN</text:p>
        </text:list-item>
        <text:list-item>
          <text:p text:style-name="P156"><text:a xlink:type="simple" xlink:href="#id37">xml:id</text:a>, optional, xs:ID</text:p>
        </text:list-item>
        <text:list-item>
          <text:p text:style-name="P156"><text:a xlink:type="simple" xlink:href="#id248">xml:lang</text:a>, optional, xs:language</text:p>
        </text:list-item>
      </text:list>
      <text:h text:style-name="P241" text:outline-level="1">Module:</text:h>
      <text:p text:style-name="Text_20_body">namesdates</text:p>
      <text:h text:style-name="P1" text:outline-level="1"><text:bookmark text:name="id1065"/>&lt;persname&gt; personal name</text:h>
      <text:h text:style-name="P241"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352">respstmt</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88049" text:style-name="L156">
        <text:list-item>
          <text:p text:style-name="P157"><text:a xlink:type="simple" xlink:href="#id1043">analog</text:a>, optional, CDATA</text:p>
        </text:list-item>
        <text:list-item>
          <text:p text:style-name="P157"><text:a xlink:type="simple" xlink:href="#id1046">authority</text:a>, optional, CDATA</text:p>
        </text:list-item>
        <text:list-item>
          <text:p text:style-name="P157"><text:a xlink:type="simple" xlink:href="#id1062">cert</text:a>, optional, xs:token, high, medium, low, unknown</text:p>
        </text:list-item>
        <text:list-item>
          <text:p text:style-name="P157"><text:a xlink:type="simple" xlink:href="#id1047">dbkey</text:a>, optional, xs:NMTOKEN</text:p>
        </text:list-item>
        <text:list-item>
          <text:p text:style-name="P157"><text:a xlink:type="simple" xlink:href="#id1055">enddate</text:a>, optional, xs:date, xs:gYear, xs:gMonth, xs:gDay, xs:gYearMonth, xs:gMonthDay, xs:time, xs:dateTime, xs:token</text:p>
        </text:list-item>
        <text:list-item>
          <text:p text:style-name="P157"><text:a xlink:type="simple" xlink:href="#id1064">evidence</text:a>, optional, xs:NMTOKEN</text:p>
        </text:list-item>
        <text:list-item>
          <text:p text:style-name="P157"><text:a xlink:type="simple" xlink:href="#id69">facs</text:a>, optional, xs:IDREFS</text:p>
        </text:list-item>
        <text:list-item>
          <text:p text:style-name="P157"><text:soft-page-break/><text:a xlink:type="simple" xlink:href="#id38">n</text:a>, optional, xs:NMTOKEN</text:p>
        </text:list-item>
        <text:list-item>
          <text:p text:style-name="P157"><text:a xlink:type="simple" xlink:href="#id1057">notafter</text:a>, optional, xs:date, xs:gYear, xs:gMonth, xs:gDay, xs:gYearMonth, xs:gMonthDay, xs:time, xs:dateTime, xs:token</text:p>
        </text:list-item>
        <text:list-item>
          <text:p text:style-name="P157"><text:a xlink:type="simple" xlink:href="#id1058">notbefore</text:a>, optional, xs:date, xs:gYear, xs:gMonth, xs:gDay, xs:gYearMonth, xs:gMonthDay, xs:time, xs:dateTime, xs:token</text:p>
        </text:list-item>
        <text:list-item>
          <text:p text:style-name="P157"><text:a xlink:type="simple" xlink:href="#id1048">nymref</text:a>, optional, xs:IDREF</text:p>
        </text:list-item>
        <text:list-item>
          <text:p text:style-name="P157"><text:a xlink:type="simple" xlink:href="#id1059">reg</text:a>, optional, xs:date, xs:gYear, xs:gMonth, xs:gDay, xs:gYearMonth, xs:gMonthDay, xs:time, xs:dateTime, xs:token</text:p>
        </text:list-item>
        <text:list-item>
          <text:p text:style-name="P157"><text:a xlink:type="simple" xlink:href="#id317">resp</text:a>, optional, xs:IDREFS</text:p>
        </text:list-item>
        <text:list-item>
          <text:p text:style-name="P157"><text:a xlink:type="simple" xlink:href="#id1049">role</text:a>, optional, CDATA</text:p>
        </text:list-item>
        <text:list-item>
          <text:p text:style-name="P157"><text:a xlink:type="simple" xlink:href="#id227">source</text:a>, optional, xs:IDREFS</text:p>
        </text:list-item>
        <text:list-item>
          <text:p text:style-name="P157"><text:a xlink:type="simple" xlink:href="#id1060">startdate</text:a>, optional, xs:date, xs:gYear, xs:gMonth, xs:gDay, xs:gYearMonth, xs:gMonthDay, xs:time, xs:dateTime, xs:token</text:p>
        </text:list-item>
        <text:list-item>
          <text:p text:style-name="P157"><text:a xlink:type="simple" xlink:href="#id180">subtype</text:a>, optional, xs:NMTOKEN</text:p>
        </text:list-item>
        <text:list-item>
          <text:p text:style-name="P157"><text:a xlink:type="simple" xlink:href="#id179">type</text:a>, optional, xs:NMTOKEN</text:p>
        </text:list-item>
        <text:list-item>
          <text:p text:style-name="P157"><text:a xlink:type="simple" xlink:href="#id37">xml:id</text:a>, optional, xs:ID</text:p>
        </text:list-item>
        <text:list-item>
          <text:p text:style-name="P157"><text:a xlink:type="simple" xlink:href="#id248">xml:lang</text:a>, optional, xs:language</text:p>
        </text:list-item>
      </text:list>
      <text:h text:style-name="P241" text:outline-level="1">Module:</text:h>
      <text:p text:style-name="Text_20_body">namesdates</text:p>
      <text:h text:style-name="P1" text:outline-level="1"><text:bookmark text:name="id295"/>&lt;pgdesc&gt; page description</text:h>
      <text:h text:style-name="P241"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41"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2">ptr</text:a>, <text:a xlink:type="simple" xlink:href="#id1344">ref</text:a>, <text:a xlink:type="simple" xlink:href="#id386">symbol</text:a>, <text:a xlink:type="simple" xlink:href="#id266">table</text:a> </text:p>
      <text:h text:style-name="P241" text:outline-level="1">May occur within:</text:h>
      <text:p text:style-name="Text_20_body"><text:a xlink:type="simple" xlink:href="#id237">pb</text:a> </text:p>
      <text:h text:style-name="P241" text:outline-level="1">Attributes:</text:h>
      <text:list xml:id="list35471449" text:style-name="L157">
        <text:list-item>
          <text:p text:style-name="P158"><text:a xlink:type="simple" xlink:href="#id38">n</text:a>, optional, xs:NMTOKEN</text:p>
        </text:list-item>
        <text:list-item>
          <text:p text:style-name="P158"><text:a xlink:type="simple" xlink:href="#id37">xml:id</text:a>, optional, xs:ID</text:p>
        </text:list-item>
        <text:list-item>
          <text:p text:style-name="P158"><text:a xlink:type="simple" xlink:href="#id248">xml:lang</text:a>, optional, xs:language</text:p>
        </text:list-item>
      </text:list>
      <text:h text:style-name="P241" text:outline-level="1"><text:soft-page-break/>Module:</text:h>
      <text:p text:style-name="Text_20_body">shared</text:p>
      <text:h text:style-name="P1" text:outline-level="1"><text:bookmark text:name="id414"/>&lt;pgfoot1&gt; page footer 1</text:h>
      <text:h text:style-name="P241"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24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343">scoredef</text:a> </text:p>
      <text:h text:style-name="P241" text:outline-level="1">Attributes:</text:h>
      <text:list xml:id="list35471940" text:style-name="L158">
        <text:list-item>
          <text:p text:style-name="P159"><text:a xlink:type="simple" xlink:href="#id69">facs</text:a>, optional, xs:IDREFS</text:p>
        </text:list-item>
        <text:list-item>
          <text:p text:style-name="P159"><text:a xlink:type="simple" xlink:href="#id38">n</text:a>, optional, xs:NMTOKEN</text:p>
        </text:list-item>
        <text:list-item>
          <text:p text:style-name="P159"><text:a xlink:type="simple" xlink:href="#id37">xml:id</text:a>, optional, xs:ID</text:p>
        </text:list-item>
        <text:list-item>
          <text:p text:style-name="P159"><text:a xlink:type="simple" xlink:href="#id248">xml:lang</text:a>, optional, xs:language</text:p>
        </text:list-item>
      </text:list>
      <text:h text:style-name="P241" text:outline-level="1">Module:</text:h>
      <text:p text:style-name="Text_20_body">shared</text:p>
      <text:h text:style-name="P1" text:outline-level="1"><text:bookmark text:name="id417"/>&lt;pgfoot2&gt; page footer 2</text:h>
      <text:h text:style-name="P241"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4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343">scoredef</text:a> </text:p>
      <text:h text:style-name="P241" text:outline-level="1">Attributes:</text:h>
      <text:list xml:id="list35480597" text:style-name="L159">
        <text:list-item>
          <text:p text:style-name="P160"><text:a xlink:type="simple" xlink:href="#id69">facs</text:a>, optional, xs:IDREFS</text:p>
        </text:list-item>
        <text:list-item>
          <text:p text:style-name="P160"><text:a xlink:type="simple" xlink:href="#id38">n</text:a>, optional, xs:NMTOKEN</text:p>
        </text:list-item>
        <text:list-item>
          <text:p text:style-name="P160"><text:soft-page-break/><text:a xlink:type="simple" xlink:href="#id37">xml:id</text:a>, optional, xs:ID</text:p>
        </text:list-item>
        <text:list-item>
          <text:p text:style-name="P160"><text:a xlink:type="simple" xlink:href="#id248">xml:lang</text:a>, optional, xs:language</text:p>
        </text:list-item>
      </text:list>
      <text:h text:style-name="P241" text:outline-level="1">Module:</text:h>
      <text:p text:style-name="Text_20_body">shared</text:p>
      <text:h text:style-name="P1" text:outline-level="1"><text:bookmark text:name="id408"/>&lt;pghead1&gt; page header 1</text:h>
      <text:h text:style-name="P241"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4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343">scoredef</text:a> </text:p>
      <text:h text:style-name="P241" text:outline-level="1">Attributes:</text:h>
      <text:list xml:id="list35485732" text:style-name="L160">
        <text:list-item>
          <text:p text:style-name="P161"><text:a xlink:type="simple" xlink:href="#id69">facs</text:a>, optional, xs:IDREFS</text:p>
        </text:list-item>
        <text:list-item>
          <text:p text:style-name="P161"><text:a xlink:type="simple" xlink:href="#id38">n</text:a>, optional, xs:NMTOKEN</text:p>
        </text:list-item>
        <text:list-item>
          <text:p text:style-name="P161"><text:a xlink:type="simple" xlink:href="#id37">xml:id</text:a>, optional, xs:ID</text:p>
        </text:list-item>
        <text:list-item>
          <text:p text:style-name="P161"><text:a xlink:type="simple" xlink:href="#id248">xml:lang</text:a>, optional, xs:language</text:p>
        </text:list-item>
      </text:list>
      <text:h text:style-name="P241" text:outline-level="1">Module:</text:h>
      <text:p text:style-name="Text_20_body">shared</text:p>
      <text:h text:style-name="P1" text:outline-level="1"><text:bookmark text:name="id411"/>&lt;pghead2&gt; page header 2</text:h>
      <text:h text:style-name="P241"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4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343">scoredef</text:a> </text:p>
      <text:h text:style-name="P241" text:outline-level="1">Attributes:</text:h>
      <text:list xml:id="list354838521" text:style-name="L161">
        <text:list-item>
          <text:p text:style-name="P162"><text:soft-page-break/><text:a xlink:type="simple" xlink:href="#id69">facs</text:a>, optional, xs:IDREFS</text:p>
        </text:list-item>
        <text:list-item>
          <text:p text:style-name="P162"><text:a xlink:type="simple" xlink:href="#id38">n</text:a>, optional, xs:NMTOKEN</text:p>
        </text:list-item>
        <text:list-item>
          <text:p text:style-name="P162"><text:a xlink:type="simple" xlink:href="#id37">xml:id</text:a>, optional, xs:ID</text:p>
        </text:list-item>
        <text:list-item>
          <text:p text:style-name="P162"><text:a xlink:type="simple" xlink:href="#id248">xml:lang</text:a>, optional, xs:language</text:p>
        </text:list-item>
      </text:list>
      <text:h text:style-name="P241" text:outline-level="1">Module:</text:h>
      <text:p text:style-name="Text_20_body">shared</text:p>
      <text:h text:style-name="P1" text:outline-level="1"><text:bookmark text:name="id782"/>&lt;phrase&gt; phrase</text:h>
      <text:h text:style-name="P241"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2278" text:style-name="L162">
        <text:list-item>
          <text:p text:style-name="P163"><text:a xlink:type="simple" xlink:href="#id195">bezier</text:a>, optional, list of xs:integer, minimum length of 1</text:p>
        </text:list-item>
        <text:list-item>
          <text:p text:style-name="P163"><text:a xlink:type="simple" xlink:href="#id196">bulge</text:a>, optional, list of xs:decimal, minimum length of 1</text:p>
        </text:list-item>
        <text:list-item>
          <text:p text:style-name="P163"><text:a xlink:type="simple" xlink:href="#id88">color</text:a>, optional, xs:token, "(x[0-9A-Fa-f]{6,6}|aqua|black|fuchsia|gray|green|lime|maroon|navy|olive|purple|red|silver|teal|white|yellow)"</text:p>
        </text:list-item>
        <text:list-item>
          <text:p text:style-name="P163"><text:a xlink:type="simple" xlink:href="#id100">copyof</text:a>, optional, xs:IDREF</text:p>
        </text:list-item>
        <text:list-item>
          <text:p text:style-name="P163"><text:a xlink:type="simple" xlink:href="#id101">corresp</text:a>, optional, xs:IDREFS</text:p>
        </text:list-item>
        <text:list-item>
          <text:p text:style-name="P163"><text:a xlink:type="simple" xlink:href="#id197">curvedir</text:a>, optional, xs:token, above, below</text:p>
        </text:list-item>
        <text:list-item>
          <text:p text:style-name="P163"><text:a xlink:type="simple" xlink:href="#id303">dur</text:a>, optional, xs:token, "([0-9]+m *\+ *)?[0-9]+(\.?[0-9]*)?"</text:p>
        </text:list-item>
        <text:list-item>
          <text:p text:style-name="P163"><text:a xlink:type="simple" xlink:href="#id314">dur.ges</text:a>, optional, CDATA</text:p>
        </text:list-item>
        <text:list-item>
          <text:p text:style-name="P163"><text:a xlink:type="simple" xlink:href="#id184">endho</text:a>, optional, xs:decimal</text:p>
        </text:list-item>
        <text:list-item>
          <text:p text:style-name="P163"><text:a xlink:type="simple" xlink:href="#id177">endid</text:a>, optional, xs:IDREF</text:p>
        </text:list-item>
        <text:list-item>
          <text:p text:style-name="P163"><text:a xlink:type="simple" xlink:href="#id187">endto</text:a>, optional, xs:decimal</text:p>
        </text:list-item>
        <text:list-item>
          <text:p text:style-name="P163"><text:a xlink:type="simple" xlink:href="#id190">endvo</text:a>, optional, xs:decimal</text:p>
        </text:list-item>
        <text:list-item>
          <text:p text:style-name="P163"><text:soft-page-break/><text:a xlink:type="simple" xlink:href="#id69">facs</text:a>, optional, xs:IDREFS</text:p>
        </text:list-item>
        <text:list-item>
          <text:p text:style-name="P163"><text:a xlink:type="simple" xlink:href="#id130">ho</text:a>, optional, xs:decimal</text:p>
        </text:list-item>
        <text:list-item>
          <text:p text:style-name="P163"><text:a xlink:type="simple" xlink:href="#id789">join</text:a>, optional, xs:IDREFS</text:p>
        </text:list-item>
        <text:list-item>
          <text:p text:style-name="P163"><text:a xlink:type="simple" xlink:href="#id778">layer</text:a>, optional, list of xs:positiveInteger, minimum length of 1</text:p>
        </text:list-item>
        <text:list-item>
          <text:p text:style-name="P163"><text:a xlink:type="simple" xlink:href="#id38">n</text:a>, optional, xs:NMTOKEN</text:p>
        </text:list-item>
        <text:list-item>
          <text:p text:style-name="P163"><text:a xlink:type="simple" xlink:href="#id102">next</text:a>, optional, xs:IDREFS</text:p>
        </text:list-item>
        <text:list-item>
          <text:p text:style-name="P163"><text:a xlink:type="simple" xlink:href="#id72">plist</text:a>, optional, xs:IDREFS</text:p>
        </text:list-item>
        <text:list-item>
          <text:p text:style-name="P163"><text:a xlink:type="simple" xlink:href="#id103">prev</text:a>, optional, xs:IDREFS</text:p>
        </text:list-item>
        <text:list-item>
          <text:p text:style-name="P163"><text:a xlink:type="simple" xlink:href="#id199">rend</text:a>, optional, xs:token, medium, wide, dashed, dotted</text:p>
        </text:list-item>
        <text:list-item>
          <text:p text:style-name="P163"><text:a xlink:type="simple" xlink:href="#id104">sameas</text:a>, optional, xs:IDREFS</text:p>
        </text:list-item>
        <text:list-item>
          <text:p text:style-name="P163"><text:a xlink:type="simple" xlink:href="#id688">staff</text:a>, required, list of xs:positiveInteger, minimum length of 1</text:p>
        </text:list-item>
        <text:list-item>
          <text:p text:style-name="P163"><text:a xlink:type="simple" xlink:href="#id183">startho</text:a>, optional, xs:decimal</text:p>
        </text:list-item>
        <text:list-item>
          <text:p text:style-name="P163"><text:a xlink:type="simple" xlink:href="#id176">startid</text:a>, optional, xs:IDREF</text:p>
        </text:list-item>
        <text:list-item>
          <text:p text:style-name="P163"><text:a xlink:type="simple" xlink:href="#id186">startto</text:a>, optional, xs:decimal</text:p>
        </text:list-item>
        <text:list-item>
          <text:p text:style-name="P163"><text:a xlink:type="simple" xlink:href="#id189">startvo</text:a>, optional, xs:decimal</text:p>
        </text:list-item>
        <text:list-item>
          <text:p text:style-name="P163"><text:a xlink:type="simple" xlink:href="#id105">synch</text:a>, optional, xs:IDREFS</text:p>
        </text:list-item>
        <text:list-item>
          <text:p text:style-name="P163"><text:a xlink:type="simple" xlink:href="#id155">to</text:a>, optional, xs:decimal</text:p>
        </text:list-item>
        <text:list-item>
          <text:p text:style-name="P163"><text:a xlink:type="simple" xlink:href="#id96">tstamp</text:a>, optional, xs:decimal, 0 - ∞</text:p>
        </text:list-item>
        <text:list-item>
          <text:p text:style-name="P163"><text:a xlink:type="simple" xlink:href="#id309">tstamp.ges</text:a>, optional, xs:nonNegativeInteger</text:p>
        </text:list-item>
        <text:list-item>
          <text:p text:style-name="P163"><text:a xlink:type="simple" xlink:href="#id310">tstamp.real</text:a>, optional, xs:time</text:p>
        </text:list-item>
        <text:list-item>
          <text:p text:style-name="P163"><text:a xlink:type="simple" xlink:href="#id133">vo</text:a>, optional, xs:decimal</text:p>
        </text:list-item>
        <text:list-item>
          <text:p text:style-name="P163"><text:a xlink:type="simple" xlink:href="#id135">x</text:a>, optional, xs:decimal</text:p>
        </text:list-item>
        <text:list-item>
          <text:p text:style-name="P163"><text:a xlink:type="simple" xlink:href="#id192">x2</text:a>, optional, xs:decimal</text:p>
        </text:list-item>
        <text:list-item>
          <text:p text:style-name="P163"><text:a xlink:type="simple" xlink:href="#id37">xml:id</text:a>, optional, xs:ID</text:p>
        </text:list-item>
        <text:list-item>
          <text:p text:style-name="P163"><text:a xlink:type="simple" xlink:href="#id136">y</text:a>, optional, xs:decimal</text:p>
        </text:list-item>
        <text:list-item>
          <text:p text:style-name="P163"><text:a xlink:type="simple" xlink:href="#id193">y2</text:a>, optional, xs:decimal</text:p>
        </text:list-item>
      </text:list>
      <text:h text:style-name="P241" text:outline-level="1"><text:soft-page-break/>Module:</text:h>
      <text:p text:style-name="Text_20_body">shared</text:p>
      <text:h text:style-name="P1" text:outline-level="1"><text:bookmark text:name="id1401"/>&lt;physdesc&gt; physical description</text:h>
      <text:h text:style-name="P241"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text:p>
      <text:h text:style-name="P241" text:outline-level="1">May contain:</text:h>
      <text:p text:style-name="Text_20_body"><text:a xlink:type="simple" xlink:href="#id1404">condition</text:a>, <text:a xlink:type="simple" xlink:href="#id1407">dimensions</text:a>, <text:a xlink:type="simple" xlink:href="#id1410">exhibithist</text:a>, <text:a xlink:type="simple" xlink:href="#id1361">extent</text:a>, <text:a xlink:type="simple" xlink:href="#id1413">handlist</text:a>, <text:a xlink:type="simple" xlink:href="#id1420">inscription</text:a>, <text:a xlink:type="simple" xlink:href="#id1426">physloc</text:a>, <text:a xlink:type="simple" xlink:href="#id1423">physmedium</text:a>, <text:a xlink:type="simple" xlink:href="#id1429">provenance</text:a>, <text:a xlink:type="simple" xlink:href="#id1074">repository</text:a>, <text:a xlink:type="simple" xlink:href="#id1442">titlepage</text:a>, <text:a xlink:type="simple" xlink:href="#id1445">treatmenthist</text:a>, <text:a xlink:type="simple" xlink:href="#id1448">treatmentsched</text:a> </text:p>
      <text:h text:style-name="P241" text:outline-level="1">May occur within:</text:h>
      <text:p text:style-name="Text_20_body"><text:a xlink:type="simple" xlink:href="#id1399">source</text:a> </text:p>
      <text:h text:style-name="P241" text:outline-level="1">Attributes:</text:h>
      <text:list xml:id="list35477914" text:style-name="L163">
        <text:list-item>
          <text:p text:style-name="P164"><text:a xlink:type="simple" xlink:href="#id1043">analog</text:a>, optional, CDATA</text:p>
        </text:list-item>
        <text:list-item>
          <text:p text:style-name="P164"><text:a xlink:type="simple" xlink:href="#id38">n</text:a>, optional, xs:NMTOKEN</text:p>
        </text:list-item>
        <text:list-item>
          <text:p text:style-name="P164"><text:a xlink:type="simple" xlink:href="#id37">xml:id</text:a>, optional, xs:ID</text:p>
        </text:list-item>
      </text:list>
      <text:h text:style-name="P241" text:outline-level="1">Module:</text:h>
      <text:p text:style-name="Text_20_body">header</text:p>
      <text:h text:style-name="P1" text:outline-level="1"><text:bookmark text:name="id1426"/>&lt;physloc&gt; physical location</text:h>
      <text:h text:style-name="P241" text:outline-level="1">Description:</text:h>
      <text:p text:style-name="Text_20_body">Location of the source within a repository, e.g., shelf mark or other locational information.</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01">physdesc</text:a> </text:p>
      <text:h text:style-name="P241" text:outline-level="1">Attributes:</text:h>
      <text:list xml:id="list35485542" text:style-name="L164">
        <text:list-item>
          <text:p text:style-name="P165"><text:a xlink:type="simple" xlink:href="#id1043">analog</text:a>, optional, CDATA</text:p>
        </text:list-item>
        <text:list-item>
          <text:p text:style-name="P165"><text:a xlink:type="simple" xlink:href="#id38">n</text:a>, optional, xs:NMTOKEN</text:p>
        </text:list-item>
        <text:list-item>
          <text:p text:style-name="P165"><text:a xlink:type="simple" xlink:href="#id37">xml:id</text:a>, optional, xs:ID</text:p>
        </text:list-item>
      </text:list>
      <text:h text:style-name="P241" text:outline-level="1"><text:soft-page-break/>Module:</text:h>
      <text:p text:style-name="Text_20_body">header</text:p>
      <text:h text:style-name="P1" text:outline-level="1"><text:bookmark text:name="id1423"/>&lt;physmedium&gt; physical medium</text:h>
      <text:h text:style-name="P241" text:outline-level="1">Description:</text:h>
      <text:p text:style-name="Text_20_body">Records the physical materials used in the source, such as ink and paper. All materials may be described in a single &lt;physmedium&gt; element or multiple elements may be used, one for each medium.</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01">physdesc</text:a> </text:p>
      <text:h text:style-name="P241" text:outline-level="1">Attributes:</text:h>
      <text:list xml:id="list35473306" text:style-name="L165">
        <text:list-item>
          <text:p text:style-name="P166"><text:a xlink:type="simple" xlink:href="#id1043">analog</text:a>, optional, CDATA</text:p>
        </text:list-item>
        <text:list-item>
          <text:p text:style-name="P166"><text:a xlink:type="simple" xlink:href="#id1046">authority</text:a>, optional, CDATA</text:p>
        </text:list-item>
        <text:list-item>
          <text:p text:style-name="P166"><text:a xlink:type="simple" xlink:href="#id38">n</text:a>, optional, xs:NMTOKEN</text:p>
        </text:list-item>
        <text:list-item>
          <text:p text:style-name="P166"><text:a xlink:type="simple" xlink:href="#id37">xml:id</text:a>, optional, xs:ID</text:p>
        </text:list-item>
        <text:list-item>
          <text:p text:style-name="P166"><text:a xlink:type="simple" xlink:href="#id248">xml:lang</text:a>, optional, xs:language</text:p>
        </text:list-item>
      </text:list>
      <text:h text:style-name="P241" text:outline-level="1">Module:</text:h>
      <text:p text:style-name="Text_20_body">header</text:p>
      <text:h text:style-name="P1" text:outline-level="1"><text:bookmark text:name="id710"/>&lt;port&gt; port</text:h>
      <text:h text:style-name="P241" text:outline-level="1">Description:</text:h>
      <text:p text:style-name="Text_20_body">MIDI port. The num attribute must be in the range 0-127.</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80588" text:style-name="L166">
        <text:list-item>
          <text:p text:style-name="P167"><text:a xlink:type="simple" xlink:href="#id100">copyof</text:a>, optional, xs:IDREF</text:p>
        </text:list-item>
        <text:list-item>
          <text:p text:style-name="P167"><text:a xlink:type="simple" xlink:href="#id101">corresp</text:a>, optional, xs:IDREFS</text:p>
        </text:list-item>
        <text:list-item>
          <text:p text:style-name="P167"><text:a xlink:type="simple" xlink:href="#id306">layer</text:a>, optional, xs:positiveInteger</text:p>
        </text:list-item>
        <text:list-item>
          <text:p text:style-name="P167"><text:a xlink:type="simple" xlink:href="#id38">n</text:a>, optional, xs:NMTOKEN</text:p>
        </text:list-item>
        <text:list-item>
          <text:p text:style-name="P167"><text:a xlink:type="simple" xlink:href="#id102">next</text:a>, optional, xs:IDREFS</text:p>
        </text:list-item>
        <text:list-item>
          <text:p text:style-name="P167"><text:a xlink:type="simple" xlink:href="#id690">num</text:a>, required, xs:nonNegativeInteger, 0 - 127</text:p>
        </text:list-item>
        <text:list-item>
          <text:p text:style-name="P167"><text:soft-page-break/><text:a xlink:type="simple" xlink:href="#id103">prev</text:a>, optional, xs:IDREFS</text:p>
        </text:list-item>
        <text:list-item>
          <text:p text:style-name="P167"><text:a xlink:type="simple" xlink:href="#id104">sameas</text:a>, optional, xs:IDREFS</text:p>
        </text:list-item>
        <text:list-item>
          <text:p text:style-name="P167"><text:a xlink:type="simple" xlink:href="#id688">staff</text:a>, required, list of xs:positiveInteger, minimum length of 1</text:p>
        </text:list-item>
        <text:list-item>
          <text:p text:style-name="P167"><text:a xlink:type="simple" xlink:href="#id105">synch</text:a>, optional, xs:IDREFS</text:p>
        </text:list-item>
        <text:list-item>
          <text:p text:style-name="P167"><text:a xlink:type="simple" xlink:href="#id96">tstamp</text:a>, optional, xs:decimal, 0 - ∞</text:p>
        </text:list-item>
        <text:list-item>
          <text:p text:style-name="P167"><text:a xlink:type="simple" xlink:href="#id37">xml:id</text:a>, optional, xs:ID</text:p>
        </text:list-item>
      </text:list>
      <text:h text:style-name="P241" text:outline-level="1">Module:</text:h>
      <text:p text:style-name="Text_20_body">midi</text:p>
      <text:h text:style-name="P1" text:outline-level="1"><text:bookmark text:name="id1380"/>&lt;price&gt; price</text:h>
      <text:h text:style-name="P241" text:outline-level="1">Description:</text:h>
      <text:p text:style-name="Text_20_body">The cost of access to a bibliographic item.</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371">availability</text:a> </text:p>
      <text:h text:style-name="P241" text:outline-level="1">Attributes:</text:h>
      <text:list xml:id="list35495507" text:style-name="L167">
        <text:list-item>
          <text:p text:style-name="P168"><text:a xlink:type="simple" xlink:href="#id1043">analog</text:a>, optional, CDATA</text:p>
        </text:list-item>
        <text:list-item>
          <text:p text:style-name="P168"><text:a xlink:type="simple" xlink:href="#id38">n</text:a>, optional, xs:NMTOKEN</text:p>
        </text:list-item>
        <text:list-item>
          <text:p text:style-name="P168"><text:a xlink:type="simple" xlink:href="#id91">unit</text:a>, optional, xs:NMTOKEN</text:p>
        </text:list-item>
        <text:list-item>
          <text:p text:style-name="P168"><text:a xlink:type="simple" xlink:href="#id37">xml:id</text:a>, optional, xs:ID</text:p>
        </text:list-item>
      </text:list>
      <text:h text:style-name="P241" text:outline-level="1">Module:</text:h>
      <text:p text:style-name="Text_20_body">header</text:p>
      <text:h text:style-name="P1" text:outline-level="1"><text:bookmark text:name="id1513"/>&lt;profiledesc&gt; profile description</text:h>
      <text:h text:style-name="P241"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text:p>
      <text:h text:style-name="P241" text:outline-level="1">May contain:</text:h>
      <text:p text:style-name="Text_20_body"><text:a xlink:type="simple" xlink:href="#id1458">classification</text:a>, <text:a xlink:type="simple" xlink:href="#id1516">creation</text:a>, <text:a xlink:type="simple" xlink:href="#id1431">eventlist</text:a>, <text:a xlink:type="simple" xlink:href="#id1452">langusage</text:a> </text:p>
      <text:h text:style-name="P241" text:outline-level="1">May occur within:</text:h>
      <text:p text:style-name="Text_20_body"><text:a xlink:type="simple" xlink:href="#id28">meihead</text:a> </text:p>
      <text:h text:style-name="P241" text:outline-level="1"><text:soft-page-break/>Attributes:</text:h>
      <text:list xml:id="list35464655" text:style-name="L168">
        <text:list-item>
          <text:p text:style-name="P169"><text:a xlink:type="simple" xlink:href="#id1043">analog</text:a>, optional, CDATA</text:p>
        </text:list-item>
        <text:list-item>
          <text:p text:style-name="P169"><text:a xlink:type="simple" xlink:href="#id38">n</text:a>, optional, xs:NMTOKEN</text:p>
        </text:list-item>
        <text:list-item>
          <text:p text:style-name="P169"><text:a xlink:type="simple" xlink:href="#id37">xml:id</text:a>, optional, xs:ID</text:p>
        </text:list-item>
      </text:list>
      <text:h text:style-name="P241" text:outline-level="1">Module:</text:h>
      <text:p text:style-name="Text_20_body">header</text:p>
      <text:h text:style-name="P1" text:outline-level="1"><text:bookmark text:name="id712"/>&lt;prog&gt; program</text:h>
      <text:h text:style-name="P241" text:outline-level="1">Description:</text:h>
      <text:p text:style-name="Text_20_body">MIDI program change. The num attribute must be in the range 0-127.</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95755" text:style-name="L169">
        <text:list-item>
          <text:p text:style-name="P170"><text:a xlink:type="simple" xlink:href="#id100">copyof</text:a>, optional, xs:IDREF</text:p>
        </text:list-item>
        <text:list-item>
          <text:p text:style-name="P170"><text:a xlink:type="simple" xlink:href="#id101">corresp</text:a>, optional, xs:IDREFS</text:p>
        </text:list-item>
        <text:list-item>
          <text:p text:style-name="P170"><text:a xlink:type="simple" xlink:href="#id306">layer</text:a>, optional, xs:positiveInteger</text:p>
        </text:list-item>
        <text:list-item>
          <text:p text:style-name="P170"><text:a xlink:type="simple" xlink:href="#id38">n</text:a>, optional, xs:NMTOKEN</text:p>
        </text:list-item>
        <text:list-item>
          <text:p text:style-name="P170"><text:soft-page-break/><text:a xlink:type="simple" xlink:href="#id102">next</text:a>, optional, xs:IDREFS</text:p>
        </text:list-item>
        <text:list-item>
          <text:p text:style-name="P170"><text:a xlink:type="simple" xlink:href="#id690">num</text:a>, required, xs:nonNegativeInteger, 0 - 127</text:p>
        </text:list-item>
        <text:list-item>
          <text:p text:style-name="P170"><text:a xlink:type="simple" xlink:href="#id103">prev</text:a>, optional, xs:IDREFS</text:p>
        </text:list-item>
        <text:list-item>
          <text:p text:style-name="P170"><text:a xlink:type="simple" xlink:href="#id104">sameas</text:a>, optional, xs:IDREFS</text:p>
        </text:list-item>
        <text:list-item>
          <text:p text:style-name="P170"><text:a xlink:type="simple" xlink:href="#id688">staff</text:a>, required, list of xs:positiveInteger, minimum length of 1</text:p>
        </text:list-item>
        <text:list-item>
          <text:p text:style-name="P170"><text:a xlink:type="simple" xlink:href="#id105">synch</text:a>, optional, xs:IDREFS</text:p>
        </text:list-item>
        <text:list-item>
          <text:p text:style-name="P170"><text:a xlink:type="simple" xlink:href="#id96">tstamp</text:a>, optional, xs:decimal, 0 - ∞</text:p>
        </text:list-item>
        <text:list-item>
          <text:p text:style-name="P170"><text:a xlink:type="simple" xlink:href="#id37">xml:id</text:a>, optional, xs:ID</text:p>
        </text:list-item>
      </text:list>
      <text:h text:style-name="P241" text:outline-level="1">Module:</text:h>
      <text:p text:style-name="Text_20_body">midi</text:p>
      <text:h text:style-name="P1" text:outline-level="1"><text:bookmark text:name="id1484"/>&lt;projectdesc&gt; project description</text:h>
      <text:h text:style-name="P241"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text:p>
      <text:h text:style-name="P241" text:outline-level="1">May contain:</text:h>
      <text:p text:style-name="Text_20_body"><text:a xlink:type="simple" xlink:href="#id262">p</text:a> </text:p>
      <text:h text:style-name="P241" text:outline-level="1">May occur within:</text:h>
      <text:p text:style-name="Text_20_body"><text:a xlink:type="simple" xlink:href="#id1474">encodingdesc</text:a> </text:p>
      <text:h text:style-name="P241" text:outline-level="1">Attributes:</text:h>
      <text:list xml:id="list35471926" text:style-name="L170">
        <text:list-item>
          <text:p text:style-name="P171"><text:a xlink:type="simple" xlink:href="#id1043">analog</text:a>, optional, CDATA</text:p>
        </text:list-item>
        <text:list-item>
          <text:p text:style-name="P171"><text:a xlink:type="simple" xlink:href="#id38">n</text:a>, optional, xs:NMTOKEN</text:p>
        </text:list-item>
        <text:list-item>
          <text:p text:style-name="P171"><text:a xlink:type="simple" xlink:href="#id37">xml:id</text:a>, optional, xs:ID</text:p>
        </text:list-item>
        <text:list-item>
          <text:p text:style-name="P171"><text:a xlink:type="simple" xlink:href="#id248">xml:lang</text:a>, optional, xs:language</text:p>
        </text:list-item>
      </text:list>
      <text:h text:style-name="P241" text:outline-level="1">Module:</text:h>
      <text:p text:style-name="Text_20_body">header</text:p>
      <text:h text:style-name="P1" text:outline-level="1"><text:bookmark text:name="id530"/>&lt;proport&gt; proportion</text:h>
      <text:h text:style-name="P241" text:outline-level="1">Description:</text:h>
      <text:p text:style-name="Text_20_body"><text:soft-page-break/>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41" text:outline-level="1">May contain:</text:h>
      <text:p text:style-name="Text_20_body">EMPTY</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453">staffdef</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83904" text:style-name="L171">
        <text:list-item>
          <text:p text:style-name="P172"><text:a xlink:type="simple" xlink:href="#id100">copyof</text:a>, optional, xs:IDREF</text:p>
        </text:list-item>
        <text:list-item>
          <text:p text:style-name="P172"><text:a xlink:type="simple" xlink:href="#id101">corresp</text:a>, optional, xs:IDREFS</text:p>
        </text:list-item>
        <text:list-item>
          <text:p text:style-name="P172"><text:a xlink:type="simple" xlink:href="#id69">facs</text:a>, optional, xs:IDREFS</text:p>
        </text:list-item>
        <text:list-item>
          <text:p text:style-name="P172"><text:a xlink:type="simple" xlink:href="#id38">n</text:a>, optional, xs:NMTOKEN</text:p>
        </text:list-item>
        <text:list-item>
          <text:p text:style-name="P172"><text:a xlink:type="simple" xlink:href="#id102">next</text:a>, optional, xs:IDREFS</text:p>
        </text:list-item>
        <text:list-item>
          <text:p text:style-name="P172"><text:a xlink:type="simple" xlink:href="#id506">num</text:a>, optional, xs:positiveInteger</text:p>
        </text:list-item>
        <text:list-item>
          <text:p text:style-name="P172"><text:a xlink:type="simple" xlink:href="#id507">numbase</text:a>, optional, xs:positiveInteger</text:p>
        </text:list-item>
        <text:list-item>
          <text:p text:style-name="P172"><text:a xlink:type="simple" xlink:href="#id103">prev</text:a>, optional, xs:IDREFS</text:p>
        </text:list-item>
        <text:list-item>
          <text:p text:style-name="P172"><text:a xlink:type="simple" xlink:href="#id104">sameas</text:a>, optional, xs:IDREFS</text:p>
        </text:list-item>
        <text:list-item>
          <text:p text:style-name="P172"><text:a xlink:type="simple" xlink:href="#id105">synch</text:a>, optional, xs:IDREFS</text:p>
        </text:list-item>
        <text:list-item>
          <text:p text:style-name="P172"><text:a xlink:type="simple" xlink:href="#id37">xml:id</text:a>, optional, xs:ID</text:p>
        </text:list-item>
      </text:list>
      <text:h text:style-name="P241" text:outline-level="1">Module:</text:h>
      <text:p text:style-name="Text_20_body">mensural</text:p>
      <text:h text:style-name="P1" text:outline-level="1"><text:bookmark text:name="id1429"/>&lt;provenance&gt; provenance</text:h>
      <text:h text:style-name="P241" text:outline-level="1">Description:</text:h>
      <text:p text:style-name="Text_20_body">The record of ownership or custodianship of an item.</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1">eventlist</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01">physdesc</text:a> </text:p>
      <text:h text:style-name="P241" text:outline-level="1"><text:soft-page-break/>Attributes:</text:h>
      <text:list xml:id="list35466535" text:style-name="L172">
        <text:list-item>
          <text:p text:style-name="P173"><text:a xlink:type="simple" xlink:href="#id1043">analog</text:a>, optional, CDATA</text:p>
        </text:list-item>
        <text:list-item>
          <text:p text:style-name="P173"><text:a xlink:type="simple" xlink:href="#id38">n</text:a>, optional, xs:NMTOKEN</text:p>
        </text:list-item>
        <text:list-item>
          <text:p text:style-name="P173"><text:a xlink:type="simple" xlink:href="#id37">xml:id</text:a>, optional, xs:ID</text:p>
        </text:list-item>
        <text:list-item>
          <text:p text:style-name="P173"><text:a xlink:type="simple" xlink:href="#id248">xml:lang</text:a>, optional, xs:language</text:p>
        </text:list-item>
      </text:list>
      <text:h text:style-name="P241" text:outline-level="1">Module:</text:h>
      <text:p text:style-name="Text_20_body">header</text:p>
      <text:h text:style-name="P1" text:outline-level="1"><text:bookmark text:name="id1342"/>&lt;ptr&gt; pointer</text:h>
      <text:h text:style-name="P241"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text:p>
      <text:h text:style-name="P241" text:outline-level="1">May contain:</text:h>
      <text:p text:style-name="Text_20_body">EMPTY</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9">application</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91067" text:style-name="L173">
        <text:list-item>
          <text:p text:style-name="P174"><text:a xlink:type="simple" xlink:href="#id38">n</text:a>, optional, xs:NMTOKEN</text:p>
        </text:list-item>
        <text:list-item>
          <text:p text:style-name="P174"><text:a xlink:type="simple" xlink:href="#id72">plist</text:a>, optional, xs:IDREFS</text:p>
        </text:list-item>
        <text:list-item>
          <text:p text:style-name="P174"><text:a xlink:type="simple" xlink:href="#id45">targettype</text:a>, optional, xs:NMTOKEN</text:p>
        </text:list-item>
        <text:list-item>
          <text:p text:style-name="P174"><text:a xlink:type="simple" xlink:href="#id42">xlink:actuate</text:a>, optional, xs:token, onLoad, onRequest, other, none</text:p>
        </text:list-item>
        <text:list-item>
          <text:p text:style-name="P174"><text:a xlink:type="simple" xlink:href="#id43">xlink:role</text:a>, optional, xs:anyURI</text:p>
        </text:list-item>
        <text:list-item>
          <text:p text:style-name="P174"><text:a xlink:type="simple" xlink:href="#id44">xlink:show</text:a>, optional, xs:token, new, replace, other, none</text:p>
        </text:list-item>
        <text:list-item>
          <text:p text:style-name="P174"><text:a xlink:type="simple" xlink:href="#id46">xlink:title</text:a>, optional, CDATA</text:p>
        </text:list-item>
        <text:list-item>
          <text:p text:style-name="P174"><text:a xlink:type="simple" xlink:href="#id37">xml:id</text:a>, optional, xs:ID</text:p>
        </text:list-item>
      </text:list>
      <text:h text:style-name="P241" text:outline-level="1">Module:</text:h>
      <text:p text:style-name="Text_20_body">ptrref</text:p>
      <text:h text:style-name="P1" text:outline-level="1"><text:bookmark text:name="id1366"/>&lt;pubstmt&gt; publication statement</text:h>
      <text:h text:style-name="P241" text:outline-level="1"><text:soft-page-break/>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text:p>
      <text:h text:style-name="P241" text:outline-level="1">May contain:</text:h>
      <text:p text:style-name="Text_20_body"><text:a xlink:type="simple" xlink:href="#id55">address</text:a>, <text:a xlink:type="simple" xlink:href="#id1371">availability</text:a>, <text:a xlink:type="simple" xlink:href="#id1084">date</text:a>, <text:a xlink:type="simple" xlink:href="#id1070">geogname</text:a>, <text:a xlink:type="simple" xlink:href="#id1097">identifier</text:a>, <text:a xlink:type="simple" xlink:href="#id1352">respstmt</text:a>, <text:a xlink:type="simple" xlink:href="#id1368">unpub</text:a> </text:p>
      <text:h text:style-name="P241" text:outline-level="1">May occur within:</text:h>
      <text:p text:style-name="Text_20_body"><text:a xlink:type="simple" xlink:href="#id1348">filedesc</text:a>, <text:a xlink:type="simple" xlink:href="#id1399">source</text:a> </text:p>
      <text:h text:style-name="P241" text:outline-level="1">Attributes:</text:h>
      <text:list xml:id="list35473437" text:style-name="L174">
        <text:list-item>
          <text:p text:style-name="P175"><text:a xlink:type="simple" xlink:href="#id1043">analog</text:a>, optional, CDATA</text:p>
        </text:list-item>
        <text:list-item>
          <text:p text:style-name="P175"><text:a xlink:type="simple" xlink:href="#id38">n</text:a>, optional, xs:NMTOKEN</text:p>
        </text:list-item>
        <text:list-item>
          <text:p text:style-name="P175"><text:a xlink:type="simple" xlink:href="#id37">xml:id</text:a>, optional, xs:ID</text:p>
        </text:list-item>
      </text:list>
      <text:h text:style-name="P241" text:outline-level="1">Module:</text:h>
      <text:p text:style-name="Text_20_body">header</text:p>
      <text:h text:style-name="P1" text:outline-level="1"><text:bookmark text:name="id1179"/>&lt;rdg&gt; reading</text:h>
      <text:h text:style-name="P241"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3">damage</text:a>, <text:a xlink:type="simple" xlink:href="#id1084">date</text:a>, <text:a xlink:type="simple" xlink:href="#id1221">del</text:a>, <text:a xlink:type="simple" xlink:href="#id169">dir</text:a>, <text:a xlink:type="simple" xlink:href="#id229">div</text:a>, <text:a xlink:type="simple" xlink:href="#id158">dot</text:a>, <text:a xlink:type="simple" xlink:href="#id773">dynam</text:a>, <text:a xlink:type="simple" xlink:href="#id669">ending</text:a>, <text:a xlink:type="simple" xlink:href="#id1248">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1160">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323">sb</text:a>, <text:a xlink:type="simple" xlink:href="#id343">scoredef</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67">verse</text:a> </text:p>
      <text:h text:style-name="P241" text:outline-level="1">May occur within:</text:h>
      <text:p text:style-name="Text_20_body"><text:a xlink:type="simple" xlink:href="#id220">app</text:a> </text:p>
      <text:h text:style-name="P241" text:outline-level="1">Attributes:</text:h>
      <text:list xml:id="list35477820" text:style-name="L175">
        <text:list-item>
          <text:p text:style-name="P176"><text:a xlink:type="simple" xlink:href="#id1177">cause</text:a>, optional, xs:NMTOKEN</text:p>
        </text:list-item>
        <text:list-item>
          <text:p text:style-name="P176"><text:a xlink:type="simple" xlink:href="#id100">copyof</text:a>, optional, xs:IDREF</text:p>
        </text:list-item>
        <text:list-item>
          <text:p text:style-name="P176"><text:a xlink:type="simple" xlink:href="#id101">corresp</text:a>, optional, xs:IDREFS</text:p>
        </text:list-item>
        <text:list-item>
          <text:p text:style-name="P176"><text:a xlink:type="simple" xlink:href="#id48">entityref</text:a>, optional, xs:ENTITY</text:p>
        </text:list-item>
        <text:list-item>
          <text:p text:style-name="P176"><text:a xlink:type="simple" xlink:href="#id1174">hand</text:a>, optional, xs:IDREF</text:p>
        </text:list-item>
        <text:list-item>
          <text:p text:style-name="P176"><text:a xlink:type="simple" xlink:href="#id38">n</text:a>, optional, xs:NMTOKEN</text:p>
        </text:list-item>
        <text:list-item>
          <text:p text:style-name="P176"><text:soft-page-break/><text:a xlink:type="simple" xlink:href="#id102">next</text:a>, optional, xs:IDREFS</text:p>
        </text:list-item>
        <text:list-item>
          <text:p text:style-name="P176"><text:a xlink:type="simple" xlink:href="#id72">plist</text:a>, optional, xs:IDREFS</text:p>
        </text:list-item>
        <text:list-item>
          <text:p text:style-name="P176"><text:a xlink:type="simple" xlink:href="#id103">prev</text:a>, optional, xs:IDREFS</text:p>
        </text:list-item>
        <text:list-item>
          <text:p text:style-name="P176"><text:a xlink:type="simple" xlink:href="#id317">resp</text:a>, optional, xs:IDREFS</text:p>
        </text:list-item>
        <text:list-item>
          <text:p text:style-name="P176"><text:a xlink:type="simple" xlink:href="#id104">sameas</text:a>, optional, xs:IDREFS</text:p>
        </text:list-item>
        <text:list-item>
          <text:p text:style-name="P176"><text:a xlink:type="simple" xlink:href="#id1176">seq</text:a>, optional, xs:positiveInteger</text:p>
        </text:list-item>
        <text:list-item>
          <text:p text:style-name="P176"><text:a xlink:type="simple" xlink:href="#id227">source</text:a>, optional, xs:IDREFS</text:p>
        </text:list-item>
        <text:list-item>
          <text:p text:style-name="P176"><text:a xlink:type="simple" xlink:href="#id180">subtype</text:a>, optional, xs:NMTOKEN</text:p>
        </text:list-item>
        <text:list-item>
          <text:p text:style-name="P176"><text:a xlink:type="simple" xlink:href="#id105">synch</text:a>, optional, xs:IDREFS</text:p>
        </text:list-item>
        <text:list-item>
          <text:p text:style-name="P176"><text:a xlink:type="simple" xlink:href="#id45">targettype</text:a>, optional, xs:NMTOKEN</text:p>
        </text:list-item>
        <text:list-item>
          <text:p text:style-name="P176"><text:a xlink:type="simple" xlink:href="#id179">type</text:a>, optional, xs:NMTOKEN</text:p>
        </text:list-item>
        <text:list-item>
          <text:p text:style-name="P176"><text:a xlink:type="simple" xlink:href="#id42">xlink:actuate</text:a>, optional, xs:token, onLoad, onRequest, other, none</text:p>
        </text:list-item>
        <text:list-item>
          <text:p text:style-name="P176"><text:a xlink:type="simple" xlink:href="#id49">xlink:href</text:a>, optional, xs:anyURI</text:p>
        </text:list-item>
        <text:list-item>
          <text:p text:style-name="P176"><text:a xlink:type="simple" xlink:href="#id43">xlink:role</text:a>, optional, xs:anyURI</text:p>
        </text:list-item>
        <text:list-item>
          <text:p text:style-name="P176"><text:a xlink:type="simple" xlink:href="#id44">xlink:show</text:a>, optional, xs:token, new, replace, other, none</text:p>
        </text:list-item>
        <text:list-item>
          <text:p text:style-name="P176"><text:a xlink:type="simple" xlink:href="#id46">xlink:title</text:a>, optional, CDATA</text:p>
        </text:list-item>
        <text:list-item>
          <text:p text:style-name="P176"><text:a xlink:type="simple" xlink:href="#id37">xml:id</text:a>, optional, xs:ID</text:p>
        </text:list-item>
      </text:list>
      <text:h text:style-name="P241" text:outline-level="1">Module:</text:h>
      <text:p text:style-name="Text_20_body">critapp</text:p>
      <text:h text:style-name="P1" text:outline-level="1"><text:bookmark text:name="id1344"/>&lt;ref&gt; reference</text:h>
      <text:h text:style-name="P241"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text:p>
      <text:h text:style-name="P24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text:soft-page-break/>Attributes:</text:h>
      <text:list xml:id="list35481267" text:style-name="L176">
        <text:list-item>
          <text:p text:style-name="P177"><text:a xlink:type="simple" xlink:href="#id38">n</text:a>, optional, xs:NMTOKEN</text:p>
        </text:list-item>
        <text:list-item>
          <text:p text:style-name="P177"><text:a xlink:type="simple" xlink:href="#id72">plist</text:a>, optional, xs:IDREFS</text:p>
        </text:list-item>
        <text:list-item>
          <text:p text:style-name="P177"><text:a xlink:type="simple" xlink:href="#id45">targettype</text:a>, optional, xs:NMTOKEN</text:p>
        </text:list-item>
        <text:list-item>
          <text:p text:style-name="P177"><text:a xlink:type="simple" xlink:href="#id42">xlink:actuate</text:a>, optional, xs:token, onLoad, onRequest, other, none</text:p>
        </text:list-item>
        <text:list-item>
          <text:p text:style-name="P177"><text:a xlink:type="simple" xlink:href="#id43">xlink:role</text:a>, optional, xs:anyURI</text:p>
        </text:list-item>
        <text:list-item>
          <text:p text:style-name="P177"><text:a xlink:type="simple" xlink:href="#id44">xlink:show</text:a>, optional, xs:token, new, replace, other, none</text:p>
        </text:list-item>
        <text:list-item>
          <text:p text:style-name="P177"><text:a xlink:type="simple" xlink:href="#id46">xlink:title</text:a>, optional, CDATA</text:p>
        </text:list-item>
        <text:list-item>
          <text:p text:style-name="P177"><text:a xlink:type="simple" xlink:href="#id37">xml:id</text:a>, optional, xs:ID</text:p>
        </text:list-item>
        <text:list-item>
          <text:p text:style-name="P177"><text:a xlink:type="simple" xlink:href="#id248">xml:lang</text:a>, optional, xs:language</text:p>
        </text:list-item>
      </text:list>
      <text:h text:style-name="P241" text:outline-level="1">Module:</text:h>
      <text:p text:style-name="Text_20_body">ptrref</text:p>
      <text:h text:style-name="P1" text:outline-level="1"><text:bookmark text:name="id1228"/>&lt;reg&gt; regularization</text:h>
      <text:h text:style-name="P241"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83870" text:style-name="L177">
        <text:list-item>
          <text:p text:style-name="P178"><text:a xlink:type="simple" xlink:href="#id1062">cert</text:a>, optional, xs:token, high, medium, low, unknown</text:p>
        </text:list-item>
        <text:list-item>
          <text:p text:style-name="P178"><text:a xlink:type="simple" xlink:href="#id1064">evidence</text:a>, optional, xs:NMTOKEN</text:p>
        </text:list-item>
        <text:list-item>
          <text:p text:style-name="P178"><text:a xlink:type="simple" xlink:href="#id38">n</text:a>, optional, xs:NMTOKEN</text:p>
        </text:list-item>
        <text:list-item>
          <text:p text:style-name="P178"><text:a xlink:type="simple" xlink:href="#id317">resp</text:a>, optional, xs:IDREFS</text:p>
        </text:list-item>
        <text:list-item>
          <text:p text:style-name="P178"><text:a xlink:type="simple" xlink:href="#id227">source</text:a>, optional, xs:IDREFS</text:p>
        </text:list-item>
        <text:list-item>
          <text:p text:style-name="P178"><text:a xlink:type="simple" xlink:href="#id37">xml:id</text:a>, optional, xs:ID</text:p>
        </text:list-item>
      </text:list>
      <text:h text:style-name="P241" text:outline-level="1"><text:soft-page-break/>Module:</text:h>
      <text:p text:style-name="Text_20_body">edittrans</text:p>
      <text:h text:style-name="P1" text:outline-level="1"><text:bookmark text:name="id1024"/>&lt;reh&gt; rehearsal mark</text:h>
      <text:h text:style-name="P241"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241" text:outline-level="1">May contain:</text:h>
      <text:p text:style-name="Text_20_body">PCDATA, <text:a xlink:type="simple" xlink:href="#id233">lb</text:a>, <text:a xlink:type="simple" xlink:href="#id1027">rend</text:a>, <text:a xlink:type="simple" xlink:href="#id1036">stack</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6825" text:style-name="L178">
        <text:list-item>
          <text:p text:style-name="P179"><text:a xlink:type="simple" xlink:href="#id88">color</text:a>, optional, xs:token, "(x[0-9A-Fa-f]{6,6}|aqua|black|fuchsia|gray|green|lime|maroon|navy|olive|purple|red|silver|teal|white|yellow)"</text:p>
        </text:list-item>
        <text:list-item>
          <text:p text:style-name="P179"><text:a xlink:type="simple" xlink:href="#id100">copyof</text:a>, optional, xs:IDREF</text:p>
        </text:list-item>
        <text:list-item>
          <text:p text:style-name="P179"><text:a xlink:type="simple" xlink:href="#id101">corresp</text:a>, optional, xs:IDREFS</text:p>
        </text:list-item>
        <text:list-item>
          <text:p text:style-name="P179"><text:a xlink:type="simple" xlink:href="#id69">facs</text:a>, optional, xs:IDREFS</text:p>
        </text:list-item>
        <text:list-item>
          <text:p text:style-name="P179"><text:a xlink:type="simple" xlink:href="#id114">fontfam</text:a>, optional, xs:token</text:p>
        </text:list-item>
        <text:list-item>
          <text:p text:style-name="P179"><text:a xlink:type="simple" xlink:href="#id116">fontname</text:a>, optional, xs:token</text:p>
        </text:list-item>
        <text:list-item>
          <text:p text:style-name="P179"><text:a xlink:type="simple" xlink:href="#id118">fontsize</text:a>, optional, xs:decimal</text:p>
        </text:list-item>
        <text:list-item>
          <text:p text:style-name="P179"><text:a xlink:type="simple" xlink:href="#id119">fontstyle</text:a>, optional, xs:token, ital, normal, oblique</text:p>
        </text:list-item>
        <text:list-item>
          <text:p text:style-name="P179"><text:a xlink:type="simple" xlink:href="#id121">fontweight</text:a>, optional, xs:token, bold</text:p>
        </text:list-item>
        <text:list-item>
          <text:p text:style-name="P179"><text:a xlink:type="simple" xlink:href="#id130">ho</text:a>, optional, xs:decimal</text:p>
        </text:list-item>
        <text:list-item>
          <text:p text:style-name="P179"><text:a xlink:type="simple" xlink:href="#id38">n</text:a>, optional, xs:NMTOKEN</text:p>
        </text:list-item>
        <text:list-item>
          <text:p text:style-name="P179"><text:a xlink:type="simple" xlink:href="#id102">next</text:a>, optional, xs:IDREFS</text:p>
        </text:list-item>
        <text:list-item>
          <text:p text:style-name="P179"><text:a xlink:type="simple" xlink:href="#id151">place</text:a>, optional, xs:token, above, below, within</text:p>
        </text:list-item>
        <text:list-item>
          <text:p text:style-name="P179"><text:a xlink:type="simple" xlink:href="#id103">prev</text:a>, optional, xs:IDREFS</text:p>
        </text:list-item>
        <text:list-item>
          <text:p text:style-name="P179"><text:a xlink:type="simple" xlink:href="#id104">sameas</text:a>, optional, xs:IDREFS</text:p>
        </text:list-item>
        <text:list-item>
          <text:p text:style-name="P179"><text:a xlink:type="simple" xlink:href="#id688">staff</text:a>, required, list of xs:positiveInteger, minimum length of 1</text:p>
        </text:list-item>
        <text:list-item>
          <text:p text:style-name="P179"><text:soft-page-break/><text:a xlink:type="simple" xlink:href="#id176">startid</text:a>, optional, xs:IDREF</text:p>
        </text:list-item>
        <text:list-item>
          <text:p text:style-name="P179"><text:a xlink:type="simple" xlink:href="#id105">synch</text:a>, optional, xs:IDREFS</text:p>
        </text:list-item>
        <text:list-item>
          <text:p text:style-name="P179"><text:a xlink:type="simple" xlink:href="#id155">to</text:a>, optional, xs:decimal</text:p>
        </text:list-item>
        <text:list-item>
          <text:p text:style-name="P179"><text:a xlink:type="simple" xlink:href="#id96">tstamp</text:a>, optional, xs:decimal, 0 - ∞</text:p>
        </text:list-item>
        <text:list-item>
          <text:p text:style-name="P179"><text:a xlink:type="simple" xlink:href="#id309">tstamp.ges</text:a>, optional, xs:nonNegativeInteger</text:p>
        </text:list-item>
        <text:list-item>
          <text:p text:style-name="P179"><text:a xlink:type="simple" xlink:href="#id310">tstamp.real</text:a>, optional, xs:time</text:p>
        </text:list-item>
        <text:list-item>
          <text:p text:style-name="P179"><text:a xlink:type="simple" xlink:href="#id133">vo</text:a>, optional, xs:decimal</text:p>
        </text:list-item>
        <text:list-item>
          <text:p text:style-name="P179"><text:a xlink:type="simple" xlink:href="#id135">x</text:a>, optional, xs:decimal</text:p>
        </text:list-item>
        <text:list-item>
          <text:p text:style-name="P179"><text:a xlink:type="simple" xlink:href="#id37">xml:id</text:a>, optional, xs:ID</text:p>
        </text:list-item>
        <text:list-item>
          <text:p text:style-name="P179"><text:a xlink:type="simple" xlink:href="#id136">y</text:a>, optional, xs:decimal</text:p>
        </text:list-item>
      </text:list>
      <text:h text:style-name="P241" text:outline-level="1">Module:</text:h>
      <text:p text:style-name="Text_20_body">cmn</text:p>
      <text:h text:style-name="P1" text:outline-level="1"><text:bookmark text:name="id1027"/>&lt;rend&gt; rend</text:h>
      <text:h text:style-name="P241"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9539" text:style-name="L179">
        <text:list-item>
          <text:p text:style-name="P180"><text:a xlink:type="simple" xlink:href="#id1030">altrend</text:a>, optional, CDATA</text:p>
        </text:list-item>
        <text:list-item>
          <text:p text:style-name="P180"><text:a xlink:type="simple" xlink:href="#id88">color</text:a>, optional, xs:token, "(x[0-9A-Fa-f]{6,6}|aqua|black|fuchsia|gray|green|lime|maroon|navy|olive|purple|red|silver|teal|white|yellow)"</text:p>
        </text:list-item>
        <text:list-item>
          <text:p text:style-name="P180"><text:a xlink:type="simple" xlink:href="#id114">fontfam</text:a>, optional, xs:token</text:p>
        </text:list-item>
        <text:list-item>
          <text:p text:style-name="P180"><text:a xlink:type="simple" xlink:href="#id116">fontname</text:a>, optional, xs:token</text:p>
        </text:list-item>
        <text:list-item>
          <text:p text:style-name="P180"><text:a xlink:type="simple" xlink:href="#id118">fontsize</text:a>, optional, xs:decimal</text:p>
        </text:list-item>
        <text:list-item>
          <text:p text:style-name="P180"><text:a xlink:type="simple" xlink:href="#id119">fontstyle</text:a>, optional, xs:token, ital, normal, oblique</text:p>
        </text:list-item>
        <text:list-item>
          <text:p text:style-name="P180"><text:soft-page-break/><text:a xlink:type="simple" xlink:href="#id121">fontweight</text:a>, optional, xs:token, bold</text:p>
        </text:list-item>
        <text:list-item>
          <text:p text:style-name="P180"><text:a xlink:type="simple" xlink:href="#id981">halign</text:a>, optional, xs:token, left, right, center, justify</text:p>
        </text:list-item>
        <text:list-item>
          <text:p text:style-name="P180"><text:a xlink:type="simple" xlink:href="#id38">n</text:a>, optional, xs:NMTOKEN</text:p>
        </text:list-item>
        <text:list-item>
          <text:p text:style-name="P180"><text:a xlink:type="simple" xlink:href="#id1031">rend</text:a>, optional, xs:token, box, circle, dblunderline, none, quote, slash, smcaps, strike, sub, sup, underline</text:p>
        </text:list-item>
        <text:list-item>
          <text:p text:style-name="P180"><text:a xlink:type="simple" xlink:href="#id1033">rotation</text:a>, optional, xs:decimal</text:p>
        </text:list-item>
        <text:list-item>
          <text:p text:style-name="P180"><text:a xlink:type="simple" xlink:href="#id1035">valign</text:a>, optional, xs:token, top, middle, bottom, baseline</text:p>
        </text:list-item>
        <text:list-item>
          <text:p text:style-name="P180"><text:a xlink:type="simple" xlink:href="#id37">xml:id</text:a>, optional, xs:ID</text:p>
        </text:list-item>
        <text:list-item>
          <text:p text:style-name="P180"><text:a xlink:type="simple" xlink:href="#id248">xml:lang</text:a>, optional, xs:language</text:p>
        </text:list-item>
      </text:list>
      <text:h text:style-name="P241" text:outline-level="1">Module:</text:h>
      <text:p text:style-name="Text_20_body">shared</text:p>
      <text:h text:style-name="P1" text:outline-level="1"><text:bookmark text:name="id1074"/>&lt;repository&gt; repository</text:h>
      <text:h text:style-name="P241"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3">event</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01">physdesc</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7411" text:style-name="L180">
        <text:list-item>
          <text:p text:style-name="P181"><text:a xlink:type="simple" xlink:href="#id1043">analog</text:a>, optional, CDATA</text:p>
        </text:list-item>
        <text:list-item>
          <text:p text:style-name="P181"><text:a xlink:type="simple" xlink:href="#id1046">authority</text:a>, optional, CDATA</text:p>
        </text:list-item>
        <text:list-item>
          <text:p text:style-name="P181"><text:a xlink:type="simple" xlink:href="#id1047">dbkey</text:a>, optional, xs:NMTOKEN</text:p>
        </text:list-item>
        <text:list-item>
          <text:p text:style-name="P181"><text:a xlink:type="simple" xlink:href="#id69">facs</text:a>, optional, xs:IDREFS</text:p>
        </text:list-item>
        <text:list-item>
          <text:p text:style-name="P181"><text:a xlink:type="simple" xlink:href="#id38">n</text:a>, optional, xs:NMTOKEN</text:p>
        </text:list-item>
        <text:list-item>
          <text:p text:style-name="P181"><text:a xlink:type="simple" xlink:href="#id1048">nymref</text:a>, optional, xs:IDREF</text:p>
        </text:list-item>
        <text:list-item>
          <text:p text:style-name="P181"><text:a xlink:type="simple" xlink:href="#id1049">role</text:a>, optional, CDATA</text:p>
        </text:list-item>
        <text:list-item>
          <text:p text:style-name="P181"><text:a xlink:type="simple" xlink:href="#id180">subtype</text:a>, optional, xs:NMTOKEN</text:p>
        </text:list-item>
        <text:list-item>
          <text:p text:style-name="P181"><text:soft-page-break/><text:a xlink:type="simple" xlink:href="#id179">type</text:a>, optional, xs:NMTOKEN</text:p>
        </text:list-item>
        <text:list-item>
          <text:p text:style-name="P181"><text:a xlink:type="simple" xlink:href="#id37">xml:id</text:a>, optional, xs:ID</text:p>
        </text:list-item>
        <text:list-item>
          <text:p text:style-name="P181"><text:a xlink:type="simple" xlink:href="#id248">xml:lang</text:a>, optional, xs:language</text:p>
        </text:list-item>
      </text:list>
      <text:h text:style-name="P241" text:outline-level="1">Module:</text:h>
      <text:p text:style-name="Text_20_body">shared</text:p>
      <text:h text:style-name="P1" text:outline-level="1"><text:bookmark text:name="id1354"/>&lt;resp&gt; responsibility</text:h>
      <text:h text:style-name="P241" text:outline-level="1">Description:</text:h>
      <text:p text:style-name="Text_20_body">A phrase describing the nature of a person's intellectual responsibility. The name of the list from which a controlled value is taken may be recorded using the authority attribute.</text:p>
      <text:h text:style-name="P241" text:outline-level="1">May contain:</text:h>
      <text:p text:style-name="Text_20_body">EMPTY</text:p>
      <text:h text:style-name="P241" text:outline-level="1">May occur within:</text:h>
      <text:p text:style-name="Text_20_body"><text:a xlink:type="simple" xlink:href="#id1352">respstmt</text:a> </text:p>
      <text:h text:style-name="P241" text:outline-level="1">Attributes:</text:h>
      <text:list xml:id="list35477169" text:style-name="L181">
        <text:list-item>
          <text:p text:style-name="P182"><text:a xlink:type="simple" xlink:href="#id1046">authority</text:a>, optional, CDATA</text:p>
        </text:list-item>
      </text:list>
      <text:h text:style-name="P241" text:outline-level="1">Module:</text:h>
      <text:p text:style-name="Text_20_body">header</text:p>
      <text:h text:style-name="P1" text:outline-level="1"><text:bookmark text:name="id1352"/>&lt;respstmt&gt; responsibility statement</text:h>
      <text:h text:style-name="P241" text:outline-level="1">Description:</text:h>
      <text:p text:style-name="Text_20_body">Names one or more individuals, groups, or in rare cases, mechanical processes, responsible for creation or realization of the intellectual or artistic content.</text:p>
      <text:h text:style-name="P241" text:outline-level="1">May contain:</text:h>
      <text:p text:style-name="Text_20_body"><text:a xlink:type="simple" xlink:href="#id1051">corpname</text:a>, <text:a xlink:type="simple" xlink:href="#id1039">name</text:a>, <text:a xlink:type="simple" xlink:href="#id1065">persname</text:a>, <text:a xlink:type="simple" xlink:href="#id1354">resp</text:a> </text:p>
      <text:h text:style-name="P241" text:outline-level="1">May occur within:</text:h>
      <text:p text:style-name="Text_20_body"><text:a xlink:type="simple" xlink:href="#id1522">change</text:a>, <text:a xlink:type="simple" xlink:href="#id1358">editionstmt</text:a>, <text:a xlink:type="simple" xlink:href="#id1366">pubstmt</text:a>, <text:a xlink:type="simple" xlink:href="#id1391">seriesstmt</text:a>, <text:a xlink:type="simple" xlink:href="#id1350">titlestmt</text:a> </text:p>
      <text:h text:style-name="P241" text:outline-level="1">Attributes:</text:h>
      <text:list xml:id="list35491311" text:style-name="L182">
        <text:list-item>
          <text:p text:style-name="P183"><text:a xlink:type="simple" xlink:href="#id1043">analog</text:a>, optional, CDATA</text:p>
        </text:list-item>
        <text:list-item>
          <text:p text:style-name="P183"><text:a xlink:type="simple" xlink:href="#id38">n</text:a>, optional, xs:NMTOKEN</text:p>
        </text:list-item>
        <text:list-item>
          <text:p text:style-name="P183"><text:soft-page-break/><text:a xlink:type="simple" xlink:href="#id37">xml:id</text:a>, optional, xs:ID</text:p>
        </text:list-item>
      </text:list>
      <text:h text:style-name="P241" text:outline-level="1">Module:</text:h>
      <text:p text:style-name="Text_20_body">header</text:p>
      <text:h text:style-name="P1" text:outline-level="1"><text:bookmark text:name="id873"/>&lt;rest&gt; rest</text:h>
      <text:h text:style-name="P241" text:outline-level="1">Description:</text:h>
      <text:p text:style-name="Text_20_body">A non-sounding event found in the source being transcribed (Read, p. 96-102). Do not confuse this element with the space element which is used as an aid for visual alignment.</text:p>
      <text:h text:style-name="P241" text:outline-level="1">May contain:</text:h>
      <text:p text:style-name="Text_20_body">EMPTY</text:p>
      <text:h text:style-name="P241"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3">damage</text:a>, <text:a xlink:type="simple" xlink:href="#id1221">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93843" text:style-name="L183">
        <text:list-item>
          <text:p text:style-name="P184"><text:a xlink:type="simple" xlink:href="#id501">altsym</text:a>, optional, xs:IDREF</text:p>
        </text:list-item>
        <text:list-item>
          <text:p text:style-name="P184"><text:a xlink:type="simple" xlink:href="#id884">beam</text:a>, optional, list of xs:token, "[i|m|t][1-6]", minimum length of 1</text:p>
        </text:list-item>
        <text:list-item>
          <text:p text:style-name="P184"><text:a xlink:type="simple" xlink:href="#id88">color</text:a>, optional, xs:token, "(x[0-9A-Fa-f]{6,6}|aqua|black|fuchsia|gray|green|lime|maroon|navy|olive|purple|red|silver|teal|white|yellow)"</text:p>
        </text:list-item>
        <text:list-item>
          <text:p text:style-name="P184"><text:a xlink:type="simple" xlink:href="#id100">copyof</text:a>, optional, xs:IDREF</text:p>
        </text:list-item>
        <text:list-item>
          <text:p text:style-name="P184"><text:a xlink:type="simple" xlink:href="#id101">corresp</text:a>, optional, xs:IDREFS</text:p>
        </text:list-item>
        <text:list-item>
          <text:p text:style-name="P184"><text:a xlink:type="simple" xlink:href="#id877">dots</text:a>, optional, xs:nonNegativeInteger, 0 - 4</text:p>
        </text:list-item>
        <text:list-item>
          <text:p text:style-name="P184"><text:a xlink:type="simple" xlink:href="#id734">dur</text:a>, optional, xs:token, long, breve, 1, 2, 4, 8, 16, 32, 64, 128, 256, 512, 1024, 2048, maxima, longa, brevis, semibrevis, minima, semiminima, fusa, semifusa</text:p>
        </text:list-item>
        <text:list-item>
          <text:p text:style-name="P184"><text:a xlink:type="simple" xlink:href="#id314">dur.ges</text:a>, optional, CDATA</text:p>
        </text:list-item>
        <text:list-item>
          <text:p text:style-name="P184"><text:a xlink:type="simple" xlink:href="#id69">facs</text:a>, optional, xs:IDREFS</text:p>
        </text:list-item>
        <text:list-item>
          <text:p text:style-name="P184"><text:a xlink:type="simple" xlink:href="#id732">fermata</text:a>, optional, xs:token, above, below, within</text:p>
        </text:list-item>
        <text:list-item>
          <text:p text:style-name="P184"><text:a xlink:type="simple" xlink:href="#id130">ho</text:a>, optional, xs:decimal</text:p>
        </text:list-item>
        <text:list-item>
          <text:p text:style-name="P184"><text:a xlink:type="simple" xlink:href="#id482">instr</text:a>, optional, xs:IDREF</text:p>
        </text:list-item>
        <text:list-item>
          <text:p text:style-name="P184"><text:a xlink:type="simple" xlink:href="#id306">layer</text:a>, optional, xs:positiveInteger</text:p>
        </text:list-item>
        <text:list-item>
          <text:p text:style-name="P184"><text:a xlink:type="simple" xlink:href="#id492">line</text:a>, optional, xs:positiveInteger</text:p>
        </text:list-item>
        <text:list-item>
          <text:p text:style-name="P184"><text:a xlink:type="simple" xlink:href="#id38">n</text:a>, optional, xs:NMTOKEN</text:p>
        </text:list-item>
        <text:list-item>
          <text:p text:style-name="P184"><text:soft-page-break/><text:a xlink:type="simple" xlink:href="#id102">next</text:a>, optional, xs:IDREFS</text:p>
        </text:list-item>
        <text:list-item>
          <text:p text:style-name="P184"><text:a xlink:type="simple" xlink:href="#id506">num</text:a>, optional, xs:positiveInteger</text:p>
        </text:list-item>
        <text:list-item>
          <text:p text:style-name="P184"><text:a xlink:type="simple" xlink:href="#id507">numbase</text:a>, optional, xs:positiveInteger</text:p>
        </text:list-item>
        <text:list-item>
          <text:p text:style-name="P184"><text:a xlink:type="simple" xlink:href="#id103">prev</text:a>, optional, xs:IDREFS</text:p>
        </text:list-item>
        <text:list-item>
          <text:p text:style-name="P184"><text:a xlink:type="simple" xlink:href="#id104">sameas</text:a>, optional, xs:IDREFS</text:p>
        </text:list-item>
        <text:list-item>
          <text:p text:style-name="P184"><text:a xlink:type="simple" xlink:href="#id518">size</text:a>, optional, xs:token, normal, cue</text:p>
        </text:list-item>
        <text:list-item>
          <text:p text:style-name="P184"><text:a xlink:type="simple" xlink:href="#id888">spaces</text:a>, optional, xs:positiveInteger</text:p>
        </text:list-item>
        <text:list-item>
          <text:p text:style-name="P184"><text:a xlink:type="simple" xlink:href="#id730">staff</text:a>, optional, list of xs:positiveInteger, minimum length of 1</text:p>
        </text:list-item>
        <text:list-item>
          <text:p text:style-name="P184"><text:a xlink:type="simple" xlink:href="#id105">synch</text:a>, optional, xs:IDREFS</text:p>
        </text:list-item>
        <text:list-item>
          <text:p text:style-name="P184"><text:a xlink:type="simple" xlink:href="#id155">to</text:a>, optional, xs:decimal</text:p>
        </text:list-item>
        <text:list-item>
          <text:p text:style-name="P184"><text:a xlink:type="simple" xlink:href="#id96">tstamp</text:a>, optional, xs:decimal, 0 - ∞</text:p>
        </text:list-item>
        <text:list-item>
          <text:p text:style-name="P184"><text:a xlink:type="simple" xlink:href="#id309">tstamp.ges</text:a>, optional, xs:nonNegativeInteger</text:p>
        </text:list-item>
        <text:list-item>
          <text:p text:style-name="P184"><text:a xlink:type="simple" xlink:href="#id310">tstamp.real</text:a>, optional, xs:time</text:p>
        </text:list-item>
        <text:list-item>
          <text:p text:style-name="P184"><text:a xlink:type="simple" xlink:href="#id880">tuplet</text:a>, optional, list of xs:token, "[i|m|t][1-6]", minimum length of 1</text:p>
        </text:list-item>
        <text:list-item>
          <text:p text:style-name="P184"><text:a xlink:type="simple" xlink:href="#id133">vo</text:a>, optional, xs:decimal</text:p>
        </text:list-item>
        <text:list-item>
          <text:p text:style-name="P184"><text:a xlink:type="simple" xlink:href="#id135">x</text:a>, optional, xs:decimal</text:p>
        </text:list-item>
        <text:list-item>
          <text:p text:style-name="P184"><text:a xlink:type="simple" xlink:href="#id37">xml:id</text:a>, optional, xs:ID</text:p>
        </text:list-item>
        <text:list-item>
          <text:p text:style-name="P184"><text:a xlink:type="simple" xlink:href="#id136">y</text:a>, optional, xs:decimal</text:p>
        </text:list-item>
      </text:list>
      <text:h text:style-name="P241" text:outline-level="1">Module:</text:h>
      <text:p text:style-name="Text_20_body">shared</text:p>
      <text:h text:style-name="P1" text:outline-level="1"><text:bookmark text:name="id1231"/>&lt;restore&gt; restore</text:h>
      <text:h text:style-name="P241"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soft-page-break/><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87126" text:style-name="L184">
        <text:list-item>
          <text:p text:style-name="P185"><text:a xlink:type="simple" xlink:href="#id1234">desc</text:a>, optional, CDATA</text:p>
        </text:list-item>
        <text:list-item>
          <text:p text:style-name="P185"><text:a xlink:type="simple" xlink:href="#id69">facs</text:a>, optional, xs:IDREFS</text:p>
        </text:list-item>
        <text:list-item>
          <text:p text:style-name="P185"><text:a xlink:type="simple" xlink:href="#id1174">hand</text:a>, optional, xs:IDREF</text:p>
        </text:list-item>
        <text:list-item>
          <text:p text:style-name="P185"><text:a xlink:type="simple" xlink:href="#id38">n</text:a>, optional, xs:NMTOKEN</text:p>
        </text:list-item>
        <text:list-item>
          <text:p text:style-name="P185"><text:a xlink:type="simple" xlink:href="#id1176">seq</text:a>, optional, xs:positiveInteger</text:p>
        </text:list-item>
        <text:list-item>
          <text:p text:style-name="P185"><text:a xlink:type="simple" xlink:href="#id180">subtype</text:a>, optional, xs:NMTOKEN</text:p>
        </text:list-item>
        <text:list-item>
          <text:p text:style-name="P185"><text:a xlink:type="simple" xlink:href="#id179">type</text:a>, optional, xs:NMTOKEN</text:p>
        </text:list-item>
        <text:list-item>
          <text:p text:style-name="P185"><text:a xlink:type="simple" xlink:href="#id37">xml:id</text:a>, optional, xs:ID</text:p>
        </text:list-item>
      </text:list>
      <text:h text:style-name="P241" text:outline-level="1">Module:</text:h>
      <text:p text:style-name="Text_20_body">edittrans</text:p>
      <text:h text:style-name="P1" text:outline-level="1"><text:bookmark text:name="id1520"/>&lt;revisiondesc&gt; revision description</text:h>
      <text:h text:style-name="P241" text:outline-level="1">Description:</text:h>
      <text:p text:style-name="Text_20_body">Container for information about alterations that have been made to an MEI file. It is recommended that changes be recorded in reverse chronological order, with the most recent alteration first.</text:p>
      <text:h text:style-name="P241" text:outline-level="1">May contain:</text:h>
      <text:p text:style-name="Text_20_body"><text:a xlink:type="simple" xlink:href="#id1522">change</text:a> </text:p>
      <text:h text:style-name="P241" text:outline-level="1">May occur within:</text:h>
      <text:p text:style-name="Text_20_body"><text:a xlink:type="simple" xlink:href="#id28">meihead</text:a> </text:p>
      <text:h text:style-name="P241" text:outline-level="1">Attributes:</text:h>
      <text:list xml:id="list35464776" text:style-name="L185">
        <text:list-item>
          <text:p text:style-name="P186"><text:a xlink:type="simple" xlink:href="#id1043">analog</text:a>, optional, CDATA</text:p>
        </text:list-item>
        <text:list-item>
          <text:p text:style-name="P186"><text:a xlink:type="simple" xlink:href="#id38">n</text:a>, optional, xs:NMTOKEN</text:p>
        </text:list-item>
        <text:list-item>
          <text:p text:style-name="P186"><text:a xlink:type="simple" xlink:href="#id37">xml:id</text:a>, optional, xs:ID</text:p>
        </text:list-item>
      </text:list>
      <text:h text:style-name="P241" text:outline-level="1">Module:</text:h>
      <text:p text:style-name="Text_20_body">header</text:p>
      <text:h text:style-name="P1" text:outline-level="1"><text:bookmark text:name="id1487"/>&lt;samplingdecl&gt; sampling declaration</text:h>
      <text:h text:style-name="P241" text:outline-level="1"><text:soft-page-break/>Description:</text:h>
      <text:p text:style-name="Text_20_body">Contains a prose description of the rationale and methods used in sampling texts in the creation of a corpus or collection.</text:p>
      <text:h text:style-name="P241" text:outline-level="1">May contain:</text:h>
      <text:p text:style-name="Text_20_body"><text:a xlink:type="simple" xlink:href="#id262">p</text:a> </text:p>
      <text:h text:style-name="P241" text:outline-level="1">May occur within:</text:h>
      <text:p text:style-name="Text_20_body"><text:a xlink:type="simple" xlink:href="#id1474">encodingdesc</text:a> </text:p>
      <text:h text:style-name="P241" text:outline-level="1">Attributes:</text:h>
      <text:list xml:id="list35489858" text:style-name="L186">
        <text:list-item>
          <text:p text:style-name="P187"><text:a xlink:type="simple" xlink:href="#id1043">analog</text:a>, optional, CDATA</text:p>
        </text:list-item>
        <text:list-item>
          <text:p text:style-name="P187"><text:a xlink:type="simple" xlink:href="#id38">n</text:a>, optional, xs:NMTOKEN</text:p>
        </text:list-item>
        <text:list-item>
          <text:p text:style-name="P187"><text:a xlink:type="simple" xlink:href="#id37">xml:id</text:a>, optional, xs:ID</text:p>
        </text:list-item>
        <text:list-item>
          <text:p text:style-name="P187"><text:a xlink:type="simple" xlink:href="#id248">xml:lang</text:a>, optional, xs:language</text:p>
        </text:list-item>
      </text:list>
      <text:h text:style-name="P241" text:outline-level="1">Module:</text:h>
      <text:p text:style-name="Text_20_body">header</text:p>
      <text:h text:style-name="P1" text:outline-level="1"><text:bookmark text:name="id323"/>&lt;sb&gt; system break</text:h>
      <text:h text:style-name="P241" text:outline-level="1">Description:</text:h>
      <text:p text:style-name="Text_20_body">An empty formatting element that forces notation to begin on a new line. Do not confuse this element with the &lt;lb&gt; element, which performs a similar function for text.</text:p>
      <text:h text:style-name="P241" text:outline-level="1">May contain:</text:h>
      <text:p text:style-name="Text_20_body"><text:a xlink:type="simple" xlink:href="#id325">custos</text:a> </text:p>
      <text:h text:style-name="P241"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969">syllable</text:a> </text:p>
      <text:h text:style-name="P241" text:outline-level="1">Attributes:</text:h>
      <text:list xml:id="list35485177" text:style-name="L187">
        <text:list-item>
          <text:p text:style-name="P188"><text:a xlink:type="simple" xlink:href="#id100">copyof</text:a>, optional, xs:IDREF</text:p>
        </text:list-item>
        <text:list-item>
          <text:p text:style-name="P188"><text:a xlink:type="simple" xlink:href="#id101">corresp</text:a>, optional, xs:IDREFS</text:p>
        </text:list-item>
        <text:list-item>
          <text:p text:style-name="P188"><text:a xlink:type="simple" xlink:href="#id69">facs</text:a>, optional, xs:IDREFS</text:p>
        </text:list-item>
        <text:list-item>
          <text:p text:style-name="P188"><text:a xlink:type="simple" xlink:href="#id38">n</text:a>, optional, xs:NMTOKEN</text:p>
        </text:list-item>
        <text:list-item>
          <text:p text:style-name="P188"><text:a xlink:type="simple" xlink:href="#id102">next</text:a>, optional, xs:IDREFS</text:p>
        </text:list-item>
        <text:list-item>
          <text:p text:style-name="P188"><text:soft-page-break/><text:a xlink:type="simple" xlink:href="#id103">prev</text:a>, optional, xs:IDREFS</text:p>
        </text:list-item>
        <text:list-item>
          <text:p text:style-name="P188"><text:a xlink:type="simple" xlink:href="#id340">rend</text:a>, optional, xs:token, hash</text:p>
        </text:list-item>
        <text:list-item>
          <text:p text:style-name="P188"><text:a xlink:type="simple" xlink:href="#id104">sameas</text:a>, optional, xs:IDREFS</text:p>
        </text:list-item>
        <text:list-item>
          <text:p text:style-name="P188"><text:a xlink:type="simple" xlink:href="#id227">source</text:a>, optional, xs:IDREFS</text:p>
        </text:list-item>
        <text:list-item>
          <text:p text:style-name="P188"><text:a xlink:type="simple" xlink:href="#id105">synch</text:a>, optional, xs:IDREFS</text:p>
        </text:list-item>
        <text:list-item>
          <text:p text:style-name="P188"><text:a xlink:type="simple" xlink:href="#id37">xml:id</text:a>, optional, xs:ID</text:p>
        </text:list-item>
      </text:list>
      <text:h text:style-name="P241" text:outline-level="1">Module:</text:h>
      <text:p text:style-name="Text_20_body">shared</text:p>
      <text:h text:style-name="P1" text:outline-level="1"><text:bookmark text:name="id1561"/>&lt;score&gt; score</text:h>
      <text:h text:style-name="P241"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4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669">ending</text:a>, <text:a xlink:type="simple" xlink:href="#id1333">gap</text:a>, <text:a xlink:type="simple" xlink:href="#id1326">handshift</text:a>, <text:a xlink:type="simple" xlink:href="#id201">lin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662">section</text:a>, <text:a xlink:type="simple" xlink:href="#id1235">sic</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1" text:outline-level="1">May occur within:</text:h>
      <text:p text:style-name="Text_20_body"><text:a xlink:type="simple" xlink:href="#id1558">mdiv</text:a> </text:p>
      <text:h text:style-name="P241" text:outline-level="1">Attributes:</text:h>
      <text:list xml:id="list35482405" text:style-name="L188">
        <text:list-item>
          <text:p text:style-name="P189"><text:a xlink:type="simple" xlink:href="#id100">copyof</text:a>, optional, xs:IDREF</text:p>
        </text:list-item>
        <text:list-item>
          <text:p text:style-name="P189"><text:a xlink:type="simple" xlink:href="#id101">corresp</text:a>, optional, xs:IDREFS</text:p>
        </text:list-item>
        <text:list-item>
          <text:p text:style-name="P189"><text:a xlink:type="simple" xlink:href="#id38">n</text:a>, optional, xs:NMTOKEN</text:p>
        </text:list-item>
        <text:list-item>
          <text:p text:style-name="P189"><text:a xlink:type="simple" xlink:href="#id102">next</text:a>, optional, xs:IDREFS</text:p>
        </text:list-item>
        <text:list-item>
          <text:p text:style-name="P189"><text:a xlink:type="simple" xlink:href="#id103">prev</text:a>, optional, xs:IDREFS</text:p>
        </text:list-item>
        <text:list-item>
          <text:p text:style-name="P189"><text:a xlink:type="simple" xlink:href="#id104">sameas</text:a>, optional, xs:IDREFS</text:p>
        </text:list-item>
        <text:list-item>
          <text:p text:style-name="P189"><text:a xlink:type="simple" xlink:href="#id180">subtype</text:a>, optional, xs:NMTOKEN</text:p>
        </text:list-item>
        <text:list-item>
          <text:p text:style-name="P189"><text:a xlink:type="simple" xlink:href="#id105">synch</text:a>, optional, xs:IDREFS</text:p>
        </text:list-item>
        <text:list-item>
          <text:p text:style-name="P189"><text:a xlink:type="simple" xlink:href="#id179">type</text:a>, optional, xs:NMTOKEN</text:p>
        </text:list-item>
        <text:list-item>
          <text:p text:style-name="P189"><text:a xlink:type="simple" xlink:href="#id37">xml:id</text:a>, optional, xs:ID</text:p>
        </text:list-item>
      </text:list>
      <text:h text:style-name="P241" text:outline-level="1"><text:soft-page-break/>Module:</text:h>
      <text:p text:style-name="Text_20_body">shared</text:p>
      <text:h text:style-name="P1" text:outline-level="1"><text:bookmark text:name="id343"/>&lt;scoredef&gt; score definition</text:h>
      <text:h text:style-name="P241" text:outline-level="1">Description:</text:h>
      <text:p text:style-name="Text_20_body">Container for score meta-information.</text:p>
      <text:h text:style-name="P241" text:outline-level="1">May contain:</text:h>
      <text:p text:style-name="Text_20_body"><text:a xlink:type="simple" xlink:href="#id360">chordtable</text:a>, <text:a xlink:type="simple" xlink:href="#id420">instrgrp</text:a>, <text:a xlink:type="simple" xlink:href="#id398">keysig</text:a>, <text:a xlink:type="simple" xlink:href="#id414">pgfoot1</text:a>, <text:a xlink:type="simple" xlink:href="#id417">pgfoot2</text:a>, <text:a xlink:type="simple" xlink:href="#id408">pghead1</text:a>, <text:a xlink:type="simple" xlink:href="#id411">pghead2</text:a>, <text:a xlink:type="simple" xlink:href="#id438">staffgrp</text:a>, <text:a xlink:type="simple" xlink:href="#id382">symboltable</text:a>, <text:a xlink:type="simple" xlink:href="#id346">timeline</text:a> </text:p>
      <text:h text:style-name="P241"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969">syllable</text:a> </text:p>
      <text:h text:style-name="P241" text:outline-level="1">Attributes:</text:h>
      <text:list xml:id="list35496976" text:style-name="L189">
        <text:list-item>
          <text:p text:style-name="P190"><text:a xlink:type="simple" xlink:href="#id83">barplace</text:a>, optional, xs:token, mensur, staff, takt</text:p>
        </text:list-item>
        <text:list-item>
          <text:p text:style-name="P190"><text:a xlink:type="simple" xlink:href="#id466">beam.group</text:a>, optional, CDATA</text:p>
        </text:list-item>
        <text:list-item>
          <text:p text:style-name="P190"><text:a xlink:type="simple" xlink:href="#id472">beam.rend</text:a>, optional, xs:token, acc, rit, norm</text:p>
        </text:list-item>
        <text:list-item>
          <text:p text:style-name="P190"><text:a xlink:type="simple" xlink:href="#id467">beam.rests</text:a>, optional, xs:token, true, false</text:p>
        </text:list-item>
        <text:list-item>
          <text:p text:style-name="P190"><text:a xlink:type="simple" xlink:href="#id473">beam.slope</text:a>, optional, xs:decimal</text:p>
        </text:list-item>
        <text:list-item>
          <text:p text:style-name="P190"><text:a xlink:type="simple" xlink:href="#id563">clef.color</text:a>, optional, xs:token, "(x[0-9A-Fa-f]{6,6}|aqua|black|fuchsia|gray|green|lime|maroon|navy|olive|purple|red|silver|teal|white|yellow)"</text:p>
        </text:list-item>
        <text:list-item>
          <text:p text:style-name="P190"><text:a xlink:type="simple" xlink:href="#id539">clef.dis</text:a>, optional, xs:positiveInteger, "([\-+]?[0-9]+) &amp; (8|15|22)"</text:p>
        </text:list-item>
        <text:list-item>
          <text:p text:style-name="P190"><text:a xlink:type="simple" xlink:href="#id540">clef.dis.place</text:a>, optional, xs:token, above, below</text:p>
        </text:list-item>
        <text:list-item>
          <text:p text:style-name="P190"><text:a xlink:type="simple" xlink:href="#id538">clef.line</text:a>, optional, xs:positiveInteger</text:p>
        </text:list-item>
        <text:list-item>
          <text:p text:style-name="P190"><text:a xlink:type="simple" xlink:href="#id537">clef.shape</text:a>, optional, xs:token, G, GG, F, C, perc, TAB</text:p>
        </text:list-item>
        <text:list-item>
          <text:p text:style-name="P190"><text:a xlink:type="simple" xlink:href="#id564">clef.visible</text:a>, optional, xs:token, true, false</text:p>
        </text:list-item>
        <text:list-item>
          <text:p text:style-name="P190"><text:a xlink:type="simple" xlink:href="#id461">dur.default</text:a>, optional, xs:token, long, breve, 1, 2, 4, 8, 16, 32, 64, 128, 256, 512, 1024, 2048, maxima, longa, brevis, semibrevis, minima, semiminima, fusa, semifusa</text:p>
        </text:list-item>
        <text:list-item>
          <text:p text:style-name="P190"><text:a xlink:type="simple" xlink:href="#id566">dynam.dist</text:a>, optional, xs:decimal</text:p>
        </text:list-item>
        <text:list-item>
          <text:p text:style-name="P190"><text:a xlink:type="simple" xlink:href="#id621">ending.rend</text:a>, optional, xs:token, top, barred, grouped</text:p>
        </text:list-item>
        <text:list-item>
          <text:p text:style-name="P190"><text:a xlink:type="simple" xlink:href="#id647">grid.show</text:a>, optional, xs:token, true, false</text:p>
        </text:list-item>
        <text:list-item>
          <text:p text:style-name="P190"><text:a xlink:type="simple" xlink:href="#id567">harm.dist</text:a>, optional, xs:decimal</text:p>
        </text:list-item>
        <text:list-item>
          <text:p text:style-name="P190"><text:soft-page-break/><text:a xlink:type="simple" xlink:href="#id542">key.accid</text:a>, optional, xs:token, s, f, ss, ff, n</text:p>
        </text:list-item>
        <text:list-item>
          <text:p text:style-name="P190"><text:a xlink:type="simple" xlink:href="#id543">key.mode</text:a>, optional, xs:token, major, minor, dorian, phrygian, lydian, mixolydian, aeolian, locrian</text:p>
        </text:list-item>
        <text:list-item>
          <text:p text:style-name="P190"><text:a xlink:type="simple" xlink:href="#id544">key.pname</text:a>, optional, xs:token, "[a-g]"</text:p>
        </text:list-item>
        <text:list-item>
          <text:p text:style-name="P190"><text:a xlink:type="simple" xlink:href="#id545">key.sig</text:a>, optional, xs:token, "mixed|0|[1-7][f|s]"</text:p>
        </text:list-item>
        <text:list-item>
          <text:p text:style-name="P190"><text:a xlink:type="simple" xlink:href="#id547">key.sig.mixed</text:a>, optional, list of xs:NMTOKEN, minimum length of 1</text:p>
        </text:list-item>
        <text:list-item>
          <text:p text:style-name="P190"><text:a xlink:type="simple" xlink:href="#id570">key.sig.show</text:a>, optional, xs:token, true, false</text:p>
        </text:list-item>
        <text:list-item>
          <text:p text:style-name="P190"><text:a xlink:type="simple" xlink:href="#id571">key.sig.showchange</text:a>, optional, xs:token, true, false</text:p>
        </text:list-item>
        <text:list-item>
          <text:p text:style-name="P190"><text:a xlink:type="simple" xlink:href="#id576">lyric.align</text:a>, optional, xs:decimal</text:p>
        </text:list-item>
        <text:list-item>
          <text:p text:style-name="P190"><text:a xlink:type="simple" xlink:href="#id577">lyric.fam</text:a>, optional, xs:token</text:p>
        </text:list-item>
        <text:list-item>
          <text:p text:style-name="P190"><text:a xlink:type="simple" xlink:href="#id578">lyric.name</text:a>, optional, xs:token</text:p>
        </text:list-item>
        <text:list-item>
          <text:p text:style-name="P190"><text:a xlink:type="simple" xlink:href="#id579">lyric.size</text:a>, optional, xs:decimal</text:p>
        </text:list-item>
        <text:list-item>
          <text:p text:style-name="P190"><text:a xlink:type="simple" xlink:href="#id580">lyric.style</text:a>, optional, xs:token, ital, normal, oblique</text:p>
        </text:list-item>
        <text:list-item>
          <text:p text:style-name="P190"><text:a xlink:type="simple" xlink:href="#id581">lyric.weight</text:a>, optional, xs:token, bold</text:p>
        </text:list-item>
        <text:list-item>
          <text:p text:style-name="P190"><text:a xlink:type="simple" xlink:href="#id555">mensur.dot</text:a>, optional, xs:token, true, false</text:p>
        </text:list-item>
        <text:list-item>
          <text:p text:style-name="P190"><text:a xlink:type="simple" xlink:href="#id607">mensur.form</text:a>, optional, xs:token, horizontal, vertical</text:p>
        </text:list-item>
        <text:list-item>
          <text:p text:style-name="P190"><text:a xlink:type="simple" xlink:href="#id608">mensur.loc</text:a>, optional, xs:positiveInteger</text:p>
        </text:list-item>
        <text:list-item>
          <text:p text:style-name="P190"><text:a xlink:type="simple" xlink:href="#id556">mensur.orient</text:a>, optional, xs:token, "reversed|90CW|90CCW"</text:p>
        </text:list-item>
        <text:list-item>
          <text:p text:style-name="P190"><text:a xlink:type="simple" xlink:href="#id557">mensur.sign</text:a>, optional, xs:token, C, O</text:p>
        </text:list-item>
        <text:list-item>
          <text:p text:style-name="P190"><text:a xlink:type="simple" xlink:href="#id609">mensur.size</text:a>, optional, xs:token, normal, cue</text:p>
        </text:list-item>
        <text:list-item>
          <text:p text:style-name="P190"><text:a xlink:type="simple" xlink:href="#id558">mensur.slash</text:a>, optional, xs:positiveInteger</text:p>
        </text:list-item>
        <text:list-item>
          <text:p text:style-name="P190"><text:a xlink:type="simple" xlink:href="#id549">meter.count</text:a>, optional, xs:decimal</text:p>
        </text:list-item>
        <text:list-item>
          <text:p text:style-name="P190"><text:a xlink:type="simple" xlink:href="#id583">meter.rend</text:a>, optional, xs:token, denomsym, norm, invis</text:p>
        </text:list-item>
        <text:list-item>
          <text:p text:style-name="P190"><text:a xlink:type="simple" xlink:href="#id584">meter.showchange</text:a>, optional, xs:token, true, false</text:p>
        </text:list-item>
        <text:list-item>
          <text:p text:style-name="P190"><text:a xlink:type="simple" xlink:href="#id585">meter.sym</text:a>, optional, xs:token, common, cut</text:p>
        </text:list-item>
        <text:list-item>
          <text:p text:style-name="P190"><text:a xlink:type="simple" xlink:href="#id550">meter.unit</text:a>, optional, xs:decimal</text:p>
        </text:list-item>
        <text:list-item>
          <text:p text:style-name="P190"><text:a xlink:type="simple" xlink:href="#id426">midi.channel</text:a>, optional, xs:positiveInteger, 0 - 16</text:p>
        </text:list-item>
        <text:list-item>
          <text:p text:style-name="P190"><text:a xlink:type="simple" xlink:href="#id428">midi.duty</text:a>, optional, xs:token, "[0-9]+(\.?[0-9]*)?%"</text:p>
        </text:list-item>
        <text:list-item>
          <text:p text:style-name="P190"><text:a xlink:type="simple" xlink:href="#id429">midi.port</text:a>, optional, xs:nonNegativeInteger, 0 - 127</text:p>
        </text:list-item>
        <text:list-item>
          <text:p text:style-name="P190"><text:a xlink:type="simple" xlink:href="#id650">midi.tempo</text:a>, optional, xs:positiveInteger, 10 - 1000</text:p>
        </text:list-item>
        <text:list-item>
          <text:p text:style-name="P190"><text:a xlink:type="simple" xlink:href="#id431">midi.track</text:a>, optional, xs:positiveInteger</text:p>
        </text:list-item>
        <text:list-item>
          <text:p text:style-name="P190"><text:a xlink:type="simple" xlink:href="#id653">mm</text:a>, optional, xs:positiveInteger</text:p>
        </text:list-item>
        <text:list-item>
          <text:p text:style-name="P190"><text:a xlink:type="simple" xlink:href="#id622">mnum.visible</text:a>, optional, xs:token, true, false</text:p>
        </text:list-item>
        <text:list-item>
          <text:p text:style-name="P190"><text:a xlink:type="simple" xlink:href="#id508">modusmaior</text:a>, optional, xs:positiveInteger, 2 - 3</text:p>
        </text:list-item>
        <text:list-item>
          <text:p text:style-name="P190"><text:a xlink:type="simple" xlink:href="#id510">modusminor</text:a>, optional, xs:positiveInteger, 2 - 3</text:p>
        </text:list-item>
        <text:list-item>
          <text:p text:style-name="P190"><text:a xlink:type="simple" xlink:href="#id588">multi.number</text:a>, optional, xs:token, true, false</text:p>
        </text:list-item>
        <text:list-item>
          <text:p text:style-name="P190"><text:a xlink:type="simple" xlink:href="#id623">music.name</text:a>, optional, xs:token</text:p>
        </text:list-item>
        <text:list-item>
          <text:p text:style-name="P190"><text:a xlink:type="simple" xlink:href="#id625">music.size</text:a>, optional, xs:decimal</text:p>
        </text:list-item>
        <text:list-item>
          <text:p text:style-name="P190"><text:a xlink:type="simple" xlink:href="#id38">n</text:a>, optional, xs:NMTOKEN</text:p>
        </text:list-item>
        <text:list-item>
          <text:p text:style-name="P190"><text:a xlink:type="simple" xlink:href="#id506">num</text:a>, optional, xs:positiveInteger</text:p>
        </text:list-item>
        <text:list-item>
          <text:p text:style-name="P190"><text:a xlink:type="simple" xlink:href="#id507">numbase</text:a>, optional, xs:positiveInteger</text:p>
        </text:list-item>
        <text:list-item>
          <text:p text:style-name="P190"><text:a xlink:type="simple" xlink:href="#id464">octave.default</text:a>, optional, xs:nonNegativeInteger, 0 - 9</text:p>
        </text:list-item>
        <text:list-item>
          <text:p text:style-name="P190"><text:a xlink:type="simple" xlink:href="#id590">ontheline</text:a>, optional, xs:token, true, false</text:p>
        </text:list-item>
        <text:list-item>
          <text:p text:style-name="P190"><text:a xlink:type="simple" xlink:href="#id626">optimize</text:a>, optional, xs:token, true, false</text:p>
        </text:list-item>
        <text:list-item>
          <text:p text:style-name="P190"><text:a xlink:type="simple" xlink:href="#id632">page.botmar</text:a>, optional, xs:decimal</text:p>
        </text:list-item>
        <text:list-item>
          <text:p text:style-name="P190"><text:a xlink:type="simple" xlink:href="#id627">page.height</text:a>, optional, xs:decimal</text:p>
        </text:list-item>
        <text:list-item>
          <text:p text:style-name="P190"><text:a xlink:type="simple" xlink:href="#id633">page.leftmar</text:a>, optional, xs:decimal</text:p>
        </text:list-item>
        <text:list-item>
          <text:p text:style-name="P190"><text:a xlink:type="simple" xlink:href="#id635">page.panels</text:a>, optional, xs:positiveInteger, 1 - 2</text:p>
        </text:list-item>
        <text:list-item>
          <text:p text:style-name="P190"><text:soft-page-break/><text:a xlink:type="simple" xlink:href="#id634">page.rightmar</text:a>, optional, xs:decimal</text:p>
        </text:list-item>
        <text:list-item>
          <text:p text:style-name="P190"><text:a xlink:type="simple" xlink:href="#id637">page.scale</text:a>, optional, data.PERCENT, data.RATIOxs:token, "[0-9]+(\.?[0-9]*)?%", xs:token, "[0-9]+(\.?[0-9]*)?:[0-9]+(\.?[0-9]*)?"</text:p>
        </text:list-item>
        <text:list-item>
          <text:p text:style-name="P190"><text:a xlink:type="simple" xlink:href="#id631">page.topmar</text:a>, optional, xs:decimal</text:p>
        </text:list-item>
        <text:list-item>
          <text:p text:style-name="P190"><text:a xlink:type="simple" xlink:href="#id629">page.units</text:a>, optional, xs:token, in, cm, mm</text:p>
        </text:list-item>
        <text:list-item>
          <text:p text:style-name="P190"><text:a xlink:type="simple" xlink:href="#id628">page.width</text:a>, optional, xs:decimal</text:p>
        </text:list-item>
        <text:list-item>
          <text:p text:style-name="P190"><text:a xlink:type="simple" xlink:href="#id599">pedal.style</text:a>, optional, xs:token, line, pedstar, altpedstar</text:p>
        </text:list-item>
        <text:list-item>
          <text:p text:style-name="P190"><text:a xlink:type="simple" xlink:href="#id612">ppq</text:a>, optional, xs:positiveInteger</text:p>
        </text:list-item>
        <text:list-item>
          <text:p text:style-name="P190"><text:a xlink:type="simple" xlink:href="#id512">prolatio</text:a>, optional, xs:positiveInteger, 2 - 3</text:p>
        </text:list-item>
        <text:list-item>
          <text:p text:style-name="P190"><text:a xlink:type="simple" xlink:href="#id601">reh.enclose</text:a>, optional, xs:token, box, circle, none</text:p>
        </text:list-item>
        <text:list-item>
          <text:p text:style-name="P190"><text:a xlink:type="simple" xlink:href="#id603">slur.rend</text:a>, optional, xs:token, medium, wide, dashed, dotted</text:p>
        </text:list-item>
        <text:list-item>
          <text:p text:style-name="P190"><text:a xlink:type="simple" xlink:href="#id640">spacing.packexp</text:a>, optional, xs:decimal</text:p>
        </text:list-item>
        <text:list-item>
          <text:p text:style-name="P190"><text:a xlink:type="simple" xlink:href="#id641">spacing.packfact</text:a>, optional, xs:decimal</text:p>
        </text:list-item>
        <text:list-item>
          <text:p text:style-name="P190"><text:a xlink:type="simple" xlink:href="#id642">spacing.staff</text:a>, optional, xs:decimal</text:p>
        </text:list-item>
        <text:list-item>
          <text:p text:style-name="P190"><text:a xlink:type="simple" xlink:href="#id643">spacing.system</text:a>, optional, CDATA</text:p>
        </text:list-item>
        <text:list-item>
          <text:p text:style-name="P190"><text:a xlink:type="simple" xlink:href="#id644">system.leftmar</text:a>, optional, xs:decimal</text:p>
        </text:list-item>
        <text:list-item>
          <text:p text:style-name="P190"><text:a xlink:type="simple" xlink:href="#id645">system.rightmar</text:a>, optional, xs:decimal</text:p>
        </text:list-item>
        <text:list-item>
          <text:p text:style-name="P190"><text:a xlink:type="simple" xlink:href="#id646">system.topmar</text:a>, optional, xs:decimal</text:p>
        </text:list-item>
        <text:list-item>
          <text:p text:style-name="P190"><text:a xlink:type="simple" xlink:href="#id85">taktplace</text:a>, optional, xs:nonNegativeInteger</text:p>
        </text:list-item>
        <text:list-item>
          <text:p text:style-name="P190"><text:a xlink:type="simple" xlink:href="#id514">tempus</text:a>, optional, xs:positiveInteger, 2 - 3</text:p>
        </text:list-item>
        <text:list-item>
          <text:p text:style-name="P190"><text:a xlink:type="simple" xlink:href="#id568">text.dist</text:a>, optional, xs:decimal</text:p>
        </text:list-item>
        <text:list-item>
          <text:p text:style-name="P190"><text:a xlink:type="simple" xlink:href="#id475">text.fam</text:a>, optional, xs:token</text:p>
        </text:list-item>
        <text:list-item>
          <text:p text:style-name="P190"><text:a xlink:type="simple" xlink:href="#id476">text.name</text:a>, optional, xs:token</text:p>
        </text:list-item>
        <text:list-item>
          <text:p text:style-name="P190"><text:a xlink:type="simple" xlink:href="#id477">text.size</text:a>, optional, xs:decimal</text:p>
        </text:list-item>
        <text:list-item>
          <text:p text:style-name="P190"><text:a xlink:type="simple" xlink:href="#id478">text.style</text:a>, optional, xs:token, ital, normal, oblique</text:p>
        </text:list-item>
        <text:list-item>
          <text:p text:style-name="P190"><text:a xlink:type="simple" xlink:href="#id479">text.weight</text:a>, optional, xs:token, bold</text:p>
        </text:list-item>
        <text:list-item>
          <text:p text:style-name="P190"><text:a xlink:type="simple" xlink:href="#id605">tie.rend</text:a>, optional, xs:token, medium, wide, dashed, dotted</text:p>
        </text:list-item>
        <text:list-item>
          <text:p text:style-name="P190"><text:a xlink:type="simple" xlink:href="#id552">trans.diat</text:a>, optional, xs:decimal</text:p>
        </text:list-item>
        <text:list-item>
          <text:p text:style-name="P190"><text:a xlink:type="simple" xlink:href="#id553">trans.semi</text:a>, optional, xs:decimal</text:p>
        </text:list-item>
        <text:list-item>
          <text:p text:style-name="P190"><text:a xlink:type="simple" xlink:href="#id656">tune.Hz</text:a>, optional, xs:decimal</text:p>
        </text:list-item>
        <text:list-item>
          <text:p text:style-name="P190"><text:a xlink:type="simple" xlink:href="#id655">tune.pname</text:a>, optional, xs:token, "[a-g]"</text:p>
        </text:list-item>
        <text:list-item>
          <text:p text:style-name="P190"><text:a xlink:type="simple" xlink:href="#id657">tune.temper</text:a>, optional, xs:token, equal, just, mean, pythagorean</text:p>
        </text:list-item>
        <text:list-item>
          <text:p text:style-name="P190"><text:a xlink:type="simple" xlink:href="#id37">xml:id</text:a>, optional, xs:ID</text:p>
        </text:list-item>
      </text:list>
      <text:h text:style-name="P241" text:outline-level="1">Module:</text:h>
      <text:p text:style-name="Text_20_body">shared</text:p>
      <text:h text:style-name="P1" text:outline-level="1"><text:bookmark text:name="id662"/>&lt;section&gt; section</text:h>
      <text:h text:style-name="P241" text:outline-level="1">Description:</text:h>
      <text:p text:style-name="Text_20_body">Container for actual music data. The linking attributes are available here so that this element can point to external media objects or to related internal elements, such as annotations.</text:p>
      <text:h text:style-name="P24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669">ending</text:a>, <text:a xlink:type="simple" xlink:href="#id224">expansion</text:a>, <text:a xlink:type="simple" xlink:href="#id1333">gap</text:a>, <text:a xlink:type="simple" xlink:href="#id1326">handshift</text:a>, <text:a xlink:type="simple" xlink:href="#id201">line</text:a>, <text:a xlink:type="simple" xlink:href="#id1156">measur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662">section</text:a>, <text:a xlink:type="simple" xlink:href="#id1235">sic</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1" text:outline-level="1"><text:soft-page-break/>May occur within:</text:h>
      <text:p text:style-name="Text_20_body"><text:a xlink:type="simple" xlink:href="#id214">add</text:a>, <text:a xlink:type="simple" xlink:href="#id63">corr</text:a>, <text:a xlink:type="simple" xlink:href="#id1213">damage</text:a>, <text:a xlink:type="simple" xlink:href="#id1221">del</text:a>, <text:a xlink:type="simple" xlink:href="#id669">ending</text:a>, <text:a xlink:type="simple" xlink:href="#id222">lem</text:a>, <text:a xlink:type="simple" xlink:href="#id1225">orig</text:a>, <text:a xlink:type="simple" xlink:href="#id1570">part</text:a>, <text:a xlink:type="simple" xlink:href="#id1179">rdg</text:a>, <text:a xlink:type="simple" xlink:href="#id1228">reg</text:a>, <text:a xlink:type="simple" xlink:href="#id1231">restore</text:a>, <text:a xlink:type="simple" xlink:href="#id1561">score</text:a>, <text:a xlink:type="simple" xlink:href="#id662">section</text:a>, <text:a xlink:type="simple" xlink:href="#id1235">sic</text:a>, <text:a xlink:type="simple" xlink:href="#id1238">supplied</text:a>, <text:a xlink:type="simple" xlink:href="#id1243">unclear</text:a> </text:p>
      <text:h text:style-name="P241" text:outline-level="1"><text:soft-page-break/>Attributes:</text:h>
      <text:list xml:id="list35477546" text:style-name="L190">
        <text:list-item>
          <text:p text:style-name="P191"><text:a xlink:type="simple" xlink:href="#id100">copyof</text:a>, optional, xs:IDREF</text:p>
        </text:list-item>
        <text:list-item>
          <text:p text:style-name="P191"><text:a xlink:type="simple" xlink:href="#id101">corresp</text:a>, optional, xs:IDREFS</text:p>
        </text:list-item>
        <text:list-item>
          <text:p text:style-name="P191"><text:a xlink:type="simple" xlink:href="#id48">entityref</text:a>, optional, xs:ENTITY</text:p>
        </text:list-item>
        <text:list-item>
          <text:p text:style-name="P191"><text:a xlink:type="simple" xlink:href="#id69">facs</text:a>, optional, xs:IDREFS</text:p>
        </text:list-item>
        <text:list-item>
          <text:p text:style-name="P191"><text:a xlink:type="simple" xlink:href="#id38">n</text:a>, optional, xs:NMTOKEN</text:p>
        </text:list-item>
        <text:list-item>
          <text:p text:style-name="P191"><text:a xlink:type="simple" xlink:href="#id102">next</text:a>, optional, xs:IDREFS</text:p>
        </text:list-item>
        <text:list-item>
          <text:p text:style-name="P191"><text:a xlink:type="simple" xlink:href="#id72">plist</text:a>, optional, xs:IDREFS</text:p>
        </text:list-item>
        <text:list-item>
          <text:p text:style-name="P191"><text:a xlink:type="simple" xlink:href="#id103">prev</text:a>, optional, xs:IDREFS</text:p>
        </text:list-item>
        <text:list-item>
          <text:p text:style-name="P191"><text:a xlink:type="simple" xlink:href="#id666">restart</text:a>, optional, xs:token, true, false</text:p>
        </text:list-item>
        <text:list-item>
          <text:p text:style-name="P191"><text:a xlink:type="simple" xlink:href="#id104">sameas</text:a>, optional, xs:IDREFS</text:p>
        </text:list-item>
        <text:list-item>
          <text:p text:style-name="P191"><text:a xlink:type="simple" xlink:href="#id180">subtype</text:a>, optional, xs:NMTOKEN</text:p>
        </text:list-item>
        <text:list-item>
          <text:p text:style-name="P191"><text:a xlink:type="simple" xlink:href="#id105">synch</text:a>, optional, xs:IDREFS</text:p>
        </text:list-item>
        <text:list-item>
          <text:p text:style-name="P191"><text:a xlink:type="simple" xlink:href="#id45">targettype</text:a>, optional, xs:NMTOKEN</text:p>
        </text:list-item>
        <text:list-item>
          <text:p text:style-name="P191"><text:a xlink:type="simple" xlink:href="#id179">type</text:a>, optional, xs:NMTOKEN</text:p>
        </text:list-item>
        <text:list-item>
          <text:p text:style-name="P191"><text:a xlink:type="simple" xlink:href="#id42">xlink:actuate</text:a>, optional, xs:token, onLoad, onRequest, other, none</text:p>
        </text:list-item>
        <text:list-item>
          <text:p text:style-name="P191"><text:soft-page-break/><text:a xlink:type="simple" xlink:href="#id49">xlink:href</text:a>, optional, xs:anyURI</text:p>
        </text:list-item>
        <text:list-item>
          <text:p text:style-name="P191"><text:a xlink:type="simple" xlink:href="#id43">xlink:role</text:a>, optional, xs:anyURI</text:p>
        </text:list-item>
        <text:list-item>
          <text:p text:style-name="P191"><text:a xlink:type="simple" xlink:href="#id44">xlink:show</text:a>, optional, xs:token, new, replace, other, none</text:p>
        </text:list-item>
        <text:list-item>
          <text:p text:style-name="P191"><text:a xlink:type="simple" xlink:href="#id46">xlink:title</text:a>, optional, CDATA</text:p>
        </text:list-item>
        <text:list-item>
          <text:p text:style-name="P191"><text:a xlink:type="simple" xlink:href="#id37">xml:id</text:a>, optional, xs:ID</text:p>
        </text:list-item>
      </text:list>
      <text:h text:style-name="P241" text:outline-level="1">Module:</text:h>
      <text:p text:style-name="Text_20_body">shared</text:p>
      <text:h text:style-name="P1" text:outline-level="1"><text:bookmark text:name="id1505"/>&lt;segmentation&gt; segmentation</text:h>
      <text:h text:style-name="P241" text:outline-level="1">Description:</text:h>
      <text:p text:style-name="Text_20_body">Describes the principles according to which the musical text has been segmented, for example into movements, sections, etc.</text:p>
      <text:h text:style-name="P241" text:outline-level="1">May contain:</text:h>
      <text:p text:style-name="Text_20_body"><text:a xlink:type="simple" xlink:href="#id262">p</text:a> </text:p>
      <text:h text:style-name="P241" text:outline-level="1">May occur within:</text:h>
      <text:p text:style-name="Text_20_body"><text:a xlink:type="simple" xlink:href="#id1490">editorialdecl</text:a> </text:p>
      <text:h text:style-name="P241" text:outline-level="1">Attributes:</text:h>
      <text:list xml:id="list35486281" text:style-name="L191">
        <text:list-item>
          <text:p text:style-name="P192"><text:a xlink:type="simple" xlink:href="#id1043">analog</text:a>, optional, CDATA</text:p>
        </text:list-item>
        <text:list-item>
          <text:p text:style-name="P192"><text:a xlink:type="simple" xlink:href="#id38">n</text:a>, optional, xs:NMTOKEN</text:p>
        </text:list-item>
        <text:list-item>
          <text:p text:style-name="P192"><text:a xlink:type="simple" xlink:href="#id37">xml:id</text:a>, optional, xs:ID</text:p>
        </text:list-item>
        <text:list-item>
          <text:p text:style-name="P192"><text:a xlink:type="simple" xlink:href="#id248">xml:lang</text:a>, optional, xs:language</text:p>
        </text:list-item>
      </text:list>
      <text:h text:style-name="P241" text:outline-level="1">Module:</text:h>
      <text:p text:style-name="Text_20_body">header</text:p>
      <text:h text:style-name="P1" text:outline-level="1"><text:bookmark text:name="id714"/>&lt;seqnum&gt; sequence number</text:h>
      <text:h text:style-name="P241" text:outline-level="1">Description:</text:h>
      <text:p text:style-name="Text_20_body">MIDI sequence number. The num attribute must be in the range 0-65535.</text:p>
      <text:h text:style-name="P241" text:outline-level="1">May contain:</text:h>
      <text:p text:style-name="Text_20_body">EMPTY</text:p>
      <text:h text:style-name="P241" text:outline-level="1"><text:soft-page-break/>May occur within:</text:h>
      <text:p text:style-name="Text_20_body"><text:a xlink:type="simple" xlink:href="#id682">midi</text:a> </text:p>
      <text:h text:style-name="P241" text:outline-level="1">Attributes:</text:h>
      <text:list xml:id="list35468395" text:style-name="L192">
        <text:list-item>
          <text:p text:style-name="P193"><text:a xlink:type="simple" xlink:href="#id100">copyof</text:a>, optional, xs:IDREF</text:p>
        </text:list-item>
        <text:list-item>
          <text:p text:style-name="P193"><text:a xlink:type="simple" xlink:href="#id101">corresp</text:a>, optional, xs:IDREFS</text:p>
        </text:list-item>
        <text:list-item>
          <text:p text:style-name="P193"><text:a xlink:type="simple" xlink:href="#id306">layer</text:a>, optional, xs:positiveInteger</text:p>
        </text:list-item>
        <text:list-item>
          <text:p text:style-name="P193"><text:a xlink:type="simple" xlink:href="#id38">n</text:a>, optional, xs:NMTOKEN</text:p>
        </text:list-item>
        <text:list-item>
          <text:p text:style-name="P193"><text:a xlink:type="simple" xlink:href="#id102">next</text:a>, optional, xs:IDREFS</text:p>
        </text:list-item>
        <text:list-item>
          <text:p text:style-name="P193"><text:a xlink:type="simple" xlink:href="#id716">num</text:a>, required, xs:nonNegativeInteger, 0 - 65535</text:p>
        </text:list-item>
        <text:list-item>
          <text:p text:style-name="P193"><text:a xlink:type="simple" xlink:href="#id103">prev</text:a>, optional, xs:IDREFS</text:p>
        </text:list-item>
        <text:list-item>
          <text:p text:style-name="P193"><text:a xlink:type="simple" xlink:href="#id104">sameas</text:a>, optional, xs:IDREFS</text:p>
        </text:list-item>
        <text:list-item>
          <text:p text:style-name="P193"><text:a xlink:type="simple" xlink:href="#id688">staff</text:a>, required, list of xs:positiveInteger, minimum length of 1</text:p>
        </text:list-item>
        <text:list-item>
          <text:p text:style-name="P193"><text:a xlink:type="simple" xlink:href="#id105">synch</text:a>, optional, xs:IDREFS</text:p>
        </text:list-item>
        <text:list-item>
          <text:p text:style-name="P193"><text:a xlink:type="simple" xlink:href="#id96">tstamp</text:a>, optional, xs:decimal, 0 - ∞</text:p>
        </text:list-item>
        <text:list-item>
          <text:p text:style-name="P193"><text:a xlink:type="simple" xlink:href="#id37">xml:id</text:a>, optional, xs:ID</text:p>
        </text:list-item>
      </text:list>
      <text:h text:style-name="P241" text:outline-level="1">Module:</text:h>
      <text:p text:style-name="Text_20_body">midi</text:p>
      <text:h text:style-name="P1" text:outline-level="1"><text:bookmark text:name="id1391"/>&lt;seriesstmt&gt; series statement</text:h>
      <text:h text:style-name="P241"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text:p>
      <text:h text:style-name="P241" text:outline-level="1">May contain:</text:h>
      <text:p text:style-name="Text_20_body"><text:a xlink:type="simple" xlink:href="#id1097">identifier</text:a>, <text:a xlink:type="simple" xlink:href="#id250">list</text:a>, <text:a xlink:type="simple" xlink:href="#id1352">respstmt</text:a>, <text:a xlink:type="simple" xlink:href="#id1391">seriesstmt</text:a>, <text:a xlink:type="simple" xlink:href="#id1092">title</text:a> </text:p>
      <text:h text:style-name="P241" text:outline-level="1">May occur within:</text:h>
      <text:p text:style-name="Text_20_body"><text:a xlink:type="simple" xlink:href="#id1348">filedesc</text:a>, <text:a xlink:type="simple" xlink:href="#id1391">seriesstmt</text:a>, <text:a xlink:type="simple" xlink:href="#id1399">source</text:a> </text:p>
      <text:h text:style-name="P241" text:outline-level="1">Attributes:</text:h>
      <text:list xml:id="list35471758" text:style-name="L193">
        <text:list-item>
          <text:p text:style-name="P194"><text:a xlink:type="simple" xlink:href="#id1043">analog</text:a>, optional, CDATA</text:p>
        </text:list-item>
        <text:list-item>
          <text:p text:style-name="P194"><text:soft-page-break/><text:a xlink:type="simple" xlink:href="#id38">n</text:a>, optional, xs:NMTOKEN</text:p>
        </text:list-item>
        <text:list-item>
          <text:p text:style-name="P194"><text:a xlink:type="simple" xlink:href="#id37">xml:id</text:a>, optional, xs:ID</text:p>
        </text:list-item>
      </text:list>
      <text:h text:style-name="P241" text:outline-level="1">Module:</text:h>
      <text:p text:style-name="Text_20_body">header</text:p>
      <text:h text:style-name="P1" text:outline-level="1"><text:bookmark text:name="id1235"/>&lt;sic&gt; sic</text:h>
      <text:h text:style-name="P241" text:outline-level="1">Description:</text:h>
      <text:p text:style-name="Text_20_body">Contains apparently incorrect or inaccurate musical material. A correction for the apparent error may be given in an accompanying child or sibling corr element.</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95960" text:style-name="L194">
        <text:list-item>
          <text:p text:style-name="P195"><text:a xlink:type="simple" xlink:href="#id69">facs</text:a>, optional, xs:IDREFS</text:p>
        </text:list-item>
        <text:list-item>
          <text:p text:style-name="P195"><text:a xlink:type="simple" xlink:href="#id38">n</text:a>, optional, xs:NMTOKEN</text:p>
        </text:list-item>
        <text:list-item>
          <text:p text:style-name="P195"><text:a xlink:type="simple" xlink:href="#id37">xml:id</text:a>, optional, xs:ID</text:p>
        </text:list-item>
      </text:list>
      <text:h text:style-name="P241" text:outline-level="1">Module:</text:h>
      <text:p text:style-name="Text_20_body">edittrans</text:p>
      <text:h text:style-name="P1" text:outline-level="1"><text:bookmark text:name="id1121"/>&lt;slur&gt; slur</text:h>
      <text:h text:style-name="P241"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65208" text:style-name="L195">
        <text:list-item>
          <text:p text:style-name="P196"><text:a xlink:type="simple" xlink:href="#id195">bezier</text:a>, optional, list of xs:integer, minimum length of 1</text:p>
        </text:list-item>
        <text:list-item>
          <text:p text:style-name="P196"><text:soft-page-break/><text:a xlink:type="simple" xlink:href="#id196">bulge</text:a>, optional, list of xs:decimal, minimum length of 1</text:p>
        </text:list-item>
        <text:list-item>
          <text:p text:style-name="P196"><text:a xlink:type="simple" xlink:href="#id88">color</text:a>, optional, xs:token, "(x[0-9A-Fa-f]{6,6}|aqua|black|fuchsia|gray|green|lime|maroon|navy|olive|purple|red|silver|teal|white|yellow)"</text:p>
        </text:list-item>
        <text:list-item>
          <text:p text:style-name="P196"><text:a xlink:type="simple" xlink:href="#id100">copyof</text:a>, optional, xs:IDREF</text:p>
        </text:list-item>
        <text:list-item>
          <text:p text:style-name="P196"><text:a xlink:type="simple" xlink:href="#id101">corresp</text:a>, optional, xs:IDREFS</text:p>
        </text:list-item>
        <text:list-item>
          <text:p text:style-name="P196"><text:a xlink:type="simple" xlink:href="#id197">curvedir</text:a>, optional, xs:token, above, below</text:p>
        </text:list-item>
        <text:list-item>
          <text:p text:style-name="P196"><text:a xlink:type="simple" xlink:href="#id303">dur</text:a>, optional, xs:token, "([0-9]+m *\+ *)?[0-9]+(\.?[0-9]*)?"</text:p>
        </text:list-item>
        <text:list-item>
          <text:p text:style-name="P196"><text:a xlink:type="simple" xlink:href="#id314">dur.ges</text:a>, optional, CDATA</text:p>
        </text:list-item>
        <text:list-item>
          <text:p text:style-name="P196"><text:a xlink:type="simple" xlink:href="#id184">endho</text:a>, optional, xs:decimal</text:p>
        </text:list-item>
        <text:list-item>
          <text:p text:style-name="P196"><text:a xlink:type="simple" xlink:href="#id177">endid</text:a>, optional, xs:IDREF</text:p>
        </text:list-item>
        <text:list-item>
          <text:p text:style-name="P196"><text:a xlink:type="simple" xlink:href="#id187">endto</text:a>, optional, xs:decimal</text:p>
        </text:list-item>
        <text:list-item>
          <text:p text:style-name="P196"><text:a xlink:type="simple" xlink:href="#id190">endvo</text:a>, optional, xs:decimal</text:p>
        </text:list-item>
        <text:list-item>
          <text:p text:style-name="P196"><text:a xlink:type="simple" xlink:href="#id69">facs</text:a>, optional, xs:IDREFS</text:p>
        </text:list-item>
        <text:list-item>
          <text:p text:style-name="P196"><text:a xlink:type="simple" xlink:href="#id130">ho</text:a>, optional, xs:decimal</text:p>
        </text:list-item>
        <text:list-item>
          <text:p text:style-name="P196"><text:a xlink:type="simple" xlink:href="#id789">join</text:a>, optional, xs:IDREFS</text:p>
        </text:list-item>
        <text:list-item>
          <text:p text:style-name="P196"><text:a xlink:type="simple" xlink:href="#id778">layer</text:a>, optional, list of xs:positiveInteger, minimum length of 1</text:p>
        </text:list-item>
        <text:list-item>
          <text:p text:style-name="P196"><text:a xlink:type="simple" xlink:href="#id38">n</text:a>, optional, xs:NMTOKEN</text:p>
        </text:list-item>
        <text:list-item>
          <text:p text:style-name="P196"><text:a xlink:type="simple" xlink:href="#id102">next</text:a>, optional, xs:IDREFS</text:p>
        </text:list-item>
        <text:list-item>
          <text:p text:style-name="P196"><text:a xlink:type="simple" xlink:href="#id72">plist</text:a>, optional, xs:IDREFS</text:p>
        </text:list-item>
        <text:list-item>
          <text:p text:style-name="P196"><text:a xlink:type="simple" xlink:href="#id103">prev</text:a>, optional, xs:IDREFS</text:p>
        </text:list-item>
        <text:list-item>
          <text:p text:style-name="P196"><text:a xlink:type="simple" xlink:href="#id199">rend</text:a>, optional, xs:token, medium, wide, dashed, dotted</text:p>
        </text:list-item>
        <text:list-item>
          <text:p text:style-name="P196"><text:a xlink:type="simple" xlink:href="#id104">sameas</text:a>, optional, xs:IDREFS</text:p>
        </text:list-item>
        <text:list-item>
          <text:p text:style-name="P196"><text:a xlink:type="simple" xlink:href="#id688">staff</text:a>, required, list of xs:positiveInteger, minimum length of 1</text:p>
        </text:list-item>
        <text:list-item>
          <text:p text:style-name="P196"><text:a xlink:type="simple" xlink:href="#id183">startho</text:a>, optional, xs:decimal</text:p>
        </text:list-item>
        <text:list-item>
          <text:p text:style-name="P196"><text:a xlink:type="simple" xlink:href="#id176">startid</text:a>, optional, xs:IDREF</text:p>
        </text:list-item>
        <text:list-item>
          <text:p text:style-name="P196"><text:a xlink:type="simple" xlink:href="#id186">startto</text:a>, optional, xs:decimal</text:p>
        </text:list-item>
        <text:list-item>
          <text:p text:style-name="P196"><text:a xlink:type="simple" xlink:href="#id189">startvo</text:a>, optional, xs:decimal</text:p>
        </text:list-item>
        <text:list-item>
          <text:p text:style-name="P196"><text:soft-page-break/><text:a xlink:type="simple" xlink:href="#id180">subtype</text:a>, optional, xs:NMTOKEN</text:p>
        </text:list-item>
        <text:list-item>
          <text:p text:style-name="P196"><text:a xlink:type="simple" xlink:href="#id105">synch</text:a>, optional, xs:IDREFS</text:p>
        </text:list-item>
        <text:list-item>
          <text:p text:style-name="P196"><text:a xlink:type="simple" xlink:href="#id155">to</text:a>, optional, xs:decimal</text:p>
        </text:list-item>
        <text:list-item>
          <text:p text:style-name="P196"><text:a xlink:type="simple" xlink:href="#id96">tstamp</text:a>, optional, xs:decimal, 0 - ∞</text:p>
        </text:list-item>
        <text:list-item>
          <text:p text:style-name="P196"><text:a xlink:type="simple" xlink:href="#id309">tstamp.ges</text:a>, optional, xs:nonNegativeInteger</text:p>
        </text:list-item>
        <text:list-item>
          <text:p text:style-name="P196"><text:a xlink:type="simple" xlink:href="#id310">tstamp.real</text:a>, optional, xs:time</text:p>
        </text:list-item>
        <text:list-item>
          <text:p text:style-name="P196"><text:a xlink:type="simple" xlink:href="#id179">type</text:a>, optional, xs:NMTOKEN</text:p>
        </text:list-item>
        <text:list-item>
          <text:p text:style-name="P196"><text:a xlink:type="simple" xlink:href="#id133">vo</text:a>, optional, xs:decimal</text:p>
        </text:list-item>
        <text:list-item>
          <text:p text:style-name="P196"><text:a xlink:type="simple" xlink:href="#id135">x</text:a>, optional, xs:decimal</text:p>
        </text:list-item>
        <text:list-item>
          <text:p text:style-name="P196"><text:a xlink:type="simple" xlink:href="#id192">x2</text:a>, optional, xs:decimal</text:p>
        </text:list-item>
        <text:list-item>
          <text:p text:style-name="P196"><text:a xlink:type="simple" xlink:href="#id37">xml:id</text:a>, optional, xs:ID</text:p>
        </text:list-item>
        <text:list-item>
          <text:p text:style-name="P196"><text:a xlink:type="simple" xlink:href="#id136">y</text:a>, optional, xs:decimal</text:p>
        </text:list-item>
        <text:list-item>
          <text:p text:style-name="P196"><text:a xlink:type="simple" xlink:href="#id193">y2</text:a>, optional, xs:decimal</text:p>
        </text:list-item>
      </text:list>
      <text:h text:style-name="P241" text:outline-level="1">Module:</text:h>
      <text:p text:style-name="Text_20_body">cmn</text:p>
      <text:h text:style-name="P1" text:outline-level="1"><text:bookmark text:name="id1399"/>&lt;source&gt; source</text:h>
      <text:h text:style-name="P241"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text:p>
      <text:h text:style-name="P241" text:outline-level="1">May contain:</text:h>
      <text:p text:style-name="Text_20_body"><text:a xlink:type="simple" xlink:href="#id1458">classification</text:a>, <text:a xlink:type="simple" xlink:href="#id1358">editionstmt</text:a>, <text:a xlink:type="simple" xlink:href="#id1097">identifier</text:a>, <text:a xlink:type="simple" xlink:href="#id1452">langusage</text:a>, <text:a xlink:type="simple" xlink:href="#id1394">notesstmt</text:a>, <text:a xlink:type="simple" xlink:href="#id1401">physdesc</text:a>, <text:a xlink:type="simple" xlink:href="#id1366">pubstmt</text:a>, <text:a xlink:type="simple" xlink:href="#id1391">seriesstmt</text:a>, <text:a xlink:type="simple" xlink:href="#id1350">titlestmt</text:a> </text:p>
      <text:h text:style-name="P241" text:outline-level="1">May occur within:</text:h>
      <text:p text:style-name="Text_20_body"><text:a xlink:type="simple" xlink:href="#id1397">sourcedesc</text:a> </text:p>
      <text:h text:style-name="P241" text:outline-level="1">Attributes:</text:h>
      <text:list xml:id="list35466081" text:style-name="L196">
        <text:list-item>
          <text:p text:style-name="P197"><text:a xlink:type="simple" xlink:href="#id1043">analog</text:a>, optional, CDATA</text:p>
        </text:list-item>
        <text:list-item>
          <text:p text:style-name="P197"><text:a xlink:type="simple" xlink:href="#id351">data</text:a>, optional, xs:IDREFS</text:p>
        </text:list-item>
        <text:list-item>
          <text:p text:style-name="P197"><text:a xlink:type="simple" xlink:href="#id38">n</text:a>, optional, xs:NMTOKEN</text:p>
        </text:list-item>
        <text:list-item>
          <text:p text:style-name="P197"><text:soft-page-break/><text:a xlink:type="simple" xlink:href="#id37">xml:id</text:a>, optional, xs:ID</text:p>
        </text:list-item>
      </text:list>
      <text:h text:style-name="P241" text:outline-level="1">Module:</text:h>
      <text:p text:style-name="Text_20_body">header</text:p>
      <text:h text:style-name="P1" text:outline-level="1"><text:bookmark text:name="id1397"/>&lt;sourcedesc&gt; source description</text:h>
      <text:h text:style-name="P241"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41" text:outline-level="1">May contain:</text:h>
      <text:p text:style-name="Text_20_body"><text:a xlink:type="simple" xlink:href="#id1399">source</text:a> </text:p>
      <text:h text:style-name="P241" text:outline-level="1">May occur within:</text:h>
      <text:p text:style-name="Text_20_body"><text:a xlink:type="simple" xlink:href="#id1348">filedesc</text:a> </text:p>
      <text:h text:style-name="P241" text:outline-level="1">Attributes:</text:h>
      <text:list xml:id="list35470801" text:style-name="L197">
        <text:list-item>
          <text:p text:style-name="P198"><text:a xlink:type="simple" xlink:href="#id38">n</text:a>, optional, xs:NMTOKEN</text:p>
        </text:list-item>
        <text:list-item>
          <text:p text:style-name="P198"><text:a xlink:type="simple" xlink:href="#id37">xml:id</text:a>, optional, xs:ID</text:p>
        </text:list-item>
      </text:list>
      <text:h text:style-name="P241" text:outline-level="1">Module:</text:h>
      <text:p text:style-name="Text_20_body">header</text:p>
      <text:h text:style-name="P1" text:outline-level="1"><text:bookmark text:name="id891"/>&lt;space&gt; space</text:h>
      <text:h text:style-name="P241" text:outline-level="1">Description:</text:h>
      <text:p text:style-name="Text_20_body">A placeholder used to fill an incomplete measure, layer, etc. most often so that the combined duration of the events equals the number of beats in the measure.</text:p>
      <text:h text:style-name="P241" text:outline-level="1">May contain:</text:h>
      <text:p text:style-name="Text_20_body">EMPTY</text:p>
      <text:h text:style-name="P241"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a xlink:type="simple" xlink:href="#id167">verse</text:a> </text:p>
      <text:h text:style-name="P241" text:outline-level="1">Attributes:</text:h>
      <text:list xml:id="list35478716" text:style-name="L198">
        <text:list-item>
          <text:p text:style-name="P199"><text:a xlink:type="simple" xlink:href="#id884">beam</text:a>, optional, list of xs:token, "[i|m|t][1-6]", minimum length of 1</text:p>
        </text:list-item>
        <text:list-item>
          <text:p text:style-name="P199"><text:a xlink:type="simple" xlink:href="#id895">compressable</text:a>, optional, xs:token, true, false</text:p>
        </text:list-item>
        <text:list-item>
          <text:p text:style-name="P199"><text:a xlink:type="simple" xlink:href="#id100">copyof</text:a>, optional, xs:IDREF</text:p>
        </text:list-item>
        <text:list-item>
          <text:p text:style-name="P199"><text:soft-page-break/><text:a xlink:type="simple" xlink:href="#id101">corresp</text:a>, optional, xs:IDREFS</text:p>
        </text:list-item>
        <text:list-item>
          <text:p text:style-name="P199"><text:a xlink:type="simple" xlink:href="#id877">dots</text:a>, optional, xs:nonNegativeInteger, 0 - 4</text:p>
        </text:list-item>
        <text:list-item>
          <text:p text:style-name="P199"><text:a xlink:type="simple" xlink:href="#id734">dur</text:a>, optional, xs:token, long, breve, 1, 2, 4, 8, 16, 32, 64, 128, 256, 512, 1024, 2048, maxima, longa, brevis, semibrevis, minima, semiminima, fusa, semifusa</text:p>
        </text:list-item>
        <text:list-item>
          <text:p text:style-name="P199"><text:a xlink:type="simple" xlink:href="#id314">dur.ges</text:a>, optional, CDATA</text:p>
        </text:list-item>
        <text:list-item>
          <text:p text:style-name="P199"><text:a xlink:type="simple" xlink:href="#id69">facs</text:a>, optional, xs:IDREFS</text:p>
        </text:list-item>
        <text:list-item>
          <text:p text:style-name="P199"><text:a xlink:type="simple" xlink:href="#id732">fermata</text:a>, optional, xs:token, above, below, within</text:p>
        </text:list-item>
        <text:list-item>
          <text:p text:style-name="P199"><text:a xlink:type="simple" xlink:href="#id306">layer</text:a>, optional, xs:positiveInteger</text:p>
        </text:list-item>
        <text:list-item>
          <text:p text:style-name="P199"><text:a xlink:type="simple" xlink:href="#id38">n</text:a>, optional, xs:NMTOKEN</text:p>
        </text:list-item>
        <text:list-item>
          <text:p text:style-name="P199"><text:a xlink:type="simple" xlink:href="#id102">next</text:a>, optional, xs:IDREFS</text:p>
        </text:list-item>
        <text:list-item>
          <text:p text:style-name="P199"><text:a xlink:type="simple" xlink:href="#id103">prev</text:a>, optional, xs:IDREFS</text:p>
        </text:list-item>
        <text:list-item>
          <text:p text:style-name="P199"><text:a xlink:type="simple" xlink:href="#id104">sameas</text:a>, optional, xs:IDREFS</text:p>
        </text:list-item>
        <text:list-item>
          <text:p text:style-name="P199"><text:a xlink:type="simple" xlink:href="#id730">staff</text:a>, optional, list of xs:positiveInteger, minimum length of 1</text:p>
        </text:list-item>
        <text:list-item>
          <text:p text:style-name="P199"><text:a xlink:type="simple" xlink:href="#id105">synch</text:a>, optional, xs:IDREFS</text:p>
        </text:list-item>
        <text:list-item>
          <text:p text:style-name="P199"><text:a xlink:type="simple" xlink:href="#id96">tstamp</text:a>, optional, xs:decimal, 0 - ∞</text:p>
        </text:list-item>
        <text:list-item>
          <text:p text:style-name="P199"><text:a xlink:type="simple" xlink:href="#id309">tstamp.ges</text:a>, optional, xs:nonNegativeInteger</text:p>
        </text:list-item>
        <text:list-item>
          <text:p text:style-name="P199"><text:a xlink:type="simple" xlink:href="#id310">tstamp.real</text:a>, optional, xs:time</text:p>
        </text:list-item>
        <text:list-item>
          <text:p text:style-name="P199"><text:a xlink:type="simple" xlink:href="#id880">tuplet</text:a>, optional, list of xs:token, "[i|m|t][1-6]", minimum length of 1</text:p>
        </text:list-item>
        <text:list-item>
          <text:p text:style-name="P199"><text:a xlink:type="simple" xlink:href="#id37">xml:id</text:a>, optional, xs:ID</text:p>
        </text:list-item>
      </text:list>
      <text:h text:style-name="P241" text:outline-level="1">Module:</text:h>
      <text:p text:style-name="Text_20_body">shared</text:p>
      <text:h text:style-name="P1" text:outline-level="1"><text:bookmark text:name="id1036"/>&lt;stack&gt; stacked text</text:h>
      <text:h text:style-name="P241" text:outline-level="1">Description:</text:h>
      <text:p text:style-name="Text_20_body">An inline table with a single column.</text:p>
      <text:h text:style-name="P24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soft-page-break/><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4964" text:style-name="L199">
        <text:list-item>
          <text:p text:style-name="P200"><text:a xlink:type="simple" xlink:href="#id1116">align</text:a>, optional, xs:token, left, right, center, rightdigit</text:p>
        </text:list-item>
        <text:list-item>
          <text:p text:style-name="P200"><text:a xlink:type="simple" xlink:href="#id1115">delim</text:a>, optional, CDATA</text:p>
        </text:list-item>
        <text:list-item>
          <text:p text:style-name="P200"><text:a xlink:type="simple" xlink:href="#id69">facs</text:a>, optional, xs:IDREFS</text:p>
        </text:list-item>
        <text:list-item>
          <text:p text:style-name="P200"><text:a xlink:type="simple" xlink:href="#id38">n</text:a>, optional, xs:NMTOKEN</text:p>
        </text:list-item>
        <text:list-item>
          <text:p text:style-name="P200"><text:a xlink:type="simple" xlink:href="#id37">xml:id</text:a>, optional, xs:ID</text:p>
        </text:list-item>
        <text:list-item>
          <text:p text:style-name="P200"><text:a xlink:type="simple" xlink:href="#id248">xml:lang</text:a>, optional, xs:language</text:p>
        </text:list-item>
      </text:list>
      <text:h text:style-name="P241" text:outline-level="1">Module:</text:h>
      <text:p text:style-name="Text_20_body">shared</text:p>
      <text:h text:style-name="P1" text:outline-level="1"><text:bookmark text:name="id674"/>&lt;staff&gt; staff</text:h>
      <text:h text:style-name="P241"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24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1333">gap</text:a>, <text:a xlink:type="simple" xlink:href="#id1326">handshift</text:a>, <text:a xlink:type="simple" xlink:href="#id678">layer</text:a>, <text:a xlink:type="simple" xlink:href="#id201">lin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1235">sic</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69">ending</text:a>, <text:a xlink:type="simple" xlink:href="#id222">lem</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662">section</text:a>, <text:a xlink:type="simple" xlink:href="#id1235">sic</text:a>, <text:a xlink:type="simple" xlink:href="#id1238">supplied</text:a>, <text:a xlink:type="simple" xlink:href="#id1243">unclear</text:a> </text:p>
      <text:h text:style-name="P241" text:outline-level="1">Attributes:</text:h>
      <text:list xml:id="list35482747" text:style-name="L200">
        <text:list-item>
          <text:p text:style-name="P201"><text:a xlink:type="simple" xlink:href="#id100">copyof</text:a>, optional, xs:IDREF</text:p>
        </text:list-item>
        <text:list-item>
          <text:p text:style-name="P201"><text:a xlink:type="simple" xlink:href="#id101">corresp</text:a>, optional, xs:IDREFS</text:p>
        </text:list-item>
        <text:list-item>
          <text:p text:style-name="P201"><text:a xlink:type="simple" xlink:href="#id69">facs</text:a>, optional, xs:IDREFS</text:p>
        </text:list-item>
        <text:list-item>
          <text:p text:style-name="P201"><text:a xlink:type="simple" xlink:href="#id38">n</text:a>, optional, xs:NMTOKEN</text:p>
        </text:list-item>
        <text:list-item>
          <text:p text:style-name="P201"><text:a xlink:type="simple" xlink:href="#id102">next</text:a>, optional, xs:IDREFS</text:p>
        </text:list-item>
        <text:list-item>
          <text:p text:style-name="P201"><text:a xlink:type="simple" xlink:href="#id103">prev</text:a>, optional, xs:IDREFS</text:p>
        </text:list-item>
        <text:list-item>
          <text:p text:style-name="P201"><text:a xlink:type="simple" xlink:href="#id104">sameas</text:a>, optional, xs:IDREFS</text:p>
        </text:list-item>
        <text:list-item>
          <text:p text:style-name="P201"><text:a xlink:type="simple" xlink:href="#id105">synch</text:a>, optional, xs:IDREFS</text:p>
        </text:list-item>
        <text:list-item>
          <text:p text:style-name="P201"><text:soft-page-break/><text:a xlink:type="simple" xlink:href="#id470">visible</text:a>, optional, xs:token, true, false</text:p>
        </text:list-item>
        <text:list-item>
          <text:p text:style-name="P201"><text:a xlink:type="simple" xlink:href="#id37">xml:id</text:a>, optional, xs:ID</text:p>
        </text:list-item>
      </text:list>
      <text:h text:style-name="P241" text:outline-level="1">Module:</text:h>
      <text:p text:style-name="Text_20_body">shared</text:p>
      <text:h text:style-name="P1" text:outline-level="1"><text:bookmark text:name="id453"/>&lt;staffdef&gt; staff definition</text:h>
      <text:h text:style-name="P241" text:outline-level="1">Description:</text:h>
      <text:p text:style-name="Text_20_body">Container for staff meta-information.</text:p>
      <text:h text:style-name="P241" text:outline-level="1">May contain:</text:h>
      <text:p text:style-name="Text_20_body"><text:a xlink:type="simple" xlink:href="#id484">clef</text:a>, <text:a xlink:type="simple" xlink:href="#id423">instrdef</text:a>, <text:a xlink:type="simple" xlink:href="#id398">keysig</text:a>, <text:a xlink:type="simple" xlink:href="#id443">label</text:a>, <text:a xlink:type="simple" xlink:href="#id456">layerdef</text:a>, <text:a xlink:type="simple" xlink:href="#id502">mensur</text:a>, <text:a xlink:type="simple" xlink:href="#id530">proport</text:a> </text:p>
      <text:h text:style-name="P241"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438">staffgrp</text:a>, <text:a xlink:type="simple" xlink:href="#id969">syllable</text:a> </text:p>
      <text:h text:style-name="P241" text:outline-level="1">Attributes:</text:h>
      <text:list xml:id="list35493374" text:style-name="L201">
        <text:list-item>
          <text:p text:style-name="P202"><text:a xlink:type="simple" xlink:href="#id466">beam.group</text:a>, optional, CDATA</text:p>
        </text:list-item>
        <text:list-item>
          <text:p text:style-name="P202"><text:a xlink:type="simple" xlink:href="#id472">beam.rend</text:a>, optional, xs:token, acc, rit, norm</text:p>
        </text:list-item>
        <text:list-item>
          <text:p text:style-name="P202"><text:a xlink:type="simple" xlink:href="#id467">beam.rests</text:a>, optional, xs:token, true, false</text:p>
        </text:list-item>
        <text:list-item>
          <text:p text:style-name="P202"><text:a xlink:type="simple" xlink:href="#id473">beam.slope</text:a>, optional, xs:decimal</text:p>
        </text:list-item>
        <text:list-item>
          <text:p text:style-name="P202"><text:a xlink:type="simple" xlink:href="#id563">clef.color</text:a>, optional, xs:token, "(x[0-9A-Fa-f]{6,6}|aqua|black|fuchsia|gray|green|lime|maroon|navy|olive|purple|red|silver|teal|white|yellow)"</text:p>
        </text:list-item>
        <text:list-item>
          <text:p text:style-name="P202"><text:a xlink:type="simple" xlink:href="#id539">clef.dis</text:a>, optional, xs:positiveInteger, "([\-+]?[0-9]+) &amp; (8|15|22)"</text:p>
        </text:list-item>
        <text:list-item>
          <text:p text:style-name="P202"><text:a xlink:type="simple" xlink:href="#id540">clef.dis.place</text:a>, optional, xs:token, above, below</text:p>
        </text:list-item>
        <text:list-item>
          <text:p text:style-name="P202"><text:a xlink:type="simple" xlink:href="#id538">clef.line</text:a>, optional, xs:positiveInteger</text:p>
        </text:list-item>
        <text:list-item>
          <text:p text:style-name="P202"><text:a xlink:type="simple" xlink:href="#id537">clef.shape</text:a>, optional, xs:token, G, GG, F, C, perc, TAB</text:p>
        </text:list-item>
        <text:list-item>
          <text:p text:style-name="P202"><text:a xlink:type="simple" xlink:href="#id564">clef.visible</text:a>, optional, xs:token, true, false</text:p>
        </text:list-item>
        <text:list-item>
          <text:p text:style-name="P202"><text:a xlink:type="simple" xlink:href="#id461">dur.default</text:a>, optional, xs:token, long, breve, 1, 2, 4, 8, 16, 32, 64, 128, 256, 512, 1024, 2048, maxima, longa, brevis, semibrevis, minima, semiminima, fusa, semifusa</text:p>
        </text:list-item>
        <text:list-item>
          <text:p text:style-name="P202"><text:a xlink:type="simple" xlink:href="#id566">dynam.dist</text:a>, optional, xs:decimal</text:p>
        </text:list-item>
        <text:list-item>
          <text:p text:style-name="P202"><text:a xlink:type="simple" xlink:href="#id591">grid.show</text:a>, optional, xs:token, true, false</text:p>
        </text:list-item>
        <text:list-item>
          <text:p text:style-name="P202"><text:a xlink:type="simple" xlink:href="#id567">harm.dist</text:a>, optional, xs:decimal</text:p>
        </text:list-item>
        <text:list-item>
          <text:p text:style-name="P202"><text:soft-page-break/><text:a xlink:type="simple" xlink:href="#id482">instr</text:a>, optional, xs:IDREF</text:p>
        </text:list-item>
        <text:list-item>
          <text:p text:style-name="P202"><text:a xlink:type="simple" xlink:href="#id542">key.accid</text:a>, optional, xs:token, s, f, ss, ff, n</text:p>
        </text:list-item>
        <text:list-item>
          <text:p text:style-name="P202"><text:a xlink:type="simple" xlink:href="#id543">key.mode</text:a>, optional, xs:token, major, minor, dorian, phrygian, lydian, mixolydian, aeolian, locrian</text:p>
        </text:list-item>
        <text:list-item>
          <text:p text:style-name="P202"><text:a xlink:type="simple" xlink:href="#id544">key.pname</text:a>, optional, xs:token, "[a-g]"</text:p>
        </text:list-item>
        <text:list-item>
          <text:p text:style-name="P202"><text:a xlink:type="simple" xlink:href="#id545">key.sig</text:a>, optional, xs:token, "mixed|0|[1-7][f|s]"</text:p>
        </text:list-item>
        <text:list-item>
          <text:p text:style-name="P202"><text:a xlink:type="simple" xlink:href="#id547">key.sig.mixed</text:a>, optional, list of xs:NMTOKEN, minimum length of 1</text:p>
        </text:list-item>
        <text:list-item>
          <text:p text:style-name="P202"><text:a xlink:type="simple" xlink:href="#id570">key.sig.show</text:a>, optional, xs:token, true, false</text:p>
        </text:list-item>
        <text:list-item>
          <text:p text:style-name="P202"><text:a xlink:type="simple" xlink:href="#id571">key.sig.showchange</text:a>, optional, xs:token, true, false</text:p>
        </text:list-item>
        <text:list-item>
          <text:p text:style-name="P202"><text:a xlink:type="simple" xlink:href="#id573">label.abbr</text:a>, optional, CDATA</text:p>
        </text:list-item>
        <text:list-item>
          <text:p text:style-name="P202"><text:a xlink:type="simple" xlink:href="#id574">label.full</text:a>, optional, CDATA</text:p>
        </text:list-item>
        <text:list-item>
          <text:p text:style-name="P202"><text:a xlink:type="simple" xlink:href="#id592">layerscheme</text:a>, optional, xs:token, 1, 2o, 2f, 3o, 3f</text:p>
        </text:list-item>
        <text:list-item>
          <text:p text:style-name="P202"><text:a xlink:type="simple" xlink:href="#id594">lines</text:a>, optional, xs:positiveInteger</text:p>
        </text:list-item>
        <text:list-item>
          <text:p text:style-name="P202"><text:a xlink:type="simple" xlink:href="#id595">lines.color</text:a>, optional, xs:token, "(x[0-9A-Fa-f]{6,6}|aqua|black|fuchsia|gray|green|lime|maroon|navy|olive|purple|red|silver|teal|white|yellow)"</text:p>
        </text:list-item>
        <text:list-item>
          <text:p text:style-name="P202"><text:a xlink:type="simple" xlink:href="#id596">lines.visible</text:a>, optional, xs:token, true, false</text:p>
        </text:list-item>
        <text:list-item>
          <text:p text:style-name="P202"><text:a xlink:type="simple" xlink:href="#id576">lyric.align</text:a>, optional, xs:decimal</text:p>
        </text:list-item>
        <text:list-item>
          <text:p text:style-name="P202"><text:a xlink:type="simple" xlink:href="#id577">lyric.fam</text:a>, optional, xs:token</text:p>
        </text:list-item>
        <text:list-item>
          <text:p text:style-name="P202"><text:a xlink:type="simple" xlink:href="#id578">lyric.name</text:a>, optional, xs:token</text:p>
        </text:list-item>
        <text:list-item>
          <text:p text:style-name="P202"><text:a xlink:type="simple" xlink:href="#id579">lyric.size</text:a>, optional, xs:decimal</text:p>
        </text:list-item>
        <text:list-item>
          <text:p text:style-name="P202"><text:a xlink:type="simple" xlink:href="#id580">lyric.style</text:a>, optional, xs:token, ital, normal, oblique</text:p>
        </text:list-item>
        <text:list-item>
          <text:p text:style-name="P202"><text:a xlink:type="simple" xlink:href="#id581">lyric.weight</text:a>, optional, xs:token, bold</text:p>
        </text:list-item>
        <text:list-item>
          <text:p text:style-name="P202"><text:a xlink:type="simple" xlink:href="#id555">mensur.dot</text:a>, optional, xs:token, true, false</text:p>
        </text:list-item>
        <text:list-item>
          <text:p text:style-name="P202"><text:a xlink:type="simple" xlink:href="#id607">mensur.form</text:a>, optional, xs:token, horizontal, vertical</text:p>
        </text:list-item>
        <text:list-item>
          <text:p text:style-name="P202"><text:a xlink:type="simple" xlink:href="#id608">mensur.loc</text:a>, optional, xs:positiveInteger</text:p>
        </text:list-item>
        <text:list-item>
          <text:p text:style-name="P202"><text:a xlink:type="simple" xlink:href="#id556">mensur.orient</text:a>, optional, xs:token, "reversed|90CW|90CCW"</text:p>
        </text:list-item>
        <text:list-item>
          <text:p text:style-name="P202"><text:a xlink:type="simple" xlink:href="#id557">mensur.sign</text:a>, optional, xs:token, C, O</text:p>
        </text:list-item>
        <text:list-item>
          <text:p text:style-name="P202"><text:a xlink:type="simple" xlink:href="#id609">mensur.size</text:a>, optional, xs:token, normal, cue</text:p>
        </text:list-item>
        <text:list-item>
          <text:p text:style-name="P202"><text:soft-page-break/><text:a xlink:type="simple" xlink:href="#id558">mensur.slash</text:a>, optional, xs:positiveInteger</text:p>
        </text:list-item>
        <text:list-item>
          <text:p text:style-name="P202"><text:a xlink:type="simple" xlink:href="#id549">meter.count</text:a>, optional, xs:decimal</text:p>
        </text:list-item>
        <text:list-item>
          <text:p text:style-name="P202"><text:a xlink:type="simple" xlink:href="#id583">meter.rend</text:a>, optional, xs:token, denomsym, norm, invis</text:p>
        </text:list-item>
        <text:list-item>
          <text:p text:style-name="P202"><text:a xlink:type="simple" xlink:href="#id584">meter.showchange</text:a>, optional, xs:token, true, false</text:p>
        </text:list-item>
        <text:list-item>
          <text:p text:style-name="P202"><text:a xlink:type="simple" xlink:href="#id585">meter.sym</text:a>, optional, xs:token, common, cut</text:p>
        </text:list-item>
        <text:list-item>
          <text:p text:style-name="P202"><text:a xlink:type="simple" xlink:href="#id550">meter.unit</text:a>, optional, xs:decimal</text:p>
        </text:list-item>
        <text:list-item>
          <text:p text:style-name="P202"><text:a xlink:type="simple" xlink:href="#id508">modusmaior</text:a>, optional, xs:positiveInteger, 2 - 3</text:p>
        </text:list-item>
        <text:list-item>
          <text:p text:style-name="P202"><text:a xlink:type="simple" xlink:href="#id510">modusminor</text:a>, optional, xs:positiveInteger, 2 - 3</text:p>
        </text:list-item>
        <text:list-item>
          <text:p text:style-name="P202"><text:a xlink:type="simple" xlink:href="#id588">multi.number</text:a>, optional, xs:token, true, false</text:p>
        </text:list-item>
        <text:list-item>
          <text:p text:style-name="P202"><text:a xlink:type="simple" xlink:href="#id38">n</text:a>, optional, xs:NMTOKEN</text:p>
        </text:list-item>
        <text:list-item>
          <text:p text:style-name="P202"><text:a xlink:type="simple" xlink:href="#id506">num</text:a>, optional, xs:positiveInteger</text:p>
        </text:list-item>
        <text:list-item>
          <text:p text:style-name="P202"><text:a xlink:type="simple" xlink:href="#id507">numbase</text:a>, optional, xs:positiveInteger</text:p>
        </text:list-item>
        <text:list-item>
          <text:p text:style-name="P202"><text:a xlink:type="simple" xlink:href="#id464">octave.default</text:a>, optional, xs:nonNegativeInteger, 0 - 9</text:p>
        </text:list-item>
        <text:list-item>
          <text:p text:style-name="P202"><text:a xlink:type="simple" xlink:href="#id590">ontheline</text:a>, optional, xs:token, true, false</text:p>
        </text:list-item>
        <text:list-item>
          <text:p text:style-name="P202"><text:a xlink:type="simple" xlink:href="#id599">pedal.style</text:a>, optional, xs:token, line, pedstar, altpedstar</text:p>
        </text:list-item>
        <text:list-item>
          <text:p text:style-name="P202"><text:a xlink:type="simple" xlink:href="#id612">ppq</text:a>, optional, xs:positiveInteger</text:p>
        </text:list-item>
        <text:list-item>
          <text:p text:style-name="P202"><text:a xlink:type="simple" xlink:href="#id512">prolatio</text:a>, optional, xs:positiveInteger, 2 - 3</text:p>
        </text:list-item>
        <text:list-item>
          <text:p text:style-name="P202"><text:a xlink:type="simple" xlink:href="#id559">proport.num</text:a>, optional, xs:positiveInteger</text:p>
        </text:list-item>
        <text:list-item>
          <text:p text:style-name="P202"><text:a xlink:type="simple" xlink:href="#id560">proport.numbase</text:a>, optional, xs:positiveInteger</text:p>
        </text:list-item>
        <text:list-item>
          <text:p text:style-name="P202"><text:a xlink:type="simple" xlink:href="#id601">reh.enclose</text:a>, optional, xs:token, box, circle, none</text:p>
        </text:list-item>
        <text:list-item>
          <text:p text:style-name="P202"><text:a xlink:type="simple" xlink:href="#id389">scale</text:a>, optional, xs:token, "[0-9]+(\.?[0-9]*)?%"</text:p>
        </text:list-item>
        <text:list-item>
          <text:p text:style-name="P202"><text:a xlink:type="simple" xlink:href="#id603">slur.rend</text:a>, optional, xs:token, medium, wide, dashed, dotted</text:p>
        </text:list-item>
        <text:list-item>
          <text:p text:style-name="P202"><text:a xlink:type="simple" xlink:href="#id597">spacing</text:a>, optional, xs:decimal</text:p>
        </text:list-item>
        <text:list-item>
          <text:p text:style-name="P202"><text:a xlink:type="simple" xlink:href="#id613">tab.strings</text:a>, optional, list of xs:NMTOKEN, minimum length of 1</text:p>
        </text:list-item>
        <text:list-item>
          <text:p text:style-name="P202"><text:a xlink:type="simple" xlink:href="#id514">tempus</text:a>, optional, xs:positiveInteger, 2 - 3</text:p>
        </text:list-item>
        <text:list-item>
          <text:p text:style-name="P202"><text:a xlink:type="simple" xlink:href="#id568">text.dist</text:a>, optional, xs:decimal</text:p>
        </text:list-item>
        <text:list-item>
          <text:p text:style-name="P202"><text:soft-page-break/><text:a xlink:type="simple" xlink:href="#id475">text.fam</text:a>, optional, xs:token</text:p>
        </text:list-item>
        <text:list-item>
          <text:p text:style-name="P202"><text:a xlink:type="simple" xlink:href="#id476">text.name</text:a>, optional, xs:token</text:p>
        </text:list-item>
        <text:list-item>
          <text:p text:style-name="P202"><text:a xlink:type="simple" xlink:href="#id477">text.size</text:a>, optional, xs:decimal</text:p>
        </text:list-item>
        <text:list-item>
          <text:p text:style-name="P202"><text:a xlink:type="simple" xlink:href="#id478">text.style</text:a>, optional, xs:token, ital, normal, oblique</text:p>
        </text:list-item>
        <text:list-item>
          <text:p text:style-name="P202"><text:a xlink:type="simple" xlink:href="#id479">text.weight</text:a>, optional, xs:token, bold</text:p>
        </text:list-item>
        <text:list-item>
          <text:p text:style-name="P202"><text:a xlink:type="simple" xlink:href="#id605">tie.rend</text:a>, optional, xs:token, medium, wide, dashed, dotted</text:p>
        </text:list-item>
        <text:list-item>
          <text:p text:style-name="P202"><text:a xlink:type="simple" xlink:href="#id552">trans.diat</text:a>, optional, xs:decimal</text:p>
        </text:list-item>
        <text:list-item>
          <text:p text:style-name="P202"><text:a xlink:type="simple" xlink:href="#id553">trans.semi</text:a>, optional, xs:decimal</text:p>
        </text:list-item>
        <text:list-item>
          <text:p text:style-name="P202"><text:a xlink:type="simple" xlink:href="#id470">visible</text:a>, optional, xs:token, true, false</text:p>
        </text:list-item>
        <text:list-item>
          <text:p text:style-name="P202"><text:a xlink:type="simple" xlink:href="#id37">xml:id</text:a>, optional, xs:ID</text:p>
        </text:list-item>
      </text:list>
      <text:h text:style-name="P241" text:outline-level="1">Module:</text:h>
      <text:p text:style-name="Text_20_body">shared</text:p>
      <text:h text:style-name="P1" text:outline-level="1"><text:bookmark text:name="id438"/>&lt;staffgrp&gt; staff group</text:h>
      <text:h text:style-name="P241"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41" text:outline-level="1">May contain:</text:h>
      <text:p text:style-name="Text_20_body"><text:a xlink:type="simple" xlink:href="#id440">grpsym</text:a>, <text:a xlink:type="simple" xlink:href="#id423">instrdef</text:a>, <text:a xlink:type="simple" xlink:href="#id443">label</text:a>, <text:a xlink:type="simple" xlink:href="#id453">staffdef</text:a>, <text:a xlink:type="simple" xlink:href="#id438">staffgrp</text:a> </text:p>
      <text:h text:style-name="P241"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343">scoredef</text:a>, <text:a xlink:type="simple" xlink:href="#id662">section</text:a>, <text:a xlink:type="simple" xlink:href="#id674">staff</text:a>, <text:a xlink:type="simple" xlink:href="#id438">staffgrp</text:a>, <text:a xlink:type="simple" xlink:href="#id969">syllable</text:a> </text:p>
      <text:h text:style-name="P241" text:outline-level="1">Attributes:</text:h>
      <text:list xml:id="list35477881" text:style-name="L202">
        <text:list-item>
          <text:p text:style-name="P203"><text:a xlink:type="simple" xlink:href="#id616">barthru</text:a>, optional, xs:token, true, false</text:p>
        </text:list-item>
        <text:list-item>
          <text:p text:style-name="P203"><text:a xlink:type="simple" xlink:href="#id69">facs</text:a>, optional, xs:IDREFS</text:p>
        </text:list-item>
        <text:list-item>
          <text:p text:style-name="P203"><text:a xlink:type="simple" xlink:href="#id482">instr</text:a>, optional, xs:IDREF</text:p>
        </text:list-item>
        <text:list-item>
          <text:p text:style-name="P203"><text:a xlink:type="simple" xlink:href="#id573">label.abbr</text:a>, optional, CDATA</text:p>
        </text:list-item>
        <text:list-item>
          <text:p text:style-name="P203"><text:a xlink:type="simple" xlink:href="#id574">label.full</text:a>, optional, CDATA</text:p>
        </text:list-item>
        <text:list-item>
          <text:p text:style-name="P203"><text:a xlink:type="simple" xlink:href="#id38">n</text:a>, optional, xs:NMTOKEN</text:p>
        </text:list-item>
        <text:list-item>
          <text:p text:style-name="P203"><text:soft-page-break/><text:a xlink:type="simple" xlink:href="#id449">symbol</text:a>, optional, xs:token, brace, bracket, line, none</text:p>
        </text:list-item>
        <text:list-item>
          <text:p text:style-name="P203"><text:a xlink:type="simple" xlink:href="#id470">visible</text:a>, optional, xs:token, true, false</text:p>
        </text:list-item>
        <text:list-item>
          <text:p text:style-name="P203"><text:a xlink:type="simple" xlink:href="#id37">xml:id</text:a>, optional, xs:ID</text:p>
        </text:list-item>
      </text:list>
      <text:h text:style-name="P241" text:outline-level="1">Module:</text:h>
      <text:p text:style-name="Text_20_body">shared</text:p>
      <text:h text:style-name="P1" text:outline-level="1"><text:bookmark text:name="id1508"/>&lt;stdvals&gt; standard values</text:h>
      <text:h text:style-name="P241" text:outline-level="1">Description:</text:h>
      <text:p text:style-name="Text_20_body">Specifies the format used when standardized date or number values are supplied.</text:p>
      <text:h text:style-name="P241" text:outline-level="1">May contain:</text:h>
      <text:p text:style-name="Text_20_body"><text:a xlink:type="simple" xlink:href="#id262">p</text:a> </text:p>
      <text:h text:style-name="P241" text:outline-level="1">May occur within:</text:h>
      <text:p text:style-name="Text_20_body"><text:a xlink:type="simple" xlink:href="#id1490">editorialdecl</text:a> </text:p>
      <text:h text:style-name="P241" text:outline-level="1">Attributes:</text:h>
      <text:list xml:id="list35495937" text:style-name="L203">
        <text:list-item>
          <text:p text:style-name="P204"><text:a xlink:type="simple" xlink:href="#id1043">analog</text:a>, optional, CDATA</text:p>
        </text:list-item>
        <text:list-item>
          <text:p text:style-name="P204"><text:a xlink:type="simple" xlink:href="#id38">n</text:a>, optional, xs:NMTOKEN</text:p>
        </text:list-item>
        <text:list-item>
          <text:p text:style-name="P204"><text:a xlink:type="simple" xlink:href="#id37">xml:id</text:a>, optional, xs:ID</text:p>
        </text:list-item>
        <text:list-item>
          <text:p text:style-name="P204"><text:a xlink:type="simple" xlink:href="#id248">xml:lang</text:a>, optional, xs:language</text:p>
        </text:list-item>
      </text:list>
      <text:h text:style-name="P241" text:outline-level="1">Module:</text:h>
      <text:p text:style-name="Text_20_body">header</text:p>
      <text:h text:style-name="P1" text:outline-level="1"><text:bookmark text:name="id1080"/>&lt;stylename&gt; style name</text:h>
      <text:h text:style-name="P241"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soft-page-break/><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0122" text:style-name="L204">
        <text:list-item>
          <text:p text:style-name="P205"><text:a xlink:type="simple" xlink:href="#id1043">analog</text:a>, optional, CDATA</text:p>
        </text:list-item>
        <text:list-item>
          <text:p text:style-name="P205"><text:a xlink:type="simple" xlink:href="#id1046">authority</text:a>, optional, CDATA</text:p>
        </text:list-item>
        <text:list-item>
          <text:p text:style-name="P205"><text:a xlink:type="simple" xlink:href="#id1062">cert</text:a>, optional, xs:token, high, medium, low, unknown</text:p>
        </text:list-item>
        <text:list-item>
          <text:p text:style-name="P205"><text:a xlink:type="simple" xlink:href="#id1047">dbkey</text:a>, optional, xs:NMTOKEN</text:p>
        </text:list-item>
        <text:list-item>
          <text:p text:style-name="P205"><text:a xlink:type="simple" xlink:href="#id1064">evidence</text:a>, optional, xs:NMTOKEN</text:p>
        </text:list-item>
        <text:list-item>
          <text:p text:style-name="P205"><text:a xlink:type="simple" xlink:href="#id69">facs</text:a>, optional, xs:IDREFS</text:p>
        </text:list-item>
        <text:list-item>
          <text:p text:style-name="P205"><text:a xlink:type="simple" xlink:href="#id38">n</text:a>, optional, xs:NMTOKEN</text:p>
        </text:list-item>
        <text:list-item>
          <text:p text:style-name="P205"><text:a xlink:type="simple" xlink:href="#id1048">nymref</text:a>, optional, xs:IDREF</text:p>
        </text:list-item>
        <text:list-item>
          <text:p text:style-name="P205"><text:a xlink:type="simple" xlink:href="#id317">resp</text:a>, optional, xs:IDREFS</text:p>
        </text:list-item>
        <text:list-item>
          <text:p text:style-name="P205"><text:a xlink:type="simple" xlink:href="#id1049">role</text:a>, optional, CDATA</text:p>
        </text:list-item>
        <text:list-item>
          <text:p text:style-name="P205"><text:a xlink:type="simple" xlink:href="#id227">source</text:a>, optional, xs:IDREFS</text:p>
        </text:list-item>
        <text:list-item>
          <text:p text:style-name="P205"><text:a xlink:type="simple" xlink:href="#id180">subtype</text:a>, optional, xs:NMTOKEN</text:p>
        </text:list-item>
        <text:list-item>
          <text:p text:style-name="P205"><text:a xlink:type="simple" xlink:href="#id179">type</text:a>, optional, xs:NMTOKEN</text:p>
        </text:list-item>
        <text:list-item>
          <text:p text:style-name="P205"><text:a xlink:type="simple" xlink:href="#id37">xml:id</text:a>, optional, xs:ID</text:p>
        </text:list-item>
        <text:list-item>
          <text:p text:style-name="P205"><text:a xlink:type="simple" xlink:href="#id248">xml:lang</text:a>, optional, xs:language</text:p>
        </text:list-item>
      </text:list>
      <text:h text:style-name="P241" text:outline-level="1">Module:</text:h>
      <text:p text:style-name="Text_20_body">namesdates</text:p>
      <text:h text:style-name="P1" text:outline-level="1"><text:bookmark text:name="id1335"/>&lt;subst&gt; substitution</text:h>
      <text:h text:style-name="P241" text:outline-level="1">Description:</text:h>
      <text:p text:style-name="Text_20_body">Groups transcriptional elements when the combination is to be regarded as a single intervention in the text.</text:p>
      <text:h text:style-name="P241" text:outline-level="1">May contain:</text:h>
      <text:p text:style-name="Text_20_body"><text:a xlink:type="simple" xlink:href="#id214">add</text:a>, <text:a xlink:type="simple" xlink:href="#id63">corr</text:a>, <text:a xlink:type="simple" xlink:href="#id1213">damage</text:a>, <text:a xlink:type="simple" xlink:href="#id1221">del</text:a>, <text:a xlink:type="simple" xlink:href="#id1225">orig</text:a>, <text:a xlink:type="simple" xlink:href="#id1228">reg</text:a>, <text:a xlink:type="simple" xlink:href="#id1231">restore</text:a>, <text:a xlink:type="simple" xlink:href="#id1235">sic</text:a>, <text:a xlink:type="simple" xlink:href="#id1238">supplied</text:a>, <text:a xlink:type="simple" xlink:href="#id1243">unclear</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72856" text:style-name="L205">
        <text:list-item>
          <text:p text:style-name="P206"><text:a xlink:type="simple" xlink:href="#id38">n</text:a>, optional, xs:NMTOKEN</text:p>
        </text:list-item>
        <text:list-item>
          <text:p text:style-name="P206"><text:a xlink:type="simple" xlink:href="#id37">xml:id</text:a>, optional, xs:ID</text:p>
        </text:list-item>
      </text:list>
      <text:h text:style-name="P241" text:outline-level="1">Module:</text:h>
      <text:p text:style-name="Text_20_body">edittrans</text:p>
      <text:h text:style-name="P1" text:outline-level="1"><text:bookmark text:name="id1238"/><text:soft-page-break/>&lt;supplied&gt; supplied</text:h>
      <text:h text:style-name="P241"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84899" text:style-name="L206">
        <text:list-item>
          <text:p text:style-name="P207"><text:a xlink:type="simple" xlink:href="#id1217">agent</text:a>, optional, CDATA</text:p>
        </text:list-item>
        <text:list-item>
          <text:p text:style-name="P207"><text:a xlink:type="simple" xlink:href="#id1062">cert</text:a>, optional, xs:token, high, medium, low, unknown</text:p>
        </text:list-item>
        <text:list-item>
          <text:p text:style-name="P207"><text:a xlink:type="simple" xlink:href="#id1064">evidence</text:a>, optional, xs:NMTOKEN</text:p>
        </text:list-item>
        <text:list-item>
          <text:p text:style-name="P207"><text:a xlink:type="simple" xlink:href="#id69">facs</text:a>, optional, xs:IDREFS</text:p>
        </text:list-item>
        <text:list-item>
          <text:p text:style-name="P207"><text:a xlink:type="simple" xlink:href="#id38">n</text:a>, optional, xs:NMTOKEN</text:p>
        </text:list-item>
        <text:list-item>
          <text:p text:style-name="P207"><text:a xlink:type="simple" xlink:href="#id1242">reason</text:a>, optional, CDATA</text:p>
        </text:list-item>
        <text:list-item>
          <text:p text:style-name="P207"><text:a xlink:type="simple" xlink:href="#id317">resp</text:a>, optional, xs:IDREFS</text:p>
        </text:list-item>
        <text:list-item>
          <text:p text:style-name="P207"><text:a xlink:type="simple" xlink:href="#id227">source</text:a>, optional, xs:IDREFS</text:p>
        </text:list-item>
        <text:list-item>
          <text:p text:style-name="P207"><text:a xlink:type="simple" xlink:href="#id37">xml:id</text:a>, optional, xs:ID</text:p>
        </text:list-item>
      </text:list>
      <text:h text:style-name="P241" text:outline-level="1">Module:</text:h>
      <text:p text:style-name="Text_20_body">edittrans</text:p>
      <text:h text:style-name="P1" text:outline-level="1"><text:bookmark text:name="id1537"/>&lt;surface&gt; surface</text:h>
      <text:h text:style-name="P241"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text:p>
      <text:h text:style-name="P241" text:outline-level="1"><text:soft-page-break/>May contain:</text:h>
      <text:p text:style-name="Text_20_body"><text:a xlink:type="simple" xlink:href="#id1103">figdesc</text:a>, <text:a xlink:type="simple" xlink:href="#id1107">graphic</text:a>, <text:a xlink:type="simple" xlink:href="#id1540">zone</text:a> </text:p>
      <text:h text:style-name="P241" text:outline-level="1">May occur within:</text:h>
      <text:p text:style-name="Text_20_body"><text:a xlink:type="simple" xlink:href="#id1535">facsimile</text:a> </text:p>
      <text:h text:style-name="P241" text:outline-level="1">Attributes:</text:h>
      <text:list xml:id="list35495412" text:style-name="L207">
        <text:list-item>
          <text:p text:style-name="P208"><text:a xlink:type="simple" xlink:href="#id1546">lrx</text:a>, optional, xs:nonNegativeInteger</text:p>
        </text:list-item>
        <text:list-item>
          <text:p text:style-name="P208"><text:a xlink:type="simple" xlink:href="#id1547">lry</text:a>, optional, xs:nonNegativeInteger</text:p>
        </text:list-item>
        <text:list-item>
          <text:p text:style-name="P208"><text:a xlink:type="simple" xlink:href="#id38">n</text:a>, optional, xs:NMTOKEN</text:p>
        </text:list-item>
        <text:list-item>
          <text:p text:style-name="P208"><text:a xlink:type="simple" xlink:href="#id176">startid</text:a>, optional, xs:IDREF</text:p>
        </text:list-item>
        <text:list-item>
          <text:p text:style-name="P208"><text:a xlink:type="simple" xlink:href="#id1544">ulx</text:a>, optional, xs:nonNegativeInteger</text:p>
        </text:list-item>
        <text:list-item>
          <text:p text:style-name="P208"><text:a xlink:type="simple" xlink:href="#id1545">uly</text:a>, optional, xs:nonNegativeInteger</text:p>
        </text:list-item>
        <text:list-item>
          <text:p text:style-name="P208"><text:a xlink:type="simple" xlink:href="#id37">xml:id</text:a>, optional, xs:ID</text:p>
        </text:list-item>
      </text:list>
      <text:h text:style-name="P241" text:outline-level="1">Module:</text:h>
      <text:p text:style-name="Text_20_body">facsimile</text:p>
      <text:h text:style-name="P1" text:outline-level="1"><text:bookmark text:name="id973"/>&lt;syl&gt; syllable</text:h>
      <text:h text:style-name="P241"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4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22">lem</text:a>, <text:a xlink:type="simple" xlink:href="#id108">note</text:a>, <text:a xlink:type="simple" xlink:href="#id1179">rdg</text:a>, <text:a xlink:type="simple" xlink:href="#id969">syllable</text:a>, <text:a xlink:type="simple" xlink:href="#id167">verse</text:a> </text:p>
      <text:h text:style-name="P241" text:outline-level="1">Attributes:</text:h>
      <text:list xml:id="list35466826" text:style-name="L208">
        <text:list-item>
          <text:p text:style-name="P209"><text:a xlink:type="simple" xlink:href="#id977">con</text:a>, optional, xs:token, s, d, u, t</text:p>
        </text:list-item>
        <text:list-item>
          <text:p text:style-name="P209"><text:a xlink:type="simple" xlink:href="#id100">copyof</text:a>, optional, xs:IDREF</text:p>
        </text:list-item>
        <text:list-item>
          <text:p text:style-name="P209"><text:a xlink:type="simple" xlink:href="#id101">corresp</text:a>, optional, xs:IDREFS</text:p>
        </text:list-item>
        <text:list-item>
          <text:p text:style-name="P209"><text:a xlink:type="simple" xlink:href="#id69">facs</text:a>, optional, xs:IDREFS</text:p>
        </text:list-item>
        <text:list-item>
          <text:p text:style-name="P209"><text:soft-page-break/><text:a xlink:type="simple" xlink:href="#id114">fontfam</text:a>, optional, xs:token</text:p>
        </text:list-item>
        <text:list-item>
          <text:p text:style-name="P209"><text:a xlink:type="simple" xlink:href="#id116">fontname</text:a>, optional, xs:token</text:p>
        </text:list-item>
        <text:list-item>
          <text:p text:style-name="P209"><text:a xlink:type="simple" xlink:href="#id118">fontsize</text:a>, optional, xs:decimal</text:p>
        </text:list-item>
        <text:list-item>
          <text:p text:style-name="P209"><text:a xlink:type="simple" xlink:href="#id119">fontstyle</text:a>, optional, xs:token, ital, normal, oblique</text:p>
        </text:list-item>
        <text:list-item>
          <text:p text:style-name="P209"><text:a xlink:type="simple" xlink:href="#id121">fontweight</text:a>, optional, xs:token, bold</text:p>
        </text:list-item>
        <text:list-item>
          <text:p text:style-name="P209"><text:a xlink:type="simple" xlink:href="#id981">halign</text:a>, optional, xs:token, left, right, center, justify</text:p>
        </text:list-item>
        <text:list-item>
          <text:p text:style-name="P209"><text:a xlink:type="simple" xlink:href="#id130">ho</text:a>, optional, xs:decimal</text:p>
        </text:list-item>
        <text:list-item>
          <text:p text:style-name="P209"><text:a xlink:type="simple" xlink:href="#id38">n</text:a>, optional, xs:NMTOKEN</text:p>
        </text:list-item>
        <text:list-item>
          <text:p text:style-name="P209"><text:a xlink:type="simple" xlink:href="#id102">next</text:a>, optional, xs:IDREFS</text:p>
        </text:list-item>
        <text:list-item>
          <text:p text:style-name="P209"><text:a xlink:type="simple" xlink:href="#id103">prev</text:a>, optional, xs:IDREFS</text:p>
        </text:list-item>
        <text:list-item>
          <text:p text:style-name="P209"><text:a xlink:type="simple" xlink:href="#id104">sameas</text:a>, optional, xs:IDREFS</text:p>
        </text:list-item>
        <text:list-item>
          <text:p text:style-name="P209"><text:a xlink:type="simple" xlink:href="#id105">synch</text:a>, optional, xs:IDREFS</text:p>
        </text:list-item>
        <text:list-item>
          <text:p text:style-name="P209"><text:a xlink:type="simple" xlink:href="#id155">to</text:a>, optional, xs:decimal</text:p>
        </text:list-item>
        <text:list-item>
          <text:p text:style-name="P209"><text:a xlink:type="simple" xlink:href="#id133">vo</text:a>, optional, xs:decimal</text:p>
        </text:list-item>
        <text:list-item>
          <text:p text:style-name="P209"><text:a xlink:type="simple" xlink:href="#id978">wordpos</text:a>, optional, xs:token, i, m, t</text:p>
        </text:list-item>
        <text:list-item>
          <text:p text:style-name="P209"><text:a xlink:type="simple" xlink:href="#id135">x</text:a>, optional, xs:decimal</text:p>
        </text:list-item>
        <text:list-item>
          <text:p text:style-name="P209"><text:a xlink:type="simple" xlink:href="#id37">xml:id</text:a>, optional, xs:ID</text:p>
        </text:list-item>
        <text:list-item>
          <text:p text:style-name="P209"><text:a xlink:type="simple" xlink:href="#id136">y</text:a>, optional, xs:decimal</text:p>
        </text:list-item>
      </text:list>
      <text:h text:style-name="P241" text:outline-level="1">Module:</text:h>
      <text:p text:style-name="Text_20_body">shared</text:p>
      <text:h text:style-name="P1" text:outline-level="1"><text:bookmark text:name="id969"/>&lt;syllable&gt; syllable</text:h>
      <text:h text:style-name="P241" text:outline-level="1">Description:</text:h>
      <text:p text:style-name="Text_20_body">Neume notation can be thought of as "neumed text". Therefore, the syllable element provides high-level organization in this repertoire.</text:p>
      <text:h text:style-name="P241"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3">damage</text:a>, <text:a xlink:type="simple" xlink:href="#id1221">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3">gap</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5">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8">reg</text:a>, <text:a xlink:type="simple" xlink:href="#id1024">reh</text:a>, <text:a xlink:type="simple" xlink:href="#id873">rest</text:a>, <text:a xlink:type="simple" xlink:href="#id1231">restore</text:a>, <text:a xlink:type="simple" xlink:href="#id323">sb</text:a>, <text:a xlink:type="simple" xlink:href="#id343">scoredef</text:a>, <text:a xlink:type="simple" xlink:href="#id1235">sic</text:a>, <text:a xlink:type="simple" xlink:href="#id1121">slur</text:a>, <text:a xlink:type="simple" xlink:href="#id891">space</text:a>, <text:a xlink:type="simple" xlink:href="#id453">staffdef</text:a>, <text:a xlink:type="simple" xlink:href="#id438">staffgrp</text:a>, <text:a xlink:type="simple" xlink:href="#id1335">subst</text:a>, <text:a xlink:type="simple" xlink:href="#id1238">supplied</text:a>, <text:a xlink:type="simple" xlink:href="#id973">syl</text:a>, <text:a xlink:type="simple" xlink:href="#id386">symbol</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67">verse</text:a> </text:p>
      <text:h text:style-name="P241" text:outline-level="1">May occur within:</text:h>
      <text:p text:style-name="Text_20_body"><text:soft-page-break/><text:a xlink:type="simple" xlink:href="#id678">layer</text:a>, <text:a xlink:type="simple" xlink:href="#id222">lem</text:a>, <text:a xlink:type="simple" xlink:href="#id959">ligature</text:a>, <text:a xlink:type="simple" xlink:href="#id1179">rdg</text:a> </text:p>
      <text:h text:style-name="P241" text:outline-level="1">Attributes:</text:h>
      <text:list xml:id="list35477541" text:style-name="L209">
        <text:list-item>
          <text:p text:style-name="P210"><text:a xlink:type="simple" xlink:href="#id38">n</text:a>, optional, xs:NMTOKEN</text:p>
        </text:list-item>
        <text:list-item>
          <text:p text:style-name="P210"><text:a xlink:type="simple" xlink:href="#id37">xml:id</text:a>, optional, xs:ID</text:p>
        </text:list-item>
      </text:list>
      <text:h text:style-name="P241" text:outline-level="1">Module:</text:h>
      <text:p text:style-name="Text_20_body">neumes</text:p>
      <text:h text:style-name="P1" text:outline-level="1"><text:bookmark text:name="id386"/>&lt;symbol&gt; symbol</text:h>
      <text:h text:style-name="P241"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241" text:outline-level="1">May contain:</text:h>
      <text:p text:style-name="Text_20_body">EMPTY</text:p>
      <text:h text:style-name="P241"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1" text:outline-level="1">Attributes:</text:h>
      <text:list xml:id="list35468601" text:style-name="L210">
        <text:list-item>
          <text:p text:style-name="P211"><text:a xlink:type="simple" xlink:href="#id88">color</text:a>, optional, xs:token, "(x[0-9A-Fa-f]{6,6}|aqua|black|fuchsia|gray|green|lime|maroon|navy|olive|purple|red|silver|teal|white|yellow)"</text:p>
        </text:list-item>
        <text:list-item>
          <text:p text:style-name="P211"><text:a xlink:type="simple" xlink:href="#id100">copyof</text:a>, optional, xs:IDREF</text:p>
        </text:list-item>
        <text:list-item>
          <text:p text:style-name="P211"><text:a xlink:type="simple" xlink:href="#id101">corresp</text:a>, optional, xs:IDREFS</text:p>
        </text:list-item>
        <text:list-item>
          <text:p text:style-name="P211"><text:a xlink:type="simple" xlink:href="#id69">facs</text:a>, optional, xs:IDREFS</text:p>
        </text:list-item>
        <text:list-item>
          <text:p text:style-name="P211"><text:a xlink:type="simple" xlink:href="#id130">ho</text:a>, optional, xs:decimal</text:p>
        </text:list-item>
        <text:list-item>
          <text:p text:style-name="P211"><text:a xlink:type="simple" xlink:href="#id38">n</text:a>, optional, xs:NMTOKEN</text:p>
        </text:list-item>
        <text:list-item>
          <text:p text:style-name="P211"><text:a xlink:type="simple" xlink:href="#id102">next</text:a>, optional, xs:IDREFS</text:p>
        </text:list-item>
        <text:list-item>
          <text:p text:style-name="P211"><text:a xlink:type="simple" xlink:href="#id103">prev</text:a>, optional, xs:IDREFS</text:p>
        </text:list-item>
        <text:list-item>
          <text:p text:style-name="P211"><text:a xlink:type="simple" xlink:href="#id391">ref</text:a>, required, xs:IDREF</text:p>
        </text:list-item>
        <text:list-item>
          <text:p text:style-name="P211"><text:a xlink:type="simple" xlink:href="#id104">sameas</text:a>, optional, xs:IDREFS</text:p>
        </text:list-item>
        <text:list-item>
          <text:p text:style-name="P211"><text:a xlink:type="simple" xlink:href="#id389">scale</text:a>, optional, xs:token, "[0-9]+(\.?[0-9]*)?%"</text:p>
        </text:list-item>
        <text:list-item>
          <text:p text:style-name="P211"><text:a xlink:type="simple" xlink:href="#id176">startid</text:a>, optional, xs:IDREF</text:p>
        </text:list-item>
        <text:list-item>
          <text:p text:style-name="P211"><text:soft-page-break/><text:a xlink:type="simple" xlink:href="#id180">subtype</text:a>, optional, xs:NMTOKEN</text:p>
        </text:list-item>
        <text:list-item>
          <text:p text:style-name="P211"><text:a xlink:type="simple" xlink:href="#id105">synch</text:a>, optional, xs:IDREFS</text:p>
        </text:list-item>
        <text:list-item>
          <text:p text:style-name="P211"><text:a xlink:type="simple" xlink:href="#id155">to</text:a>, optional, xs:decimal</text:p>
        </text:list-item>
        <text:list-item>
          <text:p text:style-name="P211"><text:a xlink:type="simple" xlink:href="#id179">type</text:a>, optional, xs:NMTOKEN</text:p>
        </text:list-item>
        <text:list-item>
          <text:p text:style-name="P211"><text:a xlink:type="simple" xlink:href="#id133">vo</text:a>, optional, xs:decimal</text:p>
        </text:list-item>
        <text:list-item>
          <text:p text:style-name="P211"><text:a xlink:type="simple" xlink:href="#id135">x</text:a>, optional, xs:decimal</text:p>
        </text:list-item>
        <text:list-item>
          <text:p text:style-name="P211"><text:a xlink:type="simple" xlink:href="#id37">xml:id</text:a>, optional, xs:ID</text:p>
        </text:list-item>
        <text:list-item>
          <text:p text:style-name="P211"><text:a xlink:type="simple" xlink:href="#id136">y</text:a>, optional, xs:decimal</text:p>
        </text:list-item>
      </text:list>
      <text:h text:style-name="P241" text:outline-level="1">Module:</text:h>
      <text:p text:style-name="Text_20_body">usersymbols</text:p>
      <text:h text:style-name="P1" text:outline-level="1"><text:bookmark text:name="id384"/>&lt;symboldef&gt; symbol definition</text:h>
      <text:h text:style-name="P241" text:outline-level="1">Description:</text:h>
      <text:p text:style-name="Text_20_body">Declaration of an individual symbol in a symboltable.</text:p>
      <text:h text:style-name="P241" text:outline-level="1">May contain:</text:h>
      <text:p text:style-name="Text_20_body"><text:a xlink:type="simple" xlink:href="#id392">anchoredtext</text:a>, <text:a xlink:type="simple" xlink:href="#id172">curve</text:a>, <text:a xlink:type="simple" xlink:href="#id201">line</text:a>, <text:a xlink:type="simple" xlink:href="#id386">symbol</text:a> </text:p>
      <text:h text:style-name="P241" text:outline-level="1">May occur within:</text:h>
      <text:p text:style-name="Text_20_body"><text:a xlink:type="simple" xlink:href="#id382">symboltable</text:a> </text:p>
      <text:h text:style-name="P241" text:outline-level="1">Attributes:</text:h>
      <text:list xml:id="list35474801" text:style-name="L211">
        <text:list-item>
          <text:p text:style-name="P212"><text:a xlink:type="simple" xlink:href="#id38">n</text:a>, optional, xs:NMTOKEN</text:p>
        </text:list-item>
        <text:list-item>
          <text:p text:style-name="P212"><text:a xlink:type="simple" xlink:href="#id37">xml:id</text:a>, optional, xs:ID</text:p>
        </text:list-item>
      </text:list>
      <text:h text:style-name="P241" text:outline-level="1">Module:</text:h>
      <text:p text:style-name="Text_20_body">usersymbols</text:p>
      <text:h text:style-name="P1" text:outline-level="1"><text:bookmark text:name="id382"/>&lt;symboltable&gt; symbol table</text:h>
      <text:h text:style-name="P241"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41" text:outline-level="1">May contain:</text:h>
      <text:p text:style-name="Text_20_body"><text:soft-page-break/><text:a xlink:type="simple" xlink:href="#id384">symboldef</text:a> </text:p>
      <text:h text:style-name="P241" text:outline-level="1">May occur within:</text:h>
      <text:p text:style-name="Text_20_body"><text:a xlink:type="simple" xlink:href="#id343">scoredef</text:a> </text:p>
      <text:h text:style-name="P241" text:outline-level="1">Attributes:</text:h>
      <text:list xml:id="list35466409" text:style-name="L212">
        <text:list-item>
          <text:p text:style-name="P213"><text:a xlink:type="simple" xlink:href="#id38">n</text:a>, optional, xs:NMTOKEN</text:p>
        </text:list-item>
        <text:list-item>
          <text:p text:style-name="P213"><text:a xlink:type="simple" xlink:href="#id37">xml:id</text:a>, optional, xs:ID</text:p>
        </text:list-item>
      </text:list>
      <text:h text:style-name="P241" text:outline-level="1">Module:</text:h>
      <text:p text:style-name="Text_20_body">usersymbols</text:p>
      <text:h text:style-name="P1" text:outline-level="1"><text:bookmark text:name="id1386"/>&lt;sysreq&gt; system requirements</text:h>
      <text:h text:style-name="P241" text:outline-level="1">Description:</text:h>
      <text:p text:style-name="Text_20_body">System requirements for using the electronic item.</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371">availability</text:a> </text:p>
      <text:h text:style-name="P241" text:outline-level="1">Attributes:</text:h>
      <text:list xml:id="list35473224" text:style-name="L213">
        <text:list-item>
          <text:p text:style-name="P214"><text:a xlink:type="simple" xlink:href="#id1043">analog</text:a>, optional, CDATA</text:p>
        </text:list-item>
        <text:list-item>
          <text:p text:style-name="P214"><text:a xlink:type="simple" xlink:href="#id38">n</text:a>, optional, xs:NMTOKEN</text:p>
        </text:list-item>
        <text:list-item>
          <text:p text:style-name="P214"><text:a xlink:type="simple" xlink:href="#id37">xml:id</text:a>, optional, xs:ID</text:p>
        </text:list-item>
        <text:list-item>
          <text:p text:style-name="P214"><text:a xlink:type="simple" xlink:href="#id248">xml:lang</text:a>, optional, xs:language</text:p>
        </text:list-item>
      </text:list>
      <text:h text:style-name="P241" text:outline-level="1">Module:</text:h>
      <text:p text:style-name="Text_20_body">header</text:p>
      <text:h text:style-name="P1" text:outline-level="1"><text:bookmark text:name="id266"/>&lt;table&gt; table</text:h>
      <text:h text:style-name="P241" text:outline-level="1">Description:</text:h>
      <text:p text:style-name="Text_20_body">Visual layout in tabular form.</text:p>
      <text:h text:style-name="P241" text:outline-level="1">May contain:</text:h>
      <text:p text:style-name="Text_20_body"><text:soft-page-break/><text:a xlink:type="simple" xlink:href="#id269">caption</text:a>, <text:a xlink:type="simple" xlink:href="#id272">tr</text:a> </text:p>
      <text:h text:style-name="P241" text:outline-level="1">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280">td</text:a>, <text:a xlink:type="simple" xlink:href="#id274">th</text:a>, <text:a xlink:type="simple" xlink:href="#id1442">titlepage</text:a> </text:p>
      <text:h text:style-name="P241" text:outline-level="1">Attributes:</text:h>
      <text:list xml:id="list35466493" text:style-name="L214">
        <text:list-item>
          <text:p text:style-name="P215"><text:a xlink:type="simple" xlink:href="#id69">facs</text:a>, optional, xs:IDREFS</text:p>
        </text:list-item>
        <text:list-item>
          <text:p text:style-name="P215"><text:a xlink:type="simple" xlink:href="#id38">n</text:a>, optional, xs:NMTOKEN</text:p>
        </text:list-item>
        <text:list-item>
          <text:p text:style-name="P215"><text:a xlink:type="simple" xlink:href="#id135">x</text:a>, optional, xs:decimal</text:p>
        </text:list-item>
        <text:list-item>
          <text:p text:style-name="P215"><text:a xlink:type="simple" xlink:href="#id37">xml:id</text:a>, optional, xs:ID</text:p>
        </text:list-item>
        <text:list-item>
          <text:p text:style-name="P215"><text:a xlink:type="simple" xlink:href="#id248">xml:lang</text:a>, optional, xs:language</text:p>
        </text:list-item>
        <text:list-item>
          <text:p text:style-name="P215"><text:a xlink:type="simple" xlink:href="#id136">y</text:a>, optional, xs:decimal</text:p>
        </text:list-item>
      </text:list>
      <text:h text:style-name="P241" text:outline-level="1">Module:</text:h>
      <text:p text:style-name="Text_20_body">figtable</text:p>
      <text:h text:style-name="P1" text:outline-level="1"><text:bookmark text:name="id280"/>&lt;td&gt; table data</text:h>
      <text:h text:style-name="P241" text:outline-level="1">Description:</text:h>
      <text:p text:style-name="Text_20_body">Designates a table cell that contains data as opposed to a cell that contains column or row heading information. The colspan and rowspan attributes tabular display rendering information.</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272">tr</text:a> </text:p>
      <text:h text:style-name="P241" text:outline-level="1">Attributes:</text:h>
      <text:list xml:id="list35471833" text:style-name="L215">
        <text:list-item>
          <text:p text:style-name="P216"><text:a xlink:type="simple" xlink:href="#id278">colspan</text:a>, optional, xs:positiveInteger</text:p>
        </text:list-item>
        <text:list-item>
          <text:p text:style-name="P216"><text:a xlink:type="simple" xlink:href="#id69">facs</text:a>, optional, xs:IDREFS</text:p>
        </text:list-item>
        <text:list-item>
          <text:p text:style-name="P216"><text:a xlink:type="simple" xlink:href="#id38">n</text:a>, optional, xs:NMTOKEN</text:p>
        </text:list-item>
        <text:list-item>
          <text:p text:style-name="P216"><text:a xlink:type="simple" xlink:href="#id279">rowspan</text:a>, optional, xs:positiveInteger</text:p>
        </text:list-item>
        <text:list-item>
          <text:p text:style-name="P216"><text:a xlink:type="simple" xlink:href="#id135">x</text:a>, optional, xs:decimal</text:p>
        </text:list-item>
        <text:list-item>
          <text:p text:style-name="P216"><text:a xlink:type="simple" xlink:href="#id37">xml:id</text:a>, optional, xs:ID</text:p>
        </text:list-item>
        <text:list-item>
          <text:p text:style-name="P216"><text:soft-page-break/><text:a xlink:type="simple" xlink:href="#id248">xml:lang</text:a>, optional, xs:language</text:p>
        </text:list-item>
        <text:list-item>
          <text:p text:style-name="P216"><text:a xlink:type="simple" xlink:href="#id136">y</text:a>, optional, xs:decimal</text:p>
        </text:list-item>
      </text:list>
      <text:h text:style-name="P241" text:outline-level="1">Module:</text:h>
      <text:p text:style-name="Text_20_body">figtable</text:p>
      <text:h text:style-name="P1" text:outline-level="1"><text:bookmark text:name="id790"/>&lt;tempo&gt; tempo</text:h>
      <text:h text:style-name="P241"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41"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386">symbol</text:a>, <text:a xlink:type="simple" xlink:href="#id1092">title</text:a>, <text:a xlink:type="simple" xlink:href="#id1243">unclear</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a xlink:type="simple" xlink:href="#id167">verse</text:a> </text:p>
      <text:h text:style-name="P241" text:outline-level="1">Attributes:</text:h>
      <text:list xml:id="list35469710" text:style-name="L216">
        <text:list-item>
          <text:p text:style-name="P217"><text:a xlink:type="simple" xlink:href="#id100">copyof</text:a>, optional, xs:IDREF</text:p>
        </text:list-item>
        <text:list-item>
          <text:p text:style-name="P217"><text:a xlink:type="simple" xlink:href="#id101">corresp</text:a>, optional, xs:IDREFS</text:p>
        </text:list-item>
        <text:list-item>
          <text:p text:style-name="P217"><text:a xlink:type="simple" xlink:href="#id184">endho</text:a>, optional, xs:decimal</text:p>
        </text:list-item>
        <text:list-item>
          <text:p text:style-name="P217"><text:a xlink:type="simple" xlink:href="#id187">endto</text:a>, optional, xs:decimal</text:p>
        </text:list-item>
        <text:list-item>
          <text:p text:style-name="P217"><text:a xlink:type="simple" xlink:href="#id69">facs</text:a>, optional, xs:IDREFS</text:p>
        </text:list-item>
        <text:list-item>
          <text:p text:style-name="P217"><text:a xlink:type="simple" xlink:href="#id130">ho</text:a>, optional, xs:decimal</text:p>
        </text:list-item>
        <text:list-item>
          <text:p text:style-name="P217"><text:a xlink:type="simple" xlink:href="#id778">layer</text:a>, optional, list of xs:positiveInteger, minimum length of 1</text:p>
        </text:list-item>
        <text:list-item>
          <text:p text:style-name="P217"><text:a xlink:type="simple" xlink:href="#id650">midi.tempo</text:a>, optional, xs:positiveInteger, 10 - 1000</text:p>
        </text:list-item>
        <text:list-item>
          <text:p text:style-name="P217"><text:a xlink:type="simple" xlink:href="#id653">mm</text:a>, optional, xs:positiveInteger</text:p>
        </text:list-item>
        <text:list-item>
          <text:p text:style-name="P217"><text:a xlink:type="simple" xlink:href="#id38">n</text:a>, optional, xs:NMTOKEN</text:p>
        </text:list-item>
        <text:list-item>
          <text:p text:style-name="P217"><text:a xlink:type="simple" xlink:href="#id102">next</text:a>, optional, xs:IDREFS</text:p>
        </text:list-item>
        <text:list-item>
          <text:p text:style-name="P217"><text:a xlink:type="simple" xlink:href="#id151">place</text:a>, optional, xs:token, above, below, within</text:p>
        </text:list-item>
        <text:list-item>
          <text:p text:style-name="P217"><text:a xlink:type="simple" xlink:href="#id72">plist</text:a>, optional, xs:IDREFS</text:p>
        </text:list-item>
        <text:list-item>
          <text:p text:style-name="P217"><text:a xlink:type="simple" xlink:href="#id103">prev</text:a>, optional, xs:IDREFS</text:p>
        </text:list-item>
        <text:list-item>
          <text:p text:style-name="P217"><text:soft-page-break/><text:a xlink:type="simple" xlink:href="#id104">sameas</text:a>, optional, xs:IDREFS</text:p>
        </text:list-item>
        <text:list-item>
          <text:p text:style-name="P217"><text:a xlink:type="simple" xlink:href="#id688">staff</text:a>, required, list of xs:positiveInteger, minimum length of 1</text:p>
        </text:list-item>
        <text:list-item>
          <text:p text:style-name="P217"><text:a xlink:type="simple" xlink:href="#id183">startho</text:a>, optional, xs:decimal</text:p>
        </text:list-item>
        <text:list-item>
          <text:p text:style-name="P217"><text:a xlink:type="simple" xlink:href="#id176">startid</text:a>, optional, xs:IDREF</text:p>
        </text:list-item>
        <text:list-item>
          <text:p text:style-name="P217"><text:a xlink:type="simple" xlink:href="#id186">startto</text:a>, optional, xs:decimal</text:p>
        </text:list-item>
        <text:list-item>
          <text:p text:style-name="P217"><text:a xlink:type="simple" xlink:href="#id105">synch</text:a>, optional, xs:IDREFS</text:p>
        </text:list-item>
        <text:list-item>
          <text:p text:style-name="P217"><text:a xlink:type="simple" xlink:href="#id155">to</text:a>, optional, xs:decimal</text:p>
        </text:list-item>
        <text:list-item>
          <text:p text:style-name="P217"><text:a xlink:type="simple" xlink:href="#id96">tstamp</text:a>, optional, xs:decimal, 0 - ∞</text:p>
        </text:list-item>
        <text:list-item>
          <text:p text:style-name="P217"><text:a xlink:type="simple" xlink:href="#id309">tstamp.ges</text:a>, optional, xs:nonNegativeInteger</text:p>
        </text:list-item>
        <text:list-item>
          <text:p text:style-name="P217"><text:a xlink:type="simple" xlink:href="#id310">tstamp.real</text:a>, optional, xs:time</text:p>
        </text:list-item>
        <text:list-item>
          <text:p text:style-name="P217"><text:a xlink:type="simple" xlink:href="#id133">vo</text:a>, optional, xs:decimal</text:p>
        </text:list-item>
        <text:list-item>
          <text:p text:style-name="P217"><text:a xlink:type="simple" xlink:href="#id135">x</text:a>, optional, xs:decimal</text:p>
        </text:list-item>
        <text:list-item>
          <text:p text:style-name="P217"><text:a xlink:type="simple" xlink:href="#id37">xml:id</text:a>, optional, xs:ID</text:p>
        </text:list-item>
        <text:list-item>
          <text:p text:style-name="P217"><text:a xlink:type="simple" xlink:href="#id248">xml:lang</text:a>, optional, xs:language</text:p>
        </text:list-item>
        <text:list-item>
          <text:p text:style-name="P217"><text:a xlink:type="simple" xlink:href="#id136">y</text:a>, optional, xs:decimal</text:p>
        </text:list-item>
      </text:list>
      <text:h text:style-name="P241" text:outline-level="1">Module:</text:h>
      <text:p text:style-name="Text_20_body">shared</text:p>
      <text:h text:style-name="P1" text:outline-level="1"><text:bookmark text:name="id1464"/>&lt;term&gt; term</text:h>
      <text:h text:style-name="P241"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464">term</text:a>, <text:a xlink:type="simple" xlink:href="#id1092">title</text:a> </text:p>
      <text:h text:style-name="P241" text:outline-level="1">May occur within:</text:h>
      <text:p text:style-name="Text_20_body"><text:a xlink:type="simple" xlink:href="#id1462">keywords</text:a>, <text:a xlink:type="simple" xlink:href="#id1464">term</text:a> </text:p>
      <text:h text:style-name="P241" text:outline-level="1">Attributes:</text:h>
      <text:list xml:id="list35466686" text:style-name="L217">
        <text:list-item>
          <text:p text:style-name="P218"><text:a xlink:type="simple" xlink:href="#id1043">analog</text:a>, optional, CDATA</text:p>
        </text:list-item>
        <text:list-item>
          <text:p text:style-name="P218"><text:soft-page-break/><text:a xlink:type="simple" xlink:href="#id1467">classcode</text:a>, optional, xs:IDREF</text:p>
        </text:list-item>
        <text:list-item>
          <text:p text:style-name="P218"><text:a xlink:type="simple" xlink:href="#id38">n</text:a>, optional, xs:NMTOKEN</text:p>
        </text:list-item>
        <text:list-item>
          <text:p text:style-name="P218"><text:a xlink:type="simple" xlink:href="#id37">xml:id</text:a>, optional, xs:ID</text:p>
        </text:list-item>
      </text:list>
      <text:h text:style-name="P241" text:outline-level="1">Module:</text:h>
      <text:p text:style-name="Text_20_body">header</text:p>
      <text:h text:style-name="P1" text:outline-level="1"><text:bookmark text:name="id274"/>&lt;th&gt; table header</text:h>
      <text:h text:style-name="P241" text:outline-level="1">Description:</text:h>
      <text:p text:style-name="Text_20_body">Designates a table cell containing column or row heading information as opposed to one containing data. The colspan and rowspan attributes tabular display rendering information.</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1" text:outline-level="1">May occur within:</text:h>
      <text:p text:style-name="Text_20_body"><text:a xlink:type="simple" xlink:href="#id272">tr</text:a> </text:p>
      <text:h text:style-name="P241" text:outline-level="1">Attributes:</text:h>
      <text:list xml:id="list35467106" text:style-name="L218">
        <text:list-item>
          <text:p text:style-name="P219"><text:a xlink:type="simple" xlink:href="#id278">colspan</text:a>, optional, xs:positiveInteger</text:p>
        </text:list-item>
        <text:list-item>
          <text:p text:style-name="P219"><text:a xlink:type="simple" xlink:href="#id69">facs</text:a>, optional, xs:IDREFS</text:p>
        </text:list-item>
        <text:list-item>
          <text:p text:style-name="P219"><text:a xlink:type="simple" xlink:href="#id38">n</text:a>, optional, xs:NMTOKEN</text:p>
        </text:list-item>
        <text:list-item>
          <text:p text:style-name="P219"><text:a xlink:type="simple" xlink:href="#id279">rowspan</text:a>, optional, xs:positiveInteger</text:p>
        </text:list-item>
        <text:list-item>
          <text:p text:style-name="P219"><text:a xlink:type="simple" xlink:href="#id135">x</text:a>, optional, xs:decimal</text:p>
        </text:list-item>
        <text:list-item>
          <text:p text:style-name="P219"><text:a xlink:type="simple" xlink:href="#id37">xml:id</text:a>, optional, xs:ID</text:p>
        </text:list-item>
        <text:list-item>
          <text:p text:style-name="P219"><text:a xlink:type="simple" xlink:href="#id248">xml:lang</text:a>, optional, xs:language</text:p>
        </text:list-item>
        <text:list-item>
          <text:p text:style-name="P219"><text:a xlink:type="simple" xlink:href="#id136">y</text:a>, optional, xs:decimal</text:p>
        </text:list-item>
      </text:list>
      <text:h text:style-name="P241" text:outline-level="1">Module:</text:h>
      <text:p text:style-name="Text_20_body">figtable</text:p>
      <text:h text:style-name="P1" text:outline-level="1"><text:bookmark text:name="id1127"/>&lt;tie&gt; tie</text:h>
      <text:h text:style-name="P241" text:outline-level="1">Description:</text:h>
      <text:p text:style-name="Text_20_body">An indication that two notes of the same pitch form a single note with their combined values. Most often it is rendered as a curved line connecting the two notes. See Read, p. 110-111, 122.</text:p>
      <text:h text:style-name="P241" text:outline-level="1"><text:soft-page-break/>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84892" text:style-name="L219">
        <text:list-item>
          <text:p text:style-name="P220"><text:a xlink:type="simple" xlink:href="#id195">bezier</text:a>, optional, list of xs:integer, minimum length of 1</text:p>
        </text:list-item>
        <text:list-item>
          <text:p text:style-name="P220"><text:a xlink:type="simple" xlink:href="#id196">bulge</text:a>, optional, list of xs:decimal, minimum length of 1</text:p>
        </text:list-item>
        <text:list-item>
          <text:p text:style-name="P220"><text:a xlink:type="simple" xlink:href="#id88">color</text:a>, optional, xs:token, "(x[0-9A-Fa-f]{6,6}|aqua|black|fuchsia|gray|green|lime|maroon|navy|olive|purple|red|silver|teal|white|yellow)"</text:p>
        </text:list-item>
        <text:list-item>
          <text:p text:style-name="P220"><text:a xlink:type="simple" xlink:href="#id100">copyof</text:a>, optional, xs:IDREF</text:p>
        </text:list-item>
        <text:list-item>
          <text:p text:style-name="P220"><text:a xlink:type="simple" xlink:href="#id101">corresp</text:a>, optional, xs:IDREFS</text:p>
        </text:list-item>
        <text:list-item>
          <text:p text:style-name="P220"><text:a xlink:type="simple" xlink:href="#id197">curvedir</text:a>, optional, xs:token, above, below</text:p>
        </text:list-item>
        <text:list-item>
          <text:p text:style-name="P220"><text:a xlink:type="simple" xlink:href="#id184">endho</text:a>, optional, xs:decimal</text:p>
        </text:list-item>
        <text:list-item>
          <text:p text:style-name="P220"><text:a xlink:type="simple" xlink:href="#id177">endid</text:a>, optional, xs:IDREF</text:p>
        </text:list-item>
        <text:list-item>
          <text:p text:style-name="P220"><text:a xlink:type="simple" xlink:href="#id187">endto</text:a>, optional, xs:decimal</text:p>
        </text:list-item>
        <text:list-item>
          <text:p text:style-name="P220"><text:a xlink:type="simple" xlink:href="#id190">endvo</text:a>, optional, xs:decimal</text:p>
        </text:list-item>
        <text:list-item>
          <text:p text:style-name="P220"><text:a xlink:type="simple" xlink:href="#id69">facs</text:a>, optional, xs:IDREFS</text:p>
        </text:list-item>
        <text:list-item>
          <text:p text:style-name="P220"><text:a xlink:type="simple" xlink:href="#id130">ho</text:a>, optional, xs:decimal</text:p>
        </text:list-item>
        <text:list-item>
          <text:p text:style-name="P220"><text:a xlink:type="simple" xlink:href="#id778">layer</text:a>, optional, list of xs:positiveInteger, minimum length of 1</text:p>
        </text:list-item>
        <text:list-item>
          <text:p text:style-name="P220"><text:a xlink:type="simple" xlink:href="#id38">n</text:a>, optional, xs:NMTOKEN</text:p>
        </text:list-item>
        <text:list-item>
          <text:p text:style-name="P220"><text:a xlink:type="simple" xlink:href="#id102">next</text:a>, optional, xs:IDREFS</text:p>
        </text:list-item>
        <text:list-item>
          <text:p text:style-name="P220"><text:a xlink:type="simple" xlink:href="#id72">plist</text:a>, optional, xs:IDREFS</text:p>
        </text:list-item>
        <text:list-item>
          <text:p text:style-name="P220"><text:a xlink:type="simple" xlink:href="#id103">prev</text:a>, optional, xs:IDREFS</text:p>
        </text:list-item>
        <text:list-item>
          <text:p text:style-name="P220"><text:a xlink:type="simple" xlink:href="#id199">rend</text:a>, optional, xs:token, medium, wide, dashed, dotted</text:p>
        </text:list-item>
        <text:list-item>
          <text:p text:style-name="P220"><text:a xlink:type="simple" xlink:href="#id104">sameas</text:a>, optional, xs:IDREFS</text:p>
        </text:list-item>
        <text:list-item>
          <text:p text:style-name="P220"><text:a xlink:type="simple" xlink:href="#id688">staff</text:a>, required, list of xs:positiveInteger, minimum length of 1</text:p>
        </text:list-item>
        <text:list-item>
          <text:p text:style-name="P220"><text:a xlink:type="simple" xlink:href="#id183">startho</text:a>, optional, xs:decimal</text:p>
        </text:list-item>
        <text:list-item>
          <text:p text:style-name="P220"><text:soft-page-break/><text:a xlink:type="simple" xlink:href="#id176">startid</text:a>, optional, xs:IDREF</text:p>
        </text:list-item>
        <text:list-item>
          <text:p text:style-name="P220"><text:a xlink:type="simple" xlink:href="#id186">startto</text:a>, optional, xs:decimal</text:p>
        </text:list-item>
        <text:list-item>
          <text:p text:style-name="P220"><text:a xlink:type="simple" xlink:href="#id189">startvo</text:a>, optional, xs:decimal</text:p>
        </text:list-item>
        <text:list-item>
          <text:p text:style-name="P220"><text:a xlink:type="simple" xlink:href="#id180">subtype</text:a>, optional, xs:NMTOKEN</text:p>
        </text:list-item>
        <text:list-item>
          <text:p text:style-name="P220"><text:a xlink:type="simple" xlink:href="#id105">synch</text:a>, optional, xs:IDREFS</text:p>
        </text:list-item>
        <text:list-item>
          <text:p text:style-name="P220"><text:a xlink:type="simple" xlink:href="#id155">to</text:a>, optional, xs:decimal</text:p>
        </text:list-item>
        <text:list-item>
          <text:p text:style-name="P220"><text:a xlink:type="simple" xlink:href="#id96">tstamp</text:a>, optional, xs:decimal, 0 - ∞</text:p>
        </text:list-item>
        <text:list-item>
          <text:p text:style-name="P220"><text:a xlink:type="simple" xlink:href="#id309">tstamp.ges</text:a>, optional, xs:nonNegativeInteger</text:p>
        </text:list-item>
        <text:list-item>
          <text:p text:style-name="P220"><text:a xlink:type="simple" xlink:href="#id310">tstamp.real</text:a>, optional, xs:time</text:p>
        </text:list-item>
        <text:list-item>
          <text:p text:style-name="P220"><text:a xlink:type="simple" xlink:href="#id179">type</text:a>, optional, xs:NMTOKEN</text:p>
        </text:list-item>
        <text:list-item>
          <text:p text:style-name="P220"><text:a xlink:type="simple" xlink:href="#id133">vo</text:a>, optional, xs:decimal</text:p>
        </text:list-item>
        <text:list-item>
          <text:p text:style-name="P220"><text:a xlink:type="simple" xlink:href="#id135">x</text:a>, optional, xs:decimal</text:p>
        </text:list-item>
        <text:list-item>
          <text:p text:style-name="P220"><text:a xlink:type="simple" xlink:href="#id192">x2</text:a>, optional, xs:decimal</text:p>
        </text:list-item>
        <text:list-item>
          <text:p text:style-name="P220"><text:a xlink:type="simple" xlink:href="#id37">xml:id</text:a>, optional, xs:ID</text:p>
        </text:list-item>
        <text:list-item>
          <text:p text:style-name="P220"><text:a xlink:type="simple" xlink:href="#id136">y</text:a>, optional, xs:decimal</text:p>
        </text:list-item>
        <text:list-item>
          <text:p text:style-name="P220"><text:a xlink:type="simple" xlink:href="#id193">y2</text:a>, optional, xs:decimal</text:p>
        </text:list-item>
      </text:list>
      <text:h text:style-name="P241" text:outline-level="1">Module:</text:h>
      <text:p text:style-name="Text_20_body">cmn</text:p>
      <text:h text:style-name="P1" text:outline-level="1"><text:bookmark text:name="id346"/>&lt;timeline&gt; timeline</text:h>
      <text:h text:style-name="P241"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text:p>
      <text:h text:style-name="P241" text:outline-level="1">May contain:</text:h>
      <text:p text:style-name="Text_20_body"><text:a xlink:type="simple" xlink:href="#id348">when</text:a> </text:p>
      <text:h text:style-name="P241" text:outline-level="1">May occur within:</text:h>
      <text:p text:style-name="Text_20_body"><text:a xlink:type="simple" xlink:href="#id343">scoredef</text:a> </text:p>
      <text:h text:style-name="P241" text:outline-level="1">Attributes:</text:h>
      <text:list xml:id="list35492151" text:style-name="L220">
        <text:list-item>
          <text:p text:style-name="P221"><text:soft-page-break/><text:a xlink:type="simple" xlink:href="#id356">mediacontent</text:a>, optional, xs:anyURI</text:p>
        </text:list-item>
        <text:list-item>
          <text:p text:style-name="P221"><text:a xlink:type="simple" xlink:href="#id357">medialength</text:a>, optional, xs:positiveInteger</text:p>
        </text:list-item>
        <text:list-item>
          <text:p text:style-name="P221"><text:a xlink:type="simple" xlink:href="#id38">n</text:a>, optional, xs:NMTOKEN</text:p>
        </text:list-item>
        <text:list-item>
          <text:p text:style-name="P221"><text:a xlink:type="simple" xlink:href="#id358">origin</text:a>, required, xs:IDREF</text:p>
        </text:list-item>
        <text:list-item>
          <text:p text:style-name="P221"><text:a xlink:type="simple" xlink:href="#id91">unit</text:a>, optional, xs:NMTOKEN</text:p>
        </text:list-item>
        <text:list-item>
          <text:p text:style-name="P221"><text:a xlink:type="simple" xlink:href="#id37">xml:id</text:a>, optional, xs:ID</text:p>
        </text:list-item>
      </text:list>
      <text:h text:style-name="P241" text:outline-level="1">Module:</text:h>
      <text:p text:style-name="Text_20_body">linkalign</text:p>
      <text:h text:style-name="P1" text:outline-level="1"><text:bookmark text:name="id1092"/>&lt;title&gt; title</text:h>
      <text:h text:style-name="P241"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text:p>
      <text:h text:style-name="P24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1"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391">seriesstmt</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350">titlestmt</text:a>, <text:a xlink:type="simple" xlink:href="#id1445">treatmenthist</text:a>, <text:a xlink:type="simple" xlink:href="#id1448">treatmentsched</text:a>, <text:a xlink:type="simple" xlink:href="#id1243">unclear</text:a>, <text:a xlink:type="simple" xlink:href="#id1383">userestrict</text:a> </text:p>
      <text:h text:style-name="P241" text:outline-level="1">Attributes:</text:h>
      <text:list xml:id="list35473041" text:style-name="L221">
        <text:list-item>
          <text:p text:style-name="P222"><text:a xlink:type="simple" xlink:href="#id1046">authority</text:a>, optional, CDATA</text:p>
        </text:list-item>
        <text:list-item>
          <text:p text:style-name="P222"><text:a xlink:type="simple" xlink:href="#id1047">dbkey</text:a>, optional, xs:NMTOKEN</text:p>
        </text:list-item>
        <text:list-item>
          <text:p text:style-name="P222"><text:a xlink:type="simple" xlink:href="#id69">facs</text:a>, optional, xs:IDREFS</text:p>
        </text:list-item>
        <text:list-item>
          <text:p text:style-name="P222"><text:a xlink:type="simple" xlink:href="#id1095">level</text:a>, optional, xs:token, a, m, j, s, u</text:p>
        </text:list-item>
        <text:list-item>
          <text:p text:style-name="P222"><text:a xlink:type="simple" xlink:href="#id38">n</text:a>, optional, xs:NMTOKEN</text:p>
        </text:list-item>
        <text:list-item>
          <text:p text:style-name="P222"><text:a xlink:type="simple" xlink:href="#id1048">nymref</text:a>, optional, xs:IDREF</text:p>
        </text:list-item>
        <text:list-item>
          <text:p text:style-name="P222"><text:a xlink:type="simple" xlink:href="#id1049">role</text:a>, optional, CDATA</text:p>
        </text:list-item>
        <text:list-item>
          <text:p text:style-name="P222"><text:a xlink:type="simple" xlink:href="#id180">subtype</text:a>, optional, xs:NMTOKEN</text:p>
        </text:list-item>
        <text:list-item>
          <text:p text:style-name="P222"><text:a xlink:type="simple" xlink:href="#id179">type</text:a>, optional, xs:NMTOKEN</text:p>
        </text:list-item>
        <text:list-item>
          <text:p text:style-name="P222"><text:a xlink:type="simple" xlink:href="#id37">xml:id</text:a>, optional, xs:ID</text:p>
        </text:list-item>
        <text:list-item>
          <text:p text:style-name="P222"><text:soft-page-break/><text:a xlink:type="simple" xlink:href="#id248">xml:lang</text:a>, optional, xs:language</text:p>
        </text:list-item>
      </text:list>
      <text:h text:style-name="P241" text:outline-level="1">Module:</text:h>
      <text:p text:style-name="Text_20_body">shared</text:p>
      <text:h text:style-name="P1" text:outline-level="1"><text:bookmark text:name="id1442"/>&lt;titlepage&gt; title page</text:h>
      <text:h text:style-name="P241" text:outline-level="1">Description:</text:h>
      <text:p text:style-name="Text_20_body">Contains a transcription of the title page of a text. It may be used within the physdesc element when no other transcription is provided.</text:p>
      <text:h text:style-name="P241"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41" text:outline-level="1">May occur within:</text:h>
      <text:p text:style-name="Text_20_body"><text:a xlink:type="simple" xlink:href="#id1552">front</text:a>, <text:a xlink:type="simple" xlink:href="#id1401">physdesc</text:a> </text:p>
      <text:h text:style-name="P241" text:outline-level="1">Attributes:</text:h>
      <text:list xml:id="list35476683" text:style-name="L222">
        <text:list-item>
          <text:p text:style-name="P223"><text:a xlink:type="simple" xlink:href="#id69">facs</text:a>, optional, xs:IDREFS</text:p>
        </text:list-item>
        <text:list-item>
          <text:p text:style-name="P223"><text:a xlink:type="simple" xlink:href="#id38">n</text:a>, optional, xs:NMTOKEN</text:p>
        </text:list-item>
        <text:list-item>
          <text:p text:style-name="P223"><text:a xlink:type="simple" xlink:href="#id37">xml:id</text:a>, optional, xs:ID</text:p>
        </text:list-item>
        <text:list-item>
          <text:p text:style-name="P223"><text:a xlink:type="simple" xlink:href="#id248">xml:lang</text:a>, optional, xs:language</text:p>
        </text:list-item>
      </text:list>
      <text:h text:style-name="P241" text:outline-level="1">Module:</text:h>
      <text:p text:style-name="Text_20_body">shared</text:p>
      <text:h text:style-name="P1" text:outline-level="1"><text:bookmark text:name="id1350"/>&lt;titlestmt&gt; title statement</text:h>
      <text:h text:style-name="P241" text:outline-level="1">Description:</text:h>
      <text:p text:style-name="Text_20_body">Container for title and responsibility meta-data.</text:p>
      <text:h text:style-name="P241" text:outline-level="1">May contain:</text:h>
      <text:p text:style-name="Text_20_body"><text:a xlink:type="simple" xlink:href="#id1352">respstmt</text:a>, <text:a xlink:type="simple" xlink:href="#id1092">title</text:a> </text:p>
      <text:h text:style-name="P241" text:outline-level="1">May occur within:</text:h>
      <text:p text:style-name="Text_20_body"><text:a xlink:type="simple" xlink:href="#id1348">filedesc</text:a>, <text:a xlink:type="simple" xlink:href="#id1399">source</text:a> </text:p>
      <text:h text:style-name="P241" text:outline-level="1">Attributes:</text:h>
      <text:list xml:id="list35483394" text:style-name="L223">
        <text:list-item>
          <text:p text:style-name="P224"><text:a xlink:type="simple" xlink:href="#id1043">analog</text:a>, optional, CDATA</text:p>
        </text:list-item>
        <text:list-item>
          <text:p text:style-name="P224"><text:soft-page-break/><text:a xlink:type="simple" xlink:href="#id38">n</text:a>, optional, xs:NMTOKEN</text:p>
        </text:list-item>
        <text:list-item>
          <text:p text:style-name="P224"><text:a xlink:type="simple" xlink:href="#id37">xml:id</text:a>, optional, xs:ID</text:p>
        </text:list-item>
      </text:list>
      <text:h text:style-name="P241" text:outline-level="1">Module:</text:h>
      <text:p text:style-name="Text_20_body">header</text:p>
      <text:h text:style-name="P1" text:outline-level="1"><text:bookmark text:name="id272"/>&lt;tr&gt; table row</text:h>
      <text:h text:style-name="P241"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text:p>
      <text:h text:style-name="P241" text:outline-level="1">May contain:</text:h>
      <text:p text:style-name="Text_20_body"><text:a xlink:type="simple" xlink:href="#id280">td</text:a>, <text:a xlink:type="simple" xlink:href="#id274">th</text:a> </text:p>
      <text:h text:style-name="P241" text:outline-level="1">May occur within:</text:h>
      <text:p text:style-name="Text_20_body"><text:a xlink:type="simple" xlink:href="#id266">table</text:a> </text:p>
      <text:h text:style-name="P241" text:outline-level="1">Attributes:</text:h>
      <text:list xml:id="list35493200" text:style-name="L224">
        <text:list-item>
          <text:p text:style-name="P225"><text:a xlink:type="simple" xlink:href="#id69">facs</text:a>, optional, xs:IDREFS</text:p>
        </text:list-item>
        <text:list-item>
          <text:p text:style-name="P225"><text:a xlink:type="simple" xlink:href="#id38">n</text:a>, optional, xs:NMTOKEN</text:p>
        </text:list-item>
        <text:list-item>
          <text:p text:style-name="P225"><text:a xlink:type="simple" xlink:href="#id135">x</text:a>, optional, xs:decimal</text:p>
        </text:list-item>
        <text:list-item>
          <text:p text:style-name="P225"><text:a xlink:type="simple" xlink:href="#id37">xml:id</text:a>, optional, xs:ID</text:p>
        </text:list-item>
        <text:list-item>
          <text:p text:style-name="P225"><text:a xlink:type="simple" xlink:href="#id248">xml:lang</text:a>, optional, xs:language</text:p>
        </text:list-item>
        <text:list-item>
          <text:p text:style-name="P225"><text:a xlink:type="simple" xlink:href="#id136">y</text:a>, optional, xs:decimal</text:p>
        </text:list-item>
      </text:list>
      <text:h text:style-name="P241" text:outline-level="1">Module:</text:h>
      <text:p text:style-name="Text_20_body">figtable</text:p>
      <text:h text:style-name="P1" text:outline-level="1"><text:bookmark text:name="id1445"/>&lt;treatmenthist&gt; treatment history</text:h>
      <text:h text:style-name="P241"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soft-page-break/><text:a xlink:type="simple" xlink:href="#id1401">physdesc</text:a> </text:p>
      <text:h text:style-name="P241" text:outline-level="1">Attributes:</text:h>
      <text:list xml:id="list35470810" text:style-name="L225">
        <text:list-item>
          <text:p text:style-name="P226"><text:a xlink:type="simple" xlink:href="#id1043">analog</text:a>, optional, CDATA</text:p>
        </text:list-item>
        <text:list-item>
          <text:p text:style-name="P226"><text:a xlink:type="simple" xlink:href="#id38">n</text:a>, optional, xs:NMTOKEN</text:p>
        </text:list-item>
        <text:list-item>
          <text:p text:style-name="P226"><text:a xlink:type="simple" xlink:href="#id37">xml:id</text:a>, optional, xs:ID</text:p>
        </text:list-item>
      </text:list>
      <text:h text:style-name="P241" text:outline-level="1">Module:</text:h>
      <text:p text:style-name="Text_20_body">header</text:p>
      <text:h text:style-name="P1" text:outline-level="1"><text:bookmark text:name="id1448"/>&lt;treatmentsched&gt; treatment scheduled</text:h>
      <text:h text:style-name="P241" text:outline-level="1">Description:</text:h>
      <text:p text:style-name="Text_20_body">Scheduled treatment, e.g. deacidification, restoration, etc., for an item.</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401">physdesc</text:a> </text:p>
      <text:h text:style-name="P241" text:outline-level="1">Attributes:</text:h>
      <text:list xml:id="list35475274" text:style-name="L226">
        <text:list-item>
          <text:p text:style-name="P227"><text:a xlink:type="simple" xlink:href="#id1043">analog</text:a>, optional, CDATA</text:p>
        </text:list-item>
        <text:list-item>
          <text:p text:style-name="P227"><text:a xlink:type="simple" xlink:href="#id38">n</text:a>, optional, xs:NMTOKEN</text:p>
        </text:list-item>
        <text:list-item>
          <text:p text:style-name="P227"><text:a xlink:type="simple" xlink:href="#id37">xml:id</text:a>, optional, xs:ID</text:p>
        </text:list-item>
      </text:list>
      <text:h text:style-name="P241" text:outline-level="1">Module:</text:h>
      <text:p text:style-name="Text_20_body">header</text:p>
      <text:h text:style-name="P1" text:outline-level="1"><text:bookmark text:name="id1002"/>&lt;trill&gt; trill</text:h>
      <text:h text:style-name="P241"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4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1" text:outline-level="1">May occur within:</text:h>
      <text:p text:style-name="Text_20_body"><text:soft-page-break/><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71392" text:style-name="L227">
        <text:list-item>
          <text:p text:style-name="P228"><text:a xlink:type="simple" xlink:href="#id997">accidlower</text:a>, optional, xs:token, s, f, ss, x, ff, xs, tb, n, nf, ns, su, sd, fu, fd, nu, nd</text:p>
        </text:list-item>
        <text:list-item>
          <text:p text:style-name="P228"><text:a xlink:type="simple" xlink:href="#id996">accidupper</text:a>, optional, xs:token, s, f, ss, x, ff, xs, tb, n, nf, ns, su, sd, fu, fd, nu, nd</text:p>
        </text:list-item>
        <text:list-item>
          <text:p text:style-name="P228"><text:a xlink:type="simple" xlink:href="#id88">color</text:a>, optional, xs:token, "(x[0-9A-Fa-f]{6,6}|aqua|black|fuchsia|gray|green|lime|maroon|navy|olive|purple|red|silver|teal|white|yellow)"</text:p>
        </text:list-item>
        <text:list-item>
          <text:p text:style-name="P228"><text:a xlink:type="simple" xlink:href="#id100">copyof</text:a>, optional, xs:IDREF</text:p>
        </text:list-item>
        <text:list-item>
          <text:p text:style-name="P228"><text:a xlink:type="simple" xlink:href="#id101">corresp</text:a>, optional, xs:IDREFS</text:p>
        </text:list-item>
        <text:list-item>
          <text:p text:style-name="P228"><text:a xlink:type="simple" xlink:href="#id303">dur</text:a>, optional, xs:token, "([0-9]+m *\+ *)?[0-9]+(\.?[0-9]*)?"</text:p>
        </text:list-item>
        <text:list-item>
          <text:p text:style-name="P228"><text:a xlink:type="simple" xlink:href="#id314">dur.ges</text:a>, optional, CDATA</text:p>
        </text:list-item>
        <text:list-item>
          <text:p text:style-name="P228"><text:a xlink:type="simple" xlink:href="#id184">endho</text:a>, optional, xs:decimal</text:p>
        </text:list-item>
        <text:list-item>
          <text:p text:style-name="P228"><text:a xlink:type="simple" xlink:href="#id177">endid</text:a>, optional, xs:IDREF</text:p>
        </text:list-item>
        <text:list-item>
          <text:p text:style-name="P228"><text:a xlink:type="simple" xlink:href="#id187">endto</text:a>, optional, xs:decimal</text:p>
        </text:list-item>
        <text:list-item>
          <text:p text:style-name="P228"><text:a xlink:type="simple" xlink:href="#id69">facs</text:a>, optional, xs:IDREFS</text:p>
        </text:list-item>
        <text:list-item>
          <text:p text:style-name="P228"><text:a xlink:type="simple" xlink:href="#id130">ho</text:a>, optional, xs:decimal</text:p>
        </text:list-item>
        <text:list-item>
          <text:p text:style-name="P228"><text:a xlink:type="simple" xlink:href="#id778">layer</text:a>, optional, list of xs:positiveInteger, minimum length of 1</text:p>
        </text:list-item>
        <text:list-item>
          <text:p text:style-name="P228"><text:a xlink:type="simple" xlink:href="#id38">n</text:a>, optional, xs:NMTOKEN</text:p>
        </text:list-item>
        <text:list-item>
          <text:p text:style-name="P228"><text:a xlink:type="simple" xlink:href="#id102">next</text:a>, optional, xs:IDREFS</text:p>
        </text:list-item>
        <text:list-item>
          <text:p text:style-name="P228"><text:a xlink:type="simple" xlink:href="#id151">place</text:a>, optional, xs:token, above, below, within</text:p>
        </text:list-item>
        <text:list-item>
          <text:p text:style-name="P228"><text:a xlink:type="simple" xlink:href="#id72">plist</text:a>, optional, xs:IDREFS</text:p>
        </text:list-item>
        <text:list-item>
          <text:p text:style-name="P228"><text:a xlink:type="simple" xlink:href="#id103">prev</text:a>, optional, xs:IDREFS</text:p>
        </text:list-item>
        <text:list-item>
          <text:p text:style-name="P228"><text:a xlink:type="simple" xlink:href="#id104">sameas</text:a>, optional, xs:IDREFS</text:p>
        </text:list-item>
        <text:list-item>
          <text:p text:style-name="P228"><text:a xlink:type="simple" xlink:href="#id688">staff</text:a>, required, list of xs:positiveInteger, minimum length of 1</text:p>
        </text:list-item>
        <text:list-item>
          <text:p text:style-name="P228"><text:a xlink:type="simple" xlink:href="#id183">startho</text:a>, optional, xs:decimal</text:p>
        </text:list-item>
        <text:list-item>
          <text:p text:style-name="P228"><text:a xlink:type="simple" xlink:href="#id176">startid</text:a>, optional, xs:IDREF</text:p>
        </text:list-item>
        <text:list-item>
          <text:p text:style-name="P228"><text:a xlink:type="simple" xlink:href="#id186">startto</text:a>, optional, xs:decimal</text:p>
        </text:list-item>
        <text:list-item>
          <text:p text:style-name="P228"><text:a xlink:type="simple" xlink:href="#id105">synch</text:a>, optional, xs:IDREFS</text:p>
        </text:list-item>
        <text:list-item>
          <text:p text:style-name="P228"><text:soft-page-break/><text:a xlink:type="simple" xlink:href="#id155">to</text:a>, optional, xs:decimal</text:p>
        </text:list-item>
        <text:list-item>
          <text:p text:style-name="P228"><text:a xlink:type="simple" xlink:href="#id96">tstamp</text:a>, optional, xs:decimal, 0 - ∞</text:p>
        </text:list-item>
        <text:list-item>
          <text:p text:style-name="P228"><text:a xlink:type="simple" xlink:href="#id309">tstamp.ges</text:a>, optional, xs:nonNegativeInteger</text:p>
        </text:list-item>
        <text:list-item>
          <text:p text:style-name="P228"><text:a xlink:type="simple" xlink:href="#id310">tstamp.real</text:a>, optional, xs:time</text:p>
        </text:list-item>
        <text:list-item>
          <text:p text:style-name="P228"><text:a xlink:type="simple" xlink:href="#id133">vo</text:a>, optional, xs:decimal</text:p>
        </text:list-item>
        <text:list-item>
          <text:p text:style-name="P228"><text:a xlink:type="simple" xlink:href="#id135">x</text:a>, optional, xs:decimal</text:p>
        </text:list-item>
        <text:list-item>
          <text:p text:style-name="P228"><text:a xlink:type="simple" xlink:href="#id37">xml:id</text:a>, optional, xs:ID</text:p>
        </text:list-item>
        <text:list-item>
          <text:p text:style-name="P228"><text:a xlink:type="simple" xlink:href="#id136">y</text:a>, optional, xs:decimal</text:p>
        </text:list-item>
      </text:list>
      <text:h text:style-name="P241" text:outline-level="1">Module:</text:h>
      <text:p text:style-name="Text_20_body">cmnOrnaments</text:p>
      <text:h text:style-name="P1" text:outline-level="1"><text:bookmark text:name="id717"/>&lt;trkname&gt; track name</text:h>
      <text:h text:style-name="P241" text:outline-level="1">Description:</text:h>
      <text:p text:style-name="Text_20_body">MIDI track/sequence name.</text:p>
      <text:h text:style-name="P241" text:outline-level="1">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90171" text:style-name="L228">
        <text:list-item>
          <text:p text:style-name="P229"><text:a xlink:type="simple" xlink:href="#id100">copyof</text:a>, optional, xs:IDREF</text:p>
        </text:list-item>
        <text:list-item>
          <text:p text:style-name="P229"><text:a xlink:type="simple" xlink:href="#id101">corresp</text:a>, optional, xs:IDREFS</text:p>
        </text:list-item>
        <text:list-item>
          <text:p text:style-name="P229"><text:a xlink:type="simple" xlink:href="#id306">layer</text:a>, optional, xs:positiveInteger</text:p>
        </text:list-item>
        <text:list-item>
          <text:p text:style-name="P229"><text:a xlink:type="simple" xlink:href="#id38">n</text:a>, optional, xs:NMTOKEN</text:p>
        </text:list-item>
        <text:list-item>
          <text:p text:style-name="P229"><text:a xlink:type="simple" xlink:href="#id102">next</text:a>, optional, xs:IDREFS</text:p>
        </text:list-item>
        <text:list-item>
          <text:p text:style-name="P229"><text:a xlink:type="simple" xlink:href="#id103">prev</text:a>, optional, xs:IDREFS</text:p>
        </text:list-item>
        <text:list-item>
          <text:p text:style-name="P229"><text:a xlink:type="simple" xlink:href="#id104">sameas</text:a>, optional, xs:IDREFS</text:p>
        </text:list-item>
        <text:list-item>
          <text:p text:style-name="P229"><text:a xlink:type="simple" xlink:href="#id688">staff</text:a>, required, list of xs:positiveInteger, minimum length of 1</text:p>
        </text:list-item>
        <text:list-item>
          <text:p text:style-name="P229"><text:soft-page-break/><text:a xlink:type="simple" xlink:href="#id105">synch</text:a>, optional, xs:IDREFS</text:p>
        </text:list-item>
        <text:list-item>
          <text:p text:style-name="P229"><text:a xlink:type="simple" xlink:href="#id96">tstamp</text:a>, optional, xs:decimal, 0 - ∞</text:p>
        </text:list-item>
        <text:list-item>
          <text:p text:style-name="P229"><text:a xlink:type="simple" xlink:href="#id37">xml:id</text:a>, optional, xs:ID</text:p>
        </text:list-item>
      </text:list>
      <text:h text:style-name="P241" text:outline-level="1">Module:</text:h>
      <text:p text:style-name="Text_20_body">midi</text:p>
      <text:h text:style-name="P1" text:outline-level="1"><text:bookmark text:name="id906"/>&lt;tuplet&gt; tuplet</text:h>
      <text:h text:style-name="P241"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4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p>
      <text:h text:style-name="P241"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3">damage</text:a>, <text:a xlink:type="simple" xlink:href="#id1221">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1" text:outline-level="1">Attributes:</text:h>
      <text:list xml:id="list35475798" text:style-name="L229">
        <text:list-item>
          <text:p text:style-name="P230"><text:a xlink:type="simple" xlink:href="#id808">beam.with</text:a>, optional, xs:token, above, below</text:p>
        </text:list-item>
        <text:list-item>
          <text:p text:style-name="P230"><text:a xlink:type="simple" xlink:href="#id915">bracket.place</text:a>, optional, xs:token, above, below</text:p>
        </text:list-item>
        <text:list-item>
          <text:p text:style-name="P230"><text:a xlink:type="simple" xlink:href="#id916">bracket.visible</text:a>, optional, xs:token, true, false</text:p>
        </text:list-item>
        <text:list-item>
          <text:p text:style-name="P230"><text:a xlink:type="simple" xlink:href="#id100">copyof</text:a>, optional, xs:IDREF</text:p>
        </text:list-item>
        <text:list-item>
          <text:p text:style-name="P230"><text:a xlink:type="simple" xlink:href="#id101">corresp</text:a>, optional, xs:IDREFS</text:p>
        </text:list-item>
        <text:list-item>
          <text:p text:style-name="P230"><text:a xlink:type="simple" xlink:href="#id877">dots</text:a>, optional, xs:nonNegativeInteger, 0 - 4</text:p>
        </text:list-item>
        <text:list-item>
          <text:p text:style-name="P230"><text:a xlink:type="simple" xlink:href="#id910">dur</text:a>, optional, xs:token, long, breve, 1, 2, 4, 8, 16, 32, 64, 128, 256, 512, 1024, 2048, maxima, longa, brevis, semibrevis, minima, semiminima, fusa, semifusa</text:p>
        </text:list-item>
        <text:list-item>
          <text:p text:style-name="P230"><text:a xlink:type="simple" xlink:href="#id314">dur.ges</text:a>, optional, CDATA</text:p>
        </text:list-item>
        <text:list-item>
          <text:p text:style-name="P230"><text:a xlink:type="simple" xlink:href="#id917">dur.visible</text:a>, optional, xs:token, true, false</text:p>
        </text:list-item>
        <text:list-item>
          <text:p text:style-name="P230"><text:a xlink:type="simple" xlink:href="#id177">endid</text:a>, optional, xs:IDREF</text:p>
        </text:list-item>
        <text:list-item>
          <text:p text:style-name="P230"><text:a xlink:type="simple" xlink:href="#id69">facs</text:a>, optional, xs:IDREFS</text:p>
        </text:list-item>
        <text:list-item>
          <text:p text:style-name="P230"><text:a xlink:type="simple" xlink:href="#id306">layer</text:a>, optional, xs:positiveInteger</text:p>
        </text:list-item>
        <text:list-item>
          <text:p text:style-name="P230"><text:a xlink:type="simple" xlink:href="#id38">n</text:a>, optional, xs:NMTOKEN</text:p>
        </text:list-item>
        <text:list-item>
          <text:p text:style-name="P230"><text:soft-page-break/><text:a xlink:type="simple" xlink:href="#id102">next</text:a>, optional, xs:IDREFS</text:p>
        </text:list-item>
        <text:list-item>
          <text:p text:style-name="P230"><text:a xlink:type="simple" xlink:href="#id506">num</text:a>, optional, xs:positiveInteger</text:p>
        </text:list-item>
        <text:list-item>
          <text:p text:style-name="P230"><text:a xlink:type="simple" xlink:href="#id918">num.format</text:a>, optional, xs:token, count, ratio</text:p>
        </text:list-item>
        <text:list-item>
          <text:p text:style-name="P230"><text:a xlink:type="simple" xlink:href="#id913">num.place</text:a>, optional, xs:token, above, below</text:p>
        </text:list-item>
        <text:list-item>
          <text:p text:style-name="P230"><text:a xlink:type="simple" xlink:href="#id914">num.visible</text:a>, optional, xs:token, true, false</text:p>
        </text:list-item>
        <text:list-item>
          <text:p text:style-name="P230"><text:a xlink:type="simple" xlink:href="#id507">numbase</text:a>, optional, xs:positiveInteger</text:p>
        </text:list-item>
        <text:list-item>
          <text:p text:style-name="P230"><text:a xlink:type="simple" xlink:href="#id103">prev</text:a>, optional, xs:IDREFS</text:p>
        </text:list-item>
        <text:list-item>
          <text:p text:style-name="P230"><text:a xlink:type="simple" xlink:href="#id104">sameas</text:a>, optional, xs:IDREFS</text:p>
        </text:list-item>
        <text:list-item>
          <text:p text:style-name="P230"><text:a xlink:type="simple" xlink:href="#id730">staff</text:a>, optional, list of xs:positiveInteger, minimum length of 1</text:p>
        </text:list-item>
        <text:list-item>
          <text:p text:style-name="P230"><text:a xlink:type="simple" xlink:href="#id176">startid</text:a>, optional, xs:IDREF</text:p>
        </text:list-item>
        <text:list-item>
          <text:p text:style-name="P230"><text:a xlink:type="simple" xlink:href="#id105">synch</text:a>, optional, xs:IDREFS</text:p>
        </text:list-item>
        <text:list-item>
          <text:p text:style-name="P230"><text:a xlink:type="simple" xlink:href="#id96">tstamp</text:a>, optional, xs:decimal, 0 - ∞</text:p>
        </text:list-item>
        <text:list-item>
          <text:p text:style-name="P230"><text:a xlink:type="simple" xlink:href="#id309">tstamp.ges</text:a>, optional, xs:nonNegativeInteger</text:p>
        </text:list-item>
        <text:list-item>
          <text:p text:style-name="P230"><text:a xlink:type="simple" xlink:href="#id310">tstamp.real</text:a>, optional, xs:time</text:p>
        </text:list-item>
        <text:list-item>
          <text:p text:style-name="P230"><text:a xlink:type="simple" xlink:href="#id37">xml:id</text:a>, optional, xs:ID</text:p>
        </text:list-item>
      </text:list>
      <text:h text:style-name="P241" text:outline-level="1">Module:</text:h>
      <text:p text:style-name="Text_20_body">cmn</text:p>
      <text:h text:style-name="P1" text:outline-level="1"><text:bookmark text:name="id1132"/>&lt;tupletspan&gt; tuplet span</text:h>
      <text:h text:style-name="P241"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41" text:outline-level="1">May contain:</text:h>
      <text:p text:style-name="Text_20_body">EMPTY</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91637" text:style-name="L230">
        <text:list-item>
          <text:p text:style-name="P231"><text:a xlink:type="simple" xlink:href="#id808">beam.with</text:a>, optional, xs:token, above, below</text:p>
        </text:list-item>
        <text:list-item>
          <text:p text:style-name="P231"><text:soft-page-break/><text:a xlink:type="simple" xlink:href="#id915">bracket.place</text:a>, optional, xs:token, above, below</text:p>
        </text:list-item>
        <text:list-item>
          <text:p text:style-name="P231"><text:a xlink:type="simple" xlink:href="#id916">bracket.visible</text:a>, optional, xs:token, true, false</text:p>
        </text:list-item>
        <text:list-item>
          <text:p text:style-name="P231"><text:a xlink:type="simple" xlink:href="#id100">copyof</text:a>, optional, xs:IDREF</text:p>
        </text:list-item>
        <text:list-item>
          <text:p text:style-name="P231"><text:a xlink:type="simple" xlink:href="#id101">corresp</text:a>, optional, xs:IDREFS</text:p>
        </text:list-item>
        <text:list-item>
          <text:p text:style-name="P231"><text:a xlink:type="simple" xlink:href="#id877">dots</text:a>, optional, xs:nonNegativeInteger, 0 - 4</text:p>
        </text:list-item>
        <text:list-item>
          <text:p text:style-name="P231"><text:a xlink:type="simple" xlink:href="#id910">dur</text:a>, optional, xs:token, long, breve, 1, 2, 4, 8, 16, 32, 64, 128, 256, 512, 1024, 2048, maxima, longa, brevis, semibrevis, minima, semiminima, fusa, semifusa</text:p>
        </text:list-item>
        <text:list-item>
          <text:p text:style-name="P231"><text:a xlink:type="simple" xlink:href="#id314">dur.ges</text:a>, optional, CDATA</text:p>
        </text:list-item>
        <text:list-item>
          <text:p text:style-name="P231"><text:a xlink:type="simple" xlink:href="#id917">dur.visible</text:a>, optional, xs:token, true, false</text:p>
        </text:list-item>
        <text:list-item>
          <text:p text:style-name="P231"><text:a xlink:type="simple" xlink:href="#id177">endid</text:a>, optional, xs:IDREF</text:p>
        </text:list-item>
        <text:list-item>
          <text:p text:style-name="P231"><text:a xlink:type="simple" xlink:href="#id69">facs</text:a>, optional, xs:IDREFS</text:p>
        </text:list-item>
        <text:list-item>
          <text:p text:style-name="P231"><text:a xlink:type="simple" xlink:href="#id306">layer</text:a>, optional, xs:positiveInteger</text:p>
        </text:list-item>
        <text:list-item>
          <text:p text:style-name="P231"><text:a xlink:type="simple" xlink:href="#id38">n</text:a>, optional, xs:NMTOKEN</text:p>
        </text:list-item>
        <text:list-item>
          <text:p text:style-name="P231"><text:a xlink:type="simple" xlink:href="#id102">next</text:a>, optional, xs:IDREFS</text:p>
        </text:list-item>
        <text:list-item>
          <text:p text:style-name="P231"><text:a xlink:type="simple" xlink:href="#id506">num</text:a>, optional, xs:positiveInteger</text:p>
        </text:list-item>
        <text:list-item>
          <text:p text:style-name="P231"><text:a xlink:type="simple" xlink:href="#id918">num.format</text:a>, optional, xs:token, count, ratio</text:p>
        </text:list-item>
        <text:list-item>
          <text:p text:style-name="P231"><text:a xlink:type="simple" xlink:href="#id913">num.place</text:a>, optional, xs:token, above, below</text:p>
        </text:list-item>
        <text:list-item>
          <text:p text:style-name="P231"><text:a xlink:type="simple" xlink:href="#id914">num.visible</text:a>, optional, xs:token, true, false</text:p>
        </text:list-item>
        <text:list-item>
          <text:p text:style-name="P231"><text:a xlink:type="simple" xlink:href="#id507">numbase</text:a>, optional, xs:positiveInteger</text:p>
        </text:list-item>
        <text:list-item>
          <text:p text:style-name="P231"><text:a xlink:type="simple" xlink:href="#id103">prev</text:a>, optional, xs:IDREFS</text:p>
        </text:list-item>
        <text:list-item>
          <text:p text:style-name="P231"><text:a xlink:type="simple" xlink:href="#id104">sameas</text:a>, optional, xs:IDREFS</text:p>
        </text:list-item>
        <text:list-item>
          <text:p text:style-name="P231"><text:a xlink:type="simple" xlink:href="#id730">staff</text:a>, optional, list of xs:positiveInteger, minimum length of 1</text:p>
        </text:list-item>
        <text:list-item>
          <text:p text:style-name="P231"><text:a xlink:type="simple" xlink:href="#id176">startid</text:a>, optional, xs:IDREF</text:p>
        </text:list-item>
        <text:list-item>
          <text:p text:style-name="P231"><text:a xlink:type="simple" xlink:href="#id105">synch</text:a>, optional, xs:IDREFS</text:p>
        </text:list-item>
        <text:list-item>
          <text:p text:style-name="P231"><text:a xlink:type="simple" xlink:href="#id96">tstamp</text:a>, optional, xs:decimal, 0 - ∞</text:p>
        </text:list-item>
        <text:list-item>
          <text:p text:style-name="P231"><text:a xlink:type="simple" xlink:href="#id309">tstamp.ges</text:a>, optional, xs:nonNegativeInteger</text:p>
        </text:list-item>
        <text:list-item>
          <text:p text:style-name="P231"><text:a xlink:type="simple" xlink:href="#id310">tstamp.real</text:a>, optional, xs:time</text:p>
        </text:list-item>
        <text:list-item>
          <text:p text:style-name="P231"><text:soft-page-break/><text:a xlink:type="simple" xlink:href="#id37">xml:id</text:a>, optional, xs:ID</text:p>
        </text:list-item>
      </text:list>
      <text:h text:style-name="P241" text:outline-level="1">Module:</text:h>
      <text:p text:style-name="Text_20_body">cmn</text:p>
      <text:h text:style-name="P1" text:outline-level="1"><text:bookmark text:name="id1009"/>&lt;turn&gt; turn</text:h>
      <text:h text:style-name="P241"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4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73384" text:style-name="L231">
        <text:list-item>
          <text:p text:style-name="P232"><text:a xlink:type="simple" xlink:href="#id997">accidlower</text:a>, optional, xs:token, s, f, ss, x, ff, xs, tb, n, nf, ns, su, sd, fu, fd, nu, nd</text:p>
        </text:list-item>
        <text:list-item>
          <text:p text:style-name="P232"><text:a xlink:type="simple" xlink:href="#id996">accidupper</text:a>, optional, xs:token, s, f, ss, x, ff, xs, tb, n, nf, ns, su, sd, fu, fd, nu, nd</text:p>
        </text:list-item>
        <text:list-item>
          <text:p text:style-name="P232"><text:a xlink:type="simple" xlink:href="#id88">color</text:a>, optional, xs:token, "(x[0-9A-Fa-f]{6,6}|aqua|black|fuchsia|gray|green|lime|maroon|navy|olive|purple|red|silver|teal|white|yellow)"</text:p>
        </text:list-item>
        <text:list-item>
          <text:p text:style-name="P232"><text:a xlink:type="simple" xlink:href="#id100">copyof</text:a>, optional, xs:IDREF</text:p>
        </text:list-item>
        <text:list-item>
          <text:p text:style-name="P232"><text:a xlink:type="simple" xlink:href="#id101">corresp</text:a>, optional, xs:IDREFS</text:p>
        </text:list-item>
        <text:list-item>
          <text:p text:style-name="P232"><text:a xlink:type="simple" xlink:href="#id1013">delayed</text:a>, optional, xs:token, true, false</text:p>
        </text:list-item>
        <text:list-item>
          <text:p text:style-name="P232"><text:a xlink:type="simple" xlink:href="#id69">facs</text:a>, optional, xs:IDREFS</text:p>
        </text:list-item>
        <text:list-item>
          <text:p text:style-name="P232"><text:a xlink:type="simple" xlink:href="#id1014">form</text:a>, optional, xs:token, inv, norm</text:p>
        </text:list-item>
        <text:list-item>
          <text:p text:style-name="P232"><text:a xlink:type="simple" xlink:href="#id130">ho</text:a>, optional, xs:decimal</text:p>
        </text:list-item>
        <text:list-item>
          <text:p text:style-name="P232"><text:a xlink:type="simple" xlink:href="#id778">layer</text:a>, optional, list of xs:positiveInteger, minimum length of 1</text:p>
        </text:list-item>
        <text:list-item>
          <text:p text:style-name="P232"><text:a xlink:type="simple" xlink:href="#id38">n</text:a>, optional, xs:NMTOKEN</text:p>
        </text:list-item>
        <text:list-item>
          <text:p text:style-name="P232"><text:a xlink:type="simple" xlink:href="#id102">next</text:a>, optional, xs:IDREFS</text:p>
        </text:list-item>
        <text:list-item>
          <text:p text:style-name="P232"><text:a xlink:type="simple" xlink:href="#id151">place</text:a>, optional, xs:token, above, below, within</text:p>
        </text:list-item>
        <text:list-item>
          <text:p text:style-name="P232"><text:a xlink:type="simple" xlink:href="#id72">plist</text:a>, optional, xs:IDREFS</text:p>
        </text:list-item>
        <text:list-item>
          <text:p text:style-name="P232"><text:a xlink:type="simple" xlink:href="#id103">prev</text:a>, optional, xs:IDREFS</text:p>
        </text:list-item>
        <text:list-item>
          <text:p text:style-name="P232"><text:soft-page-break/><text:a xlink:type="simple" xlink:href="#id104">sameas</text:a>, optional, xs:IDREFS</text:p>
        </text:list-item>
        <text:list-item>
          <text:p text:style-name="P232"><text:a xlink:type="simple" xlink:href="#id688">staff</text:a>, required, list of xs:positiveInteger, minimum length of 1</text:p>
        </text:list-item>
        <text:list-item>
          <text:p text:style-name="P232"><text:a xlink:type="simple" xlink:href="#id176">startid</text:a>, optional, xs:IDREF</text:p>
        </text:list-item>
        <text:list-item>
          <text:p text:style-name="P232"><text:a xlink:type="simple" xlink:href="#id105">synch</text:a>, optional, xs:IDREFS</text:p>
        </text:list-item>
        <text:list-item>
          <text:p text:style-name="P232"><text:a xlink:type="simple" xlink:href="#id155">to</text:a>, optional, xs:decimal</text:p>
        </text:list-item>
        <text:list-item>
          <text:p text:style-name="P232"><text:a xlink:type="simple" xlink:href="#id96">tstamp</text:a>, optional, xs:decimal, 0 - ∞</text:p>
        </text:list-item>
        <text:list-item>
          <text:p text:style-name="P232"><text:a xlink:type="simple" xlink:href="#id309">tstamp.ges</text:a>, optional, xs:nonNegativeInteger</text:p>
        </text:list-item>
        <text:list-item>
          <text:p text:style-name="P232"><text:a xlink:type="simple" xlink:href="#id310">tstamp.real</text:a>, optional, xs:time</text:p>
        </text:list-item>
        <text:list-item>
          <text:p text:style-name="P232"><text:a xlink:type="simple" xlink:href="#id133">vo</text:a>, optional, xs:decimal</text:p>
        </text:list-item>
        <text:list-item>
          <text:p text:style-name="P232"><text:a xlink:type="simple" xlink:href="#id135">x</text:a>, optional, xs:decimal</text:p>
        </text:list-item>
        <text:list-item>
          <text:p text:style-name="P232"><text:a xlink:type="simple" xlink:href="#id37">xml:id</text:a>, optional, xs:ID</text:p>
        </text:list-item>
        <text:list-item>
          <text:p text:style-name="P232"><text:a xlink:type="simple" xlink:href="#id136">y</text:a>, optional, xs:decimal</text:p>
        </text:list-item>
      </text:list>
      <text:h text:style-name="P241" text:outline-level="1">Module:</text:h>
      <text:p text:style-name="Text_20_body">cmnOrnaments</text:p>
      <text:h text:style-name="P1" text:outline-level="1"><text:bookmark text:name="id1243"/>&lt;unclear&gt; unclear</text:h>
      <text:h text:style-name="P241"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text:p>
      <text:h text:style-name="P24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1" text:outline-level="1">Attributes:</text:h>
      <text:list xml:id="list35495894" text:style-name="L232">
        <text:list-item>
          <text:p text:style-name="P233"><text:a xlink:type="simple" xlink:href="#id1217">agent</text:a>, optional, CDATA</text:p>
        </text:list-item>
        <text:list-item>
          <text:p text:style-name="P233"><text:a xlink:type="simple" xlink:href="#id1062">cert</text:a>, optional, xs:token, high, medium, low, unknown</text:p>
        </text:list-item>
        <text:list-item>
          <text:p text:style-name="P233"><text:a xlink:type="simple" xlink:href="#id1064">evidence</text:a>, optional, xs:NMTOKEN</text:p>
        </text:list-item>
        <text:list-item>
          <text:p text:style-name="P233"><text:a xlink:type="simple" xlink:href="#id69">facs</text:a>, optional, xs:IDREFS</text:p>
        </text:list-item>
        <text:list-item>
          <text:p text:style-name="P233"><text:soft-page-break/><text:a xlink:type="simple" xlink:href="#id1174">hand</text:a>, optional, xs:IDREF</text:p>
        </text:list-item>
        <text:list-item>
          <text:p text:style-name="P233"><text:a xlink:type="simple" xlink:href="#id38">n</text:a>, optional, xs:NMTOKEN</text:p>
        </text:list-item>
        <text:list-item>
          <text:p text:style-name="P233"><text:a xlink:type="simple" xlink:href="#id1242">reason</text:a>, optional, CDATA</text:p>
        </text:list-item>
        <text:list-item>
          <text:p text:style-name="P233"><text:a xlink:type="simple" xlink:href="#id317">resp</text:a>, optional, xs:IDREFS</text:p>
        </text:list-item>
        <text:list-item>
          <text:p text:style-name="P233"><text:a xlink:type="simple" xlink:href="#id227">source</text:a>, optional, xs:IDREFS</text:p>
        </text:list-item>
        <text:list-item>
          <text:p text:style-name="P233"><text:a xlink:type="simple" xlink:href="#id37">xml:id</text:a>, optional, xs:ID</text:p>
        </text:list-item>
      </text:list>
      <text:h text:style-name="P241" text:outline-level="1">Module:</text:h>
      <text:p text:style-name="Text_20_body">edittrans</text:p>
      <text:h text:style-name="P1" text:outline-level="1"><text:bookmark text:name="id1191"/>&lt;uneume&gt; uninterrupted neume</text:h>
      <text:h text:style-name="P241"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4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a xlink:type="simple" xlink:href="#id167">verse</text:a> </text:p>
      <text:h text:style-name="P241"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217">ineume</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1" text:outline-level="1">Attributes:</text:h>
      <text:list xml:id="list35471563" text:style-name="L233">
        <text:list-item>
          <text:p text:style-name="P234"><text:a xlink:type="simple" xlink:href="#id501">altsym</text:a>, optional, xs:IDREF</text:p>
        </text:list-item>
        <text:list-item>
          <text:p text:style-name="P234"><text:a xlink:type="simple" xlink:href="#id88">color</text:a>, optional, xs:token, "(x[0-9A-Fa-f]{6,6}|aqua|black|fuchsia|gray|green|lime|maroon|navy|olive|purple|red|silver|teal|white|yellow)"</text:p>
        </text:list-item>
        <text:list-item>
          <text:p text:style-name="P234"><text:a xlink:type="simple" xlink:href="#id100">copyof</text:a>, optional, xs:IDREF</text:p>
        </text:list-item>
        <text:list-item>
          <text:p text:style-name="P234"><text:a xlink:type="simple" xlink:href="#id101">corresp</text:a>, optional, xs:IDREFS</text:p>
        </text:list-item>
        <text:list-item>
          <text:p text:style-name="P234"><text:a xlink:type="simple" xlink:href="#id69">facs</text:a>, optional, xs:IDREFS</text:p>
        </text:list-item>
        <text:list-item>
          <text:p text:style-name="P234"><text:a xlink:type="simple" xlink:href="#id1197">form</text:a>, optional, xs:token, liquescent1, liquescent2, liquescent3, quilismatic, rectangular, rhombic, tied</text:p>
        </text:list-item>
        <text:list-item>
          <text:p text:style-name="P234"><text:a xlink:type="simple" xlink:href="#id1204">hfunc</text:a>, optional, xs:NMTOKEN</text:p>
        </text:list-item>
        <text:list-item>
          <text:p text:style-name="P234"><text:a xlink:type="simple" xlink:href="#id130">ho</text:a>, optional, xs:decimal</text:p>
        </text:list-item>
        <text:list-item>
          <text:p text:style-name="P234"><text:a xlink:type="simple" xlink:href="#id373">inth</text:a>, optional, xs:NMTOKENS</text:p>
        </text:list-item>
        <text:list-item>
          <text:p text:style-name="P234"><text:a xlink:type="simple" xlink:href="#id1208">intm</text:a>, optional, xs:NMTOKEN</text:p>
        </text:list-item>
        <text:list-item>
          <text:p text:style-name="P234"><text:soft-page-break/><text:a xlink:type="simple" xlink:href="#id306">layer</text:a>, optional, xs:positiveInteger</text:p>
        </text:list-item>
        <text:list-item>
          <text:p text:style-name="P234"><text:a xlink:type="simple" xlink:href="#id1206">mfunc</text:a>, optional, xs:NMTOKEN</text:p>
        </text:list-item>
        <text:list-item>
          <text:p text:style-name="P234"><text:a xlink:type="simple" xlink:href="#id38">n</text:a>, optional, xs:NMTOKEN</text:p>
        </text:list-item>
        <text:list-item>
          <text:p text:style-name="P234"><text:a xlink:type="simple" xlink:href="#id1199">name</text:a>, optional, xs:token, punctum, virga, pes, clivis, torculus, torculusresupinus, porrectus, porrectusflexus, apostropha, oriscus, pressusmaior, pressusminor, virgastrata</text:p>
        </text:list-item>
        <text:list-item>
          <text:p text:style-name="P234"><text:a xlink:type="simple" xlink:href="#id102">next</text:a>, optional, xs:IDREFS</text:p>
        </text:list-item>
        <text:list-item>
          <text:p text:style-name="P234"><text:a xlink:type="simple" xlink:href="#id103">prev</text:a>, optional, xs:IDREFS</text:p>
        </text:list-item>
        <text:list-item>
          <text:p text:style-name="P234"><text:a xlink:type="simple" xlink:href="#id1210">psolfa</text:a>, optional, CDATA</text:p>
        </text:list-item>
        <text:list-item>
          <text:p text:style-name="P234"><text:a xlink:type="simple" xlink:href="#id104">sameas</text:a>, optional, xs:IDREFS</text:p>
        </text:list-item>
        <text:list-item>
          <text:p text:style-name="P234"><text:a xlink:type="simple" xlink:href="#id518">size</text:a>, optional, xs:token, normal, cue</text:p>
        </text:list-item>
        <text:list-item>
          <text:p text:style-name="P234"><text:a xlink:type="simple" xlink:href="#id730">staff</text:a>, optional, list of xs:positiveInteger, minimum length of 1</text:p>
        </text:list-item>
        <text:list-item>
          <text:p text:style-name="P234"><text:a xlink:type="simple" xlink:href="#id180">subtype</text:a>, optional, xs:NMTOKEN</text:p>
        </text:list-item>
        <text:list-item>
          <text:p text:style-name="P234"><text:a xlink:type="simple" xlink:href="#id1196">syl</text:a>, optional, CDATA</text:p>
        </text:list-item>
        <text:list-item>
          <text:p text:style-name="P234"><text:a xlink:type="simple" xlink:href="#id105">synch</text:a>, optional, xs:IDREFS</text:p>
        </text:list-item>
        <text:list-item>
          <text:p text:style-name="P234"><text:a xlink:type="simple" xlink:href="#id96">tstamp</text:a>, optional, xs:decimal, 0 - ∞</text:p>
        </text:list-item>
        <text:list-item>
          <text:p text:style-name="P234"><text:a xlink:type="simple" xlink:href="#id309">tstamp.ges</text:a>, optional, xs:nonNegativeInteger</text:p>
        </text:list-item>
        <text:list-item>
          <text:p text:style-name="P234"><text:a xlink:type="simple" xlink:href="#id310">tstamp.real</text:a>, optional, xs:time</text:p>
        </text:list-item>
        <text:list-item>
          <text:p text:style-name="P234"><text:a xlink:type="simple" xlink:href="#id179">type</text:a>, optional, xs:NMTOKEN</text:p>
        </text:list-item>
        <text:list-item>
          <text:p text:style-name="P234"><text:a xlink:type="simple" xlink:href="#id470">visible</text:a>, optional, xs:token, true, false</text:p>
        </text:list-item>
        <text:list-item>
          <text:p text:style-name="P234"><text:a xlink:type="simple" xlink:href="#id135">x</text:a>, optional, xs:decimal</text:p>
        </text:list-item>
        <text:list-item>
          <text:p text:style-name="P234"><text:a xlink:type="simple" xlink:href="#id37">xml:id</text:a>, optional, xs:ID</text:p>
        </text:list-item>
        <text:list-item>
          <text:p text:style-name="P234"><text:a xlink:type="simple" xlink:href="#id136">y</text:a>, optional, xs:decimal</text:p>
        </text:list-item>
      </text:list>
      <text:h text:style-name="P241" text:outline-level="1">Module:</text:h>
      <text:p text:style-name="Text_20_body">neumes</text:p>
      <text:h text:style-name="P1" text:outline-level="1"><text:bookmark text:name="id1368"/>&lt;unpub&gt; unpublished</text:h>
      <text:h text:style-name="P241" text:outline-level="1">Description:</text:h>
      <text:p text:style-name="Text_20_body">Used to explicitly indicate that a bibliographic source is unpublished.</text:p>
      <text:h text:style-name="P241" text:outline-level="1"><text:soft-page-break/>May contain:</text:h>
      <text:p text:style-name="Text_20_body">EMPTY</text:p>
      <text:h text:style-name="P241" text:outline-level="1">May occur within:</text:h>
      <text:p text:style-name="Text_20_body"><text:a xlink:type="simple" xlink:href="#id1366">pubstmt</text:a> </text:p>
      <text:h text:style-name="P241" text:outline-level="1">Attributes:</text:h>
      <text:list xml:id="list35469194" text:style-name="L234">
        <text:list-item>
          <text:p text:style-name="P235"><text:a xlink:type="simple" xlink:href="#id1043">analog</text:a>, optional, CDATA</text:p>
        </text:list-item>
        <text:list-item>
          <text:p text:style-name="P235"><text:a xlink:type="simple" xlink:href="#id38">n</text:a>, optional, xs:NMTOKEN</text:p>
        </text:list-item>
        <text:list-item>
          <text:p text:style-name="P235"><text:a xlink:type="simple" xlink:href="#id37">xml:id</text:a>, optional, xs:ID</text:p>
        </text:list-item>
      </text:list>
      <text:h text:style-name="P241" text:outline-level="1">Module:</text:h>
      <text:p text:style-name="Text_20_body">header</text:p>
      <text:h text:style-name="P1" text:outline-level="1"><text:bookmark text:name="id1383"/>&lt;userestrict&gt; usage restrictions</text:h>
      <text:h text:style-name="P241"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text:p>
      <text:h text:style-name="P24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1" text:outline-level="1">May occur within:</text:h>
      <text:p text:style-name="Text_20_body"><text:a xlink:type="simple" xlink:href="#id1371">availability</text:a> </text:p>
      <text:h text:style-name="P241" text:outline-level="1">Attributes:</text:h>
      <text:list xml:id="list35475033" text:style-name="L235">
        <text:list-item>
          <text:p text:style-name="P236"><text:a xlink:type="simple" xlink:href="#id1043">analog</text:a>, optional, CDATA</text:p>
        </text:list-item>
        <text:list-item>
          <text:p text:style-name="P236"><text:a xlink:type="simple" xlink:href="#id38">n</text:a>, optional, xs:NMTOKEN</text:p>
        </text:list-item>
        <text:list-item>
          <text:p text:style-name="P236"><text:a xlink:type="simple" xlink:href="#id37">xml:id</text:a>, optional, xs:ID</text:p>
        </text:list-item>
      </text:list>
      <text:h text:style-name="P241" text:outline-level="1">Module:</text:h>
      <text:p text:style-name="Text_20_body">header</text:p>
      <text:h text:style-name="P1" text:outline-level="1"><text:bookmark text:name="id719"/>&lt;vel&gt; velocity</text:h>
      <text:h text:style-name="P241" text:outline-level="1">Description:</text:h>
      <text:p text:style-name="Text_20_body">MIDI Note-on/off velocity. The num attribute must be in the range 1-127.</text:p>
      <text:h text:style-name="P241" text:outline-level="1"><text:soft-page-break/>May contain:</text:h>
      <text:p text:style-name="Text_20_body">EMPTY</text:p>
      <text:h text:style-name="P241" text:outline-level="1">May occur within:</text:h>
      <text:p text:style-name="Text_20_body"><text:a xlink:type="simple" xlink:href="#id682">midi</text:a> </text:p>
      <text:h text:style-name="P241" text:outline-level="1">Attributes:</text:h>
      <text:list xml:id="list35476828" text:style-name="L236">
        <text:list-item>
          <text:p text:style-name="P237"><text:a xlink:type="simple" xlink:href="#id100">copyof</text:a>, optional, xs:IDREF</text:p>
        </text:list-item>
        <text:list-item>
          <text:p text:style-name="P237"><text:a xlink:type="simple" xlink:href="#id101">corresp</text:a>, optional, xs:IDREFS</text:p>
        </text:list-item>
        <text:list-item>
          <text:p text:style-name="P237"><text:a xlink:type="simple" xlink:href="#id721">form</text:a>, required, xs:token, on, off</text:p>
        </text:list-item>
        <text:list-item>
          <text:p text:style-name="P237"><text:a xlink:type="simple" xlink:href="#id306">layer</text:a>, optional, xs:positiveInteger</text:p>
        </text:list-item>
        <text:list-item>
          <text:p text:style-name="P237"><text:a xlink:type="simple" xlink:href="#id38">n</text:a>, optional, xs:NMTOKEN</text:p>
        </text:list-item>
        <text:list-item>
          <text:p text:style-name="P237"><text:a xlink:type="simple" xlink:href="#id102">next</text:a>, optional, xs:IDREFS</text:p>
        </text:list-item>
        <text:list-item>
          <text:p text:style-name="P237"><text:a xlink:type="simple" xlink:href="#id690">num</text:a>, required, xs:nonNegativeInteger, 0 - 127</text:p>
        </text:list-item>
        <text:list-item>
          <text:p text:style-name="P237"><text:a xlink:type="simple" xlink:href="#id103">prev</text:a>, optional, xs:IDREFS</text:p>
        </text:list-item>
        <text:list-item>
          <text:p text:style-name="P237"><text:a xlink:type="simple" xlink:href="#id104">sameas</text:a>, optional, xs:IDREFS</text:p>
        </text:list-item>
        <text:list-item>
          <text:p text:style-name="P237"><text:a xlink:type="simple" xlink:href="#id688">staff</text:a>, required, list of xs:positiveInteger, minimum length of 1</text:p>
        </text:list-item>
        <text:list-item>
          <text:p text:style-name="P237"><text:a xlink:type="simple" xlink:href="#id105">synch</text:a>, optional, xs:IDREFS</text:p>
        </text:list-item>
        <text:list-item>
          <text:p text:style-name="P237"><text:a xlink:type="simple" xlink:href="#id96">tstamp</text:a>, optional, xs:decimal, 0 - ∞</text:p>
        </text:list-item>
        <text:list-item>
          <text:p text:style-name="P237"><text:a xlink:type="simple" xlink:href="#id37">xml:id</text:a>, optional, xs:ID</text:p>
        </text:list-item>
      </text:list>
      <text:h text:style-name="P241" text:outline-level="1">Module:</text:h>
      <text:p text:style-name="Text_20_body">midi</text:p>
      <text:h text:style-name="P1" text:outline-level="1"><text:bookmark text:name="id167"/>&lt;verse&gt; verse</text:h>
      <text:h text:style-name="P241"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41" text:outline-level="1">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P241"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79">rdg</text:a>, <text:a xlink:type="simple" xlink:href="#id969">syllable</text:a>, <text:a xlink:type="simple" xlink:href="#id1191">uneume</text:a> </text:p>
      <text:h text:style-name="P241" text:outline-level="1">Attributes:</text:h>
      <text:list xml:id="list35491465" text:style-name="L237">
        <text:list-item>
          <text:p text:style-name="P238"><text:a xlink:type="simple" xlink:href="#id100">copyof</text:a>, optional, xs:IDREF</text:p>
        </text:list-item>
        <text:list-item>
          <text:p text:style-name="P238"><text:a xlink:type="simple" xlink:href="#id101">corresp</text:a>, optional, xs:IDREFS</text:p>
        </text:list-item>
        <text:list-item>
          <text:p text:style-name="P238"><text:a xlink:type="simple" xlink:href="#id69">facs</text:a>, optional, xs:IDREFS</text:p>
        </text:list-item>
        <text:list-item>
          <text:p text:style-name="P238"><text:a xlink:type="simple" xlink:href="#id114">fontfam</text:a>, optional, xs:token</text:p>
        </text:list-item>
        <text:list-item>
          <text:p text:style-name="P238"><text:a xlink:type="simple" xlink:href="#id116">fontname</text:a>, optional, xs:token</text:p>
        </text:list-item>
        <text:list-item>
          <text:p text:style-name="P238"><text:a xlink:type="simple" xlink:href="#id118">fontsize</text:a>, optional, xs:decimal</text:p>
        </text:list-item>
        <text:list-item>
          <text:p text:style-name="P238"><text:a xlink:type="simple" xlink:href="#id119">fontstyle</text:a>, optional, xs:token, ital, normal, oblique</text:p>
        </text:list-item>
        <text:list-item>
          <text:p text:style-name="P238"><text:a xlink:type="simple" xlink:href="#id121">fontweight</text:a>, optional, xs:token, bold</text:p>
        </text:list-item>
        <text:list-item>
          <text:p text:style-name="P238"><text:soft-page-break/><text:a xlink:type="simple" xlink:href="#id38">n</text:a>, optional, xs:NMTOKEN</text:p>
        </text:list-item>
        <text:list-item>
          <text:p text:style-name="P238"><text:a xlink:type="simple" xlink:href="#id102">next</text:a>, optional, xs:IDREFS</text:p>
        </text:list-item>
        <text:list-item>
          <text:p text:style-name="P238"><text:a xlink:type="simple" xlink:href="#id103">prev</text:a>, optional, xs:IDREFS</text:p>
        </text:list-item>
        <text:list-item>
          <text:p text:style-name="P238"><text:a xlink:type="simple" xlink:href="#id1262">refrain</text:a>, optional, xs:token, true, false</text:p>
        </text:list-item>
        <text:list-item>
          <text:p text:style-name="P238"><text:a xlink:type="simple" xlink:href="#id1263">rhythm</text:a>, optional, CDATA</text:p>
        </text:list-item>
        <text:list-item>
          <text:p text:style-name="P238"><text:a xlink:type="simple" xlink:href="#id104">sameas</text:a>, optional, xs:IDREFS</text:p>
        </text:list-item>
        <text:list-item>
          <text:p text:style-name="P238"><text:a xlink:type="simple" xlink:href="#id105">synch</text:a>, optional, xs:IDREFS</text:p>
        </text:list-item>
        <text:list-item>
          <text:p text:style-name="P238"><text:a xlink:type="simple" xlink:href="#id155">to</text:a>, optional, xs:decimal</text:p>
        </text:list-item>
        <text:list-item>
          <text:p text:style-name="P238"><text:a xlink:type="simple" xlink:href="#id133">vo</text:a>, optional, xs:decimal</text:p>
        </text:list-item>
        <text:list-item>
          <text:p text:style-name="P238"><text:a xlink:type="simple" xlink:href="#id135">x</text:a>, optional, xs:decimal</text:p>
        </text:list-item>
        <text:list-item>
          <text:p text:style-name="P238"><text:a xlink:type="simple" xlink:href="#id37">xml:id</text:a>, optional, xs:ID</text:p>
        </text:list-item>
        <text:list-item>
          <text:p text:style-name="P238"><text:a xlink:type="simple" xlink:href="#id248">xml:lang</text:a>, optional, xs:language</text:p>
        </text:list-item>
        <text:list-item>
          <text:p text:style-name="P238"><text:a xlink:type="simple" xlink:href="#id136">y</text:a>, optional, xs:decimal</text:p>
        </text:list-item>
      </text:list>
      <text:h text:style-name="P241" text:outline-level="1">Module:</text:h>
      <text:p text:style-name="Text_20_body">lyrics</text:p>
      <text:h text:style-name="P1" text:outline-level="1"><text:bookmark text:name="id348"/>&lt;when&gt; when</text:h>
      <text:h text:style-name="P241"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text:p>
      <text:h text:style-name="P241" text:outline-level="1">May contain:</text:h>
      <text:p text:style-name="Text_20_body">EMPTY</text:p>
      <text:h text:style-name="P241" text:outline-level="1">May occur within:</text:h>
      <text:p text:style-name="Text_20_body"><text:a xlink:type="simple" xlink:href="#id346">timeline</text:a> </text:p>
      <text:h text:style-name="P241" text:outline-level="1">Attributes:</text:h>
      <text:list xml:id="list35480180" text:style-name="L238">
        <text:list-item>
          <text:p text:style-name="P239"><text:a xlink:type="simple" xlink:href="#id352">absolute</text:a>, optional, CDATA</text:p>
        </text:list-item>
        <text:list-item>
          <text:p text:style-name="P239"><text:a xlink:type="simple" xlink:href="#id351">data</text:a>, optional, xs:IDREFS</text:p>
        </text:list-item>
        <text:list-item>
          <text:p text:style-name="P239"><text:a xlink:type="simple" xlink:href="#id353">interval</text:a>, optional, xs:decimal, 1 - ∞</text:p>
        </text:list-item>
        <text:list-item>
          <text:p text:style-name="P239"><text:a xlink:type="simple" xlink:href="#id38">n</text:a>, optional, xs:NMTOKEN</text:p>
        </text:list-item>
        <text:list-item>
          <text:p text:style-name="P239"><text:a xlink:type="simple" xlink:href="#id354">since</text:a>, optional, xs:IDREF</text:p>
        </text:list-item>
        <text:list-item>
          <text:p text:style-name="P239"><text:a xlink:type="simple" xlink:href="#id91">unit</text:a>, optional, xs:NMTOKEN</text:p>
        </text:list-item>
        <text:list-item>
          <text:p text:style-name="P239"><text:a xlink:type="simple" xlink:href="#id37">xml:id</text:a>, optional, xs:ID</text:p>
        </text:list-item>
      </text:list>
      <text:h text:style-name="P241" text:outline-level="1">Module:</text:h>
      <text:p text:style-name="Text_20_body">linkalign</text:p>
      <text:h text:style-name="P1" text:outline-level="1"><text:bookmark text:name="id1540"/><text:soft-page-break/>&lt;zone&gt; zone</text:h>
      <text:h text:style-name="P241" text:outline-level="1">Description:</text:h>
      <text:p text:style-name="Text_20_body">Defines a rectangular area contained within a surface.</text:p>
      <text:h text:style-name="P241" text:outline-level="1">May contain:</text:h>
      <text:p text:style-name="Text_20_body"><text:a xlink:type="simple" xlink:href="#id1103">figdesc</text:a>, <text:a xlink:type="simple" xlink:href="#id1107">graphic</text:a> </text:p>
      <text:h text:style-name="P241" text:outline-level="1">May occur within:</text:h>
      <text:p text:style-name="Text_20_body"><text:a xlink:type="simple" xlink:href="#id1537">surface</text:a> </text:p>
      <text:h text:style-name="P241" text:outline-level="1">Attributes:</text:h>
      <text:list xml:id="list35482691" text:style-name="L239">
        <text:list-item>
          <text:p text:style-name="P240"><text:a xlink:type="simple" xlink:href="#id1546">lrx</text:a>, optional, xs:nonNegativeInteger</text:p>
        </text:list-item>
        <text:list-item>
          <text:p text:style-name="P240"><text:a xlink:type="simple" xlink:href="#id1547">lry</text:a>, optional, xs:nonNegativeInteger</text:p>
        </text:list-item>
        <text:list-item>
          <text:p text:style-name="P240"><text:soft-page-break/><text:a xlink:type="simple" xlink:href="#id38">n</text:a>, optional, xs:NMTOKEN</text:p>
        </text:list-item>
        <text:list-item>
          <text:p text:style-name="P240"><text:a xlink:type="simple" xlink:href="#id1544">ulx</text:a>, optional, xs:nonNegativeInteger</text:p>
        </text:list-item>
        <text:list-item>
          <text:p text:style-name="P240"><text:a xlink:type="simple" xlink:href="#id1545">uly</text:a>, optional, xs:nonNegativeInteger</text:p>
        </text:list-item>
        <text:list-item>
          <text:p text:style-name="P240"><text:a xlink:type="simple" xlink:href="#id37">xml:id</text:a>, optional, xs:ID</text:p>
        </text:list-item>
      </text:list>
      <text:h text:style-name="P241" text:outline-level="1">Module:</text:h>
      <text:p text:style-name="Text_20_body">facsimile</text:p>
      <text:h text:style-name="Heading_20_1" text:outline-level="1">MEI Attributes</text:h>
      <text:h text:style-name="P1" text:outline-level="1"><text:bookmark text:name="id844"/>a</text:h>
      <text:h text:style-name="P241" text:outline-level="1">Description:</text:h>
      <text:p text:style-name="Text_20_body">indicates the pedal setting, i.e., flat, natural, or sharp, for the harp's A strings.</text:p>
      <text:h text:style-name="P241" text:outline-level="1">Used by:</text:h>
      <text:p text:style-name="Text_20_body"><text:a xlink:type="simple" xlink:href="#id836">harppedal</text:a> </text:p>
      <text:h text:style-name="P241" text:outline-level="1">Module:</text:h>
      <text:p text:style-name="Text_20_body">cmn</text:p>
      <text:h text:style-name="P1" text:outline-level="1"><text:bookmark text:name="id1251"/>abbr</text:h>
      <text:h text:style-name="P241" text:outline-level="1">Description:</text:h>
      <text:p text:style-name="Text_20_body">captures the unabbreviated form of the text.</text:p>
      <text:h text:style-name="P241" text:outline-level="1">Used by:</text:h>
      <text:p text:style-name="Text_20_body"><text:a xlink:type="simple" xlink:href="#id1248">expan</text:a> </text:p>
      <text:h text:style-name="P241" text:outline-level="1">Module:</text:h>
      <text:p text:style-name="Text_20_body">shared</text:p>
      <text:h text:style-name="P1" text:outline-level="1"><text:bookmark text:name="id352"/>absolute</text:h>
      <text:h text:style-name="P241" text:outline-level="1">Description:</text:h>
      <text:p text:style-name="Text_20_body">provides an absolute value for the time associated with a point on a timeline. This attribute is required for the element designated as the origin by the parent timeline.</text:p>
      <text:h text:style-name="P241" text:outline-level="1">Used by:</text:h>
      <text:p text:style-name="Text_20_body"><text:a xlink:type="simple" xlink:href="#id348">when</text:a> </text:p>
      <text:h text:style-name="P241" text:outline-level="1"><text:soft-page-break/>Module:</text:h>
      <text:p text:style-name="Text_20_body">linkalign</text:p>
      <text:h text:style-name="P1" text:outline-level="1"><text:bookmark text:name="id125"/>accid</text:h>
      <text:h text:style-name="P241" text:outline-level="1">Description:</text:h>
      <text:p text:style-name="Text_20_body">captures a written accidental.</text:p>
      <text:h text:style-name="P241" text:outline-level="1">Used by:</text:h>
      <text:p text:style-name="Text_20_body"><text:a xlink:type="simple" xlink:href="#id111">accid</text:a>, <text:a xlink:type="simple" xlink:href="#id401">keyaccid</text:a>, <text:a xlink:type="simple" xlink:href="#id398">keysig</text:a>, <text:a xlink:type="simple" xlink:href="#id108">note</text:a> </text:p>
      <text:h text:style-name="P241" text:outline-level="1">Module:</text:h>
      <text:p text:style-name="Text_20_body">shared</text:p>
      <text:h text:style-name="P1" text:outline-level="1"><text:bookmark text:name="id367"/>accid.ges</text:h>
      <text:h text:style-name="P241" text:outline-level="1">Description:</text:h>
      <text:p text:style-name="Text_20_body">records the performed pitch inflection when it differs from the written accidental.</text:p>
      <text:h text:style-name="P241" text:outline-level="1">Used by:</text:h>
      <text:p text:style-name="Text_20_body"><text:a xlink:type="simple" xlink:href="#id364">chordmember</text:a>, <text:a xlink:type="simple" xlink:href="#id108">note</text:a> </text:p>
      <text:h text:style-name="P241" text:outline-level="1">Module:</text:h>
      <text:p text:style-name="Text_20_body">shared</text:p>
      <text:h text:style-name="P1" text:outline-level="1"><text:bookmark text:name="id997"/>accidlower</text:h>
      <text:h text:style-name="P241" text:outline-level="1">Description:</text:h>
      <text:p text:style-name="Text_20_body">records the written accidental associated with a lower neighboring note.</text:p>
      <text:h text:style-name="P241" text:outline-level="1">Used by:</text:h>
      <text:p text:style-name="Text_20_body"><text:a xlink:type="simple" xlink:href="#id860">mordent</text:a>, <text:a xlink:type="simple" xlink:href="#id1002">trill</text:a>, <text:a xlink:type="simple" xlink:href="#id1009">turn</text:a> </text:p>
      <text:h text:style-name="P241" text:outline-level="1">Module:</text:h>
      <text:p text:style-name="Text_20_body">cmnOrnaments</text:p>
      <text:h text:style-name="P1" text:outline-level="1"><text:bookmark text:name="id996"/>accidupper</text:h>
      <text:h text:style-name="P241" text:outline-level="1">Description:</text:h>
      <text:p text:style-name="Text_20_body">records the written accidental associated with an upper neighboring note.</text:p>
      <text:h text:style-name="P241" text:outline-level="1"><text:soft-page-break/>Used by:</text:h>
      <text:p text:style-name="Text_20_body"><text:a xlink:type="simple" xlink:href="#id860">mordent</text:a>, <text:a xlink:type="simple" xlink:href="#id1002">trill</text:a>, <text:a xlink:type="simple" xlink:href="#id1009">turn</text:a> </text:p>
      <text:h text:style-name="P241" text:outline-level="1">Module:</text:h>
      <text:p text:style-name="Text_20_body">cmnOrnaments</text:p>
      <text:h text:style-name="P1" text:outline-level="1"><text:bookmark text:name="id1217"/>agent</text:h>
      <text:h text:style-name="P241" text:outline-level="1">Description:</text:h>
      <text:p text:style-name="Text_20_body">signifies the causative agent of damage, illegibility, or other loss of original text.</text:p>
      <text:h text:style-name="P241" text:outline-level="1">Used by:</text:h>
      <text:p text:style-name="Text_20_body"><text:a xlink:type="simple" xlink:href="#id1213">damage</text:a>, <text:a xlink:type="simple" xlink:href="#id1238">supplied</text:a>, <text:a xlink:type="simple" xlink:href="#id1243">unclear</text:a> </text:p>
      <text:h text:style-name="P241" text:outline-level="1">Module:</text:h>
      <text:p text:style-name="Text_20_body">edittrans</text:p>
      <text:h text:style-name="P1" text:outline-level="1"><text:bookmark text:name="id1116"/>align</text:h>
      <text:h text:style-name="P241" text:outline-level="1">Description:</text:h>
      <text:p text:style-name="Text_20_body">specifies how the stacked text should be aligned.</text:p>
      <text:h text:style-name="P241" text:outline-level="1">Used by:</text:h>
      <text:p text:style-name="Text_20_body"><text:a xlink:type="simple" xlink:href="#id1036">stack</text:a> </text:p>
      <text:h text:style-name="P241" text:outline-level="1">Module:</text:h>
      <text:p text:style-name="Text_20_body">shared</text:p>
      <text:h text:style-name="P1" text:outline-level="1"><text:bookmark text:name="id1030"/>altrend</text:h>
      <text:h text:style-name="P241" text:outline-level="1">Description:</text:h>
      <text:p text:style-name="Text_20_body">used to extend the values of the rend attribute. One or the other of the rend and altrend attributes is required.</text:p>
      <text:h text:style-name="P241" text:outline-level="1">Used by:</text:h>
      <text:p text:style-name="Text_20_body"><text:a xlink:type="simple" xlink:href="#id1027">rend</text:a> </text:p>
      <text:h text:style-name="P241" text:outline-level="1">Module:</text:h>
      <text:p text:style-name="Text_20_body">shared</text:p>
      <text:h text:style-name="P1" text:outline-level="1"><text:bookmark text:name="id501"/>altsym</text:h>
      <text:h text:style-name="P241" text:outline-level="1"><text:soft-page-break/>Description:</text:h>
      <text:p text:style-name="Text_20_body">provides a way of pointing to a user-defined symbol. It must contain an ID of a &lt;symboldef&gt; element elsewhere in the document.</text:p>
      <text:h text:style-name="P241" text:outline-level="1">Used by:</text:h>
      <text:p text:style-name="Text_20_body"><text:a xlink:type="simple" xlink:href="#id928">beatrpt</text:a>, <text:a xlink:type="simple" xlink:href="#id816">breath</text:a>, <text:a xlink:type="simple" xlink:href="#id106">chord</text:a>, <text:a xlink:type="simple" xlink:href="#id484">clef</text:a>, <text:a xlink:type="simple" xlink:href="#id862">clefchange</text:a>, <text:a xlink:type="simple" xlink:href="#id821">fermata</text:a>, <text:a xlink:type="simple" xlink:href="#id957">halfmrp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73">rest</text:a>, <text:a xlink:type="simple" xlink:href="#id1191">uneume</text:a> </text:p>
      <text:h text:style-name="P241" text:outline-level="1">Module:</text:h>
      <text:p text:style-name="Text_20_body">shared</text:p>
      <text:h text:style-name="P1" text:outline-level="1"><text:bookmark text:name="id925"/>amount</text:h>
      <text:h text:style-name="P241" text:outline-level="1">Description:</text:h>
      <text:p text:style-name="Text_20_body">records the amount of detuning. The decimal values should be rendered as a fraction (or an integer plus a fraction) along with the bend symbol.</text:p>
      <text:h text:style-name="P241" text:outline-level="1">Used by:</text:h>
      <text:p text:style-name="Text_20_body"><text:a xlink:type="simple" xlink:href="#id904">bend</text:a> </text:p>
      <text:h text:style-name="P241" text:outline-level="1">Module:</text:h>
      <text:p text:style-name="Text_20_body">cmn</text:p>
      <text:h text:style-name="P1" text:outline-level="1"><text:bookmark text:name="id1043"/>analog</text:h>
      <text:h text:style-name="P241" text:outline-level="1">Description:</text:h>
      <text:p text:style-name="Text_20_body">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h text:style-name="P241" text:outline-level="1">Used by:</text:h>
      <text:p text:style-name="Text_20_body"><text:a xlink:type="simple" xlink:href="#id1377">accessdesc</text:a>, <text:a xlink:type="simple" xlink:href="#id1374">acqsource</text:a>, <text:a xlink:type="simple" xlink:href="#id30">altmeiid</text:a>, <text:a xlink:type="simple" xlink:href="#id1371">availability</text:a>, <text:a xlink:type="simple" xlink:href="#id1522">change</text:a>, <text:a xlink:type="simple" xlink:href="#id1524">changedesc</text:a>, <text:a xlink:type="simple" xlink:href="#id1460">classcode</text:a>, <text:a xlink:type="simple" xlink:href="#id1458">classification</text:a>, <text:a xlink:type="simple" xlink:href="#id1404">condition</text:a>, <text:a xlink:type="simple" xlink:href="#id1051">corpname</text:a>, <text:a xlink:type="simple" xlink:href="#id1493">correction</text:a>, <text:a xlink:type="simple" xlink:href="#id1516">creation</text:a>, <text:a xlink:type="simple" xlink:href="#id1084">date</text:a>, <text:a xlink:type="simple" xlink:href="#id1407">dimensions</text:a>, <text:a xlink:type="simple" xlink:href="#id208">edition</text:a>, <text:a xlink:type="simple" xlink:href="#id1358">editionstmt</text:a>, <text:a xlink:type="simple" xlink:href="#id1490">editorialdecl</text:a>, <text:a xlink:type="simple" xlink:href="#id1474">encodingdesc</text:a>, <text:a xlink:type="simple" xlink:href="#id1433">event</text:a>, <text:a xlink:type="simple" xlink:href="#id1435">eventdesc</text:a>, <text:a xlink:type="simple" xlink:href="#id1431">eventlist</text:a>, <text:a xlink:type="simple" xlink:href="#id1410">exhibithist</text:a>, <text:a xlink:type="simple" xlink:href="#id1361">extent</text:a>, <text:a xlink:type="simple" xlink:href="#id1348">filedesc</text:a>, <text:a xlink:type="simple" xlink:href="#id1070">geogname</text:a>, <text:a xlink:type="simple" xlink:href="#id1415">hand</text:a>, <text:a xlink:type="simple" xlink:href="#id1413">handlist</text:a>, <text:a xlink:type="simple" xlink:href="#id1097">identifier</text:a>, <text:a xlink:type="simple" xlink:href="#id1420">inscription</text:a>, <text:a xlink:type="simple" xlink:href="#id1499">interpretation</text:a>, <text:a xlink:type="simple" xlink:href="#id1462">keywords</text:a>, <text:a xlink:type="simple" xlink:href="#id1454">language</text:a>, <text:a xlink:type="simple" xlink:href="#id1452">langusage</text:a>, <text:a xlink:type="simple" xlink:href="#id28">meihead</text:a>, <text:a xlink:type="simple" xlink:href="#id1039">name</text:a>, <text:a xlink:type="simple" xlink:href="#id1502">normalization</text:a>, <text:a xlink:type="simple" xlink:href="#id1394">notesstmt</text:a>, <text:a xlink:type="simple" xlink:href="#id1077">periodname</text:a>, <text:a xlink:type="simple" xlink:href="#id1065">persname</text:a>, <text:a xlink:type="simple" xlink:href="#id1401">physdesc</text:a>, <text:a xlink:type="simple" xlink:href="#id1426">physloc</text:a>, <text:a xlink:type="simple" xlink:href="#id1423">physmedium</text:a>, <text:a xlink:type="simple" xlink:href="#id1380">price</text:a>, <text:a xlink:type="simple" xlink:href="#id1513">profiledesc</text:a>, <text:a xlink:type="simple" xlink:href="#id1484">projectdesc</text:a>, <text:a xlink:type="simple" xlink:href="#id1429">provenance</text:a>, <text:a xlink:type="simple" xlink:href="#id1366">pubstmt</text:a>, <text:a xlink:type="simple" xlink:href="#id1074">repository</text:a>, <text:a xlink:type="simple" xlink:href="#id1352">respstmt</text:a>, <text:a xlink:type="simple" xlink:href="#id1520">revisiondesc</text:a>, <text:a xlink:type="simple" xlink:href="#id1487">samplingdecl</text:a>, <text:a xlink:type="simple" xlink:href="#id1505">segmentation</text:a>, <text:a xlink:type="simple" xlink:href="#id1391">seriesstmt</text:a>, <text:a xlink:type="simple" xlink:href="#id1399">source</text:a>, <text:a xlink:type="simple" xlink:href="#id1508">stdvals</text:a>, <text:a xlink:type="simple" xlink:href="#id1080">stylename</text:a>, <text:a xlink:type="simple" xlink:href="#id1386">sysreq</text:a>, <text:a xlink:type="simple" xlink:href="#id1464">term</text:a>, <text:a xlink:type="simple" xlink:href="#id1350">titlestmt</text:a>, <text:a xlink:type="simple" xlink:href="#id1445">treatmenthist</text:a>, <text:a xlink:type="simple" xlink:href="#id1448">treatmentsched</text:a>, <text:a xlink:type="simple" xlink:href="#id1368">unpub</text:a>, <text:a xlink:type="simple" xlink:href="#id1383">userestrict</text:a> </text:p>
      <text:h text:style-name="P241" text:outline-level="1">Module:</text:h>
      <text:p text:style-name="Text_20_body">shared</text:p>
      <text:h text:style-name="P1" text:outline-level="1"><text:bookmark text:name="id802"/>arrow</text:h>
      <text:h text:style-name="P241" text:outline-level="1">Description:</text:h>
      <text:p text:style-name="Text_20_body">may be used when an arrowhead is to be drawn as part of the arpeggiation symbol.</text:p>
      <text:h text:style-name="P241" text:outline-level="1">Used by:</text:h>
      <text:p text:style-name="Text_20_body"><text:a xlink:type="simple" xlink:href="#id797">arpeg</text:a> </text:p>
      <text:h text:style-name="P241" text:outline-level="1">Module:</text:h>
      <text:p text:style-name="Text_20_body"><text:soft-page-break/>cmn</text:p>
      <text:h text:style-name="P1" text:outline-level="1"><text:bookmark text:name="id146"/>artic</text:h>
      <text:h text:style-name="P241" text:outline-level="1">Description:</text:h>
      <text:p text:style-name="Text_20_body">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h text:style-name="P241" text:outline-level="1">Used by:</text:h>
      <text:p text:style-name="Text_20_body"><text:a xlink:type="simple" xlink:href="#id142">artic</text:a>, <text:a xlink:type="simple" xlink:href="#id106">chord</text:a>, <text:a xlink:type="simple" xlink:href="#id108">note</text:a> </text:p>
      <text:h text:style-name="P241" text:outline-level="1">Module:</text:h>
      <text:p text:style-name="Text_20_body">shared</text:p>
      <text:h text:style-name="P1" text:outline-level="1"><text:bookmark text:name="id1298"/>artic.ges</text:h>
      <text:h text:style-name="P241" text:outline-level="1">Description:</text:h>
      <text:p text:style-name="Text_20_body">records performed articulation that differs from the written value.</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1046"/>authority</text:h>
      <text:h text:style-name="P241" text:outline-level="1">Description:</text:h>
      <text:p text:style-name="Text_20_body">contains the name of the list from which an authorized value is taken.</text:p>
      <text:h text:style-name="P241" text:outline-level="1">Used by:</text:h>
      <text:p text:style-name="Text_20_body"><text:a xlink:type="simple" xlink:href="#id1051">corpname</text:a>, <text:a xlink:type="simple" xlink:href="#id1070">geogname</text:a>, <text:a xlink:type="simple" xlink:href="#id1454">language</text:a>, <text:a xlink:type="simple" xlink:href="#id1039">name</text:a>, <text:a xlink:type="simple" xlink:href="#id1077">periodname</text:a>, <text:a xlink:type="simple" xlink:href="#id1065">persname</text:a>, <text:a xlink:type="simple" xlink:href="#id1423">physmedium</text:a>, <text:a xlink:type="simple" xlink:href="#id1074">repository</text:a>, <text:a xlink:type="simple" xlink:href="#id1354">resp</text:a>, <text:a xlink:type="simple" xlink:href="#id1080">stylename</text:a>, <text:a xlink:type="simple" xlink:href="#id1092">title</text:a> </text:p>
      <text:h text:style-name="P241" text:outline-level="1">Module:</text:h>
      <text:p text:style-name="Text_20_body">shared</text:p>
      <text:h text:style-name="P1" text:outline-level="1"><text:bookmark text:name="id845"/>b</text:h>
      <text:h text:style-name="P241" text:outline-level="1">Description:</text:h>
      <text:p text:style-name="Text_20_body">indicates the pedal setting, i.e., flat, natural, or sharp, for the harp's B strings.</text:p>
      <text:h text:style-name="P241" text:outline-level="1">Used by:</text:h>
      <text:p text:style-name="Text_20_body"><text:soft-page-break/><text:a xlink:type="simple" xlink:href="#id836">harppedal</text:a> </text:p>
      <text:h text:style-name="P241" text:outline-level="1">Module:</text:h>
      <text:p text:style-name="Text_20_body">cmn</text:p>
      <text:h text:style-name="P1" text:outline-level="1"><text:bookmark text:name="id83"/>barplace</text:h>
      <text:h text:style-name="P241" text:outline-level="1">Description:</text:h>
      <text:p text:style-name="Text_20_body">records the location of a barline.</text:p>
      <text:h text:style-name="P241" text:outline-level="1">Used by:</text:h>
      <text:p text:style-name="Text_20_body"><text:a xlink:type="simple" xlink:href="#id66">barline</text:a>, <text:a xlink:type="simple" xlink:href="#id1156">measure</text:a>, <text:a xlink:type="simple" xlink:href="#id343">scoredef</text:a> </text:p>
      <text:h text:style-name="P241" text:outline-level="1">Module:</text:h>
      <text:p text:style-name="Text_20_body">shared</text:p>
      <text:h text:style-name="P1" text:outline-level="1"><text:bookmark text:name="id616"/>barthru</text:h>
      <text:h text:style-name="P241" text:outline-level="1">Description:</text:h>
      <text:p text:style-name="Text_20_body">indicates whether barlines go across the space between staves (true) or are only drawn across the lines of each staff (false).</text:p>
      <text:h text:style-name="P241" text:outline-level="1">Used by:</text:h>
      <text:p text:style-name="Text_20_body"><text:a xlink:type="simple" xlink:href="#id438">staffgrp</text:a> </text:p>
      <text:h text:style-name="P241" text:outline-level="1">Module:</text:h>
      <text:p text:style-name="Text_20_body">shared</text:p>
      <text:h text:style-name="P1" text:outline-level="1"><text:bookmark text:name="id884"/>beam</text:h>
      <text:h text:style-name="P241" text:outline-level="1">Description:</text:h>
      <text:p text:style-name="Text_20_body">indicates that this event is "under a beam".</text:p>
      <text:h text:style-name="P241" text:outline-level="1">Used by:</text:h>
      <text:p text:style-name="Text_20_body"><text:a xlink:type="simple" xlink:href="#id106">chord</text:a>, <text:a xlink:type="simple" xlink:href="#id108">note</text:a>, <text:a xlink:type="simple" xlink:href="#id873">rest</text:a>, <text:a xlink:type="simple" xlink:href="#id891">space</text:a> </text:p>
      <text:h text:style-name="P241" text:outline-level="1">Module:</text:h>
      <text:p text:style-name="Text_20_body">cmn</text:p>
      <text:h text:style-name="P1" text:outline-level="1"><text:bookmark text:name="id466"/>beam.group</text:h>
      <text:h text:style-name="P241" text:outline-level="1">Description:</text:h>
      <text:p text:style-name="Text_20_body"><text:soft-pag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cmn</text:p>
      <text:h text:style-name="P1" text:outline-level="1"><text:bookmark text:name="id472"/>beam.rend</text:h>
      <text:h text:style-name="P241" text:outline-level="1">Description:</text:h>
      <text:p text:style-name="Text_20_body">encodes whether a beam is feathered and in which direction.</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467"/>beam.rests</text:h>
      <text:h text:style-name="P241" text:outline-level="1">Description:</text:h>
      <text:p text:style-name="Text_20_body">indicates whether beams should include rests shorter than a quarter note duration.</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cmn</text:p>
      <text:h text:style-name="P1" text:outline-level="1"><text:bookmark text:name="id473"/>beam.slope</text:h>
      <text:h text:style-name="P241" text:outline-level="1">Description:</text:h>
      <text:p text:style-name="Text_20_body">captures default beam slope.</text:p>
      <text:h text:style-name="P241" text:outline-level="1"><text:soft-page-break/>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808"/>beam.with</text:h>
      <text:h text:style-name="P241" text:outline-level="1">Description:</text:h>
      <text:p text:style-name="Text_20_body">In the case of cross-staff beams, the with attribute is used to indicate which staff the beam is connected to; that is, the staff above or the staff below.</text:p>
      <text:h text:style-name="P241" text:outline-level="1">Used by:</text:h>
      <text:p text:style-name="Text_20_body"><text:a xlink:type="simple" xlink:href="#id898">beam</text:a>, <text:a xlink:type="simple" xlink:href="#id804">beamspan</text:a>, <text:a xlink:type="simple" xlink:href="#id906">tuplet</text:a>, <text:a xlink:type="simple" xlink:href="#id1132">tupletspan</text:a> </text:p>
      <text:h text:style-name="P241" text:outline-level="1">Module:</text:h>
      <text:p text:style-name="Text_20_body">cmn</text:p>
      <text:h text:style-name="P1" text:outline-level="1"><text:bookmark text:name="id195"/>bezier</text:h>
      <text:h text:style-name="P241" text:outline-level="1">Description:</text:h>
      <text:p text:style-name="Text_20_body">records the placement of Bezier control points as a series of space-separated xy coordinates, eg. 19 45 -32 118.</text:p>
      <text:h text:style-name="P241" text:outline-level="1">Used by:</text:h>
      <text:p text:style-name="Text_20_body"><text:a xlink:type="simple" xlink:href="#id904">bend</text:a>, <text:a xlink:type="simple" xlink:href="#id172">curve</text:a>, <text:a xlink:type="simple" xlink:href="#id782">phrase</text:a>, <text:a xlink:type="simple" xlink:href="#id1121">slur</text:a>, <text:a xlink:type="simple" xlink:href="#id1127">tie</text:a> </text:p>
      <text:h text:style-name="P241" text:outline-level="1">Module:</text:h>
      <text:p text:style-name="Text_20_body">shared</text:p>
      <text:h text:style-name="P1" text:outline-level="1"><text:bookmark text:name="id764"/>block</text:h>
      <text:h text:style-name="P241" text:outline-level="1">Description:</text:h>
      <text:p text:style-name="Text_20_body">When the block attribute is used, combinations of the 1, 2, and 4 measure rest forms (Read, p. 104) should be rendered instead of the modern form or the alternative symbol.</text:p>
      <text:h text:style-name="P241" text:outline-level="1">Used by:</text:h>
      <text:p text:style-name="Text_20_body"><text:a xlink:type="simple" xlink:href="#id758">multirest</text:a> </text:p>
      <text:h text:style-name="P241" text:outline-level="1">Module:</text:h>
      <text:p text:style-name="Text_20_body">cmn</text:p>
      <text:h text:style-name="P1" text:outline-level="1"><text:bookmark text:name="id915"/><text:soft-page-break/>bracket.place</text:h>
      <text:h text:style-name="P241" text:outline-level="1">Description:</text:h>
      <text:p text:style-name="Text_20_body">used to state where a tuplet bracket will be placed in relation to the noteheads.</text:p>
      <text:h text:style-name="P241" text:outline-level="1">Used by:</text:h>
      <text:p text:style-name="Text_20_body"><text:a xlink:type="simple" xlink:href="#id906">tuplet</text:a>, <text:a xlink:type="simple" xlink:href="#id1132">tupletspan</text:a> </text:p>
      <text:h text:style-name="P241" text:outline-level="1">Module:</text:h>
      <text:p text:style-name="Text_20_body">cmn</text:p>
      <text:h text:style-name="P1" text:outline-level="1"><text:bookmark text:name="id916"/>bracket.visible</text:h>
      <text:h text:style-name="P241" text:outline-level="1">Description:</text:h>
      <text:p text:style-name="Text_20_body">states whether a bracket should be rendered with a tuplet.</text:p>
      <text:h text:style-name="P241" text:outline-level="1">Used by:</text:h>
      <text:p text:style-name="Text_20_body"><text:a xlink:type="simple" xlink:href="#id906">tuplet</text:a>, <text:a xlink:type="simple" xlink:href="#id1132">tupletspan</text:a> </text:p>
      <text:h text:style-name="P241" text:outline-level="1">Module:</text:h>
      <text:p text:style-name="Text_20_body">cmn</text:p>
      <text:h text:style-name="P1" text:outline-level="1"><text:bookmark text:name="id1295"/>breaksec</text:h>
      <text:h text:style-name="P241" text:outline-level="1">Description:</text:h>
      <text:p text:style-name="Text_20_body">presence of this attribute indicates that the secondary beam should be broken following this note/chord. The value of the attribute records the number of beams which should remain unbroken.</text:p>
      <text:h text:style-name="P241" text:outline-level="1">Used by:</text:h>
      <text:p text:style-name="Text_20_body"><text:a xlink:type="simple" xlink:href="#id106">chord</text:a>, <text:a xlink:type="simple" xlink:href="#id108">note</text:a> </text:p>
      <text:h text:style-name="P241" text:outline-level="1">Module:</text:h>
      <text:p text:style-name="Text_20_body">cmn</text:p>
      <text:h text:style-name="P1" text:outline-level="1"><text:bookmark text:name="id196"/>bulge</text:h>
      <text:h text:style-name="P241" text:outline-level="1">Description:</text:h>
      <text:p text:style-name="Text_20_body">describes a curve as a set of distance values above or below an imaginary line connecting the endpoints of the curve. The bulge attribute must contain one or more decimal values expressed in inter-line units.</text:p>
      <text:h text:style-name="P241" text:outline-level="1">Used by:</text:h>
      <text:p text:style-name="Text_20_body"><text:a xlink:type="simple" xlink:href="#id904">bend</text:a>, <text:a xlink:type="simple" xlink:href="#id172">curve</text:a>, <text:a xlink:type="simple" xlink:href="#id782">phrase</text:a>, <text:a xlink:type="simple" xlink:href="#id1121">slur</text:a>, <text:a xlink:type="simple" xlink:href="#id1127">tie</text:a> </text:p>
      <text:h text:style-name="P241" text:outline-level="1"><text:soft-page-break/>Module:</text:h>
      <text:p text:style-name="Text_20_body">shared</text:p>
      <text:h text:style-name="P1" text:outline-level="1"><text:bookmark text:name="id839"/>c</text:h>
      <text:h text:style-name="P241" text:outline-level="1">Description:</text:h>
      <text:p text:style-name="Text_20_body">indicates the pedal setting, i.e., flat, natural, or sharp, for the harp's C strings.</text:p>
      <text:h text:style-name="P241" text:outline-level="1">Used by:</text:h>
      <text:p text:style-name="Text_20_body"><text:a xlink:type="simple" xlink:href="#id836">harppedal</text:a> </text:p>
      <text:h text:style-name="P241" text:outline-level="1">Module:</text:h>
      <text:p text:style-name="Text_20_body">cmn</text:p>
      <text:h text:style-name="P1" text:outline-level="1"><text:bookmark text:name="id1112"/>calendar</text:h>
      <text:h text:style-name="P241" text:outline-level="1">Description:</text:h>
      <text:p text:style-name="Text_20_body">indicates the system or calendar to which a date belongs, for example, Gregorian, Julian, Roman, Mosaic, Revolutionary, Islamic, etc.</text:p>
      <text:h text:style-name="P241" text:outline-level="1">Used by:</text:h>
      <text:p text:style-name="Text_20_body"><text:a xlink:type="simple" xlink:href="#id1084">date</text:a> </text:p>
      <text:h text:style-name="P241" text:outline-level="1">Module:</text:h>
      <text:p text:style-name="Text_20_body">shared</text:p>
      <text:h text:style-name="P1" text:outline-level="1"><text:bookmark text:name="id1177"/>cause</text:h>
      <text:h text:style-name="P241" text:outline-level="1">Description:</text:h>
      <text:p text:style-name="Text_20_body">classifies the cause for the variant reading, according to any appropriate typology of possible origins.</text:p>
      <text:h text:style-name="P241" text:outline-level="1">Used by:</text:h>
      <text:p text:style-name="Text_20_body"><text:a xlink:type="simple" xlink:href="#id222">lem</text:a>, <text:a xlink:type="simple" xlink:href="#id1179">rdg</text:a> </text:p>
      <text:h text:style-name="P241" text:outline-level="1">Module:</text:h>
      <text:p text:style-name="Text_20_body">critapp</text:p>
      <text:h text:style-name="P1" text:outline-level="1"><text:bookmark text:name="id1062"/>cert</text:h>
      <text:h text:style-name="P241" text:outline-level="1">Description:</text:h>
      <text:p text:style-name="Text_20_body">signifies the degree of certainty or precision associated with a feature.</text:p>
      <text:h text:style-name="P241" text:outline-level="1">Used by:</text:h>
      <text:p text:style-name="Text_20_body"><text:a xlink:type="simple" xlink:href="#id211">abbr</text:a>, <text:a xlink:type="simple" xlink:href="#id214">add</text:a>, <text:a xlink:type="simple" xlink:href="#id1051">corpname</text:a>, <text:a xlink:type="simple" xlink:href="#id63">corr</text:a>, <text:a xlink:type="simple" xlink:href="#id1084">date</text:a>, <text:a xlink:type="simple" xlink:href="#id1248">expan</text:a>, <text:a xlink:type="simple" xlink:href="#id1333">gap</text:a>, <text:a xlink:type="simple" xlink:href="#id1070">geogname</text:a>, <text:a xlink:type="simple" xlink:href="#id1326">handshift</text:a>, <text:a xlink:type="simple" xlink:href="#id1225">orig</text:a>, <text:a xlink:type="simple" xlink:href="#id1077">periodname</text:a>, <text:a xlink:type="simple" xlink:href="#id1065">persname</text:a>, <text:a xlink:type="simple" xlink:href="#id1228">reg</text:a>, <text:a xlink:type="simple" xlink:href="#id1080">stylename</text:a>, <text:a xlink:type="simple" xlink:href="#id1238">supplied</text:a>, <text:a xlink:type="simple" xlink:href="#id1243">unclear</text:a> </text:p>
      <text:h text:style-name="P241" text:outline-level="1">Module:</text:h>
      <text:p text:style-name="Text_20_body">edittrans</text:p>
      <text:h text:style-name="P1" text:outline-level="1"><text:bookmark text:name="id1330"/>character</text:h>
      <text:h text:style-name="P241" text:outline-level="1"><text:soft-page-break/>Description:</text:h>
      <text:p text:style-name="Text_20_body">describes the character of the new hand.</text:p>
      <text:h text:style-name="P241" text:outline-level="1">Used by:</text:h>
      <text:p text:style-name="Text_20_body"><text:a xlink:type="simple" xlink:href="#id1326">handshift</text:a> </text:p>
      <text:h text:style-name="P241" text:outline-level="1">Module:</text:h>
      <text:p text:style-name="Text_20_body">edittrans</text:p>
      <text:h text:style-name="P1" text:outline-level="1"><text:bookmark text:name="id1143"/>chordref</text:h>
      <text:h text:style-name="P241" text:outline-level="1">Description:</text:h>
      <text:p text:style-name="Text_20_body">contains a reference to a predefined &lt;chorddef&gt; element.</text:p>
      <text:h text:style-name="P241" text:outline-level="1">Used by:</text:h>
      <text:p text:style-name="Text_20_body"><text:a xlink:type="simple" xlink:href="#id1139">harm</text:a> </text:p>
      <text:h text:style-name="P241" text:outline-level="1">Module:</text:h>
      <text:p text:style-name="Text_20_body">harmony</text:p>
      <text:h text:style-name="P1" text:outline-level="1"><text:bookmark text:name="id1467"/>classcode</text:h>
      <text:h text:style-name="P241" text:outline-level="1">Description:</text:h>
      <text:p text:style-name="Text_20_body">contains a reference to the controlled vocabulary from which the term is drawn. The value must match the value of an ID attribute on a classcode element given elsewhere in the document.</text:p>
      <text:h text:style-name="P241" text:outline-level="1">Used by:</text:h>
      <text:p text:style-name="Text_20_body"><text:a xlink:type="simple" xlink:href="#id1464">term</text:a> </text:p>
      <text:h text:style-name="P241" text:outline-level="1">Module:</text:h>
      <text:p text:style-name="Text_20_body">header</text:p>
      <text:h text:style-name="P1" text:outline-level="1"><text:bookmark text:name="id563"/>clef.color</text:h>
      <text:h text:style-name="P241" text:outline-level="1">Description:</text:h>
      <text:p text:style-name="Text_20_body">describes the color of the clef.</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text:soft-page-break/>shared</text:p>
      <text:h text:style-name="P1" text:outline-level="1"><text:bookmark text:name="id539"/>clef.dis</text:h>
      <text:h text:style-name="P241" text:outline-level="1">Description:</text:h>
      <text:p text:style-name="Text_20_body">records the amount of octave displacement to be applied to the clef.</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40"/>clef.dis.place</text:h>
      <text:h text:style-name="P241" text:outline-level="1">Description:</text:h>
      <text:p text:style-name="Text_20_body">records the direction of octave displacement to be applied to the clef.</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38"/>clef.line</text:h>
      <text:h text:style-name="P241" text:outline-level="1">Description:</text:h>
      <text:p text:style-name="Text_20_body">contains a default value for the position of the clef.</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37"/>clef.shape</text:h>
      <text:h text:style-name="P241" text:outline-level="1">Description:</text:h>
      <text:p text:style-name="Text_20_body">encodes a value for the clef symbol.</text:p>
      <text:h text:style-name="P241" text:outline-level="1">Used by:</text:h>
      <text:p text:style-name="Text_20_body"><text:soft-page-break/><text:a xlink:type="simple" xlink:href="#id343">scoredef</text:a>, <text:a xlink:type="simple" xlink:href="#id453">staffdef</text:a> </text:p>
      <text:h text:style-name="P241" text:outline-level="1">Module:</text:h>
      <text:p text:style-name="Text_20_body">shared</text:p>
      <text:h text:style-name="P1" text:outline-level="1"><text:bookmark text:name="id564"/>clef.visible</text:h>
      <text:h text:style-name="P241" text:outline-level="1">Description:</text:h>
      <text:p text:style-name="Text_20_body">determines whether the clef is to be displayed.</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1320"/>cluster</text:h>
      <text:h text:style-name="P241" text:outline-level="1">Description:</text:h>
      <text:p text:style-name="Text_20_body">indicates an alternative notehead should be displayed instead of individual noteheads. See Read, p. 320-321, re: tone clusters.</text:p>
      <text:h text:style-name="P241" text:outline-level="1">Used by:</text:h>
      <text:p text:style-name="Text_20_body"><text:a xlink:type="simple" xlink:href="#id106">chord</text:a> </text:p>
      <text:h text:style-name="P241" text:outline-level="1">Module:</text:h>
      <text:p text:style-name="Text_20_body">shared</text:p>
      <text:h text:style-name="P1" text:outline-level="1"><text:bookmark text:name="id852"/>coll</text:h>
      <text:h text:style-name="P241" text:outline-level="1">Description:</text:h>
      <text:p text:style-name="Text_20_body">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h text:style-name="P241" text:outline-level="1">Used by:</text:h>
      <text:p text:style-name="Text_20_body"><text:a xlink:type="simple" xlink:href="#id849">octave</text:a> </text:p>
      <text:h text:style-name="P241" text:outline-level="1">Module:</text:h>
      <text:p text:style-name="Text_20_body">cmn</text:p>
      <text:h text:style-name="P1" text:outline-level="1"><text:bookmark text:name="id88"/>color</text:h>
      <text:h text:style-name="P241" text:outline-level="1">Description:</text:h>
      <text:p text:style-name="Text_20_body"><text:soft-page-break/>used to indicate visual appearance. Do not confuse this with the musical term 'color' as used in pre-CMN notation.</text:p>
      <text:h text:style-name="P241" text:outline-level="1">Used by:</text:h>
      <text:p text:style-name="Text_20_body"><text:a xlink:type="simple" xlink:href="#id111">accid</text:a>, <text:a xlink:type="simple" xlink:href="#id797">arpeg</text:a>, <text:a xlink:type="simple" xlink:href="#id142">artic</text:a>, <text:a xlink:type="simple" xlink:href="#id66">barline</text:a>, <text:a xlink:type="simple" xlink:href="#id928">beatrpt</text:a>, <text:a xlink:type="simple" xlink:href="#id904">bend</text:a>, <text:a xlink:type="simple" xlink:href="#id816">breath</text:a>, <text:a xlink:type="simple" xlink:href="#id106">chord</text:a>, <text:a xlink:type="simple" xlink:href="#id484">clef</text:a>, <text:a xlink:type="simple" xlink:href="#id862">clefchange</text:a>, <text:a xlink:type="simple" xlink:href="#id172">curve</text:a>, <text:a xlink:type="simple" xlink:href="#id325">custos</text:a>, <text:a xlink:type="simple" xlink:href="#id158">dot</text:a>, <text:a xlink:type="simple" xlink:href="#id821">fermata</text:a>, <text:a xlink:type="simple" xlink:href="#id950">gliss</text:a>, <text:a xlink:type="simple" xlink:href="#id828">hairpin</text:a>, <text:a xlink:type="simple" xlink:href="#id957">halfmrpt</text:a>, <text:a xlink:type="simple" xlink:href="#id836">harppedal</text:a>, <text:a xlink:type="simple" xlink:href="#id217">ineume</text:a>, <text:a xlink:type="simple" xlink:href="#id201">line</text:a>, <text:a xlink:type="simple" xlink:href="#id502">mensur</text:a>, <text:a xlink:type="simple" xlink:href="#id860">mordent</text:a>, <text:a xlink:type="simple" xlink:href="#id740">mrpt</text:a>, <text:a xlink:type="simple" xlink:href="#id747">mrpt2</text:a>, <text:a xlink:type="simple" xlink:href="#id108">note</text:a>, <text:a xlink:type="simple" xlink:href="#id1017">pedal</text:a>, <text:a xlink:type="simple" xlink:href="#id782">phrase</text:a>, <text:a xlink:type="simple" xlink:href="#id1024">reh</text:a>, <text:a xlink:type="simple" xlink:href="#id1027">rend</text:a>, <text:a xlink:type="simple" xlink:href="#id873">rest</text:a>, <text:a xlink:type="simple" xlink:href="#id1121">slur</text:a>, <text:a xlink:type="simple" xlink:href="#id386">symbol</text:a>, <text:a xlink:type="simple" xlink:href="#id1127">tie</text:a>, <text:a xlink:type="simple" xlink:href="#id1002">trill</text:a>, <text:a xlink:type="simple" xlink:href="#id1009">turn</text:a>, <text:a xlink:type="simple" xlink:href="#id1191">uneume</text:a> </text:p>
      <text:h text:style-name="P241" text:outline-level="1">Module:</text:h>
      <text:p text:style-name="Text_20_body">shared</text:p>
      <text:h text:style-name="P1" text:outline-level="1"><text:bookmark text:name="id1280"/>colored</text:h>
      <text:h text:style-name="P241" text:outline-level="1">Description:</text:h>
      <text:p text:style-name="Text_20_body">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278"/>colspan</text:h>
      <text:h text:style-name="P241" text:outline-level="1">Description:</text:h>
      <text:p text:style-name="Text_20_body">the number of columns spanned by this cell.</text:p>
      <text:h text:style-name="P241" text:outline-level="1">Used by:</text:h>
      <text:p text:style-name="Text_20_body"><text:a xlink:type="simple" xlink:href="#id280">td</text:a>, <text:a xlink:type="simple" xlink:href="#id274">th</text:a> </text:p>
      <text:h text:style-name="P241" text:outline-level="1">Module:</text:h>
      <text:p text:style-name="Text_20_body">figtable</text:p>
      <text:h text:style-name="P1" text:outline-level="1"><text:bookmark text:name="id76"/>complete</text:h>
      <text:h text:style-name="P241" text:outline-level="1">Description:</text:h>
      <text:p text:style-name="Text_20_body">a value of 'c' (complete) indicates a metrically complete measure, 'i' (incomplete) indicates a measure with not enough beats, while 'o' (overfull) is for measures with too many beats.</text:p>
      <text:h text:style-name="P241" text:outline-level="1">Used by:</text:h>
      <text:p text:style-name="Text_20_body"><text:a xlink:type="simple" xlink:href="#id66">barline</text:a>, <text:a xlink:type="simple" xlink:href="#id1156">measure</text:a> </text:p>
      <text:h text:style-name="P241" text:outline-level="1">Module:</text:h>
      <text:p text:style-name="Text_20_body">shared</text:p>
      <text:h text:style-name="P1" text:outline-level="1"><text:bookmark text:name="id895"/><text:soft-page-break/>compressable</text:h>
      <text:h text:style-name="P241" text:outline-level="1">Description:</text:h>
      <text:p text:style-name="Text_20_body">indicates whether a space is 'compressable', i.e., if it may be removed at the disgression of processing software.</text:p>
      <text:h text:style-name="P241" text:outline-level="1">Used by:</text:h>
      <text:p text:style-name="Text_20_body"><text:a xlink:type="simple" xlink:href="#id891">space</text:a> </text:p>
      <text:h text:style-name="P241" text:outline-level="1">Module:</text:h>
      <text:p text:style-name="Text_20_body">shared</text:p>
      <text:h text:style-name="P1" text:outline-level="1"><text:bookmark text:name="id977"/>con</text:h>
      <text:h text:style-name="P241" text:outline-level="1">Description:</text:h>
      <text:p text:style-name="Text_20_body">describes the symbols typically used to indicate breaks between syllables: s (_s_pace) = word separator, d (_d_ash) = syllable separator, u (_u_nderscore) = syllable extension, t (_t_ilde) = syllable elision</text:p>
      <text:h text:style-name="P241" text:outline-level="1">Used by:</text:h>
      <text:p text:style-name="Text_20_body"><text:a xlink:type="simple" xlink:href="#id973">syl</text:a> </text:p>
      <text:h text:style-name="P241" text:outline-level="1">Module:</text:h>
      <text:p text:style-name="Text_20_body">shared</text:p>
      <text:h text:style-name="P1" text:outline-level="1"><text:bookmark text:name="id77"/>control</text:h>
      <text:h text:style-name="P241" text:outline-level="1">Description:</text:h>
      <text:p text:style-name="Text_20_body">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h text:style-name="P241" text:outline-level="1">Used by:</text:h>
      <text:p text:style-name="Text_20_body"><text:a xlink:type="simple" xlink:href="#id66">barline</text:a>, <text:a xlink:type="simple" xlink:href="#id1156">measure</text:a> </text:p>
      <text:h text:style-name="P241" text:outline-level="1">Module:</text:h>
      <text:p text:style-name="Text_20_body">shared</text:p>
      <text:h text:style-name="P1" text:outline-level="1"><text:bookmark text:name="id100"/>copyof</text:h>
      <text:h text:style-name="P241" text:outline-level="1">Description:</text:h>
      <text:p text:style-name="Text_20_body">points to an element of which the current element is a copy.</text:p>
      <text:h text:style-name="P241"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6">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0">ossia</text:a>, <text:a xlink:type="simple" xlink:href="#id1570">part</text:a>, <text:a xlink:type="simple" xlink:href="#id1567">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79">rdg</text:a>, <text:a xlink:type="simple" xlink:href="#id1024">reh</text:a>, <text:a xlink:type="simple" xlink:href="#id873">rest</text:a>, <text:a xlink:type="simple" xlink:href="#id323">sb</text:a>, <text:a xlink:type="simple" xlink:href="#id1561">score</text:a>, <text:a xlink:type="simple" xlink:href="#id662">section</text:a>, <text:a xlink:type="simple" xlink:href="#id714">seqnum</text:a>, <text:a xlink:type="simple" xlink:href="#id1121">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7">tie</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191">uneume</text:a>, <text:a xlink:type="simple" xlink:href="#id719">vel</text:a>, <text:a xlink:type="simple" xlink:href="#id167">verse</text:a> </text:p>
      <text:h text:style-name="P241" text:outline-level="1"><text:soft-page-break/>Module:</text:h>
      <text:p text:style-name="Text_20_body">analysis</text:p>
      <text:h text:style-name="P1" text:outline-level="1"><text:bookmark text:name="id101"/>corresp</text:h>
      <text:h text:style-name="P241" text:outline-level="1">Description:</text:h>
      <text:p text:style-name="Text_20_body">used to point to other elements that correspond to this one in a generic fashion.</text:p>
      <text:h text:style-name="P241"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6">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0">ossia</text:a>, <text:a xlink:type="simple" xlink:href="#id1570">part</text:a>, <text:a xlink:type="simple" xlink:href="#id1567">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79">rdg</text:a>, <text:a xlink:type="simple" xlink:href="#id1024">reh</text:a>, <text:a xlink:type="simple" xlink:href="#id873">rest</text:a>, <text:a xlink:type="simple" xlink:href="#id323">sb</text:a>, <text:a xlink:type="simple" xlink:href="#id1561">score</text:a>, <text:a xlink:type="simple" xlink:href="#id662">section</text:a>, <text:a xlink:type="simple" xlink:href="#id714">seqnum</text:a>, <text:a xlink:type="simple" xlink:href="#id1121">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7">tie</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191">uneume</text:a>, <text:a xlink:type="simple" xlink:href="#id719">vel</text:a>, <text:a xlink:type="simple" xlink:href="#id167">verse</text:a> </text:p>
      <text:h text:style-name="P241" text:outline-level="1">Module:</text:h>
      <text:p text:style-name="Text_20_body">analysis</text:p>
      <text:h text:style-name="P1" text:outline-level="1"><text:bookmark text:name="id1498"/>corrlevel</text:h>
      <text:h text:style-name="P241" text:outline-level="1">Description:</text:h>
      <text:p text:style-name="Text_20_body">indicates the degree of correction applied to the text.</text:p>
      <text:h text:style-name="P241" text:outline-level="1">Used by:</text:h>
      <text:p text:style-name="Text_20_body"><text:a xlink:type="simple" xlink:href="#id1493">correction</text:a> </text:p>
      <text:h text:style-name="P241" text:outline-level="1">Module:</text:h>
      <text:p text:style-name="Text_20_body">header</text:p>
      <text:h text:style-name="P1" text:outline-level="1"><text:bookmark text:name="id197"/>curvedir</text:h>
      <text:h text:style-name="P241" text:outline-level="1">Description:</text:h>
      <text:p text:style-name="Text_20_body">describes a curve with a generic term indicating whether the curve bows upward or downward. Upward curves go above the items they cover, while downward curves go under them.</text:p>
      <text:h text:style-name="P241" text:outline-level="1">Used by:</text:h>
      <text:p text:style-name="Text_20_body"><text:a xlink:type="simple" xlink:href="#id904">bend</text:a>, <text:a xlink:type="simple" xlink:href="#id172">curve</text:a>, <text:a xlink:type="simple" xlink:href="#id782">phrase</text:a>, <text:a xlink:type="simple" xlink:href="#id1121">slur</text:a>, <text:a xlink:type="simple" xlink:href="#id1127">tie</text:a> </text:p>
      <text:h text:style-name="P241" text:outline-level="1">Module:</text:h>
      <text:p text:style-name="Text_20_body">shared</text:p>
      <text:h text:style-name="P1" text:outline-level="1"><text:bookmark text:name="id737"/>cutout</text:h>
      <text:h text:style-name="P241" text:outline-level="1">Description:</text:h>
      <text:p text:style-name="Text_20_body">Presence of the cutout attribute indicates that the staff lines should not be drawn for the measure containing this element.</text:p>
      <text:h text:style-name="P241" text:outline-level="1"><text:soft-page-break/>Used by:</text:h>
      <text:p text:style-name="Text_20_body"><text:a xlink:type="simple" xlink:href="#id726">mrest</text:a>, <text:a xlink:type="simple" xlink:href="#id752">mspace</text:a> </text:p>
      <text:h text:style-name="P241" text:outline-level="1">Module:</text:h>
      <text:p text:style-name="Text_20_body">cmn</text:p>
      <text:h text:style-name="P1" text:outline-level="1"><text:bookmark text:name="id840"/>d</text:h>
      <text:h text:style-name="P241" text:outline-level="1">Description:</text:h>
      <text:p text:style-name="Text_20_body">indicates the pedal setting, i.e., flat, natural, or sharp, for the harp's D strings.</text:p>
      <text:h text:style-name="P241" text:outline-level="1">Used by:</text:h>
      <text:p text:style-name="Text_20_body"><text:a xlink:type="simple" xlink:href="#id836">harppedal</text:a> </text:p>
      <text:h text:style-name="P241" text:outline-level="1">Module:</text:h>
      <text:p text:style-name="Text_20_body">cmn</text:p>
      <text:h text:style-name="P1" text:outline-level="1"><text:bookmark text:name="id351"/>data</text:h>
      <text:h text:style-name="P241" text:outline-level="1">Description:</text:h>
      <text:p text:style-name="Text_20_body">used to link metadata elements to one or more data-containing elements.</text:p>
      <text:h text:style-name="P241" text:outline-level="1">Used by:</text:h>
      <text:p text:style-name="Text_20_body"><text:a xlink:type="simple" xlink:href="#id1399">source</text:a>, <text:a xlink:type="simple" xlink:href="#id348">when</text:a> </text:p>
      <text:h text:style-name="P241" text:outline-level="1">Module:</text:h>
      <text:p text:style-name="Text_20_body">shared</text:p>
      <text:h text:style-name="P1" text:outline-level="1"><text:bookmark text:name="id1047"/>dbkey</text:h>
      <text:h text:style-name="P241" text:outline-level="1">Description:</text:h>
      <text:p text:style-name="Text_20_body">used to record a value which serves as a primary key in an external database.</text:p>
      <text:h text:style-name="P241" text:outline-level="1">Used by:</text:h>
      <text:p text:style-name="Text_20_body"><text:a xlink:type="simple" xlink:href="#id1051">corpname</text:a>, <text:a xlink:type="simple" xlink:href="#id1070">geogname</text:a>, <text:a xlink:type="simple" xlink:href="#id1039">name</text:a>, <text:a xlink:type="simple" xlink:href="#id1077">periodname</text:a>, <text:a xlink:type="simple" xlink:href="#id1065">persname</text:a>, <text:a xlink:type="simple" xlink:href="#id1074">repository</text:a>, <text:a xlink:type="simple" xlink:href="#id1080">stylename</text:a>, <text:a xlink:type="simple" xlink:href="#id1092">title</text:a> </text:p>
      <text:h text:style-name="P241" text:outline-level="1">Module:</text:h>
      <text:p text:style-name="Text_20_body">shared</text:p>
      <text:h text:style-name="P1" text:outline-level="1"><text:bookmark text:name="id1220"/>degree</text:h>
      <text:h text:style-name="P241" text:outline-level="1"><text:soft-page-break/>Description:</text:h>
      <text:p text:style-name="Text_20_body">records the degree of damage.</text:p>
      <text:h text:style-name="P241" text:outline-level="1">Used by:</text:h>
      <text:p text:style-name="Text_20_body"><text:a xlink:type="simple" xlink:href="#id1213">damage</text:a> </text:p>
      <text:h text:style-name="P241" text:outline-level="1">Module:</text:h>
      <text:p text:style-name="Text_20_body">edittrans</text:p>
      <text:h text:style-name="P1" text:outline-level="1"><text:bookmark text:name="id1013"/>delayed</text:h>
      <text:h text:style-name="P241" text:outline-level="1">Description:</text:h>
      <text:p text:style-name="Text_20_body">When the delayed attribute is set to 'yes', the turn begins on the second half of the beat. See Read, p. 246.</text:p>
      <text:h text:style-name="P241" text:outline-level="1">Used by:</text:h>
      <text:p text:style-name="Text_20_body"><text:a xlink:type="simple" xlink:href="#id1009">turn</text:a> </text:p>
      <text:h text:style-name="P241" text:outline-level="1">Module:</text:h>
      <text:p text:style-name="Text_20_body">cmnOrnaments</text:p>
      <text:h text:style-name="P1" text:outline-level="1"><text:bookmark text:name="id1115"/>delim</text:h>
      <text:h text:style-name="P241" text:outline-level="1">Description:</text:h>
      <text:p text:style-name="Text_20_body">gives the delimiter used to mark the portions of text that are to be stacked.</text:p>
      <text:h text:style-name="P241" text:outline-level="1">Used by:</text:h>
      <text:p text:style-name="Text_20_body"><text:a xlink:type="simple" xlink:href="#id1036">stack</text:a> </text:p>
      <text:h text:style-name="P241" text:outline-level="1">Module:</text:h>
      <text:p text:style-name="Text_20_body">shared</text:p>
      <text:h text:style-name="P1" text:outline-level="1"><text:bookmark text:name="id1234"/>desc</text:h>
      <text:h text:style-name="P241" text:outline-level="1">Description:</text:h>
      <text:p text:style-name="Text_20_body">provides a description of the means of restoration.</text:p>
      <text:h text:style-name="P241" text:outline-level="1">Used by:</text:h>
      <text:p text:style-name="Text_20_body"><text:a xlink:type="simple" xlink:href="#id1231">restore</text:a> </text:p>
      <text:h text:style-name="P241" text:outline-level="1">Module:</text:h>
      <text:p text:style-name="Text_20_body"><text:soft-page-break/>edittrans</text:p>
      <text:h text:style-name="P1" text:outline-level="1"><text:bookmark text:name="id1020"/>dir</text:h>
      <text:h text:style-name="P241" text:outline-level="1">Description:</text:h>
      <text:p text:style-name="Text_20_body">records the position of the piano damper pedal.</text:p>
      <text:h text:style-name="P241" text:outline-level="1">Used by:</text:h>
      <text:p text:style-name="Text_20_body"><text:a xlink:type="simple" xlink:href="#id1017">pedal</text:a> </text:p>
      <text:h text:style-name="P241" text:outline-level="1">Module:</text:h>
      <text:p text:style-name="Text_20_body">cmn</text:p>
      <text:h text:style-name="P1" text:outline-level="1"><text:bookmark text:name="id495"/>dis</text:h>
      <text:h text:style-name="P241" text:outline-level="1">Description:</text:h>
      <text:p text:style-name="Text_20_body">records the amount of octave displacement.</text:p>
      <text:h text:style-name="P241" text:outline-level="1">Used by:</text:h>
      <text:p text:style-name="Text_20_body"><text:a xlink:type="simple" xlink:href="#id484">clef</text:a>, <text:a xlink:type="simple" xlink:href="#id862">clefchange</text:a>, <text:a xlink:type="simple" xlink:href="#id849">octave</text:a> </text:p>
      <text:h text:style-name="P241" text:outline-level="1">Module:</text:h>
      <text:p text:style-name="Text_20_body">shared</text:p>
      <text:h text:style-name="P1" text:outline-level="1"><text:bookmark text:name="id497"/>dis.place</text:h>
      <text:h text:style-name="P241" text:outline-level="1">Description:</text:h>
      <text:p text:style-name="Text_20_body">records the direction of octave displacement.</text:p>
      <text:h text:style-name="P241" text:outline-level="1">Used by:</text:h>
      <text:p text:style-name="Text_20_body"><text:a xlink:type="simple" xlink:href="#id484">clef</text:a>, <text:a xlink:type="simple" xlink:href="#id862">clefchange</text:a>, <text:a xlink:type="simple" xlink:href="#id849">octave</text:a> </text:p>
      <text:h text:style-name="P241" text:outline-level="1">Module:</text:h>
      <text:p text:style-name="Text_20_body">shared</text:p>
      <text:h text:style-name="P1" text:outline-level="1"><text:bookmark text:name="id523"/>dot</text:h>
      <text:h text:style-name="P241" text:outline-level="1">Description:</text:h>
      <text:p text:style-name="Text_20_body">specifies whether a dot is to be added to the base symbol.</text:p>
      <text:h text:style-name="P241" text:outline-level="1">Used by:</text:h>
      <text:p text:style-name="Text_20_body"><text:soft-page-break/><text:a xlink:type="simple" xlink:href="#id502">mensur</text:a> </text:p>
      <text:h text:style-name="P241" text:outline-level="1">Module:</text:h>
      <text:p text:style-name="Text_20_body">mensural</text:p>
      <text:h text:style-name="P1" text:outline-level="1"><text:bookmark text:name="id877"/>dots</text:h>
      <text:h text:style-name="P241" text:outline-level="1">Description:</text:h>
      <text:p text:style-name="Text_20_body">records the number of augmentation dots required by a dotted duration.</text:p>
      <text:h text:style-name="P241" text:outline-level="1">Used by:</text:h>
      <text:p text:style-name="Text_20_body"><text:a xlink:type="simple" xlink:href="#id106">chord</text:a>, <text:a xlink:type="simple" xlink:href="#id108">note</text:a>, <text:a xlink:type="simple" xlink:href="#id873">rest</text:a>, <text:a xlink:type="simple" xlink:href="#id891">space</text:a>, <text:a xlink:type="simple" xlink:href="#id906">tuplet</text:a>, <text:a xlink:type="simple" xlink:href="#id1132">tupletspan</text:a> </text:p>
      <text:h text:style-name="P241" text:outline-level="1">Module:</text:h>
      <text:p text:style-name="Text_20_body">shared</text:p>
      <text:h text:style-name="P1" text:outline-level="1"><text:bookmark text:name="id303"/>dur</text:h>
      <text:h text:style-name="P241" text:outline-level="1">Description:</text:h>
      <text:p text:style-name="Text_20_body">encodes the duration of a feature as a timestamp for its endpoint rather than as a relative durational value.</text:p>
      <text:h text:style-name="P241" text:outline-level="1">Used by:</text:h>
      <text:p text:style-name="Text_20_body"><text:a xlink:type="simple" xlink:href="#id298">annot</text:a>, <text:a xlink:type="simple" xlink:href="#id169">dir</text:a>, <text:a xlink:type="simple" xlink:href="#id773">dynam</text:a>, <text:a xlink:type="simple" xlink:href="#id828">hairpin</text:a>, <text:a xlink:type="simple" xlink:href="#id1139">harm</text:a>, <text:a xlink:type="simple" xlink:href="#id849">octave</text:a>, <text:a xlink:type="simple" xlink:href="#id782">phrase</text:a>, <text:a xlink:type="simple" xlink:href="#id1121">slur</text:a>, <text:a xlink:type="simple" xlink:href="#id1002">trill</text:a> </text:p>
      <text:h text:style-name="P241" text:outline-level="1">Module:</text:h>
      <text:p text:style-name="Text_20_body">shared</text:p>
      <text:h text:style-name="P1" text:outline-level="1"><text:bookmark text:name="id734"/>dur</text:h>
      <text:h text:style-name="P241" text:outline-level="1">Description:</text:h>
      <text:p text:style-name="Text_20_body">records the duration of a feature using the relative durational values provided by the data.DURATION datatype.</text:p>
      <text:h text:style-name="P241" text:outline-level="1">Used by:</text:h>
      <text:p text:style-name="Text_20_body"><text:a xlink:type="simple" xlink:href="#id804">beamspan</text:a>, <text:a xlink:type="simple" xlink:href="#id106">chord</text:a>, <text:a xlink:type="simple" xlink:href="#id957">halfmrpt</text:a>, <text:a xlink:type="simple" xlink:href="#id726">mrest</text:a>, <text:a xlink:type="simple" xlink:href="#id752">mspace</text:a>, <text:a xlink:type="simple" xlink:href="#id108">note</text:a>, <text:a xlink:type="simple" xlink:href="#id873">rest</text:a>, <text:a xlink:type="simple" xlink:href="#id891">space</text:a> </text:p>
      <text:h text:style-name="P241" text:outline-level="1">Module:</text:h>
      <text:p text:style-name="Text_20_body">shared</text:p>
      <text:h text:style-name="P1" text:outline-level="1"><text:bookmark text:name="id910"/>dur</text:h>
      <text:h text:style-name="P241" text:outline-level="1">Description:</text:h>
      <text:p text:style-name="Text_20_body"><text:soft-pag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h text:style-name="P241" text:outline-level="1">Used by:</text:h>
      <text:p text:style-name="Text_20_body"><text:a xlink:type="simple" xlink:href="#id906">tuplet</text:a>, <text:a xlink:type="simple" xlink:href="#id1132">tupletspan</text:a> </text:p>
      <text:h text:style-name="P241" text:outline-level="1">Module:</text:h>
      <text:p text:style-name="Text_20_body">cmn</text:p>
      <text:h text:style-name="P1" text:outline-level="1"><text:bookmark text:name="id461"/>dur.default</text:h>
      <text:h text:style-name="P241" text:outline-level="1">Description:</text:h>
      <text:p text:style-name="Text_20_body">contains a default duration in those situations when the first note, rest, chord, etc. in a measure does not have a duration specified.</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314"/>dur.ges</text:h>
      <text:h text:style-name="P241" text:outline-level="1">Description:</text:h>
      <text:p text:style-name="Text_20_body">records performed duration information that differs from written duration. Its value may be expressed in any convenient form, such as measures[s]+ beat[s].beatpart, ppq (MIDI clicks), Humdrum **recip values, or MusicXML 'divisions', etc.</text:p>
      <text:h text:style-name="P241" text:outline-level="1">Used by:</text:h>
      <text:p text:style-name="Text_20_body"><text:a xlink:type="simple" xlink:href="#id298">annot</text:a>, <text:a xlink:type="simple" xlink:href="#id804">beamspan</text:a>, <text:a xlink:type="simple" xlink:href="#id106">chord</text:a>, <text:a xlink:type="simple" xlink:href="#id169">dir</text:a>, <text:a xlink:type="simple" xlink:href="#id773">dynam</text:a>, <text:a xlink:type="simple" xlink:href="#id821">fermata</text:a>, <text:a xlink:type="simple" xlink:href="#id828">hairpin</text:a>, <text:a xlink:type="simple" xlink:href="#id1139">harm</text:a>, <text:a xlink:type="simple" xlink:href="#id836">harppedal</text:a>, <text:a xlink:type="simple" xlink:href="#id726">mrest</text:a>, <text:a xlink:type="simple" xlink:href="#id752">mspace</text:a>, <text:a xlink:type="simple" xlink:href="#id758">multirest</text:a>, <text:a xlink:type="simple" xlink:href="#id108">note</text:a>, <text:a xlink:type="simple" xlink:href="#id849">octave</text:a>, <text:a xlink:type="simple" xlink:href="#id782">phrase</text:a>, <text:a xlink:type="simple" xlink:href="#id873">rest</text:a>, <text:a xlink:type="simple" xlink:href="#id1121">slur</text:a>, <text:a xlink:type="simple" xlink:href="#id891">space</text:a>, <text:a xlink:type="simple" xlink:href="#id1002">trill</text:a>, <text:a xlink:type="simple" xlink:href="#id906">tuplet</text:a>, <text:a xlink:type="simple" xlink:href="#id1132">tupletspan</text:a> </text:p>
      <text:h text:style-name="P241" text:outline-level="1">Module:</text:h>
      <text:p text:style-name="Text_20_body">shared</text:p>
      <text:h text:style-name="P1" text:outline-level="1"><text:bookmark text:name="id917"/>dur.visible</text:h>
      <text:h text:style-name="P241" text:outline-level="1">Description:</text:h>
      <text:p text:style-name="Text_20_body">determines if the tuplet duration is visible.</text:p>
      <text:h text:style-name="P241" text:outline-level="1"><text:soft-page-break/>Used by:</text:h>
      <text:p text:style-name="Text_20_body"><text:a xlink:type="simple" xlink:href="#id906">tuplet</text:a>, <text:a xlink:type="simple" xlink:href="#id1132">tupletspan</text:a> </text:p>
      <text:h text:style-name="P241" text:outline-level="1">Module:</text:h>
      <text:p text:style-name="Text_20_body">cmn</text:p>
      <text:h text:style-name="P1" text:outline-level="1"><text:bookmark text:name="id566"/>dynam.dist</text:h>
      <text:h text:style-name="P241" text:outline-level="1">Description:</text:h>
      <text:p text:style-name="Text_20_body">records the distance from the staff for dynamic marks in 1/2 inter-line unit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841"/>e</text:h>
      <text:h text:style-name="P241" text:outline-level="1">Description:</text:h>
      <text:p text:style-name="Text_20_body">indicates the pedal setting, i.e., flat, natural, or sharp, for the harp's E strings.</text:p>
      <text:h text:style-name="P241" text:outline-level="1">Used by:</text:h>
      <text:p text:style-name="Text_20_body"><text:a xlink:type="simple" xlink:href="#id836">harppedal</text:a> </text:p>
      <text:h text:style-name="P241" text:outline-level="1">Module:</text:h>
      <text:p text:style-name="Text_20_body">cmn</text:p>
      <text:h text:style-name="P1" text:outline-level="1"><text:bookmark text:name="id138"/>enclose</text:h>
      <text:h text:style-name="P241" text:outline-level="1">Description:</text:h>
      <text:p text:style-name="Text_20_body">records the characters often used to mark accidentals, articulations, and sometimes notes as having a cautionary or editorial function. For an example of cautionary accidentals enclosed in parentheses, see Read, p. 131, ex. 9-14.</text:p>
      <text:h text:style-name="P241" text:outline-level="1">Used by:</text:h>
      <text:p text:style-name="Text_20_body"><text:a xlink:type="simple" xlink:href="#id111">accid</text:a>, <text:a xlink:type="simple" xlink:href="#id142">artic</text:a>, <text:a xlink:type="simple" xlink:href="#id401">keyaccid</text:a>, <text:a xlink:type="simple" xlink:href="#id108">note</text:a> </text:p>
      <text:h text:style-name="P241" text:outline-level="1">Module:</text:h>
      <text:p text:style-name="Text_20_body">shared</text:p>
      <text:h text:style-name="P1" text:outline-level="1"><text:bookmark text:name="id1055"/><text:soft-page-break/>enddate</text:h>
      <text:h text:style-name="P241" text:outline-level="1">Description:</text:h>
      <text:p text:style-name="Text_20_body">contains the end point of a date range.</text:p>
      <text:h text:style-name="P241" text:outline-level="1">Used by:</text:h>
      <text:p text:style-name="Text_20_body"><text:a xlink:type="simple" xlink:href="#id1479">application</text:a>, <text:a xlink:type="simple" xlink:href="#id1051">corpname</text:a>, <text:a xlink:type="simple" xlink:href="#id1084">date</text:a>, <text:a xlink:type="simple" xlink:href="#id1077">periodname</text:a>, <text:a xlink:type="simple" xlink:href="#id1065">persname</text:a> </text:p>
      <text:h text:style-name="P241" text:outline-level="1">Module:</text:h>
      <text:p text:style-name="Text_20_body">shared</text:p>
      <text:h text:style-name="P1" text:outline-level="1"><text:bookmark text:name="id184"/>endho</text:h>
      <text:h text:style-name="P241" text:outline-level="1">Description:</text:h>
      <text:p text:style-name="Text_20_body">records the horizontal adjustment of a feature's programmatically-determined end point.</text:p>
      <text:h text:style-name="P241" text:outline-level="1">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39">harm</text:a>, <text:a xlink:type="simple" xlink:href="#id201">line</text:a>, <text:a xlink:type="simple" xlink:href="#id849">octave</text:a>, <text:a xlink:type="simple" xlink:href="#id782">phrase</text:a>, <text:a xlink:type="simple" xlink:href="#id1121">slur</text:a>, <text:a xlink:type="simple" xlink:href="#id790">tempo</text:a>, <text:a xlink:type="simple" xlink:href="#id1127">tie</text:a>, <text:a xlink:type="simple" xlink:href="#id1002">trill</text:a> </text:p>
      <text:h text:style-name="P241" text:outline-level="1">Module:</text:h>
      <text:p text:style-name="Text_20_body">shared</text:p>
      <text:h text:style-name="P1" text:outline-level="1"><text:bookmark text:name="id177"/>endid</text:h>
      <text:h text:style-name="P241" text:outline-level="1">Description:</text:h>
      <text:p text:style-name="Text_20_body">indicates the final element in a sequence of events to which the feature applies.</text:p>
      <text:h text:style-name="P241" text:outline-level="1">Used by:</text:h>
      <text:p text:style-name="Text_20_body"><text:a xlink:type="simple" xlink:href="#id298">annot</text:a>, <text:a xlink:type="simple" xlink:href="#id376">barre</text:a>, <text:a xlink:type="simple" xlink:href="#id804">beamspan</text:a>, <text:a xlink:type="simple" xlink:href="#id904">bend</text:a>, <text:a xlink:type="simple" xlink:href="#id816">breath</text:a>, <text:a xlink:type="simple" xlink:href="#id172">curve</text:a>, <text:a xlink:type="simple" xlink:href="#id169">dir</text:a>, <text:a xlink:type="simple" xlink:href="#id773">dynam</text:a>, <text:a xlink:type="simple" xlink:href="#id821">fermata</text:a>, <text:a xlink:type="simple" xlink:href="#id950">gliss</text:a>, <text:a xlink:type="simple" xlink:href="#id828">hairpin</text:a>, <text:a xlink:type="simple" xlink:href="#id1139">harm</text:a>, <text:a xlink:type="simple" xlink:href="#id836">harppedal</text:a>, <text:a xlink:type="simple" xlink:href="#id201">line</text:a>, <text:a xlink:type="simple" xlink:href="#id860">mordent</text:a>, <text:a xlink:type="simple" xlink:href="#id849">octave</text:a>, <text:a xlink:type="simple" xlink:href="#id1017">pedal</text:a>, <text:a xlink:type="simple" xlink:href="#id782">phrase</text:a>, <text:a xlink:type="simple" xlink:href="#id1121">slur</text:a>, <text:a xlink:type="simple" xlink:href="#id1127">tie</text:a>, <text:a xlink:type="simple" xlink:href="#id1002">trill</text:a>, <text:a xlink:type="simple" xlink:href="#id906">tuplet</text:a>, <text:a xlink:type="simple" xlink:href="#id1132">tupletspan</text:a> </text:p>
      <text:h text:style-name="P241" text:outline-level="1">Module:</text:h>
      <text:p text:style-name="Text_20_body">shared</text:p>
      <text:h text:style-name="P1" text:outline-level="1"><text:bookmark text:name="id621"/>ending.rend</text:h>
      <text:h text:style-name="P241" text:outline-level="1">Description:</text:h>
      <text:p text:style-name="Text_20_body">describes where ending marks should be displayed.</text:p>
      <text:h text:style-name="P241" text:outline-level="1">Used by:</text:h>
      <text:p text:style-name="Text_20_body"><text:a xlink:type="simple" xlink:href="#id343">scoredef</text:a> </text:p>
      <text:h text:style-name="P241" text:outline-level="1"><text:soft-page-break/>Module:</text:h>
      <text:p text:style-name="Text_20_body">shared</text:p>
      <text:h text:style-name="P1" text:outline-level="1"><text:bookmark text:name="id187"/>endto</text:h>
      <text:h text:style-name="P241" text:outline-level="1">Description:</text:h>
      <text:p text:style-name="Text_20_body">records a timestamp adjustment of a feature's programmatically-determined end point.</text:p>
      <text:h text:style-name="P241" text:outline-level="1">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39">harm</text:a>, <text:a xlink:type="simple" xlink:href="#id201">line</text:a>, <text:a xlink:type="simple" xlink:href="#id849">octave</text:a>, <text:a xlink:type="simple" xlink:href="#id782">phrase</text:a>, <text:a xlink:type="simple" xlink:href="#id1121">slur</text:a>, <text:a xlink:type="simple" xlink:href="#id790">tempo</text:a>, <text:a xlink:type="simple" xlink:href="#id1127">tie</text:a>, <text:a xlink:type="simple" xlink:href="#id1002">trill</text:a> </text:p>
      <text:h text:style-name="P241" text:outline-level="1">Module:</text:h>
      <text:p text:style-name="Text_20_body">shared</text:p>
      <text:h text:style-name="P1" text:outline-level="1"><text:bookmark text:name="id190"/>endvo</text:h>
      <text:h text:style-name="P241" text:outline-level="1">Description:</text:h>
      <text:p text:style-name="Text_20_body">records a vertical adjustment of a feature's programmatically-determined end point.</text:p>
      <text:h text:style-name="P241" text:outline-level="1">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1">slur</text:a>, <text:a xlink:type="simple" xlink:href="#id1127">tie</text:a> </text:p>
      <text:h text:style-name="P241" text:outline-level="1">Module:</text:h>
      <text:p text:style-name="Text_20_body">shared</text:p>
      <text:h text:style-name="P1" text:outline-level="1"><text:bookmark text:name="id48"/>entityref</text:h>
      <text:h text:style-name="P241" text:outline-level="1">Description:</text:h>
      <text:p text:style-name="Text_20_body">uses a previously-declared entity to identify an external electronic object.</text:p>
      <text:h text:style-name="P241"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1107">graphic</text:a>, <text:a xlink:type="simple" xlink:href="#id222">lem</text:a>, <text:a xlink:type="simple" xlink:href="#id1156">measure</text:a>, <text:a xlink:type="simple" xlink:href="#id237">pb</text:a>, <text:a xlink:type="simple" xlink:href="#id1179">rdg</text:a>, <text:a xlink:type="simple" xlink:href="#id662">section</text:a> </text:p>
      <text:h text:style-name="P241" text:outline-level="1">Module:</text:h>
      <text:p text:style-name="Text_20_body">shared</text:p>
      <text:h text:style-name="P1" text:outline-level="1"><text:bookmark text:name="id1064"/>evidence</text:h>
      <text:h text:style-name="P241" text:outline-level="1">Description:</text:h>
      <text:p text:style-name="Text_20_body">indicates the nature of the evidence supporting the reliability or accuracy of the intervention or interpretation. Suggested values include: 'internal', 'external', 'conjecture'.</text:p>
      <text:h text:style-name="P241" text:outline-level="1">Used by:</text:h>
      <text:p text:style-name="Text_20_body"><text:a xlink:type="simple" xlink:href="#id211">abbr</text:a>, <text:a xlink:type="simple" xlink:href="#id214">add</text:a>, <text:a xlink:type="simple" xlink:href="#id1051">corpname</text:a>, <text:a xlink:type="simple" xlink:href="#id63">corr</text:a>, <text:a xlink:type="simple" xlink:href="#id1084">date</text:a>, <text:a xlink:type="simple" xlink:href="#id1248">expan</text:a>, <text:a xlink:type="simple" xlink:href="#id1333">gap</text:a>, <text:a xlink:type="simple" xlink:href="#id1070">geogname</text:a>, <text:a xlink:type="simple" xlink:href="#id1326">handshift</text:a>, <text:a xlink:type="simple" xlink:href="#id1225">orig</text:a>, <text:a xlink:type="simple" xlink:href="#id1077">periodname</text:a>, <text:a xlink:type="simple" xlink:href="#id1065">persname</text:a>, <text:a xlink:type="simple" xlink:href="#id1228">reg</text:a>, <text:a xlink:type="simple" xlink:href="#id1080">stylename</text:a>, <text:a xlink:type="simple" xlink:href="#id1238">supplied</text:a>, <text:a xlink:type="simple" xlink:href="#id1243">unclear</text:a> </text:p>
      <text:h text:style-name="P241" text:outline-level="1">Module:</text:h>
      <text:p text:style-name="Text_20_body">edittrans</text:p>
      <text:h text:style-name="P1" text:outline-level="1"><text:bookmark text:name="id1247"/>expan</text:h>
      <text:h text:style-name="P241" text:outline-level="1"><text:soft-page-break/>Description:</text:h>
      <text:p text:style-name="Text_20_body">records the expansion of the abbreviation.</text:p>
      <text:h text:style-name="P241" text:outline-level="1">Used by:</text:h>
      <text:p text:style-name="Text_20_body"><text:a xlink:type="simple" xlink:href="#id211">abbr</text:a> </text:p>
      <text:h text:style-name="P241" text:outline-level="1">Module:</text:h>
      <text:p text:style-name="Text_20_body">shared</text:p>
      <text:h text:style-name="P1" text:outline-level="1"><text:bookmark text:name="id745"/>expand</text:h>
      <text:h text:style-name="P241" text:outline-level="1">Description:</text:h>
      <text:p text:style-name="Text_20_body">indicates whether to render a repeat symbol or the source material to which it refers.</text:p>
      <text:h text:style-name="P241" text:outline-level="1">Used by:</text:h>
      <text:p text:style-name="Text_20_body"><text:a xlink:type="simple" xlink:href="#id928">beatrpt</text:a>, <text:a xlink:type="simple" xlink:href="#id957">halfmrpt</text:a>, <text:a xlink:type="simple" xlink:href="#id740">mrpt</text:a>, <text:a xlink:type="simple" xlink:href="#id747">mrpt2</text:a>, <text:a xlink:type="simple" xlink:href="#id767">multirpt</text:a> </text:p>
      <text:h text:style-name="P241" text:outline-level="1">Module:</text:h>
      <text:p text:style-name="Text_20_body">cmn</text:p>
      <text:h text:style-name="P1" text:outline-level="1"><text:bookmark text:name="id1145"/>extender</text:h>
      <text:h text:style-name="P241" text:outline-level="1">Description:</text:h>
      <text:p text:style-name="Text_20_body">indicates the presence of an extension symbol, typically a dash or underscore, drawn from the end of the harmonic indication to the point indicated by the dur attribute.</text:p>
      <text:h text:style-name="P241" text:outline-level="1">Used by:</text:h>
      <text:p text:style-name="Text_20_body"><text:a xlink:type="simple" xlink:href="#id1139">harm</text:a> </text:p>
      <text:h text:style-name="P241" text:outline-level="1">Module:</text:h>
      <text:p text:style-name="Text_20_body">harmony</text:p>
      <text:h text:style-name="P1" text:outline-level="1"><text:bookmark text:name="id1219"/>extent</text:h>
      <text:h text:style-name="P241" text:outline-level="1">Description:</text:h>
      <text:p text:style-name="Text_20_body">indicates the extent of damage or omission.</text:p>
      <text:h text:style-name="P241" text:outline-level="1">Used by:</text:h>
      <text:p text:style-name="Text_20_body"><text:a xlink:type="simple" xlink:href="#id1213">damage</text:a>, <text:a xlink:type="simple" xlink:href="#id1333">gap</text:a> </text:p>
      <text:h text:style-name="P241" text:outline-level="1">Module:</text:h>
      <text:p text:style-name="Text_20_body"><text:soft-page-break/>edittrans</text:p>
      <text:h text:style-name="P1" text:outline-level="1"><text:bookmark text:name="id842"/>f</text:h>
      <text:h text:style-name="P241" text:outline-level="1">Description:</text:h>
      <text:p text:style-name="Text_20_body">indicates the pedal setting, i.e., flat, natural, or sharp, for the harp's F strings.</text:p>
      <text:h text:style-name="P241" text:outline-level="1">Used by:</text:h>
      <text:p text:style-name="Text_20_body"><text:a xlink:type="simple" xlink:href="#id836">harppedal</text:a> </text:p>
      <text:h text:style-name="P241" text:outline-level="1">Module:</text:h>
      <text:p text:style-name="Text_20_body">cmn</text:p>
      <text:h text:style-name="P1" text:outline-level="1"><text:bookmark text:name="id69"/>facs</text:h>
      <text:h text:style-name="P241" text:outline-level="1">Description:</text:h>
      <text:p text:style-name="Text_20_body">permits the current element to reference a facsimile image or image zone which corresponds to it.</text:p>
      <text:h text:style-name="P241" text:outline-level="1">Used by:</text:h>
      <text:p text:style-name="Text_20_body"><text:a xlink:type="simple" xlink:href="#id211">abbr</text:a>, <text:a xlink:type="simple" xlink:href="#id111">accid</text:a>, <text:a xlink:type="simple" xlink:href="#id214">add</text:a>, <text:a xlink:type="simple" xlink:href="#id55">address</text:a>, <text:a xlink:type="simple" xlink:href="#id57">addressline</text:a>, <text:a xlink:type="simple" xlink:href="#id392">anchoredtext</text:a>, <text:a xlink:type="simple" xlink:href="#id298">annot</text:a>, <text:a xlink:type="simple" xlink:href="#id797">arpeg</text:a>, <text:a xlink:type="simple" xlink:href="#id142">artic</text:a>, <text:a xlink:type="simple" xlink:href="#id1582">back</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269">caption</text:a>, <text:a xlink:type="simple" xlink:href="#id106">chord</text:a>, <text:a xlink:type="simple" xlink:href="#id484">clef</text:a>, <text:a xlink:type="simple" xlink:href="#id862">clefchange</text:a>, <text:a xlink:type="simple" xlink:href="#id1051">corpname</text:a>, <text:a xlink:type="simple" xlink:href="#id172">curve</text:a>, <text:a xlink:type="simple" xlink:href="#id325">custos</text:a>, <text:a xlink:type="simple" xlink:href="#id1213">damage</text:a>, <text:a xlink:type="simple" xlink:href="#id1084">date</text:a>, <text:a xlink:type="simple" xlink:href="#id1221">del</text:a>, <text:a xlink:type="simple" xlink:href="#id169">dir</text:a>, <text:a xlink:type="simple" xlink:href="#id229">div</text:a>, <text:a xlink:type="simple" xlink:href="#id158">dot</text:a>, <text:a xlink:type="simple" xlink:href="#id773">dynam</text:a>, <text:a xlink:type="simple" xlink:href="#id669">ending</text:a>, <text:a xlink:type="simple" xlink:href="#id1248">expan</text:a>, <text:a xlink:type="simple" xlink:href="#id821">fermata</text:a>, <text:a xlink:type="simple" xlink:href="#id1101">fig</text:a>, <text:a xlink:type="simple" xlink:href="#id1552">front</text:a>, <text:a xlink:type="simple" xlink:href="#id942">ftrem</text:a>, <text:a xlink:type="simple" xlink:href="#id240">fw</text:a>, <text:a xlink:type="simple" xlink:href="#id1070">geogname</text:a>, <text:a xlink:type="simple" xlink:href="#id950">gliss</text:a>, <text:a xlink:type="simple" xlink:href="#id1107">graphic</text:a>, <text:a xlink:type="simple" xlink:href="#id440">grpsym</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253">head</text:a>, <text:a xlink:type="simple" xlink:href="#id1097">identifier</text:a>, <text:a xlink:type="simple" xlink:href="#id217">ineume</text:a>, <text:a xlink:type="simple" xlink:href="#id256">item</text:a>, <text:a xlink:type="simple" xlink:href="#id401">keyaccid</text:a>, <text:a xlink:type="simple" xlink:href="#id1596">keychange</text:a>, <text:a xlink:type="simple" xlink:href="#id398">keysig</text:a>, <text:a xlink:type="simple" xlink:href="#id290">l</text:a>, <text:a xlink:type="simple" xlink:href="#id443">label</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558">mdiv</text:a>, <text:a xlink:type="simple" xlink:href="#id1156">measure</text:a>, <text:a xlink:type="simple" xlink:href="#id502">mensur</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1160">ossia</text:a>, <text:a xlink:type="simple" xlink:href="#id262">p</text:a>, <text:a xlink:type="simple" xlink:href="#id237">pb</text:a>, <text:a xlink:type="simple" xlink:href="#id1017">pedal</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782">phrase</text:a>, <text:a xlink:type="simple" xlink:href="#id530">proport</text:a>, <text:a xlink:type="simple" xlink:href="#id1024">reh</text:a>, <text:a xlink:type="simple" xlink:href="#id1074">repository</text:a>, <text:a xlink:type="simple" xlink:href="#id873">rest</text:a>, <text:a xlink:type="simple" xlink:href="#id1231">restore</text:a>, <text:a xlink:type="simple" xlink:href="#id323">sb</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438">staffgrp</text:a>, <text:a xlink:type="simple" xlink:href="#id1080">stylename</text:a>, <text:a xlink:type="simple" xlink:href="#id1238">supplied</text:a>, <text:a xlink:type="simple" xlink:href="#id973">syl</text:a>, <text:a xlink:type="simple" xlink:href="#id386">symbol</text:a>, <text:a xlink:type="simple" xlink:href="#id266">table</text:a>, <text:a xlink:type="simple" xlink:href="#id280">td</text:a>, <text:a xlink:type="simple" xlink:href="#id790">tempo</text:a>, <text:a xlink:type="simple" xlink:href="#id274">th</text:a>, <text:a xlink:type="simple" xlink:href="#id1127">tie</text:a>, <text:a xlink:type="simple" xlink:href="#id1092">title</text:a>, <text:a xlink:type="simple" xlink:href="#id1442">titlepage</text:a>, <text:a xlink:type="simple" xlink:href="#id272">tr</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67">verse</text:a> </text:p>
      <text:h text:style-name="P241" text:outline-level="1">Module:</text:h>
      <text:p text:style-name="Text_20_body">facsimile</text:p>
      <text:h text:style-name="P1" text:outline-level="1"><text:bookmark text:name="id732"/>fermata</text:h>
      <text:h text:style-name="P241" text:outline-level="1">Description:</text:h>
      <text:p text:style-name="Text_20_body">indicates the attachment of a fermata to this element. If visual information about the fermata needs to be recorded, then a &lt;fermata&gt; element should be employed instead.</text:p>
      <text:h text:style-name="P241" text:outline-level="1">Used by:</text:h>
      <text:p text:style-name="Text_20_body"><text:a xlink:type="simple" xlink:href="#id106">chord</text:a>, <text:a xlink:type="simple" xlink:href="#id726">mrest</text:a>, <text:a xlink:type="simple" xlink:href="#id752">mspace</text:a>, <text:a xlink:type="simple" xlink:href="#id108">note</text:a>, <text:a xlink:type="simple" xlink:href="#id873">rest</text:a>, <text:a xlink:type="simple" xlink:href="#id891">space</text:a> </text:p>
      <text:h text:style-name="P241" text:outline-level="1">Module:</text:h>
      <text:p text:style-name="Text_20_body">shared</text:p>
      <text:h text:style-name="P1" text:outline-level="1"><text:bookmark text:name="id374"/><text:soft-page-break/>fing</text:h>
      <text:h text:style-name="P241" text:outline-level="1">Description:</text:h>
      <text:p text:style-name="Text_20_body">indicates which finger, if any, should be used to play an individual string. The values 'x' and 'o' indicated stopped and open strings, respectively.</text:p>
      <text:h text:style-name="P241" text:outline-level="1">Used by:</text:h>
      <text:p text:style-name="Text_20_body"><text:a xlink:type="simple" xlink:href="#id364">chordmember</text:a> </text:p>
      <text:h text:style-name="P241" text:outline-level="1">Module:</text:h>
      <text:p text:style-name="Text_20_body">harmony</text:p>
      <text:h text:style-name="P1" text:outline-level="1"><text:bookmark text:name="id114"/>fontfam</text:h>
      <text:h text:style-name="P241" text:outline-level="1">Description:</text:h>
      <text:p text:style-name="Text_20_body">contains the name of a font-family.</text:p>
      <text:h text:style-name="P241"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41" text:outline-level="1">Module:</text:h>
      <text:p text:style-name="Text_20_body">shared</text:p>
      <text:h text:style-name="P1" text:outline-level="1"><text:bookmark text:name="id116"/>fontname</text:h>
      <text:h text:style-name="P241" text:outline-level="1">Description:</text:h>
      <text:p text:style-name="Text_20_body">records the name of the font.</text:p>
      <text:h text:style-name="P241"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41" text:outline-level="1">Module:</text:h>
      <text:p text:style-name="Text_20_body">shared</text:p>
      <text:h text:style-name="P1" text:outline-level="1"><text:bookmark text:name="id118"/>fontsize</text:h>
      <text:h text:style-name="P241" text:outline-level="1">Description:</text:h>
      <text:p text:style-name="Text_20_body">indicates the size of the font in printers' points, i.e., 1/72ths of an inch.</text:p>
      <text:h text:style-name="P241"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41" text:outline-level="1"><text:soft-page-break/>Module:</text:h>
      <text:p text:style-name="Text_20_body">shared</text:p>
      <text:h text:style-name="P1" text:outline-level="1"><text:bookmark text:name="id119"/>fontstyle</text:h>
      <text:h text:style-name="P241" text:outline-level="1">Description:</text:h>
      <text:p text:style-name="Text_20_body">records the style of the font, i.e, italic, oblique, or normal.</text:p>
      <text:h text:style-name="P241"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41" text:outline-level="1">Module:</text:h>
      <text:p text:style-name="Text_20_body">shared</text:p>
      <text:h text:style-name="P1" text:outline-level="1"><text:bookmark text:name="id121"/>fontweight</text:h>
      <text:h text:style-name="P241" text:outline-level="1">Description:</text:h>
      <text:p text:style-name="Text_20_body">used to indicate bold type.</text:p>
      <text:h text:style-name="P241"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41" text:outline-level="1">Module:</text:h>
      <text:p text:style-name="Text_20_body">shared</text:p>
      <text:h text:style-name="P1" text:outline-level="1"><text:bookmark text:name="id163"/>form</text:h>
      <text:h text:style-name="P241" text:outline-level="1">Description:</text:h>
      <text:p text:style-name="Text_20_body">records the function of the dot; that is, whether it is a dot of augmentation or a dot of division.</text:p>
      <text:h text:style-name="P241" text:outline-level="1">Used by:</text:h>
      <text:p text:style-name="Text_20_body"><text:a xlink:type="simple" xlink:href="#id158">dot</text:a> </text:p>
      <text:h text:style-name="P241" text:outline-level="1">Module:</text:h>
      <text:p text:style-name="Text_20_body">shared</text:p>
      <text:h text:style-name="P1" text:outline-level="1"><text:bookmark text:name="id260"/>form</text:h>
      <text:h text:style-name="P241" text:outline-level="1">Description:</text:h>
      <text:p text:style-name="Text_20_body">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h text:style-name="P241" text:outline-level="1">Used by:</text:h>
      <text:p text:style-name="Text_20_body"><text:a xlink:type="simple" xlink:href="#id250">list</text:a> </text:p>
      <text:h text:style-name="P241" text:outline-level="1">Module:</text:h>
      <text:p text:style-name="Text_20_body">text</text:p>
      <text:h text:style-name="P1" text:outline-level="1"><text:bookmark text:name="id403"/><text:soft-page-break/>form</text:h>
      <text:h text:style-name="P241" text:outline-level="1">Description:</text:h>
      <text:p text:style-name="Text_20_body">specifies whether the accidental allows written enharmonic values (explicit) or only performed (implicit) values.</text:p>
      <text:h text:style-name="P241" text:outline-level="1">Used by:</text:h>
      <text:p text:style-name="Text_20_body"><text:a xlink:type="simple" xlink:href="#id401">keyaccid</text:a> </text:p>
      <text:h text:style-name="P241" text:outline-level="1">Module:</text:h>
      <text:p text:style-name="Text_20_body">shared</text:p>
      <text:h text:style-name="P1" text:outline-level="1"><text:bookmark text:name="id524"/>form</text:h>
      <text:h text:style-name="P241" text:outline-level="1">Description:</text:h>
      <text:p text:style-name="Text_20_body">indicates whether the base symbol is written vertically or horizontally.</text:p>
      <text:h text:style-name="P241" text:outline-level="1">Used by:</text:h>
      <text:p text:style-name="Text_20_body"><text:a xlink:type="simple" xlink:href="#id502">mensur</text:a> </text:p>
      <text:h text:style-name="P241" text:outline-level="1">Module:</text:h>
      <text:p text:style-name="Text_20_body">mensural</text:p>
      <text:h text:style-name="P1" text:outline-level="1"><text:bookmark text:name="id721"/>form</text:h>
      <text:h text:style-name="P241" text:outline-level="1">Description:</text:h>
      <text:p text:style-name="Text_20_body">indicates whether this is note-on or note-off velocity data.</text:p>
      <text:h text:style-name="P241" text:outline-level="1">Used by:</text:h>
      <text:p text:style-name="Text_20_body"><text:a xlink:type="simple" xlink:href="#id719">vel</text:a> </text:p>
      <text:h text:style-name="P241" text:outline-level="1">Module:</text:h>
      <text:p text:style-name="Text_20_body">midi</text:p>
      <text:h text:style-name="P1" text:outline-level="1"><text:bookmark text:name="id825"/>form</text:h>
      <text:h text:style-name="P241" text:outline-level="1">Description:</text:h>
      <text:p text:style-name="Text_20_body">describes the visual appearance of the fermata.</text:p>
      <text:h text:style-name="P241" text:outline-level="1">Used by:</text:h>
      <text:p text:style-name="Text_20_body"><text:a xlink:type="simple" xlink:href="#id821">fermata</text:a> </text:p>
      <text:h text:style-name="P241" text:outline-level="1"><text:soft-page-break/>Module:</text:h>
      <text:p text:style-name="Text_20_body">cmn</text:p>
      <text:h text:style-name="P1" text:outline-level="1"><text:bookmark text:name="id831"/>form</text:h>
      <text:h text:style-name="P241" text:outline-level="1">Description:</text:h>
      <text:p text:style-name="Text_20_body">captures the form and function of the hairpin.</text:p>
      <text:h text:style-name="P241" text:outline-level="1">Used by:</text:h>
      <text:p text:style-name="Text_20_body"><text:a xlink:type="simple" xlink:href="#id828">hairpin</text:a> </text:p>
      <text:h text:style-name="P241" text:outline-level="1">Module:</text:h>
      <text:p text:style-name="Text_20_body">cmn</text:p>
      <text:h text:style-name="P1" text:outline-level="1"><text:bookmark text:name="id939"/>form</text:h>
      <text:h text:style-name="P241" text:outline-level="1">Description:</text:h>
      <text:p text:style-name="Text_20_body">describes the bowed tremolo as measured or unmeasured.</text:p>
      <text:h text:style-name="P241" text:outline-level="1">Used by:</text:h>
      <text:p text:style-name="Text_20_body"><text:a xlink:type="simple" xlink:href="#id935">btrem</text:a> </text:p>
      <text:h text:style-name="P241" text:outline-level="1">Module:</text:h>
      <text:p text:style-name="Text_20_body">cmn</text:p>
      <text:h text:style-name="P1" text:outline-level="1"><text:bookmark text:name="id948"/>form</text:h>
      <text:h text:style-name="P241" text:outline-level="1">Description:</text:h>
      <text:p text:style-name="Text_20_body">describes whether the tremolo is measured or unmeasured.</text:p>
      <text:h text:style-name="P241" text:outline-level="1">Used by:</text:h>
      <text:p text:style-name="Text_20_body"><text:a xlink:type="simple" xlink:href="#id942">ftrem</text:a> </text:p>
      <text:h text:style-name="P241" text:outline-level="1">Module:</text:h>
      <text:p text:style-name="Text_20_body">cmn</text:p>
      <text:h text:style-name="P1" text:outline-level="1"><text:bookmark text:name="id986"/>form</text:h>
      <text:h text:style-name="P241" text:outline-level="1">Description:</text:h>
      <text:p text:style-name="Text_20_body">provides an indication of the function of the ligature.</text:p>
      <text:h text:style-name="P241" text:outline-level="1"><text:soft-page-break/>Used by:</text:h>
      <text:p text:style-name="Text_20_body"><text:a xlink:type="simple" xlink:href="#id959">ligature</text:a> </text:p>
      <text:h text:style-name="P241" text:outline-level="1">Module:</text:h>
      <text:p text:style-name="Text_20_body">mensural</text:p>
      <text:h text:style-name="P1" text:outline-level="1"><text:bookmark text:name="id998"/>form</text:h>
      <text:h text:style-name="P241" text:outline-level="1">Description:</text:h>
      <text:p text:style-name="Text_20_body">'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h text:style-name="P241" text:outline-level="1">Used by:</text:h>
      <text:p text:style-name="Text_20_body"><text:a xlink:type="simple" xlink:href="#id860">mordent</text:a> </text:p>
      <text:h text:style-name="P241" text:outline-level="1">Module:</text:h>
      <text:p text:style-name="Text_20_body">cmnOrnaments</text:p>
      <text:h text:style-name="P1" text:outline-level="1"><text:bookmark text:name="id1014"/>form</text:h>
      <text:h text:style-name="P241" text:outline-level="1">Description:</text:h>
      <text:p text:style-name="Text_20_body">indicates whether the turn begins on the note above (norm) or on the note below (inv).</text:p>
      <text:h text:style-name="P241" text:outline-level="1">Used by:</text:h>
      <text:p text:style-name="Text_20_body"><text:a xlink:type="simple" xlink:href="#id1009">turn</text:a> </text:p>
      <text:h text:style-name="P241" text:outline-level="1">Module:</text:h>
      <text:p text:style-name="Text_20_body">cmnOrnaments</text:p>
      <text:h text:style-name="P1" text:outline-level="1"><text:bookmark text:name="id1185"/>form</text:h>
      <text:h text:style-name="P241" text:outline-level="1">Description:</text:h>
      <text:p text:style-name="Text_20_body">provides a subclass or functional label for the neume.</text:p>
      <text:h text:style-name="P241" text:outline-level="1">Used by:</text:h>
      <text:p text:style-name="Text_20_body"><text:a xlink:type="simple" xlink:href="#id217">ineume</text:a> </text:p>
      <text:h text:style-name="P241" text:outline-level="1">Module:</text:h>
      <text:p text:style-name="Text_20_body">neumes</text:p>
      <text:h text:style-name="P1" text:outline-level="1"><text:bookmark text:name="id1197"/><text:soft-page-break/>form</text:h>
      <text:h text:style-name="P241" text:outline-level="1">Description:</text:h>
      <text:p text:style-name="Text_20_body">provides a subclass or functional label for the neume.</text:p>
      <text:h text:style-name="P241" text:outline-level="1">Used by:</text:h>
      <text:p text:style-name="Text_20_body"><text:a xlink:type="simple" xlink:href="#id1191">uneume</text:a> </text:p>
      <text:h text:style-name="P241" text:outline-level="1">Module:</text:h>
      <text:p text:style-name="Text_20_body">neumes</text:p>
      <text:h text:style-name="P1" text:outline-level="1"><text:bookmark text:name="id370"/>fret</text:h>
      <text:h text:style-name="P241" text:outline-level="1">Description:</text:h>
      <text:p text:style-name="Text_20_body">records the location at which a string should be stopped against a fret.</text:p>
      <text:h text:style-name="P241" text:outline-level="1">Used by:</text:h>
      <text:p text:style-name="Text_20_body"><text:a xlink:type="simple" xlink:href="#id376">barre</text:a>, <text:a xlink:type="simple" xlink:href="#id364">chordmember</text:a> </text:p>
      <text:h text:style-name="P241" text:outline-level="1">Module:</text:h>
      <text:p text:style-name="Text_20_body">harmony</text:p>
      <text:h text:style-name="P1" text:outline-level="1"><text:bookmark text:name="id127"/>func</text:h>
      <text:h text:style-name="P241" text:outline-level="1">Description:</text:h>
      <text:p text:style-name="Text_20_body">records whether the accidental has an editorial or cautionary function.</text:p>
      <text:h text:style-name="P241" text:outline-level="1">Used by:</text:h>
      <text:p text:style-name="Text_20_body"><text:a xlink:type="simple" xlink:href="#id111">accid</text:a> </text:p>
      <text:h text:style-name="P241" text:outline-level="1">Module:</text:h>
      <text:p text:style-name="Text_20_body">shared</text:p>
      <text:h text:style-name="P1" text:outline-level="1"><text:bookmark text:name="id235"/>func</text:h>
      <text:h text:style-name="P241" text:outline-level="1">Description:</text:h>
      <text:p text:style-name="Text_20_body">states whether the line break follows a single line or a line group.</text:p>
      <text:h text:style-name="P241" text:outline-level="1">Used by:</text:h>
      <text:p text:style-name="Text_20_body"><text:a xlink:type="simple" xlink:href="#id233">lb</text:a> </text:p>
      <text:h text:style-name="P241" text:outline-level="1">Module:</text:h>
      <text:p text:style-name="Text_20_body"><text:soft-page-break/>shared</text:p>
      <text:h text:style-name="P1" text:outline-level="1"><text:bookmark text:name="id320"/>func</text:h>
      <text:h text:style-name="P241" text:outline-level="1">Description:</text:h>
      <text:p text:style-name="Text_20_body">states the side of a leaf (as in a manuscript) on which the content following the &lt;pb&gt; element occurs.</text:p>
      <text:h text:style-name="P241" text:outline-level="1">Used by:</text:h>
      <text:p text:style-name="Text_20_body"><text:a xlink:type="simple" xlink:href="#id237">pb</text:a> </text:p>
      <text:h text:style-name="P241" text:outline-level="1">Module:</text:h>
      <text:p text:style-name="Text_20_body">shared</text:p>
      <text:h text:style-name="P1" text:outline-level="1"><text:bookmark text:name="id843"/>g</text:h>
      <text:h text:style-name="P241" text:outline-level="1">Description:</text:h>
      <text:p text:style-name="Text_20_body">indicates the pedal setting, i.e., flat, natural, or sharp, for the harp's G strings.</text:p>
      <text:h text:style-name="P241" text:outline-level="1">Used by:</text:h>
      <text:p text:style-name="Text_20_body"><text:a xlink:type="simple" xlink:href="#id836">harppedal</text:a> </text:p>
      <text:h text:style-name="P241" text:outline-level="1">Module:</text:h>
      <text:p text:style-name="Text_20_body">cmn</text:p>
      <text:h text:style-name="P1" text:outline-level="1"><text:bookmark text:name="id1308"/>gliss</text:h>
      <text:h text:style-name="P241" text:outline-level="1">Description:</text:h>
      <text:p text:style-name="Text_20_body">indicates that this element participates in a glissando.</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1305"/>grace</text:h>
      <text:h text:style-name="P241" text:outline-level="1">Description:</text:h>
      <text:p text:style-name="Text_20_body">marks a note or chord as a "grace" (without a definitive written duration) and records from which other note/chord it should "steal" time.</text:p>
      <text:h text:style-name="P241" text:outline-level="1">Used by:</text:h>
      <text:p text:style-name="Text_20_body"><text:soft-page-break/><text:a xlink:type="simple" xlink:href="#id106">chord</text:a>, <text:a xlink:type="simple" xlink:href="#id108">note</text:a> </text:p>
      <text:h text:style-name="P241" text:outline-level="1">Module:</text:h>
      <text:p text:style-name="Text_20_body">cmn</text:p>
      <text:h text:style-name="P1" text:outline-level="1"><text:bookmark text:name="id1307"/>grace.time</text:h>
      <text:h text:style-name="P241" text:outline-level="1">Description:</text:h>
      <text:p text:style-name="Text_20_body">records the amount of time to be "stolen" from a non-grace note/chord.</text:p>
      <text:h text:style-name="P241" text:outline-level="1">Used by:</text:h>
      <text:p text:style-name="Text_20_body"><text:a xlink:type="simple" xlink:href="#id106">chord</text:a>, <text:a xlink:type="simple" xlink:href="#id108">note</text:a> </text:p>
      <text:h text:style-name="P241" text:outline-level="1">Module:</text:h>
      <text:p text:style-name="Text_20_body">cmn</text:p>
      <text:h text:style-name="P1" text:outline-level="1"><text:bookmark text:name="id591"/>grid.show</text:h>
      <text:h text:style-name="P241" text:outline-level="1">Description:</text:h>
      <text:p text:style-name="Text_20_body">determines whether to display guitar chord grids.</text:p>
      <text:h text:style-name="P241" text:outline-level="1">Used by:</text:h>
      <text:p text:style-name="Text_20_body"><text:a xlink:type="simple" xlink:href="#id453">staffdef</text:a> </text:p>
      <text:h text:style-name="P241" text:outline-level="1">Module:</text:h>
      <text:p text:style-name="Text_20_body">shared</text:p>
      <text:h text:style-name="P1" text:outline-level="1"><text:bookmark text:name="id647"/>grid.show</text:h>
      <text:h text:style-name="P241" text:outline-level="1">Description:</text:h>
      <text:p text:style-name="Text_20_body">determines whether to display guitar chord grids.</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981"/>halign</text:h>
      <text:h text:style-name="P241" text:outline-level="1">Description:</text:h>
      <text:p text:style-name="Text_20_body"><text:soft-page-break/>records horizontal alignment.</text:p>
      <text:h text:style-name="P241" text:outline-level="1">Used by:</text:h>
      <text:p text:style-name="Text_20_body"><text:a xlink:type="simple" xlink:href="#id1027">rend</text:a>, <text:a xlink:type="simple" xlink:href="#id973">syl</text:a> </text:p>
      <text:h text:style-name="P241" text:outline-level="1">Module:</text:h>
      <text:p text:style-name="Text_20_body">shared</text:p>
      <text:h text:style-name="P1" text:outline-level="1"><text:bookmark text:name="id1174"/>hand</text:h>
      <text:h text:style-name="P241" text:outline-level="1">Description:</text:h>
      <text:p text:style-name="Text_20_body">signifies the hand responsible for an action. The value must be the ID of a &lt;hand&gt; element declared in the header.</text:p>
      <text:h text:style-name="P241" text:outline-level="1">Used by:</text:h>
      <text:p text:style-name="Text_20_body"><text:a xlink:type="simple" xlink:href="#id211">abbr</text:a>, <text:a xlink:type="simple" xlink:href="#id214">add</text:a>, <text:a xlink:type="simple" xlink:href="#id63">corr</text:a>, <text:a xlink:type="simple" xlink:href="#id1213">damage</text:a>, <text:a xlink:type="simple" xlink:href="#id1221">del</text:a>, <text:a xlink:type="simple" xlink:href="#id1248">expan</text:a>, <text:a xlink:type="simple" xlink:href="#id1333">gap</text:a>, <text:a xlink:type="simple" xlink:href="#id222">lem</text:a>, <text:a xlink:type="simple" xlink:href="#id1179">rdg</text:a>, <text:a xlink:type="simple" xlink:href="#id1231">restore</text:a>, <text:a xlink:type="simple" xlink:href="#id1243">unclear</text:a> </text:p>
      <text:h text:style-name="P241" text:outline-level="1">Module:</text:h>
      <text:p text:style-name="Text_20_body">shared</text:p>
      <text:h text:style-name="P1" text:outline-level="1"><text:bookmark text:name="id567"/>harm.dist</text:h>
      <text:h text:style-name="P241" text:outline-level="1">Description:</text:h>
      <text:p text:style-name="Text_20_body">records the default distance from the staff of harmonic indications, such as guitar chord grids or functional label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1292"/>headshape</text:h>
      <text:h text:style-name="P241" text:outline-level="1">Description:</text:h>
      <text:p text:style-name="Text_20_body">used to override the headshape normally used for the given duration.</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1109"/><text:soft-page-break/>height</text:h>
      <text:h text:style-name="P241" text:outline-level="1">Description:</text:h>
      <text:p text:style-name="Text_20_body">measurement of the vertical dimension of an image.</text:p>
      <text:h text:style-name="P241" text:outline-level="1">Used by:</text:h>
      <text:p text:style-name="Text_20_body"><text:a xlink:type="simple" xlink:href="#id1107">graphic</text:a> </text:p>
      <text:h text:style-name="P241" text:outline-level="1">Module:</text:h>
      <text:p text:style-name="Text_20_body">figtable</text:p>
      <text:h text:style-name="P1" text:outline-level="1"><text:bookmark text:name="id1204"/>hfunc</text:h>
      <text:h text:style-name="P241" text:outline-level="1">Description:</text:h>
      <text:p text:style-name="Text_20_body">describes harmonic function in any convenient typology.</text:p>
      <text:h text:style-name="P241" text:outline-level="1">Used by:</text:h>
      <text:p text:style-name="Text_20_body"><text:a xlink:type="simple" xlink:href="#id108">note</text:a>, <text:a xlink:type="simple" xlink:href="#id1191">uneume</text:a> </text:p>
      <text:h text:style-name="P241" text:outline-level="1">Module:</text:h>
      <text:p text:style-name="Text_20_body">analysis</text:p>
      <text:h text:style-name="P1" text:outline-level="1"><text:bookmark text:name="id130"/>ho</text:h>
      <text:h text:style-name="P241" text:outline-level="1">Description:</text:h>
      <text:p text:style-name="Text_20_body">records a horizontal adjustment of a feature's programmatically-determinded location in terms of staff interline distance; that is, units of 1/2 the distance between adjacent staves.</text:p>
      <text:h text:style-name="P241" text:outline-level="1">Used by:</text:h>
      <text:p text:style-name="Text_20_body"><text:a xlink:type="simple" xlink:href="#id111">accid</text:a>, <text:a xlink:type="simple" xlink:href="#id392">anchoredtext</text:a>, <text:a xlink:type="simple" xlink:href="#id797">arpeg</text:a>, <text:a xlink:type="simple" xlink:href="#id142">artic</text:a>, <text:a xlink:type="simple" xlink:href="#id904">bend</text:a>, <text:a xlink:type="simple" xlink:href="#id816">breath</text:a>, <text:a xlink:type="simple" xlink:href="#id106">chord</text:a>, <text:a xlink:type="simple" xlink:href="#id172">curve</text:a>, <text:a xlink:type="simple" xlink:href="#id169">dir</text:a>, <text:a xlink:type="simple" xlink:href="#id158">dot</text:a>, <text:a xlink:type="simple" xlink:href="#id773">dynam</text:a>, <text:a xlink:type="simple" xlink:href="#id821">fermata</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201">line</text:a>, <text:a xlink:type="simple" xlink:href="#id860">mordent</text:a>, <text:a xlink:type="simple" xlink:href="#id726">mrest</text:a>, <text:a xlink:type="simple" xlink:href="#id108">note</text:a>, <text:a xlink:type="simple" xlink:href="#id849">octave</text:a>, <text:a xlink:type="simple" xlink:href="#id1017">pedal</text:a>, <text:a xlink:type="simple" xlink:href="#id782">phrase</text:a>, <text:a xlink:type="simple" xlink:href="#id1024">reh</text:a>, <text:a xlink:type="simple" xlink:href="#id873">rest</text:a>, <text:a xlink:type="simple" xlink:href="#id1121">slur</text:a>, <text:a xlink:type="simple" xlink:href="#id973">syl</text:a>, <text:a xlink:type="simple" xlink:href="#id386">symbol</text:a>, <text:a xlink:type="simple" xlink:href="#id790">tempo</text:a>, <text:a xlink:type="simple" xlink:href="#id1127">tie</text:a>, <text:a xlink:type="simple" xlink:href="#id1002">trill</text:a>, <text:a xlink:type="simple" xlink:href="#id1009">turn</text:a>, <text:a xlink:type="simple" xlink:href="#id1191">uneume</text:a> </text:p>
      <text:h text:style-name="P241" text:outline-level="1">Module:</text:h>
      <text:p text:style-name="Text_20_body">shared</text:p>
      <text:h text:style-name="P1" text:outline-level="1"><text:bookmark text:name="id1418"/>initial</text:h>
      <text:h text:style-name="P241" text:outline-level="1">Description:</text:h>
      <text:p text:style-name="Text_20_body">marks this hand as the initial one of the document.</text:p>
      <text:h text:style-name="P241" text:outline-level="1">Used by:</text:h>
      <text:p text:style-name="Text_20_body"><text:a xlink:type="simple" xlink:href="#id1415">hand</text:a> </text:p>
      <text:h text:style-name="P241" text:outline-level="1"><text:soft-page-break/>Module:</text:h>
      <text:p text:style-name="Text_20_body">header</text:p>
      <text:h text:style-name="P1" text:outline-level="1"><text:bookmark text:name="id482"/>instr</text:h>
      <text:h text:style-name="P241" text:outline-level="1">Description:</text:h>
      <text:p text:style-name="Text_20_body">provides a way of pointing to a MIDI instrument definition. It must contain the ID of an &lt;instrdef&gt; element elsewhere in the document.</text:p>
      <text:h text:style-name="P241" text:outline-level="1">Used by:</text:h>
      <text:p text:style-name="Text_20_body"><text:a xlink:type="simple" xlink:href="#id106">chord</text:a>, <text:a xlink:type="simple" xlink:href="#id456">layerdef</text:a>, <text:a xlink:type="simple" xlink:href="#id726">mrest</text:a>, <text:a xlink:type="simple" xlink:href="#id752">mspace</text:a>, <text:a xlink:type="simple" xlink:href="#id758">multirest</text:a>, <text:a xlink:type="simple" xlink:href="#id108">note</text:a>, <text:a xlink:type="simple" xlink:href="#id873">rest</text:a>, <text:a xlink:type="simple" xlink:href="#id453">staffdef</text:a>, <text:a xlink:type="simple" xlink:href="#id438">staffgrp</text:a> </text:p>
      <text:h text:style-name="P241" text:outline-level="1">Module:</text:h>
      <text:p text:style-name="Text_20_body">shared</text:p>
      <text:h text:style-name="P1" text:outline-level="1"><text:bookmark text:name="id353"/>interval</text:h>
      <text:h text:style-name="P241" text:outline-level="1">Description:</text:h>
      <text:p text:style-name="Text_20_body">specifies the (positive) numeric portion of a time interval.</text:p>
      <text:h text:style-name="P241" text:outline-level="1">Used by:</text:h>
      <text:p text:style-name="Text_20_body"><text:a xlink:type="simple" xlink:href="#id348">when</text:a> </text:p>
      <text:h text:style-name="P241" text:outline-level="1">Module:</text:h>
      <text:p text:style-name="Text_20_body">linkalign</text:p>
      <text:h text:style-name="P1" text:outline-level="1"><text:bookmark text:name="id373"/>inth</text:h>
      <text:h text:style-name="P241" text:outline-level="1">Description:</text:h>
      <text:p text:style-name="Text_20_body">encodes the harmonic interval between this note and other pitches occuring at the same time.</text:p>
      <text:h text:style-name="P241" text:outline-level="1">Used by:</text:h>
      <text:p text:style-name="Text_20_body"><text:a xlink:type="simple" xlink:href="#id364">chordmember</text:a>, <text:a xlink:type="simple" xlink:href="#id108">note</text:a>, <text:a xlink:type="simple" xlink:href="#id1191">uneume</text:a> </text:p>
      <text:h text:style-name="P241" text:outline-level="1">Module:</text:h>
      <text:p text:style-name="Text_20_body">analysis</text:p>
      <text:h text:style-name="P1" text:outline-level="1"><text:bookmark text:name="id1208"/>intm</text:h>
      <text:h text:style-name="P241" text:outline-level="1">Description:</text:h>
      <text:p text:style-name="Text_20_body">encodes the melodic interval from the previous pitch.</text:p>
      <text:h text:style-name="P241" text:outline-level="1"><text:soft-page-break/>Used by:</text:h>
      <text:p text:style-name="Text_20_body"><text:a xlink:type="simple" xlink:href="#id108">note</text:a>, <text:a xlink:type="simple" xlink:href="#id1191">uneume</text:a> </text:p>
      <text:h text:style-name="P241" text:outline-level="1">Module:</text:h>
      <text:p text:style-name="Text_20_body">analysis</text:p>
      <text:h text:style-name="P1" text:outline-level="1"><text:bookmark text:name="id789"/>join</text:h>
      <text:h text:style-name="P241" text:outline-level="1">Description:</text:h>
      <text:p text:style-name="Text_20_body">used for linking visually separate slurs, sometimes necessary due to system breaks, that form a single musical phrase. Also used to indicate a measure which metrically completes the current one. Record the IDs of the separately encoded components, excluding this one.</text:p>
      <text:h text:style-name="P241" text:outline-level="1">Used by:</text:h>
      <text:p text:style-name="Text_20_body"><text:a xlink:type="simple" xlink:href="#id1156">measure</text:a>, <text:a xlink:type="simple" xlink:href="#id782">phrase</text:a>, <text:a xlink:type="simple" xlink:href="#id1121">slur</text:a> </text:p>
      <text:h text:style-name="P241" text:outline-level="1">Module:</text:h>
      <text:p text:style-name="Text_20_body">shared</text:p>
      <text:h text:style-name="P1" text:outline-level="1"><text:bookmark text:name="id542"/>key.accid</text:h>
      <text:h text:style-name="P241" text:outline-level="1">Description:</text:h>
      <text:p text:style-name="Text_20_body">contains an accidental for the tonic key, if one is required, e.g., if key.pname equals 'c' and key.accid equals 's', then a tonic of C# is indicated.</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43"/>key.mode</text:h>
      <text:h text:style-name="P241" text:outline-level="1">Description:</text:h>
      <text:p text:style-name="Text_20_body">indicates major, minor, or other tonality.</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44"/>key.pname</text:h>
      <text:h text:style-name="P241" text:outline-level="1"><text:soft-page-break/>Description:</text:h>
      <text:p text:style-name="Text_20_body">holds the pitch name of the tonic key, e.g. 'c' for the key of C.</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45"/>key.sig</text:h>
      <text:h text:style-name="P241" text:outline-level="1">Description:</text:h>
      <text:p text:style-name="Text_20_body">indicates where the key lies in the circle of fifth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47"/>key.sig.mixed</text:h>
      <text:h text:style-name="P241" text:outline-level="1">Description:</text:h>
      <text:p text:style-name="Text_20_body">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70"/>key.sig.show</text:h>
      <text:h text:style-name="P241" text:outline-level="1">Description:</text:h>
      <text:p text:style-name="Text_20_body">indicates whether the key signature should be displayed.</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text:soft-page-break/>shared</text:p>
      <text:h text:style-name="P1" text:outline-level="1"><text:bookmark text:name="id571"/>key.sig.showchange</text:h>
      <text:h text:style-name="P241" text:outline-level="1">Description:</text:h>
      <text:p text:style-name="Text_20_body">determines whether cautionary accidentals should be displayed at a key change.</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73"/>label.abbr</text:h>
      <text:h text:style-name="P241" text:outline-level="1">Description:</text:h>
      <text:p text:style-name="Text_20_body">provides a label for a group of staves on pages after the first page.</text:p>
      <text:h text:style-name="P241" text:outline-level="1">Used by:</text:h>
      <text:p text:style-name="Text_20_body"><text:a xlink:type="simple" xlink:href="#id453">staffdef</text:a>, <text:a xlink:type="simple" xlink:href="#id438">staffgrp</text:a> </text:p>
      <text:h text:style-name="P241" text:outline-level="1">Module:</text:h>
      <text:p text:style-name="Text_20_body">shared</text:p>
      <text:h text:style-name="P1" text:outline-level="1"><text:bookmark text:name="id574"/>label.full</text:h>
      <text:h text:style-name="P241" text:outline-level="1">Description:</text:h>
      <text:p text:style-name="Text_20_body">provides a label for a group of staves on the first page; label.abbr is used thereafter.</text:p>
      <text:h text:style-name="P241" text:outline-level="1">Used by:</text:h>
      <text:p text:style-name="Text_20_body"><text:a xlink:type="simple" xlink:href="#id453">staffdef</text:a>, <text:a xlink:type="simple" xlink:href="#id438">staffgrp</text:a> </text:p>
      <text:h text:style-name="P241" text:outline-level="1">Module:</text:h>
      <text:p text:style-name="Text_20_body">shared</text:p>
      <text:h text:style-name="P1" text:outline-level="1"><text:bookmark text:name="id306"/>layer</text:h>
      <text:h text:style-name="P241" text:outline-level="1">Description:</text:h>
      <text:p text:style-name="Text_20_body">identifies the layer to which a feature applies.</text:p>
      <text:h text:style-name="P241" text:outline-level="1">Used by:</text:h>
      <text:p text:style-name="Text_20_body"><text:soft-page-break/><text:a xlink:type="simple" xlink:href="#id298">annot</text:a>, <text:a xlink:type="simple" xlink:href="#id898">beam</text:a>, <text:a xlink:type="simple" xlink:href="#id928">beatrpt</text:a>, <text:a xlink:type="simple" xlink:href="#id935">btrem</text:a>, <text:a xlink:type="simple" xlink:href="#id684">cc</text:a>, <text:a xlink:type="simple" xlink:href="#id693">chan</text:a>, <text:a xlink:type="simple" xlink:href="#id696">chanpr</text:a>, <text:a xlink:type="simple" xlink:href="#id106">chord</text:a>, <text:a xlink:type="simple" xlink:href="#id862">clefchange</text:a>, <text:a xlink:type="simple" xlink:href="#id698">cue</text:a>, <text:a xlink:type="simple" xlink:href="#id942">ftrem</text:a>, <text:a xlink:type="simple" xlink:href="#id957">halfmrpt</text:a>, <text:a xlink:type="simple" xlink:href="#id700">hex</text:a>, <text:a xlink:type="simple" xlink:href="#id962">lyrics</text:a>, <text:a xlink:type="simple" xlink:href="#id702">marker</text:a>, <text:a xlink:type="simple" xlink:href="#id704">metatext</text:a>, <text:a xlink:type="simple" xlink:href="#id682">midi</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69">pad</text:a>, <text:a xlink:type="simple" xlink:href="#id710">port</text:a>, <text:a xlink:type="simple" xlink:href="#id712">prog</text:a>, <text:a xlink:type="simple" xlink:href="#id873">rest</text:a>, <text:a xlink:type="simple" xlink:href="#id714">seqnum</text:a>, <text:a xlink:type="simple" xlink:href="#id891">space</text:a>, <text:a xlink:type="simple" xlink:href="#id717">trkname</text:a>, <text:a xlink:type="simple" xlink:href="#id906">tuplet</text:a>, <text:a xlink:type="simple" xlink:href="#id1132">tupletspan</text:a>, <text:a xlink:type="simple" xlink:href="#id1191">uneume</text:a>, <text:a xlink:type="simple" xlink:href="#id719">vel</text:a> </text:p>
      <text:h text:style-name="P241" text:outline-level="1">Module:</text:h>
      <text:p text:style-name="Text_20_body">shared</text:p>
      <text:h text:style-name="P1" text:outline-level="1"><text:bookmark text:name="id778"/>layer</text:h>
      <text:h text:style-name="P241" text:outline-level="1">Description:</text:h>
      <text:p text:style-name="Text_20_body">signifies the layer within which a control event is active.</text:p>
      <text:h text:style-name="P241" text:outline-level="1">Used by:</text:h>
      <text:p text:style-name="Text_20_body"><text:a xlink:type="simple" xlink:href="#id797">arpeg</text:a>, <text:a xlink:type="simple" xlink:href="#id804">beamspan</text:a>, <text:a xlink:type="simple" xlink:href="#id904">bend</text:a>, <text:a xlink:type="simple" xlink:href="#id816">breath</text:a>, <text:a xlink:type="simple" xlink:href="#id169">dir</text:a>, <text:a xlink:type="simple" xlink:href="#id773">dynam</text:a>, <text:a xlink:type="simple" xlink:href="#id821">fermata</text:a>, <text:a xlink:type="simple" xlink:href="#id950">gliss</text:a>, <text:a xlink:type="simple" xlink:href="#id828">hairpin</text:a>, <text:a xlink:type="simple" xlink:href="#id1139">harm</text:a>, <text:a xlink:type="simple" xlink:href="#id836">harppedal</text:a>, <text:a xlink:type="simple" xlink:href="#id860">mordent</text:a>, <text:a xlink:type="simple" xlink:href="#id849">octave</text:a>, <text:a xlink:type="simple" xlink:href="#id1017">pedal</text:a>, <text:a xlink:type="simple" xlink:href="#id782">phrase</text:a>, <text:a xlink:type="simple" xlink:href="#id1121">slur</text:a>, <text:a xlink:type="simple" xlink:href="#id790">tempo</text:a>, <text:a xlink:type="simple" xlink:href="#id1127">tie</text:a>, <text:a xlink:type="simple" xlink:href="#id1002">trill</text:a>, <text:a xlink:type="simple" xlink:href="#id1009">turn</text:a> </text:p>
      <text:h text:style-name="P241" text:outline-level="1">Module:</text:h>
      <text:p text:style-name="Text_20_body">shared</text:p>
      <text:h text:style-name="P1" text:outline-level="1"><text:bookmark text:name="id592"/>layerscheme</text:h>
      <text:h text:style-name="P241" text:outline-level="1">Description:</text:h>
      <text:p text:style-name="Text_20_body">indicates the number of layers and their stem directions.</text:p>
      <text:h text:style-name="P241" text:outline-level="1">Used by:</text:h>
      <text:p text:style-name="Text_20_body"><text:a xlink:type="simple" xlink:href="#id453">staffdef</text:a> </text:p>
      <text:h text:style-name="P241" text:outline-level="1">Module:</text:h>
      <text:p text:style-name="Text_20_body">shared</text:p>
      <text:h text:style-name="P1" text:outline-level="1"><text:bookmark text:name="id1166"/>left</text:h>
      <text:h text:style-name="P241" text:outline-level="1">Description:</text:h>
      <text:p text:style-name="Text_20_body">indicates the visual rendition of the left barline. It is present here only for facilitation of translation from legacy encodings which use it. Usually, it can be safely ignored.</text:p>
      <text:h text:style-name="P241" text:outline-level="1">Used by:</text:h>
      <text:p text:style-name="Text_20_body"><text:a xlink:type="simple" xlink:href="#id1156">measure</text:a> </text:p>
      <text:h text:style-name="P241" text:outline-level="1">Module:</text:h>
      <text:p text:style-name="Text_20_body">shared</text:p>
      <text:h text:style-name="P1" text:outline-level="1"><text:bookmark text:name="id1095"/><text:soft-page-break/>level</text:h>
      <text:h text:style-name="P241" text:outline-level="1">Description:</text:h>
      <text:p text:style-name="Text_20_body">indicates whether this is the title of an article, monograph, journal, series, or unpublished material.</text:p>
      <text:h text:style-name="P241" text:outline-level="1">Used by:</text:h>
      <text:p text:style-name="Text_20_body"><text:a xlink:type="simple" xlink:href="#id1092">title</text:a> </text:p>
      <text:h text:style-name="P241" text:outline-level="1">Module:</text:h>
      <text:p text:style-name="Text_20_body">shared</text:p>
      <text:h text:style-name="P1" text:outline-level="1"><text:bookmark text:name="id1277"/>lig</text:h>
      <text:h text:style-name="P241" text:outline-level="1">Description:</text:h>
      <text:p text:style-name="Text_20_body">indicates this element's participation in a ligature.</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492"/>line</text:h>
      <text:h text:style-name="P241" text:outline-level="1">Description:</text:h>
      <text:p text:style-name="Text_20_body">indicates the line upon which a feature stands. The value must be in the range between 1 and the number of lines on the staff.</text:p>
      <text:h text:style-name="P241" text:outline-level="1">Used by:</text:h>
      <text:p text:style-name="Text_20_body"><text:a xlink:type="simple" xlink:href="#id484">clef</text:a>, <text:a xlink:type="simple" xlink:href="#id862">clefchange</text:a>, <text:a xlink:type="simple" xlink:href="#id873">rest</text:a> </text:p>
      <text:h text:style-name="P241" text:outline-level="1">Module:</text:h>
      <text:p text:style-name="Text_20_body">shared</text:p>
      <text:h text:style-name="P1" text:outline-level="1"><text:bookmark text:name="id594"/>lines</text:h>
      <text:h text:style-name="P241" text:outline-level="1">Description:</text:h>
      <text:p text:style-name="Text_20_body">indicates the number of stafflines.</text:p>
      <text:h text:style-name="P241" text:outline-level="1">Used by:</text:h>
      <text:p text:style-name="Text_20_body"><text:a xlink:type="simple" xlink:href="#id453">staffdef</text:a> </text:p>
      <text:h text:style-name="P241" text:outline-level="1">Module:</text:h>
      <text:p text:style-name="Text_20_body">shared</text:p>
      <text:h text:style-name="P1" text:outline-level="1"><text:bookmark text:name="id595"/><text:soft-page-break/>lines.color</text:h>
      <text:h text:style-name="P241" text:outline-level="1">Description:</text:h>
      <text:p text:style-name="Text_20_body">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h text:style-name="P241" text:outline-level="1">Used by:</text:h>
      <text:p text:style-name="Text_20_body"><text:a xlink:type="simple" xlink:href="#id453">staffdef</text:a> </text:p>
      <text:h text:style-name="P241" text:outline-level="1">Module:</text:h>
      <text:p text:style-name="Text_20_body">shared</text:p>
      <text:h text:style-name="P1" text:outline-level="1"><text:bookmark text:name="id596"/>lines.visible</text:h>
      <text:h text:style-name="P241" text:outline-level="1">Description:</text:h>
      <text:p text:style-name="Text_20_body">records whether all stafflines are visible.</text:p>
      <text:h text:style-name="P241" text:outline-level="1">Used by:</text:h>
      <text:p text:style-name="Text_20_body"><text:a xlink:type="simple" xlink:href="#id453">staffdef</text:a> </text:p>
      <text:h text:style-name="P241" text:outline-level="1">Module:</text:h>
      <text:p text:style-name="Text_20_body">shared</text:p>
      <text:h text:style-name="P1" text:outline-level="1"><text:bookmark text:name="id162"/>loc</text:h>
      <text:h text:style-name="P241" text:outline-level="1">Description:</text:h>
      <text:p text:style-name="Text_20_body">holds the staff location of the feature.</text:p>
      <text:h text:style-name="P241" text:outline-level="1">Used by:</text:h>
      <text:p text:style-name="Text_20_body"><text:a xlink:type="simple" xlink:href="#id158">dot</text:a>, <text:a xlink:type="simple" xlink:href="#id401">keyaccid</text:a>, <text:a xlink:type="simple" xlink:href="#id502">mensur</text:a> </text:p>
      <text:h text:style-name="P241" text:outline-level="1">Module:</text:h>
      <text:p text:style-name="Text_20_body">shared</text:p>
      <text:h text:style-name="P1" text:outline-level="1"><text:bookmark text:name="id999"/>long</text:h>
      <text:h text:style-name="P241" text:outline-level="1">Description:</text:h>
      <text:p text:style-name="Text_20_body">When the long attribute is set to 'yes', a double or long mordent, consisting of 5 notes, is indicated.</text:p>
      <text:h text:style-name="P241" text:outline-level="1">Used by:</text:h>
      <text:p text:style-name="Text_20_body"><text:a xlink:type="simple" xlink:href="#id860">mordent</text:a> </text:p>
      <text:h text:style-name="P241" text:outline-level="1"><text:soft-page-break/>Module:</text:h>
      <text:p text:style-name="Text_20_body">cmnOrnaments</text:p>
      <text:h text:style-name="P1" text:outline-level="1"><text:bookmark text:name="id1546"/>lrx</text:h>
      <text:h text:style-name="P241" text:outline-level="1">Description:</text:h>
      <text:p text:style-name="Text_20_body">indicates the lower-right corner x coordinate.</text:p>
      <text:h text:style-name="P241" text:outline-level="1">Used by:</text:h>
      <text:p text:style-name="Text_20_body"><text:a xlink:type="simple" xlink:href="#id1537">surface</text:a>, <text:a xlink:type="simple" xlink:href="#id1540">zone</text:a> </text:p>
      <text:h text:style-name="P241" text:outline-level="1">Module:</text:h>
      <text:p text:style-name="Text_20_body">shared</text:p>
      <text:h text:style-name="P1" text:outline-level="1"><text:bookmark text:name="id1547"/>lry</text:h>
      <text:h text:style-name="P241" text:outline-level="1">Description:</text:h>
      <text:p text:style-name="Text_20_body">indicates the lower-left corner x coordinate.</text:p>
      <text:h text:style-name="P241" text:outline-level="1">Used by:</text:h>
      <text:p text:style-name="Text_20_body"><text:a xlink:type="simple" xlink:href="#id1537">surface</text:a>, <text:a xlink:type="simple" xlink:href="#id1540">zone</text:a> </text:p>
      <text:h text:style-name="P241" text:outline-level="1">Module:</text:h>
      <text:p text:style-name="Text_20_body">shared</text:p>
      <text:h text:style-name="P1" text:outline-level="1"><text:bookmark text:name="id1276"/>lv</text:h>
      <text:h text:style-name="P241" text:outline-level="1">Description:</text:h>
      <text:p text:style-name="Text_20_body">indicates the attachment of an l.v. (laissez vibrer) sign to this element.</text:p>
      <text:h text:style-name="P241" text:outline-level="1">Used by:</text:h>
      <text:p text:style-name="Text_20_body"><text:a xlink:type="simple" xlink:href="#id106">chord</text:a>, <text:a xlink:type="simple" xlink:href="#id108">note</text:a> </text:p>
      <text:h text:style-name="P241" text:outline-level="1">Module:</text:h>
      <text:p text:style-name="Text_20_body">cmn</text:p>
      <text:h text:style-name="P1" text:outline-level="1"><text:bookmark text:name="id576"/>lyric.align</text:h>
      <text:h text:style-name="P241" text:outline-level="1">Description:</text:h>
      <text:p text:style-name="Text_20_body">describes the alignment of lyric syllables associated with a note or chord.</text:p>
      <text:h text:style-name="P241" text:outline-level="1"><text:soft-page-break/>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77"/>lyric.fam</text:h>
      <text:h text:style-name="P241" text:outline-level="1">Description:</text:h>
      <text:p text:style-name="Text_20_body">sets the font family default value for lyric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78"/>lyric.name</text:h>
      <text:h text:style-name="P241" text:outline-level="1">Description:</text:h>
      <text:p text:style-name="Text_20_body">sets the font name default value for lyric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79"/>lyric.size</text:h>
      <text:h text:style-name="P241" text:outline-level="1">Description:</text:h>
      <text:p text:style-name="Text_20_body">sets the default font size value for lyric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80"/>lyric.style</text:h>
      <text:h text:style-name="P241" text:outline-level="1"><text:soft-page-break/>Description:</text:h>
      <text:p text:style-name="Text_20_body">sets the default font style value for lyric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81"/>lyric.weight</text:h>
      <text:h text:style-name="P241" text:outline-level="1">Description:</text:h>
      <text:p text:style-name="Text_20_body">sets the default font weight value for lyric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356"/>mediacontent</text:h>
      <text:h text:style-name="P241" text:outline-level="1">Description:</text:h>
      <text:p text:style-name="Text_20_body">holds the web-addressable location of the external digital media.</text:p>
      <text:h text:style-name="P241" text:outline-level="1">Used by:</text:h>
      <text:p text:style-name="Text_20_body"><text:a xlink:type="simple" xlink:href="#id346">timeline</text:a> </text:p>
      <text:h text:style-name="P241" text:outline-level="1">Module:</text:h>
      <text:p text:style-name="Text_20_body">linkalign</text:p>
      <text:h text:style-name="P1" text:outline-level="1"><text:bookmark text:name="id357"/>medialength</text:h>
      <text:h text:style-name="P241" text:outline-level="1">Description:</text:h>
      <text:p text:style-name="Text_20_body">indicates the length of the external digital file.</text:p>
      <text:h text:style-name="P241" text:outline-level="1">Used by:</text:h>
      <text:p text:style-name="Text_20_body"><text:a xlink:type="simple" xlink:href="#id346">timeline</text:a> </text:p>
      <text:h text:style-name="P241" text:outline-level="1">Module:</text:h>
      <text:p text:style-name="Text_20_body">linkalign</text:p>
      <text:h text:style-name="P1" text:outline-level="1"><text:bookmark text:name="id1329"/><text:soft-page-break/>medium</text:h>
      <text:h text:style-name="P241" text:outline-level="1">Description:</text:h>
      <text:p text:style-name="Text_20_body">describes the writing medium.</text:p>
      <text:h text:style-name="P241" text:outline-level="1">Used by:</text:h>
      <text:p text:style-name="Text_20_body"><text:a xlink:type="simple" xlink:href="#id1415">hand</text:a>, <text:a xlink:type="simple" xlink:href="#id1326">handshift</text:a> </text:p>
      <text:h text:style-name="P241" text:outline-level="1">Module:</text:h>
      <text:p text:style-name="Text_20_body">shared</text:p>
      <text:h text:style-name="P1" text:outline-level="1"><text:bookmark text:name="id1531"/>meiversion</text:h>
      <text:h text:style-name="P241" text:outline-level="1">Description:</text:h>
      <text:p text:style-name="Text_20_body">records the version of MEI used by the file.</text:p>
      <text:h text:style-name="P241" text:outline-level="1">Used by:</text:h>
      <text:p text:style-name="Text_20_body"><text:a xlink:type="simple" xlink:href="#id27">mei</text:a>, <text:a xlink:type="simple" xlink:href="#id1587">meicorpus</text:a>, <text:a xlink:type="simple" xlink:href="#id28">meihead</text:a>, <text:a xlink:type="simple" xlink:href="#id1533">music</text:a> </text:p>
      <text:h text:style-name="P241" text:outline-level="1">Module:</text:h>
      <text:p text:style-name="Text_20_body">shared</text:p>
      <text:h text:style-name="P1" text:outline-level="1"><text:bookmark text:name="id555"/>mensur.dot</text:h>
      <text:h text:style-name="P241" text:outline-level="1">Description:</text:h>
      <text:p text:style-name="Text_20_body">determines if a dot is to be added to the base symbol.</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mensural</text:p>
      <text:h text:style-name="P1" text:outline-level="1"><text:bookmark text:name="id607"/>mensur.form</text:h>
      <text:h text:style-name="P241" text:outline-level="1">Description:</text:h>
      <text:p text:style-name="Text_20_body">indicates whether the base symbol is written vertically or horizontally.</text:p>
      <text:h text:style-name="P241" text:outline-level="1">Used by:</text:h>
      <text:p text:style-name="Text_20_body"><text:soft-page-break/><text:a xlink:type="simple" xlink:href="#id343">scoredef</text:a>, <text:a xlink:type="simple" xlink:href="#id453">staffdef</text:a> </text:p>
      <text:h text:style-name="P241" text:outline-level="1">Module:</text:h>
      <text:p text:style-name="Text_20_body">mensural</text:p>
      <text:h text:style-name="P1" text:outline-level="1"><text:bookmark text:name="id608"/>mensur.loc</text:h>
      <text:h text:style-name="P241" text:outline-level="1">Description:</text:h>
      <text:p text:style-name="Text_20_body">holds the staff location of the mensuration sign.</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mensural</text:p>
      <text:h text:style-name="P1" text:outline-level="1"><text:bookmark text:name="id556"/>mensur.orient</text:h>
      <text:h text:style-name="P241" text:outline-level="1">Description:</text:h>
      <text:p text:style-name="Text_20_body">describes the rotation or reflection of the base symbol.</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mensural</text:p>
      <text:h text:style-name="P1" text:outline-level="1"><text:bookmark text:name="id557"/>mensur.sign</text:h>
      <text:h text:style-name="P241" text:outline-level="1">Description:</text:h>
      <text:p text:style-name="Text_20_body">the base symbol in the mensuration sign/time signature of mensural notation.</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mensural</text:p>
      <text:h text:style-name="P1" text:outline-level="1"><text:bookmark text:name="id609"/>mensur.size</text:h>
      <text:h text:style-name="P241" text:outline-level="1">Description:</text:h>
      <text:p text:style-name="Text_20_body"><text:soft-page-break/>describes the relative size of the mensuration sign.</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mensural</text:p>
      <text:h text:style-name="P1" text:outline-level="1"><text:bookmark text:name="id558"/>mensur.slash</text:h>
      <text:h text:style-name="P241" text:outline-level="1">Description:</text:h>
      <text:p text:style-name="Text_20_body">indicates the number lines added to the mensuration sign. For example, one slash is added for what we now call 'alla breve'.</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mensural</text:p>
      <text:h text:style-name="P1" text:outline-level="1"><text:bookmark text:name="id549"/>meter.count</text:h>
      <text:h text:style-name="P241" text:outline-level="1">Description:</text:h>
      <text:p text:style-name="Text_20_body">captures the number of beats in a measure, that is, the top number of the meter signature.</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83"/>meter.rend</text:h>
      <text:h text:style-name="P241" text:outline-level="1">Description:</text:h>
      <text:p text:style-name="Text_20_body">contains indication of how the meter signature should be rendered.</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84"/><text:soft-page-break/>meter.showchange</text:h>
      <text:h text:style-name="P241" text:outline-level="1">Description:</text:h>
      <text:p text:style-name="Text_20_body">determines whether a new meter signature should be displayed when the meter signature change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85"/>meter.sym</text:h>
      <text:h text:style-name="P241" text:outline-level="1">Description:</text:h>
      <text:p text:style-name="Text_20_body">indicates the use of a meter symbol instead of a numeric meter signature, that is, 'C' for common time or 'C' with a slash for cut time.</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50"/>meter.unit</text:h>
      <text:h text:style-name="P241" text:outline-level="1">Description:</text:h>
      <text:p text:style-name="Text_20_body">contains the number indicating the beat unit, that is, the bottom number of the meter signature.</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1497"/>method</text:h>
      <text:h text:style-name="P241" text:outline-level="1">Description:</text:h>
      <text:p text:style-name="Text_20_body">indicates the method employed to mark corrections and normalizations.</text:p>
      <text:h text:style-name="P241" text:outline-level="1">Used by:</text:h>
      <text:p text:style-name="Text_20_body"><text:a xlink:type="simple" xlink:href="#id1493">correction</text:a>, <text:a xlink:type="simple" xlink:href="#id1502">normalization</text:a> </text:p>
      <text:h text:style-name="P241" text:outline-level="1"><text:soft-page-break/>Module:</text:h>
      <text:p text:style-name="Text_20_body">header</text:p>
      <text:h text:style-name="P1" text:outline-level="1"><text:bookmark text:name="id1206"/>mfunc</text:h>
      <text:h text:style-name="P241" text:outline-level="1">Description:</text:h>
      <text:p text:style-name="Text_20_body">describes melodic function in any convenient typology.</text:p>
      <text:h text:style-name="P241" text:outline-level="1">Used by:</text:h>
      <text:p text:style-name="Text_20_body"><text:a xlink:type="simple" xlink:href="#id106">chord</text:a>, <text:a xlink:type="simple" xlink:href="#id108">note</text:a>, <text:a xlink:type="simple" xlink:href="#id1191">uneume</text:a> </text:p>
      <text:h text:style-name="P241" text:outline-level="1">Module:</text:h>
      <text:p text:style-name="Text_20_body">analysis</text:p>
      <text:h text:style-name="P1" text:outline-level="1"><text:bookmark text:name="id426"/>midi.channel</text:h>
      <text:h text:style-name="P241" text:outline-level="1">Description:</text:h>
      <text:p text:style-name="Text_20_body">records a MIDI channel value.</text:p>
      <text:h text:style-name="P241" text:outline-level="1">Used by:</text:h>
      <text:p text:style-name="Text_20_body"><text:a xlink:type="simple" xlink:href="#id423">instrdef</text:a>, <text:a xlink:type="simple" xlink:href="#id343">scoredef</text:a> </text:p>
      <text:h text:style-name="P241" text:outline-level="1">Module:</text:h>
      <text:p text:style-name="Text_20_body">midi</text:p>
      <text:h text:style-name="P1" text:outline-level="1"><text:bookmark text:name="id428"/>midi.duty</text:h>
      <text:h text:style-name="P241" text:outline-level="1">Description:</text:h>
      <text:p text:style-name="Text_20_body">specifies the 'on' part of the duty cycle as a percentage of a note's duration.</text:p>
      <text:h text:style-name="P241" text:outline-level="1">Used by:</text:h>
      <text:p text:style-name="Text_20_body"><text:a xlink:type="simple" xlink:href="#id423">instrdef</text:a>, <text:a xlink:type="simple" xlink:href="#id343">scoredef</text:a> </text:p>
      <text:h text:style-name="P241" text:outline-level="1">Module:</text:h>
      <text:p text:style-name="Text_20_body">midi</text:p>
      <text:h text:style-name="P1" text:outline-level="1"><text:bookmark text:name="id434"/>midi.instrname</text:h>
      <text:h text:style-name="P241" text:outline-level="1">Description:</text:h>
      <text:p text:style-name="Text_20_body">provides a label for the MIDI instrument.</text:p>
      <text:h text:style-name="P241" text:outline-level="1"><text:soft-page-break/>Used by:</text:h>
      <text:p text:style-name="Text_20_body"><text:a xlink:type="simple" xlink:href="#id423">instrdef</text:a> </text:p>
      <text:h text:style-name="P241" text:outline-level="1">Module:</text:h>
      <text:p text:style-name="Text_20_body">midi</text:p>
      <text:h text:style-name="P1" text:outline-level="1"><text:bookmark text:name="id433"/>midi.instrnum</text:h>
      <text:h text:style-name="P241" text:outline-level="1">Description:</text:h>
      <text:p text:style-name="Text_20_body">sets the MIDI instrument number.</text:p>
      <text:h text:style-name="P241" text:outline-level="1">Used by:</text:h>
      <text:p text:style-name="Text_20_body"><text:a xlink:type="simple" xlink:href="#id423">instrdef</text:a> </text:p>
      <text:h text:style-name="P241" text:outline-level="1">Module:</text:h>
      <text:p text:style-name="Text_20_body">midi</text:p>
      <text:h text:style-name="P1" text:outline-level="1"><text:bookmark text:name="id429"/>midi.port</text:h>
      <text:h text:style-name="P241" text:outline-level="1">Description:</text:h>
      <text:p text:style-name="Text_20_body">sets the default MIDI port value.</text:p>
      <text:h text:style-name="P241" text:outline-level="1">Used by:</text:h>
      <text:p text:style-name="Text_20_body"><text:a xlink:type="simple" xlink:href="#id423">instrdef</text:a>, <text:a xlink:type="simple" xlink:href="#id343">scoredef</text:a> </text:p>
      <text:h text:style-name="P241" text:outline-level="1">Module:</text:h>
      <text:p text:style-name="Text_20_body">midi</text:p>
      <text:h text:style-name="P1" text:outline-level="1"><text:bookmark text:name="id650"/>midi.tempo</text:h>
      <text:h text:style-name="P241" text:outline-level="1">Description:</text:h>
      <text:p text:style-name="Text_20_body">contains a MIDI value, that is, the number of quarter notes per minute in the range from 10 to 1000.</text:p>
      <text:h text:style-name="P241" text:outline-level="1">Used by:</text:h>
      <text:p text:style-name="Text_20_body"><text:a xlink:type="simple" xlink:href="#id343">scoredef</text:a>, <text:a xlink:type="simple" xlink:href="#id790">tempo</text:a> </text:p>
      <text:h text:style-name="P241" text:outline-level="1">Module:</text:h>
      <text:p text:style-name="Text_20_body">midi</text:p>
      <text:h text:style-name="P1" text:outline-level="1"><text:bookmark text:name="id431"/>midi.track</text:h>
      <text:h text:style-name="P241" text:outline-level="1"><text:soft-page-break/>Description:</text:h>
      <text:p text:style-name="Text_20_body">sets the default MIDI track.</text:p>
      <text:h text:style-name="P241" text:outline-level="1">Used by:</text:h>
      <text:p text:style-name="Text_20_body"><text:a xlink:type="simple" xlink:href="#id423">instrdef</text:a>, <text:a xlink:type="simple" xlink:href="#id343">scoredef</text:a> </text:p>
      <text:h text:style-name="P241" text:outline-level="1">Module:</text:h>
      <text:p text:style-name="Text_20_body">midi</text:p>
      <text:h text:style-name="P1" text:outline-level="1"><text:bookmark text:name="id40"/>mimetype</text:h>
      <text:h text:style-name="P241" text:outline-level="1">Description:</text:h>
      <text:p text:style-name="Text_20_body">specifies the applicable MIME (multimedia internet mail extension) type. The value should be a valid MIME media type defined by the Internet Engineering Task Force in RFC 2046.</text:p>
      <text:h text:style-name="P241" text:outline-level="1">Used by:</text:h>
      <text:p text:style-name="Text_20_body"><text:a xlink:type="simple" xlink:href="#id34">extptr</text:a>, <text:a xlink:type="simple" xlink:href="#id1107">graphic</text:a> </text:p>
      <text:h text:style-name="P241" text:outline-level="1">Module:</text:h>
      <text:p text:style-name="Text_20_body">shared</text:p>
      <text:h text:style-name="P1" text:outline-level="1"><text:bookmark text:name="id653"/>mm</text:h>
      <text:h text:style-name="P241" text:outline-level="1">Description:</text:h>
      <text:p text:style-name="Text_20_body">used to describe tempo in terms of beats (meter signature denominator) per minute, ala M.M. (Maezel's Metronome).</text:p>
      <text:h text:style-name="P241" text:outline-level="1">Used by:</text:h>
      <text:p text:style-name="Text_20_body"><text:a xlink:type="simple" xlink:href="#id343">scoredef</text:a>, <text:a xlink:type="simple" xlink:href="#id790">tempo</text:a> </text:p>
      <text:h text:style-name="P241" text:outline-level="1">Module:</text:h>
      <text:p text:style-name="Text_20_body">shared</text:p>
      <text:h text:style-name="P1" text:outline-level="1"><text:bookmark text:name="id622"/>mnum.visible</text:h>
      <text:h text:style-name="P241" text:outline-level="1">Description:</text:h>
      <text:p text:style-name="Text_20_body">indicates whether measure numbers should be displayed.</text:p>
      <text:h text:style-name="P241" text:outline-level="1">Used by:</text:h>
      <text:p text:style-name="Text_20_body"><text:a xlink:type="simple" xlink:href="#id343">scoredef</text:a> </text:p>
      <text:h text:style-name="P241" text:outline-level="1">Module:</text:h>
      <text:p text:style-name="Text_20_body"><text:soft-page-break/>shared</text:p>
      <text:h text:style-name="P1" text:outline-level="1"><text:bookmark text:name="id405"/>mode</text:h>
      <text:h text:style-name="P241" text:outline-level="1">Description:</text:h>
      <text:p text:style-name="Text_20_body">indicates major, minor, or other tonality.</text:p>
      <text:h text:style-name="P241" text:outline-level="1">Used by:</text:h>
      <text:p text:style-name="Text_20_body"><text:a xlink:type="simple" xlink:href="#id398">keysig</text:a> </text:p>
      <text:h text:style-name="P241" text:outline-level="1">Module:</text:h>
      <text:p text:style-name="Text_20_body">shared</text:p>
      <text:h text:style-name="P1" text:outline-level="1"><text:bookmark text:name="id508"/>modusmaior</text:h>
      <text:h text:style-name="P241" text:outline-level="1">Description:</text:h>
      <text:p text:style-name="Text_20_body">describes the maxima-long relationship.</text:p>
      <text:h text:style-name="P241" text:outline-level="1">Used by:</text:h>
      <text:p text:style-name="Text_20_body"><text:a xlink:type="simple" xlink:href="#id502">mensur</text:a>, <text:a xlink:type="simple" xlink:href="#id343">scoredef</text:a>, <text:a xlink:type="simple" xlink:href="#id453">staffdef</text:a> </text:p>
      <text:h text:style-name="P241" text:outline-level="1">Module:</text:h>
      <text:p text:style-name="Text_20_body">mensural</text:p>
      <text:h text:style-name="P1" text:outline-level="1"><text:bookmark text:name="id510"/>modusminor</text:h>
      <text:h text:style-name="P241" text:outline-level="1">Description:</text:h>
      <text:p text:style-name="Text_20_body">describes the long-breve relationship.</text:p>
      <text:h text:style-name="P241" text:outline-level="1">Used by:</text:h>
      <text:p text:style-name="Text_20_body"><text:a xlink:type="simple" xlink:href="#id502">mensur</text:a>, <text:a xlink:type="simple" xlink:href="#id343">scoredef</text:a>, <text:a xlink:type="simple" xlink:href="#id453">staffdef</text:a> </text:p>
      <text:h text:style-name="P241" text:outline-level="1">Module:</text:h>
      <text:p text:style-name="Text_20_body">mensural</text:p>
      <text:h text:style-name="P1" text:outline-level="1"><text:bookmark text:name="id588"/>multi.number</text:h>
      <text:h text:style-name="P241" text:outline-level="1">Description:</text:h>
      <text:p text:style-name="Text_20_body">indicates whether programmatically calculated counts of multiple measures of rest (mrest) and whole measure repeats (mrpt) in parts should be rendered.</text:p>
      <text:h text:style-name="P241" text:outline-level="1">Used by:</text:h>
      <text:p text:style-name="Text_20_body"><text:a xlink:type="simple" xlink:href="#id343">scoredef</text:a>, <text:a xlink:type="simple" xlink:href="#id453">staffdef</text:a> </text:p>
      <text:h text:style-name="P241" text:outline-level="1"><text:soft-page-break/>Module:</text:h>
      <text:p text:style-name="Text_20_body">shared</text:p>
      <text:h text:style-name="P1" text:outline-level="1"><text:bookmark text:name="id623"/>music.name</text:h>
      <text:h text:style-name="P241" text:outline-level="1">Description:</text:h>
      <text:p text:style-name="Text_20_body">sets the default music font nam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25"/>music.size</text:h>
      <text:h text:style-name="P241" text:outline-level="1">Description:</text:h>
      <text:p text:style-name="Text_20_body">sets the default music font siz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38"/>n</text:h>
      <text:h text:style-name="P241" text:outline-level="1">Description:</text:h>
      <text:p text:style-name="Text_20_body">provides a label (name or number) for an element. While its value need not be unique, it is required to be a single token.</text:p>
      <text:h text:style-name="P241" text:outline-level="1">Used by:</text:h>
      <text:p text:style-name="Text_20_body"><text:a xlink:type="simple" xlink:href="#id211">abbr</text:a>, <text:a xlink:type="simple" xlink:href="#id1377">accessdesc</text:a>, <text:a xlink:type="simple" xlink:href="#id111">accid</text:a>, <text:a xlink:type="simple" xlink:href="#id1374">acqsource</text:a>, <text:a xlink:type="simple" xlink:href="#id214">add</text:a>, <text:a xlink:type="simple" xlink:href="#id55">address</text:a>, <text:a xlink:type="simple" xlink:href="#id57">addressline</text:a>, <text:a xlink:type="simple" xlink:href="#id30">altmeiid</text:a>, <text:a xlink:type="simple" xlink:href="#id392">anchoredtext</text:a>, <text:a xlink:type="simple" xlink:href="#id298">annot</text:a>, <text:a xlink:type="simple" xlink:href="#id220">app</text:a>, <text:a xlink:type="simple" xlink:href="#id1477">appinfo</text:a>, <text:a xlink:type="simple" xlink:href="#id1479">application</text:a>, <text:a xlink:type="simple" xlink:href="#id797">arpeg</text:a>, <text:a xlink:type="simple" xlink:href="#id142">artic</text:a>, <text:a xlink:type="simple" xlink:href="#id1371">availability</text:a>, <text:a xlink:type="simple" xlink:href="#id1582">back</text:a>, <text:a xlink:type="simple" xlink:href="#id66">barline</text:a>, <text:a xlink:type="simple" xlink:href="#id376">barr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1555">body</text:a>, <text:a xlink:type="simple" xlink:href="#id816">breath</text:a>, <text:a xlink:type="simple" xlink:href="#id935">btrem</text:a>, <text:a xlink:type="simple" xlink:href="#id269">caption</text:a>, <text:a xlink:type="simple" xlink:href="#id684">cc</text:a>, <text:a xlink:type="simple" xlink:href="#id693">chan</text:a>, <text:a xlink:type="simple" xlink:href="#id1522">change</text:a>, <text:a xlink:type="simple" xlink:href="#id1524">changedesc</text:a>, <text:a xlink:type="simple" xlink:href="#id696">chanpr</text:a>, <text:a xlink:type="simple" xlink:href="#id60">choice</text:a>, <text:a xlink:type="simple" xlink:href="#id106">chord</text:a>, <text:a xlink:type="simple" xlink:href="#id362">chorddef</text:a>, <text:a xlink:type="simple" xlink:href="#id364">chordmember</text:a>, <text:a xlink:type="simple" xlink:href="#id360">chordtable</text:a>, <text:a xlink:type="simple" xlink:href="#id1460">classcode</text:a>, <text:a xlink:type="simple" xlink:href="#id1458">classification</text:a>, <text:a xlink:type="simple" xlink:href="#id484">clef</text:a>, <text:a xlink:type="simple" xlink:href="#id862">clefchange</text:a>, <text:a xlink:type="simple" xlink:href="#id1404">condition</text:a>, <text:a xlink:type="simple" xlink:href="#id1051">corpname</text:a>, <text:a xlink:type="simple" xlink:href="#id63">corr</text:a>, <text:a xlink:type="simple" xlink:href="#id1493">correction</text:a>, <text:a xlink:type="simple" xlink:href="#id1516">creation</text:a>, <text:a xlink:type="simple" xlink:href="#id698">cue</text:a>, <text:a xlink:type="simple" xlink:href="#id172">curve</text:a>, <text:a xlink:type="simple" xlink:href="#id325">custos</text:a>, <text:a xlink:type="simple" xlink:href="#id1213">damage</text:a>, <text:a xlink:type="simple" xlink:href="#id1084">date</text:a>, <text:a xlink:type="simple" xlink:href="#id1221">del</text:a>, <text:a xlink:type="simple" xlink:href="#id1407">dimensions</text:a>, <text:a xlink:type="simple" xlink:href="#id169">dir</text:a>, <text:a xlink:type="simple" xlink:href="#id229">div</text:a>, <text:a xlink:type="simple" xlink:href="#id158">dot</text:a>, <text:a xlink:type="simple" xlink:href="#id773">dynam</text:a>, <text:a xlink:type="simple" xlink:href="#id208">edition</text:a>, <text:a xlink:type="simple" xlink:href="#id1358">editionstmt</text:a>, <text:a xlink:type="simple" xlink:href="#id1490">editorialdecl</text:a>, <text:a xlink:type="simple" xlink:href="#id1474">encodingdesc</text:a>, <text:a xlink:type="simple" xlink:href="#id669">ending</text:a>, <text:a xlink:type="simple" xlink:href="#id1433">event</text:a>, <text:a xlink:type="simple" xlink:href="#id1435">eventdesc</text:a>, <text:a xlink:type="simple" xlink:href="#id1431">eventlist</text:a>, <text:a xlink:type="simple" xlink:href="#id1410">exhibithist</text:a>, <text:a xlink:type="simple" xlink:href="#id1248">expan</text:a>, <text:a xlink:type="simple" xlink:href="#id224">expansion</text:a>, <text:a xlink:type="simple" xlink:href="#id1361">extent</text:a>, <text:a xlink:type="simple" xlink:href="#id34">extptr</text:a>, <text:a xlink:type="simple" xlink:href="#id51">extref</text:a>, <text:a xlink:type="simple" xlink:href="#id1535">facsimile</text:a>, <text:a xlink:type="simple" xlink:href="#id821">fermata</text:a>, <text:a xlink:type="simple" xlink:href="#id1101">fig</text:a>, <text:a xlink:type="simple" xlink:href="#id1103">figdesc</text:a>, <text:a xlink:type="simple" xlink:href="#id1348">filedesc</text:a>, <text:a xlink:type="simple" xlink:href="#id1364">fingerprint</text:a>, <text:a xlink:type="simple" xlink:href="#id1552">front</text:a>, <text:a xlink:type="simple" xlink:href="#id942">ftrem</text:a>, <text:a xlink:type="simple" xlink:href="#id240">fw</text:a>, <text:a xlink:type="simple" xlink:href="#id1333">gap</text:a>, <text:a xlink:type="simple" xlink:href="#id1070">geogname</text:a>, <text:a xlink:type="simple" xlink:href="#id950">gliss</text:a>, <text:a xlink:type="simple" xlink:href="#id1107">graphic</text:a>, <text:a xlink:type="simple" xlink:href="#id1578">group</text:a>, <text:a xlink:type="simple" xlink:href="#id440">grpsym</text:a>, <text:a xlink:type="simple" xlink:href="#id828">hairpin</text:a>, <text:a xlink:type="simple" xlink:href="#id957">halfmrpt</text:a>, <text:a xlink:type="simple" xlink:href="#id1415">hand</text:a>, <text:a xlink:type="simple" xlink:href="#id1413">handlist</text:a>, <text:a xlink:type="simple" xlink:href="#id1326">handshift</text:a>, <text:a xlink:type="simple" xlink:href="#id1139">harm</text:a>, <text:a xlink:type="simple" xlink:href="#id836">harppedal</text:a>, <text:a xlink:type="simple" xlink:href="#id253">head</text:a>, <text:a xlink:type="simple" xlink:href="#id700">hex</text:a>, <text:a xlink:type="simple" xlink:href="#id1097">identifier</text:a>, <text:a xlink:type="simple" xlink:href="#id217">ineume</text:a>, <text:a xlink:type="simple" xlink:href="#id1420">inscription</text:a>, <text:a xlink:type="simple" xlink:href="#id423">instrdef</text:a>, <text:a xlink:type="simple" xlink:href="#id420">instrgrp</text:a>, <text:a xlink:type="simple" xlink:href="#id1499">interpretation</text:a>, <text:a xlink:type="simple" xlink:href="#id256">item</text:a>, <text:a xlink:type="simple" xlink:href="#id401">keyaccid</text:a>, <text:a xlink:type="simple" xlink:href="#id1596">keychange</text:a>, <text:a xlink:type="simple" xlink:href="#id398">keysig</text:a>, <text:a xlink:type="simple" xlink:href="#id1462">keywords</text:a>, <text:a xlink:type="simple" xlink:href="#id290">l</text:a>, <text:a xlink:type="simple" xlink:href="#id443">label</text:a>, <text:a xlink:type="simple" xlink:href="#id1454">language</text:a>, <text:a xlink:type="simple" xlink:href="#id1452">langusage</text:a>, <text:a xlink:type="simple" xlink:href="#id678">layer</text:a>, <text:a xlink:type="simple" xlink:href="#id456">layerdef</text:a>, <text:a xlink:type="simple" xlink:href="#id233">lb</text:a>, <text:a xlink:type="simple" xlink:href="#id222">lem</text:a>, <text:a xlink:type="simple" xlink:href="#id287">lg</text:a>, <text:a xlink:type="simple" xlink:href="#id959">ligature</text:a>, <text:a xlink:type="simple" xlink:href="#id201">line</text:a>, <text:a xlink:type="simple" xlink:href="#id250">list</text:a>, <text:a xlink:type="simple" xlink:href="#id962">lyrics</text:a>, <text:a xlink:type="simple" xlink:href="#id702">marker</text:a>, <text:a xlink:type="simple" xlink:href="#id1558">mdiv</text:a>, <text:a xlink:type="simple" xlink:href="#id1156">measure</text:a>, <text:a xlink:type="simple" xlink:href="#id1587">meicorpus</text:a>, <text:a xlink:type="simple" xlink:href="#id28">meihead</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533">music</text:a>, <text:a xlink:type="simple" xlink:href="#id1039">name</text:a>, <text:a xlink:type="simple" xlink:href="#id1502">normalization</text:a>, <text:a xlink:type="simple" xlink:href="#id108">note</text:a>, <text:a xlink:type="simple" xlink:href="#id706">noteoff</text:a>, <text:a xlink:type="simple" xlink:href="#id708">noteon</text:a>, <text:a xlink:type="simple" xlink:href="#id1394">notesstmt</text:a>, <text:a xlink:type="simple" xlink:href="#id1088">num</text:a>, <text:a xlink:type="simple" xlink:href="#id849">octave</text:a>, <text:a xlink:type="simple" xlink:href="#id1225">orig</text:a>, <text:a xlink:type="simple" xlink:href="#id1160">ossia</text:a>, <text:a xlink:type="simple" xlink:href="#id262">p</text:a>, <text:a xlink:type="simple" xlink:href="#id869">pad</text:a>, <text:a xlink:type="simple" xlink:href="#id1570">part</text:a>, <text:a xlink:type="simple" xlink:href="#id1567">parts</text:a>, <text:a xlink:type="simple" xlink:href="#id237">pb</text:a>, <text:a xlink:type="simple" xlink:href="#id1017">pedal</text:a>, <text:a xlink:type="simple" xlink:href="#id1077">periodname</text:a>, <text:a xlink:type="simple" xlink:href="#id1065">persname</text:a>, <text:a xlink:type="simple" xlink:href="#id295">pgdesc</text:a>, <text:soft-page-break/><text:a xlink:type="simple" xlink:href="#id414">pgfoot1</text:a>, <text:a xlink:type="simple" xlink:href="#id417">pgfoot2</text:a>, <text:a xlink:type="simple" xlink:href="#id408">pghead1</text:a>, <text:a xlink:type="simple" xlink:href="#id411">pghead2</text:a>, <text:a xlink:type="simple" xlink:href="#id782">phrase</text:a>, <text:a xlink:type="simple" xlink:href="#id1401">physdesc</text:a>, <text:a xlink:type="simple" xlink:href="#id1426">physloc</text:a>, <text:a xlink:type="simple" xlink:href="#id1423">physmedium</text:a>, <text:a xlink:type="simple" xlink:href="#id710">port</text:a>, <text:a xlink:type="simple" xlink:href="#id1380">price</text:a>, <text:a xlink:type="simple" xlink:href="#id1513">profiledesc</text:a>, <text:a xlink:type="simple" xlink:href="#id712">prog</text:a>, <text:a xlink:type="simple" xlink:href="#id1484">projectdesc</text:a>, <text:a xlink:type="simple" xlink:href="#id530">proport</text:a>, <text:a xlink:type="simple" xlink:href="#id1429">provenance</text:a>, <text:a xlink:type="simple" xlink:href="#id1342">ptr</text:a>, <text:a xlink:type="simple" xlink:href="#id1366">pubstmt</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352">respstmt</text:a>, <text:a xlink:type="simple" xlink:href="#id873">rest</text:a>, <text:a xlink:type="simple" xlink:href="#id1231">restore</text:a>, <text:a xlink:type="simple" xlink:href="#id1520">revisiondesc</text:a>, <text:a xlink:type="simple" xlink:href="#id1487">samplingdecl</text:a>, <text:a xlink:type="simple" xlink:href="#id323">sb</text:a>, <text:a xlink:type="simple" xlink:href="#id1561">score</text:a>, <text:a xlink:type="simple" xlink:href="#id343">scoredef</text:a>, <text:a xlink:type="simple" xlink:href="#id662">section</text:a>, <text:a xlink:type="simple" xlink:href="#id1505">segmentation</text:a>, <text:a xlink:type="simple" xlink:href="#id714">seqnum</text:a>, <text:a xlink:type="simple" xlink:href="#id1391">seriesstmt</text:a>, <text:a xlink:type="simple" xlink:href="#id1235">sic</text:a>, <text:a xlink:type="simple" xlink:href="#id1121">slur</text:a>, <text:a xlink:type="simple" xlink:href="#id1399">source</text:a>, <text:a xlink:type="simple" xlink:href="#id1397">sourcedesc</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508">stdvals</text:a>, <text:a xlink:type="simple" xlink:href="#id1080">stylename</text:a>, <text:a xlink:type="simple" xlink:href="#id1335">subst</text:a>, <text:a xlink:type="simple" xlink:href="#id1238">supplied</text:a>, <text:a xlink:type="simple" xlink:href="#id1537">surface</text:a>, <text:a xlink:type="simple" xlink:href="#id973">syl</text:a>, <text:a xlink:type="simple" xlink:href="#id969">syllable</text:a>, <text:a xlink:type="simple" xlink:href="#id386">symbol</text:a>, <text:a xlink:type="simple" xlink:href="#id384">symboldef</text:a>, <text:a xlink:type="simple" xlink:href="#id382">symboltable</text:a>, <text:a xlink:type="simple" xlink:href="#id1386">sysreq</text:a>, <text:a xlink:type="simple" xlink:href="#id266">table</text:a>, <text:a xlink:type="simple" xlink:href="#id280">td</text:a>, <text:a xlink:type="simple" xlink:href="#id790">tempo</text:a>, <text:a xlink:type="simple" xlink:href="#id1464">term</text:a>, <text:a xlink:type="simple" xlink:href="#id274">th</text:a>, <text:a xlink:type="simple" xlink:href="#id1127">tie</text:a>, <text:a xlink:type="simple" xlink:href="#id346">timeline</text:a>, <text:a xlink:type="simple" xlink:href="#id1092">title</text:a>, <text:a xlink:type="simple" xlink:href="#id1442">titlepage</text:a>, <text:a xlink:type="simple" xlink:href="#id1350">titlestmt</text:a>, <text:a xlink:type="simple" xlink:href="#id272">tr</text:a>, <text:a xlink:type="simple" xlink:href="#id1445">treatmenthist</text:a>, <text:a xlink:type="simple" xlink:href="#id1448">treatmentsched</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368">unpub</text:a>, <text:a xlink:type="simple" xlink:href="#id1383">userestrict</text:a>, <text:a xlink:type="simple" xlink:href="#id719">vel</text:a>, <text:a xlink:type="simple" xlink:href="#id167">verse</text:a>, <text:a xlink:type="simple" xlink:href="#id348">when</text:a>, <text:a xlink:type="simple" xlink:href="#id1540">zone</text:a> </text:p>
      <text:h text:style-name="P241" text:outline-level="1">Module:</text:h>
      <text:p text:style-name="Text_20_body">shared</text:p>
      <text:h text:style-name="P1" text:outline-level="1"><text:bookmark text:name="id1187"/>name</text:h>
      <text:h text:style-name="P241" text:outline-level="1">Description:</text:h>
      <text:p text:style-name="Text_20_body">records a name of an interrupted neume.</text:p>
      <text:h text:style-name="P241" text:outline-level="1">Used by:</text:h>
      <text:p text:style-name="Text_20_body"><text:a xlink:type="simple" xlink:href="#id217">ineume</text:a> </text:p>
      <text:h text:style-name="P241" text:outline-level="1">Module:</text:h>
      <text:p text:style-name="Text_20_body">neumes</text:p>
      <text:h text:style-name="P1" text:outline-level="1"><text:bookmark text:name="id1199"/>name</text:h>
      <text:h text:style-name="P241" text:outline-level="1">Description:</text:h>
      <text:p text:style-name="Text_20_body">records the name of an uninterrupted neume.</text:p>
      <text:h text:style-name="P241" text:outline-level="1">Used by:</text:h>
      <text:p text:style-name="Text_20_body"><text:a xlink:type="simple" xlink:href="#id1191">uneume</text:a> </text:p>
      <text:h text:style-name="P241" text:outline-level="1">Module:</text:h>
      <text:p text:style-name="Text_20_body">neumes</text:p>
      <text:h text:style-name="P1" text:outline-level="1"><text:bookmark text:name="id1331"/>new</text:h>
      <text:h text:style-name="P241" text:outline-level="1">Description:</text:h>
      <text:p text:style-name="Text_20_body">identifies the new hand. The value must contain the ID of a hand element given elsewhere in the document.</text:p>
      <text:h text:style-name="P241" text:outline-level="1">Used by:</text:h>
      <text:p text:style-name="Text_20_body"><text:a xlink:type="simple" xlink:href="#id1326">handshift</text:a> </text:p>
      <text:h text:style-name="P241" text:outline-level="1">Module:</text:h>
      <text:p text:style-name="Text_20_body">edittrans</text:p>
      <text:h text:style-name="P1" text:outline-level="1"><text:bookmark text:name="id102"/>next</text:h>
      <text:h text:style-name="P241" text:outline-level="1">Description:</text:h>
      <text:p text:style-name="Text_20_body">used to point to the next event(s) in a user-defined collection.</text:p>
      <text:h text:style-name="P241"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6">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0">ossia</text:a>, <text:a xlink:type="simple" xlink:href="#id1570">part</text:a>, <text:a xlink:type="simple" xlink:href="#id1567">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79">rdg</text:a>, <text:a xlink:type="simple" xlink:href="#id1024">reh</text:a>, <text:a xlink:type="simple" xlink:href="#id873">rest</text:a>, <text:a xlink:type="simple" xlink:href="#id323">sb</text:a>, <text:a xlink:type="simple" xlink:href="#id1561">score</text:a>, <text:a xlink:type="simple" xlink:href="#id662">section</text:a>, <text:a xlink:type="simple" xlink:href="#id714">seqnum</text:a>, <text:a xlink:type="simple" xlink:href="#id1121">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7">tie</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191">uneume</text:a>, <text:a xlink:type="simple" xlink:href="#id719">vel</text:a>, <text:a xlink:type="simple" xlink:href="#id167">verse</text:a> </text:p>
      <text:h text:style-name="P241" text:outline-level="1">Module:</text:h>
      <text:p text:style-name="Text_20_body">analysis</text:p>
      <text:h text:style-name="P1" text:outline-level="1"><text:bookmark text:name="id1057"/><text:soft-page-break/>notafter</text:h>
      <text:h text:style-name="P241" text:outline-level="1">Description:</text:h>
      <text:p text:style-name="Text_20_body">contains an upper boundary for an uncertain date.</text:p>
      <text:h text:style-name="P241" text:outline-level="1">Used by:</text:h>
      <text:p text:style-name="Text_20_body"><text:a xlink:type="simple" xlink:href="#id1479">application</text:a>, <text:a xlink:type="simple" xlink:href="#id1051">corpname</text:a>, <text:a xlink:type="simple" xlink:href="#id1084">date</text:a>, <text:a xlink:type="simple" xlink:href="#id1077">periodname</text:a>, <text:a xlink:type="simple" xlink:href="#id1065">persname</text:a> </text:p>
      <text:h text:style-name="P241" text:outline-level="1">Module:</text:h>
      <text:p text:style-name="Text_20_body">shared</text:p>
      <text:h text:style-name="P1" text:outline-level="1"><text:bookmark text:name="id1058"/>notbefore</text:h>
      <text:h text:style-name="P241" text:outline-level="1">Description:</text:h>
      <text:p text:style-name="Text_20_body">contains a lower boundary for an uncertain date.</text:p>
      <text:h text:style-name="P241" text:outline-level="1">Used by:</text:h>
      <text:p text:style-name="Text_20_body"><text:a xlink:type="simple" xlink:href="#id1479">application</text:a>, <text:a xlink:type="simple" xlink:href="#id1051">corpname</text:a>, <text:a xlink:type="simple" xlink:href="#id1084">date</text:a>, <text:a xlink:type="simple" xlink:href="#id1077">periodname</text:a>, <text:a xlink:type="simple" xlink:href="#id1065">persname</text:a> </text:p>
      <text:h text:style-name="P241" text:outline-level="1">Module:</text:h>
      <text:p text:style-name="Text_20_body">shared</text:p>
      <text:h text:style-name="P1" text:outline-level="1"><text:bookmark text:name="id506"/>num</text:h>
      <text:h text:style-name="P241" text:outline-level="1">Description:</text:h>
      <text:p text:style-name="Text_20_body">along with numbase, describes duration as a ratio. num is the first value in the ratio, while numbase is the second.</text:p>
      <text:h text:style-name="P241" text:outline-level="1">Used by:</text:h>
      <text:p text:style-name="Text_20_body"><text:a xlink:type="simple" xlink:href="#id502">mensur</text:a>, <text:a xlink:type="simple" xlink:href="#id108">note</text:a>, <text:a xlink:type="simple" xlink:href="#id530">proport</text:a>, <text:a xlink:type="simple" xlink:href="#id873">rest</text:a>, <text:a xlink:type="simple" xlink:href="#id343">scoredef</text:a>, <text:a xlink:type="simple" xlink:href="#id453">staffdef</text:a>, <text:a xlink:type="simple" xlink:href="#id906">tuplet</text:a>, <text:a xlink:type="simple" xlink:href="#id1132">tupletspan</text:a> </text:p>
      <text:h text:style-name="P241" text:outline-level="1">Module:</text:h>
      <text:p text:style-name="Text_20_body">shared</text:p>
      <text:h text:style-name="P1" text:outline-level="1"><text:bookmark text:name="id690"/>num</text:h>
      <text:h text:style-name="P241" text:outline-level="1">Description:</text:h>
      <text:p text:style-name="Text_20_body">records a MIDI number.</text:p>
      <text:h text:style-name="P241" text:outline-level="1">Used by:</text:h>
      <text:p text:style-name="Text_20_body"><text:a xlink:type="simple" xlink:href="#id684">cc</text:a>, <text:a xlink:type="simple" xlink:href="#id696">chanpr</text:a>, <text:a xlink:type="simple" xlink:href="#id706">noteoff</text:a>, <text:a xlink:type="simple" xlink:href="#id708">noteon</text:a>, <text:a xlink:type="simple" xlink:href="#id710">port</text:a>, <text:a xlink:type="simple" xlink:href="#id712">prog</text:a>, <text:a xlink:type="simple" xlink:href="#id719">vel</text:a> </text:p>
      <text:h text:style-name="P241" text:outline-level="1"><text:soft-page-break/>Module:</text:h>
      <text:p text:style-name="Text_20_body">midi</text:p>
      <text:h text:style-name="P1" text:outline-level="1"><text:bookmark text:name="id695"/>num</text:h>
      <text:h text:style-name="P241" text:outline-level="1">Description:</text:h>
      <text:p text:style-name="Text_20_body">records a MIDI channel value. The value must be in the range 1-16.</text:p>
      <text:h text:style-name="P241" text:outline-level="1">Used by:</text:h>
      <text:p text:style-name="Text_20_body"><text:a xlink:type="simple" xlink:href="#id693">chan</text:a> </text:p>
      <text:h text:style-name="P241" text:outline-level="1">Module:</text:h>
      <text:p text:style-name="Text_20_body">midi</text:p>
      <text:h text:style-name="P1" text:outline-level="1"><text:bookmark text:name="id716"/>num</text:h>
      <text:h text:style-name="P241" text:outline-level="1">Description:</text:h>
      <text:p text:style-name="Text_20_body">holds the MIDI sequence number. The value must be in the range 0-65535.</text:p>
      <text:h text:style-name="P241" text:outline-level="1">Used by:</text:h>
      <text:p text:style-name="Text_20_body"><text:a xlink:type="simple" xlink:href="#id714">seqnum</text:a> </text:p>
      <text:h text:style-name="P241" text:outline-level="1">Module:</text:h>
      <text:p text:style-name="Text_20_body">midi</text:p>
      <text:h text:style-name="P1" text:outline-level="1"><text:bookmark text:name="id762"/>num</text:h>
      <text:h text:style-name="P241" text:outline-level="1">Description:</text:h>
      <text:p text:style-name="Text_20_body">used to store a number to be rendered along with a feature.</text:p>
      <text:h text:style-name="P241" text:outline-level="1">Used by:</text:h>
      <text:p text:style-name="Text_20_body"><text:a xlink:type="simple" xlink:href="#id935">btrem</text:a>, <text:a xlink:type="simple" xlink:href="#id758">multirest</text:a>, <text:a xlink:type="simple" xlink:href="#id767">multirpt</text:a> </text:p>
      <text:h text:style-name="P241" text:outline-level="1">Module:</text:h>
      <text:p text:style-name="Text_20_body">cmn</text:p>
      <text:h text:style-name="P1" text:outline-level="1"><text:bookmark text:name="id872"/>num</text:h>
      <text:h text:style-name="P241" text:outline-level="1">Description:</text:h>
      <text:p text:style-name="Text_20_body">captures the amount of horizontal space to be added, expressed in one-half inter-line staff distance units.</text:p>
      <text:h text:style-name="P241" text:outline-level="1"><text:soft-page-break/>Used by:</text:h>
      <text:p text:style-name="Text_20_body"><text:a xlink:type="simple" xlink:href="#id869">pad</text:a> </text:p>
      <text:h text:style-name="P241" text:outline-level="1">Module:</text:h>
      <text:p text:style-name="Text_20_body">shared</text:p>
      <text:h text:style-name="P1" text:outline-level="1"><text:bookmark text:name="id918"/>num.format</text:h>
      <text:h text:style-name="P241" text:outline-level="1">Description:</text:h>
      <text:p text:style-name="Text_20_body">controls how the num:numbase ratio is to be displayed. When set to 'count' only the num attribute is displayed, e.g., '7'; however, when set to 'ratio', both the num and numbase attributes are displayed, e.g., '7:4'.</text:p>
      <text:h text:style-name="P241" text:outline-level="1">Used by:</text:h>
      <text:p text:style-name="Text_20_body"><text:a xlink:type="simple" xlink:href="#id906">tuplet</text:a>, <text:a xlink:type="simple" xlink:href="#id1132">tupletspan</text:a> </text:p>
      <text:h text:style-name="P241" text:outline-level="1">Module:</text:h>
      <text:p text:style-name="Text_20_body">cmn</text:p>
      <text:h text:style-name="P1" text:outline-level="1"><text:bookmark text:name="id913"/>num.place</text:h>
      <text:h text:style-name="P241" text:outline-level="1">Description:</text:h>
      <text:p text:style-name="Text_20_body">states where the tuplet number will be placed in relation to the noteheads.</text:p>
      <text:h text:style-name="P241" text:outline-level="1">Used by:</text:h>
      <text:p text:style-name="Text_20_body"><text:a xlink:type="simple" xlink:href="#id935">btrem</text:a>, <text:a xlink:type="simple" xlink:href="#id906">tuplet</text:a>, <text:a xlink:type="simple" xlink:href="#id1132">tupletspan</text:a> </text:p>
      <text:h text:style-name="P241" text:outline-level="1">Module:</text:h>
      <text:p text:style-name="Text_20_body">cmn</text:p>
      <text:h text:style-name="P1" text:outline-level="1"><text:bookmark text:name="id914"/>num.visible</text:h>
      <text:h text:style-name="P241" text:outline-level="1">Description:</text:h>
      <text:p text:style-name="Text_20_body">determines if the tuplet number is visible.</text:p>
      <text:h text:style-name="P241" text:outline-level="1">Used by:</text:h>
      <text:p text:style-name="Text_20_body"><text:a xlink:type="simple" xlink:href="#id935">btrem</text:a>, <text:a xlink:type="simple" xlink:href="#id906">tuplet</text:a>, <text:a xlink:type="simple" xlink:href="#id1132">tupletspan</text:a> </text:p>
      <text:h text:style-name="P241" text:outline-level="1">Module:</text:h>
      <text:p text:style-name="Text_20_body">cmn</text:p>
      <text:h text:style-name="P1" text:outline-level="1"><text:bookmark text:name="id507"/>numbase</text:h>
      <text:h text:style-name="P241" text:outline-level="1"><text:soft-page-break/>Description:</text:h>
      <text:p text:style-name="Text_20_body">along with num, describes duration as a ratio. num is the first value in the ratio, while numbase is the second.</text:p>
      <text:h text:style-name="P241" text:outline-level="1">Used by:</text:h>
      <text:p text:style-name="Text_20_body"><text:a xlink:type="simple" xlink:href="#id502">mensur</text:a>, <text:a xlink:type="simple" xlink:href="#id108">note</text:a>, <text:a xlink:type="simple" xlink:href="#id530">proport</text:a>, <text:a xlink:type="simple" xlink:href="#id873">rest</text:a>, <text:a xlink:type="simple" xlink:href="#id343">scoredef</text:a>, <text:a xlink:type="simple" xlink:href="#id453">staffdef</text:a>, <text:a xlink:type="simple" xlink:href="#id906">tuplet</text:a>, <text:a xlink:type="simple" xlink:href="#id1132">tupletspan</text:a> </text:p>
      <text:h text:style-name="P241" text:outline-level="1">Module:</text:h>
      <text:p text:style-name="Text_20_body">shared</text:p>
      <text:h text:style-name="P1" text:outline-level="1"><text:bookmark text:name="id1048"/>nymref</text:h>
      <text:h text:style-name="P241" text:outline-level="1">Description:</text:h>
      <text:p text:style-name="Text_20_body">used to record a pointer to the regularized form of the name.</text:p>
      <text:h text:style-name="P241" text:outline-level="1">Used by:</text:h>
      <text:p text:style-name="Text_20_body"><text:a xlink:type="simple" xlink:href="#id1051">corpname</text:a>, <text:a xlink:type="simple" xlink:href="#id1070">geogname</text:a>, <text:a xlink:type="simple" xlink:href="#id1039">name</text:a>, <text:a xlink:type="simple" xlink:href="#id1077">periodname</text:a>, <text:a xlink:type="simple" xlink:href="#id1065">persname</text:a>, <text:a xlink:type="simple" xlink:href="#id1074">repository</text:a>, <text:a xlink:type="simple" xlink:href="#id1080">stylename</text:a>, <text:a xlink:type="simple" xlink:href="#id1092">title</text:a> </text:p>
      <text:h text:style-name="P241" text:outline-level="1">Module:</text:h>
      <text:p text:style-name="Text_20_body">shared</text:p>
      <text:h text:style-name="P1" text:outline-level="1"><text:bookmark text:name="id333"/>oct</text:h>
      <text:h text:style-name="P241" text:outline-level="1">Description:</text:h>
      <text:p text:style-name="Text_20_body">captures written octave information.</text:p>
      <text:h text:style-name="P241" text:outline-level="1">Used by:</text:h>
      <text:p text:style-name="Text_20_body"><text:a xlink:type="simple" xlink:href="#id364">chordmember</text:a>, <text:a xlink:type="simple" xlink:href="#id484">clef</text:a>, <text:a xlink:type="simple" xlink:href="#id862">clefchange</text:a>, <text:a xlink:type="simple" xlink:href="#id325">custos</text:a>, <text:a xlink:type="simple" xlink:href="#id401">keyaccid</text:a>, <text:a xlink:type="simple" xlink:href="#id108">note</text:a> </text:p>
      <text:h text:style-name="P241" text:outline-level="1">Module:</text:h>
      <text:p text:style-name="Text_20_body">shared</text:p>
      <text:h text:style-name="P1" text:outline-level="1"><text:bookmark text:name="id1299"/>oct.ges</text:h>
      <text:h text:style-name="P241" text:outline-level="1">Description:</text:h>
      <text:p text:style-name="Text_20_body">records performed octave information that differs from the written value.</text:p>
      <text:h text:style-name="P241" text:outline-level="1">Used by:</text:h>
      <text:p text:style-name="Text_20_body"><text:a xlink:type="simple" xlink:href="#id108">note</text:a> </text:p>
      <text:h text:style-name="P241" text:outline-level="1">Module:</text:h>
      <text:p text:style-name="Text_20_body"><text:soft-page-break/>shared</text:p>
      <text:h text:style-name="P1" text:outline-level="1"><text:bookmark text:name="id464"/>octave.default</text:h>
      <text:h text:style-name="P241" text:outline-level="1">Description:</text:h>
      <text:p text:style-name="Text_20_body">contains a default octave specification for use when the first note, rest, chord, etc. in a measure does not have an octave value specified.</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1332"/>old</text:h>
      <text:h text:style-name="P241" text:outline-level="1">Description:</text:h>
      <text:p text:style-name="Text_20_body">identifies the old hand. The value must contain the ID of a hand element given elsewhere in the document.</text:p>
      <text:h text:style-name="P241" text:outline-level="1">Used by:</text:h>
      <text:p text:style-name="Text_20_body"><text:a xlink:type="simple" xlink:href="#id1326">handshift</text:a> </text:p>
      <text:h text:style-name="P241" text:outline-level="1">Module:</text:h>
      <text:p text:style-name="Text_20_body">edittrans</text:p>
      <text:h text:style-name="P1" text:outline-level="1"><text:bookmark text:name="id590"/>ontheline</text:h>
      <text:h text:style-name="P241" text:outline-level="1">Description:</text:h>
      <text:p text:style-name="Text_20_body">determines the placement of notes on a 1-line staff. A value of 'yes' places all notes on the line, while a value of 'no' places stems-up notes above the line and stems-down notes below the line.</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833"/>opening</text:h>
      <text:h text:style-name="P241" text:outline-level="1">Description:</text:h>
      <text:p text:style-name="Text_20_body">specifies the distance between the points of the open end of a hairpin dynamic mark.</text:p>
      <text:h text:style-name="P241" text:outline-level="1">Used by:</text:h>
      <text:p text:style-name="Text_20_body"><text:soft-page-break/><text:a xlink:type="simple" xlink:href="#id828">hairpin</text:a> </text:p>
      <text:h text:style-name="P241" text:outline-level="1">Module:</text:h>
      <text:p text:style-name="Text_20_body">cmn</text:p>
      <text:h text:style-name="P1" text:outline-level="1"><text:bookmark text:name="id626"/>optimize</text:h>
      <text:h text:style-name="P241" text:outline-level="1">Description:</text:h>
      <text:p text:style-name="Text_20_body">display only those staves with notes?</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800"/>order</text:h>
      <text:h text:style-name="P241" text:outline-level="1">Description:</text:h>
      <text:p text:style-name="Text_20_body">describes the direction in which the arpeggio is to be performed (up = lowest to highest, down = highest to lowest) or a return to a non-arpeggiated style (nonarp, usually rendered with a preceding bracket instead of a wavy line).</text:p>
      <text:h text:style-name="P241" text:outline-level="1">Used by:</text:h>
      <text:p text:style-name="Text_20_body"><text:a xlink:type="simple" xlink:href="#id797">arpeg</text:a> </text:p>
      <text:h text:style-name="P241" text:outline-level="1">Module:</text:h>
      <text:p text:style-name="Text_20_body">cmn</text:p>
      <text:h text:style-name="P1" text:outline-level="1"><text:bookmark text:name="id525"/>orient</text:h>
      <text:h text:style-name="P241" text:outline-level="1">Description:</text:h>
      <text:p text:style-name="Text_20_body">describes the rotation or reflection of the base symbol.</text:p>
      <text:h text:style-name="P241" text:outline-level="1">Used by:</text:h>
      <text:p text:style-name="Text_20_body"><text:a xlink:type="simple" xlink:href="#id502">mensur</text:a> </text:p>
      <text:h text:style-name="P241" text:outline-level="1">Module:</text:h>
      <text:p text:style-name="Text_20_body">mensural</text:p>
      <text:h text:style-name="P1" text:outline-level="1"><text:bookmark text:name="id358"/>origin</text:h>
      <text:h text:style-name="P241" text:outline-level="1">Description:</text:h>
      <text:p text:style-name="Text_20_body"><text:soft-page-break/>designates the origin of the timeline, i.e. the time at which it begins.</text:p>
      <text:h text:style-name="P241" text:outline-level="1">Used by:</text:h>
      <text:p text:style-name="Text_20_body"><text:a xlink:type="simple" xlink:href="#id346">timeline</text:a> </text:p>
      <text:h text:style-name="P241" text:outline-level="1">Module:</text:h>
      <text:p text:style-name="Text_20_body">linkalign</text:p>
      <text:h text:style-name="P1" text:outline-level="1"><text:bookmark text:name="id632"/>page.botmar</text:h>
      <text:h text:style-name="P241" text:outline-level="1">Description:</text:h>
      <text:p text:style-name="Text_20_body">indicates the amount of whitespace at the bottom of a rendered score pag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27"/>page.height</text:h>
      <text:h text:style-name="P241" text:outline-level="1">Description:</text:h>
      <text:p text:style-name="Text_20_body">describes the physical height of the rendered output pag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33"/>page.leftmar</text:h>
      <text:h text:style-name="P241" text:outline-level="1">Description:</text:h>
      <text:p text:style-name="Text_20_body">indicates the amount of whitespace at the left side of a rendered score pag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35"/><text:soft-page-break/>page.panels</text:h>
      <text:h text:style-name="P241" text:outline-level="1">Description:</text:h>
      <text:p text:style-name="Text_20_body">indicates the number of logical pages to be rendered on a single physical pag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34"/>page.rightmar</text:h>
      <text:h text:style-name="P241" text:outline-level="1">Description:</text:h>
      <text:p text:style-name="Text_20_body">indicates the amount of whitespace at the right side of a rendered score pag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37"/>page.scale</text:h>
      <text:h text:style-name="P241" text:outline-level="1">Description:</text:h>
      <text:p text:style-name="Text_20_body">indicates how the page should be scaled when rendered.</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31"/>page.topmar</text:h>
      <text:h text:style-name="P241" text:outline-level="1">Description:</text:h>
      <text:p text:style-name="Text_20_body">indicates the amount of whitespace at the top of a rendered score page.</text:p>
      <text:h text:style-name="P241" text:outline-level="1">Used by:</text:h>
      <text:p text:style-name="Text_20_body"><text:a xlink:type="simple" xlink:href="#id343">scoredef</text:a> </text:p>
      <text:h text:style-name="P241" text:outline-level="1"><text:soft-page-break/>Module:</text:h>
      <text:p text:style-name="Text_20_body">shared</text:p>
      <text:h text:style-name="P1" text:outline-level="1"><text:bookmark text:name="id629"/>page.units</text:h>
      <text:h text:style-name="P241" text:outline-level="1">Description:</text:h>
      <text:p text:style-name="Text_20_body">contains the real-world measurement units (inches, centimeters, millimeters) used to describe the rendered page height, width, and margins.</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28"/>page.width</text:h>
      <text:h text:style-name="P241" text:outline-level="1">Description:</text:h>
      <text:p text:style-name="Text_20_body">describes the physical width of the rendered output pag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1316"/>pclass</text:h>
      <text:h text:style-name="P241" text:outline-level="1">Description:</text:h>
      <text:p text:style-name="Text_20_body">holds pitch class information.</text:p>
      <text:h text:style-name="P241" text:outline-level="1">Used by:</text:h>
      <text:p text:style-name="Text_20_body"><text:a xlink:type="simple" xlink:href="#id108">note</text:a> </text:p>
      <text:h text:style-name="P241" text:outline-level="1">Module:</text:h>
      <text:p text:style-name="Text_20_body">analysis</text:p>
      <text:h text:style-name="P1" text:outline-level="1"><text:bookmark text:name="id599"/>pedal.style</text:h>
      <text:h text:style-name="P241" text:outline-level="1">Description:</text:h>
      <text:p text:style-name="Text_20_body">determines whether piano pedal marks should be drawn as lines or as terms (e.g. 'Ped.' for pedal down and '*' for pedal up).</text:p>
      <text:h text:style-name="P241" text:outline-level="1"><text:soft-page-break/>Used by:</text:h>
      <text:p text:style-name="Text_20_body"><text:a xlink:type="simple" xlink:href="#id343">scoredef</text:a>, <text:a xlink:type="simple" xlink:href="#id453">staffdef</text:a> </text:p>
      <text:h text:style-name="P241" text:outline-level="1">Module:</text:h>
      <text:p text:style-name="Text_20_body">cmn</text:p>
      <text:h text:style-name="P1" text:outline-level="1"><text:bookmark text:name="id140"/>place</text:h>
      <text:h text:style-name="P241" text:outline-level="1">Description:</text:h>
      <text:p text:style-name="Text_20_body">captures the placement of the accidental relative to the staff.</text:p>
      <text:h text:style-name="P241" text:outline-level="1">Used by:</text:h>
      <text:p text:style-name="Text_20_body"><text:a xlink:type="simple" xlink:href="#id111">accid</text:a> </text:p>
      <text:h text:style-name="P241" text:outline-level="1">Module:</text:h>
      <text:p text:style-name="Text_20_body">shared</text:p>
      <text:h text:style-name="P1" text:outline-level="1"><text:bookmark text:name="id151"/>place</text:h>
      <text:h text:style-name="P241" text:outline-level="1">Description:</text:h>
      <text:p text:style-name="Text_20_body">captures the placement of the item with respect to the staff with which it is associated.</text:p>
      <text:h text:style-name="P241" text:outline-level="1">Used by:</text:h>
      <text:p text:style-name="Text_20_body"><text:a xlink:type="simple" xlink:href="#id142">artic</text:a>, <text:a xlink:type="simple" xlink:href="#id816">breath</text:a>, <text:a xlink:type="simple" xlink:href="#id169">dir</text:a>, <text:a xlink:type="simple" xlink:href="#id773">dynam</text:a>, <text:a xlink:type="simple" xlink:href="#id821">fermata</text:a>, <text:a xlink:type="simple" xlink:href="#id828">hairpin</text:a>, <text:a xlink:type="simple" xlink:href="#id1139">harm</text:a>, <text:a xlink:type="simple" xlink:href="#id836">harppedal</text:a>, <text:a xlink:type="simple" xlink:href="#id962">lyrics</text:a>, <text:a xlink:type="simple" xlink:href="#id860">mordent</text:a>, <text:a xlink:type="simple" xlink:href="#id1017">pedal</text:a>, <text:a xlink:type="simple" xlink:href="#id1024">reh</text:a>, <text:a xlink:type="simple" xlink:href="#id790">tempo</text:a>, <text:a xlink:type="simple" xlink:href="#id1002">trill</text:a>, <text:a xlink:type="simple" xlink:href="#id1009">turn</text:a> </text:p>
      <text:h text:style-name="P241" text:outline-level="1">Module:</text:h>
      <text:p text:style-name="Text_20_body">shared</text:p>
      <text:h text:style-name="P1" text:outline-level="1"><text:bookmark text:name="id72"/>plist</text:h>
      <text:h text:style-name="P241" text:outline-level="1">Description:</text:h>
      <text:p text:style-name="Text_20_body">contains a space separated list of ID references that identify logical events that participate in a collection, such as notes under a phrase mark.</text:p>
      <text:h text:style-name="P241" text:outline-level="1">Used by:</text:h>
      <text:p text:style-name="Text_20_body"><text:a xlink:type="simple" xlink:href="#id298">annot</text:a>, <text:a xlink:type="simple" xlink:href="#id797">arpeg</text:a>, <text:a xlink:type="simple" xlink:href="#id66">barline</text:a>, <text:a xlink:type="simple" xlink:href="#id804">beamspan</text:a>, <text:a xlink:type="simple" xlink:href="#id904">bend</text:a>, <text:a xlink:type="simple" xlink:href="#id816">breath</text:a>, <text:a xlink:type="simple" xlink:href="#id169">dir</text:a>, <text:a xlink:type="simple" xlink:href="#id773">dynam</text:a>, <text:a xlink:type="simple" xlink:href="#id669">ending</text:a>, <text:a xlink:type="simple" xlink:href="#id224">expansion</text:a>, <text:a xlink:type="simple" xlink:href="#id821">fermata</text:a>, <text:a xlink:type="simple" xlink:href="#id950">gliss</text:a>, <text:a xlink:type="simple" xlink:href="#id828">hairpin</text:a>, <text:a xlink:type="simple" xlink:href="#id1139">harm</text:a>, <text:a xlink:type="simple" xlink:href="#id836">harppedal</text:a>, <text:a xlink:type="simple" xlink:href="#id222">lem</text:a>, <text:a xlink:type="simple" xlink:href="#id1156">measure</text:a>, <text:a xlink:type="simple" xlink:href="#id860">mordent</text:a>, <text:a xlink:type="simple" xlink:href="#id849">octave</text:a>, <text:a xlink:type="simple" xlink:href="#id1017">pedal</text:a>, <text:a xlink:type="simple" xlink:href="#id782">phrase</text:a>, <text:a xlink:type="simple" xlink:href="#id1342">ptr</text:a>, <text:a xlink:type="simple" xlink:href="#id1179">rdg</text:a>, <text:a xlink:type="simple" xlink:href="#id1344">ref</text:a>, <text:a xlink:type="simple" xlink:href="#id662">section</text:a>, <text:a xlink:type="simple" xlink:href="#id1121">slur</text:a>, <text:a xlink:type="simple" xlink:href="#id790">tempo</text:a>, <text:a xlink:type="simple" xlink:href="#id1127">tie</text:a>, <text:a xlink:type="simple" xlink:href="#id1002">trill</text:a>, <text:a xlink:type="simple" xlink:href="#id1009">turn</text:a> </text:p>
      <text:h text:style-name="P241" text:outline-level="1">Module:</text:h>
      <text:p text:style-name="Text_20_body">shared</text:p>
      <text:h text:style-name="P1" text:outline-level="1"><text:bookmark text:name="id330"/>pname</text:h>
      <text:h text:style-name="P241" text:outline-level="1"><text:soft-page-break/>Description:</text:h>
      <text:p text:style-name="Text_20_body">contains a written pitch name.</text:p>
      <text:h text:style-name="P241" text:outline-level="1">Used by:</text:h>
      <text:p text:style-name="Text_20_body"><text:a xlink:type="simple" xlink:href="#id364">chordmember</text:a>, <text:a xlink:type="simple" xlink:href="#id325">custos</text:a>, <text:a xlink:type="simple" xlink:href="#id401">keyaccid</text:a>, <text:a xlink:type="simple" xlink:href="#id398">keysig</text:a>, <text:a xlink:type="simple" xlink:href="#id108">note</text:a> </text:p>
      <text:h text:style-name="P241" text:outline-level="1">Module:</text:h>
      <text:p text:style-name="Text_20_body">shared</text:p>
      <text:h text:style-name="P1" text:outline-level="1"><text:bookmark text:name="id1300"/>pname.ges</text:h>
      <text:h text:style-name="P241" text:outline-level="1">Description:</text:h>
      <text:p text:style-name="Text_20_body">records pitch name information that differs from the written value.</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1302"/>pnum</text:h>
      <text:h text:style-name="P241" text:outline-level="1">Description:</text:h>
      <text:p text:style-name="Text_20_body">holds a pitch-to-number mapping, a base-40 or MIDI note number, for example.</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379"/>pos</text:h>
      <text:h text:style-name="P241" text:outline-level="1">Description:</text:h>
      <text:p text:style-name="Text_20_body">records the fret position at which the chord tablature is to be played.</text:p>
      <text:h text:style-name="P241" text:outline-level="1">Used by:</text:h>
      <text:p text:style-name="Text_20_body"><text:a xlink:type="simple" xlink:href="#id362">chorddef</text:a> </text:p>
      <text:h text:style-name="P241" text:outline-level="1">Module:</text:h>
      <text:p text:style-name="Text_20_body"><text:soft-page-break/>harmony</text:p>
      <text:h text:style-name="P1" text:outline-level="1"><text:bookmark text:name="id612"/>ppq</text:h>
      <text:h text:style-name="P241" text:outline-level="1">Description:</text:h>
      <text:p text:style-name="Text_20_body">indicates the number of pulses (sometimes referred to as ticks or divisions) per quarter note. Unlike MIDI, MEI permits different values for a score and individual stave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midi</text:p>
      <text:h text:style-name="P1" text:outline-level="1"><text:bookmark text:name="id103"/>prev</text:h>
      <text:h text:style-name="P241" text:outline-level="1">Description:</text:h>
      <text:p text:style-name="Text_20_body">points to the previous event(s) in a user-defined collection.</text:p>
      <text:h text:style-name="P241"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6">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0">ossia</text:a>, <text:a xlink:type="simple" xlink:href="#id1570">part</text:a>, <text:a xlink:type="simple" xlink:href="#id1567">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79">rdg</text:a>, <text:a xlink:type="simple" xlink:href="#id1024">reh</text:a>, <text:a xlink:type="simple" xlink:href="#id873">rest</text:a>, <text:a xlink:type="simple" xlink:href="#id323">sb</text:a>, <text:a xlink:type="simple" xlink:href="#id1561">score</text:a>, <text:a xlink:type="simple" xlink:href="#id662">section</text:a>, <text:a xlink:type="simple" xlink:href="#id714">seqnum</text:a>, <text:a xlink:type="simple" xlink:href="#id1121">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7">tie</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191">uneume</text:a>, <text:a xlink:type="simple" xlink:href="#id719">vel</text:a>, <text:a xlink:type="simple" xlink:href="#id167">verse</text:a> </text:p>
      <text:h text:style-name="P241" text:outline-level="1">Module:</text:h>
      <text:p text:style-name="Text_20_body">analysis</text:p>
      <text:h text:style-name="P1" text:outline-level="1"><text:bookmark text:name="id512"/>prolatio</text:h>
      <text:h text:style-name="P241" text:outline-level="1">Description:</text:h>
      <text:p text:style-name="Text_20_body">describes the semibreve-minim relationship.</text:p>
      <text:h text:style-name="P241" text:outline-level="1">Used by:</text:h>
      <text:p text:style-name="Text_20_body"><text:a xlink:type="simple" xlink:href="#id502">mensur</text:a>, <text:a xlink:type="simple" xlink:href="#id343">scoredef</text:a>, <text:a xlink:type="simple" xlink:href="#id453">staffdef</text:a> </text:p>
      <text:h text:style-name="P241" text:outline-level="1">Module:</text:h>
      <text:p text:style-name="Text_20_body">mensural</text:p>
      <text:h text:style-name="P1" text:outline-level="1"><text:bookmark text:name="id559"/>proport.num</text:h>
      <text:h text:style-name="P241" text:outline-level="1">Description:</text:h>
      <text:p text:style-name="Text_20_body">Together, proport.num and proport.numbase specify a proportional change as a ratio, e.g., 1:3. Proport.num is for the first value in the ratio.</text:p>
      <text:h text:style-name="P241" text:outline-level="1">Used by:</text:h>
      <text:p text:style-name="Text_20_body"><text:soft-page-break/><text:a xlink:type="simple" xlink:href="#id453">staffdef</text:a> </text:p>
      <text:h text:style-name="P241" text:outline-level="1">Module:</text:h>
      <text:p text:style-name="Text_20_body">shared</text:p>
      <text:h text:style-name="P1" text:outline-level="1"><text:bookmark text:name="id560"/>proport.numbase</text:h>
      <text:h text:style-name="P241" text:outline-level="1">Description:</text:h>
      <text:p text:style-name="Text_20_body">Together, proport.num and proport.numbase specify a proportional change as a ratio, e.g., 1:3. Proport.numbase is for the second value in the ratio.</text:p>
      <text:h text:style-name="P241" text:outline-level="1">Used by:</text:h>
      <text:p text:style-name="Text_20_body"><text:a xlink:type="simple" xlink:href="#id453">staffdef</text:a> </text:p>
      <text:h text:style-name="P241" text:outline-level="1">Module:</text:h>
      <text:p text:style-name="Text_20_body">shared</text:p>
      <text:h text:style-name="P1" text:outline-level="1"><text:bookmark text:name="id1210"/>psolfa</text:h>
      <text:h text:style-name="P241" text:outline-level="1">Description:</text:h>
      <text:p text:style-name="Text_20_body">contains solfa designation, e.g., do, re, mi, etc., in either a fixed or movable Do system.</text:p>
      <text:h text:style-name="P241" text:outline-level="1">Used by:</text:h>
      <text:p text:style-name="Text_20_body"><text:a xlink:type="simple" xlink:href="#id108">note</text:a>, <text:a xlink:type="simple" xlink:href="#id1191">uneume</text:a> </text:p>
      <text:h text:style-name="P241" text:outline-level="1">Module:</text:h>
      <text:p text:style-name="Text_20_body">analysis</text:p>
      <text:h text:style-name="P1" text:outline-level="1"><text:bookmark text:name="id1242"/>reason</text:h>
      <text:h text:style-name="P241" text:outline-level="1">Description:</text:h>
      <text:p text:style-name="Text_20_body">holds a short phrase describing the reason for missing textual material (gap), why material is supplied (supplied), or why transcription is difficult (unclear).</text:p>
      <text:h text:style-name="P241" text:outline-level="1">Used by:</text:h>
      <text:p text:style-name="Text_20_body"><text:a xlink:type="simple" xlink:href="#id1333">gap</text:a>, <text:a xlink:type="simple" xlink:href="#id1238">supplied</text:a>, <text:a xlink:type="simple" xlink:href="#id1243">unclear</text:a> </text:p>
      <text:h text:style-name="P241" text:outline-level="1">Module:</text:h>
      <text:p text:style-name="Text_20_body">edittrans</text:p>
      <text:h text:style-name="P1" text:outline-level="1"><text:bookmark text:name="id391"/>ref</text:h>
      <text:h text:style-name="P241" text:outline-level="1">Description:</text:h>
      <text:p text:style-name="Text_20_body"><text:soft-page-break/>contains a reference to a previously-declared user-defined symbol.</text:p>
      <text:h text:style-name="P241" text:outline-level="1">Used by:</text:h>
      <text:p text:style-name="Text_20_body"><text:a xlink:type="simple" xlink:href="#id386">symbol</text:a> </text:p>
      <text:h text:style-name="P241" text:outline-level="1">Module:</text:h>
      <text:p text:style-name="Text_20_body">usersymbols</text:p>
      <text:h text:style-name="P1" text:outline-level="1"><text:bookmark text:name="id1262"/>refrain</text:h>
      <text:h text:style-name="P241" text:outline-level="1">Description:</text:h>
      <text:p text:style-name="Text_20_body">used to indicate a common, usually centered, refrain (Mup User's Guide, p. 44).</text:p>
      <text:h text:style-name="P241" text:outline-level="1">Used by:</text:h>
      <text:p text:style-name="Text_20_body"><text:a xlink:type="simple" xlink:href="#id167">verse</text:a> </text:p>
      <text:h text:style-name="P241" text:outline-level="1">Module:</text:h>
      <text:p text:style-name="Text_20_body">lyrics</text:p>
      <text:h text:style-name="P1" text:outline-level="1"><text:bookmark text:name="id1059"/>reg</text:h>
      <text:h text:style-name="P241" text:outline-level="1">Description:</text:h>
      <text:p text:style-name="Text_20_body">gives the value of a date in standard ISO form.</text:p>
      <text:h text:style-name="P241" text:outline-level="1">Used by:</text:h>
      <text:p text:style-name="Text_20_body"><text:a xlink:type="simple" xlink:href="#id1479">application</text:a>, <text:a xlink:type="simple" xlink:href="#id1051">corpname</text:a>, <text:a xlink:type="simple" xlink:href="#id1084">date</text:a>, <text:a xlink:type="simple" xlink:href="#id1077">periodname</text:a>, <text:a xlink:type="simple" xlink:href="#id1065">persname</text:a> </text:p>
      <text:h text:style-name="P241" text:outline-level="1">Module:</text:h>
      <text:p text:style-name="Text_20_body">shared</text:p>
      <text:h text:style-name="P1" text:outline-level="1"><text:bookmark text:name="id601"/>reh.enclose</text:h>
      <text:h text:style-name="P241" text:outline-level="1">Description:</text:h>
      <text:p text:style-name="Text_20_body">describes the enclosing shape for rehearsal mark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cmn</text:p>
      <text:h text:style-name="P1" text:outline-level="1"><text:bookmark text:name="id79"/><text:soft-page-break/>rend</text:h>
      <text:h text:style-name="P241" text:outline-level="1">Description:</text:h>
      <text:p text:style-name="Text_20_body">records the appearance of the barline.</text:p>
      <text:h text:style-name="P241" text:outline-level="1">Used by:</text:h>
      <text:p text:style-name="Text_20_body"><text:a xlink:type="simple" xlink:href="#id66">barline</text:a> </text:p>
      <text:h text:style-name="P241" text:outline-level="1">Module:</text:h>
      <text:p text:style-name="Text_20_body">shared</text:p>
      <text:h text:style-name="P1" text:outline-level="1"><text:bookmark text:name="id199"/>rend</text:h>
      <text:h text:style-name="P241" text:outline-level="1">Description:</text:h>
      <text:p text:style-name="Text_20_body">records the appearance of the curve.</text:p>
      <text:h text:style-name="P241" text:outline-level="1">Used by:</text:h>
      <text:p text:style-name="Text_20_body"><text:a xlink:type="simple" xlink:href="#id904">bend</text:a>, <text:a xlink:type="simple" xlink:href="#id172">curve</text:a>, <text:a xlink:type="simple" xlink:href="#id782">phrase</text:a>, <text:a xlink:type="simple" xlink:href="#id1121">slur</text:a>, <text:a xlink:type="simple" xlink:href="#id1127">tie</text:a> </text:p>
      <text:h text:style-name="P241" text:outline-level="1">Module:</text:h>
      <text:p text:style-name="Text_20_body">shared</text:p>
      <text:h text:style-name="P1" text:outline-level="1"><text:bookmark text:name="id340"/>rend</text:h>
      <text:h text:style-name="P241" text:outline-level="1">Description:</text:h>
      <text:p text:style-name="Text_20_body">indicates whether hash marks should be rendered between systems. See Read, p. 436, ex. 26-3.</text:p>
      <text:h text:style-name="P241" text:outline-level="1">Used by:</text:h>
      <text:p text:style-name="Text_20_body"><text:a xlink:type="simple" xlink:href="#id323">sb</text:a> </text:p>
      <text:h text:style-name="P241" text:outline-level="1">Module:</text:h>
      <text:p text:style-name="Text_20_body">shared</text:p>
      <text:h text:style-name="P1" text:outline-level="1"><text:bookmark text:name="id812"/>rend</text:h>
      <text:h text:style-name="P241" text:outline-level="1">Description:</text:h>
      <text:p text:style-name="Text_20_body">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h text:style-name="P241" text:outline-level="1">Used by:</text:h>
      <text:p text:style-name="Text_20_body"><text:a xlink:type="simple" xlink:href="#id898">beam</text:a>, <text:a xlink:type="simple" xlink:href="#id804">beamspan</text:a> </text:p>
      <text:h text:style-name="P241" text:outline-level="1"><text:soft-page-break/>Module:</text:h>
      <text:p text:style-name="Text_20_body">cmn</text:p>
      <text:h text:style-name="P1" text:outline-level="1"><text:bookmark text:name="id855"/>rend</text:h>
      <text:h text:style-name="P241" text:outline-level="1">Description:</text:h>
      <text:p text:style-name="Text_20_body">records the appearance of a line.</text:p>
      <text:h text:style-name="P241" text:outline-level="1">Used by:</text:h>
      <text:p text:style-name="Text_20_body"><text:a xlink:type="simple" xlink:href="#id950">gliss</text:a>, <text:a xlink:type="simple" xlink:href="#id201">line</text:a>, <text:a xlink:type="simple" xlink:href="#id849">octave</text:a> </text:p>
      <text:h text:style-name="P241" text:outline-level="1">Module:</text:h>
      <text:p text:style-name="Text_20_body">shared</text:p>
      <text:h text:style-name="P1" text:outline-level="1"><text:bookmark text:name="id932"/>rend</text:h>
      <text:h text:style-name="P241" text:outline-level="1">Description:</text:h>
      <text:p text:style-name="Text_20_body">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h text:style-name="P241" text:outline-level="1">Used by:</text:h>
      <text:p text:style-name="Text_20_body"><text:a xlink:type="simple" xlink:href="#id928">beatrpt</text:a> </text:p>
      <text:h text:style-name="P241" text:outline-level="1">Module:</text:h>
      <text:p text:style-name="Text_20_body">cmn</text:p>
      <text:h text:style-name="P1" text:outline-level="1"><text:bookmark text:name="id1031"/>rend</text:h>
      <text:h text:style-name="P241" text:outline-level="1">Description:</text:h>
      <text:p text:style-name="Text_20_body">captures the appearance of the text. One or the other of the rend and altrend attributes is required.</text:p>
      <text:h text:style-name="P241" text:outline-level="1">Used by:</text:h>
      <text:p text:style-name="Text_20_body"><text:a xlink:type="simple" xlink:href="#id1027">rend</text:a> </text:p>
      <text:h text:style-name="P241" text:outline-level="1">Module:</text:h>
      <text:p text:style-name="Text_20_body">shared</text:p>
      <text:h text:style-name="P1" text:outline-level="1"><text:bookmark text:name="id1224"/>rend</text:h>
      <text:h text:style-name="P241" text:outline-level="1">Description:</text:h>
      <text:p text:style-name="Text_20_body">contains an indication of how the deletion should be rendered.</text:p>
      <text:h text:style-name="P241" text:outline-level="1"><text:soft-page-break/>Used by:</text:h>
      <text:p text:style-name="Text_20_body"><text:a xlink:type="simple" xlink:href="#id1221">del</text:a> </text:p>
      <text:h text:style-name="P241" text:outline-level="1">Module:</text:h>
      <text:p text:style-name="Text_20_body">edittrans</text:p>
      <text:h text:style-name="P1" text:outline-level="1"><text:bookmark text:name="id1146"/>rendgrid</text:h>
      <text:h text:style-name="P241" text:outline-level="1">Description:</text:h>
      <text:p text:style-name="Text_20_body">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h text:style-name="P241" text:outline-level="1">Used by:</text:h>
      <text:p text:style-name="Text_20_body"><text:a xlink:type="simple" xlink:href="#id1139">harm</text:a> </text:p>
      <text:h text:style-name="P241" text:outline-level="1">Module:</text:h>
      <text:p text:style-name="Text_20_body">harmony</text:p>
      <text:h text:style-name="P1" text:outline-level="1"><text:bookmark text:name="id317"/>resp</text:h>
      <text:h text:style-name="P241" text:outline-level="1">Description:</text:h>
      <text:p text:style-name="Text_20_body">captures information regarding responsibility for some aspect of the text's creation, transcription, editing, or encoding. Its value must point to one or more identifiers declared in the document header.</text:p>
      <text:h text:style-name="P241" text:outline-level="1">Used by:</text:h>
      <text:p text:style-name="Text_20_body"><text:a xlink:type="simple" xlink:href="#id211">abbr</text:a>, <text:a xlink:type="simple" xlink:href="#id214">add</text:a>, <text:a xlink:type="simple" xlink:href="#id298">annot</text:a>, <text:a xlink:type="simple" xlink:href="#id1051">corpname</text:a>, <text:a xlink:type="simple" xlink:href="#id63">corr</text:a>, <text:a xlink:type="simple" xlink:href="#id1084">date</text:a>, <text:a xlink:type="simple" xlink:href="#id1248">expan</text:a>, <text:a xlink:type="simple" xlink:href="#id1333">gap</text:a>, <text:a xlink:type="simple" xlink:href="#id1070">geogname</text:a>, <text:a xlink:type="simple" xlink:href="#id1415">hand</text:a>, <text:a xlink:type="simple" xlink:href="#id1326">handshift</text:a>, <text:a xlink:type="simple" xlink:href="#id222">lem</text:a>, <text:a xlink:type="simple" xlink:href="#id1225">orig</text:a>, <text:a xlink:type="simple" xlink:href="#id1077">periodname</text:a>, <text:a xlink:type="simple" xlink:href="#id1065">persname</text:a>, <text:a xlink:type="simple" xlink:href="#id1179">rdg</text:a>, <text:a xlink:type="simple" xlink:href="#id1228">reg</text:a>, <text:a xlink:type="simple" xlink:href="#id1080">stylename</text:a>, <text:a xlink:type="simple" xlink:href="#id1238">supplied</text:a>, <text:a xlink:type="simple" xlink:href="#id1243">unclear</text:a> </text:p>
      <text:h text:style-name="P241" text:outline-level="1">Module:</text:h>
      <text:p text:style-name="Text_20_body">shared</text:p>
      <text:h text:style-name="P1" text:outline-level="1"><text:bookmark text:name="id666"/>restart</text:h>
      <text:h text:style-name="P241" text:outline-level="1">Description:</text:h>
      <text:p text:style-name="Text_20_body">indicates that staves begin again with this section.</text:p>
      <text:h text:style-name="P241" text:outline-level="1">Used by:</text:h>
      <text:p text:style-name="Text_20_body"><text:a xlink:type="simple" xlink:href="#id662">section</text:a> </text:p>
      <text:h text:style-name="P241" text:outline-level="1">Module:</text:h>
      <text:p text:style-name="Text_20_body">shared</text:p>
      <text:h text:style-name="P1" text:outline-level="1"><text:bookmark text:name="id1263"/><text:soft-page-break/>rhythm</text:h>
      <text:h text:style-name="P241" text:outline-level="1">Description:</text:h>
      <text:p text:style-name="Text_20_body">used to specify a rhythm for the lyrics that differs from that of the notes on the staff.</text:p>
      <text:h text:style-name="P241" text:outline-level="1">Used by:</text:h>
      <text:p text:style-name="Text_20_body"><text:a xlink:type="simple" xlink:href="#id167">verse</text:a> </text:p>
      <text:h text:style-name="P241" text:outline-level="1">Module:</text:h>
      <text:p text:style-name="Text_20_body">lyrics</text:p>
      <text:h text:style-name="P1" text:outline-level="1"><text:bookmark text:name="id1167"/>right</text:h>
      <text:h text:style-name="P241" text:outline-level="1">Description:</text:h>
      <text:p text:style-name="Text_20_body">indicates the function of the right barline and is structurally important.</text:p>
      <text:h text:style-name="P241" text:outline-level="1">Used by:</text:h>
      <text:p text:style-name="Text_20_body"><text:a xlink:type="simple" xlink:href="#id1156">measure</text:a> </text:p>
      <text:h text:style-name="P241" text:outline-level="1">Module:</text:h>
      <text:p text:style-name="Text_20_body">shared</text:p>
      <text:h text:style-name="P1" text:outline-level="1"><text:bookmark text:name="id1049"/>role</text:h>
      <text:h text:style-name="P241" text:outline-level="1">Description:</text:h>
      <text:p text:style-name="Text_20_body">used to specify further information about the entity referenced by this name, for example, the occupation of a person or the status of a place.</text:p>
      <text:h text:style-name="P241" text:outline-level="1">Used by:</text:h>
      <text:p text:style-name="Text_20_body"><text:a xlink:type="simple" xlink:href="#id1051">corpname</text:a>, <text:a xlink:type="simple" xlink:href="#id1070">geogname</text:a>, <text:a xlink:type="simple" xlink:href="#id1039">name</text:a>, <text:a xlink:type="simple" xlink:href="#id1077">periodname</text:a>, <text:a xlink:type="simple" xlink:href="#id1065">persname</text:a>, <text:a xlink:type="simple" xlink:href="#id1074">repository</text:a>, <text:a xlink:type="simple" xlink:href="#id1080">stylename</text:a>, <text:a xlink:type="simple" xlink:href="#id1092">title</text:a> </text:p>
      <text:h text:style-name="P241" text:outline-level="1">Module:</text:h>
      <text:p text:style-name="Text_20_body">shared</text:p>
      <text:h text:style-name="P1" text:outline-level="1"><text:bookmark text:name="id1033"/>rotation</text:h>
      <text:h text:style-name="P241" text:outline-level="1">Description:</text:h>
      <text:p text:style-name="Text_20_body">A positive value for rotation rotates the text in a counter-clockwise fashion, while negative values produce clockwise rotation.</text:p>
      <text:h text:style-name="P241" text:outline-level="1">Used by:</text:h>
      <text:p text:style-name="Text_20_body"><text:a xlink:type="simple" xlink:href="#id1027">rend</text:a> </text:p>
      <text:h text:style-name="P241" text:outline-level="1"><text:soft-page-break/>Module:</text:h>
      <text:p text:style-name="Text_20_body">shared</text:p>
      <text:h text:style-name="P1" text:outline-level="1"><text:bookmark text:name="id279"/>rowspan</text:h>
      <text:h text:style-name="P241" text:outline-level="1">Description:</text:h>
      <text:p text:style-name="Text_20_body">the number of rows spanned by this cell.</text:p>
      <text:h text:style-name="P241" text:outline-level="1">Used by:</text:h>
      <text:p text:style-name="Text_20_body"><text:a xlink:type="simple" xlink:href="#id280">td</text:a>, <text:a xlink:type="simple" xlink:href="#id274">th</text:a> </text:p>
      <text:h text:style-name="P241" text:outline-level="1">Module:</text:h>
      <text:p text:style-name="Text_20_body">figtable</text:p>
      <text:h text:style-name="P1" text:outline-level="1"><text:bookmark text:name="id104"/>sameas</text:h>
      <text:h text:style-name="P241" text:outline-level="1">Description:</text:h>
      <text:p text:style-name="Text_20_body">points to an element that is the same as the current element but is not a literal copy of the current element.</text:p>
      <text:h text:style-name="P241"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6">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0">ossia</text:a>, <text:a xlink:type="simple" xlink:href="#id1570">part</text:a>, <text:a xlink:type="simple" xlink:href="#id1567">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79">rdg</text:a>, <text:a xlink:type="simple" xlink:href="#id1024">reh</text:a>, <text:a xlink:type="simple" xlink:href="#id873">rest</text:a>, <text:a xlink:type="simple" xlink:href="#id323">sb</text:a>, <text:a xlink:type="simple" xlink:href="#id1561">score</text:a>, <text:a xlink:type="simple" xlink:href="#id662">section</text:a>, <text:a xlink:type="simple" xlink:href="#id714">seqnum</text:a>, <text:a xlink:type="simple" xlink:href="#id1121">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7">tie</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191">uneume</text:a>, <text:a xlink:type="simple" xlink:href="#id719">vel</text:a>, <text:a xlink:type="simple" xlink:href="#id167">verse</text:a> </text:p>
      <text:h text:style-name="P241" text:outline-level="1">Module:</text:h>
      <text:p text:style-name="Text_20_body">analysis</text:p>
      <text:h text:style-name="P1" text:outline-level="1"><text:bookmark text:name="id389"/>scale</text:h>
      <text:h text:style-name="P241" text:outline-level="1">Description:</text:h>
      <text:p text:style-name="Text_20_body">indicates how the feature should be scaled when rendered.</text:p>
      <text:h text:style-name="P241" text:outline-level="1">Used by:</text:h>
      <text:p text:style-name="Text_20_body"><text:a xlink:type="simple" xlink:href="#id453">staffdef</text:a>, <text:a xlink:type="simple" xlink:href="#id386">symbol</text:a> </text:p>
      <text:h text:style-name="P241" text:outline-level="1">Module:</text:h>
      <text:p text:style-name="Text_20_body">shared</text:p>
      <text:h text:style-name="P1" text:outline-level="1"><text:bookmark text:name="id1176"/>seq</text:h>
      <text:h text:style-name="P241" text:outline-level="1">Description:</text:h>
      <text:p text:style-name="Text_20_body">used to assign a sequence number related to the order in which the encoded features carrying this attribute are believed to have occurred.</text:p>
      <text:h text:style-name="P241" text:outline-level="1">Used by:</text:h>
      <text:p text:style-name="Text_20_body"><text:soft-page-break/><text:a xlink:type="simple" xlink:href="#id211">abbr</text:a>, <text:a xlink:type="simple" xlink:href="#id214">add</text:a>, <text:a xlink:type="simple" xlink:href="#id63">corr</text:a>, <text:a xlink:type="simple" xlink:href="#id1221">del</text:a>, <text:a xlink:type="simple" xlink:href="#id1248">expan</text:a>, <text:a xlink:type="simple" xlink:href="#id222">lem</text:a>, <text:a xlink:type="simple" xlink:href="#id1179">rdg</text:a>, <text:a xlink:type="simple" xlink:href="#id1231">restore</text:a> </text:p>
      <text:h text:style-name="P241" text:outline-level="1">Module:</text:h>
      <text:p text:style-name="Text_20_body">shared</text:p>
      <text:h text:style-name="P1" text:outline-level="1"><text:bookmark text:name="id489"/>shape</text:h>
      <text:h text:style-name="P241" text:outline-level="1">Description:</text:h>
      <text:p text:style-name="Text_20_body">describes a clef's shape.</text:p>
      <text:h text:style-name="P241" text:outline-level="1">Used by:</text:h>
      <text:p text:style-name="Text_20_body"><text:a xlink:type="simple" xlink:href="#id484">clef</text:a>, <text:a xlink:type="simple" xlink:href="#id862">clefchange</text:a> </text:p>
      <text:h text:style-name="P241" text:outline-level="1">Module:</text:h>
      <text:p text:style-name="Text_20_body">shared</text:p>
      <text:h text:style-name="P1" text:outline-level="1"><text:bookmark text:name="id527"/>sign</text:h>
      <text:h text:style-name="P241" text:outline-level="1">Description:</text:h>
      <text:p text:style-name="Text_20_body">the base symbol in the mensuration sign/time signature of mensural notation.</text:p>
      <text:h text:style-name="P241" text:outline-level="1">Used by:</text:h>
      <text:p text:style-name="Text_20_body"><text:a xlink:type="simple" xlink:href="#id502">mensur</text:a> </text:p>
      <text:h text:style-name="P241" text:outline-level="1">Module:</text:h>
      <text:p text:style-name="Text_20_body">mensural</text:p>
      <text:h text:style-name="P1" text:outline-level="1"><text:bookmark text:name="id354"/>since</text:h>
      <text:h text:style-name="P241" text:outline-level="1">Description:</text:h>
      <text:p text:style-name="Text_20_body">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h text:style-name="P241" text:outline-level="1">Used by:</text:h>
      <text:p text:style-name="Text_20_body"><text:a xlink:type="simple" xlink:href="#id348">when</text:a> </text:p>
      <text:h text:style-name="P241" text:outline-level="1">Module:</text:h>
      <text:p text:style-name="Text_20_body">linkalign</text:p>
      <text:h text:style-name="P1" text:outline-level="1"><text:bookmark text:name="id518"/>size</text:h>
      <text:h text:style-name="P241" text:outline-level="1">Description:</text:h>
      <text:p text:style-name="Text_20_body"><text:soft-page-break/>describes the relative size of a feature.</text:p>
      <text:h text:style-name="P241" text:outline-level="1">Used by:</text:h>
      <text:p text:style-name="Text_20_body"><text:a xlink:type="simple" xlink:href="#id106">chord</text:a>, <text:a xlink:type="simple" xlink:href="#id502">mensur</text:a>, <text:a xlink:type="simple" xlink:href="#id726">mrest</text:a>, <text:a xlink:type="simple" xlink:href="#id108">note</text:a>, <text:a xlink:type="simple" xlink:href="#id873">rest</text:a>, <text:a xlink:type="simple" xlink:href="#id1191">uneume</text:a> </text:p>
      <text:h text:style-name="P241" text:outline-level="1">Module:</text:h>
      <text:p text:style-name="Text_20_body">shared</text:p>
      <text:h text:style-name="P1" text:outline-level="1"><text:bookmark text:name="id521"/>slash</text:h>
      <text:h text:style-name="P241" text:outline-level="1">Description:</text:h>
      <text:p text:style-name="Text_20_body">indicates the number of slashes to be rendered along with the feature.</text:p>
      <text:h text:style-name="P241" text:outline-level="1">Used by:</text:h>
      <text:p text:style-name="Text_20_body"><text:a xlink:type="simple" xlink:href="#id935">btrem</text:a>, <text:a xlink:type="simple" xlink:href="#id942">ftrem</text:a>, <text:a xlink:type="simple" xlink:href="#id502">mensur</text:a> </text:p>
      <text:h text:style-name="P241" text:outline-level="1">Module:</text:h>
      <text:p text:style-name="Text_20_body">shared</text:p>
      <text:h text:style-name="P1" text:outline-level="1"><text:bookmark text:name="id813"/>slope</text:h>
      <text:h text:style-name="P241" text:outline-level="1">Description:</text:h>
      <text:p text:style-name="Text_20_body">records the slope of the beam.</text:p>
      <text:h text:style-name="P241" text:outline-level="1">Used by:</text:h>
      <text:p text:style-name="Text_20_body"><text:a xlink:type="simple" xlink:href="#id898">beam</text:a>, <text:a xlink:type="simple" xlink:href="#id804">beamspan</text:a> </text:p>
      <text:h text:style-name="P241" text:outline-level="1">Module:</text:h>
      <text:p text:style-name="Text_20_body">cmn</text:p>
      <text:h text:style-name="P1" text:outline-level="1"><text:bookmark text:name="id1269"/>slur</text:h>
      <text:h text:style-name="P241" text:outline-level="1">Description:</text:h>
      <text:p text:style-name="Text_20_body">indicates that this element participates in a slur.</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603"/><text:soft-page-break/>slur.rend</text:h>
      <text:h text:style-name="P241" text:outline-level="1">Description:</text:h>
      <text:p text:style-name="Text_20_body">describes the appearance of slur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cmn</text:p>
      <text:h text:style-name="P1" text:outline-level="1"><text:bookmark text:name="id227"/>source</text:h>
      <text:h text:style-name="P241" text:outline-level="1">Description:</text:h>
      <text:p text:style-name="Text_20_body">contains a list of one or more pointers indicating the sources which attest to a given reading. Each value should correspond to the ID of a &lt;source&gt; element located in the document header.</text:p>
      <text:h text:style-name="P241" text:outline-level="1">Used by:</text:h>
      <text:p text:style-name="Text_20_body"><text:a xlink:type="simple" xlink:href="#id211">abbr</text:a>, <text:a xlink:type="simple" xlink:href="#id214">add</text:a>, <text:a xlink:type="simple" xlink:href="#id298">annot</text:a>, <text:a xlink:type="simple" xlink:href="#id1051">corpname</text:a>, <text:a xlink:type="simple" xlink:href="#id63">corr</text:a>, <text:a xlink:type="simple" xlink:href="#id325">custos</text:a>, <text:a xlink:type="simple" xlink:href="#id1084">date</text:a>, <text:a xlink:type="simple" xlink:href="#id1248">expan</text:a>, <text:a xlink:type="simple" xlink:href="#id224">expansion</text:a>, <text:a xlink:type="simple" xlink:href="#id1535">facsimile</text:a>, <text:a xlink:type="simple" xlink:href="#id1333">gap</text:a>, <text:a xlink:type="simple" xlink:href="#id1070">geogname</text:a>, <text:a xlink:type="simple" xlink:href="#id1326">handshift</text:a>, <text:a xlink:type="simple" xlink:href="#id443">label</text:a>, <text:a xlink:type="simple" xlink:href="#id233">lb</text:a>, <text:a xlink:type="simple" xlink:href="#id222">lem</text:a>, <text:a xlink:type="simple" xlink:href="#id1225">orig</text:a>, <text:a xlink:type="simple" xlink:href="#id237">pb</text:a>, <text:a xlink:type="simple" xlink:href="#id1077">periodname</text:a>, <text:a xlink:type="simple" xlink:href="#id1065">persname</text:a>, <text:a xlink:type="simple" xlink:href="#id1179">rdg</text:a>, <text:a xlink:type="simple" xlink:href="#id1228">reg</text:a>, <text:a xlink:type="simple" xlink:href="#id323">sb</text:a>, <text:a xlink:type="simple" xlink:href="#id1080">stylename</text:a>, <text:a xlink:type="simple" xlink:href="#id1238">supplied</text:a>, <text:a xlink:type="simple" xlink:href="#id1243">unclear</text:a> </text:p>
      <text:h text:style-name="P241" text:outline-level="1">Module:</text:h>
      <text:p text:style-name="Text_20_body">critapp</text:p>
      <text:h text:style-name="P1" text:outline-level="1"><text:bookmark text:name="id888"/>spaces</text:h>
      <text:h text:style-name="P241" text:outline-level="1">Description:</text:h>
      <text:p text:style-name="Text_20_body">states how many spaces are covered by the rest.</text:p>
      <text:h text:style-name="P241" text:outline-level="1">Used by:</text:h>
      <text:p text:style-name="Text_20_body"><text:a xlink:type="simple" xlink:href="#id873">rest</text:a> </text:p>
      <text:h text:style-name="P241" text:outline-level="1">Module:</text:h>
      <text:p text:style-name="Text_20_body">shared</text:p>
      <text:h text:style-name="P1" text:outline-level="1"><text:bookmark text:name="id597"/>spacing</text:h>
      <text:h text:style-name="P241" text:outline-level="1">Description:</text:h>
      <text:p text:style-name="Text_20_body">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h text:style-name="P241" text:outline-level="1">Used by:</text:h>
      <text:p text:style-name="Text_20_body"><text:a xlink:type="simple" xlink:href="#id453">staffdef</text:a> </text:p>
      <text:h text:style-name="P241" text:outline-level="1"><text:soft-page-break/>Module:</text:h>
      <text:p text:style-name="Text_20_body">shared</text:p>
      <text:h text:style-name="P1" text:outline-level="1"><text:bookmark text:name="id640"/>spacing.packexp</text:h>
      <text:h text:style-name="P241" text:outline-level="1">Description:</text:h>
      <text:p text:style-name="Text_20_body">describes a note's spacing relative to its time value.</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41"/>spacing.packfact</text:h>
      <text:h text:style-name="P241" text:outline-level="1">Description:</text:h>
      <text:p text:style-name="Text_20_body">describes the note spacing of output.</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42"/>spacing.staff</text:h>
      <text:h text:style-name="P241" text:outline-level="1">Description:</text:h>
      <text:p text:style-name="Text_20_body">sets the minimum amount of space between staves in the same system.</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43"/>spacing.system</text:h>
      <text:h text:style-name="P241" text:outline-level="1">Description:</text:h>
      <text:p text:style-name="Text_20_body">contains a space-separated pair of numbers describing the minimum and maximum amount of space between systems.</text:p>
      <text:h text:style-name="P241" text:outline-level="1"><text:soft-page-break/>Used by:</text:h>
      <text:p text:style-name="Text_20_body"><text:a xlink:type="simple" xlink:href="#id343">scoredef</text:a> </text:p>
      <text:h text:style-name="P241" text:outline-level="1">Module:</text:h>
      <text:p text:style-name="Text_20_body">shared</text:p>
      <text:h text:style-name="P1" text:outline-level="1"><text:bookmark text:name="id307"/>staff</text:h>
      <text:h text:style-name="P241" text:outline-level="1">Description:</text:h>
      <text:p text:style-name="Text_20_body">signifies the staff on which a notated event occurs or to which a control event applies.</text:p>
      <text:h text:style-name="P241" text:outline-level="1">Used by:</text:h>
      <text:p text:style-name="Text_20_body"><text:a xlink:type="simple" xlink:href="#id298">annot</text:a> </text:p>
      <text:h text:style-name="P241" text:outline-level="1">Module:</text:h>
      <text:p text:style-name="Text_20_body">shared</text:p>
      <text:h text:style-name="P1" text:outline-level="1"><text:bookmark text:name="id688"/>staff</text:h>
      <text:h text:style-name="P241" text:outline-level="1">Description:</text:h>
      <text:p text:style-name="Text_20_body">signifies the staff on which a notated event occurs or to which a control event applies.</text:p>
      <text:h text:style-name="P241" text:outline-level="1">Used by:</text:h>
      <text:p text:style-name="Text_20_body"><text:a xlink:type="simple" xlink:href="#id797">arpeg</text:a>, <text:a xlink:type="simple" xlink:href="#id804">beamspan</text:a>, <text:a xlink:type="simple" xlink:href="#id904">bend</text:a>, <text:a xlink:type="simple" xlink:href="#id816">breath</text:a>, <text:a xlink:type="simple" xlink:href="#id684">cc</text:a>, <text:a xlink:type="simple" xlink:href="#id693">chan</text:a>, <text:a xlink:type="simple" xlink:href="#id696">chanpr</text:a>, <text:a xlink:type="simple" xlink:href="#id698">cue</text:a>, <text:a xlink:type="simple" xlink:href="#id169">dir</text:a>, <text:a xlink:type="simple" xlink:href="#id773">dynam</text:a>, <text:a xlink:type="simple" xlink:href="#id821">fermata</text:a>, <text:a xlink:type="simple" xlink:href="#id950">gliss</text:a>, <text:a xlink:type="simple" xlink:href="#id828">hairpin</text:a>, <text:a xlink:type="simple" xlink:href="#id1139">harm</text:a>, <text:a xlink:type="simple" xlink:href="#id836">harppedal</text:a>, <text:a xlink:type="simple" xlink:href="#id700">hex</text:a>, <text:a xlink:type="simple" xlink:href="#id962">lyrics</text:a>, <text:a xlink:type="simple" xlink:href="#id702">marker</text:a>, <text:a xlink:type="simple" xlink:href="#id704">metatext</text:a>, <text:a xlink:type="simple" xlink:href="#id682">midi</text:a>, <text:a xlink:type="simple" xlink:href="#id860">mordent</text:a>, <text:a xlink:type="simple" xlink:href="#id706">noteoff</text:a>, <text:a xlink:type="simple" xlink:href="#id708">noteon</text:a>, <text:a xlink:type="simple" xlink:href="#id849">octave</text:a>, <text:a xlink:type="simple" xlink:href="#id1017">pedal</text:a>, <text:a xlink:type="simple" xlink:href="#id782">phrase</text:a>, <text:a xlink:type="simple" xlink:href="#id710">port</text:a>, <text:a xlink:type="simple" xlink:href="#id712">prog</text:a>, <text:a xlink:type="simple" xlink:href="#id1024">reh</text:a>, <text:a xlink:type="simple" xlink:href="#id714">seqnum</text:a>, <text:a xlink:type="simple" xlink:href="#id1121">slur</text:a>, <text:a xlink:type="simple" xlink:href="#id790">tempo</text:a>, <text:a xlink:type="simple" xlink:href="#id1127">tie</text:a>, <text:a xlink:type="simple" xlink:href="#id1002">trill</text:a>, <text:a xlink:type="simple" xlink:href="#id717">trkname</text:a>, <text:a xlink:type="simple" xlink:href="#id1009">turn</text:a>, <text:a xlink:type="simple" xlink:href="#id719">vel</text:a> </text:p>
      <text:h text:style-name="P241" text:outline-level="1">Module:</text:h>
      <text:p text:style-name="Text_20_body">shared</text:p>
      <text:h text:style-name="P1" text:outline-level="1"><text:bookmark text:name="id730"/>staff</text:h>
      <text:h text:style-name="P241" text:outline-level="1">Description:</text:h>
      <text:p text:style-name="Text_20_body">signifies the staff on which a notated event occurs or to which a control event applies.</text:p>
      <text:h text:style-name="P241" text:outline-level="1">Used by:</text:h>
      <text:p text:style-name="Text_20_body"><text:a xlink:type="simple" xlink:href="#id898">beam</text:a>, <text:a xlink:type="simple" xlink:href="#id928">beatrpt</text:a>, <text:a xlink:type="simple" xlink:href="#id935">btrem</text:a>, <text:a xlink:type="simple" xlink:href="#id106">chord</text:a>, <text:a xlink:type="simple" xlink:href="#id862">clefchange</text:a>, <text:a xlink:type="simple" xlink:href="#id942">ftrem</text:a>, <text:a xlink:type="simple" xlink:href="#id957">halfmrp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69">pad</text:a>, <text:a xlink:type="simple" xlink:href="#id873">rest</text:a>, <text:a xlink:type="simple" xlink:href="#id891">space</text:a>, <text:a xlink:type="simple" xlink:href="#id906">tuplet</text:a>, <text:a xlink:type="simple" xlink:href="#id1132">tupletspan</text:a>, <text:a xlink:type="simple" xlink:href="#id1191">uneume</text:a> </text:p>
      <text:h text:style-name="P241" text:outline-level="1">Module:</text:h>
      <text:p text:style-name="Text_20_body">shared</text:p>
      <text:h text:style-name="P1" text:outline-level="1"><text:bookmark text:name="id1060"/>startdate</text:h>
      <text:h text:style-name="P241" text:outline-level="1"><text:soft-page-break/>Description:</text:h>
      <text:p text:style-name="Text_20_body">contains the starting point of a date range.</text:p>
      <text:h text:style-name="P241" text:outline-level="1">Used by:</text:h>
      <text:p text:style-name="Text_20_body"><text:a xlink:type="simple" xlink:href="#id1479">application</text:a>, <text:a xlink:type="simple" xlink:href="#id1051">corpname</text:a>, <text:a xlink:type="simple" xlink:href="#id1084">date</text:a>, <text:a xlink:type="simple" xlink:href="#id1077">periodname</text:a>, <text:a xlink:type="simple" xlink:href="#id1065">persname</text:a> </text:p>
      <text:h text:style-name="P241" text:outline-level="1">Module:</text:h>
      <text:p text:style-name="Text_20_body">shared</text:p>
      <text:h text:style-name="P1" text:outline-level="1"><text:bookmark text:name="id183"/>startho</text:h>
      <text:h text:style-name="P241" text:outline-level="1">Description:</text:h>
      <text:p text:style-name="Text_20_body">records the horizontal adjustment of a feature's programmatically-determined start point.</text:p>
      <text:h text:style-name="P241" text:outline-level="1">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39">harm</text:a>, <text:a xlink:type="simple" xlink:href="#id201">line</text:a>, <text:a xlink:type="simple" xlink:href="#id849">octave</text:a>, <text:a xlink:type="simple" xlink:href="#id782">phrase</text:a>, <text:a xlink:type="simple" xlink:href="#id1121">slur</text:a>, <text:a xlink:type="simple" xlink:href="#id790">tempo</text:a>, <text:a xlink:type="simple" xlink:href="#id1127">tie</text:a>, <text:a xlink:type="simple" xlink:href="#id1002">trill</text:a> </text:p>
      <text:h text:style-name="P241" text:outline-level="1">Module:</text:h>
      <text:p text:style-name="Text_20_body">shared</text:p>
      <text:h text:style-name="P1" text:outline-level="1"><text:bookmark text:name="id176"/>startid</text:h>
      <text:h text:style-name="P241" text:outline-level="1">Description:</text:h>
      <text:p text:style-name="Text_20_body">holds a reference to the first element in a sequence of events to which the feature applies.</text:p>
      <text:h text:style-name="P241" text:outline-level="1">Used by:</text:h>
      <text:p text:style-name="Text_20_body"><text:a xlink:type="simple" xlink:href="#id392">anchoredtext</text:a>, <text:a xlink:type="simple" xlink:href="#id298">annot</text:a>, <text:a xlink:type="simple" xlink:href="#id376">barre</text:a>, <text:a xlink:type="simple" xlink:href="#id804">beamspan</text:a>, <text:a xlink:type="simple" xlink:href="#id904">bend</text:a>, <text:a xlink:type="simple" xlink:href="#id816">breath</text:a>, <text:a xlink:type="simple" xlink:href="#id172">curve</text:a>, <text:a xlink:type="simple" xlink:href="#id169">dir</text:a>, <text:a xlink:type="simple" xlink:href="#id773">dynam</text:a>, <text:a xlink:type="simple" xlink:href="#id821">fermata</text:a>, <text:a xlink:type="simple" xlink:href="#id950">gliss</text:a>, <text:a xlink:type="simple" xlink:href="#id828">hairpin</text:a>, <text:a xlink:type="simple" xlink:href="#id1139">harm</text:a>, <text:a xlink:type="simple" xlink:href="#id836">harppedal</text:a>, <text:a xlink:type="simple" xlink:href="#id201">line</text:a>, <text:a xlink:type="simple" xlink:href="#id860">mordent</text:a>, <text:a xlink:type="simple" xlink:href="#id849">octave</text:a>, <text:a xlink:type="simple" xlink:href="#id1017">pedal</text:a>, <text:a xlink:type="simple" xlink:href="#id782">phrase</text:a>, <text:a xlink:type="simple" xlink:href="#id1024">reh</text:a>, <text:a xlink:type="simple" xlink:href="#id1121">slur</text:a>, <text:a xlink:type="simple" xlink:href="#id1537">surface</text:a>, <text:a xlink:type="simple" xlink:href="#id386">symbol</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p>
      <text:h text:style-name="P241" text:outline-level="1">Module:</text:h>
      <text:p text:style-name="Text_20_body">shared</text:p>
      <text:h text:style-name="P1" text:outline-level="1"><text:bookmark text:name="id186"/>startto</text:h>
      <text:h text:style-name="P241" text:outline-level="1">Description:</text:h>
      <text:p text:style-name="Text_20_body">records a timestamp adjustment of a feature's programmatically-determined start point.</text:p>
      <text:h text:style-name="P241" text:outline-level="1">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39">harm</text:a>, <text:a xlink:type="simple" xlink:href="#id201">line</text:a>, <text:a xlink:type="simple" xlink:href="#id849">octave</text:a>, <text:a xlink:type="simple" xlink:href="#id782">phrase</text:a>, <text:a xlink:type="simple" xlink:href="#id1121">slur</text:a>, <text:a xlink:type="simple" xlink:href="#id790">tempo</text:a>, <text:a xlink:type="simple" xlink:href="#id1127">tie</text:a>, <text:a xlink:type="simple" xlink:href="#id1002">trill</text:a> </text:p>
      <text:h text:style-name="P241" text:outline-level="1">Module:</text:h>
      <text:p text:style-name="Text_20_body"><text:soft-page-break/>shared</text:p>
      <text:h text:style-name="P1" text:outline-level="1"><text:bookmark text:name="id189"/>startvo</text:h>
      <text:h text:style-name="P241" text:outline-level="1">Description:</text:h>
      <text:p text:style-name="Text_20_body">records a vertical adjustment of a feature's programmatically-determined start point.</text:p>
      <text:h text:style-name="P241" text:outline-level="1">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1">slur</text:a>, <text:a xlink:type="simple" xlink:href="#id1127">tie</text:a> </text:p>
      <text:h text:style-name="P241" text:outline-level="1">Module:</text:h>
      <text:p text:style-name="Text_20_body">shared</text:p>
      <text:h text:style-name="P1" text:outline-level="1"><text:bookmark text:name="id1282"/>stem.dir</text:h>
      <text:h text:style-name="P241" text:outline-level="1">Description:</text:h>
      <text:p text:style-name="Text_20_body">describes the direction of a stem.</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1284"/>stem.len</text:h>
      <text:h text:style-name="P241" text:outline-level="1">Description:</text:h>
      <text:p text:style-name="Text_20_body">encodes the stem length.</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1289"/>stem.mod</text:h>
      <text:h text:style-name="P241" text:outline-level="1">Description:</text:h>
      <text:p text:style-name="Text_20_body">encodes any stem "modifiers"; that is, symbols rendered on the stem, such as tremolo or Sprechstimme indicators.</text:p>
      <text:h text:style-name="P241" text:outline-level="1">Used by:</text:h>
      <text:p text:style-name="Text_20_body"><text:soft-page-break/><text:a xlink:type="simple" xlink:href="#id106">chord</text:a>, <text:a xlink:type="simple" xlink:href="#id108">note</text:a> </text:p>
      <text:h text:style-name="P241" text:outline-level="1">Module:</text:h>
      <text:p text:style-name="Text_20_body">shared</text:p>
      <text:h text:style-name="P1" text:outline-level="1"><text:bookmark text:name="id1285"/>stem.pos</text:h>
      <text:h text:style-name="P241" text:outline-level="1">Description:</text:h>
      <text:p text:style-name="Text_20_body">records the position of the stem in relation to the notehead(s).</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1291"/>stem.with</text:h>
      <text:h text:style-name="P241" text:outline-level="1">Description:</text:h>
      <text:p text:style-name="Text_20_body">contains an indication of which staff a note or chord that logically belongs to the current staff should be visually placed on; that is, the one above or the one below.</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1287"/>stem.x</text:h>
      <text:h text:style-name="P241" text:outline-level="1">Description:</text:h>
      <text:p text:style-name="Text_20_body">records the output x coordinate of the stem's attachment point.</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1288"/>stem.y</text:h>
      <text:h text:style-name="P241" text:outline-level="1">Description:</text:h>
      <text:p text:style-name="Text_20_body">records the output y coordinate of the stem's attachment point.</text:p>
      <text:h text:style-name="P241" text:outline-level="1"><text:soft-page-break/>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1022"/>style</text:h>
      <text:h text:style-name="P241" text:outline-level="1">Description:</text:h>
      <text:p text:style-name="Text_20_body">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h text:style-name="P241" text:outline-level="1">Used by:</text:h>
      <text:p text:style-name="Text_20_body"><text:a xlink:type="simple" xlink:href="#id1017">pedal</text:a> </text:p>
      <text:h text:style-name="P241" text:outline-level="1">Module:</text:h>
      <text:p text:style-name="Text_20_body">cmn</text:p>
      <text:h text:style-name="P1" text:outline-level="1"><text:bookmark text:name="id180"/>subtype</text:h>
      <text:h text:style-name="P241" text:outline-level="1">Description:</text:h>
      <text:p text:style-name="Text_20_body">provide any sub-classification for the element, additional to that given by its type attribute.</text:p>
      <text:h text:style-name="P241" text:outline-level="1">Used by:</text:h>
      <text:p text:style-name="Text_20_body"><text:a xlink:type="simple" xlink:href="#id211">abbr</text:a>, <text:a xlink:type="simple" xlink:href="#id30">altmeiid</text:a>, <text:a xlink:type="simple" xlink:href="#id392">anchoredtext</text:a>, <text:a xlink:type="simple" xlink:href="#id298">annot</text:a>, <text:a xlink:type="simple" xlink:href="#id220">app</text:a>, <text:a xlink:type="simple" xlink:href="#id1479">application</text:a>, <text:a xlink:type="simple" xlink:href="#id1051">corpname</text:a>, <text:a xlink:type="simple" xlink:href="#id172">curve</text:a>, <text:a xlink:type="simple" xlink:href="#id1213">damage</text:a>, <text:a xlink:type="simple" xlink:href="#id169">dir</text:a>, <text:a xlink:type="simple" xlink:href="#id229">div</text:a>, <text:a xlink:type="simple" xlink:href="#id669">ending</text:a>, <text:a xlink:type="simple" xlink:href="#id1431">eventlist</text:a>, <text:a xlink:type="simple" xlink:href="#id1248">expan</text:a>, <text:a xlink:type="simple" xlink:href="#id224">expansion</text:a>, <text:a xlink:type="simple" xlink:href="#id240">fw</text:a>, <text:a xlink:type="simple" xlink:href="#id1070">geogname</text:a>, <text:a xlink:type="simple" xlink:href="#id1107">graphic</text:a>, <text:a xlink:type="simple" xlink:href="#id1097">identifier</text:a>, <text:a xlink:type="simple" xlink:href="#id217">ineume</text:a>, <text:a xlink:type="simple" xlink:href="#id233">lb</text:a>, <text:a xlink:type="simple" xlink:href="#id222">lem</text:a>, <text:a xlink:type="simple" xlink:href="#id201">line</text:a>, <text:a xlink:type="simple" xlink:href="#id1558">mdiv</text:a>, <text:a xlink:type="simple" xlink:href="#id1156">measure</text:a>, <text:a xlink:type="simple" xlink:href="#id1039">name</text:a>, <text:a xlink:type="simple" xlink:href="#id1225">orig</text:a>, <text:a xlink:type="simple" xlink:href="#id1570">part</text:a>, <text:a xlink:type="simple" xlink:href="#id1567">parts</text:a>, <text:a xlink:type="simple" xlink:href="#id1077">periodname</text:a>, <text:a xlink:type="simple" xlink:href="#id1065">persname</text:a>, <text:a xlink:type="simple" xlink:href="#id1179">rdg</text:a>, <text:a xlink:type="simple" xlink:href="#id1074">repository</text:a>, <text:a xlink:type="simple" xlink:href="#id1231">restore</text:a>, <text:a xlink:type="simple" xlink:href="#id1561">score</text:a>, <text:a xlink:type="simple" xlink:href="#id662">section</text:a>, <text:a xlink:type="simple" xlink:href="#id1121">slur</text:a>, <text:a xlink:type="simple" xlink:href="#id1080">stylename</text:a>, <text:a xlink:type="simple" xlink:href="#id386">symbol</text:a>, <text:a xlink:type="simple" xlink:href="#id1127">tie</text:a>, <text:a xlink:type="simple" xlink:href="#id1092">title</text:a>, <text:a xlink:type="simple" xlink:href="#id1191">uneume</text:a> </text:p>
      <text:h text:style-name="P241" text:outline-level="1">Module:</text:h>
      <text:p text:style-name="Text_20_body">shared</text:p>
      <text:h text:style-name="P1" text:outline-level="1"><text:bookmark text:name="id1196"/>syl</text:h>
      <text:h text:style-name="P241" text:outline-level="1">Description:</text:h>
      <text:p text:style-name="Text_20_body">holds an associated sung text syllable.</text:p>
      <text:h text:style-name="P241" text:outline-level="1">Used by:</text:h>
      <text:p text:style-name="Text_20_body"><text:a xlink:type="simple" xlink:href="#id106">chord</text:a>, <text:a xlink:type="simple" xlink:href="#id108">note</text:a>, <text:a xlink:type="simple" xlink:href="#id1191">uneume</text:a> </text:p>
      <text:h text:style-name="P241" text:outline-level="1">Module:</text:h>
      <text:p text:style-name="Text_20_body">shared</text:p>
      <text:h text:style-name="P1" text:outline-level="1"><text:bookmark text:name="id449"/><text:soft-page-break/>symbol</text:h>
      <text:h text:style-name="P241" text:outline-level="1">Description:</text:h>
      <text:p text:style-name="Text_20_body">specifies the symbol used to group a set of staves.</text:p>
      <text:h text:style-name="P241" text:outline-level="1">Used by:</text:h>
      <text:p text:style-name="Text_20_body"><text:a xlink:type="simple" xlink:href="#id440">grpsym</text:a>, <text:a xlink:type="simple" xlink:href="#id438">staffgrp</text:a> </text:p>
      <text:h text:style-name="P241" text:outline-level="1">Module:</text:h>
      <text:p text:style-name="Text_20_body">shared</text:p>
      <text:h text:style-name="P1" text:outline-level="1"><text:bookmark text:name="id105"/>synch</text:h>
      <text:h text:style-name="P241" text:outline-level="1">Description:</text:h>
      <text:p text:style-name="Text_20_body">points to elements that are synchronous with the current element.</text:p>
      <text:h text:style-name="P241"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6">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0">ossia</text:a>, <text:a xlink:type="simple" xlink:href="#id1570">part</text:a>, <text:a xlink:type="simple" xlink:href="#id1567">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79">rdg</text:a>, <text:a xlink:type="simple" xlink:href="#id1024">reh</text:a>, <text:a xlink:type="simple" xlink:href="#id873">rest</text:a>, <text:a xlink:type="simple" xlink:href="#id323">sb</text:a>, <text:a xlink:type="simple" xlink:href="#id1561">score</text:a>, <text:a xlink:type="simple" xlink:href="#id662">section</text:a>, <text:a xlink:type="simple" xlink:href="#id714">seqnum</text:a>, <text:a xlink:type="simple" xlink:href="#id1121">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7">tie</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191">uneume</text:a>, <text:a xlink:type="simple" xlink:href="#id719">vel</text:a>, <text:a xlink:type="simple" xlink:href="#id167">verse</text:a> </text:p>
      <text:h text:style-name="P241" text:outline-level="1">Module:</text:h>
      <text:p text:style-name="Text_20_body">analysis</text:p>
      <text:h text:style-name="P1" text:outline-level="1"><text:bookmark text:name="id644"/>system.leftmar</text:h>
      <text:h text:style-name="P241" text:outline-level="1">Description:</text:h>
      <text:p text:style-name="Text_20_body">describes the amount of whitespace at the left system margin relative to page.leftmar</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45"/>system.rightmar</text:h>
      <text:h text:style-name="P241" text:outline-level="1">Description:</text:h>
      <text:p text:style-name="Text_20_body">describes the amount of whitespace at the right system margin relative to page.rightmar</text:p>
      <text:h text:style-name="P241" text:outline-level="1"><text:soft-page-break/>Used by:</text:h>
      <text:p text:style-name="Text_20_body"><text:a xlink:type="simple" xlink:href="#id343">scoredef</text:a> </text:p>
      <text:h text:style-name="P241" text:outline-level="1">Module:</text:h>
      <text:p text:style-name="Text_20_body">shared</text:p>
      <text:h text:style-name="P1" text:outline-level="1"><text:bookmark text:name="id646"/>system.topmar</text:h>
      <text:h text:style-name="P241" text:outline-level="1">Description:</text:h>
      <text:p text:style-name="Text_20_body">describes the distance from page's top edge to the first system; used for first page only</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1310"/>tab.fret</text:h>
      <text:h text:style-name="P241" text:outline-level="1">Description:</text:h>
      <text:p text:style-name="Text_20_body">records the fret at which a string should be stopped.</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1312"/>tab.string</text:h>
      <text:h text:style-name="P241" text:outline-level="1">Description:</text:h>
      <text:p text:style-name="Text_20_body">records which string is to be played.</text:p>
      <text:h text:style-name="P241" text:outline-level="1">Used by:</text:h>
      <text:p text:style-name="Text_20_body"><text:a xlink:type="simple" xlink:href="#id108">note</text:a> </text:p>
      <text:h text:style-name="P241" text:outline-level="1">Module:</text:h>
      <text:p text:style-name="Text_20_body">shared</text:p>
      <text:h text:style-name="P1" text:outline-level="1"><text:bookmark text:name="id613"/>tab.strings</text:h>
      <text:h text:style-name="P241" text:outline-level="1">Description:</text:h>
      <text:p text:style-name="Text_20_body">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h text:style-name="P241" text:outline-level="1"><text:soft-page-break/>Used by:</text:h>
      <text:p text:style-name="Text_20_body"><text:a xlink:type="simple" xlink:href="#id453">staffdef</text:a> </text:p>
      <text:h text:style-name="P241" text:outline-level="1">Module:</text:h>
      <text:p text:style-name="Text_20_body">shared</text:p>
      <text:h text:style-name="P1" text:outline-level="1"><text:bookmark text:name="id85"/>taktplace</text:h>
      <text:h text:style-name="P241" text:outline-level="1">Description:</text:h>
      <text:p text:style-name="Text_20_body">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h text:style-name="P241" text:outline-level="1">Used by:</text:h>
      <text:p text:style-name="Text_20_body"><text:a xlink:type="simple" xlink:href="#id66">barline</text:a>, <text:a xlink:type="simple" xlink:href="#id1156">measure</text:a>, <text:a xlink:type="simple" xlink:href="#id343">scoredef</text:a> </text:p>
      <text:h text:style-name="P241" text:outline-level="1">Module:</text:h>
      <text:p text:style-name="Text_20_body">shared</text:p>
      <text:h text:style-name="P1" text:outline-level="1"><text:bookmark text:name="id335"/>target</text:h>
      <text:h text:style-name="P241" text:outline-level="1">Description:</text:h>
      <text:p text:style-name="Text_20_body">encodes the target note when its pitch differs from the pitch at which the custos appears.</text:p>
      <text:h text:style-name="P241" text:outline-level="1">Used by:</text:h>
      <text:p text:style-name="Text_20_body"><text:a xlink:type="simple" xlink:href="#id325">custos</text:a> </text:p>
      <text:h text:style-name="P241" text:outline-level="1">Module:</text:h>
      <text:p text:style-name="Text_20_body">shared</text:p>
      <text:h text:style-name="P1" text:outline-level="1"><text:bookmark text:name="id45"/>targettype</text:h>
      <text:h text:style-name="P241" text:outline-level="1">Description:</text:h>
      <text:p text:style-name="Text_20_body">in contrast with the role attribute, allows the target resource to be characterized using any convenient classification scheme or typology.</text:p>
      <text:h text:style-name="P241"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6">measure</text:a>, <text:a xlink:type="simple" xlink:href="#id237">pb</text:a>, <text:a xlink:type="simple" xlink:href="#id1342">ptr</text:a>, <text:a xlink:type="simple" xlink:href="#id1179">rdg</text:a>, <text:a xlink:type="simple" xlink:href="#id1344">ref</text:a>, <text:a xlink:type="simple" xlink:href="#id662">section</text:a> </text:p>
      <text:h text:style-name="P241" text:outline-level="1">Module:</text:h>
      <text:p text:style-name="Text_20_body">shared</text:p>
      <text:h text:style-name="P1" text:outline-level="1"><text:bookmark text:name="id514"/><text:soft-page-break/>tempus</text:h>
      <text:h text:style-name="P241" text:outline-level="1">Description:</text:h>
      <text:p text:style-name="Text_20_body">describes the breve-semibreve relationship.</text:p>
      <text:h text:style-name="P241" text:outline-level="1">Used by:</text:h>
      <text:p text:style-name="Text_20_body"><text:a xlink:type="simple" xlink:href="#id502">mensur</text:a>, <text:a xlink:type="simple" xlink:href="#id343">scoredef</text:a>, <text:a xlink:type="simple" xlink:href="#id453">staffdef</text:a> </text:p>
      <text:h text:style-name="P241" text:outline-level="1">Module:</text:h>
      <text:p text:style-name="Text_20_body">mensural</text:p>
      <text:h text:style-name="P1" text:outline-level="1"><text:bookmark text:name="id955"/>text</text:h>
      <text:h text:style-name="P241" text:outline-level="1">Description:</text:h>
      <text:p text:style-name="Text_20_body">records any text, such as 'gliss', that accompanies the glissando mark.</text:p>
      <text:h text:style-name="P241" text:outline-level="1">Used by:</text:h>
      <text:p text:style-name="Text_20_body"><text:a xlink:type="simple" xlink:href="#id950">gliss</text:a> </text:p>
      <text:h text:style-name="P241" text:outline-level="1">Module:</text:h>
      <text:p text:style-name="Text_20_body">cmn</text:p>
      <text:h text:style-name="P1" text:outline-level="1"><text:bookmark text:name="id568"/>text.dist</text:h>
      <text:h text:style-name="P241" text:outline-level="1">Description:</text:h>
      <text:p text:style-name="Text_20_body">determines how far from the staff to render text element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475"/>text.fam</text:h>
      <text:h text:style-name="P241" text:outline-level="1">Description:</text:h>
      <text:p text:style-name="Text_20_body">provides a default value for the font family name of text (other than lyrics) when this information is not provided on the individual elements.</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text:soft-page-break/>shared</text:p>
      <text:h text:style-name="P1" text:outline-level="1"><text:bookmark text:name="id476"/>text.name</text:h>
      <text:h text:style-name="P241" text:outline-level="1">Description:</text:h>
      <text:p text:style-name="Text_20_body">provides a default value for the font name of text (other than lyrics) when this information is not provided on the individual elements.</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477"/>text.size</text:h>
      <text:h text:style-name="P241" text:outline-level="1">Description:</text:h>
      <text:p text:style-name="Text_20_body">provides a default value for the font size of text (other than lyrics) when this information is not provided on the individual elements.</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478"/>text.style</text:h>
      <text:h text:style-name="P241" text:outline-level="1">Description:</text:h>
      <text:p text:style-name="Text_20_body">provides a default value for the font style of text (other than lyrics) when this information is not provided on the individual elements.</text:p>
      <text:h text:style-name="P241" text:outline-level="1">Used by:</text:h>
      <text:p text:style-name="Text_20_body"><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479"/>text.weight</text:h>
      <text:h text:style-name="P241" text:outline-level="1">Description:</text:h>
      <text:p text:style-name="Text_20_body">provides a default value for the font weight for text (other than lyrics) when this information is not provided on the individual elements.</text:p>
      <text:h text:style-name="P241" text:outline-level="1">Used by:</text:h>
      <text:p text:style-name="Text_20_body"><text:soft-page-break/><text:a xlink:type="simple" xlink:href="#id456">layerdef</text:a>, <text:a xlink:type="simple" xlink:href="#id343">scoredef</text:a>, <text:a xlink:type="simple" xlink:href="#id453">staffdef</text:a> </text:p>
      <text:h text:style-name="P241" text:outline-level="1">Module:</text:h>
      <text:p text:style-name="Text_20_body">shared</text:p>
      <text:h text:style-name="P1" text:outline-level="1"><text:bookmark text:name="id1273"/>tie</text:h>
      <text:h text:style-name="P241" text:outline-level="1">Description:</text:h>
      <text:p text:style-name="Text_20_body">indicates that this element participates in a tie. If visual information about the tie needs to be recorded, then a &lt;tie&gt; element should be employed.</text:p>
      <text:h text:style-name="P241" text:outline-level="1">Used by:</text:h>
      <text:p text:style-name="Text_20_body"><text:a xlink:type="simple" xlink:href="#id106">chord</text:a>, <text:a xlink:type="simple" xlink:href="#id108">note</text:a> </text:p>
      <text:h text:style-name="P241" text:outline-level="1">Module:</text:h>
      <text:p text:style-name="Text_20_body">shared</text:p>
      <text:h text:style-name="P1" text:outline-level="1"><text:bookmark text:name="id605"/>tie.rend</text:h>
      <text:h text:style-name="P241" text:outline-level="1">Description:</text:h>
      <text:p text:style-name="Text_20_body">describes the appearance of ties.</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cmn</text:p>
      <text:h text:style-name="P1" text:outline-level="1"><text:bookmark text:name="id155"/>to</text:h>
      <text:h text:style-name="P241" text:outline-level="1">Description:</text:h>
      <text:p text:style-name="Text_20_body">records a timestamp adjustment of a feature's programmatically-determined location in musical terms; that is, beats.</text:p>
      <text:h text:style-name="P241" text:outline-level="1">Used by:</text:h>
      <text:p text:style-name="Text_20_body"><text:a xlink:type="simple" xlink:href="#id392">anchoredtext</text:a>, <text:a xlink:type="simple" xlink:href="#id797">arpeg</text:a>, <text:a xlink:type="simple" xlink:href="#id142">artic</text:a>, <text:a xlink:type="simple" xlink:href="#id904">bend</text:a>, <text:a xlink:type="simple" xlink:href="#id816">breath</text:a>, <text:a xlink:type="simple" xlink:href="#id106">chord</text:a>, <text:a xlink:type="simple" xlink:href="#id172">curve</text:a>, <text:a xlink:type="simple" xlink:href="#id169">dir</text:a>, <text:a xlink:type="simple" xlink:href="#id773">dynam</text:a>, <text:a xlink:type="simple" xlink:href="#id821">fermata</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201">line</text:a>, <text:a xlink:type="simple" xlink:href="#id860">mordent</text:a>, <text:a xlink:type="simple" xlink:href="#id726">mrest</text:a>, <text:a xlink:type="simple" xlink:href="#id108">note</text:a>, <text:a xlink:type="simple" xlink:href="#id849">octave</text:a>, <text:a xlink:type="simple" xlink:href="#id1017">pedal</text:a>, <text:a xlink:type="simple" xlink:href="#id782">phrase</text:a>, <text:a xlink:type="simple" xlink:href="#id1024">reh</text:a>, <text:a xlink:type="simple" xlink:href="#id873">rest</text:a>, <text:a xlink:type="simple" xlink:href="#id1121">slur</text:a>, <text:a xlink:type="simple" xlink:href="#id973">syl</text:a>, <text:a xlink:type="simple" xlink:href="#id386">symbol</text:a>, <text:a xlink:type="simple" xlink:href="#id790">tempo</text:a>, <text:a xlink:type="simple" xlink:href="#id1127">tie</text:a>, <text:a xlink:type="simple" xlink:href="#id1002">trill</text:a>, <text:a xlink:type="simple" xlink:href="#id1009">turn</text:a>, <text:a xlink:type="simple" xlink:href="#id167">verse</text:a> </text:p>
      <text:h text:style-name="P241" text:outline-level="1">Module:</text:h>
      <text:p text:style-name="Text_20_body">shared</text:p>
      <text:h text:style-name="P1" text:outline-level="1"><text:bookmark text:name="id552"/><text:soft-page-break/>trans.diat</text:h>
      <text:h text:style-name="P241" text:outline-level="1">Description:</text:h>
      <text:p text:style-name="Text_20_body">records the amount of diatonic pitch shift, e.g. C to C# = 0, C to Db = 1. Transposition requires both trans.diat and trans.semi attributes in order to distinguish the difference, for example, between a transposition from C to C# and one from C to Db.</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553"/>trans.semi</text:h>
      <text:h text:style-name="P241" text:outline-level="1">Description:</text:h>
      <text:p text:style-name="Text_20_body">contains the amount of pitch shift in semitones, C to C# = 1, C to Db = 1. Transposition requires both trans.diat and trans.semi attributes in order to distinguish the difference, for example, between a transposition from C to C# and one from C to Db.</text:p>
      <text:h text:style-name="P241" text:outline-level="1">Used by:</text:h>
      <text:p text:style-name="Text_20_body"><text:a xlink:type="simple" xlink:href="#id343">scoredef</text:a>, <text:a xlink:type="simple" xlink:href="#id453">staffdef</text:a> </text:p>
      <text:h text:style-name="P241" text:outline-level="1">Module:</text:h>
      <text:p text:style-name="Text_20_body">shared</text:p>
      <text:h text:style-name="P1" text:outline-level="1"><text:bookmark text:name="id96"/>tstamp</text:h>
      <text:h text:style-name="P241" text:outline-level="1">Description:</text:h>
      <text:p text:style-name="Text_20_body">encodes the onset time in terms of musical time, i.e., beats[.fractional beat part]</text:p>
      <text:h text:style-name="P241" text:outline-level="1">Used by:</text:h>
      <text:p text:style-name="Text_20_body"><text:a xlink:type="simple" xlink:href="#id298">annot</text:a>, <text:a xlink:type="simple" xlink:href="#id797">arpeg</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862">clefchange</text:a>, <text:a xlink:type="simple" xlink:href="#id698">cue</text:a>, <text:a xlink:type="simple" xlink:href="#id169">dir</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39">harm</text:a>, <text:a xlink:type="simple" xlink:href="#id836">harppedal</text:a>, <text:a xlink:type="simple" xlink:href="#id700">hex</text:a>, <text:a xlink:type="simple" xlink:href="#id702">marker</text:a>, <text:a xlink:type="simple" xlink:href="#id704">metatext</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869">pad</text:a>, <text:a xlink:type="simple" xlink:href="#id1017">pedal</text:a>, <text:a xlink:type="simple" xlink:href="#id782">phrase</text:a>, <text:a xlink:type="simple" xlink:href="#id710">port</text:a>, <text:a xlink:type="simple" xlink:href="#id712">prog</text:a>, <text:a xlink:type="simple" xlink:href="#id1024">reh</text:a>, <text:a xlink:type="simple" xlink:href="#id873">rest</text:a>, <text:a xlink:type="simple" xlink:href="#id714">seqnum</text:a>, <text:a xlink:type="simple" xlink:href="#id1121">slur</text:a>, <text:a xlink:type="simple" xlink:href="#id891">space</text:a>, <text:a xlink:type="simple" xlink:href="#id790">tempo</text:a>, <text:a xlink:type="simple" xlink:href="#id1127">tie</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191">uneume</text:a>, <text:a xlink:type="simple" xlink:href="#id719">vel</text:a> </text:p>
      <text:h text:style-name="P241" text:outline-level="1">Module:</text:h>
      <text:p text:style-name="Text_20_body">shared</text:p>
      <text:h text:style-name="P1" text:outline-level="1"><text:bookmark text:name="id309"/><text:soft-page-break/>tstamp.ges</text:h>
      <text:h text:style-name="P241" text:outline-level="1">Description:</text:h>
      <text:p text:style-name="Text_20_body">used to record the onset time in pulses per quarter note (ppq, MusicXML divisions, or MIDI clicks) since the start of the file.</text:p>
      <text:h text:style-name="P241" text:outline-level="1">Used by:</text:h>
      <text:p text:style-name="Text_20_body"><text:a xlink:type="simple" xlink:href="#id298">annot</text:a>, <text:a xlink:type="simple" xlink:href="#id797">arpeg</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169">dir</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39">harm</text:a>, <text:a xlink:type="simple" xlink:href="#id836">harppedal</text:a>, <text:a xlink:type="simple" xlink:href="#id1156">measure</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1024">reh</text:a>, <text:a xlink:type="simple" xlink:href="#id873">rest</text:a>, <text:a xlink:type="simple" xlink:href="#id1121">slur</text:a>, <text:a xlink:type="simple" xlink:href="#id891">space</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191">uneume</text:a> </text:p>
      <text:h text:style-name="P241" text:outline-level="1">Module:</text:h>
      <text:p text:style-name="Text_20_body">shared</text:p>
      <text:h text:style-name="P1" text:outline-level="1"><text:bookmark text:name="id310"/>tstamp.real</text:h>
      <text:h text:style-name="P241" text:outline-level="1">Description:</text:h>
      <text:p text:style-name="Text_20_body">used to record the onset time in pulses per quarter note (ppq, MusicXML divisions, or MIDI clicks) since the start of the file.</text:p>
      <text:h text:style-name="P241" text:outline-level="1">Used by:</text:h>
      <text:p text:style-name="Text_20_body"><text:a xlink:type="simple" xlink:href="#id298">annot</text:a>, <text:a xlink:type="simple" xlink:href="#id797">arpeg</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169">dir</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39">harm</text:a>, <text:a xlink:type="simple" xlink:href="#id836">harppedal</text:a>, <text:a xlink:type="simple" xlink:href="#id1156">measure</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1024">reh</text:a>, <text:a xlink:type="simple" xlink:href="#id873">rest</text:a>, <text:a xlink:type="simple" xlink:href="#id1121">slur</text:a>, <text:a xlink:type="simple" xlink:href="#id891">space</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191">uneume</text:a> </text:p>
      <text:h text:style-name="P241" text:outline-level="1">Module:</text:h>
      <text:p text:style-name="Text_20_body">shared</text:p>
      <text:h text:style-name="P1" text:outline-level="1"><text:bookmark text:name="id656"/>tune.Hz</text:h>
      <text:h text:style-name="P241" text:outline-level="1">Description:</text:h>
      <text:p text:style-name="Text_20_body">holds a value for cycles per second, i.e., Hertz, for a tuning reference pitch.</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55"/>tune.pname</text:h>
      <text:h text:style-name="P241" text:outline-level="1">Description:</text:h>
      <text:p text:style-name="Text_20_body">holds the pitch name of a tuning reference pitch.</text:p>
      <text:h text:style-name="P241" text:outline-level="1">Used by:</text:h>
      <text:p text:style-name="Text_20_body"><text:a xlink:type="simple" xlink:href="#id343">scoredef</text:a> </text:p>
      <text:h text:style-name="P241" text:outline-level="1">Module:</text:h>
      <text:p text:style-name="Text_20_body">shared</text:p>
      <text:h text:style-name="P1" text:outline-level="1"><text:bookmark text:name="id657"/>tune.temper</text:h>
      <text:h text:style-name="P241" text:outline-level="1">Description:</text:h>
      <text:p text:style-name="Text_20_body">provides a label for the tuning system, 'just', for example.</text:p>
      <text:h text:style-name="P241" text:outline-level="1">Used by:</text:h>
      <text:p text:style-name="Text_20_body"><text:a xlink:type="simple" xlink:href="#id343">scoredef</text:a> </text:p>
      <text:h text:style-name="P241" text:outline-level="1"><text:soft-page-break/>Module:</text:h>
      <text:p text:style-name="Text_20_body">shared</text:p>
      <text:h text:style-name="P1" text:outline-level="1"><text:bookmark text:name="id880"/>tuplet</text:h>
      <text:h text:style-name="P241" text:outline-level="1">Description:</text:h>
      <text:p text:style-name="Text_20_body">indicates that this feature participates in a tuplet.</text:p>
      <text:h text:style-name="P241" text:outline-level="1">Used by:</text:h>
      <text:p text:style-name="Text_20_body"><text:a xlink:type="simple" xlink:href="#id106">chord</text:a>, <text:a xlink:type="simple" xlink:href="#id108">note</text:a>, <text:a xlink:type="simple" xlink:href="#id873">rest</text:a>, <text:a xlink:type="simple" xlink:href="#id891">space</text:a> </text:p>
      <text:h text:style-name="P241" text:outline-level="1">Module:</text:h>
      <text:p text:style-name="Text_20_body">shared</text:p>
      <text:h text:style-name="P1" text:outline-level="1"><text:bookmark text:name="id179"/>type</text:h>
      <text:h text:style-name="P241" text:outline-level="1">Description:</text:h>
      <text:p text:style-name="Text_20_body">characterizes the element in some sense, using any convenient classification scheme or typology.</text:p>
      <text:h text:style-name="P241" text:outline-level="1">Used by:</text:h>
      <text:p text:style-name="Text_20_body"><text:a xlink:type="simple" xlink:href="#id211">abbr</text:a>, <text:a xlink:type="simple" xlink:href="#id30">altmeiid</text:a>, <text:a xlink:type="simple" xlink:href="#id392">anchoredtext</text:a>, <text:a xlink:type="simple" xlink:href="#id298">annot</text:a>, <text:a xlink:type="simple" xlink:href="#id220">app</text:a>, <text:a xlink:type="simple" xlink:href="#id1479">application</text:a>, <text:a xlink:type="simple" xlink:href="#id1051">corpname</text:a>, <text:a xlink:type="simple" xlink:href="#id172">curve</text:a>, <text:a xlink:type="simple" xlink:href="#id1213">damage</text:a>, <text:a xlink:type="simple" xlink:href="#id169">dir</text:a>, <text:a xlink:type="simple" xlink:href="#id229">div</text:a>, <text:a xlink:type="simple" xlink:href="#id669">ending</text:a>, <text:a xlink:type="simple" xlink:href="#id1431">eventlist</text:a>, <text:a xlink:type="simple" xlink:href="#id1248">expan</text:a>, <text:a xlink:type="simple" xlink:href="#id224">expansion</text:a>, <text:a xlink:type="simple" xlink:href="#id240">fw</text:a>, <text:a xlink:type="simple" xlink:href="#id1070">geogname</text:a>, <text:a xlink:type="simple" xlink:href="#id1107">graphic</text:a>, <text:a xlink:type="simple" xlink:href="#id1097">identifier</text:a>, <text:a xlink:type="simple" xlink:href="#id217">ineume</text:a>, <text:a xlink:type="simple" xlink:href="#id233">lb</text:a>, <text:a xlink:type="simple" xlink:href="#id222">lem</text:a>, <text:a xlink:type="simple" xlink:href="#id201">line</text:a>, <text:a xlink:type="simple" xlink:href="#id1558">mdiv</text:a>, <text:a xlink:type="simple" xlink:href="#id1156">measure</text:a>, <text:a xlink:type="simple" xlink:href="#id1039">name</text:a>, <text:a xlink:type="simple" xlink:href="#id1225">orig</text:a>, <text:a xlink:type="simple" xlink:href="#id1570">part</text:a>, <text:a xlink:type="simple" xlink:href="#id1567">parts</text:a>, <text:a xlink:type="simple" xlink:href="#id1077">periodname</text:a>, <text:a xlink:type="simple" xlink:href="#id1065">persname</text:a>, <text:a xlink:type="simple" xlink:href="#id1179">rdg</text:a>, <text:a xlink:type="simple" xlink:href="#id1074">repository</text:a>, <text:a xlink:type="simple" xlink:href="#id1231">restore</text:a>, <text:a xlink:type="simple" xlink:href="#id1561">score</text:a>, <text:a xlink:type="simple" xlink:href="#id662">section</text:a>, <text:a xlink:type="simple" xlink:href="#id1121">slur</text:a>, <text:a xlink:type="simple" xlink:href="#id1080">stylename</text:a>, <text:a xlink:type="simple" xlink:href="#id386">symbol</text:a>, <text:a xlink:type="simple" xlink:href="#id1127">tie</text:a>, <text:a xlink:type="simple" xlink:href="#id1092">title</text:a>, <text:a xlink:type="simple" xlink:href="#id1191">uneume</text:a> </text:p>
      <text:h text:style-name="P241" text:outline-level="1">Module:</text:h>
      <text:p text:style-name="Text_20_body">shared</text:p>
      <text:h text:style-name="P1" text:outline-level="1"><text:bookmark text:name="id1532"/>type</text:h>
      <text:h text:style-name="P241" text:outline-level="1">Description:</text:h>
      <text:p text:style-name="Text_20_body">specifies the kind of document to which the header is attached, that is, whether it is a corpus or an individual text.</text:p>
      <text:h text:style-name="P241" text:outline-level="1">Used by:</text:h>
      <text:p text:style-name="Text_20_body"><text:a xlink:type="simple" xlink:href="#id28">meihead</text:a> </text:p>
      <text:h text:style-name="P241" text:outline-level="1">Module:</text:h>
      <text:p text:style-name="Text_20_body">header</text:p>
      <text:h text:style-name="P1" text:outline-level="1"><text:bookmark text:name="id1544"/>ulx</text:h>
      <text:h text:style-name="P241" text:outline-level="1">Description:</text:h>
      <text:p text:style-name="Text_20_body">indicates the upper-left corner x coordinate.</text:p>
      <text:h text:style-name="P241" text:outline-level="1"><text:soft-page-break/>Used by:</text:h>
      <text:p text:style-name="Text_20_body"><text:a xlink:type="simple" xlink:href="#id1537">surface</text:a>, <text:a xlink:type="simple" xlink:href="#id1540">zone</text:a> </text:p>
      <text:h text:style-name="P241" text:outline-level="1">Module:</text:h>
      <text:p text:style-name="Text_20_body">shared</text:p>
      <text:h text:style-name="P1" text:outline-level="1"><text:bookmark text:name="id1545"/>uly</text:h>
      <text:h text:style-name="P241" text:outline-level="1">Description:</text:h>
      <text:p text:style-name="Text_20_body">indicates the upper-left corner y coordinate.</text:p>
      <text:h text:style-name="P241" text:outline-level="1">Used by:</text:h>
      <text:p text:style-name="Text_20_body"><text:a xlink:type="simple" xlink:href="#id1537">surface</text:a>, <text:a xlink:type="simple" xlink:href="#id1540">zone</text:a> </text:p>
      <text:h text:style-name="P241" text:outline-level="1">Module:</text:h>
      <text:p text:style-name="Text_20_body">shared</text:p>
      <text:h text:style-name="P1" text:outline-level="1"><text:bookmark text:name="id91"/>unit</text:h>
      <text:h text:style-name="P241" text:outline-level="1">Description:</text:h>
      <text:p text:style-name="Text_20_body">indicates the units used for a measurement, usually using the standard symbol for the desired unit.</text:p>
      <text:h text:style-name="P241" text:outline-level="1">Used by:</text:h>
      <text:p text:style-name="Text_20_body"><text:a xlink:type="simple" xlink:href="#id66">barline</text:a>, <text:a xlink:type="simple" xlink:href="#id1407">dimensions</text:a>, <text:a xlink:type="simple" xlink:href="#id1361">extent</text:a>, <text:a xlink:type="simple" xlink:href="#id1333">gap</text:a>, <text:a xlink:type="simple" xlink:href="#id1107">graphic</text:a>, <text:a xlink:type="simple" xlink:href="#id1156">measure</text:a>, <text:a xlink:type="simple" xlink:href="#id1088">num</text:a>, <text:a xlink:type="simple" xlink:href="#id1380">price</text:a>, <text:a xlink:type="simple" xlink:href="#id346">timeline</text:a>, <text:a xlink:type="simple" xlink:href="#id348">when</text:a> </text:p>
      <text:h text:style-name="P241" text:outline-level="1">Module:</text:h>
      <text:p text:style-name="Text_20_body">shared</text:p>
      <text:h text:style-name="P1" text:outline-level="1"><text:bookmark text:name="id692"/>val</text:h>
      <text:h text:style-name="P241" text:outline-level="1">Description:</text:h>
      <text:p text:style-name="Text_20_body">captures a MIDI value.</text:p>
      <text:h text:style-name="P241" text:outline-level="1">Used by:</text:h>
      <text:p text:style-name="Text_20_body"><text:a xlink:type="simple" xlink:href="#id684">cc</text:a>, <text:a xlink:type="simple" xlink:href="#id773">dynam</text:a> </text:p>
      <text:h text:style-name="P241" text:outline-level="1">Module:</text:h>
      <text:p text:style-name="Text_20_body">midi</text:p>
      <text:h text:style-name="P1" text:outline-level="1"><text:bookmark text:name="id1035"/>valign</text:h>
      <text:h text:style-name="P241" text:outline-level="1"><text:soft-page-break/>Description:</text:h>
      <text:p text:style-name="Text_20_body">specifies the vertical alignment of the element content.</text:p>
      <text:h text:style-name="P241" text:outline-level="1">Used by:</text:h>
      <text:p text:style-name="Text_20_body"><text:a xlink:type="simple" xlink:href="#id1027">rend</text:a> </text:p>
      <text:h text:style-name="P241" text:outline-level="1">Module:</text:h>
      <text:p text:style-name="Text_20_body">shared</text:p>
      <text:h text:style-name="P1" text:outline-level="1"><text:bookmark text:name="id1482"/>version</text:h>
      <text:h text:style-name="P241" text:outline-level="1">Description:</text:h>
      <text:p text:style-name="Text_20_body">supplies a version number for an application, independent of its identifier or display name.</text:p>
      <text:h text:style-name="P241" text:outline-level="1">Used by:</text:h>
      <text:p text:style-name="Text_20_body"><text:a xlink:type="simple" xlink:href="#id1479">application</text:a> </text:p>
      <text:h text:style-name="P241" text:outline-level="1">Module:</text:h>
      <text:p text:style-name="Text_20_body">header</text:p>
      <text:h text:style-name="P1" text:outline-level="1"><text:bookmark text:name="id470"/>visible</text:h>
      <text:h text:style-name="P241" text:outline-level="1">Description:</text:h>
      <text:p text:style-name="Text_20_body">indicates if a feature should be rendered when the notation is presented graphically or sounded.</text:p>
      <text:h text:style-name="P241" text:outline-level="1">Used by:</text:h>
      <text:p text:style-name="Text_20_body"><text:a xlink:type="simple" xlink:href="#id106">chord</text:a>, <text:a xlink:type="simple" xlink:href="#id678">layer</text:a>, <text:a xlink:type="simple" xlink:href="#id456">layerdef</text:a>, <text:a xlink:type="simple" xlink:href="#id726">mrest</text:a>, <text:a xlink:type="simple" xlink:href="#id752">mspace</text:a>, <text:a xlink:type="simple" xlink:href="#id108">note</text:a>, <text:a xlink:type="simple" xlink:href="#id674">staff</text:a>, <text:a xlink:type="simple" xlink:href="#id453">staffdef</text:a>, <text:a xlink:type="simple" xlink:href="#id438">staffgrp</text:a>, <text:a xlink:type="simple" xlink:href="#id1191">uneume</text:a> </text:p>
      <text:h text:style-name="P241" text:outline-level="1">Module:</text:h>
      <text:p text:style-name="Text_20_body">shared</text:p>
      <text:h text:style-name="P1" text:outline-level="1"><text:bookmark text:name="id133"/>vo</text:h>
      <text:h text:style-name="P241" text:outline-level="1">Description:</text:h>
      <text:p text:style-name="Text_20_body">records the vertical adjustment of a feature's programmatically-determined location in terms of staff interline distance; that is, units of 1/2 the distance between adjacent staves.</text:p>
      <text:h text:style-name="P241" text:outline-level="1">Used by:</text:h>
      <text:p text:style-name="Text_20_body"><text:a xlink:type="simple" xlink:href="#id111">accid</text:a>, <text:a xlink:type="simple" xlink:href="#id392">anchoredtext</text:a>, <text:a xlink:type="simple" xlink:href="#id797">arpeg</text:a>, <text:a xlink:type="simple" xlink:href="#id142">artic</text:a>, <text:a xlink:type="simple" xlink:href="#id904">bend</text:a>, <text:a xlink:type="simple" xlink:href="#id816">breath</text:a>, <text:a xlink:type="simple" xlink:href="#id172">curve</text:a>, <text:a xlink:type="simple" xlink:href="#id169">dir</text:a>, <text:a xlink:type="simple" xlink:href="#id158">dot</text:a>, <text:a xlink:type="simple" xlink:href="#id773">dynam</text:a>, <text:a xlink:type="simple" xlink:href="#id821">fermata</text:a>, <text:a xlink:type="simple" xlink:href="#id950">gliss</text:a>, <text:a xlink:type="simple" xlink:href="#id440">grpsym</text:a>, <text:a xlink:type="simple" xlink:href="#id828">hairpin</text:a>, <text:a xlink:type="simple" xlink:href="#id957">halfmrpt</text:a>, <text:a xlink:type="simple" xlink:href="#id1139">harm</text:a>, <text:a xlink:type="simple" xlink:href="#id836">harppedal</text:a>, <text:a xlink:type="simple" xlink:href="#id201">line</text:a>, <text:a xlink:type="simple" xlink:href="#id860">mordent</text:a>, <text:a xlink:type="simple" xlink:href="#id726">mrest</text:a>, <text:a xlink:type="simple" xlink:href="#id849">octave</text:a>, <text:a xlink:type="simple" xlink:href="#id1017">pedal</text:a>, <text:a xlink:type="simple" xlink:href="#id782">phrase</text:a>, <text:a xlink:type="simple" xlink:href="#id1024">reh</text:a>, <text:a xlink:type="simple" xlink:href="#id873">rest</text:a>, <text:a xlink:type="simple" xlink:href="#id1121">slur</text:a>, <text:a xlink:type="simple" xlink:href="#id973">syl</text:a>, <text:a xlink:type="simple" xlink:href="#id386">symbol</text:a>, <text:a xlink:type="simple" xlink:href="#id790">tempo</text:a>, <text:a xlink:type="simple" xlink:href="#id1127">tie</text:a>, <text:a xlink:type="simple" xlink:href="#id1002">trill</text:a>, <text:a xlink:type="simple" xlink:href="#id1009">turn</text:a>, <text:a xlink:type="simple" xlink:href="#id167">verse</text:a> </text:p>
      <text:h text:style-name="P241" text:outline-level="1">Module:</text:h>
      <text:p text:style-name="Text_20_body"><text:soft-page-break/>shared</text:p>
      <text:h text:style-name="P1" text:outline-level="1"><text:bookmark text:name="id1599"/>when</text:h>
      <text:h text:style-name="P241" text:outline-level="1">Description:</text:h>
      <text:p text:style-name="Text_20_body">indicates the point of occurrence of this feature along a timeline. Its value must be the ID of a &lt;when&gt; element.</text:p>
      <text:h text:style-name="P241" text:outline-level="1">Used by:</text:h>
      <text:p text:style-name="Text_20_body"/>
      <text:h text:style-name="P241" text:outline-level="1">Module:</text:h>
      <text:p text:style-name="Text_20_body">linkalign</text:p>
      <text:h text:style-name="P1" text:outline-level="1"><text:bookmark text:name="id93"/>width</text:h>
      <text:h text:style-name="P241" text:outline-level="1">Description:</text:h>
      <text:p text:style-name="Text_20_body">measurement of the horizontal dimension of an entity.</text:p>
      <text:h text:style-name="P241" text:outline-level="1">Used by:</text:h>
      <text:p text:style-name="Text_20_body"><text:a xlink:type="simple" xlink:href="#id66">barline</text:a>, <text:a xlink:type="simple" xlink:href="#id1107">graphic</text:a>, <text:a xlink:type="simple" xlink:href="#id1156">measure</text:a> </text:p>
      <text:h text:style-name="P241" text:outline-level="1">Module:</text:h>
      <text:p text:style-name="Text_20_body">shared</text:p>
      <text:h text:style-name="P1" text:outline-level="1"><text:bookmark text:name="id978"/>wordpos</text:h>
      <text:h text:style-name="P241" text:outline-level="1">Description:</text:h>
      <text:p text:style-name="Text_20_body">records the position of a syllable within a word.</text:p>
      <text:h text:style-name="P241" text:outline-level="1">Used by:</text:h>
      <text:p text:style-name="Text_20_body"><text:a xlink:type="simple" xlink:href="#id973">syl</text:a> </text:p>
      <text:h text:style-name="P241" text:outline-level="1">Module:</text:h>
      <text:p text:style-name="Text_20_body">shared</text:p>
      <text:h text:style-name="P1" text:outline-level="1"><text:bookmark text:name="id135"/>x</text:h>
      <text:h text:style-name="P241" text:outline-level="1">Description:</text:h>
      <text:p text:style-name="Text_20_body">encodes an x coordinate for a feature in an output coordinate system. When it is necessary to record the placement of a feature in a facsimile image, use facs attribute.</text:p>
      <text:h text:style-name="P241" text:outline-level="1">Used by:</text:h>
      <text:p text:style-name="Text_20_body"><text:soft-page-break/><text:a xlink:type="simple" xlink:href="#id111">accid</text:a>, <text:a xlink:type="simple" xlink:href="#id392">anchoredtext</text:a>, <text:a xlink:type="simple" xlink:href="#id797">arpeg</text:a>, <text:a xlink:type="simple" xlink:href="#id142">artic</text:a>, <text:a xlink:type="simple" xlink:href="#id904">bend</text:a>, <text:a xlink:type="simple" xlink:href="#id244">blockquote</text:a>, <text:a xlink:type="simple" xlink:href="#id816">breath</text:a>, <text:a xlink:type="simple" xlink:href="#id106">chord</text:a>, <text:a xlink:type="simple" xlink:href="#id172">curve</text:a>, <text:a xlink:type="simple" xlink:href="#id169">dir</text:a>, <text:a xlink:type="simple" xlink:href="#id158">dot</text:a>, <text:a xlink:type="simple" xlink:href="#id773">dynam</text:a>, <text:a xlink:type="simple" xlink:href="#id821">fermata</text:a>, <text:a xlink:type="simple" xlink:href="#id1101">fig</text:a>, <text:a xlink:type="simple" xlink:href="#id950">gliss</text:a>, <text:a xlink:type="simple" xlink:href="#id440">grpsym</text:a>, <text:a xlink:type="simple" xlink:href="#id828">hairpin</text:a>, <text:a xlink:type="simple" xlink:href="#id1139">harm</text:a>, <text:a xlink:type="simple" xlink:href="#id836">harppedal</text:a>, <text:a xlink:type="simple" xlink:href="#id253">head</text:a>, <text:a xlink:type="simple" xlink:href="#id401">keyaccid</text:a>, <text:a xlink:type="simple" xlink:href="#id287">lg</text:a>, <text:a xlink:type="simple" xlink:href="#id201">line</text:a>, <text:a xlink:type="simple" xlink:href="#id250">list</text:a>, <text:a xlink:type="simple" xlink:href="#id726">mrest</text:a>, <text:a xlink:type="simple" xlink:href="#id752">mspace</text:a>, <text:a xlink:type="simple" xlink:href="#id108">note</text:a>, <text:a xlink:type="simple" xlink:href="#id849">octave</text:a>, <text:a xlink:type="simple" xlink:href="#id262">p</text:a>, <text:a xlink:type="simple" xlink:href="#id1017">pedal</text:a>, <text:a xlink:type="simple" xlink:href="#id782">phrase</text:a>, <text:a xlink:type="simple" xlink:href="#id1024">reh</text:a>, <text:a xlink:type="simple" xlink:href="#id873">rest</text:a>, <text:a xlink:type="simple" xlink:href="#id1121">slur</text:a>, <text:a xlink:type="simple" xlink:href="#id973">syl</text:a>, <text:a xlink:type="simple" xlink:href="#id386">symbol</text:a>, <text:a xlink:type="simple" xlink:href="#id266">table</text:a>, <text:a xlink:type="simple" xlink:href="#id280">td</text:a>, <text:a xlink:type="simple" xlink:href="#id790">tempo</text:a>, <text:a xlink:type="simple" xlink:href="#id274">th</text:a>, <text:a xlink:type="simple" xlink:href="#id1127">tie</text:a>, <text:a xlink:type="simple" xlink:href="#id272">tr</text:a>, <text:a xlink:type="simple" xlink:href="#id1002">trill</text:a>, <text:a xlink:type="simple" xlink:href="#id1009">turn</text:a>, <text:a xlink:type="simple" xlink:href="#id1191">uneume</text:a>, <text:a xlink:type="simple" xlink:href="#id167">verse</text:a> </text:p>
      <text:h text:style-name="P241" text:outline-level="1">Module:</text:h>
      <text:p text:style-name="Text_20_body">shared</text:p>
      <text:h text:style-name="P1" text:outline-level="1"><text:bookmark text:name="id192"/>x2</text:h>
      <text:h text:style-name="P241" text:outline-level="1">Description:</text:h>
      <text:p text:style-name="Text_20_body">encodes the optional 2nd x coordinate.</text:p>
      <text:h text:style-name="P241" text:outline-level="1">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1">slur</text:a>, <text:a xlink:type="simple" xlink:href="#id1127">tie</text:a> </text:p>
      <text:h text:style-name="P241" text:outline-level="1">Module:</text:h>
      <text:p text:style-name="Text_20_body">shared</text:p>
      <text:h text:style-name="P1" text:outline-level="1"><text:bookmark text:name="id42"/>xlink:actuate</text:h>
      <text:h text:style-name="P241" text:outline-level="1">Description:</text:h>
      <text:p text:style-name="Text_20_body">defines whether a link occurs automatically or must be requested by the user. It is used in conjunction with the show attribute to determine link behavior.</text:p>
      <text:h text:style-name="P241"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6">measure</text:a>, <text:a xlink:type="simple" xlink:href="#id237">pb</text:a>, <text:a xlink:type="simple" xlink:href="#id1342">ptr</text:a>, <text:a xlink:type="simple" xlink:href="#id1179">rdg</text:a>, <text:a xlink:type="simple" xlink:href="#id1344">ref</text:a>, <text:a xlink:type="simple" xlink:href="#id662">section</text:a> </text:p>
      <text:h text:style-name="P241" text:outline-level="1">Module:</text:h>
      <text:p text:style-name="Text_20_body">shared</text:p>
      <text:h text:style-name="P1" text:outline-level="1"><text:bookmark text:name="id49"/>xlink:href</text:h>
      <text:h text:style-name="P241" text:outline-level="1">Description:</text:h>
      <text:p text:style-name="Text_20_body">allows the use of an previously-undeclared URI to identify an external electronic object.</text:p>
      <text:h text:style-name="P241"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1107">graphic</text:a>, <text:a xlink:type="simple" xlink:href="#id222">lem</text:a>, <text:a xlink:type="simple" xlink:href="#id1156">measure</text:a>, <text:a xlink:type="simple" xlink:href="#id237">pb</text:a>, <text:a xlink:type="simple" xlink:href="#id1179">rdg</text:a>, <text:a xlink:type="simple" xlink:href="#id662">section</text:a> </text:p>
      <text:h text:style-name="P241" text:outline-level="1">Module:</text:h>
      <text:p text:style-name="Text_20_body">shared</text:p>
      <text:h text:style-name="P1" text:outline-level="1"><text:bookmark text:name="id43"/>xlink:role</text:h>
      <text:h text:style-name="P241" text:outline-level="1">Description:</text:h>
      <text:p text:style-name="Text_20_body"><text:soft-pag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h text:style-name="P241"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6">measure</text:a>, <text:a xlink:type="simple" xlink:href="#id237">pb</text:a>, <text:a xlink:type="simple" xlink:href="#id1342">ptr</text:a>, <text:a xlink:type="simple" xlink:href="#id1179">rdg</text:a>, <text:a xlink:type="simple" xlink:href="#id1344">ref</text:a>, <text:a xlink:type="simple" xlink:href="#id662">section</text:a> </text:p>
      <text:h text:style-name="P241" text:outline-level="1">Module:</text:h>
      <text:p text:style-name="Text_20_body">shared</text:p>
      <text:h text:style-name="P1" text:outline-level="1"><text:bookmark text:name="id44"/>xlink:show</text:h>
      <text:h text:style-name="P241" text:outline-level="1">Description:</text:h>
      <text:p text:style-name="Text_20_body">defines whether a remote resource that is the target of a link appears at the point of the link, replaces the existing link, or appears in a new window.</text:p>
      <text:h text:style-name="P241"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6">measure</text:a>, <text:a xlink:type="simple" xlink:href="#id237">pb</text:a>, <text:a xlink:type="simple" xlink:href="#id1342">ptr</text:a>, <text:a xlink:type="simple" xlink:href="#id1179">rdg</text:a>, <text:a xlink:type="simple" xlink:href="#id1344">ref</text:a>, <text:a xlink:type="simple" xlink:href="#id662">section</text:a> </text:p>
      <text:h text:style-name="P241" text:outline-level="1">Module:</text:h>
      <text:p text:style-name="Text_20_body">shared</text:p>
      <text:h text:style-name="P1" text:outline-level="1"><text:bookmark text:name="id46"/>xlink:title</text:h>
      <text:h text:style-name="P241" text:outline-level="1">Description:</text:h>
      <text:p text:style-name="Text_20_body">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h text:style-name="P241"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6">measure</text:a>, <text:a xlink:type="simple" xlink:href="#id237">pb</text:a>, <text:a xlink:type="simple" xlink:href="#id1342">ptr</text:a>, <text:a xlink:type="simple" xlink:href="#id1179">rdg</text:a>, <text:a xlink:type="simple" xlink:href="#id1344">ref</text:a>, <text:a xlink:type="simple" xlink:href="#id662">section</text:a> </text:p>
      <text:h text:style-name="P241" text:outline-level="1">Module:</text:h>
      <text:p text:style-name="Text_20_body">shared</text:p>
      <text:h text:style-name="P1" text:outline-level="1"><text:bookmark text:name="id37"/>xml:id</text:h>
      <text:h text:style-name="P241" text:outline-level="1">Description:</text:h>
      <text:p text:style-name="Text_20_body">regularizes the naming of an element and thus facilitates building links between it and other resources. Each id attribute within a document must have a unique value.</text:p>
      <text:h text:style-name="P241" text:outline-level="1"><text:soft-page-break/>Used by:</text:h>
      <text:p text:style-name="Text_20_body"><text:a xlink:type="simple" xlink:href="#id211">abbr</text:a>, <text:a xlink:type="simple" xlink:href="#id1377">accessdesc</text:a>, <text:a xlink:type="simple" xlink:href="#id111">accid</text:a>, <text:a xlink:type="simple" xlink:href="#id1374">acqsource</text:a>, <text:a xlink:type="simple" xlink:href="#id214">add</text:a>, <text:a xlink:type="simple" xlink:href="#id55">address</text:a>, <text:a xlink:type="simple" xlink:href="#id57">addressline</text:a>, <text:a xlink:type="simple" xlink:href="#id30">altmeiid</text:a>, <text:a xlink:type="simple" xlink:href="#id392">anchoredtext</text:a>, <text:a xlink:type="simple" xlink:href="#id298">annot</text:a>, <text:a xlink:type="simple" xlink:href="#id220">app</text:a>, <text:a xlink:type="simple" xlink:href="#id1477">appinfo</text:a>, <text:a xlink:type="simple" xlink:href="#id1479">application</text:a>, <text:a xlink:type="simple" xlink:href="#id797">arpeg</text:a>, <text:a xlink:type="simple" xlink:href="#id142">artic</text:a>, <text:a xlink:type="simple" xlink:href="#id1371">availability</text:a>, <text:a xlink:type="simple" xlink:href="#id1582">back</text:a>, <text:a xlink:type="simple" xlink:href="#id66">barline</text:a>, <text:a xlink:type="simple" xlink:href="#id376">barr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1555">body</text:a>, <text:a xlink:type="simple" xlink:href="#id816">breath</text:a>, <text:a xlink:type="simple" xlink:href="#id935">btrem</text:a>, <text:a xlink:type="simple" xlink:href="#id269">caption</text:a>, <text:a xlink:type="simple" xlink:href="#id684">cc</text:a>, <text:a xlink:type="simple" xlink:href="#id693">chan</text:a>, <text:a xlink:type="simple" xlink:href="#id1522">change</text:a>, <text:a xlink:type="simple" xlink:href="#id1524">changedesc</text:a>, <text:a xlink:type="simple" xlink:href="#id696">chanpr</text:a>, <text:a xlink:type="simple" xlink:href="#id60">choice</text:a>, <text:a xlink:type="simple" xlink:href="#id106">chord</text:a>, <text:a xlink:type="simple" xlink:href="#id362">chorddef</text:a>, <text:a xlink:type="simple" xlink:href="#id364">chordmember</text:a>, <text:a xlink:type="simple" xlink:href="#id360">chordtable</text:a>, <text:a xlink:type="simple" xlink:href="#id1460">classcode</text:a>, <text:a xlink:type="simple" xlink:href="#id1458">classification</text:a>, <text:a xlink:type="simple" xlink:href="#id484">clef</text:a>, <text:a xlink:type="simple" xlink:href="#id862">clefchange</text:a>, <text:a xlink:type="simple" xlink:href="#id1404">condition</text:a>, <text:a xlink:type="simple" xlink:href="#id1051">corpname</text:a>, <text:a xlink:type="simple" xlink:href="#id63">corr</text:a>, <text:a xlink:type="simple" xlink:href="#id1493">correction</text:a>, <text:a xlink:type="simple" xlink:href="#id1516">creation</text:a>, <text:a xlink:type="simple" xlink:href="#id698">cue</text:a>, <text:a xlink:type="simple" xlink:href="#id172">curve</text:a>, <text:a xlink:type="simple" xlink:href="#id325">custos</text:a>, <text:a xlink:type="simple" xlink:href="#id1213">damage</text:a>, <text:a xlink:type="simple" xlink:href="#id1084">date</text:a>, <text:a xlink:type="simple" xlink:href="#id1221">del</text:a>, <text:a xlink:type="simple" xlink:href="#id1407">dimensions</text:a>, <text:a xlink:type="simple" xlink:href="#id169">dir</text:a>, <text:a xlink:type="simple" xlink:href="#id229">div</text:a>, <text:a xlink:type="simple" xlink:href="#id158">dot</text:a>, <text:a xlink:type="simple" xlink:href="#id773">dynam</text:a>, <text:a xlink:type="simple" xlink:href="#id208">edition</text:a>, <text:a xlink:type="simple" xlink:href="#id1358">editionstmt</text:a>, <text:a xlink:type="simple" xlink:href="#id1490">editorialdecl</text:a>, <text:a xlink:type="simple" xlink:href="#id1474">encodingdesc</text:a>, <text:a xlink:type="simple" xlink:href="#id669">ending</text:a>, <text:a xlink:type="simple" xlink:href="#id1433">event</text:a>, <text:a xlink:type="simple" xlink:href="#id1435">eventdesc</text:a>, <text:a xlink:type="simple" xlink:href="#id1431">eventlist</text:a>, <text:a xlink:type="simple" xlink:href="#id1410">exhibithist</text:a>, <text:a xlink:type="simple" xlink:href="#id1248">expan</text:a>, <text:a xlink:type="simple" xlink:href="#id224">expansion</text:a>, <text:a xlink:type="simple" xlink:href="#id1361">extent</text:a>, <text:a xlink:type="simple" xlink:href="#id34">extptr</text:a>, <text:a xlink:type="simple" xlink:href="#id51">extref</text:a>, <text:a xlink:type="simple" xlink:href="#id1535">facsimile</text:a>, <text:a xlink:type="simple" xlink:href="#id821">fermata</text:a>, <text:a xlink:type="simple" xlink:href="#id1101">fig</text:a>, <text:a xlink:type="simple" xlink:href="#id1103">figdesc</text:a>, <text:a xlink:type="simple" xlink:href="#id1348">filedesc</text:a>, <text:a xlink:type="simple" xlink:href="#id1364">fingerprint</text:a>, <text:a xlink:type="simple" xlink:href="#id1552">front</text:a>, <text:a xlink:type="simple" xlink:href="#id942">ftrem</text:a>, <text:a xlink:type="simple" xlink:href="#id240">fw</text:a>, <text:a xlink:type="simple" xlink:href="#id1333">gap</text:a>, <text:a xlink:type="simple" xlink:href="#id1070">geogname</text:a>, <text:a xlink:type="simple" xlink:href="#id950">gliss</text:a>, <text:a xlink:type="simple" xlink:href="#id1107">graphic</text:a>, <text:a xlink:type="simple" xlink:href="#id1578">group</text:a>, <text:a xlink:type="simple" xlink:href="#id440">grpsym</text:a>, <text:a xlink:type="simple" xlink:href="#id828">hairpin</text:a>, <text:a xlink:type="simple" xlink:href="#id957">halfmrpt</text:a>, <text:a xlink:type="simple" xlink:href="#id1415">hand</text:a>, <text:a xlink:type="simple" xlink:href="#id1413">handlist</text:a>, <text:a xlink:type="simple" xlink:href="#id1326">handshift</text:a>, <text:a xlink:type="simple" xlink:href="#id1139">harm</text:a>, <text:a xlink:type="simple" xlink:href="#id836">harppedal</text:a>, <text:a xlink:type="simple" xlink:href="#id253">head</text:a>, <text:a xlink:type="simple" xlink:href="#id700">hex</text:a>, <text:a xlink:type="simple" xlink:href="#id1097">identifier</text:a>, <text:a xlink:type="simple" xlink:href="#id217">ineume</text:a>, <text:a xlink:type="simple" xlink:href="#id1420">inscription</text:a>, <text:a xlink:type="simple" xlink:href="#id423">instrdef</text:a>, <text:a xlink:type="simple" xlink:href="#id420">instrgrp</text:a>, <text:a xlink:type="simple" xlink:href="#id1499">interpretation</text:a>, <text:a xlink:type="simple" xlink:href="#id256">item</text:a>, <text:a xlink:type="simple" xlink:href="#id401">keyaccid</text:a>, <text:a xlink:type="simple" xlink:href="#id1596">keychange</text:a>, <text:a xlink:type="simple" xlink:href="#id398">keysig</text:a>, <text:a xlink:type="simple" xlink:href="#id1462">keywords</text:a>, <text:a xlink:type="simple" xlink:href="#id290">l</text:a>, <text:a xlink:type="simple" xlink:href="#id443">label</text:a>, <text:a xlink:type="simple" xlink:href="#id1454">language</text:a>, <text:a xlink:type="simple" xlink:href="#id1452">langusage</text:a>, <text:a xlink:type="simple" xlink:href="#id678">layer</text:a>, <text:a xlink:type="simple" xlink:href="#id456">layerdef</text:a>, <text:a xlink:type="simple" xlink:href="#id233">lb</text:a>, <text:a xlink:type="simple" xlink:href="#id222">lem</text:a>, <text:a xlink:type="simple" xlink:href="#id287">lg</text:a>, <text:a xlink:type="simple" xlink:href="#id959">ligature</text:a>, <text:a xlink:type="simple" xlink:href="#id201">line</text:a>, <text:a xlink:type="simple" xlink:href="#id250">list</text:a>, <text:a xlink:type="simple" xlink:href="#id962">lyrics</text:a>, <text:a xlink:type="simple" xlink:href="#id702">marker</text:a>, <text:a xlink:type="simple" xlink:href="#id1558">mdiv</text:a>, <text:a xlink:type="simple" xlink:href="#id1156">measure</text:a>, <text:a xlink:type="simple" xlink:href="#id27">mei</text:a>, <text:a xlink:type="simple" xlink:href="#id1587">meicorpus</text:a>, <text:a xlink:type="simple" xlink:href="#id28">meihead</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533">music</text:a>, <text:a xlink:type="simple" xlink:href="#id1039">name</text:a>, <text:a xlink:type="simple" xlink:href="#id1502">normalization</text:a>, <text:a xlink:type="simple" xlink:href="#id108">note</text:a>, <text:a xlink:type="simple" xlink:href="#id706">noteoff</text:a>, <text:a xlink:type="simple" xlink:href="#id708">noteon</text:a>, <text:a xlink:type="simple" xlink:href="#id1394">notesstmt</text:a>, <text:a xlink:type="simple" xlink:href="#id1088">num</text:a>, <text:a xlink:type="simple" xlink:href="#id849">octave</text:a>, <text:a xlink:type="simple" xlink:href="#id1225">orig</text:a>, <text:a xlink:type="simple" xlink:href="#id1160">ossia</text:a>, <text:a xlink:type="simple" xlink:href="#id262">p</text:a>, <text:a xlink:type="simple" xlink:href="#id869">pad</text:a>, <text:a xlink:type="simple" xlink:href="#id1570">part</text:a>, <text:a xlink:type="simple" xlink:href="#id1567">parts</text:a>, <text:a xlink:type="simple" xlink:href="#id237">pb</text:a>, <text:a xlink:type="simple" xlink:href="#id1017">pedal</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782">phrase</text:a>, <text:a xlink:type="simple" xlink:href="#id1401">physdesc</text:a>, <text:a xlink:type="simple" xlink:href="#id1426">physloc</text:a>, <text:a xlink:type="simple" xlink:href="#id1423">physmedium</text:a>, <text:a xlink:type="simple" xlink:href="#id710">port</text:a>, <text:a xlink:type="simple" xlink:href="#id1380">price</text:a>, <text:a xlink:type="simple" xlink:href="#id1513">profiledesc</text:a>, <text:a xlink:type="simple" xlink:href="#id712">prog</text:a>, <text:a xlink:type="simple" xlink:href="#id1484">projectdesc</text:a>, <text:a xlink:type="simple" xlink:href="#id530">proport</text:a>, <text:a xlink:type="simple" xlink:href="#id1429">provenance</text:a>, <text:a xlink:type="simple" xlink:href="#id1342">ptr</text:a>, <text:a xlink:type="simple" xlink:href="#id1366">pubstmt</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352">respstmt</text:a>, <text:a xlink:type="simple" xlink:href="#id873">rest</text:a>, <text:a xlink:type="simple" xlink:href="#id1231">restore</text:a>, <text:a xlink:type="simple" xlink:href="#id1520">revisiondesc</text:a>, <text:a xlink:type="simple" xlink:href="#id1487">samplingdecl</text:a>, <text:a xlink:type="simple" xlink:href="#id323">sb</text:a>, <text:a xlink:type="simple" xlink:href="#id1561">score</text:a>, <text:a xlink:type="simple" xlink:href="#id343">scoredef</text:a>, <text:a xlink:type="simple" xlink:href="#id662">section</text:a>, <text:a xlink:type="simple" xlink:href="#id1505">segmentation</text:a>, <text:a xlink:type="simple" xlink:href="#id714">seqnum</text:a>, <text:a xlink:type="simple" xlink:href="#id1391">seriesstmt</text:a>, <text:a xlink:type="simple" xlink:href="#id1235">sic</text:a>, <text:a xlink:type="simple" xlink:href="#id1121">slur</text:a>, <text:a xlink:type="simple" xlink:href="#id1399">source</text:a>, <text:a xlink:type="simple" xlink:href="#id1397">sourcedesc</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508">stdvals</text:a>, <text:a xlink:type="simple" xlink:href="#id1080">stylename</text:a>, <text:a xlink:type="simple" xlink:href="#id1335">subst</text:a>, <text:a xlink:type="simple" xlink:href="#id1238">supplied</text:a>, <text:a xlink:type="simple" xlink:href="#id1537">surface</text:a>, <text:a xlink:type="simple" xlink:href="#id973">syl</text:a>, <text:a xlink:type="simple" xlink:href="#id969">syllable</text:a>, <text:a xlink:type="simple" xlink:href="#id386">symbol</text:a>, <text:a xlink:type="simple" xlink:href="#id384">symboldef</text:a>, <text:a xlink:type="simple" xlink:href="#id382">symboltable</text:a>, <text:a xlink:type="simple" xlink:href="#id1386">sysreq</text:a>, <text:a xlink:type="simple" xlink:href="#id266">table</text:a>, <text:a xlink:type="simple" xlink:href="#id280">td</text:a>, <text:a xlink:type="simple" xlink:href="#id790">tempo</text:a>, <text:a xlink:type="simple" xlink:href="#id1464">term</text:a>, <text:a xlink:type="simple" xlink:href="#id274">th</text:a>, <text:a xlink:type="simple" xlink:href="#id1127">tie</text:a>, <text:a xlink:type="simple" xlink:href="#id346">timeline</text:a>, <text:a xlink:type="simple" xlink:href="#id1092">title</text:a>, <text:a xlink:type="simple" xlink:href="#id1442">titlepage</text:a>, <text:a xlink:type="simple" xlink:href="#id1350">titlestmt</text:a>, <text:a xlink:type="simple" xlink:href="#id272">tr</text:a>, <text:a xlink:type="simple" xlink:href="#id1445">treatmenthist</text:a>, <text:a xlink:type="simple" xlink:href="#id1448">treatmentsched</text:a>, <text:a xlink:type="simple" xlink:href="#id1002">trill</text:a>, <text:a xlink:type="simple" xlink:href="#id717">trkname</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368">unpub</text:a>, <text:a xlink:type="simple" xlink:href="#id1383">userestrict</text:a>, <text:a xlink:type="simple" xlink:href="#id719">vel</text:a>, <text:a xlink:type="simple" xlink:href="#id167">verse</text:a>, <text:a xlink:type="simple" xlink:href="#id348">when</text:a>, <text:a xlink:type="simple" xlink:href="#id1540">zone</text:a> </text:p>
      <text:h text:style-name="P241" text:outline-level="1">Module:</text:h>
      <text:p text:style-name="Text_20_body">shared</text:p>
      <text:h text:style-name="P1" text:outline-level="1"><text:bookmark text:name="id248"/>xml:lang</text:h>
      <text:h text:style-name="P241" text:outline-level="1">Description:</text:h>
      <text:p text:style-name="Text_20_body">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h text:style-name="P241" text:outline-level="1">Used by:</text:h>
      <text:p text:style-name="Text_20_body"><text:a xlink:type="simple" xlink:href="#id211">abbr</text:a>, <text:a xlink:type="simple" xlink:href="#id1377">accessdesc</text:a>, <text:a xlink:type="simple" xlink:href="#id1374">acqsource</text:a>, <text:a xlink:type="simple" xlink:href="#id55">address</text:a>, <text:a xlink:type="simple" xlink:href="#id57">addressline</text:a>, <text:a xlink:type="simple" xlink:href="#id392">anchoredtext</text:a>, <text:a xlink:type="simple" xlink:href="#id298">annot</text:a>, <text:a xlink:type="simple" xlink:href="#id1582">back</text:a>, <text:a xlink:type="simple" xlink:href="#id204">bibl</text:a>, <text:a xlink:type="simple" xlink:href="#id244">blockquote</text:a>, <text:a xlink:type="simple" xlink:href="#id269">caption</text:a>, <text:a xlink:type="simple" xlink:href="#id1524">changedesc</text:a>, <text:a xlink:type="simple" xlink:href="#id1404">condition</text:a>, <text:a xlink:type="simple" xlink:href="#id1051">corpname</text:a>, <text:a xlink:type="simple" xlink:href="#id1493">correction</text:a>, <text:a xlink:type="simple" xlink:href="#id1516">creation</text:a>, <text:a xlink:type="simple" xlink:href="#id1084">date</text:a>, <text:a xlink:type="simple" xlink:href="#id169">dir</text:a>, <text:a xlink:type="simple" xlink:href="#id229">div</text:a>, <text:a xlink:type="simple" xlink:href="#id773">dynam</text:a>, <text:a xlink:type="simple" xlink:href="#id1358">editionstmt</text:a>, <text:a xlink:type="simple" xlink:href="#id1490">editorialdecl</text:a>, <text:a xlink:type="simple" xlink:href="#id1435">eventdesc</text:a>, <text:a xlink:type="simple" xlink:href="#id1410">exhibithist</text:a>, <text:a xlink:type="simple" xlink:href="#id1248">expan</text:a>, <text:a xlink:type="simple" xlink:href="#id51">extref</text:a>, <text:a xlink:type="simple" xlink:href="#id1103">figdesc</text:a>, <text:a xlink:type="simple" xlink:href="#id1364">fingerprint</text:a>, <text:a xlink:type="simple" xlink:href="#id1552">front</text:a>, <text:a xlink:type="simple" xlink:href="#id240">fw</text:a>, <text:a xlink:type="simple" xlink:href="#id1070">geogname</text:a>, <text:a xlink:type="simple" xlink:href="#id1415">hand</text:a>, <text:a xlink:type="simple" xlink:href="#id253">head</text:a>, <text:a xlink:type="simple" xlink:href="#id1420">inscription</text:a>, <text:a xlink:type="simple" xlink:href="#id1499">interpretation</text:a>, <text:a xlink:type="simple" xlink:href="#id290">l</text:a>, <text:a xlink:type="simple" xlink:href="#id287">lg</text:a>, <text:a xlink:type="simple" xlink:href="#id250">list</text:a>, <text:a xlink:type="simple" xlink:href="#id962">lyrics</text:a>, <text:a xlink:type="simple" xlink:href="#id28">meihead</text:a>, <text:a xlink:type="simple" xlink:href="#id1039">name</text:a>, <text:a xlink:type="simple" xlink:href="#id1502">normalization</text:a>, <text:a xlink:type="simple" xlink:href="#id1088">num</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3">physmedium</text:a>, <text:a xlink:type="simple" xlink:href="#id1484">projectdesc</text:a>, <text:a xlink:type="simple" xlink:href="#id1429">provenance</text:a>, <text:a xlink:type="simple" xlink:href="#id1344">ref</text:a>, <text:a xlink:type="simple" xlink:href="#id1027">rend</text:a>, <text:a xlink:type="simple" xlink:href="#id1074">repository</text:a>, <text:a xlink:type="simple" xlink:href="#id1487">samplingdecl</text:a>, <text:a xlink:type="simple" xlink:href="#id1505">segmentation</text:a>, <text:a xlink:type="simple" xlink:href="#id1036">stack</text:a>, <text:a xlink:type="simple" xlink:href="#id1508">stdvals</text:a>, <text:a xlink:type="simple" xlink:href="#id1080">stylename</text:a>, <text:a xlink:type="simple" xlink:href="#id1386">sysreq</text:a>, <text:a xlink:type="simple" xlink:href="#id266">table</text:a>, <text:a xlink:type="simple" xlink:href="#id280">td</text:a>, <text:a xlink:type="simple" xlink:href="#id790">tempo</text:a>, <text:a xlink:type="simple" xlink:href="#id274">th</text:a>, <text:a xlink:type="simple" xlink:href="#id1092">title</text:a>, <text:a xlink:type="simple" xlink:href="#id1442">titlepage</text:a>, <text:a xlink:type="simple" xlink:href="#id272">tr</text:a>, <text:a xlink:type="simple" xlink:href="#id167">verse</text:a> </text:p>
      <text:h text:style-name="P241" text:outline-level="1">Module:</text:h>
      <text:p text:style-name="Text_20_body">shared</text:p>
      <text:h text:style-name="P1" text:outline-level="1"><text:bookmark text:name="id136"/><text:soft-page-break/>y</text:h>
      <text:h text:style-name="P241" text:outline-level="1">Description:</text:h>
      <text:p text:style-name="Text_20_body">encodes an y coordinate for a feature in an output coordinate system. When it is necessary to record the placement of a feature in a facsimile image, use facs attribute.</text:p>
      <text:h text:style-name="P241" text:outline-level="1">Used by:</text:h>
      <text:p text:style-name="Text_20_body"><text:a xlink:type="simple" xlink:href="#id111">accid</text:a>, <text:a xlink:type="simple" xlink:href="#id392">anchoredtext</text:a>, <text:a xlink:type="simple" xlink:href="#id797">arpeg</text:a>, <text:a xlink:type="simple" xlink:href="#id142">artic</text:a>, <text:a xlink:type="simple" xlink:href="#id904">bend</text:a>, <text:a xlink:type="simple" xlink:href="#id244">blockquote</text:a>, <text:a xlink:type="simple" xlink:href="#id816">breath</text:a>, <text:a xlink:type="simple" xlink:href="#id106">chord</text:a>, <text:a xlink:type="simple" xlink:href="#id172">curve</text:a>, <text:a xlink:type="simple" xlink:href="#id169">dir</text:a>, <text:a xlink:type="simple" xlink:href="#id158">dot</text:a>, <text:a xlink:type="simple" xlink:href="#id773">dynam</text:a>, <text:a xlink:type="simple" xlink:href="#id821">fermata</text:a>, <text:a xlink:type="simple" xlink:href="#id1101">fig</text:a>, <text:a xlink:type="simple" xlink:href="#id950">gliss</text:a>, <text:a xlink:type="simple" xlink:href="#id440">grpsym</text:a>, <text:a xlink:type="simple" xlink:href="#id828">hairpin</text:a>, <text:a xlink:type="simple" xlink:href="#id1139">harm</text:a>, <text:a xlink:type="simple" xlink:href="#id836">harppedal</text:a>, <text:a xlink:type="simple" xlink:href="#id253">head</text:a>, <text:a xlink:type="simple" xlink:href="#id401">keyaccid</text:a>, <text:a xlink:type="simple" xlink:href="#id287">lg</text:a>, <text:a xlink:type="simple" xlink:href="#id201">line</text:a>, <text:a xlink:type="simple" xlink:href="#id250">list</text:a>, <text:a xlink:type="simple" xlink:href="#id726">mrest</text:a>, <text:a xlink:type="simple" xlink:href="#id752">mspace</text:a>, <text:a xlink:type="simple" xlink:href="#id108">note</text:a>, <text:a xlink:type="simple" xlink:href="#id849">octave</text:a>, <text:a xlink:type="simple" xlink:href="#id262">p</text:a>, <text:a xlink:type="simple" xlink:href="#id1017">pedal</text:a>, <text:a xlink:type="simple" xlink:href="#id782">phrase</text:a>, <text:a xlink:type="simple" xlink:href="#id1024">reh</text:a>, <text:a xlink:type="simple" xlink:href="#id873">rest</text:a>, <text:a xlink:type="simple" xlink:href="#id1121">slur</text:a>, <text:a xlink:type="simple" xlink:href="#id973">syl</text:a>, <text:a xlink:type="simple" xlink:href="#id386">symbol</text:a>, <text:a xlink:type="simple" xlink:href="#id266">table</text:a>, <text:a xlink:type="simple" xlink:href="#id280">td</text:a>, <text:a xlink:type="simple" xlink:href="#id790">tempo</text:a>, <text:a xlink:type="simple" xlink:href="#id274">th</text:a>, <text:a xlink:type="simple" xlink:href="#id1127">tie</text:a>, <text:a xlink:type="simple" xlink:href="#id272">tr</text:a>, <text:a xlink:type="simple" xlink:href="#id1002">trill</text:a>, <text:a xlink:type="simple" xlink:href="#id1009">turn</text:a>, <text:a xlink:type="simple" xlink:href="#id1191">uneume</text:a>, <text:a xlink:type="simple" xlink:href="#id167">verse</text:a> </text:p>
      <text:h text:style-name="P241" text:outline-level="1">Module:</text:h>
      <text:p text:style-name="Text_20_body">shared</text:p>
      <text:h text:style-name="P1" text:outline-level="1"><text:bookmark text:name="id193"/>y2</text:h>
      <text:h text:style-name="P241" text:outline-level="1">Description:</text:h>
      <text:p text:style-name="Text_20_body">encodes the optional 2nd y coordinate.</text:p>
      <text:h text:style-name="P241" text:outline-level="1">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1">slur</text:a>, <text:a xlink:type="simple" xlink:href="#id1127">tie</text:a> </text:p>
      <text:h text:style-name="P241" text:outline-level="1">Module:</text:h>
      <text:p text:style-name="Text_20_body">sh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206"><draw:text-box fo:min-height="0.0161in"><text:p text:style-name="Footer"><text:span text:style-name="Page_20_Number"><text:page-number text:select-page="current">94</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4-07T15:37:33.10</dc:date>
    <dc:language/>
    <meta:editing-cycles>21</meta:editing-cycles>
    <meta:editing-duration>P1DT0H11M54S</meta:editing-duration>
    <meta:document-statistic meta:table-count="0" meta:image-count="0" meta:object-count="0" meta:page-count="304" meta:paragraph-count="7871" meta:word-count="49434" meta:character-count="340501"/>
    <dc:creator>Perry Roland</dc:creator>
    <meta:user-defined meta:name="Info 1"/>
    <meta:user-defined meta:name="Info 2"/>
    <meta:user-defined meta:name="Info 3"/>
    <meta:user-defined meta:name="Info 4"/>
  </office:meta>
</office:document-meta>
</file>